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4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/>
    <style:style style:name="ce10" style:family="table-cell" style:parent-style-name="Default">
      <style:table-cell-properties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dulo" table:style-name="ta1">
        <table:table-column table:style-name="co1" table:number-columns-repeated="6" table:default-cell-style-name="ce7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mb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boTEO</text:p>
          </table:table-cell>
          <table:table-cell table:style-name="ce1"/>
          <table:table-cell office:value-type="string" calcext:value-type="string">
            <text:p>combo=comboTEO</text:p>
          </table:table-cell>
          <table:table-cell office:value-type="string" calcext:value-type="string">
            <text:p>neg.combo</text:p>
          </table:table-cell>
          <table:table-cell table:number-columns-repeated="2"/>
          <table:table-cell office:value-type="string" calcext:value-type="string">
            <text:p>MEAN COMBO</text:p>
          </table:table-cell>
          <table:table-cell office:value-type="string" calcext:value-type="string">
            <text:p>EMP_STD</text:p>
          </table:table-cell>
          <table:table-cell/>
          <table:table-cell office:value-type="string" calcext:value-type="string">
            <text:p>MEAN teor_combo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785" calcext:value-type="float">
            <text:p>785</text:p>
          </table:table-cell>
          <table:table-cell office:value-type="float" office:value="1022" calcext:value-type="float">
            <text:p>1022</text:p>
          </table:table-cell>
          <table:table-cell office:value-type="float" office:value="1278" calcext:value-type="float">
            <text:p>1278</text:p>
          </table:table-cell>
          <table:table-cell table:formula="of:=MOD(([.B2]+[.C2]+[.D2]);[.$K$18])" office:value-type="float" office:value="3085" calcext:value-type="float">
            <text:p>3085</text:p>
          </table:table-cell>
          <table:table-cell table:style-name="Default"/>
          <table:table-cell table:style-name="ce8" table:formula="of:=[.A2]=[.E2]" office:value-type="boolean" office:boolean-value="true" calcext:value-type="boolean">
            <text:p>TRUE</text:p>
          </table:table-cell>
          <table:table-cell table:style-name="ce8" table:formula="of:=[.B2]&gt;[.C2]" office:value-type="boolean" office:boolean-value="false" calcext:value-type="boolean">
            <text:p>FALSE</text:p>
          </table:table-cell>
          <table:table-cell table:number-columns-repeated="2"/>
          <table:table-cell table:formula="of:=AVERAGE([.A$1:.A$1048576])" office:value-type="float" office:value="14832.5833333333" calcext:value-type="float">
            <text:p>14832.5833333333</text:p>
          </table:table-cell>
          <table:table-cell table:formula="of:=STDEV([.A$1:.A$1048576])" office:value-type="float" office:value="9530.27254378726" calcext:value-type="float">
            <text:p>9530.27254378726</text:p>
          </table:table-cell>
          <table:table-cell/>
          <table:table-cell table:formula="of:=AVERAGE([.E$1:.E$1048576])" office:value-type="float" office:value="14832.5833333333" calcext:value-type="float">
            <text:p>14832.5833333333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26156" calcext:value-type="float">
            <text:p>26156</text:p>
          </table:table-cell>
          <table:table-cell office:value-type="float" office:value="22304" calcext:value-type="float">
            <text:p>22304</text:p>
          </table:table-cell>
          <table:table-cell office:value-type="float" office:value="23191" calcext:value-type="float">
            <text:p>23191</text:p>
          </table:table-cell>
          <table:table-cell table:formula="of:=MOD(([.B3]+[.C3]+[.D3]);[.$K$18])" office:value-type="float" office:value="6927" calcext:value-type="float">
            <text:p>6927</text:p>
          </table:table-cell>
          <table:table-cell table:style-name="Default"/>
          <table:table-cell table:style-name="ce8" table:formula="of:=[.A3]=[.E3]" office:value-type="boolean" office:boolean-value="true" calcext:value-type="boolean">
            <text:p>TRUE</text:p>
          </table:table-cell>
          <table:table-cell table:style-name="ce8" table:formula="of:=[.B3]&gt;[.C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416" calcext:value-type="float">
            <text:p>17416</text:p>
          </table:table-cell>
          <table:table-cell office:value-type="float" office:value="28754" calcext:value-type="float">
            <text:p>28754</text:p>
          </table:table-cell>
          <table:table-cell office:value-type="float" office:value="20230" calcext:value-type="float">
            <text:p>20230</text:p>
          </table:table-cell>
          <table:table-cell office:value-type="float" office:value="794" calcext:value-type="float">
            <text:p>794</text:p>
          </table:table-cell>
          <table:table-cell table:formula="of:=MOD(([.B4]+[.C4]+[.D4]);[.$K$18])" office:value-type="float" office:value="17416" calcext:value-type="float">
            <text:p>17416</text:p>
          </table:table-cell>
          <table:table-cell table:style-name="Default"/>
          <table:table-cell table:style-name="ce8" table:formula="of:=[.A4]=[.E4]" office:value-type="boolean" office:boolean-value="true" calcext:value-type="boolean">
            <text:p>TRUE</text:p>
          </table:table-cell>
          <table:table-cell table:style-name="ce8" table:formula="of:=[.B4]&gt;[.C4]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ORMEAN</text:p>
          </table:table-cell>
          <table:table-cell table:number-columns-repeated="3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5921" calcext:value-type="float">
            <text:p>15921</text:p>
          </table:table-cell>
          <table:table-cell office:value-type="float" office:value="2969" calcext:value-type="float">
            <text:p>2969</text:p>
          </table:table-cell>
          <table:table-cell office:value-type="float" office:value="17777" calcext:value-type="float">
            <text:p>17777</text:p>
          </table:table-cell>
          <table:table-cell table:formula="of:=MOD(([.B5]+[.C5]+[.D5]);[.$K$18])" office:value-type="float" office:value="4305" calcext:value-type="float">
            <text:p>4305</text:p>
          </table:table-cell>
          <table:table-cell table:style-name="Default"/>
          <table:table-cell table:style-name="ce8" table:formula="of:=[.A5]=[.E5]" office:value-type="boolean" office:boolean-value="true" calcext:value-type="boolean">
            <text:p>TRUE</text:p>
          </table:table-cell>
          <table:table-cell table:style-name="ce8" table:formula="of:=[.B5]&gt;[.C5]" office:value-type="boolean" office:boolean-value="true" calcext:value-type="boolean">
            <text:p>TRUE</text:p>
          </table:table-cell>
          <table:table-cell table:number-columns-repeated="2"/>
          <table:table-cell table:formula="of:=[.K18]/2" office:value-type="float" office:value="16181" calcext:value-type="float">
            <text:p>16181</text:p>
          </table:table-cell>
          <table:table-cell table:number-columns-repeated="3"/>
        </table:table-row>
        <table:table-row table:style-name="ro1">
          <table:table-cell office:value-type="float" office:value="19738" calcext:value-type="float">
            <text:p>19738</text:p>
          </table:table-cell>
          <table:table-cell office:value-type="float" office:value="7646" calcext:value-type="float">
            <text:p>7646</text:p>
          </table:table-cell>
          <table:table-cell office:value-type="float" office:value="21023" calcext:value-type="float">
            <text:p>21023</text:p>
          </table:table-cell>
          <table:table-cell office:value-type="float" office:value="23431" calcext:value-type="float">
            <text:p>23431</text:p>
          </table:table-cell>
          <table:table-cell table:formula="of:=MOD(([.B6]+[.C6]+[.D6]);[.$K$18])" office:value-type="float" office:value="19738" calcext:value-type="float">
            <text:p>19738</text:p>
          </table:table-cell>
          <table:table-cell table:style-name="Default"/>
          <table:table-cell table:style-name="ce8" table:formula="of:=[.A6]=[.E6]" office:value-type="boolean" office:boolean-value="true" calcext:value-type="boolean">
            <text:p>TRUE</text:p>
          </table:table-cell>
          <table:table-cell table:style-name="ce8" table:formula="of:=[.B6]&gt;[.C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29774" calcext:value-type="float">
            <text:p>29774</text:p>
          </table:table-cell>
          <table:table-cell office:value-type="float" office:value="2991" calcext:value-type="float">
            <text:p>2991</text:p>
          </table:table-cell>
          <table:table-cell office:value-type="float" office:value="23566" calcext:value-type="float">
            <text:p>23566</text:p>
          </table:table-cell>
          <table:table-cell office:value-type="float" office:value="3217" calcext:value-type="float">
            <text:p>3217</text:p>
          </table:table-cell>
          <table:table-cell table:formula="of:=MOD(([.B7]+[.C7]+[.D7]);[.$K$18])" office:value-type="float" office:value="29774" calcext:value-type="float">
            <text:p>29774</text:p>
          </table:table-cell>
          <table:table-cell table:style-name="Default"/>
          <table:table-cell table:style-name="ce8" table:formula="of:=[.A7]=[.E7]" office:value-type="boolean" office:boolean-value="true" calcext:value-type="boolean">
            <text:p>TRUE</text:p>
          </table:table-cell>
          <table:table-cell table:style-name="ce8" table:formula="of:=[.B7]&gt;[.C7]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IFFTEO-EMP</text:p>
          </table:table-cell>
          <table:table-cell table:number-columns-repeated="3"/>
        </table:table-row>
        <table:table-row table:style-name="ro1">
          <table:table-cell office:value-type="float" office:value="11879" calcext:value-type="float">
            <text:p>11879</text:p>
          </table:table-cell>
          <table:table-cell office:value-type="float" office:value="16505" calcext:value-type="float">
            <text:p>16505</text:p>
          </table:table-cell>
          <table:table-cell office:value-type="float" office:value="14120" calcext:value-type="float">
            <text:p>14120</text:p>
          </table:table-cell>
          <table:table-cell office:value-type="float" office:value="13616" calcext:value-type="float">
            <text:p>13616</text:p>
          </table:table-cell>
          <table:table-cell table:formula="of:=MOD(([.B8]+[.C8]+[.D8]);[.$K$18])" office:value-type="float" office:value="11879" calcext:value-type="float">
            <text:p>11879</text:p>
          </table:table-cell>
          <table:table-cell table:style-name="Default"/>
          <table:table-cell table:style-name="ce8" table:formula="of:=[.A8]=[.E8]" office:value-type="boolean" office:boolean-value="true" calcext:value-type="boolean">
            <text:p>TRUE</text:p>
          </table:table-cell>
          <table:table-cell table:style-name="ce8" table:formula="of:=[.B8]&gt;[.C8]" office:value-type="boolean" office:boolean-value="true" calcext:value-type="boolean">
            <text:p>TRUE</text:p>
          </table:table-cell>
          <table:table-cell table:number-columns-repeated="2"/>
          <table:table-cell table:formula="of:=[.K5]-[.K2]" office:value-type="float" office:value="1348.41666666667" calcext:value-type="float">
            <text:p>1348.41666666667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2245" calcext:value-type="float">
            <text:p>2245</text:p>
          </table:table-cell>
          <table:table-cell office:value-type="float" office:value="30992" calcext:value-type="float">
            <text:p>30992</text:p>
          </table:table-cell>
          <table:table-cell office:value-type="float" office:value="2395" calcext:value-type="float">
            <text:p>2395</text:p>
          </table:table-cell>
          <table:table-cell table:formula="of:=MOD(([.B9]+[.C9]+[.D9]);[.$K$18])" office:value-type="float" office:value="3270" calcext:value-type="float">
            <text:p>3270</text:p>
          </table:table-cell>
          <table:table-cell table:style-name="Default"/>
          <table:table-cell table:style-name="ce8" table:formula="of:=[.A9]=[.E9]" office:value-type="boolean" office:boolean-value="true" calcext:value-type="boolean">
            <text:p>TRUE</text:p>
          </table:table-cell>
          <table:table-cell table:style-name="ce8" table:formula="of:=[.B9]&gt;[.C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28835" calcext:value-type="float">
            <text:p>28835</text:p>
          </table:table-cell>
          <table:table-cell office:value-type="float" office:value="19598" calcext:value-type="float">
            <text:p>19598</text:p>
          </table:table-cell>
          <table:table-cell office:value-type="float" office:value="23520" calcext:value-type="float">
            <text:p>23520</text:p>
          </table:table-cell>
          <table:table-cell table:formula="of:=MOD(([.B10]+[.C10]+[.D10]);[.$K$18])" office:value-type="float" office:value="7229" calcext:value-type="float">
            <text:p>7229</text:p>
          </table:table-cell>
          <table:table-cell table:style-name="Default"/>
          <table:table-cell table:style-name="ce8" table:formula="of:=[.A10]=[.E10]" office:value-type="boolean" office:boolean-value="true" calcext:value-type="boolean">
            <text:p>TRUE</text:p>
          </table:table-cell>
          <table:table-cell table:style-name="ce8" table:formula="of:=[.B10]&gt;[.C1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28638" calcext:value-type="float">
            <text:p>28638</text:p>
          </table:table-cell>
          <table:table-cell office:value-type="float" office:value="5878" calcext:value-type="float">
            <text:p>5878</text:p>
          </table:table-cell>
          <table:table-cell office:value-type="float" office:value="15855" calcext:value-type="float">
            <text:p>15855</text:p>
          </table:table-cell>
          <table:table-cell table:formula="of:=MOD(([.B11]+[.C11]+[.D11]);[.$K$18])" office:value-type="float" office:value="18009" calcext:value-type="float">
            <text:p>18009</text:p>
          </table:table-cell>
          <table:table-cell table:style-name="Default"/>
          <table:table-cell table:style-name="ce8" table:formula="of:=[.A11]=[.E11]" office:value-type="boolean" office:boolean-value="true" calcext:value-type="boolean">
            <text:p>TRUE</text:p>
          </table:table-cell>
          <table:table-cell table:style-name="ce8" table:formula="of:=[.B11]&gt;[.C1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30072" calcext:value-type="float">
            <text:p>30072</text:p>
          </table:table-cell>
          <table:table-cell office:value-type="float" office:value="1559" calcext:value-type="float">
            <text:p>1559</text:p>
          </table:table-cell>
          <table:table-cell office:value-type="float" office:value="3763" calcext:value-type="float">
            <text:p>3763</text:p>
          </table:table-cell>
          <table:table-cell table:formula="of:=MOD(([.B12]+[.C12]+[.D12]);[.$K$18])" office:value-type="float" office:value="3032" calcext:value-type="float">
            <text:p>3032</text:p>
          </table:table-cell>
          <table:table-cell table:style-name="Default"/>
          <table:table-cell table:style-name="ce8" table:formula="of:=[.A12]=[.E12]" office:value-type="boolean" office:boolean-value="true" calcext:value-type="boolean">
            <text:p>TRUE</text:p>
          </table:table-cell>
          <table:table-cell table:style-name="ce8" table:formula="of:=[.B12]&gt;[.C1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666" calcext:value-type="float">
            <text:p>29666</text:p>
          </table:table-cell>
          <table:table-cell office:value-type="float" office:value="28669" calcext:value-type="float">
            <text:p>28669</text:p>
          </table:table-cell>
          <table:table-cell office:value-type="float" office:value="5525" calcext:value-type="float">
            <text:p>5525</text:p>
          </table:table-cell>
          <table:table-cell office:value-type="float" office:value="27834" calcext:value-type="float">
            <text:p>27834</text:p>
          </table:table-cell>
          <table:table-cell table:formula="of:=MOD(([.B13]+[.C13]+[.D13]);[.$K$18])" office:value-type="float" office:value="29666" calcext:value-type="float">
            <text:p>29666</text:p>
          </table:table-cell>
          <table:table-cell table:style-name="Default"/>
          <table:table-cell table:style-name="ce8" table:formula="of:=[.A13]=[.E13]" office:value-type="boolean" office:boolean-value="true" calcext:value-type="boolean">
            <text:p>TRUE</text:p>
          </table:table-cell>
          <table:table-cell table:style-name="ce8" table:formula="of:=[.B13]&gt;[.C1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float" office:value="2576" calcext:value-type="float">
            <text:p>2576</text:p>
          </table:table-cell>
          <table:table-cell office:value-type="float" office:value="13475" calcext:value-type="float">
            <text:p>13475</text:p>
          </table:table-cell>
          <table:table-cell office:value-type="float" office:value="26960" calcext:value-type="float">
            <text:p>26960</text:p>
          </table:table-cell>
          <table:table-cell table:formula="of:=MOD(([.B14]+[.C14]+[.D14]);[.$K$18])" office:value-type="float" office:value="10649" calcext:value-type="float">
            <text:p>10649</text:p>
          </table:table-cell>
          <table:table-cell table:style-name="Default"/>
          <table:table-cell table:style-name="ce8" table:formula="of:=[.A14]=[.E14]" office:value-type="boolean" office:boolean-value="true" calcext:value-type="boolean">
            <text:p>TRUE</text:p>
          </table:table-cell>
          <table:table-cell table:style-name="ce8" table:formula="of:=[.B14]&gt;[.C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3470" calcext:value-type="float">
            <text:p>13470</text:p>
          </table:table-cell>
          <table:table-cell office:value-type="float" office:value="16076" calcext:value-type="float">
            <text:p>16076</text:p>
          </table:table-cell>
          <table:table-cell office:value-type="float" office:value="276" calcext:value-type="float">
            <text:p>276</text:p>
          </table:table-cell>
          <table:table-cell office:value-type="float" office:value="29480" calcext:value-type="float">
            <text:p>29480</text:p>
          </table:table-cell>
          <table:table-cell table:formula="of:=MOD(([.B15]+[.C15]+[.D15]);[.$K$18])" office:value-type="float" office:value="13470" calcext:value-type="float">
            <text:p>13470</text:p>
          </table:table-cell>
          <table:table-cell table:style-name="Default"/>
          <table:table-cell table:style-name="ce8" table:formula="of:=[.A15]=[.E15]" office:value-type="boolean" office:boolean-value="true" calcext:value-type="boolean">
            <text:p>TRUE</text:p>
          </table:table-cell>
          <table:table-cell table:style-name="ce8" table:formula="of:=[.B15]&gt;[.C15]" office:value-type="boolean" office:boolean-value="true" calcext:value-type="boolean">
            <text:p>TRUE</text:p>
          </table:table-cell>
          <table:table-cell table:number-columns-repeated="2"/>
          <table:table-cell table:formula="of:=[.K21]/5" office:value-type="float" office:value="9.6" calcext:value-type="float">
            <text:p>9.6</text:p>
          </table:table-cell>
          <table:table-cell table:number-columns-repeated="3"/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float" office:value="31981" calcext:value-type="float">
            <text:p>31981</text:p>
          </table:table-cell>
          <table:table-cell office:value-type="float" office:value="8569" calcext:value-type="float">
            <text:p>8569</text:p>
          </table:table-cell>
          <table:table-cell office:value-type="float" office:value="7436" calcext:value-type="float">
            <text:p>7436</text:p>
          </table:table-cell>
          <table:table-cell table:formula="of:=MOD(([.B16]+[.C16]+[.D16]);[.$K$18])" office:value-type="float" office:value="15624" calcext:value-type="float">
            <text:p>15624</text:p>
          </table:table-cell>
          <table:table-cell table:style-name="Default"/>
          <table:table-cell table:style-name="ce8" table:formula="of:=[.A16]=[.E16]" office:value-type="boolean" office:boolean-value="true" calcext:value-type="boolean">
            <text:p>TRUE</text:p>
          </table:table-cell>
          <table:table-cell table:style-name="ce8" table:formula="of:=[.B16]&gt;[.C1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704" calcext:value-type="float">
            <text:p>29704</text:p>
          </table:table-cell>
          <table:table-cell office:value-type="float" office:value="4752" calcext:value-type="float">
            <text:p>4752</text:p>
          </table:table-cell>
          <table:table-cell office:value-type="float" office:value="13721" calcext:value-type="float">
            <text:p>13721</text:p>
          </table:table-cell>
          <table:table-cell office:value-type="float" office:value="11231" calcext:value-type="float">
            <text:p>11231</text:p>
          </table:table-cell>
          <table:table-cell table:formula="of:=MOD(([.B17]+[.C17]+[.D17]);[.$K$18])" office:value-type="float" office:value="29704" calcext:value-type="float">
            <text:p>29704</text:p>
          </table:table-cell>
          <table:table-cell table:style-name="Default"/>
          <table:table-cell table:style-name="ce8" table:formula="of:=[.A17]=[.E17]" office:value-type="boolean" office:boolean-value="true" calcext:value-type="boolean">
            <text:p>TRUE</text:p>
          </table:table-cell>
          <table:table-cell table:style-name="ce8" table:formula="of:=[.B17]&gt;[.C17]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_gauss</text:p>
          </table:table-cell>
          <table:table-cell table:number-columns-repeated="3"/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float" office:value="1715" calcext:value-type="float">
            <text:p>1715</text:p>
          </table:table-cell>
          <table:table-cell office:value-type="float" office:value="4465" calcext:value-type="float">
            <text:p>4465</text:p>
          </table:table-cell>
          <table:table-cell office:value-type="float" office:value="11952" calcext:value-type="float">
            <text:p>11952</text:p>
          </table:table-cell>
          <table:table-cell table:formula="of:=MOD(([.B18]+[.C18]+[.D18]);[.$K$18])" office:value-type="float" office:value="18132" calcext:value-type="float">
            <text:p>18132</text:p>
          </table:table-cell>
          <table:table-cell table:style-name="Default"/>
          <table:table-cell table:style-name="ce8" table:formula="of:=[.A18]=[.E18]" office:value-type="boolean" office:boolean-value="true" calcext:value-type="boolean">
            <text:p>TRUE</text:p>
          </table:table-cell>
          <table:table-cell table:style-name="ce8" table:formula="of:=[.B18]&gt;[.C1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2362" calcext:value-type="float">
            <text:p>32362</text:p>
          </table:table-cell>
          <table:table-cell table:number-columns-repeated="3"/>
        </table:table-row>
        <table:table-row table:style-name="ro1">
          <table:table-cell office:value-type="float" office:value="14702" calcext:value-type="float">
            <text:p>14702</text:p>
          </table:table-cell>
          <table:table-cell office:value-type="float" office:value="10351" calcext:value-type="float">
            <text:p>10351</text:p>
          </table:table-cell>
          <table:table-cell office:value-type="float" office:value="17350" calcext:value-type="float">
            <text:p>17350</text:p>
          </table:table-cell>
          <table:table-cell office:value-type="float" office:value="19363" calcext:value-type="float">
            <text:p>19363</text:p>
          </table:table-cell>
          <table:table-cell table:formula="of:=MOD(([.B19]+[.C19]+[.D19]);[.$K$18])" office:value-type="float" office:value="14702" calcext:value-type="float">
            <text:p>14702</text:p>
          </table:table-cell>
          <table:table-cell table:style-name="Default"/>
          <table:table-cell table:style-name="ce8" table:formula="of:=[.A19]=[.E19]" office:value-type="boolean" office:boolean-value="true" calcext:value-type="boolean">
            <text:p>TRUE</text:p>
          </table:table-cell>
          <table:table-cell table:style-name="ce8" table:formula="of:=[.B19]&gt;[.C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28306" calcext:value-type="float">
            <text:p>28306</text:p>
          </table:table-cell>
          <table:table-cell office:value-type="float" office:value="6957" calcext:value-type="float">
            <text:p>6957</text:p>
          </table:table-cell>
          <table:table-cell office:value-type="float" office:value="26667" calcext:value-type="float">
            <text:p>26667</text:p>
          </table:table-cell>
          <table:table-cell office:value-type="float" office:value="27044" calcext:value-type="float">
            <text:p>27044</text:p>
          </table:table-cell>
          <table:table-cell table:formula="of:=MOD(([.B20]+[.C20]+[.D20]);[.$K$18])" office:value-type="float" office:value="28306" calcext:value-type="float">
            <text:p>28306</text:p>
          </table:table-cell>
          <table:table-cell table:style-name="Default"/>
          <table:table-cell table:style-name="ce8" table:formula="of:=[.A20]=[.E20]" office:value-type="boolean" office:boolean-value="true" calcext:value-type="boolean">
            <text:p>TRUE</text:p>
          </table:table-cell>
          <table:table-cell table:style-name="ce8" table:formula="of:=[.B20]&gt;[.C20]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UNTUNI</text:p>
          </table:table-cell>
          <table:table-cell table:number-columns-repeated="3"/>
        </table:table-row>
        <table:table-row table:style-name="ro1">
          <table:table-cell office:value-type="float" office:value="24347" calcext:value-type="float">
            <text:p>24347</text:p>
          </table:table-cell>
          <table:table-cell office:value-type="float" office:value="24270" calcext:value-type="float">
            <text:p>24270</text:p>
          </table:table-cell>
          <table:table-cell office:value-type="float" office:value="22688" calcext:value-type="float">
            <text:p>22688</text:p>
          </table:table-cell>
          <table:table-cell office:value-type="float" office:value="9751" calcext:value-type="float">
            <text:p>9751</text:p>
          </table:table-cell>
          <table:table-cell table:formula="of:=MOD(([.B21]+[.C21]+[.D21]);[.$K$18])" office:value-type="float" office:value="24347" calcext:value-type="float">
            <text:p>24347</text:p>
          </table:table-cell>
          <table:table-cell table:style-name="Default"/>
          <table:table-cell table:style-name="ce8" table:formula="of:=[.A21]=[.E21]" office:value-type="boolean" office:boolean-value="true" calcext:value-type="boolean">
            <text:p>TRUE</text:p>
          </table:table-cell>
          <table:table-cell table:style-name="ce8" table:formula="of:=[.B21]&gt;[.C21]" office:value-type="boolean" office:boolean-value="true" calcext:value-type="boolean">
            <text:p>TRUE</text:p>
          </table:table-cell>
          <table:table-cell table:number-columns-repeated="2"/>
          <table:table-cell table:formula="of:=COUNT([.A$1:.A$1048576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23919" calcext:value-type="float">
            <text:p>23919</text:p>
          </table:table-cell>
          <table:table-cell office:value-type="float" office:value="12840" calcext:value-type="float">
            <text:p>12840</text:p>
          </table:table-cell>
          <table:table-cell office:value-type="float" office:value="23391" calcext:value-type="float">
            <text:p>23391</text:p>
          </table:table-cell>
          <table:table-cell table:formula="of:=MOD(([.B22]+[.C22]+[.D22]);[.$K$18])" office:value-type="float" office:value="27788" calcext:value-type="float">
            <text:p>27788</text:p>
          </table:table-cell>
          <table:table-cell table:style-name="Default"/>
          <table:table-cell table:style-name="ce8" table:formula="of:=[.A22]=[.E22]" office:value-type="boolean" office:boolean-value="true" calcext:value-type="boolean">
            <text:p>TRUE</text:p>
          </table:table-cell>
          <table:table-cell table:style-name="ce8" table:formula="of:=[.B22]&gt;[.C2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75" calcext:value-type="float">
            <text:p>1175</text:p>
          </table:table-cell>
          <table:table-cell office:value-type="float" office:value="2747" calcext:value-type="float">
            <text:p>2747</text:p>
          </table:table-cell>
          <table:table-cell office:value-type="float" office:value="29194" calcext:value-type="float">
            <text:p>29194</text:p>
          </table:table-cell>
          <table:table-cell table:formula="of:=MOD(([.B23]+[.C23]+[.D23]);[.$K$18])" office:value-type="float" office:value="754" calcext:value-type="float">
            <text:p>754</text:p>
          </table:table-cell>
          <table:table-cell table:style-name="Default"/>
          <table:table-cell table:style-name="ce8" table:formula="of:=[.A23]=[.E23]" office:value-type="boolean" office:boolean-value="true" calcext:value-type="boolean">
            <text:p>TRUE</text:p>
          </table:table-cell>
          <table:table-cell table:style-name="ce8" table:formula="of:=[.B23]&gt;[.C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22660" calcext:value-type="float">
            <text:p>22660</text:p>
          </table:table-cell>
          <table:table-cell office:value-type="float" office:value="20338" calcext:value-type="float">
            <text:p>20338</text:p>
          </table:table-cell>
          <table:table-cell office:value-type="float" office:value="30138" calcext:value-type="float">
            <text:p>30138</text:p>
          </table:table-cell>
          <table:table-cell table:formula="of:=MOD(([.B24]+[.C24]+[.D24]);[.$K$18])" office:value-type="float" office:value="8412" calcext:value-type="float">
            <text:p>8412</text:p>
          </table:table-cell>
          <table:table-cell table:style-name="Default"/>
          <table:table-cell table:style-name="ce8" table:formula="of:=[.A24]=[.E24]" office:value-type="boolean" office:boolean-value="true" calcext:value-type="boolean">
            <text:p>TRUE</text:p>
          </table:table-cell>
          <table:table-cell table:style-name="ce8" table:formula="of:=[.B24]&gt;[.C2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329" calcext:value-type="float">
            <text:p>22329</text:p>
          </table:table-cell>
          <table:table-cell office:value-type="float" office:value="30053" calcext:value-type="float">
            <text:p>30053</text:p>
          </table:table-cell>
          <table:table-cell office:value-type="float" office:value="18737" calcext:value-type="float">
            <text:p>18737</text:p>
          </table:table-cell>
          <table:table-cell office:value-type="float" office:value="5901" calcext:value-type="float">
            <text:p>5901</text:p>
          </table:table-cell>
          <table:table-cell table:formula="of:=MOD(([.B25]+[.C25]+[.D25]);[.$K$18])" office:value-type="float" office:value="22329" calcext:value-type="float">
            <text:p>22329</text:p>
          </table:table-cell>
          <table:table-cell table:style-name="Default"/>
          <table:table-cell table:style-name="ce8" table:formula="of:=[.A25]=[.E25]" office:value-type="boolean" office:boolean-value="true" calcext:value-type="boolean">
            <text:p>TRUE</text:p>
          </table:table-cell>
          <table:table-cell table:style-name="ce8" table:formula="of:=[.B25]&gt;[.C2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float" office:value="25686" calcext:value-type="float">
            <text:p>25686</text:p>
          </table:table-cell>
          <table:table-cell office:value-type="float" office:value="7080" calcext:value-type="float">
            <text:p>7080</text:p>
          </table:table-cell>
          <table:table-cell office:value-type="float" office:value="14860" calcext:value-type="float">
            <text:p>14860</text:p>
          </table:table-cell>
          <table:table-cell table:formula="of:=MOD(([.B26]+[.C26]+[.D26]);[.$K$18])" office:value-type="float" office:value="15264" calcext:value-type="float">
            <text:p>15264</text:p>
          </table:table-cell>
          <table:table-cell table:style-name="Default"/>
          <table:table-cell table:style-name="ce8" table:formula="of:=[.A26]=[.E26]" office:value-type="boolean" office:boolean-value="true" calcext:value-type="boolean">
            <text:p>TRUE</text:p>
          </table:table-cell>
          <table:table-cell table:style-name="ce8" table:formula="of:=[.B26]&gt;[.C2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502" calcext:value-type="float">
            <text:p>26502</text:p>
          </table:table-cell>
          <table:table-cell office:value-type="float" office:value="19690" calcext:value-type="float">
            <text:p>19690</text:p>
          </table:table-cell>
          <table:table-cell office:value-type="float" office:value="18416" calcext:value-type="float">
            <text:p>18416</text:p>
          </table:table-cell>
          <table:table-cell office:value-type="float" office:value="20758" calcext:value-type="float">
            <text:p>20758</text:p>
          </table:table-cell>
          <table:table-cell table:formula="of:=MOD(([.B27]+[.C27]+[.D27]);[.$K$18])" office:value-type="float" office:value="26502" calcext:value-type="float">
            <text:p>26502</text:p>
          </table:table-cell>
          <table:table-cell table:style-name="Default"/>
          <table:table-cell table:style-name="ce8" table:formula="of:=[.A27]=[.E27]" office:value-type="boolean" office:boolean-value="true" calcext:value-type="boolean">
            <text:p>TRUE</text:p>
          </table:table-cell>
          <table:table-cell table:style-name="ce8" table:formula="of:=[.B27]&gt;[.C2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686" calcext:value-type="float">
            <text:p>11686</text:p>
          </table:table-cell>
          <table:table-cell office:value-type="float" office:value="16845" calcext:value-type="float">
            <text:p>16845</text:p>
          </table:table-cell>
          <table:table-cell office:value-type="float" office:value="23668" calcext:value-type="float">
            <text:p>23668</text:p>
          </table:table-cell>
          <table:table-cell office:value-type="float" office:value="3535" calcext:value-type="float">
            <text:p>3535</text:p>
          </table:table-cell>
          <table:table-cell table:formula="of:=MOD(([.B28]+[.C28]+[.D28]);[.$K$18])" office:value-type="float" office:value="11686" calcext:value-type="float">
            <text:p>11686</text:p>
          </table:table-cell>
          <table:table-cell table:style-name="Default"/>
          <table:table-cell table:style-name="ce8" table:formula="of:=[.A28]=[.E28]" office:value-type="boolean" office:boolean-value="true" calcext:value-type="boolean">
            <text:p>TRUE</text:p>
          </table:table-cell>
          <table:table-cell table:style-name="ce8" table:formula="of:=[.B28]&gt;[.C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float" office:value="23262" calcext:value-type="float">
            <text:p>23262</text:p>
          </table:table-cell>
          <table:table-cell office:value-type="float" office:value="29012" calcext:value-type="float">
            <text:p>29012</text:p>
          </table:table-cell>
          <table:table-cell office:value-type="float" office:value="27115" calcext:value-type="float">
            <text:p>27115</text:p>
          </table:table-cell>
          <table:table-cell table:formula="of:=MOD(([.B29]+[.C29]+[.D29]);[.$K$18])" office:value-type="float" office:value="14665" calcext:value-type="float">
            <text:p>14665</text:p>
          </table:table-cell>
          <table:table-cell table:style-name="Default"/>
          <table:table-cell table:style-name="ce8" table:formula="of:=[.A29]=[.E29]" office:value-type="boolean" office:boolean-value="true" calcext:value-type="boolean">
            <text:p>TRUE</text:p>
          </table:table-cell>
          <table:table-cell table:style-name="ce8" table:formula="of:=[.B29]&gt;[.C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27478" calcext:value-type="float">
            <text:p>27478</text:p>
          </table:table-cell>
          <table:table-cell office:value-type="float" office:value="16061" calcext:value-type="float">
            <text:p>16061</text:p>
          </table:table-cell>
          <table:table-cell office:value-type="float" office:value="19833" calcext:value-type="float">
            <text:p>19833</text:p>
          </table:table-cell>
          <table:table-cell table:formula="of:=MOD(([.B30]+[.C30]+[.D30]);[.$K$18])" office:value-type="float" office:value="31010" calcext:value-type="float">
            <text:p>31010</text:p>
          </table:table-cell>
          <table:table-cell table:style-name="Default"/>
          <table:table-cell table:style-name="ce8" table:formula="of:=[.A30]=[.E30]" office:value-type="boolean" office:boolean-value="true" calcext:value-type="boolean">
            <text:p>TRUE</text:p>
          </table:table-cell>
          <table:table-cell table:style-name="ce8" table:formula="of:=[.B30]&gt;[.C3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9767" calcext:value-type="float">
            <text:p>9767</text:p>
          </table:table-cell>
          <table:table-cell office:value-type="float" office:value="28835" calcext:value-type="float">
            <text:p>28835</text:p>
          </table:table-cell>
          <table:table-cell office:value-type="float" office:value="30470" calcext:value-type="float">
            <text:p>30470</text:p>
          </table:table-cell>
          <table:table-cell table:formula="of:=MOD(([.B31]+[.C31]+[.D31]);[.$K$18])" office:value-type="float" office:value="4348" calcext:value-type="float">
            <text:p>4348</text:p>
          </table:table-cell>
          <table:table-cell table:style-name="Default"/>
          <table:table-cell table:style-name="ce8" table:formula="of:=[.A31]=[.E31]" office:value-type="boolean" office:boolean-value="true" calcext:value-type="boolean">
            <text:p>TRUE</text:p>
          </table:table-cell>
          <table:table-cell table:style-name="ce8" table:formula="of:=[.B31]&gt;[.C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float" office:value="12358" calcext:value-type="float">
            <text:p>12358</text:p>
          </table:table-cell>
          <table:table-cell office:value-type="float" office:value="21946" calcext:value-type="float">
            <text:p>21946</text:p>
          </table:table-cell>
          <table:table-cell office:value-type="float" office:value="21388" calcext:value-type="float">
            <text:p>21388</text:p>
          </table:table-cell>
          <table:table-cell table:formula="of:=MOD(([.B32]+[.C32]+[.D32]);[.$K$18])" office:value-type="float" office:value="23330" calcext:value-type="float">
            <text:p>23330</text:p>
          </table:table-cell>
          <table:table-cell table:style-name="Default"/>
          <table:table-cell table:style-name="ce8" table:formula="of:=[.A32]=[.E32]" office:value-type="boolean" office:boolean-value="true" calcext:value-type="boolean">
            <text:p>TRUE</text:p>
          </table:table-cell>
          <table:table-cell table:style-name="ce8" table:formula="of:=[.B32]&gt;[.C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27162" calcext:value-type="float">
            <text:p>27162</text:p>
          </table:table-cell>
          <table:table-cell office:value-type="float" office:value="30789" calcext:value-type="float">
            <text:p>30789</text:p>
          </table:table-cell>
          <table:table-cell office:value-type="float" office:value="31416" calcext:value-type="float">
            <text:p>31416</text:p>
          </table:table-cell>
          <table:table-cell office:value-type="float" office:value="29681" calcext:value-type="float">
            <text:p>29681</text:p>
          </table:table-cell>
          <table:table-cell table:formula="of:=MOD(([.B33]+[.C33]+[.D33]);[.$K$18])" office:value-type="float" office:value="27162" calcext:value-type="float">
            <text:p>27162</text:p>
          </table:table-cell>
          <table:table-cell table:style-name="Default"/>
          <table:table-cell table:style-name="ce8" table:formula="of:=[.A33]=[.E33]" office:value-type="boolean" office:boolean-value="true" calcext:value-type="boolean">
            <text:p>TRUE</text:p>
          </table:table-cell>
          <table:table-cell table:style-name="ce8" table:formula="of:=[.B33]&gt;[.C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1786" calcext:value-type="float">
            <text:p>11786</text:p>
          </table:table-cell>
          <table:table-cell office:value-type="float" office:value="18048" calcext:value-type="float">
            <text:p>18048</text:p>
          </table:table-cell>
          <table:table-cell office:value-type="float" office:value="4321" calcext:value-type="float">
            <text:p>4321</text:p>
          </table:table-cell>
          <table:table-cell table:formula="of:=MOD(([.B34]+[.C34]+[.D34]);[.$K$18])" office:value-type="float" office:value="1793" calcext:value-type="float">
            <text:p>1793</text:p>
          </table:table-cell>
          <table:table-cell table:style-name="Default"/>
          <table:table-cell table:style-name="ce8" table:formula="of:=[.A34]=[.E34]" office:value-type="boolean" office:boolean-value="true" calcext:value-type="boolean">
            <text:p>TRUE</text:p>
          </table:table-cell>
          <table:table-cell table:style-name="ce8" table:formula="of:=[.B34]&gt;[.C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9477" calcext:value-type="float">
            <text:p>19477</text:p>
          </table:table-cell>
          <table:table-cell office:value-type="float" office:value="5711" calcext:value-type="float">
            <text:p>5711</text:p>
          </table:table-cell>
          <table:table-cell office:value-type="float" office:value="1667" calcext:value-type="float">
            <text:p>1667</text:p>
          </table:table-cell>
          <table:table-cell office:value-type="float" office:value="12099" calcext:value-type="float">
            <text:p>12099</text:p>
          </table:table-cell>
          <table:table-cell table:formula="of:=MOD(([.B35]+[.C35]+[.D35]);[.$K$18])" office:value-type="float" office:value="19477" calcext:value-type="float">
            <text:p>19477</text:p>
          </table:table-cell>
          <table:table-cell table:style-name="Default"/>
          <table:table-cell table:style-name="ce8" table:formula="of:=[.A35]=[.E35]" office:value-type="boolean" office:boolean-value="true" calcext:value-type="boolean">
            <text:p>TRUE</text:p>
          </table:table-cell>
          <table:table-cell table:style-name="ce8" table:formula="of:=[.B35]&gt;[.C3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float" office:value="22826" calcext:value-type="float">
            <text:p>22826</text:p>
          </table:table-cell>
          <table:table-cell office:value-type="float" office:value="21293" calcext:value-type="float">
            <text:p>21293</text:p>
          </table:table-cell>
          <table:table-cell office:value-type="float" office:value="8580" calcext:value-type="float">
            <text:p>8580</text:p>
          </table:table-cell>
          <table:table-cell table:formula="of:=MOD(([.B36]+[.C36]+[.D36]);[.$K$18])" office:value-type="float" office:value="20337" calcext:value-type="float">
            <text:p>20337</text:p>
          </table:table-cell>
          <table:table-cell table:style-name="Default"/>
          <table:table-cell table:style-name="ce8" table:formula="of:=[.A36]=[.E36]" office:value-type="boolean" office:boolean-value="true" calcext:value-type="boolean">
            <text:p>TRUE</text:p>
          </table:table-cell>
          <table:table-cell table:style-name="ce8" table:formula="of:=[.B36]&gt;[.C3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23752" calcext:value-type="float">
            <text:p>23752</text:p>
          </table:table-cell>
          <table:table-cell office:value-type="float" office:value="31259" calcext:value-type="float">
            <text:p>31259</text:p>
          </table:table-cell>
          <table:table-cell office:value-type="float" office:value="15394" calcext:value-type="float">
            <text:p>15394</text:p>
          </table:table-cell>
          <table:table-cell table:formula="of:=MOD(([.B37]+[.C37]+[.D37]);[.$K$18])" office:value-type="float" office:value="5681" calcext:value-type="float">
            <text:p>5681</text:p>
          </table:table-cell>
          <table:table-cell table:style-name="Default"/>
          <table:table-cell table:style-name="ce8" table:formula="of:=[.A37]=[.E37]" office:value-type="boolean" office:boolean-value="true" calcext:value-type="boolean">
            <text:p>TRUE</text:p>
          </table:table-cell>
          <table:table-cell table:style-name="ce8" table:formula="of:=[.B37]&gt;[.C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7319" calcext:value-type="float">
            <text:p>7319</text:p>
          </table:table-cell>
          <table:table-cell office:value-type="float" office:value="26853" calcext:value-type="float">
            <text:p>26853</text:p>
          </table:table-cell>
          <table:table-cell office:value-type="float" office:value="1615" calcext:value-type="float">
            <text:p>1615</text:p>
          </table:table-cell>
          <table:table-cell table:formula="of:=MOD(([.B38]+[.C38]+[.D38]);[.$K$18])" office:value-type="float" office:value="3425" calcext:value-type="float">
            <text:p>3425</text:p>
          </table:table-cell>
          <table:table-cell table:style-name="Default"/>
          <table:table-cell table:style-name="ce8" table:formula="of:=[.A38]=[.E38]" office:value-type="boolean" office:boolean-value="true" calcext:value-type="boolean">
            <text:p>TRUE</text:p>
          </table:table-cell>
          <table:table-cell table:style-name="ce8" table:formula="of:=[.B38]&gt;[.C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16378" calcext:value-type="float">
            <text:p>16378</text:p>
          </table:table-cell>
          <table:table-cell office:value-type="float" office:value="18117" calcext:value-type="float">
            <text:p>18117</text:p>
          </table:table-cell>
          <table:table-cell office:value-type="float" office:value="7731" calcext:value-type="float">
            <text:p>7731</text:p>
          </table:table-cell>
          <table:table-cell table:formula="of:=MOD(([.B39]+[.C39]+[.D39]);[.$K$18])" office:value-type="float" office:value="9864" calcext:value-type="float">
            <text:p>9864</text:p>
          </table:table-cell>
          <table:table-cell table:style-name="Default"/>
          <table:table-cell table:style-name="ce8" table:formula="of:=[.A39]=[.E39]" office:value-type="boolean" office:boolean-value="true" calcext:value-type="boolean">
            <text:p>TRUE</text:p>
          </table:table-cell>
          <table:table-cell table:style-name="ce8" table:formula="of:=[.B39]&gt;[.C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float" office:value="14669" calcext:value-type="float">
            <text:p>14669</text:p>
          </table:table-cell>
          <table:table-cell office:value-type="float" office:value="11741" calcext:value-type="float">
            <text:p>11741</text:p>
          </table:table-cell>
          <table:table-cell office:value-type="float" office:value="21464" calcext:value-type="float">
            <text:p>21464</text:p>
          </table:table-cell>
          <table:table-cell table:formula="of:=MOD(([.B40]+[.C40]+[.D40]);[.$K$18])" office:value-type="float" office:value="15512" calcext:value-type="float">
            <text:p>15512</text:p>
          </table:table-cell>
          <table:table-cell table:style-name="Default"/>
          <table:table-cell table:style-name="ce8" table:formula="of:=[.A40]=[.E40]" office:value-type="boolean" office:boolean-value="true" calcext:value-type="boolean">
            <text:p>TRUE</text:p>
          </table:table-cell>
          <table:table-cell table:style-name="ce8" table:formula="of:=[.B40]&gt;[.C4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float" office:value="5260" calcext:value-type="float">
            <text:p>5260</text:p>
          </table:table-cell>
          <table:table-cell office:value-type="float" office:value="928" calcext:value-type="float">
            <text:p>928</text:p>
          </table:table-cell>
          <table:table-cell office:value-type="float" office:value="8816" calcext:value-type="float">
            <text:p>8816</text:p>
          </table:table-cell>
          <table:table-cell table:formula="of:=MOD(([.B41]+[.C41]+[.D41]);[.$K$18])" office:value-type="float" office:value="15004" calcext:value-type="float">
            <text:p>15004</text:p>
          </table:table-cell>
          <table:table-cell table:style-name="Default"/>
          <table:table-cell table:style-name="ce8" table:formula="of:=[.A41]=[.E41]" office:value-type="boolean" office:boolean-value="true" calcext:value-type="boolean">
            <text:p>TRUE</text:p>
          </table:table-cell>
          <table:table-cell table:style-name="ce8" table:formula="of:=[.B41]&gt;[.C4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16745" calcext:value-type="float">
            <text:p>16745</text:p>
          </table:table-cell>
          <table:table-cell office:value-type="float" office:value="8580" calcext:value-type="float">
            <text:p>8580</text:p>
          </table:table-cell>
          <table:table-cell office:value-type="float" office:value="17249" calcext:value-type="float">
            <text:p>17249</text:p>
          </table:table-cell>
          <table:table-cell table:formula="of:=MOD(([.B42]+[.C42]+[.D42]);[.$K$18])" office:value-type="float" office:value="10212" calcext:value-type="float">
            <text:p>10212</text:p>
          </table:table-cell>
          <table:table-cell table:style-name="Default"/>
          <table:table-cell table:style-name="ce8" table:formula="of:=[.A42]=[.E42]" office:value-type="boolean" office:boolean-value="true" calcext:value-type="boolean">
            <text:p>TRUE</text:p>
          </table:table-cell>
          <table:table-cell table:style-name="ce8" table:formula="of:=[.B42]&gt;[.C4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7562" calcext:value-type="float">
            <text:p>7562</text:p>
          </table:table-cell>
          <table:table-cell office:value-type="float" office:value="15327" calcext:value-type="float">
            <text:p>15327</text:p>
          </table:table-cell>
          <table:table-cell office:value-type="float" office:value="11769" calcext:value-type="float">
            <text:p>11769</text:p>
          </table:table-cell>
          <table:table-cell table:formula="of:=MOD(([.B43]+[.C43]+[.D43]);[.$K$18])" office:value-type="float" office:value="2296" calcext:value-type="float">
            <text:p>2296</text:p>
          </table:table-cell>
          <table:table-cell table:style-name="Default"/>
          <table:table-cell table:style-name="ce8" table:formula="of:=[.A43]=[.E43]" office:value-type="boolean" office:boolean-value="true" calcext:value-type="boolean">
            <text:p>TRUE</text:p>
          </table:table-cell>
          <table:table-cell table:style-name="ce8" table:formula="of:=[.B43]&gt;[.C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31690" calcext:value-type="float">
            <text:p>31690</text:p>
          </table:table-cell>
          <table:table-cell office:value-type="float" office:value="22166" calcext:value-type="float">
            <text:p>22166</text:p>
          </table:table-cell>
          <table:table-cell office:value-type="float" office:value="16852" calcext:value-type="float">
            <text:p>16852</text:p>
          </table:table-cell>
          <table:table-cell office:value-type="float" office:value="25034" calcext:value-type="float">
            <text:p>25034</text:p>
          </table:table-cell>
          <table:table-cell table:formula="of:=MOD(([.B44]+[.C44]+[.D44]);[.$K$18])" office:value-type="float" office:value="31690" calcext:value-type="float">
            <text:p>31690</text:p>
          </table:table-cell>
          <table:table-cell table:style-name="Default"/>
          <table:table-cell table:style-name="ce8" table:formula="of:=[.A44]=[.E44]" office:value-type="boolean" office:boolean-value="true" calcext:value-type="boolean">
            <text:p>TRUE</text:p>
          </table:table-cell>
          <table:table-cell table:style-name="ce8" table:formula="of:=[.B44]&gt;[.C4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float" office:value="17221" calcext:value-type="float">
            <text:p>17221</text:p>
          </table:table-cell>
          <table:table-cell office:value-type="float" office:value="17413" calcext:value-type="float">
            <text:p>17413</text:p>
          </table:table-cell>
          <table:table-cell office:value-type="float" office:value="9244" calcext:value-type="float">
            <text:p>9244</text:p>
          </table:table-cell>
          <table:table-cell table:formula="of:=MOD(([.B45]+[.C45]+[.D45]);[.$K$18])" office:value-type="float" office:value="11516" calcext:value-type="float">
            <text:p>11516</text:p>
          </table:table-cell>
          <table:table-cell table:style-name="Default"/>
          <table:table-cell table:style-name="ce8" table:formula="of:=[.A45]=[.E45]" office:value-type="boolean" office:boolean-value="true" calcext:value-type="boolean">
            <text:p>TRUE</text:p>
          </table:table-cell>
          <table:table-cell table:style-name="ce8" table:formula="of:=[.B45]&gt;[.C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17568" calcext:value-type="float">
            <text:p>17568</text:p>
          </table:table-cell>
          <table:table-cell office:value-type="float" office:value="4138" calcext:value-type="float">
            <text:p>4138</text:p>
          </table:table-cell>
          <table:table-cell office:value-type="float" office:value="14711" calcext:value-type="float">
            <text:p>14711</text:p>
          </table:table-cell>
          <table:table-cell table:formula="of:=MOD(([.B46]+[.C46]+[.D46]);[.$K$18])" office:value-type="float" office:value="4055" calcext:value-type="float">
            <text:p>4055</text:p>
          </table:table-cell>
          <table:table-cell table:style-name="Default"/>
          <table:table-cell table:style-name="ce8" table:formula="of:=[.A46]=[.E46]" office:value-type="boolean" office:boolean-value="true" calcext:value-type="boolean">
            <text:p>TRUE</text:p>
          </table:table-cell>
          <table:table-cell table:style-name="ce8" table:formula="of:=[.B46]&gt;[.C4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7321" calcext:value-type="float">
            <text:p>7321</text:p>
          </table:table-cell>
          <table:table-cell office:value-type="float" office:value="1335" calcext:value-type="float">
            <text:p>1335</text:p>
          </table:table-cell>
          <table:table-cell office:value-type="float" office:value="31257" calcext:value-type="float">
            <text:p>31257</text:p>
          </table:table-cell>
          <table:table-cell table:formula="of:=MOD(([.B47]+[.C47]+[.D47]);[.$K$18])" office:value-type="float" office:value="7551" calcext:value-type="float">
            <text:p>7551</text:p>
          </table:table-cell>
          <table:table-cell table:style-name="Default"/>
          <table:table-cell table:style-name="ce8" table:formula="of:=[.A47]=[.E47]" office:value-type="boolean" office:boolean-value="true" calcext:value-type="boolean">
            <text:p>TRUE</text:p>
          </table:table-cell>
          <table:table-cell table:style-name="ce8" table:formula="of:=[.B47]&gt;[.C4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754" calcext:value-type="float">
            <text:p>27754</text:p>
          </table:table-cell>
          <table:table-cell office:value-type="float" office:value="16692" calcext:value-type="float">
            <text:p>16692</text:p>
          </table:table-cell>
          <table:table-cell office:value-type="float" office:value="4548" calcext:value-type="float">
            <text:p>4548</text:p>
          </table:table-cell>
          <table:table-cell office:value-type="float" office:value="6514" calcext:value-type="float">
            <text:p>6514</text:p>
          </table:table-cell>
          <table:table-cell table:formula="of:=MOD(([.B48]+[.C48]+[.D48]);[.$K$18])" office:value-type="float" office:value="27754" calcext:value-type="float">
            <text:p>27754</text:p>
          </table:table-cell>
          <table:table-cell table:style-name="Default"/>
          <table:table-cell table:style-name="ce8" table:formula="of:=[.A48]=[.E48]" office:value-type="boolean" office:boolean-value="true" calcext:value-type="boolean">
            <text:p>TRUE</text:p>
          </table:table-cell>
          <table:table-cell table:style-name="ce8" table:formula="of:=[.B48]&gt;[.C4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31604" calcext:value-type="float">
            <text:p>31604</text:p>
          </table:table-cell>
          <table:table-cell office:value-type="float" office:value="29468" calcext:value-type="float">
            <text:p>29468</text:p>
          </table:table-cell>
          <table:table-cell office:value-type="float" office:value="6935" calcext:value-type="float">
            <text:p>6935</text:p>
          </table:table-cell>
          <table:table-cell table:formula="of:=MOD(([.B49]+[.C49]+[.D49]);[.$K$18])" office:value-type="float" office:value="3283" calcext:value-type="float">
            <text:p>3283</text:p>
          </table:table-cell>
          <table:table-cell table:style-name="Default"/>
          <table:table-cell table:style-name="ce8" table:formula="of:=[.A49]=[.E49]" office:value-type="boolean" office:boolean-value="true" calcext:value-type="boolean">
            <text:p>TRUE</text:p>
          </table:table-cell>
          <table:table-cell table:style-name="ce8" table:formula="of:=[.B49]&gt;[.C4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]=[.E50]" office:value-type="boolean" office:boolean-value="true" calcext:value-type="boolean">
            <text:p>TRUE</text:p>
          </table:table-cell>
          <table:table-cell table:style-name="ce8" table:formula="of:=[.B50]&gt;[.C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]=[.E51]" office:value-type="boolean" office:boolean-value="true" calcext:value-type="boolean">
            <text:p>TRUE</text:p>
          </table:table-cell>
          <table:table-cell table:style-name="ce8" table:formula="of:=[.B51]&gt;[.C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]=[.E52]" office:value-type="boolean" office:boolean-value="true" calcext:value-type="boolean">
            <text:p>TRUE</text:p>
          </table:table-cell>
          <table:table-cell table:style-name="ce8" table:formula="of:=[.B52]&gt;[.C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]=[.E53]" office:value-type="boolean" office:boolean-value="true" calcext:value-type="boolean">
            <text:p>TRUE</text:p>
          </table:table-cell>
          <table:table-cell table:style-name="ce8" table:formula="of:=[.B53]&gt;[.C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]=[.E54]" office:value-type="boolean" office:boolean-value="true" calcext:value-type="boolean">
            <text:p>TRUE</text:p>
          </table:table-cell>
          <table:table-cell table:style-name="ce8" table:formula="of:=[.B54]&gt;[.C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]=[.E55]" office:value-type="boolean" office:boolean-value="true" calcext:value-type="boolean">
            <text:p>TRUE</text:p>
          </table:table-cell>
          <table:table-cell table:style-name="ce8" table:formula="of:=[.B55]&gt;[.C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]=[.E56]" office:value-type="boolean" office:boolean-value="true" calcext:value-type="boolean">
            <text:p>TRUE</text:p>
          </table:table-cell>
          <table:table-cell table:style-name="ce8" table:formula="of:=[.B56]&gt;[.C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]=[.E57]" office:value-type="boolean" office:boolean-value="true" calcext:value-type="boolean">
            <text:p>TRUE</text:p>
          </table:table-cell>
          <table:table-cell table:style-name="ce8" table:formula="of:=[.B57]&gt;[.C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]=[.E58]" office:value-type="boolean" office:boolean-value="true" calcext:value-type="boolean">
            <text:p>TRUE</text:p>
          </table:table-cell>
          <table:table-cell table:style-name="ce8" table:formula="of:=[.B58]&gt;[.C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]=[.E59]" office:value-type="boolean" office:boolean-value="true" calcext:value-type="boolean">
            <text:p>TRUE</text:p>
          </table:table-cell>
          <table:table-cell table:style-name="ce8" table:formula="of:=[.B59]&gt;[.C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]=[.E60]" office:value-type="boolean" office:boolean-value="true" calcext:value-type="boolean">
            <text:p>TRUE</text:p>
          </table:table-cell>
          <table:table-cell table:style-name="ce8" table:formula="of:=[.B60]&gt;[.C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]=[.E61]" office:value-type="boolean" office:boolean-value="true" calcext:value-type="boolean">
            <text:p>TRUE</text:p>
          </table:table-cell>
          <table:table-cell table:style-name="ce8" table:formula="of:=[.B61]&gt;[.C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]=[.E62]" office:value-type="boolean" office:boolean-value="true" calcext:value-type="boolean">
            <text:p>TRUE</text:p>
          </table:table-cell>
          <table:table-cell table:style-name="ce8" table:formula="of:=[.B62]&gt;[.C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]=[.E63]" office:value-type="boolean" office:boolean-value="true" calcext:value-type="boolean">
            <text:p>TRUE</text:p>
          </table:table-cell>
          <table:table-cell table:style-name="ce8" table:formula="of:=[.B63]&gt;[.C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]=[.E64]" office:value-type="boolean" office:boolean-value="true" calcext:value-type="boolean">
            <text:p>TRUE</text:p>
          </table:table-cell>
          <table:table-cell table:style-name="ce8" table:formula="of:=[.B64]&gt;[.C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]=[.E65]" office:value-type="boolean" office:boolean-value="true" calcext:value-type="boolean">
            <text:p>TRUE</text:p>
          </table:table-cell>
          <table:table-cell table:style-name="ce8" table:formula="of:=[.B65]&gt;[.C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]=[.E66]" office:value-type="boolean" office:boolean-value="true" calcext:value-type="boolean">
            <text:p>TRUE</text:p>
          </table:table-cell>
          <table:table-cell table:style-name="ce8" table:formula="of:=[.B66]&gt;[.C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]=[.E67]" office:value-type="boolean" office:boolean-value="true" calcext:value-type="boolean">
            <text:p>TRUE</text:p>
          </table:table-cell>
          <table:table-cell table:style-name="ce8" table:formula="of:=[.B67]&gt;[.C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]=[.E68]" office:value-type="boolean" office:boolean-value="true" calcext:value-type="boolean">
            <text:p>TRUE</text:p>
          </table:table-cell>
          <table:table-cell table:style-name="ce8" table:formula="of:=[.B68]&gt;[.C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]=[.E69]" office:value-type="boolean" office:boolean-value="true" calcext:value-type="boolean">
            <text:p>TRUE</text:p>
          </table:table-cell>
          <table:table-cell table:style-name="ce8" table:formula="of:=[.B69]&gt;[.C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]=[.E70]" office:value-type="boolean" office:boolean-value="true" calcext:value-type="boolean">
            <text:p>TRUE</text:p>
          </table:table-cell>
          <table:table-cell table:style-name="ce8" table:formula="of:=[.B70]&gt;[.C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]=[.E71]" office:value-type="boolean" office:boolean-value="true" calcext:value-type="boolean">
            <text:p>TRUE</text:p>
          </table:table-cell>
          <table:table-cell table:style-name="ce8" table:formula="of:=[.B71]&gt;[.C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]=[.E72]" office:value-type="boolean" office:boolean-value="true" calcext:value-type="boolean">
            <text:p>TRUE</text:p>
          </table:table-cell>
          <table:table-cell table:style-name="ce8" table:formula="of:=[.B72]&gt;[.C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]=[.E73]" office:value-type="boolean" office:boolean-value="true" calcext:value-type="boolean">
            <text:p>TRUE</text:p>
          </table:table-cell>
          <table:table-cell table:style-name="ce8" table:formula="of:=[.B73]&gt;[.C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]=[.E74]" office:value-type="boolean" office:boolean-value="true" calcext:value-type="boolean">
            <text:p>TRUE</text:p>
          </table:table-cell>
          <table:table-cell table:style-name="ce8" table:formula="of:=[.B74]&gt;[.C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]=[.E75]" office:value-type="boolean" office:boolean-value="true" calcext:value-type="boolean">
            <text:p>TRUE</text:p>
          </table:table-cell>
          <table:table-cell table:style-name="ce8" table:formula="of:=[.B75]&gt;[.C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]=[.E76]" office:value-type="boolean" office:boolean-value="true" calcext:value-type="boolean">
            <text:p>TRUE</text:p>
          </table:table-cell>
          <table:table-cell table:style-name="ce8" table:formula="of:=[.B76]&gt;[.C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]=[.E77]" office:value-type="boolean" office:boolean-value="true" calcext:value-type="boolean">
            <text:p>TRUE</text:p>
          </table:table-cell>
          <table:table-cell table:style-name="ce8" table:formula="of:=[.B77]&gt;[.C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]=[.E78]" office:value-type="boolean" office:boolean-value="true" calcext:value-type="boolean">
            <text:p>TRUE</text:p>
          </table:table-cell>
          <table:table-cell table:style-name="ce8" table:formula="of:=[.B78]&gt;[.C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]=[.E79]" office:value-type="boolean" office:boolean-value="true" calcext:value-type="boolean">
            <text:p>TRUE</text:p>
          </table:table-cell>
          <table:table-cell table:style-name="ce8" table:formula="of:=[.B79]&gt;[.C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]=[.E80]" office:value-type="boolean" office:boolean-value="true" calcext:value-type="boolean">
            <text:p>TRUE</text:p>
          </table:table-cell>
          <table:table-cell table:style-name="ce8" table:formula="of:=[.B80]&gt;[.C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]=[.E81]" office:value-type="boolean" office:boolean-value="true" calcext:value-type="boolean">
            <text:p>TRUE</text:p>
          </table:table-cell>
          <table:table-cell table:style-name="ce8" table:formula="of:=[.B81]&gt;[.C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]=[.E82]" office:value-type="boolean" office:boolean-value="true" calcext:value-type="boolean">
            <text:p>TRUE</text:p>
          </table:table-cell>
          <table:table-cell table:style-name="ce8" table:formula="of:=[.B82]&gt;[.C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]=[.E83]" office:value-type="boolean" office:boolean-value="true" calcext:value-type="boolean">
            <text:p>TRUE</text:p>
          </table:table-cell>
          <table:table-cell table:style-name="ce8" table:formula="of:=[.B83]&gt;[.C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]=[.E84]" office:value-type="boolean" office:boolean-value="true" calcext:value-type="boolean">
            <text:p>TRUE</text:p>
          </table:table-cell>
          <table:table-cell table:style-name="ce8" table:formula="of:=[.B84]&gt;[.C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]=[.E85]" office:value-type="boolean" office:boolean-value="true" calcext:value-type="boolean">
            <text:p>TRUE</text:p>
          </table:table-cell>
          <table:table-cell table:style-name="ce8" table:formula="of:=[.B85]&gt;[.C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]=[.E86]" office:value-type="boolean" office:boolean-value="true" calcext:value-type="boolean">
            <text:p>TRUE</text:p>
          </table:table-cell>
          <table:table-cell table:style-name="ce8" table:formula="of:=[.B86]&gt;[.C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]=[.E87]" office:value-type="boolean" office:boolean-value="true" calcext:value-type="boolean">
            <text:p>TRUE</text:p>
          </table:table-cell>
          <table:table-cell table:style-name="ce8" table:formula="of:=[.B87]&gt;[.C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]=[.E88]" office:value-type="boolean" office:boolean-value="true" calcext:value-type="boolean">
            <text:p>TRUE</text:p>
          </table:table-cell>
          <table:table-cell table:style-name="ce8" table:formula="of:=[.B88]&gt;[.C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]=[.E89]" office:value-type="boolean" office:boolean-value="true" calcext:value-type="boolean">
            <text:p>TRUE</text:p>
          </table:table-cell>
          <table:table-cell table:style-name="ce8" table:formula="of:=[.B89]&gt;[.C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]=[.E90]" office:value-type="boolean" office:boolean-value="true" calcext:value-type="boolean">
            <text:p>TRUE</text:p>
          </table:table-cell>
          <table:table-cell table:style-name="ce8" table:formula="of:=[.B90]&gt;[.C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]=[.E91]" office:value-type="boolean" office:boolean-value="true" calcext:value-type="boolean">
            <text:p>TRUE</text:p>
          </table:table-cell>
          <table:table-cell table:style-name="ce8" table:formula="of:=[.B91]&gt;[.C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]=[.E92]" office:value-type="boolean" office:boolean-value="true" calcext:value-type="boolean">
            <text:p>TRUE</text:p>
          </table:table-cell>
          <table:table-cell table:style-name="ce8" table:formula="of:=[.B92]&gt;[.C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]=[.E93]" office:value-type="boolean" office:boolean-value="true" calcext:value-type="boolean">
            <text:p>TRUE</text:p>
          </table:table-cell>
          <table:table-cell table:style-name="ce8" table:formula="of:=[.B93]&gt;[.C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]=[.E94]" office:value-type="boolean" office:boolean-value="true" calcext:value-type="boolean">
            <text:p>TRUE</text:p>
          </table:table-cell>
          <table:table-cell table:style-name="ce8" table:formula="of:=[.B94]&gt;[.C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]=[.E95]" office:value-type="boolean" office:boolean-value="true" calcext:value-type="boolean">
            <text:p>TRUE</text:p>
          </table:table-cell>
          <table:table-cell table:style-name="ce8" table:formula="of:=[.B95]&gt;[.C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]=[.E96]" office:value-type="boolean" office:boolean-value="true" calcext:value-type="boolean">
            <text:p>TRUE</text:p>
          </table:table-cell>
          <table:table-cell table:style-name="ce8" table:formula="of:=[.B96]&gt;[.C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]=[.E97]" office:value-type="boolean" office:boolean-value="true" calcext:value-type="boolean">
            <text:p>TRUE</text:p>
          </table:table-cell>
          <table:table-cell table:style-name="ce8" table:formula="of:=[.B97]&gt;[.C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]=[.E98]" office:value-type="boolean" office:boolean-value="true" calcext:value-type="boolean">
            <text:p>TRUE</text:p>
          </table:table-cell>
          <table:table-cell table:style-name="ce8" table:formula="of:=[.B98]&gt;[.C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]=[.E99]" office:value-type="boolean" office:boolean-value="true" calcext:value-type="boolean">
            <text:p>TRUE</text:p>
          </table:table-cell>
          <table:table-cell table:style-name="ce8" table:formula="of:=[.B99]&gt;[.C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]=[.E100]" office:value-type="boolean" office:boolean-value="true" calcext:value-type="boolean">
            <text:p>TRUE</text:p>
          </table:table-cell>
          <table:table-cell table:style-name="ce8" table:formula="of:=[.B100]&gt;[.C1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]=[.E101]" office:value-type="boolean" office:boolean-value="true" calcext:value-type="boolean">
            <text:p>TRUE</text:p>
          </table:table-cell>
          <table:table-cell table:style-name="ce8" table:formula="of:=[.B101]&gt;[.C1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]=[.E102]" office:value-type="boolean" office:boolean-value="true" calcext:value-type="boolean">
            <text:p>TRUE</text:p>
          </table:table-cell>
          <table:table-cell table:style-name="ce8" table:formula="of:=[.B102]&gt;[.C1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]=[.E103]" office:value-type="boolean" office:boolean-value="true" calcext:value-type="boolean">
            <text:p>TRUE</text:p>
          </table:table-cell>
          <table:table-cell table:style-name="ce8" table:formula="of:=[.B103]&gt;[.C1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]=[.E104]" office:value-type="boolean" office:boolean-value="true" calcext:value-type="boolean">
            <text:p>TRUE</text:p>
          </table:table-cell>
          <table:table-cell table:style-name="ce8" table:formula="of:=[.B104]&gt;[.C1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]=[.E105]" office:value-type="boolean" office:boolean-value="true" calcext:value-type="boolean">
            <text:p>TRUE</text:p>
          </table:table-cell>
          <table:table-cell table:style-name="ce8" table:formula="of:=[.B105]&gt;[.C1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]=[.E106]" office:value-type="boolean" office:boolean-value="true" calcext:value-type="boolean">
            <text:p>TRUE</text:p>
          </table:table-cell>
          <table:table-cell table:style-name="ce8" table:formula="of:=[.B106]&gt;[.C1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]=[.E107]" office:value-type="boolean" office:boolean-value="true" calcext:value-type="boolean">
            <text:p>TRUE</text:p>
          </table:table-cell>
          <table:table-cell table:style-name="ce8" table:formula="of:=[.B107]&gt;[.C1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]=[.E108]" office:value-type="boolean" office:boolean-value="true" calcext:value-type="boolean">
            <text:p>TRUE</text:p>
          </table:table-cell>
          <table:table-cell table:style-name="ce8" table:formula="of:=[.B108]&gt;[.C1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]=[.E109]" office:value-type="boolean" office:boolean-value="true" calcext:value-type="boolean">
            <text:p>TRUE</text:p>
          </table:table-cell>
          <table:table-cell table:style-name="ce8" table:formula="of:=[.B109]&gt;[.C1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]=[.E110]" office:value-type="boolean" office:boolean-value="true" calcext:value-type="boolean">
            <text:p>TRUE</text:p>
          </table:table-cell>
          <table:table-cell table:style-name="ce8" table:formula="of:=[.B110]&gt;[.C1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]=[.E111]" office:value-type="boolean" office:boolean-value="true" calcext:value-type="boolean">
            <text:p>TRUE</text:p>
          </table:table-cell>
          <table:table-cell table:style-name="ce8" table:formula="of:=[.B111]&gt;[.C1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]=[.E112]" office:value-type="boolean" office:boolean-value="true" calcext:value-type="boolean">
            <text:p>TRUE</text:p>
          </table:table-cell>
          <table:table-cell table:style-name="ce8" table:formula="of:=[.B112]&gt;[.C1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]=[.E113]" office:value-type="boolean" office:boolean-value="true" calcext:value-type="boolean">
            <text:p>TRUE</text:p>
          </table:table-cell>
          <table:table-cell table:style-name="ce8" table:formula="of:=[.B113]&gt;[.C1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]=[.E114]" office:value-type="boolean" office:boolean-value="true" calcext:value-type="boolean">
            <text:p>TRUE</text:p>
          </table:table-cell>
          <table:table-cell table:style-name="ce8" table:formula="of:=[.B114]&gt;[.C1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]=[.E115]" office:value-type="boolean" office:boolean-value="true" calcext:value-type="boolean">
            <text:p>TRUE</text:p>
          </table:table-cell>
          <table:table-cell table:style-name="ce8" table:formula="of:=[.B115]&gt;[.C1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]=[.E116]" office:value-type="boolean" office:boolean-value="true" calcext:value-type="boolean">
            <text:p>TRUE</text:p>
          </table:table-cell>
          <table:table-cell table:style-name="ce8" table:formula="of:=[.B116]&gt;[.C1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]=[.E117]" office:value-type="boolean" office:boolean-value="true" calcext:value-type="boolean">
            <text:p>TRUE</text:p>
          </table:table-cell>
          <table:table-cell table:style-name="ce8" table:formula="of:=[.B117]&gt;[.C1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]=[.E118]" office:value-type="boolean" office:boolean-value="true" calcext:value-type="boolean">
            <text:p>TRUE</text:p>
          </table:table-cell>
          <table:table-cell table:style-name="ce8" table:formula="of:=[.B118]&gt;[.C1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]=[.E119]" office:value-type="boolean" office:boolean-value="true" calcext:value-type="boolean">
            <text:p>TRUE</text:p>
          </table:table-cell>
          <table:table-cell table:style-name="ce8" table:formula="of:=[.B119]&gt;[.C1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0]=[.E120]" office:value-type="boolean" office:boolean-value="true" calcext:value-type="boolean">
            <text:p>TRUE</text:p>
          </table:table-cell>
          <table:table-cell table:style-name="ce8" table:formula="of:=[.B120]&gt;[.C1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1]=[.E121]" office:value-type="boolean" office:boolean-value="true" calcext:value-type="boolean">
            <text:p>TRUE</text:p>
          </table:table-cell>
          <table:table-cell table:style-name="ce8" table:formula="of:=[.B121]&gt;[.C1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2]=[.E122]" office:value-type="boolean" office:boolean-value="true" calcext:value-type="boolean">
            <text:p>TRUE</text:p>
          </table:table-cell>
          <table:table-cell table:style-name="ce8" table:formula="of:=[.B122]&gt;[.C1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3]=[.E123]" office:value-type="boolean" office:boolean-value="true" calcext:value-type="boolean">
            <text:p>TRUE</text:p>
          </table:table-cell>
          <table:table-cell table:style-name="ce8" table:formula="of:=[.B123]&gt;[.C1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4]=[.E124]" office:value-type="boolean" office:boolean-value="true" calcext:value-type="boolean">
            <text:p>TRUE</text:p>
          </table:table-cell>
          <table:table-cell table:style-name="ce8" table:formula="of:=[.B124]&gt;[.C1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5]=[.E125]" office:value-type="boolean" office:boolean-value="true" calcext:value-type="boolean">
            <text:p>TRUE</text:p>
          </table:table-cell>
          <table:table-cell table:style-name="ce8" table:formula="of:=[.B125]&gt;[.C1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6]=[.E126]" office:value-type="boolean" office:boolean-value="true" calcext:value-type="boolean">
            <text:p>TRUE</text:p>
          </table:table-cell>
          <table:table-cell table:style-name="ce8" table:formula="of:=[.B126]&gt;[.C1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7]=[.E127]" office:value-type="boolean" office:boolean-value="true" calcext:value-type="boolean">
            <text:p>TRUE</text:p>
          </table:table-cell>
          <table:table-cell table:style-name="ce8" table:formula="of:=[.B127]&gt;[.C1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8]=[.E128]" office:value-type="boolean" office:boolean-value="true" calcext:value-type="boolean">
            <text:p>TRUE</text:p>
          </table:table-cell>
          <table:table-cell table:style-name="ce8" table:formula="of:=[.B128]&gt;[.C1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29]=[.E129]" office:value-type="boolean" office:boolean-value="true" calcext:value-type="boolean">
            <text:p>TRUE</text:p>
          </table:table-cell>
          <table:table-cell table:style-name="ce8" table:formula="of:=[.B129]&gt;[.C1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0]=[.E130]" office:value-type="boolean" office:boolean-value="true" calcext:value-type="boolean">
            <text:p>TRUE</text:p>
          </table:table-cell>
          <table:table-cell table:style-name="ce8" table:formula="of:=[.B130]&gt;[.C1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1]=[.E131]" office:value-type="boolean" office:boolean-value="true" calcext:value-type="boolean">
            <text:p>TRUE</text:p>
          </table:table-cell>
          <table:table-cell table:style-name="ce8" table:formula="of:=[.B131]&gt;[.C1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2]=[.E132]" office:value-type="boolean" office:boolean-value="true" calcext:value-type="boolean">
            <text:p>TRUE</text:p>
          </table:table-cell>
          <table:table-cell table:style-name="ce8" table:formula="of:=[.B132]&gt;[.C1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3]=[.E133]" office:value-type="boolean" office:boolean-value="true" calcext:value-type="boolean">
            <text:p>TRUE</text:p>
          </table:table-cell>
          <table:table-cell table:style-name="ce8" table:formula="of:=[.B133]&gt;[.C1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4]=[.E134]" office:value-type="boolean" office:boolean-value="true" calcext:value-type="boolean">
            <text:p>TRUE</text:p>
          </table:table-cell>
          <table:table-cell table:style-name="ce8" table:formula="of:=[.B134]&gt;[.C1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5]=[.E135]" office:value-type="boolean" office:boolean-value="true" calcext:value-type="boolean">
            <text:p>TRUE</text:p>
          </table:table-cell>
          <table:table-cell table:style-name="ce8" table:formula="of:=[.B135]&gt;[.C1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6]=[.E136]" office:value-type="boolean" office:boolean-value="true" calcext:value-type="boolean">
            <text:p>TRUE</text:p>
          </table:table-cell>
          <table:table-cell table:style-name="ce8" table:formula="of:=[.B136]&gt;[.C1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7]=[.E137]" office:value-type="boolean" office:boolean-value="true" calcext:value-type="boolean">
            <text:p>TRUE</text:p>
          </table:table-cell>
          <table:table-cell table:style-name="ce8" table:formula="of:=[.B137]&gt;[.C1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8]=[.E138]" office:value-type="boolean" office:boolean-value="true" calcext:value-type="boolean">
            <text:p>TRUE</text:p>
          </table:table-cell>
          <table:table-cell table:style-name="ce8" table:formula="of:=[.B138]&gt;[.C1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39]=[.E139]" office:value-type="boolean" office:boolean-value="true" calcext:value-type="boolean">
            <text:p>TRUE</text:p>
          </table:table-cell>
          <table:table-cell table:style-name="ce8" table:formula="of:=[.B139]&gt;[.C1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0]=[.E140]" office:value-type="boolean" office:boolean-value="true" calcext:value-type="boolean">
            <text:p>TRUE</text:p>
          </table:table-cell>
          <table:table-cell table:style-name="ce8" table:formula="of:=[.B140]&gt;[.C1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1]=[.E141]" office:value-type="boolean" office:boolean-value="true" calcext:value-type="boolean">
            <text:p>TRUE</text:p>
          </table:table-cell>
          <table:table-cell table:style-name="ce8" table:formula="of:=[.B141]&gt;[.C1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2]=[.E142]" office:value-type="boolean" office:boolean-value="true" calcext:value-type="boolean">
            <text:p>TRUE</text:p>
          </table:table-cell>
          <table:table-cell table:style-name="ce8" table:formula="of:=[.B142]&gt;[.C1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3]=[.E143]" office:value-type="boolean" office:boolean-value="true" calcext:value-type="boolean">
            <text:p>TRUE</text:p>
          </table:table-cell>
          <table:table-cell table:style-name="ce8" table:formula="of:=[.B143]&gt;[.C1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4]=[.E144]" office:value-type="boolean" office:boolean-value="true" calcext:value-type="boolean">
            <text:p>TRUE</text:p>
          </table:table-cell>
          <table:table-cell table:style-name="ce8" table:formula="of:=[.B144]&gt;[.C1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5]=[.E145]" office:value-type="boolean" office:boolean-value="true" calcext:value-type="boolean">
            <text:p>TRUE</text:p>
          </table:table-cell>
          <table:table-cell table:style-name="ce8" table:formula="of:=[.B145]&gt;[.C1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6]=[.E146]" office:value-type="boolean" office:boolean-value="true" calcext:value-type="boolean">
            <text:p>TRUE</text:p>
          </table:table-cell>
          <table:table-cell table:style-name="ce8" table:formula="of:=[.B146]&gt;[.C1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7]=[.E147]" office:value-type="boolean" office:boolean-value="true" calcext:value-type="boolean">
            <text:p>TRUE</text:p>
          </table:table-cell>
          <table:table-cell table:style-name="ce8" table:formula="of:=[.B147]&gt;[.C1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8]=[.E148]" office:value-type="boolean" office:boolean-value="true" calcext:value-type="boolean">
            <text:p>TRUE</text:p>
          </table:table-cell>
          <table:table-cell table:style-name="ce8" table:formula="of:=[.B148]&gt;[.C1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49]=[.E149]" office:value-type="boolean" office:boolean-value="true" calcext:value-type="boolean">
            <text:p>TRUE</text:p>
          </table:table-cell>
          <table:table-cell table:style-name="ce8" table:formula="of:=[.B149]&gt;[.C1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0]=[.E150]" office:value-type="boolean" office:boolean-value="true" calcext:value-type="boolean">
            <text:p>TRUE</text:p>
          </table:table-cell>
          <table:table-cell table:style-name="ce8" table:formula="of:=[.B150]&gt;[.C1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1]=[.E151]" office:value-type="boolean" office:boolean-value="true" calcext:value-type="boolean">
            <text:p>TRUE</text:p>
          </table:table-cell>
          <table:table-cell table:style-name="ce8" table:formula="of:=[.B151]&gt;[.C1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2]=[.E152]" office:value-type="boolean" office:boolean-value="true" calcext:value-type="boolean">
            <text:p>TRUE</text:p>
          </table:table-cell>
          <table:table-cell table:style-name="ce8" table:formula="of:=[.B152]&gt;[.C1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3]=[.E153]" office:value-type="boolean" office:boolean-value="true" calcext:value-type="boolean">
            <text:p>TRUE</text:p>
          </table:table-cell>
          <table:table-cell table:style-name="ce8" table:formula="of:=[.B153]&gt;[.C1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4]=[.E154]" office:value-type="boolean" office:boolean-value="true" calcext:value-type="boolean">
            <text:p>TRUE</text:p>
          </table:table-cell>
          <table:table-cell table:style-name="ce8" table:formula="of:=[.B154]&gt;[.C1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5]=[.E155]" office:value-type="boolean" office:boolean-value="true" calcext:value-type="boolean">
            <text:p>TRUE</text:p>
          </table:table-cell>
          <table:table-cell table:style-name="ce8" table:formula="of:=[.B155]&gt;[.C1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6]=[.E156]" office:value-type="boolean" office:boolean-value="true" calcext:value-type="boolean">
            <text:p>TRUE</text:p>
          </table:table-cell>
          <table:table-cell table:style-name="ce8" table:formula="of:=[.B156]&gt;[.C1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7]=[.E157]" office:value-type="boolean" office:boolean-value="true" calcext:value-type="boolean">
            <text:p>TRUE</text:p>
          </table:table-cell>
          <table:table-cell table:style-name="ce8" table:formula="of:=[.B157]&gt;[.C1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8]=[.E158]" office:value-type="boolean" office:boolean-value="true" calcext:value-type="boolean">
            <text:p>TRUE</text:p>
          </table:table-cell>
          <table:table-cell table:style-name="ce8" table:formula="of:=[.B158]&gt;[.C1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59]=[.E159]" office:value-type="boolean" office:boolean-value="true" calcext:value-type="boolean">
            <text:p>TRUE</text:p>
          </table:table-cell>
          <table:table-cell table:style-name="ce8" table:formula="of:=[.B159]&gt;[.C1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0]=[.E160]" office:value-type="boolean" office:boolean-value="true" calcext:value-type="boolean">
            <text:p>TRUE</text:p>
          </table:table-cell>
          <table:table-cell table:style-name="ce8" table:formula="of:=[.B160]&gt;[.C1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1]=[.E161]" office:value-type="boolean" office:boolean-value="true" calcext:value-type="boolean">
            <text:p>TRUE</text:p>
          </table:table-cell>
          <table:table-cell table:style-name="ce8" table:formula="of:=[.B161]&gt;[.C1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2]=[.E162]" office:value-type="boolean" office:boolean-value="true" calcext:value-type="boolean">
            <text:p>TRUE</text:p>
          </table:table-cell>
          <table:table-cell table:style-name="ce8" table:formula="of:=[.B162]&gt;[.C1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3]=[.E163]" office:value-type="boolean" office:boolean-value="true" calcext:value-type="boolean">
            <text:p>TRUE</text:p>
          </table:table-cell>
          <table:table-cell table:style-name="ce8" table:formula="of:=[.B163]&gt;[.C1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4]=[.E164]" office:value-type="boolean" office:boolean-value="true" calcext:value-type="boolean">
            <text:p>TRUE</text:p>
          </table:table-cell>
          <table:table-cell table:style-name="ce8" table:formula="of:=[.B164]&gt;[.C1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5]=[.E165]" office:value-type="boolean" office:boolean-value="true" calcext:value-type="boolean">
            <text:p>TRUE</text:p>
          </table:table-cell>
          <table:table-cell table:style-name="ce8" table:formula="of:=[.B165]&gt;[.C1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6]=[.E166]" office:value-type="boolean" office:boolean-value="true" calcext:value-type="boolean">
            <text:p>TRUE</text:p>
          </table:table-cell>
          <table:table-cell table:style-name="ce8" table:formula="of:=[.B166]&gt;[.C1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7]=[.E167]" office:value-type="boolean" office:boolean-value="true" calcext:value-type="boolean">
            <text:p>TRUE</text:p>
          </table:table-cell>
          <table:table-cell table:style-name="ce8" table:formula="of:=[.B167]&gt;[.C1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8]=[.E168]" office:value-type="boolean" office:boolean-value="true" calcext:value-type="boolean">
            <text:p>TRUE</text:p>
          </table:table-cell>
          <table:table-cell table:style-name="ce8" table:formula="of:=[.B168]&gt;[.C1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69]=[.E169]" office:value-type="boolean" office:boolean-value="true" calcext:value-type="boolean">
            <text:p>TRUE</text:p>
          </table:table-cell>
          <table:table-cell table:style-name="ce8" table:formula="of:=[.B169]&gt;[.C1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0]=[.E170]" office:value-type="boolean" office:boolean-value="true" calcext:value-type="boolean">
            <text:p>TRUE</text:p>
          </table:table-cell>
          <table:table-cell table:style-name="ce8" table:formula="of:=[.B170]&gt;[.C1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1]=[.E171]" office:value-type="boolean" office:boolean-value="true" calcext:value-type="boolean">
            <text:p>TRUE</text:p>
          </table:table-cell>
          <table:table-cell table:style-name="ce8" table:formula="of:=[.B171]&gt;[.C1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2]=[.E172]" office:value-type="boolean" office:boolean-value="true" calcext:value-type="boolean">
            <text:p>TRUE</text:p>
          </table:table-cell>
          <table:table-cell table:style-name="ce8" table:formula="of:=[.B172]&gt;[.C1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3]=[.E173]" office:value-type="boolean" office:boolean-value="true" calcext:value-type="boolean">
            <text:p>TRUE</text:p>
          </table:table-cell>
          <table:table-cell table:style-name="ce8" table:formula="of:=[.B173]&gt;[.C1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4]=[.E174]" office:value-type="boolean" office:boolean-value="true" calcext:value-type="boolean">
            <text:p>TRUE</text:p>
          </table:table-cell>
          <table:table-cell table:style-name="ce8" table:formula="of:=[.B174]&gt;[.C1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5]=[.E175]" office:value-type="boolean" office:boolean-value="true" calcext:value-type="boolean">
            <text:p>TRUE</text:p>
          </table:table-cell>
          <table:table-cell table:style-name="ce8" table:formula="of:=[.B175]&gt;[.C1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6]=[.E176]" office:value-type="boolean" office:boolean-value="true" calcext:value-type="boolean">
            <text:p>TRUE</text:p>
          </table:table-cell>
          <table:table-cell table:style-name="ce8" table:formula="of:=[.B176]&gt;[.C1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7]=[.E177]" office:value-type="boolean" office:boolean-value="true" calcext:value-type="boolean">
            <text:p>TRUE</text:p>
          </table:table-cell>
          <table:table-cell table:style-name="ce8" table:formula="of:=[.B177]&gt;[.C1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8]=[.E178]" office:value-type="boolean" office:boolean-value="true" calcext:value-type="boolean">
            <text:p>TRUE</text:p>
          </table:table-cell>
          <table:table-cell table:style-name="ce8" table:formula="of:=[.B178]&gt;[.C1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79]=[.E179]" office:value-type="boolean" office:boolean-value="true" calcext:value-type="boolean">
            <text:p>TRUE</text:p>
          </table:table-cell>
          <table:table-cell table:style-name="ce8" table:formula="of:=[.B179]&gt;[.C1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0]=[.E180]" office:value-type="boolean" office:boolean-value="true" calcext:value-type="boolean">
            <text:p>TRUE</text:p>
          </table:table-cell>
          <table:table-cell table:style-name="ce8" table:formula="of:=[.B180]&gt;[.C1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1]=[.E181]" office:value-type="boolean" office:boolean-value="true" calcext:value-type="boolean">
            <text:p>TRUE</text:p>
          </table:table-cell>
          <table:table-cell table:style-name="ce8" table:formula="of:=[.B181]&gt;[.C1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2]=[.E182]" office:value-type="boolean" office:boolean-value="true" calcext:value-type="boolean">
            <text:p>TRUE</text:p>
          </table:table-cell>
          <table:table-cell table:style-name="ce8" table:formula="of:=[.B182]&gt;[.C1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3]=[.E183]" office:value-type="boolean" office:boolean-value="true" calcext:value-type="boolean">
            <text:p>TRUE</text:p>
          </table:table-cell>
          <table:table-cell table:style-name="ce8" table:formula="of:=[.B183]&gt;[.C1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4]=[.E184]" office:value-type="boolean" office:boolean-value="true" calcext:value-type="boolean">
            <text:p>TRUE</text:p>
          </table:table-cell>
          <table:table-cell table:style-name="ce8" table:formula="of:=[.B184]&gt;[.C1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5]=[.E185]" office:value-type="boolean" office:boolean-value="true" calcext:value-type="boolean">
            <text:p>TRUE</text:p>
          </table:table-cell>
          <table:table-cell table:style-name="ce8" table:formula="of:=[.B185]&gt;[.C1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6]=[.E186]" office:value-type="boolean" office:boolean-value="true" calcext:value-type="boolean">
            <text:p>TRUE</text:p>
          </table:table-cell>
          <table:table-cell table:style-name="ce8" table:formula="of:=[.B186]&gt;[.C1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7]=[.E187]" office:value-type="boolean" office:boolean-value="true" calcext:value-type="boolean">
            <text:p>TRUE</text:p>
          </table:table-cell>
          <table:table-cell table:style-name="ce8" table:formula="of:=[.B187]&gt;[.C1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8]=[.E188]" office:value-type="boolean" office:boolean-value="true" calcext:value-type="boolean">
            <text:p>TRUE</text:p>
          </table:table-cell>
          <table:table-cell table:style-name="ce8" table:formula="of:=[.B188]&gt;[.C1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89]=[.E189]" office:value-type="boolean" office:boolean-value="true" calcext:value-type="boolean">
            <text:p>TRUE</text:p>
          </table:table-cell>
          <table:table-cell table:style-name="ce8" table:formula="of:=[.B189]&gt;[.C1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0]=[.E190]" office:value-type="boolean" office:boolean-value="true" calcext:value-type="boolean">
            <text:p>TRUE</text:p>
          </table:table-cell>
          <table:table-cell table:style-name="ce8" table:formula="of:=[.B190]&gt;[.C1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1]=[.E191]" office:value-type="boolean" office:boolean-value="true" calcext:value-type="boolean">
            <text:p>TRUE</text:p>
          </table:table-cell>
          <table:table-cell table:style-name="ce8" table:formula="of:=[.B191]&gt;[.C1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2]=[.E192]" office:value-type="boolean" office:boolean-value="true" calcext:value-type="boolean">
            <text:p>TRUE</text:p>
          </table:table-cell>
          <table:table-cell table:style-name="ce8" table:formula="of:=[.B192]&gt;[.C1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3]=[.E193]" office:value-type="boolean" office:boolean-value="true" calcext:value-type="boolean">
            <text:p>TRUE</text:p>
          </table:table-cell>
          <table:table-cell table:style-name="ce8" table:formula="of:=[.B193]&gt;[.C1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4]=[.E194]" office:value-type="boolean" office:boolean-value="true" calcext:value-type="boolean">
            <text:p>TRUE</text:p>
          </table:table-cell>
          <table:table-cell table:style-name="ce8" table:formula="of:=[.B194]&gt;[.C1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5]=[.E195]" office:value-type="boolean" office:boolean-value="true" calcext:value-type="boolean">
            <text:p>TRUE</text:p>
          </table:table-cell>
          <table:table-cell table:style-name="ce8" table:formula="of:=[.B195]&gt;[.C1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6]=[.E196]" office:value-type="boolean" office:boolean-value="true" calcext:value-type="boolean">
            <text:p>TRUE</text:p>
          </table:table-cell>
          <table:table-cell table:style-name="ce8" table:formula="of:=[.B196]&gt;[.C1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7]=[.E197]" office:value-type="boolean" office:boolean-value="true" calcext:value-type="boolean">
            <text:p>TRUE</text:p>
          </table:table-cell>
          <table:table-cell table:style-name="ce8" table:formula="of:=[.B197]&gt;[.C1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8]=[.E198]" office:value-type="boolean" office:boolean-value="true" calcext:value-type="boolean">
            <text:p>TRUE</text:p>
          </table:table-cell>
          <table:table-cell table:style-name="ce8" table:formula="of:=[.B198]&gt;[.C1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99]=[.E199]" office:value-type="boolean" office:boolean-value="true" calcext:value-type="boolean">
            <text:p>TRUE</text:p>
          </table:table-cell>
          <table:table-cell table:style-name="ce8" table:formula="of:=[.B199]&gt;[.C1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0]=[.E200]" office:value-type="boolean" office:boolean-value="true" calcext:value-type="boolean">
            <text:p>TRUE</text:p>
          </table:table-cell>
          <table:table-cell table:style-name="ce8" table:formula="of:=[.B200]&gt;[.C2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1]=[.E201]" office:value-type="boolean" office:boolean-value="true" calcext:value-type="boolean">
            <text:p>TRUE</text:p>
          </table:table-cell>
          <table:table-cell table:style-name="ce8" table:formula="of:=[.B201]&gt;[.C2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2]=[.E202]" office:value-type="boolean" office:boolean-value="true" calcext:value-type="boolean">
            <text:p>TRUE</text:p>
          </table:table-cell>
          <table:table-cell table:style-name="ce8" table:formula="of:=[.B202]&gt;[.C2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3]=[.E203]" office:value-type="boolean" office:boolean-value="true" calcext:value-type="boolean">
            <text:p>TRUE</text:p>
          </table:table-cell>
          <table:table-cell table:style-name="ce8" table:formula="of:=[.B203]&gt;[.C2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4]=[.E204]" office:value-type="boolean" office:boolean-value="true" calcext:value-type="boolean">
            <text:p>TRUE</text:p>
          </table:table-cell>
          <table:table-cell table:style-name="ce8" table:formula="of:=[.B204]&gt;[.C2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5]=[.E205]" office:value-type="boolean" office:boolean-value="true" calcext:value-type="boolean">
            <text:p>TRUE</text:p>
          </table:table-cell>
          <table:table-cell table:style-name="ce8" table:formula="of:=[.B205]&gt;[.C2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6]=[.E206]" office:value-type="boolean" office:boolean-value="true" calcext:value-type="boolean">
            <text:p>TRUE</text:p>
          </table:table-cell>
          <table:table-cell table:style-name="ce8" table:formula="of:=[.B206]&gt;[.C2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7]=[.E207]" office:value-type="boolean" office:boolean-value="true" calcext:value-type="boolean">
            <text:p>TRUE</text:p>
          </table:table-cell>
          <table:table-cell table:style-name="ce8" table:formula="of:=[.B207]&gt;[.C2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8]=[.E208]" office:value-type="boolean" office:boolean-value="true" calcext:value-type="boolean">
            <text:p>TRUE</text:p>
          </table:table-cell>
          <table:table-cell table:style-name="ce8" table:formula="of:=[.B208]&gt;[.C2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09]=[.E209]" office:value-type="boolean" office:boolean-value="true" calcext:value-type="boolean">
            <text:p>TRUE</text:p>
          </table:table-cell>
          <table:table-cell table:style-name="ce8" table:formula="of:=[.B209]&gt;[.C2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0]=[.E210]" office:value-type="boolean" office:boolean-value="true" calcext:value-type="boolean">
            <text:p>TRUE</text:p>
          </table:table-cell>
          <table:table-cell table:style-name="ce8" table:formula="of:=[.B210]&gt;[.C2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1]=[.E211]" office:value-type="boolean" office:boolean-value="true" calcext:value-type="boolean">
            <text:p>TRUE</text:p>
          </table:table-cell>
          <table:table-cell table:style-name="ce8" table:formula="of:=[.B211]&gt;[.C2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2]=[.E212]" office:value-type="boolean" office:boolean-value="true" calcext:value-type="boolean">
            <text:p>TRUE</text:p>
          </table:table-cell>
          <table:table-cell table:style-name="ce8" table:formula="of:=[.B212]&gt;[.C2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3]=[.E213]" office:value-type="boolean" office:boolean-value="true" calcext:value-type="boolean">
            <text:p>TRUE</text:p>
          </table:table-cell>
          <table:table-cell table:style-name="ce8" table:formula="of:=[.B213]&gt;[.C2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4]=[.E214]" office:value-type="boolean" office:boolean-value="true" calcext:value-type="boolean">
            <text:p>TRUE</text:p>
          </table:table-cell>
          <table:table-cell table:style-name="ce8" table:formula="of:=[.B214]&gt;[.C2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5]=[.E215]" office:value-type="boolean" office:boolean-value="true" calcext:value-type="boolean">
            <text:p>TRUE</text:p>
          </table:table-cell>
          <table:table-cell table:style-name="ce8" table:formula="of:=[.B215]&gt;[.C2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6]=[.E216]" office:value-type="boolean" office:boolean-value="true" calcext:value-type="boolean">
            <text:p>TRUE</text:p>
          </table:table-cell>
          <table:table-cell table:style-name="ce8" table:formula="of:=[.B216]&gt;[.C2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7]=[.E217]" office:value-type="boolean" office:boolean-value="true" calcext:value-type="boolean">
            <text:p>TRUE</text:p>
          </table:table-cell>
          <table:table-cell table:style-name="ce8" table:formula="of:=[.B217]&gt;[.C2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8]=[.E218]" office:value-type="boolean" office:boolean-value="true" calcext:value-type="boolean">
            <text:p>TRUE</text:p>
          </table:table-cell>
          <table:table-cell table:style-name="ce8" table:formula="of:=[.B218]&gt;[.C2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19]=[.E219]" office:value-type="boolean" office:boolean-value="true" calcext:value-type="boolean">
            <text:p>TRUE</text:p>
          </table:table-cell>
          <table:table-cell table:style-name="ce8" table:formula="of:=[.B219]&gt;[.C2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0]=[.E220]" office:value-type="boolean" office:boolean-value="true" calcext:value-type="boolean">
            <text:p>TRUE</text:p>
          </table:table-cell>
          <table:table-cell table:style-name="ce8" table:formula="of:=[.B220]&gt;[.C2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1]=[.E221]" office:value-type="boolean" office:boolean-value="true" calcext:value-type="boolean">
            <text:p>TRUE</text:p>
          </table:table-cell>
          <table:table-cell table:style-name="ce8" table:formula="of:=[.B221]&gt;[.C2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2]=[.E222]" office:value-type="boolean" office:boolean-value="true" calcext:value-type="boolean">
            <text:p>TRUE</text:p>
          </table:table-cell>
          <table:table-cell table:style-name="ce8" table:formula="of:=[.B222]&gt;[.C2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3]=[.E223]" office:value-type="boolean" office:boolean-value="true" calcext:value-type="boolean">
            <text:p>TRUE</text:p>
          </table:table-cell>
          <table:table-cell table:style-name="ce8" table:formula="of:=[.B223]&gt;[.C2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4]=[.E224]" office:value-type="boolean" office:boolean-value="true" calcext:value-type="boolean">
            <text:p>TRUE</text:p>
          </table:table-cell>
          <table:table-cell table:style-name="ce8" table:formula="of:=[.B224]&gt;[.C2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5]=[.E225]" office:value-type="boolean" office:boolean-value="true" calcext:value-type="boolean">
            <text:p>TRUE</text:p>
          </table:table-cell>
          <table:table-cell table:style-name="ce8" table:formula="of:=[.B225]&gt;[.C2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6]=[.E226]" office:value-type="boolean" office:boolean-value="true" calcext:value-type="boolean">
            <text:p>TRUE</text:p>
          </table:table-cell>
          <table:table-cell table:style-name="ce8" table:formula="of:=[.B226]&gt;[.C2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7]=[.E227]" office:value-type="boolean" office:boolean-value="true" calcext:value-type="boolean">
            <text:p>TRUE</text:p>
          </table:table-cell>
          <table:table-cell table:style-name="ce8" table:formula="of:=[.B227]&gt;[.C2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8]=[.E228]" office:value-type="boolean" office:boolean-value="true" calcext:value-type="boolean">
            <text:p>TRUE</text:p>
          </table:table-cell>
          <table:table-cell table:style-name="ce8" table:formula="of:=[.B228]&gt;[.C2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29]=[.E229]" office:value-type="boolean" office:boolean-value="true" calcext:value-type="boolean">
            <text:p>TRUE</text:p>
          </table:table-cell>
          <table:table-cell table:style-name="ce8" table:formula="of:=[.B229]&gt;[.C2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0]=[.E230]" office:value-type="boolean" office:boolean-value="true" calcext:value-type="boolean">
            <text:p>TRUE</text:p>
          </table:table-cell>
          <table:table-cell table:style-name="ce8" table:formula="of:=[.B230]&gt;[.C2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1]=[.E231]" office:value-type="boolean" office:boolean-value="true" calcext:value-type="boolean">
            <text:p>TRUE</text:p>
          </table:table-cell>
          <table:table-cell table:style-name="ce8" table:formula="of:=[.B231]&gt;[.C2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2]=[.E232]" office:value-type="boolean" office:boolean-value="true" calcext:value-type="boolean">
            <text:p>TRUE</text:p>
          </table:table-cell>
          <table:table-cell table:style-name="ce8" table:formula="of:=[.B232]&gt;[.C2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3]=[.E233]" office:value-type="boolean" office:boolean-value="true" calcext:value-type="boolean">
            <text:p>TRUE</text:p>
          </table:table-cell>
          <table:table-cell table:style-name="ce8" table:formula="of:=[.B233]&gt;[.C2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4]=[.E234]" office:value-type="boolean" office:boolean-value="true" calcext:value-type="boolean">
            <text:p>TRUE</text:p>
          </table:table-cell>
          <table:table-cell table:style-name="ce8" table:formula="of:=[.B234]&gt;[.C2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5]=[.E235]" office:value-type="boolean" office:boolean-value="true" calcext:value-type="boolean">
            <text:p>TRUE</text:p>
          </table:table-cell>
          <table:table-cell table:style-name="ce8" table:formula="of:=[.B235]&gt;[.C2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6]=[.E236]" office:value-type="boolean" office:boolean-value="true" calcext:value-type="boolean">
            <text:p>TRUE</text:p>
          </table:table-cell>
          <table:table-cell table:style-name="ce8" table:formula="of:=[.B236]&gt;[.C2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7]=[.E237]" office:value-type="boolean" office:boolean-value="true" calcext:value-type="boolean">
            <text:p>TRUE</text:p>
          </table:table-cell>
          <table:table-cell table:style-name="ce8" table:formula="of:=[.B237]&gt;[.C2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8]=[.E238]" office:value-type="boolean" office:boolean-value="true" calcext:value-type="boolean">
            <text:p>TRUE</text:p>
          </table:table-cell>
          <table:table-cell table:style-name="ce8" table:formula="of:=[.B238]&gt;[.C2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39]=[.E239]" office:value-type="boolean" office:boolean-value="true" calcext:value-type="boolean">
            <text:p>TRUE</text:p>
          </table:table-cell>
          <table:table-cell table:style-name="ce8" table:formula="of:=[.B239]&gt;[.C2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0]=[.E240]" office:value-type="boolean" office:boolean-value="true" calcext:value-type="boolean">
            <text:p>TRUE</text:p>
          </table:table-cell>
          <table:table-cell table:style-name="ce8" table:formula="of:=[.B240]&gt;[.C2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1]=[.E241]" office:value-type="boolean" office:boolean-value="true" calcext:value-type="boolean">
            <text:p>TRUE</text:p>
          </table:table-cell>
          <table:table-cell table:style-name="ce8" table:formula="of:=[.B241]&gt;[.C2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2]=[.E242]" office:value-type="boolean" office:boolean-value="true" calcext:value-type="boolean">
            <text:p>TRUE</text:p>
          </table:table-cell>
          <table:table-cell table:style-name="ce8" table:formula="of:=[.B242]&gt;[.C2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3]=[.E243]" office:value-type="boolean" office:boolean-value="true" calcext:value-type="boolean">
            <text:p>TRUE</text:p>
          </table:table-cell>
          <table:table-cell table:style-name="ce8" table:formula="of:=[.B243]&gt;[.C2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4]=[.E244]" office:value-type="boolean" office:boolean-value="true" calcext:value-type="boolean">
            <text:p>TRUE</text:p>
          </table:table-cell>
          <table:table-cell table:style-name="ce8" table:formula="of:=[.B244]&gt;[.C2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5]=[.E245]" office:value-type="boolean" office:boolean-value="true" calcext:value-type="boolean">
            <text:p>TRUE</text:p>
          </table:table-cell>
          <table:table-cell table:style-name="ce8" table:formula="of:=[.B245]&gt;[.C2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6]=[.E246]" office:value-type="boolean" office:boolean-value="true" calcext:value-type="boolean">
            <text:p>TRUE</text:p>
          </table:table-cell>
          <table:table-cell table:style-name="ce8" table:formula="of:=[.B246]&gt;[.C2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7]=[.E247]" office:value-type="boolean" office:boolean-value="true" calcext:value-type="boolean">
            <text:p>TRUE</text:p>
          </table:table-cell>
          <table:table-cell table:style-name="ce8" table:formula="of:=[.B247]&gt;[.C2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8]=[.E248]" office:value-type="boolean" office:boolean-value="true" calcext:value-type="boolean">
            <text:p>TRUE</text:p>
          </table:table-cell>
          <table:table-cell table:style-name="ce8" table:formula="of:=[.B248]&gt;[.C2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49]=[.E249]" office:value-type="boolean" office:boolean-value="true" calcext:value-type="boolean">
            <text:p>TRUE</text:p>
          </table:table-cell>
          <table:table-cell table:style-name="ce8" table:formula="of:=[.B249]&gt;[.C2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0]=[.E250]" office:value-type="boolean" office:boolean-value="true" calcext:value-type="boolean">
            <text:p>TRUE</text:p>
          </table:table-cell>
          <table:table-cell table:style-name="ce8" table:formula="of:=[.B250]&gt;[.C2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1]=[.E251]" office:value-type="boolean" office:boolean-value="true" calcext:value-type="boolean">
            <text:p>TRUE</text:p>
          </table:table-cell>
          <table:table-cell table:style-name="ce8" table:formula="of:=[.B251]&gt;[.C2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2]=[.E252]" office:value-type="boolean" office:boolean-value="true" calcext:value-type="boolean">
            <text:p>TRUE</text:p>
          </table:table-cell>
          <table:table-cell table:style-name="ce8" table:formula="of:=[.B252]&gt;[.C2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3]=[.E253]" office:value-type="boolean" office:boolean-value="true" calcext:value-type="boolean">
            <text:p>TRUE</text:p>
          </table:table-cell>
          <table:table-cell table:style-name="ce8" table:formula="of:=[.B253]&gt;[.C2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4]=[.E254]" office:value-type="boolean" office:boolean-value="true" calcext:value-type="boolean">
            <text:p>TRUE</text:p>
          </table:table-cell>
          <table:table-cell table:style-name="ce8" table:formula="of:=[.B254]&gt;[.C2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5]=[.E255]" office:value-type="boolean" office:boolean-value="true" calcext:value-type="boolean">
            <text:p>TRUE</text:p>
          </table:table-cell>
          <table:table-cell table:style-name="ce8" table:formula="of:=[.B255]&gt;[.C2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6]=[.E256]" office:value-type="boolean" office:boolean-value="true" calcext:value-type="boolean">
            <text:p>TRUE</text:p>
          </table:table-cell>
          <table:table-cell table:style-name="ce8" table:formula="of:=[.B256]&gt;[.C2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7]=[.E257]" office:value-type="boolean" office:boolean-value="true" calcext:value-type="boolean">
            <text:p>TRUE</text:p>
          </table:table-cell>
          <table:table-cell table:style-name="ce8" table:formula="of:=[.B257]&gt;[.C2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8]=[.E258]" office:value-type="boolean" office:boolean-value="true" calcext:value-type="boolean">
            <text:p>TRUE</text:p>
          </table:table-cell>
          <table:table-cell table:style-name="ce8" table:formula="of:=[.B258]&gt;[.C2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59]=[.E259]" office:value-type="boolean" office:boolean-value="true" calcext:value-type="boolean">
            <text:p>TRUE</text:p>
          </table:table-cell>
          <table:table-cell table:style-name="ce8" table:formula="of:=[.B259]&gt;[.C2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0]=[.E260]" office:value-type="boolean" office:boolean-value="true" calcext:value-type="boolean">
            <text:p>TRUE</text:p>
          </table:table-cell>
          <table:table-cell table:style-name="ce8" table:formula="of:=[.B260]&gt;[.C2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1]=[.E261]" office:value-type="boolean" office:boolean-value="true" calcext:value-type="boolean">
            <text:p>TRUE</text:p>
          </table:table-cell>
          <table:table-cell table:style-name="ce8" table:formula="of:=[.B261]&gt;[.C2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2]=[.E262]" office:value-type="boolean" office:boolean-value="true" calcext:value-type="boolean">
            <text:p>TRUE</text:p>
          </table:table-cell>
          <table:table-cell table:style-name="ce8" table:formula="of:=[.B262]&gt;[.C2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3]=[.E263]" office:value-type="boolean" office:boolean-value="true" calcext:value-type="boolean">
            <text:p>TRUE</text:p>
          </table:table-cell>
          <table:table-cell table:style-name="ce8" table:formula="of:=[.B263]&gt;[.C2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4]=[.E264]" office:value-type="boolean" office:boolean-value="true" calcext:value-type="boolean">
            <text:p>TRUE</text:p>
          </table:table-cell>
          <table:table-cell table:style-name="ce8" table:formula="of:=[.B264]&gt;[.C2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5]=[.E265]" office:value-type="boolean" office:boolean-value="true" calcext:value-type="boolean">
            <text:p>TRUE</text:p>
          </table:table-cell>
          <table:table-cell table:style-name="ce8" table:formula="of:=[.B265]&gt;[.C2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6]=[.E266]" office:value-type="boolean" office:boolean-value="true" calcext:value-type="boolean">
            <text:p>TRUE</text:p>
          </table:table-cell>
          <table:table-cell table:style-name="ce8" table:formula="of:=[.B266]&gt;[.C2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7]=[.E267]" office:value-type="boolean" office:boolean-value="true" calcext:value-type="boolean">
            <text:p>TRUE</text:p>
          </table:table-cell>
          <table:table-cell table:style-name="ce8" table:formula="of:=[.B267]&gt;[.C2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8]=[.E268]" office:value-type="boolean" office:boolean-value="true" calcext:value-type="boolean">
            <text:p>TRUE</text:p>
          </table:table-cell>
          <table:table-cell table:style-name="ce8" table:formula="of:=[.B268]&gt;[.C2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69]=[.E269]" office:value-type="boolean" office:boolean-value="true" calcext:value-type="boolean">
            <text:p>TRUE</text:p>
          </table:table-cell>
          <table:table-cell table:style-name="ce8" table:formula="of:=[.B269]&gt;[.C2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0]=[.E270]" office:value-type="boolean" office:boolean-value="true" calcext:value-type="boolean">
            <text:p>TRUE</text:p>
          </table:table-cell>
          <table:table-cell table:style-name="ce8" table:formula="of:=[.B270]&gt;[.C2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1]=[.E271]" office:value-type="boolean" office:boolean-value="true" calcext:value-type="boolean">
            <text:p>TRUE</text:p>
          </table:table-cell>
          <table:table-cell table:style-name="ce8" table:formula="of:=[.B271]&gt;[.C2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2]=[.E272]" office:value-type="boolean" office:boolean-value="true" calcext:value-type="boolean">
            <text:p>TRUE</text:p>
          </table:table-cell>
          <table:table-cell table:style-name="ce8" table:formula="of:=[.B272]&gt;[.C2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3]=[.E273]" office:value-type="boolean" office:boolean-value="true" calcext:value-type="boolean">
            <text:p>TRUE</text:p>
          </table:table-cell>
          <table:table-cell table:style-name="ce8" table:formula="of:=[.B273]&gt;[.C2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4]=[.E274]" office:value-type="boolean" office:boolean-value="true" calcext:value-type="boolean">
            <text:p>TRUE</text:p>
          </table:table-cell>
          <table:table-cell table:style-name="ce8" table:formula="of:=[.B274]&gt;[.C2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5]=[.E275]" office:value-type="boolean" office:boolean-value="true" calcext:value-type="boolean">
            <text:p>TRUE</text:p>
          </table:table-cell>
          <table:table-cell table:style-name="ce8" table:formula="of:=[.B275]&gt;[.C2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6]=[.E276]" office:value-type="boolean" office:boolean-value="true" calcext:value-type="boolean">
            <text:p>TRUE</text:p>
          </table:table-cell>
          <table:table-cell table:style-name="ce8" table:formula="of:=[.B276]&gt;[.C2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7]=[.E277]" office:value-type="boolean" office:boolean-value="true" calcext:value-type="boolean">
            <text:p>TRUE</text:p>
          </table:table-cell>
          <table:table-cell table:style-name="ce8" table:formula="of:=[.B277]&gt;[.C2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8]=[.E278]" office:value-type="boolean" office:boolean-value="true" calcext:value-type="boolean">
            <text:p>TRUE</text:p>
          </table:table-cell>
          <table:table-cell table:style-name="ce8" table:formula="of:=[.B278]&gt;[.C2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79]=[.E279]" office:value-type="boolean" office:boolean-value="true" calcext:value-type="boolean">
            <text:p>TRUE</text:p>
          </table:table-cell>
          <table:table-cell table:style-name="ce8" table:formula="of:=[.B279]&gt;[.C2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0]=[.E280]" office:value-type="boolean" office:boolean-value="true" calcext:value-type="boolean">
            <text:p>TRUE</text:p>
          </table:table-cell>
          <table:table-cell table:style-name="ce8" table:formula="of:=[.B280]&gt;[.C2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1]=[.E281]" office:value-type="boolean" office:boolean-value="true" calcext:value-type="boolean">
            <text:p>TRUE</text:p>
          </table:table-cell>
          <table:table-cell table:style-name="ce8" table:formula="of:=[.B281]&gt;[.C2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2]=[.E282]" office:value-type="boolean" office:boolean-value="true" calcext:value-type="boolean">
            <text:p>TRUE</text:p>
          </table:table-cell>
          <table:table-cell table:style-name="ce8" table:formula="of:=[.B282]&gt;[.C2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3]=[.E283]" office:value-type="boolean" office:boolean-value="true" calcext:value-type="boolean">
            <text:p>TRUE</text:p>
          </table:table-cell>
          <table:table-cell table:style-name="ce8" table:formula="of:=[.B283]&gt;[.C2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4]=[.E284]" office:value-type="boolean" office:boolean-value="true" calcext:value-type="boolean">
            <text:p>TRUE</text:p>
          </table:table-cell>
          <table:table-cell table:style-name="ce8" table:formula="of:=[.B284]&gt;[.C2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5]=[.E285]" office:value-type="boolean" office:boolean-value="true" calcext:value-type="boolean">
            <text:p>TRUE</text:p>
          </table:table-cell>
          <table:table-cell table:style-name="ce8" table:formula="of:=[.B285]&gt;[.C2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6]=[.E286]" office:value-type="boolean" office:boolean-value="true" calcext:value-type="boolean">
            <text:p>TRUE</text:p>
          </table:table-cell>
          <table:table-cell table:style-name="ce8" table:formula="of:=[.B286]&gt;[.C2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7]=[.E287]" office:value-type="boolean" office:boolean-value="true" calcext:value-type="boolean">
            <text:p>TRUE</text:p>
          </table:table-cell>
          <table:table-cell table:style-name="ce8" table:formula="of:=[.B287]&gt;[.C2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8]=[.E288]" office:value-type="boolean" office:boolean-value="true" calcext:value-type="boolean">
            <text:p>TRUE</text:p>
          </table:table-cell>
          <table:table-cell table:style-name="ce8" table:formula="of:=[.B288]&gt;[.C2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89]=[.E289]" office:value-type="boolean" office:boolean-value="true" calcext:value-type="boolean">
            <text:p>TRUE</text:p>
          </table:table-cell>
          <table:table-cell table:style-name="ce8" table:formula="of:=[.B289]&gt;[.C2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0]=[.E290]" office:value-type="boolean" office:boolean-value="true" calcext:value-type="boolean">
            <text:p>TRUE</text:p>
          </table:table-cell>
          <table:table-cell table:style-name="ce8" table:formula="of:=[.B290]&gt;[.C2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1]=[.E291]" office:value-type="boolean" office:boolean-value="true" calcext:value-type="boolean">
            <text:p>TRUE</text:p>
          </table:table-cell>
          <table:table-cell table:style-name="ce8" table:formula="of:=[.B291]&gt;[.C2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2]=[.E292]" office:value-type="boolean" office:boolean-value="true" calcext:value-type="boolean">
            <text:p>TRUE</text:p>
          </table:table-cell>
          <table:table-cell table:style-name="ce8" table:formula="of:=[.B292]&gt;[.C2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3]=[.E293]" office:value-type="boolean" office:boolean-value="true" calcext:value-type="boolean">
            <text:p>TRUE</text:p>
          </table:table-cell>
          <table:table-cell table:style-name="ce8" table:formula="of:=[.B293]&gt;[.C2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4]=[.E294]" office:value-type="boolean" office:boolean-value="true" calcext:value-type="boolean">
            <text:p>TRUE</text:p>
          </table:table-cell>
          <table:table-cell table:style-name="ce8" table:formula="of:=[.B294]&gt;[.C2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5]=[.E295]" office:value-type="boolean" office:boolean-value="true" calcext:value-type="boolean">
            <text:p>TRUE</text:p>
          </table:table-cell>
          <table:table-cell table:style-name="ce8" table:formula="of:=[.B295]&gt;[.C2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6]=[.E296]" office:value-type="boolean" office:boolean-value="true" calcext:value-type="boolean">
            <text:p>TRUE</text:p>
          </table:table-cell>
          <table:table-cell table:style-name="ce8" table:formula="of:=[.B296]&gt;[.C2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7]=[.E297]" office:value-type="boolean" office:boolean-value="true" calcext:value-type="boolean">
            <text:p>TRUE</text:p>
          </table:table-cell>
          <table:table-cell table:style-name="ce8" table:formula="of:=[.B297]&gt;[.C2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8]=[.E298]" office:value-type="boolean" office:boolean-value="true" calcext:value-type="boolean">
            <text:p>TRUE</text:p>
          </table:table-cell>
          <table:table-cell table:style-name="ce8" table:formula="of:=[.B298]&gt;[.C2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299]=[.E299]" office:value-type="boolean" office:boolean-value="true" calcext:value-type="boolean">
            <text:p>TRUE</text:p>
          </table:table-cell>
          <table:table-cell table:style-name="ce8" table:formula="of:=[.B299]&gt;[.C2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0]=[.E300]" office:value-type="boolean" office:boolean-value="true" calcext:value-type="boolean">
            <text:p>TRUE</text:p>
          </table:table-cell>
          <table:table-cell table:style-name="ce8" table:formula="of:=[.B300]&gt;[.C3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1]=[.E301]" office:value-type="boolean" office:boolean-value="true" calcext:value-type="boolean">
            <text:p>TRUE</text:p>
          </table:table-cell>
          <table:table-cell table:style-name="ce8" table:formula="of:=[.B301]&gt;[.C3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2]=[.E302]" office:value-type="boolean" office:boolean-value="true" calcext:value-type="boolean">
            <text:p>TRUE</text:p>
          </table:table-cell>
          <table:table-cell table:style-name="ce8" table:formula="of:=[.B302]&gt;[.C3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3]=[.E303]" office:value-type="boolean" office:boolean-value="true" calcext:value-type="boolean">
            <text:p>TRUE</text:p>
          </table:table-cell>
          <table:table-cell table:style-name="ce8" table:formula="of:=[.B303]&gt;[.C3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4]=[.E304]" office:value-type="boolean" office:boolean-value="true" calcext:value-type="boolean">
            <text:p>TRUE</text:p>
          </table:table-cell>
          <table:table-cell table:style-name="ce8" table:formula="of:=[.B304]&gt;[.C3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5]=[.E305]" office:value-type="boolean" office:boolean-value="true" calcext:value-type="boolean">
            <text:p>TRUE</text:p>
          </table:table-cell>
          <table:table-cell table:style-name="ce8" table:formula="of:=[.B305]&gt;[.C3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6]=[.E306]" office:value-type="boolean" office:boolean-value="true" calcext:value-type="boolean">
            <text:p>TRUE</text:p>
          </table:table-cell>
          <table:table-cell table:style-name="ce8" table:formula="of:=[.B306]&gt;[.C3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7]=[.E307]" office:value-type="boolean" office:boolean-value="true" calcext:value-type="boolean">
            <text:p>TRUE</text:p>
          </table:table-cell>
          <table:table-cell table:style-name="ce8" table:formula="of:=[.B307]&gt;[.C3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8]=[.E308]" office:value-type="boolean" office:boolean-value="true" calcext:value-type="boolean">
            <text:p>TRUE</text:p>
          </table:table-cell>
          <table:table-cell table:style-name="ce8" table:formula="of:=[.B308]&gt;[.C3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09]=[.E309]" office:value-type="boolean" office:boolean-value="true" calcext:value-type="boolean">
            <text:p>TRUE</text:p>
          </table:table-cell>
          <table:table-cell table:style-name="ce8" table:formula="of:=[.B309]&gt;[.C3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0]=[.E310]" office:value-type="boolean" office:boolean-value="true" calcext:value-type="boolean">
            <text:p>TRUE</text:p>
          </table:table-cell>
          <table:table-cell table:style-name="ce8" table:formula="of:=[.B310]&gt;[.C3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1]=[.E311]" office:value-type="boolean" office:boolean-value="true" calcext:value-type="boolean">
            <text:p>TRUE</text:p>
          </table:table-cell>
          <table:table-cell table:style-name="ce8" table:formula="of:=[.B311]&gt;[.C3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2]=[.E312]" office:value-type="boolean" office:boolean-value="true" calcext:value-type="boolean">
            <text:p>TRUE</text:p>
          </table:table-cell>
          <table:table-cell table:style-name="ce8" table:formula="of:=[.B312]&gt;[.C3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3]=[.E313]" office:value-type="boolean" office:boolean-value="true" calcext:value-type="boolean">
            <text:p>TRUE</text:p>
          </table:table-cell>
          <table:table-cell table:style-name="ce8" table:formula="of:=[.B313]&gt;[.C3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4]=[.E314]" office:value-type="boolean" office:boolean-value="true" calcext:value-type="boolean">
            <text:p>TRUE</text:p>
          </table:table-cell>
          <table:table-cell table:style-name="ce8" table:formula="of:=[.B314]&gt;[.C3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5]=[.E315]" office:value-type="boolean" office:boolean-value="true" calcext:value-type="boolean">
            <text:p>TRUE</text:p>
          </table:table-cell>
          <table:table-cell table:style-name="ce8" table:formula="of:=[.B315]&gt;[.C3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6]=[.E316]" office:value-type="boolean" office:boolean-value="true" calcext:value-type="boolean">
            <text:p>TRUE</text:p>
          </table:table-cell>
          <table:table-cell table:style-name="ce8" table:formula="of:=[.B316]&gt;[.C3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7]=[.E317]" office:value-type="boolean" office:boolean-value="true" calcext:value-type="boolean">
            <text:p>TRUE</text:p>
          </table:table-cell>
          <table:table-cell table:style-name="ce8" table:formula="of:=[.B317]&gt;[.C3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8]=[.E318]" office:value-type="boolean" office:boolean-value="true" calcext:value-type="boolean">
            <text:p>TRUE</text:p>
          </table:table-cell>
          <table:table-cell table:style-name="ce8" table:formula="of:=[.B318]&gt;[.C3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19]=[.E319]" office:value-type="boolean" office:boolean-value="true" calcext:value-type="boolean">
            <text:p>TRUE</text:p>
          </table:table-cell>
          <table:table-cell table:style-name="ce8" table:formula="of:=[.B319]&gt;[.C3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0]=[.E320]" office:value-type="boolean" office:boolean-value="true" calcext:value-type="boolean">
            <text:p>TRUE</text:p>
          </table:table-cell>
          <table:table-cell table:style-name="ce8" table:formula="of:=[.B320]&gt;[.C3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1]=[.E321]" office:value-type="boolean" office:boolean-value="true" calcext:value-type="boolean">
            <text:p>TRUE</text:p>
          </table:table-cell>
          <table:table-cell table:style-name="ce8" table:formula="of:=[.B321]&gt;[.C3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2]=[.E322]" office:value-type="boolean" office:boolean-value="true" calcext:value-type="boolean">
            <text:p>TRUE</text:p>
          </table:table-cell>
          <table:table-cell table:style-name="ce8" table:formula="of:=[.B322]&gt;[.C3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3]=[.E323]" office:value-type="boolean" office:boolean-value="true" calcext:value-type="boolean">
            <text:p>TRUE</text:p>
          </table:table-cell>
          <table:table-cell table:style-name="ce8" table:formula="of:=[.B323]&gt;[.C3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4]=[.E324]" office:value-type="boolean" office:boolean-value="true" calcext:value-type="boolean">
            <text:p>TRUE</text:p>
          </table:table-cell>
          <table:table-cell table:style-name="ce8" table:formula="of:=[.B324]&gt;[.C3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5]=[.E325]" office:value-type="boolean" office:boolean-value="true" calcext:value-type="boolean">
            <text:p>TRUE</text:p>
          </table:table-cell>
          <table:table-cell table:style-name="ce8" table:formula="of:=[.B325]&gt;[.C3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6]=[.E326]" office:value-type="boolean" office:boolean-value="true" calcext:value-type="boolean">
            <text:p>TRUE</text:p>
          </table:table-cell>
          <table:table-cell table:style-name="ce8" table:formula="of:=[.B326]&gt;[.C3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7]=[.E327]" office:value-type="boolean" office:boolean-value="true" calcext:value-type="boolean">
            <text:p>TRUE</text:p>
          </table:table-cell>
          <table:table-cell table:style-name="ce8" table:formula="of:=[.B327]&gt;[.C3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8]=[.E328]" office:value-type="boolean" office:boolean-value="true" calcext:value-type="boolean">
            <text:p>TRUE</text:p>
          </table:table-cell>
          <table:table-cell table:style-name="ce8" table:formula="of:=[.B328]&gt;[.C3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29]=[.E329]" office:value-type="boolean" office:boolean-value="true" calcext:value-type="boolean">
            <text:p>TRUE</text:p>
          </table:table-cell>
          <table:table-cell table:style-name="ce8" table:formula="of:=[.B329]&gt;[.C3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0]=[.E330]" office:value-type="boolean" office:boolean-value="true" calcext:value-type="boolean">
            <text:p>TRUE</text:p>
          </table:table-cell>
          <table:table-cell table:style-name="ce8" table:formula="of:=[.B330]&gt;[.C3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1]=[.E331]" office:value-type="boolean" office:boolean-value="true" calcext:value-type="boolean">
            <text:p>TRUE</text:p>
          </table:table-cell>
          <table:table-cell table:style-name="ce8" table:formula="of:=[.B331]&gt;[.C3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2]=[.E332]" office:value-type="boolean" office:boolean-value="true" calcext:value-type="boolean">
            <text:p>TRUE</text:p>
          </table:table-cell>
          <table:table-cell table:style-name="ce8" table:formula="of:=[.B332]&gt;[.C3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3]=[.E333]" office:value-type="boolean" office:boolean-value="true" calcext:value-type="boolean">
            <text:p>TRUE</text:p>
          </table:table-cell>
          <table:table-cell table:style-name="ce8" table:formula="of:=[.B333]&gt;[.C3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4]=[.E334]" office:value-type="boolean" office:boolean-value="true" calcext:value-type="boolean">
            <text:p>TRUE</text:p>
          </table:table-cell>
          <table:table-cell table:style-name="ce8" table:formula="of:=[.B334]&gt;[.C3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5]=[.E335]" office:value-type="boolean" office:boolean-value="true" calcext:value-type="boolean">
            <text:p>TRUE</text:p>
          </table:table-cell>
          <table:table-cell table:style-name="ce8" table:formula="of:=[.B335]&gt;[.C3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6]=[.E336]" office:value-type="boolean" office:boolean-value="true" calcext:value-type="boolean">
            <text:p>TRUE</text:p>
          </table:table-cell>
          <table:table-cell table:style-name="ce8" table:formula="of:=[.B336]&gt;[.C3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7]=[.E337]" office:value-type="boolean" office:boolean-value="true" calcext:value-type="boolean">
            <text:p>TRUE</text:p>
          </table:table-cell>
          <table:table-cell table:style-name="ce8" table:formula="of:=[.B337]&gt;[.C3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8]=[.E338]" office:value-type="boolean" office:boolean-value="true" calcext:value-type="boolean">
            <text:p>TRUE</text:p>
          </table:table-cell>
          <table:table-cell table:style-name="ce8" table:formula="of:=[.B338]&gt;[.C3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39]=[.E339]" office:value-type="boolean" office:boolean-value="true" calcext:value-type="boolean">
            <text:p>TRUE</text:p>
          </table:table-cell>
          <table:table-cell table:style-name="ce8" table:formula="of:=[.B339]&gt;[.C3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0]=[.E340]" office:value-type="boolean" office:boolean-value="true" calcext:value-type="boolean">
            <text:p>TRUE</text:p>
          </table:table-cell>
          <table:table-cell table:style-name="ce8" table:formula="of:=[.B340]&gt;[.C3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1]=[.E341]" office:value-type="boolean" office:boolean-value="true" calcext:value-type="boolean">
            <text:p>TRUE</text:p>
          </table:table-cell>
          <table:table-cell table:style-name="ce8" table:formula="of:=[.B341]&gt;[.C3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2]=[.E342]" office:value-type="boolean" office:boolean-value="true" calcext:value-type="boolean">
            <text:p>TRUE</text:p>
          </table:table-cell>
          <table:table-cell table:style-name="ce8" table:formula="of:=[.B342]&gt;[.C3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3]=[.E343]" office:value-type="boolean" office:boolean-value="true" calcext:value-type="boolean">
            <text:p>TRUE</text:p>
          </table:table-cell>
          <table:table-cell table:style-name="ce8" table:formula="of:=[.B343]&gt;[.C3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4]=[.E344]" office:value-type="boolean" office:boolean-value="true" calcext:value-type="boolean">
            <text:p>TRUE</text:p>
          </table:table-cell>
          <table:table-cell table:style-name="ce8" table:formula="of:=[.B344]&gt;[.C3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5]=[.E345]" office:value-type="boolean" office:boolean-value="true" calcext:value-type="boolean">
            <text:p>TRUE</text:p>
          </table:table-cell>
          <table:table-cell table:style-name="ce8" table:formula="of:=[.B345]&gt;[.C3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6]=[.E346]" office:value-type="boolean" office:boolean-value="true" calcext:value-type="boolean">
            <text:p>TRUE</text:p>
          </table:table-cell>
          <table:table-cell table:style-name="ce8" table:formula="of:=[.B346]&gt;[.C3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7]=[.E347]" office:value-type="boolean" office:boolean-value="true" calcext:value-type="boolean">
            <text:p>TRUE</text:p>
          </table:table-cell>
          <table:table-cell table:style-name="ce8" table:formula="of:=[.B347]&gt;[.C3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8]=[.E348]" office:value-type="boolean" office:boolean-value="true" calcext:value-type="boolean">
            <text:p>TRUE</text:p>
          </table:table-cell>
          <table:table-cell table:style-name="ce8" table:formula="of:=[.B348]&gt;[.C3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49]=[.E349]" office:value-type="boolean" office:boolean-value="true" calcext:value-type="boolean">
            <text:p>TRUE</text:p>
          </table:table-cell>
          <table:table-cell table:style-name="ce8" table:formula="of:=[.B349]&gt;[.C3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0]=[.E350]" office:value-type="boolean" office:boolean-value="true" calcext:value-type="boolean">
            <text:p>TRUE</text:p>
          </table:table-cell>
          <table:table-cell table:style-name="ce8" table:formula="of:=[.B350]&gt;[.C3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1]=[.E351]" office:value-type="boolean" office:boolean-value="true" calcext:value-type="boolean">
            <text:p>TRUE</text:p>
          </table:table-cell>
          <table:table-cell table:style-name="ce8" table:formula="of:=[.B351]&gt;[.C3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2]=[.E352]" office:value-type="boolean" office:boolean-value="true" calcext:value-type="boolean">
            <text:p>TRUE</text:p>
          </table:table-cell>
          <table:table-cell table:style-name="ce8" table:formula="of:=[.B352]&gt;[.C3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3]=[.E353]" office:value-type="boolean" office:boolean-value="true" calcext:value-type="boolean">
            <text:p>TRUE</text:p>
          </table:table-cell>
          <table:table-cell table:style-name="ce8" table:formula="of:=[.B353]&gt;[.C3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4]=[.E354]" office:value-type="boolean" office:boolean-value="true" calcext:value-type="boolean">
            <text:p>TRUE</text:p>
          </table:table-cell>
          <table:table-cell table:style-name="ce8" table:formula="of:=[.B354]&gt;[.C3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5]=[.E355]" office:value-type="boolean" office:boolean-value="true" calcext:value-type="boolean">
            <text:p>TRUE</text:p>
          </table:table-cell>
          <table:table-cell table:style-name="ce8" table:formula="of:=[.B355]&gt;[.C3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6]=[.E356]" office:value-type="boolean" office:boolean-value="true" calcext:value-type="boolean">
            <text:p>TRUE</text:p>
          </table:table-cell>
          <table:table-cell table:style-name="ce8" table:formula="of:=[.B356]&gt;[.C3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7]=[.E357]" office:value-type="boolean" office:boolean-value="true" calcext:value-type="boolean">
            <text:p>TRUE</text:p>
          </table:table-cell>
          <table:table-cell table:style-name="ce8" table:formula="of:=[.B357]&gt;[.C3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8]=[.E358]" office:value-type="boolean" office:boolean-value="true" calcext:value-type="boolean">
            <text:p>TRUE</text:p>
          </table:table-cell>
          <table:table-cell table:style-name="ce8" table:formula="of:=[.B358]&gt;[.C3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59]=[.E359]" office:value-type="boolean" office:boolean-value="true" calcext:value-type="boolean">
            <text:p>TRUE</text:p>
          </table:table-cell>
          <table:table-cell table:style-name="ce8" table:formula="of:=[.B359]&gt;[.C3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0]=[.E360]" office:value-type="boolean" office:boolean-value="true" calcext:value-type="boolean">
            <text:p>TRUE</text:p>
          </table:table-cell>
          <table:table-cell table:style-name="ce8" table:formula="of:=[.B360]&gt;[.C3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1]=[.E361]" office:value-type="boolean" office:boolean-value="true" calcext:value-type="boolean">
            <text:p>TRUE</text:p>
          </table:table-cell>
          <table:table-cell table:style-name="ce8" table:formula="of:=[.B361]&gt;[.C3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2]=[.E362]" office:value-type="boolean" office:boolean-value="true" calcext:value-type="boolean">
            <text:p>TRUE</text:p>
          </table:table-cell>
          <table:table-cell table:style-name="ce8" table:formula="of:=[.B362]&gt;[.C3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3]=[.E363]" office:value-type="boolean" office:boolean-value="true" calcext:value-type="boolean">
            <text:p>TRUE</text:p>
          </table:table-cell>
          <table:table-cell table:style-name="ce8" table:formula="of:=[.B363]&gt;[.C3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4]=[.E364]" office:value-type="boolean" office:boolean-value="true" calcext:value-type="boolean">
            <text:p>TRUE</text:p>
          </table:table-cell>
          <table:table-cell table:style-name="ce8" table:formula="of:=[.B364]&gt;[.C3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5]=[.E365]" office:value-type="boolean" office:boolean-value="true" calcext:value-type="boolean">
            <text:p>TRUE</text:p>
          </table:table-cell>
          <table:table-cell table:style-name="ce8" table:formula="of:=[.B365]&gt;[.C3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6]=[.E366]" office:value-type="boolean" office:boolean-value="true" calcext:value-type="boolean">
            <text:p>TRUE</text:p>
          </table:table-cell>
          <table:table-cell table:style-name="ce8" table:formula="of:=[.B366]&gt;[.C3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7]=[.E367]" office:value-type="boolean" office:boolean-value="true" calcext:value-type="boolean">
            <text:p>TRUE</text:p>
          </table:table-cell>
          <table:table-cell table:style-name="ce8" table:formula="of:=[.B367]&gt;[.C3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8]=[.E368]" office:value-type="boolean" office:boolean-value="true" calcext:value-type="boolean">
            <text:p>TRUE</text:p>
          </table:table-cell>
          <table:table-cell table:style-name="ce8" table:formula="of:=[.B368]&gt;[.C3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69]=[.E369]" office:value-type="boolean" office:boolean-value="true" calcext:value-type="boolean">
            <text:p>TRUE</text:p>
          </table:table-cell>
          <table:table-cell table:style-name="ce8" table:formula="of:=[.B369]&gt;[.C3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0]=[.E370]" office:value-type="boolean" office:boolean-value="true" calcext:value-type="boolean">
            <text:p>TRUE</text:p>
          </table:table-cell>
          <table:table-cell table:style-name="ce8" table:formula="of:=[.B370]&gt;[.C3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1]=[.E371]" office:value-type="boolean" office:boolean-value="true" calcext:value-type="boolean">
            <text:p>TRUE</text:p>
          </table:table-cell>
          <table:table-cell table:style-name="ce8" table:formula="of:=[.B371]&gt;[.C3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2]=[.E372]" office:value-type="boolean" office:boolean-value="true" calcext:value-type="boolean">
            <text:p>TRUE</text:p>
          </table:table-cell>
          <table:table-cell table:style-name="ce8" table:formula="of:=[.B372]&gt;[.C3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3]=[.E373]" office:value-type="boolean" office:boolean-value="true" calcext:value-type="boolean">
            <text:p>TRUE</text:p>
          </table:table-cell>
          <table:table-cell table:style-name="ce8" table:formula="of:=[.B373]&gt;[.C3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4]=[.E374]" office:value-type="boolean" office:boolean-value="true" calcext:value-type="boolean">
            <text:p>TRUE</text:p>
          </table:table-cell>
          <table:table-cell table:style-name="ce8" table:formula="of:=[.B374]&gt;[.C3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5]=[.E375]" office:value-type="boolean" office:boolean-value="true" calcext:value-type="boolean">
            <text:p>TRUE</text:p>
          </table:table-cell>
          <table:table-cell table:style-name="ce8" table:formula="of:=[.B375]&gt;[.C3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6]=[.E376]" office:value-type="boolean" office:boolean-value="true" calcext:value-type="boolean">
            <text:p>TRUE</text:p>
          </table:table-cell>
          <table:table-cell table:style-name="ce8" table:formula="of:=[.B376]&gt;[.C3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7]=[.E377]" office:value-type="boolean" office:boolean-value="true" calcext:value-type="boolean">
            <text:p>TRUE</text:p>
          </table:table-cell>
          <table:table-cell table:style-name="ce8" table:formula="of:=[.B377]&gt;[.C3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8]=[.E378]" office:value-type="boolean" office:boolean-value="true" calcext:value-type="boolean">
            <text:p>TRUE</text:p>
          </table:table-cell>
          <table:table-cell table:style-name="ce8" table:formula="of:=[.B378]&gt;[.C3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79]=[.E379]" office:value-type="boolean" office:boolean-value="true" calcext:value-type="boolean">
            <text:p>TRUE</text:p>
          </table:table-cell>
          <table:table-cell table:style-name="ce8" table:formula="of:=[.B379]&gt;[.C3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0]=[.E380]" office:value-type="boolean" office:boolean-value="true" calcext:value-type="boolean">
            <text:p>TRUE</text:p>
          </table:table-cell>
          <table:table-cell table:style-name="ce8" table:formula="of:=[.B380]&gt;[.C3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1]=[.E381]" office:value-type="boolean" office:boolean-value="true" calcext:value-type="boolean">
            <text:p>TRUE</text:p>
          </table:table-cell>
          <table:table-cell table:style-name="ce8" table:formula="of:=[.B381]&gt;[.C3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2]=[.E382]" office:value-type="boolean" office:boolean-value="true" calcext:value-type="boolean">
            <text:p>TRUE</text:p>
          </table:table-cell>
          <table:table-cell table:style-name="ce8" table:formula="of:=[.B382]&gt;[.C3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3]=[.E383]" office:value-type="boolean" office:boolean-value="true" calcext:value-type="boolean">
            <text:p>TRUE</text:p>
          </table:table-cell>
          <table:table-cell table:style-name="ce8" table:formula="of:=[.B383]&gt;[.C3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4]=[.E384]" office:value-type="boolean" office:boolean-value="true" calcext:value-type="boolean">
            <text:p>TRUE</text:p>
          </table:table-cell>
          <table:table-cell table:style-name="ce8" table:formula="of:=[.B384]&gt;[.C3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5]=[.E385]" office:value-type="boolean" office:boolean-value="true" calcext:value-type="boolean">
            <text:p>TRUE</text:p>
          </table:table-cell>
          <table:table-cell table:style-name="ce8" table:formula="of:=[.B385]&gt;[.C3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6]=[.E386]" office:value-type="boolean" office:boolean-value="true" calcext:value-type="boolean">
            <text:p>TRUE</text:p>
          </table:table-cell>
          <table:table-cell table:style-name="ce8" table:formula="of:=[.B386]&gt;[.C3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7]=[.E387]" office:value-type="boolean" office:boolean-value="true" calcext:value-type="boolean">
            <text:p>TRUE</text:p>
          </table:table-cell>
          <table:table-cell table:style-name="ce8" table:formula="of:=[.B387]&gt;[.C3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8]=[.E388]" office:value-type="boolean" office:boolean-value="true" calcext:value-type="boolean">
            <text:p>TRUE</text:p>
          </table:table-cell>
          <table:table-cell table:style-name="ce8" table:formula="of:=[.B388]&gt;[.C3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89]=[.E389]" office:value-type="boolean" office:boolean-value="true" calcext:value-type="boolean">
            <text:p>TRUE</text:p>
          </table:table-cell>
          <table:table-cell table:style-name="ce8" table:formula="of:=[.B389]&gt;[.C3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0]=[.E390]" office:value-type="boolean" office:boolean-value="true" calcext:value-type="boolean">
            <text:p>TRUE</text:p>
          </table:table-cell>
          <table:table-cell table:style-name="ce8" table:formula="of:=[.B390]&gt;[.C3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1]=[.E391]" office:value-type="boolean" office:boolean-value="true" calcext:value-type="boolean">
            <text:p>TRUE</text:p>
          </table:table-cell>
          <table:table-cell table:style-name="ce8" table:formula="of:=[.B391]&gt;[.C3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2]=[.E392]" office:value-type="boolean" office:boolean-value="true" calcext:value-type="boolean">
            <text:p>TRUE</text:p>
          </table:table-cell>
          <table:table-cell table:style-name="ce8" table:formula="of:=[.B392]&gt;[.C3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3]=[.E393]" office:value-type="boolean" office:boolean-value="true" calcext:value-type="boolean">
            <text:p>TRUE</text:p>
          </table:table-cell>
          <table:table-cell table:style-name="ce8" table:formula="of:=[.B393]&gt;[.C3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4]=[.E394]" office:value-type="boolean" office:boolean-value="true" calcext:value-type="boolean">
            <text:p>TRUE</text:p>
          </table:table-cell>
          <table:table-cell table:style-name="ce8" table:formula="of:=[.B394]&gt;[.C3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5]=[.E395]" office:value-type="boolean" office:boolean-value="true" calcext:value-type="boolean">
            <text:p>TRUE</text:p>
          </table:table-cell>
          <table:table-cell table:style-name="ce8" table:formula="of:=[.B395]&gt;[.C3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6]=[.E396]" office:value-type="boolean" office:boolean-value="true" calcext:value-type="boolean">
            <text:p>TRUE</text:p>
          </table:table-cell>
          <table:table-cell table:style-name="ce8" table:formula="of:=[.B396]&gt;[.C3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7]=[.E397]" office:value-type="boolean" office:boolean-value="true" calcext:value-type="boolean">
            <text:p>TRUE</text:p>
          </table:table-cell>
          <table:table-cell table:style-name="ce8" table:formula="of:=[.B397]&gt;[.C3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8]=[.E398]" office:value-type="boolean" office:boolean-value="true" calcext:value-type="boolean">
            <text:p>TRUE</text:p>
          </table:table-cell>
          <table:table-cell table:style-name="ce8" table:formula="of:=[.B398]&gt;[.C3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399]=[.E399]" office:value-type="boolean" office:boolean-value="true" calcext:value-type="boolean">
            <text:p>TRUE</text:p>
          </table:table-cell>
          <table:table-cell table:style-name="ce8" table:formula="of:=[.B399]&gt;[.C3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0]=[.E400]" office:value-type="boolean" office:boolean-value="true" calcext:value-type="boolean">
            <text:p>TRUE</text:p>
          </table:table-cell>
          <table:table-cell table:style-name="ce8" table:formula="of:=[.B400]&gt;[.C4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1]=[.E401]" office:value-type="boolean" office:boolean-value="true" calcext:value-type="boolean">
            <text:p>TRUE</text:p>
          </table:table-cell>
          <table:table-cell table:style-name="ce8" table:formula="of:=[.B401]&gt;[.C4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2]=[.E402]" office:value-type="boolean" office:boolean-value="true" calcext:value-type="boolean">
            <text:p>TRUE</text:p>
          </table:table-cell>
          <table:table-cell table:style-name="ce8" table:formula="of:=[.B402]&gt;[.C4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3]=[.E403]" office:value-type="boolean" office:boolean-value="true" calcext:value-type="boolean">
            <text:p>TRUE</text:p>
          </table:table-cell>
          <table:table-cell table:style-name="ce8" table:formula="of:=[.B403]&gt;[.C4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4]=[.E404]" office:value-type="boolean" office:boolean-value="true" calcext:value-type="boolean">
            <text:p>TRUE</text:p>
          </table:table-cell>
          <table:table-cell table:style-name="ce8" table:formula="of:=[.B404]&gt;[.C4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5]=[.E405]" office:value-type="boolean" office:boolean-value="true" calcext:value-type="boolean">
            <text:p>TRUE</text:p>
          </table:table-cell>
          <table:table-cell table:style-name="ce8" table:formula="of:=[.B405]&gt;[.C4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6]=[.E406]" office:value-type="boolean" office:boolean-value="true" calcext:value-type="boolean">
            <text:p>TRUE</text:p>
          </table:table-cell>
          <table:table-cell table:style-name="ce8" table:formula="of:=[.B406]&gt;[.C4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7]=[.E407]" office:value-type="boolean" office:boolean-value="true" calcext:value-type="boolean">
            <text:p>TRUE</text:p>
          </table:table-cell>
          <table:table-cell table:style-name="ce8" table:formula="of:=[.B407]&gt;[.C4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8]=[.E408]" office:value-type="boolean" office:boolean-value="true" calcext:value-type="boolean">
            <text:p>TRUE</text:p>
          </table:table-cell>
          <table:table-cell table:style-name="ce8" table:formula="of:=[.B408]&gt;[.C4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09]=[.E409]" office:value-type="boolean" office:boolean-value="true" calcext:value-type="boolean">
            <text:p>TRUE</text:p>
          </table:table-cell>
          <table:table-cell table:style-name="ce8" table:formula="of:=[.B409]&gt;[.C4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0]=[.E410]" office:value-type="boolean" office:boolean-value="true" calcext:value-type="boolean">
            <text:p>TRUE</text:p>
          </table:table-cell>
          <table:table-cell table:style-name="ce8" table:formula="of:=[.B410]&gt;[.C4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1]=[.E411]" office:value-type="boolean" office:boolean-value="true" calcext:value-type="boolean">
            <text:p>TRUE</text:p>
          </table:table-cell>
          <table:table-cell table:style-name="ce8" table:formula="of:=[.B411]&gt;[.C4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2]=[.E412]" office:value-type="boolean" office:boolean-value="true" calcext:value-type="boolean">
            <text:p>TRUE</text:p>
          </table:table-cell>
          <table:table-cell table:style-name="ce8" table:formula="of:=[.B412]&gt;[.C4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3]=[.E413]" office:value-type="boolean" office:boolean-value="true" calcext:value-type="boolean">
            <text:p>TRUE</text:p>
          </table:table-cell>
          <table:table-cell table:style-name="ce8" table:formula="of:=[.B413]&gt;[.C4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4]=[.E414]" office:value-type="boolean" office:boolean-value="true" calcext:value-type="boolean">
            <text:p>TRUE</text:p>
          </table:table-cell>
          <table:table-cell table:style-name="ce8" table:formula="of:=[.B414]&gt;[.C4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5]=[.E415]" office:value-type="boolean" office:boolean-value="true" calcext:value-type="boolean">
            <text:p>TRUE</text:p>
          </table:table-cell>
          <table:table-cell table:style-name="ce8" table:formula="of:=[.B415]&gt;[.C4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6]=[.E416]" office:value-type="boolean" office:boolean-value="true" calcext:value-type="boolean">
            <text:p>TRUE</text:p>
          </table:table-cell>
          <table:table-cell table:style-name="ce8" table:formula="of:=[.B416]&gt;[.C4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7]=[.E417]" office:value-type="boolean" office:boolean-value="true" calcext:value-type="boolean">
            <text:p>TRUE</text:p>
          </table:table-cell>
          <table:table-cell table:style-name="ce8" table:formula="of:=[.B417]&gt;[.C4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8]=[.E418]" office:value-type="boolean" office:boolean-value="true" calcext:value-type="boolean">
            <text:p>TRUE</text:p>
          </table:table-cell>
          <table:table-cell table:style-name="ce8" table:formula="of:=[.B418]&gt;[.C4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19]=[.E419]" office:value-type="boolean" office:boolean-value="true" calcext:value-type="boolean">
            <text:p>TRUE</text:p>
          </table:table-cell>
          <table:table-cell table:style-name="ce8" table:formula="of:=[.B419]&gt;[.C4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0]=[.E420]" office:value-type="boolean" office:boolean-value="true" calcext:value-type="boolean">
            <text:p>TRUE</text:p>
          </table:table-cell>
          <table:table-cell table:style-name="ce8" table:formula="of:=[.B420]&gt;[.C4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1]=[.E421]" office:value-type="boolean" office:boolean-value="true" calcext:value-type="boolean">
            <text:p>TRUE</text:p>
          </table:table-cell>
          <table:table-cell table:style-name="ce8" table:formula="of:=[.B421]&gt;[.C4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2]=[.E422]" office:value-type="boolean" office:boolean-value="true" calcext:value-type="boolean">
            <text:p>TRUE</text:p>
          </table:table-cell>
          <table:table-cell table:style-name="ce8" table:formula="of:=[.B422]&gt;[.C4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3]=[.E423]" office:value-type="boolean" office:boolean-value="true" calcext:value-type="boolean">
            <text:p>TRUE</text:p>
          </table:table-cell>
          <table:table-cell table:style-name="ce8" table:formula="of:=[.B423]&gt;[.C4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4]=[.E424]" office:value-type="boolean" office:boolean-value="true" calcext:value-type="boolean">
            <text:p>TRUE</text:p>
          </table:table-cell>
          <table:table-cell table:style-name="ce8" table:formula="of:=[.B424]&gt;[.C4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5]=[.E425]" office:value-type="boolean" office:boolean-value="true" calcext:value-type="boolean">
            <text:p>TRUE</text:p>
          </table:table-cell>
          <table:table-cell table:style-name="ce8" table:formula="of:=[.B425]&gt;[.C4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6]=[.E426]" office:value-type="boolean" office:boolean-value="true" calcext:value-type="boolean">
            <text:p>TRUE</text:p>
          </table:table-cell>
          <table:table-cell table:style-name="ce8" table:formula="of:=[.B426]&gt;[.C4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7]=[.E427]" office:value-type="boolean" office:boolean-value="true" calcext:value-type="boolean">
            <text:p>TRUE</text:p>
          </table:table-cell>
          <table:table-cell table:style-name="ce8" table:formula="of:=[.B427]&gt;[.C4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8]=[.E428]" office:value-type="boolean" office:boolean-value="true" calcext:value-type="boolean">
            <text:p>TRUE</text:p>
          </table:table-cell>
          <table:table-cell table:style-name="ce8" table:formula="of:=[.B428]&gt;[.C4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29]=[.E429]" office:value-type="boolean" office:boolean-value="true" calcext:value-type="boolean">
            <text:p>TRUE</text:p>
          </table:table-cell>
          <table:table-cell table:style-name="ce8" table:formula="of:=[.B429]&gt;[.C4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0]=[.E430]" office:value-type="boolean" office:boolean-value="true" calcext:value-type="boolean">
            <text:p>TRUE</text:p>
          </table:table-cell>
          <table:table-cell table:style-name="ce8" table:formula="of:=[.B430]&gt;[.C4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1]=[.E431]" office:value-type="boolean" office:boolean-value="true" calcext:value-type="boolean">
            <text:p>TRUE</text:p>
          </table:table-cell>
          <table:table-cell table:style-name="ce8" table:formula="of:=[.B431]&gt;[.C4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2]=[.E432]" office:value-type="boolean" office:boolean-value="true" calcext:value-type="boolean">
            <text:p>TRUE</text:p>
          </table:table-cell>
          <table:table-cell table:style-name="ce8" table:formula="of:=[.B432]&gt;[.C4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3]=[.E433]" office:value-type="boolean" office:boolean-value="true" calcext:value-type="boolean">
            <text:p>TRUE</text:p>
          </table:table-cell>
          <table:table-cell table:style-name="ce8" table:formula="of:=[.B433]&gt;[.C4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4]=[.E434]" office:value-type="boolean" office:boolean-value="true" calcext:value-type="boolean">
            <text:p>TRUE</text:p>
          </table:table-cell>
          <table:table-cell table:style-name="ce8" table:formula="of:=[.B434]&gt;[.C4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5]=[.E435]" office:value-type="boolean" office:boolean-value="true" calcext:value-type="boolean">
            <text:p>TRUE</text:p>
          </table:table-cell>
          <table:table-cell table:style-name="ce8" table:formula="of:=[.B435]&gt;[.C4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6]=[.E436]" office:value-type="boolean" office:boolean-value="true" calcext:value-type="boolean">
            <text:p>TRUE</text:p>
          </table:table-cell>
          <table:table-cell table:style-name="ce8" table:formula="of:=[.B436]&gt;[.C4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7]=[.E437]" office:value-type="boolean" office:boolean-value="true" calcext:value-type="boolean">
            <text:p>TRUE</text:p>
          </table:table-cell>
          <table:table-cell table:style-name="ce8" table:formula="of:=[.B437]&gt;[.C4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8]=[.E438]" office:value-type="boolean" office:boolean-value="true" calcext:value-type="boolean">
            <text:p>TRUE</text:p>
          </table:table-cell>
          <table:table-cell table:style-name="ce8" table:formula="of:=[.B438]&gt;[.C4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39]=[.E439]" office:value-type="boolean" office:boolean-value="true" calcext:value-type="boolean">
            <text:p>TRUE</text:p>
          </table:table-cell>
          <table:table-cell table:style-name="ce8" table:formula="of:=[.B439]&gt;[.C4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0]=[.E440]" office:value-type="boolean" office:boolean-value="true" calcext:value-type="boolean">
            <text:p>TRUE</text:p>
          </table:table-cell>
          <table:table-cell table:style-name="ce8" table:formula="of:=[.B440]&gt;[.C4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1]=[.E441]" office:value-type="boolean" office:boolean-value="true" calcext:value-type="boolean">
            <text:p>TRUE</text:p>
          </table:table-cell>
          <table:table-cell table:style-name="ce8" table:formula="of:=[.B441]&gt;[.C4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2]=[.E442]" office:value-type="boolean" office:boolean-value="true" calcext:value-type="boolean">
            <text:p>TRUE</text:p>
          </table:table-cell>
          <table:table-cell table:style-name="ce8" table:formula="of:=[.B442]&gt;[.C4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3]=[.E443]" office:value-type="boolean" office:boolean-value="true" calcext:value-type="boolean">
            <text:p>TRUE</text:p>
          </table:table-cell>
          <table:table-cell table:style-name="ce8" table:formula="of:=[.B443]&gt;[.C4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4]=[.E444]" office:value-type="boolean" office:boolean-value="true" calcext:value-type="boolean">
            <text:p>TRUE</text:p>
          </table:table-cell>
          <table:table-cell table:style-name="ce8" table:formula="of:=[.B444]&gt;[.C4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5]=[.E445]" office:value-type="boolean" office:boolean-value="true" calcext:value-type="boolean">
            <text:p>TRUE</text:p>
          </table:table-cell>
          <table:table-cell table:style-name="ce8" table:formula="of:=[.B445]&gt;[.C4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6]=[.E446]" office:value-type="boolean" office:boolean-value="true" calcext:value-type="boolean">
            <text:p>TRUE</text:p>
          </table:table-cell>
          <table:table-cell table:style-name="ce8" table:formula="of:=[.B446]&gt;[.C4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7]=[.E447]" office:value-type="boolean" office:boolean-value="true" calcext:value-type="boolean">
            <text:p>TRUE</text:p>
          </table:table-cell>
          <table:table-cell table:style-name="ce8" table:formula="of:=[.B447]&gt;[.C4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8]=[.E448]" office:value-type="boolean" office:boolean-value="true" calcext:value-type="boolean">
            <text:p>TRUE</text:p>
          </table:table-cell>
          <table:table-cell table:style-name="ce8" table:formula="of:=[.B448]&gt;[.C4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49]=[.E449]" office:value-type="boolean" office:boolean-value="true" calcext:value-type="boolean">
            <text:p>TRUE</text:p>
          </table:table-cell>
          <table:table-cell table:style-name="ce8" table:formula="of:=[.B449]&gt;[.C4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0]=[.E450]" office:value-type="boolean" office:boolean-value="true" calcext:value-type="boolean">
            <text:p>TRUE</text:p>
          </table:table-cell>
          <table:table-cell table:style-name="ce8" table:formula="of:=[.B450]&gt;[.C4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1]=[.E451]" office:value-type="boolean" office:boolean-value="true" calcext:value-type="boolean">
            <text:p>TRUE</text:p>
          </table:table-cell>
          <table:table-cell table:style-name="ce8" table:formula="of:=[.B451]&gt;[.C4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2]=[.E452]" office:value-type="boolean" office:boolean-value="true" calcext:value-type="boolean">
            <text:p>TRUE</text:p>
          </table:table-cell>
          <table:table-cell table:style-name="ce8" table:formula="of:=[.B452]&gt;[.C4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3]=[.E453]" office:value-type="boolean" office:boolean-value="true" calcext:value-type="boolean">
            <text:p>TRUE</text:p>
          </table:table-cell>
          <table:table-cell table:style-name="ce8" table:formula="of:=[.B453]&gt;[.C4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4]=[.E454]" office:value-type="boolean" office:boolean-value="true" calcext:value-type="boolean">
            <text:p>TRUE</text:p>
          </table:table-cell>
          <table:table-cell table:style-name="ce8" table:formula="of:=[.B454]&gt;[.C4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5]=[.E455]" office:value-type="boolean" office:boolean-value="true" calcext:value-type="boolean">
            <text:p>TRUE</text:p>
          </table:table-cell>
          <table:table-cell table:style-name="ce8" table:formula="of:=[.B455]&gt;[.C4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6]=[.E456]" office:value-type="boolean" office:boolean-value="true" calcext:value-type="boolean">
            <text:p>TRUE</text:p>
          </table:table-cell>
          <table:table-cell table:style-name="ce8" table:formula="of:=[.B456]&gt;[.C4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7]=[.E457]" office:value-type="boolean" office:boolean-value="true" calcext:value-type="boolean">
            <text:p>TRUE</text:p>
          </table:table-cell>
          <table:table-cell table:style-name="ce8" table:formula="of:=[.B457]&gt;[.C4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8]=[.E458]" office:value-type="boolean" office:boolean-value="true" calcext:value-type="boolean">
            <text:p>TRUE</text:p>
          </table:table-cell>
          <table:table-cell table:style-name="ce8" table:formula="of:=[.B458]&gt;[.C4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59]=[.E459]" office:value-type="boolean" office:boolean-value="true" calcext:value-type="boolean">
            <text:p>TRUE</text:p>
          </table:table-cell>
          <table:table-cell table:style-name="ce8" table:formula="of:=[.B459]&gt;[.C4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0]=[.E460]" office:value-type="boolean" office:boolean-value="true" calcext:value-type="boolean">
            <text:p>TRUE</text:p>
          </table:table-cell>
          <table:table-cell table:style-name="ce8" table:formula="of:=[.B460]&gt;[.C4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1]=[.E461]" office:value-type="boolean" office:boolean-value="true" calcext:value-type="boolean">
            <text:p>TRUE</text:p>
          </table:table-cell>
          <table:table-cell table:style-name="ce8" table:formula="of:=[.B461]&gt;[.C4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2]=[.E462]" office:value-type="boolean" office:boolean-value="true" calcext:value-type="boolean">
            <text:p>TRUE</text:p>
          </table:table-cell>
          <table:table-cell table:style-name="ce8" table:formula="of:=[.B462]&gt;[.C4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3]=[.E463]" office:value-type="boolean" office:boolean-value="true" calcext:value-type="boolean">
            <text:p>TRUE</text:p>
          </table:table-cell>
          <table:table-cell table:style-name="ce8" table:formula="of:=[.B463]&gt;[.C4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4]=[.E464]" office:value-type="boolean" office:boolean-value="true" calcext:value-type="boolean">
            <text:p>TRUE</text:p>
          </table:table-cell>
          <table:table-cell table:style-name="ce8" table:formula="of:=[.B464]&gt;[.C4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5]=[.E465]" office:value-type="boolean" office:boolean-value="true" calcext:value-type="boolean">
            <text:p>TRUE</text:p>
          </table:table-cell>
          <table:table-cell table:style-name="ce8" table:formula="of:=[.B465]&gt;[.C4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6]=[.E466]" office:value-type="boolean" office:boolean-value="true" calcext:value-type="boolean">
            <text:p>TRUE</text:p>
          </table:table-cell>
          <table:table-cell table:style-name="ce8" table:formula="of:=[.B466]&gt;[.C4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7]=[.E467]" office:value-type="boolean" office:boolean-value="true" calcext:value-type="boolean">
            <text:p>TRUE</text:p>
          </table:table-cell>
          <table:table-cell table:style-name="ce8" table:formula="of:=[.B467]&gt;[.C4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8]=[.E468]" office:value-type="boolean" office:boolean-value="true" calcext:value-type="boolean">
            <text:p>TRUE</text:p>
          </table:table-cell>
          <table:table-cell table:style-name="ce8" table:formula="of:=[.B468]&gt;[.C4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69]=[.E469]" office:value-type="boolean" office:boolean-value="true" calcext:value-type="boolean">
            <text:p>TRUE</text:p>
          </table:table-cell>
          <table:table-cell table:style-name="ce8" table:formula="of:=[.B469]&gt;[.C4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0]=[.E470]" office:value-type="boolean" office:boolean-value="true" calcext:value-type="boolean">
            <text:p>TRUE</text:p>
          </table:table-cell>
          <table:table-cell table:style-name="ce8" table:formula="of:=[.B470]&gt;[.C4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1]=[.E471]" office:value-type="boolean" office:boolean-value="true" calcext:value-type="boolean">
            <text:p>TRUE</text:p>
          </table:table-cell>
          <table:table-cell table:style-name="ce8" table:formula="of:=[.B471]&gt;[.C4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2]=[.E472]" office:value-type="boolean" office:boolean-value="true" calcext:value-type="boolean">
            <text:p>TRUE</text:p>
          </table:table-cell>
          <table:table-cell table:style-name="ce8" table:formula="of:=[.B472]&gt;[.C4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3]=[.E473]" office:value-type="boolean" office:boolean-value="true" calcext:value-type="boolean">
            <text:p>TRUE</text:p>
          </table:table-cell>
          <table:table-cell table:style-name="ce8" table:formula="of:=[.B473]&gt;[.C4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4]=[.E474]" office:value-type="boolean" office:boolean-value="true" calcext:value-type="boolean">
            <text:p>TRUE</text:p>
          </table:table-cell>
          <table:table-cell table:style-name="ce8" table:formula="of:=[.B474]&gt;[.C4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5]=[.E475]" office:value-type="boolean" office:boolean-value="true" calcext:value-type="boolean">
            <text:p>TRUE</text:p>
          </table:table-cell>
          <table:table-cell table:style-name="ce8" table:formula="of:=[.B475]&gt;[.C4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6]=[.E476]" office:value-type="boolean" office:boolean-value="true" calcext:value-type="boolean">
            <text:p>TRUE</text:p>
          </table:table-cell>
          <table:table-cell table:style-name="ce8" table:formula="of:=[.B476]&gt;[.C4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7]=[.E477]" office:value-type="boolean" office:boolean-value="true" calcext:value-type="boolean">
            <text:p>TRUE</text:p>
          </table:table-cell>
          <table:table-cell table:style-name="ce8" table:formula="of:=[.B477]&gt;[.C4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8]=[.E478]" office:value-type="boolean" office:boolean-value="true" calcext:value-type="boolean">
            <text:p>TRUE</text:p>
          </table:table-cell>
          <table:table-cell table:style-name="ce8" table:formula="of:=[.B478]&gt;[.C4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79]=[.E479]" office:value-type="boolean" office:boolean-value="true" calcext:value-type="boolean">
            <text:p>TRUE</text:p>
          </table:table-cell>
          <table:table-cell table:style-name="ce8" table:formula="of:=[.B479]&gt;[.C4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0]=[.E480]" office:value-type="boolean" office:boolean-value="true" calcext:value-type="boolean">
            <text:p>TRUE</text:p>
          </table:table-cell>
          <table:table-cell table:style-name="ce8" table:formula="of:=[.B480]&gt;[.C4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1]=[.E481]" office:value-type="boolean" office:boolean-value="true" calcext:value-type="boolean">
            <text:p>TRUE</text:p>
          </table:table-cell>
          <table:table-cell table:style-name="ce8" table:formula="of:=[.B481]&gt;[.C4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2]=[.E482]" office:value-type="boolean" office:boolean-value="true" calcext:value-type="boolean">
            <text:p>TRUE</text:p>
          </table:table-cell>
          <table:table-cell table:style-name="ce8" table:formula="of:=[.B482]&gt;[.C4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3]=[.E483]" office:value-type="boolean" office:boolean-value="true" calcext:value-type="boolean">
            <text:p>TRUE</text:p>
          </table:table-cell>
          <table:table-cell table:style-name="ce8" table:formula="of:=[.B483]&gt;[.C4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4]=[.E484]" office:value-type="boolean" office:boolean-value="true" calcext:value-type="boolean">
            <text:p>TRUE</text:p>
          </table:table-cell>
          <table:table-cell table:style-name="ce8" table:formula="of:=[.B484]&gt;[.C4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5]=[.E485]" office:value-type="boolean" office:boolean-value="true" calcext:value-type="boolean">
            <text:p>TRUE</text:p>
          </table:table-cell>
          <table:table-cell table:style-name="ce8" table:formula="of:=[.B485]&gt;[.C4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6]=[.E486]" office:value-type="boolean" office:boolean-value="true" calcext:value-type="boolean">
            <text:p>TRUE</text:p>
          </table:table-cell>
          <table:table-cell table:style-name="ce8" table:formula="of:=[.B486]&gt;[.C4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7]=[.E487]" office:value-type="boolean" office:boolean-value="true" calcext:value-type="boolean">
            <text:p>TRUE</text:p>
          </table:table-cell>
          <table:table-cell table:style-name="ce8" table:formula="of:=[.B487]&gt;[.C4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8]=[.E488]" office:value-type="boolean" office:boolean-value="true" calcext:value-type="boolean">
            <text:p>TRUE</text:p>
          </table:table-cell>
          <table:table-cell table:style-name="ce8" table:formula="of:=[.B488]&gt;[.C4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89]=[.E489]" office:value-type="boolean" office:boolean-value="true" calcext:value-type="boolean">
            <text:p>TRUE</text:p>
          </table:table-cell>
          <table:table-cell table:style-name="ce8" table:formula="of:=[.B489]&gt;[.C4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0]=[.E490]" office:value-type="boolean" office:boolean-value="true" calcext:value-type="boolean">
            <text:p>TRUE</text:p>
          </table:table-cell>
          <table:table-cell table:style-name="ce8" table:formula="of:=[.B490]&gt;[.C4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1]=[.E491]" office:value-type="boolean" office:boolean-value="true" calcext:value-type="boolean">
            <text:p>TRUE</text:p>
          </table:table-cell>
          <table:table-cell table:style-name="ce8" table:formula="of:=[.B491]&gt;[.C4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2]=[.E492]" office:value-type="boolean" office:boolean-value="true" calcext:value-type="boolean">
            <text:p>TRUE</text:p>
          </table:table-cell>
          <table:table-cell table:style-name="ce8" table:formula="of:=[.B492]&gt;[.C4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3]=[.E493]" office:value-type="boolean" office:boolean-value="true" calcext:value-type="boolean">
            <text:p>TRUE</text:p>
          </table:table-cell>
          <table:table-cell table:style-name="ce8" table:formula="of:=[.B493]&gt;[.C4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4]=[.E494]" office:value-type="boolean" office:boolean-value="true" calcext:value-type="boolean">
            <text:p>TRUE</text:p>
          </table:table-cell>
          <table:table-cell table:style-name="ce8" table:formula="of:=[.B494]&gt;[.C4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5]=[.E495]" office:value-type="boolean" office:boolean-value="true" calcext:value-type="boolean">
            <text:p>TRUE</text:p>
          </table:table-cell>
          <table:table-cell table:style-name="ce8" table:formula="of:=[.B495]&gt;[.C4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6]=[.E496]" office:value-type="boolean" office:boolean-value="true" calcext:value-type="boolean">
            <text:p>TRUE</text:p>
          </table:table-cell>
          <table:table-cell table:style-name="ce8" table:formula="of:=[.B496]&gt;[.C4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7]=[.E497]" office:value-type="boolean" office:boolean-value="true" calcext:value-type="boolean">
            <text:p>TRUE</text:p>
          </table:table-cell>
          <table:table-cell table:style-name="ce8" table:formula="of:=[.B497]&gt;[.C4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8]=[.E498]" office:value-type="boolean" office:boolean-value="true" calcext:value-type="boolean">
            <text:p>TRUE</text:p>
          </table:table-cell>
          <table:table-cell table:style-name="ce8" table:formula="of:=[.B498]&gt;[.C4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499]=[.E499]" office:value-type="boolean" office:boolean-value="true" calcext:value-type="boolean">
            <text:p>TRUE</text:p>
          </table:table-cell>
          <table:table-cell table:style-name="ce8" table:formula="of:=[.B499]&gt;[.C4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0]=[.E500]" office:value-type="boolean" office:boolean-value="true" calcext:value-type="boolean">
            <text:p>TRUE</text:p>
          </table:table-cell>
          <table:table-cell table:style-name="ce8" table:formula="of:=[.B500]&gt;[.C5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1]=[.E501]" office:value-type="boolean" office:boolean-value="true" calcext:value-type="boolean">
            <text:p>TRUE</text:p>
          </table:table-cell>
          <table:table-cell table:style-name="ce8" table:formula="of:=[.B501]&gt;[.C5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2]=[.E502]" office:value-type="boolean" office:boolean-value="true" calcext:value-type="boolean">
            <text:p>TRUE</text:p>
          </table:table-cell>
          <table:table-cell table:style-name="ce8" table:formula="of:=[.B502]&gt;[.C5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3]=[.E503]" office:value-type="boolean" office:boolean-value="true" calcext:value-type="boolean">
            <text:p>TRUE</text:p>
          </table:table-cell>
          <table:table-cell table:style-name="ce8" table:formula="of:=[.B503]&gt;[.C5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4]=[.E504]" office:value-type="boolean" office:boolean-value="true" calcext:value-type="boolean">
            <text:p>TRUE</text:p>
          </table:table-cell>
          <table:table-cell table:style-name="ce8" table:formula="of:=[.B504]&gt;[.C5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5]=[.E505]" office:value-type="boolean" office:boolean-value="true" calcext:value-type="boolean">
            <text:p>TRUE</text:p>
          </table:table-cell>
          <table:table-cell table:style-name="ce8" table:formula="of:=[.B505]&gt;[.C5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6]=[.E506]" office:value-type="boolean" office:boolean-value="true" calcext:value-type="boolean">
            <text:p>TRUE</text:p>
          </table:table-cell>
          <table:table-cell table:style-name="ce8" table:formula="of:=[.B506]&gt;[.C5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7]=[.E507]" office:value-type="boolean" office:boolean-value="true" calcext:value-type="boolean">
            <text:p>TRUE</text:p>
          </table:table-cell>
          <table:table-cell table:style-name="ce8" table:formula="of:=[.B507]&gt;[.C5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8]=[.E508]" office:value-type="boolean" office:boolean-value="true" calcext:value-type="boolean">
            <text:p>TRUE</text:p>
          </table:table-cell>
          <table:table-cell table:style-name="ce8" table:formula="of:=[.B508]&gt;[.C5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09]=[.E509]" office:value-type="boolean" office:boolean-value="true" calcext:value-type="boolean">
            <text:p>TRUE</text:p>
          </table:table-cell>
          <table:table-cell table:style-name="ce8" table:formula="of:=[.B509]&gt;[.C5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0]=[.E510]" office:value-type="boolean" office:boolean-value="true" calcext:value-type="boolean">
            <text:p>TRUE</text:p>
          </table:table-cell>
          <table:table-cell table:style-name="ce8" table:formula="of:=[.B510]&gt;[.C5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1]=[.E511]" office:value-type="boolean" office:boolean-value="true" calcext:value-type="boolean">
            <text:p>TRUE</text:p>
          </table:table-cell>
          <table:table-cell table:style-name="ce8" table:formula="of:=[.B511]&gt;[.C5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2]=[.E512]" office:value-type="boolean" office:boolean-value="true" calcext:value-type="boolean">
            <text:p>TRUE</text:p>
          </table:table-cell>
          <table:table-cell table:style-name="ce8" table:formula="of:=[.B512]&gt;[.C5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3]=[.E513]" office:value-type="boolean" office:boolean-value="true" calcext:value-type="boolean">
            <text:p>TRUE</text:p>
          </table:table-cell>
          <table:table-cell table:style-name="ce8" table:formula="of:=[.B513]&gt;[.C5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4]=[.E514]" office:value-type="boolean" office:boolean-value="true" calcext:value-type="boolean">
            <text:p>TRUE</text:p>
          </table:table-cell>
          <table:table-cell table:style-name="ce8" table:formula="of:=[.B514]&gt;[.C5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5]=[.E515]" office:value-type="boolean" office:boolean-value="true" calcext:value-type="boolean">
            <text:p>TRUE</text:p>
          </table:table-cell>
          <table:table-cell table:style-name="ce8" table:formula="of:=[.B515]&gt;[.C5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6]=[.E516]" office:value-type="boolean" office:boolean-value="true" calcext:value-type="boolean">
            <text:p>TRUE</text:p>
          </table:table-cell>
          <table:table-cell table:style-name="ce8" table:formula="of:=[.B516]&gt;[.C5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7]=[.E517]" office:value-type="boolean" office:boolean-value="true" calcext:value-type="boolean">
            <text:p>TRUE</text:p>
          </table:table-cell>
          <table:table-cell table:style-name="ce8" table:formula="of:=[.B517]&gt;[.C5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8]=[.E518]" office:value-type="boolean" office:boolean-value="true" calcext:value-type="boolean">
            <text:p>TRUE</text:p>
          </table:table-cell>
          <table:table-cell table:style-name="ce8" table:formula="of:=[.B518]&gt;[.C5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19]=[.E519]" office:value-type="boolean" office:boolean-value="true" calcext:value-type="boolean">
            <text:p>TRUE</text:p>
          </table:table-cell>
          <table:table-cell table:style-name="ce8" table:formula="of:=[.B519]&gt;[.C5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0]=[.E520]" office:value-type="boolean" office:boolean-value="true" calcext:value-type="boolean">
            <text:p>TRUE</text:p>
          </table:table-cell>
          <table:table-cell table:style-name="ce8" table:formula="of:=[.B520]&gt;[.C5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1]=[.E521]" office:value-type="boolean" office:boolean-value="true" calcext:value-type="boolean">
            <text:p>TRUE</text:p>
          </table:table-cell>
          <table:table-cell table:style-name="ce8" table:formula="of:=[.B521]&gt;[.C5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2]=[.E522]" office:value-type="boolean" office:boolean-value="true" calcext:value-type="boolean">
            <text:p>TRUE</text:p>
          </table:table-cell>
          <table:table-cell table:style-name="ce8" table:formula="of:=[.B522]&gt;[.C5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3]=[.E523]" office:value-type="boolean" office:boolean-value="true" calcext:value-type="boolean">
            <text:p>TRUE</text:p>
          </table:table-cell>
          <table:table-cell table:style-name="ce8" table:formula="of:=[.B523]&gt;[.C5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4]=[.E524]" office:value-type="boolean" office:boolean-value="true" calcext:value-type="boolean">
            <text:p>TRUE</text:p>
          </table:table-cell>
          <table:table-cell table:style-name="ce8" table:formula="of:=[.B524]&gt;[.C5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5]=[.E525]" office:value-type="boolean" office:boolean-value="true" calcext:value-type="boolean">
            <text:p>TRUE</text:p>
          </table:table-cell>
          <table:table-cell table:style-name="ce8" table:formula="of:=[.B525]&gt;[.C5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6]=[.E526]" office:value-type="boolean" office:boolean-value="true" calcext:value-type="boolean">
            <text:p>TRUE</text:p>
          </table:table-cell>
          <table:table-cell table:style-name="ce8" table:formula="of:=[.B526]&gt;[.C5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7]=[.E527]" office:value-type="boolean" office:boolean-value="true" calcext:value-type="boolean">
            <text:p>TRUE</text:p>
          </table:table-cell>
          <table:table-cell table:style-name="ce8" table:formula="of:=[.B527]&gt;[.C5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8]=[.E528]" office:value-type="boolean" office:boolean-value="true" calcext:value-type="boolean">
            <text:p>TRUE</text:p>
          </table:table-cell>
          <table:table-cell table:style-name="ce8" table:formula="of:=[.B528]&gt;[.C5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29]=[.E529]" office:value-type="boolean" office:boolean-value="true" calcext:value-type="boolean">
            <text:p>TRUE</text:p>
          </table:table-cell>
          <table:table-cell table:style-name="ce8" table:formula="of:=[.B529]&gt;[.C5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0]=[.E530]" office:value-type="boolean" office:boolean-value="true" calcext:value-type="boolean">
            <text:p>TRUE</text:p>
          </table:table-cell>
          <table:table-cell table:style-name="ce8" table:formula="of:=[.B530]&gt;[.C5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1]=[.E531]" office:value-type="boolean" office:boolean-value="true" calcext:value-type="boolean">
            <text:p>TRUE</text:p>
          </table:table-cell>
          <table:table-cell table:style-name="ce8" table:formula="of:=[.B531]&gt;[.C5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2]=[.E532]" office:value-type="boolean" office:boolean-value="true" calcext:value-type="boolean">
            <text:p>TRUE</text:p>
          </table:table-cell>
          <table:table-cell table:style-name="ce8" table:formula="of:=[.B532]&gt;[.C5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3]=[.E533]" office:value-type="boolean" office:boolean-value="true" calcext:value-type="boolean">
            <text:p>TRUE</text:p>
          </table:table-cell>
          <table:table-cell table:style-name="ce8" table:formula="of:=[.B533]&gt;[.C5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4]=[.E534]" office:value-type="boolean" office:boolean-value="true" calcext:value-type="boolean">
            <text:p>TRUE</text:p>
          </table:table-cell>
          <table:table-cell table:style-name="ce8" table:formula="of:=[.B534]&gt;[.C5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5]=[.E535]" office:value-type="boolean" office:boolean-value="true" calcext:value-type="boolean">
            <text:p>TRUE</text:p>
          </table:table-cell>
          <table:table-cell table:style-name="ce8" table:formula="of:=[.B535]&gt;[.C5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6]=[.E536]" office:value-type="boolean" office:boolean-value="true" calcext:value-type="boolean">
            <text:p>TRUE</text:p>
          </table:table-cell>
          <table:table-cell table:style-name="ce8" table:formula="of:=[.B536]&gt;[.C5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7]=[.E537]" office:value-type="boolean" office:boolean-value="true" calcext:value-type="boolean">
            <text:p>TRUE</text:p>
          </table:table-cell>
          <table:table-cell table:style-name="ce8" table:formula="of:=[.B537]&gt;[.C5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8]=[.E538]" office:value-type="boolean" office:boolean-value="true" calcext:value-type="boolean">
            <text:p>TRUE</text:p>
          </table:table-cell>
          <table:table-cell table:style-name="ce8" table:formula="of:=[.B538]&gt;[.C5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39]=[.E539]" office:value-type="boolean" office:boolean-value="true" calcext:value-type="boolean">
            <text:p>TRUE</text:p>
          </table:table-cell>
          <table:table-cell table:style-name="ce8" table:formula="of:=[.B539]&gt;[.C5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0]=[.E540]" office:value-type="boolean" office:boolean-value="true" calcext:value-type="boolean">
            <text:p>TRUE</text:p>
          </table:table-cell>
          <table:table-cell table:style-name="ce8" table:formula="of:=[.B540]&gt;[.C5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1]=[.E541]" office:value-type="boolean" office:boolean-value="true" calcext:value-type="boolean">
            <text:p>TRUE</text:p>
          </table:table-cell>
          <table:table-cell table:style-name="ce8" table:formula="of:=[.B541]&gt;[.C5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2]=[.E542]" office:value-type="boolean" office:boolean-value="true" calcext:value-type="boolean">
            <text:p>TRUE</text:p>
          </table:table-cell>
          <table:table-cell table:style-name="ce8" table:formula="of:=[.B542]&gt;[.C5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3]=[.E543]" office:value-type="boolean" office:boolean-value="true" calcext:value-type="boolean">
            <text:p>TRUE</text:p>
          </table:table-cell>
          <table:table-cell table:style-name="ce8" table:formula="of:=[.B543]&gt;[.C5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4]=[.E544]" office:value-type="boolean" office:boolean-value="true" calcext:value-type="boolean">
            <text:p>TRUE</text:p>
          </table:table-cell>
          <table:table-cell table:style-name="ce8" table:formula="of:=[.B544]&gt;[.C5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5]=[.E545]" office:value-type="boolean" office:boolean-value="true" calcext:value-type="boolean">
            <text:p>TRUE</text:p>
          </table:table-cell>
          <table:table-cell table:style-name="ce8" table:formula="of:=[.B545]&gt;[.C5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6]=[.E546]" office:value-type="boolean" office:boolean-value="true" calcext:value-type="boolean">
            <text:p>TRUE</text:p>
          </table:table-cell>
          <table:table-cell table:style-name="ce8" table:formula="of:=[.B546]&gt;[.C5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7]=[.E547]" office:value-type="boolean" office:boolean-value="true" calcext:value-type="boolean">
            <text:p>TRUE</text:p>
          </table:table-cell>
          <table:table-cell table:style-name="ce8" table:formula="of:=[.B547]&gt;[.C5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8]=[.E548]" office:value-type="boolean" office:boolean-value="true" calcext:value-type="boolean">
            <text:p>TRUE</text:p>
          </table:table-cell>
          <table:table-cell table:style-name="ce8" table:formula="of:=[.B548]&gt;[.C5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49]=[.E549]" office:value-type="boolean" office:boolean-value="true" calcext:value-type="boolean">
            <text:p>TRUE</text:p>
          </table:table-cell>
          <table:table-cell table:style-name="ce8" table:formula="of:=[.B549]&gt;[.C5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0]=[.E550]" office:value-type="boolean" office:boolean-value="true" calcext:value-type="boolean">
            <text:p>TRUE</text:p>
          </table:table-cell>
          <table:table-cell table:style-name="ce8" table:formula="of:=[.B550]&gt;[.C5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1]=[.E551]" office:value-type="boolean" office:boolean-value="true" calcext:value-type="boolean">
            <text:p>TRUE</text:p>
          </table:table-cell>
          <table:table-cell table:style-name="ce8" table:formula="of:=[.B551]&gt;[.C5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2]=[.E552]" office:value-type="boolean" office:boolean-value="true" calcext:value-type="boolean">
            <text:p>TRUE</text:p>
          </table:table-cell>
          <table:table-cell table:style-name="ce8" table:formula="of:=[.B552]&gt;[.C5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3]=[.E553]" office:value-type="boolean" office:boolean-value="true" calcext:value-type="boolean">
            <text:p>TRUE</text:p>
          </table:table-cell>
          <table:table-cell table:style-name="ce8" table:formula="of:=[.B553]&gt;[.C5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4]=[.E554]" office:value-type="boolean" office:boolean-value="true" calcext:value-type="boolean">
            <text:p>TRUE</text:p>
          </table:table-cell>
          <table:table-cell table:style-name="ce8" table:formula="of:=[.B554]&gt;[.C5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5]=[.E555]" office:value-type="boolean" office:boolean-value="true" calcext:value-type="boolean">
            <text:p>TRUE</text:p>
          </table:table-cell>
          <table:table-cell table:style-name="ce8" table:formula="of:=[.B555]&gt;[.C5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6]=[.E556]" office:value-type="boolean" office:boolean-value="true" calcext:value-type="boolean">
            <text:p>TRUE</text:p>
          </table:table-cell>
          <table:table-cell table:style-name="ce8" table:formula="of:=[.B556]&gt;[.C5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7]=[.E557]" office:value-type="boolean" office:boolean-value="true" calcext:value-type="boolean">
            <text:p>TRUE</text:p>
          </table:table-cell>
          <table:table-cell table:style-name="ce8" table:formula="of:=[.B557]&gt;[.C5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8]=[.E558]" office:value-type="boolean" office:boolean-value="true" calcext:value-type="boolean">
            <text:p>TRUE</text:p>
          </table:table-cell>
          <table:table-cell table:style-name="ce8" table:formula="of:=[.B558]&gt;[.C5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59]=[.E559]" office:value-type="boolean" office:boolean-value="true" calcext:value-type="boolean">
            <text:p>TRUE</text:p>
          </table:table-cell>
          <table:table-cell table:style-name="ce8" table:formula="of:=[.B559]&gt;[.C5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0]=[.E560]" office:value-type="boolean" office:boolean-value="true" calcext:value-type="boolean">
            <text:p>TRUE</text:p>
          </table:table-cell>
          <table:table-cell table:style-name="ce8" table:formula="of:=[.B560]&gt;[.C5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1]=[.E561]" office:value-type="boolean" office:boolean-value="true" calcext:value-type="boolean">
            <text:p>TRUE</text:p>
          </table:table-cell>
          <table:table-cell table:style-name="ce8" table:formula="of:=[.B561]&gt;[.C5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2]=[.E562]" office:value-type="boolean" office:boolean-value="true" calcext:value-type="boolean">
            <text:p>TRUE</text:p>
          </table:table-cell>
          <table:table-cell table:style-name="ce8" table:formula="of:=[.B562]&gt;[.C5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3]=[.E563]" office:value-type="boolean" office:boolean-value="true" calcext:value-type="boolean">
            <text:p>TRUE</text:p>
          </table:table-cell>
          <table:table-cell table:style-name="ce8" table:formula="of:=[.B563]&gt;[.C5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4]=[.E564]" office:value-type="boolean" office:boolean-value="true" calcext:value-type="boolean">
            <text:p>TRUE</text:p>
          </table:table-cell>
          <table:table-cell table:style-name="ce8" table:formula="of:=[.B564]&gt;[.C5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5]=[.E565]" office:value-type="boolean" office:boolean-value="true" calcext:value-type="boolean">
            <text:p>TRUE</text:p>
          </table:table-cell>
          <table:table-cell table:style-name="ce8" table:formula="of:=[.B565]&gt;[.C5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6]=[.E566]" office:value-type="boolean" office:boolean-value="true" calcext:value-type="boolean">
            <text:p>TRUE</text:p>
          </table:table-cell>
          <table:table-cell table:style-name="ce8" table:formula="of:=[.B566]&gt;[.C5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7]=[.E567]" office:value-type="boolean" office:boolean-value="true" calcext:value-type="boolean">
            <text:p>TRUE</text:p>
          </table:table-cell>
          <table:table-cell table:style-name="ce8" table:formula="of:=[.B567]&gt;[.C5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8]=[.E568]" office:value-type="boolean" office:boolean-value="true" calcext:value-type="boolean">
            <text:p>TRUE</text:p>
          </table:table-cell>
          <table:table-cell table:style-name="ce8" table:formula="of:=[.B568]&gt;[.C5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69]=[.E569]" office:value-type="boolean" office:boolean-value="true" calcext:value-type="boolean">
            <text:p>TRUE</text:p>
          </table:table-cell>
          <table:table-cell table:style-name="ce8" table:formula="of:=[.B569]&gt;[.C5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0]=[.E570]" office:value-type="boolean" office:boolean-value="true" calcext:value-type="boolean">
            <text:p>TRUE</text:p>
          </table:table-cell>
          <table:table-cell table:style-name="ce8" table:formula="of:=[.B570]&gt;[.C5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1]=[.E571]" office:value-type="boolean" office:boolean-value="true" calcext:value-type="boolean">
            <text:p>TRUE</text:p>
          </table:table-cell>
          <table:table-cell table:style-name="ce8" table:formula="of:=[.B571]&gt;[.C5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2]=[.E572]" office:value-type="boolean" office:boolean-value="true" calcext:value-type="boolean">
            <text:p>TRUE</text:p>
          </table:table-cell>
          <table:table-cell table:style-name="ce8" table:formula="of:=[.B572]&gt;[.C5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3]=[.E573]" office:value-type="boolean" office:boolean-value="true" calcext:value-type="boolean">
            <text:p>TRUE</text:p>
          </table:table-cell>
          <table:table-cell table:style-name="ce8" table:formula="of:=[.B573]&gt;[.C5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4]=[.E574]" office:value-type="boolean" office:boolean-value="true" calcext:value-type="boolean">
            <text:p>TRUE</text:p>
          </table:table-cell>
          <table:table-cell table:style-name="ce8" table:formula="of:=[.B574]&gt;[.C5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5]=[.E575]" office:value-type="boolean" office:boolean-value="true" calcext:value-type="boolean">
            <text:p>TRUE</text:p>
          </table:table-cell>
          <table:table-cell table:style-name="ce8" table:formula="of:=[.B575]&gt;[.C5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6]=[.E576]" office:value-type="boolean" office:boolean-value="true" calcext:value-type="boolean">
            <text:p>TRUE</text:p>
          </table:table-cell>
          <table:table-cell table:style-name="ce8" table:formula="of:=[.B576]&gt;[.C5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7]=[.E577]" office:value-type="boolean" office:boolean-value="true" calcext:value-type="boolean">
            <text:p>TRUE</text:p>
          </table:table-cell>
          <table:table-cell table:style-name="ce8" table:formula="of:=[.B577]&gt;[.C5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8]=[.E578]" office:value-type="boolean" office:boolean-value="true" calcext:value-type="boolean">
            <text:p>TRUE</text:p>
          </table:table-cell>
          <table:table-cell table:style-name="ce8" table:formula="of:=[.B578]&gt;[.C5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79]=[.E579]" office:value-type="boolean" office:boolean-value="true" calcext:value-type="boolean">
            <text:p>TRUE</text:p>
          </table:table-cell>
          <table:table-cell table:style-name="ce8" table:formula="of:=[.B579]&gt;[.C5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0]=[.E580]" office:value-type="boolean" office:boolean-value="true" calcext:value-type="boolean">
            <text:p>TRUE</text:p>
          </table:table-cell>
          <table:table-cell table:style-name="ce8" table:formula="of:=[.B580]&gt;[.C5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1]=[.E581]" office:value-type="boolean" office:boolean-value="true" calcext:value-type="boolean">
            <text:p>TRUE</text:p>
          </table:table-cell>
          <table:table-cell table:style-name="ce8" table:formula="of:=[.B581]&gt;[.C5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2]=[.E582]" office:value-type="boolean" office:boolean-value="true" calcext:value-type="boolean">
            <text:p>TRUE</text:p>
          </table:table-cell>
          <table:table-cell table:style-name="ce8" table:formula="of:=[.B582]&gt;[.C5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3]=[.E583]" office:value-type="boolean" office:boolean-value="true" calcext:value-type="boolean">
            <text:p>TRUE</text:p>
          </table:table-cell>
          <table:table-cell table:style-name="ce8" table:formula="of:=[.B583]&gt;[.C5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4]=[.E584]" office:value-type="boolean" office:boolean-value="true" calcext:value-type="boolean">
            <text:p>TRUE</text:p>
          </table:table-cell>
          <table:table-cell table:style-name="ce8" table:formula="of:=[.B584]&gt;[.C5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5]=[.E585]" office:value-type="boolean" office:boolean-value="true" calcext:value-type="boolean">
            <text:p>TRUE</text:p>
          </table:table-cell>
          <table:table-cell table:style-name="ce8" table:formula="of:=[.B585]&gt;[.C5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6]=[.E586]" office:value-type="boolean" office:boolean-value="true" calcext:value-type="boolean">
            <text:p>TRUE</text:p>
          </table:table-cell>
          <table:table-cell table:style-name="ce8" table:formula="of:=[.B586]&gt;[.C5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7]=[.E587]" office:value-type="boolean" office:boolean-value="true" calcext:value-type="boolean">
            <text:p>TRUE</text:p>
          </table:table-cell>
          <table:table-cell table:style-name="ce8" table:formula="of:=[.B587]&gt;[.C5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8]=[.E588]" office:value-type="boolean" office:boolean-value="true" calcext:value-type="boolean">
            <text:p>TRUE</text:p>
          </table:table-cell>
          <table:table-cell table:style-name="ce8" table:formula="of:=[.B588]&gt;[.C5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89]=[.E589]" office:value-type="boolean" office:boolean-value="true" calcext:value-type="boolean">
            <text:p>TRUE</text:p>
          </table:table-cell>
          <table:table-cell table:style-name="ce8" table:formula="of:=[.B589]&gt;[.C5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0]=[.E590]" office:value-type="boolean" office:boolean-value="true" calcext:value-type="boolean">
            <text:p>TRUE</text:p>
          </table:table-cell>
          <table:table-cell table:style-name="ce8" table:formula="of:=[.B590]&gt;[.C5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1]=[.E591]" office:value-type="boolean" office:boolean-value="true" calcext:value-type="boolean">
            <text:p>TRUE</text:p>
          </table:table-cell>
          <table:table-cell table:style-name="ce8" table:formula="of:=[.B591]&gt;[.C5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2]=[.E592]" office:value-type="boolean" office:boolean-value="true" calcext:value-type="boolean">
            <text:p>TRUE</text:p>
          </table:table-cell>
          <table:table-cell table:style-name="ce8" table:formula="of:=[.B592]&gt;[.C5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3]=[.E593]" office:value-type="boolean" office:boolean-value="true" calcext:value-type="boolean">
            <text:p>TRUE</text:p>
          </table:table-cell>
          <table:table-cell table:style-name="ce8" table:formula="of:=[.B593]&gt;[.C5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4]=[.E594]" office:value-type="boolean" office:boolean-value="true" calcext:value-type="boolean">
            <text:p>TRUE</text:p>
          </table:table-cell>
          <table:table-cell table:style-name="ce8" table:formula="of:=[.B594]&gt;[.C5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5]=[.E595]" office:value-type="boolean" office:boolean-value="true" calcext:value-type="boolean">
            <text:p>TRUE</text:p>
          </table:table-cell>
          <table:table-cell table:style-name="ce8" table:formula="of:=[.B595]&gt;[.C5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6]=[.E596]" office:value-type="boolean" office:boolean-value="true" calcext:value-type="boolean">
            <text:p>TRUE</text:p>
          </table:table-cell>
          <table:table-cell table:style-name="ce8" table:formula="of:=[.B596]&gt;[.C5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7]=[.E597]" office:value-type="boolean" office:boolean-value="true" calcext:value-type="boolean">
            <text:p>TRUE</text:p>
          </table:table-cell>
          <table:table-cell table:style-name="ce8" table:formula="of:=[.B597]&gt;[.C5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8]=[.E598]" office:value-type="boolean" office:boolean-value="true" calcext:value-type="boolean">
            <text:p>TRUE</text:p>
          </table:table-cell>
          <table:table-cell table:style-name="ce8" table:formula="of:=[.B598]&gt;[.C5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599]=[.E599]" office:value-type="boolean" office:boolean-value="true" calcext:value-type="boolean">
            <text:p>TRUE</text:p>
          </table:table-cell>
          <table:table-cell table:style-name="ce8" table:formula="of:=[.B599]&gt;[.C5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0]=[.E600]" office:value-type="boolean" office:boolean-value="true" calcext:value-type="boolean">
            <text:p>TRUE</text:p>
          </table:table-cell>
          <table:table-cell table:style-name="ce8" table:formula="of:=[.B600]&gt;[.C6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1]=[.E601]" office:value-type="boolean" office:boolean-value="true" calcext:value-type="boolean">
            <text:p>TRUE</text:p>
          </table:table-cell>
          <table:table-cell table:style-name="ce8" table:formula="of:=[.B601]&gt;[.C6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2]=[.E602]" office:value-type="boolean" office:boolean-value="true" calcext:value-type="boolean">
            <text:p>TRUE</text:p>
          </table:table-cell>
          <table:table-cell table:style-name="ce8" table:formula="of:=[.B602]&gt;[.C6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3]=[.E603]" office:value-type="boolean" office:boolean-value="true" calcext:value-type="boolean">
            <text:p>TRUE</text:p>
          </table:table-cell>
          <table:table-cell table:style-name="ce8" table:formula="of:=[.B603]&gt;[.C6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4]=[.E604]" office:value-type="boolean" office:boolean-value="true" calcext:value-type="boolean">
            <text:p>TRUE</text:p>
          </table:table-cell>
          <table:table-cell table:style-name="ce8" table:formula="of:=[.B604]&gt;[.C6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5]=[.E605]" office:value-type="boolean" office:boolean-value="true" calcext:value-type="boolean">
            <text:p>TRUE</text:p>
          </table:table-cell>
          <table:table-cell table:style-name="ce8" table:formula="of:=[.B605]&gt;[.C6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6]=[.E606]" office:value-type="boolean" office:boolean-value="true" calcext:value-type="boolean">
            <text:p>TRUE</text:p>
          </table:table-cell>
          <table:table-cell table:style-name="ce8" table:formula="of:=[.B606]&gt;[.C6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7]=[.E607]" office:value-type="boolean" office:boolean-value="true" calcext:value-type="boolean">
            <text:p>TRUE</text:p>
          </table:table-cell>
          <table:table-cell table:style-name="ce8" table:formula="of:=[.B607]&gt;[.C6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8]=[.E608]" office:value-type="boolean" office:boolean-value="true" calcext:value-type="boolean">
            <text:p>TRUE</text:p>
          </table:table-cell>
          <table:table-cell table:style-name="ce8" table:formula="of:=[.B608]&gt;[.C6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09]=[.E609]" office:value-type="boolean" office:boolean-value="true" calcext:value-type="boolean">
            <text:p>TRUE</text:p>
          </table:table-cell>
          <table:table-cell table:style-name="ce8" table:formula="of:=[.B609]&gt;[.C6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0]=[.E610]" office:value-type="boolean" office:boolean-value="true" calcext:value-type="boolean">
            <text:p>TRUE</text:p>
          </table:table-cell>
          <table:table-cell table:style-name="ce8" table:formula="of:=[.B610]&gt;[.C6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1]=[.E611]" office:value-type="boolean" office:boolean-value="true" calcext:value-type="boolean">
            <text:p>TRUE</text:p>
          </table:table-cell>
          <table:table-cell table:style-name="ce8" table:formula="of:=[.B611]&gt;[.C6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2]=[.E612]" office:value-type="boolean" office:boolean-value="true" calcext:value-type="boolean">
            <text:p>TRUE</text:p>
          </table:table-cell>
          <table:table-cell table:style-name="ce8" table:formula="of:=[.B612]&gt;[.C6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3]=[.E613]" office:value-type="boolean" office:boolean-value="true" calcext:value-type="boolean">
            <text:p>TRUE</text:p>
          </table:table-cell>
          <table:table-cell table:style-name="ce8" table:formula="of:=[.B613]&gt;[.C6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4]=[.E614]" office:value-type="boolean" office:boolean-value="true" calcext:value-type="boolean">
            <text:p>TRUE</text:p>
          </table:table-cell>
          <table:table-cell table:style-name="ce8" table:formula="of:=[.B614]&gt;[.C6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5]=[.E615]" office:value-type="boolean" office:boolean-value="true" calcext:value-type="boolean">
            <text:p>TRUE</text:p>
          </table:table-cell>
          <table:table-cell table:style-name="ce8" table:formula="of:=[.B615]&gt;[.C6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6]=[.E616]" office:value-type="boolean" office:boolean-value="true" calcext:value-type="boolean">
            <text:p>TRUE</text:p>
          </table:table-cell>
          <table:table-cell table:style-name="ce8" table:formula="of:=[.B616]&gt;[.C6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7]=[.E617]" office:value-type="boolean" office:boolean-value="true" calcext:value-type="boolean">
            <text:p>TRUE</text:p>
          </table:table-cell>
          <table:table-cell table:style-name="ce8" table:formula="of:=[.B617]&gt;[.C6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8]=[.E618]" office:value-type="boolean" office:boolean-value="true" calcext:value-type="boolean">
            <text:p>TRUE</text:p>
          </table:table-cell>
          <table:table-cell table:style-name="ce8" table:formula="of:=[.B618]&gt;[.C6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19]=[.E619]" office:value-type="boolean" office:boolean-value="true" calcext:value-type="boolean">
            <text:p>TRUE</text:p>
          </table:table-cell>
          <table:table-cell table:style-name="ce8" table:formula="of:=[.B619]&gt;[.C6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0]=[.E620]" office:value-type="boolean" office:boolean-value="true" calcext:value-type="boolean">
            <text:p>TRUE</text:p>
          </table:table-cell>
          <table:table-cell table:style-name="ce8" table:formula="of:=[.B620]&gt;[.C6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1]=[.E621]" office:value-type="boolean" office:boolean-value="true" calcext:value-type="boolean">
            <text:p>TRUE</text:p>
          </table:table-cell>
          <table:table-cell table:style-name="ce8" table:formula="of:=[.B621]&gt;[.C6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2]=[.E622]" office:value-type="boolean" office:boolean-value="true" calcext:value-type="boolean">
            <text:p>TRUE</text:p>
          </table:table-cell>
          <table:table-cell table:style-name="ce8" table:formula="of:=[.B622]&gt;[.C6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3]=[.E623]" office:value-type="boolean" office:boolean-value="true" calcext:value-type="boolean">
            <text:p>TRUE</text:p>
          </table:table-cell>
          <table:table-cell table:style-name="ce8" table:formula="of:=[.B623]&gt;[.C6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4]=[.E624]" office:value-type="boolean" office:boolean-value="true" calcext:value-type="boolean">
            <text:p>TRUE</text:p>
          </table:table-cell>
          <table:table-cell table:style-name="ce8" table:formula="of:=[.B624]&gt;[.C6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5]=[.E625]" office:value-type="boolean" office:boolean-value="true" calcext:value-type="boolean">
            <text:p>TRUE</text:p>
          </table:table-cell>
          <table:table-cell table:style-name="ce8" table:formula="of:=[.B625]&gt;[.C6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6]=[.E626]" office:value-type="boolean" office:boolean-value="true" calcext:value-type="boolean">
            <text:p>TRUE</text:p>
          </table:table-cell>
          <table:table-cell table:style-name="ce8" table:formula="of:=[.B626]&gt;[.C6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7]=[.E627]" office:value-type="boolean" office:boolean-value="true" calcext:value-type="boolean">
            <text:p>TRUE</text:p>
          </table:table-cell>
          <table:table-cell table:style-name="ce8" table:formula="of:=[.B627]&gt;[.C6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8]=[.E628]" office:value-type="boolean" office:boolean-value="true" calcext:value-type="boolean">
            <text:p>TRUE</text:p>
          </table:table-cell>
          <table:table-cell table:style-name="ce8" table:formula="of:=[.B628]&gt;[.C6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29]=[.E629]" office:value-type="boolean" office:boolean-value="true" calcext:value-type="boolean">
            <text:p>TRUE</text:p>
          </table:table-cell>
          <table:table-cell table:style-name="ce8" table:formula="of:=[.B629]&gt;[.C6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0]=[.E630]" office:value-type="boolean" office:boolean-value="true" calcext:value-type="boolean">
            <text:p>TRUE</text:p>
          </table:table-cell>
          <table:table-cell table:style-name="ce8" table:formula="of:=[.B630]&gt;[.C6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1]=[.E631]" office:value-type="boolean" office:boolean-value="true" calcext:value-type="boolean">
            <text:p>TRUE</text:p>
          </table:table-cell>
          <table:table-cell table:style-name="ce8" table:formula="of:=[.B631]&gt;[.C6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2]=[.E632]" office:value-type="boolean" office:boolean-value="true" calcext:value-type="boolean">
            <text:p>TRUE</text:p>
          </table:table-cell>
          <table:table-cell table:style-name="ce8" table:formula="of:=[.B632]&gt;[.C6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3]=[.E633]" office:value-type="boolean" office:boolean-value="true" calcext:value-type="boolean">
            <text:p>TRUE</text:p>
          </table:table-cell>
          <table:table-cell table:style-name="ce8" table:formula="of:=[.B633]&gt;[.C6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4]=[.E634]" office:value-type="boolean" office:boolean-value="true" calcext:value-type="boolean">
            <text:p>TRUE</text:p>
          </table:table-cell>
          <table:table-cell table:style-name="ce8" table:formula="of:=[.B634]&gt;[.C6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5]=[.E635]" office:value-type="boolean" office:boolean-value="true" calcext:value-type="boolean">
            <text:p>TRUE</text:p>
          </table:table-cell>
          <table:table-cell table:style-name="ce8" table:formula="of:=[.B635]&gt;[.C6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6]=[.E636]" office:value-type="boolean" office:boolean-value="true" calcext:value-type="boolean">
            <text:p>TRUE</text:p>
          </table:table-cell>
          <table:table-cell table:style-name="ce8" table:formula="of:=[.B636]&gt;[.C6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7]=[.E637]" office:value-type="boolean" office:boolean-value="true" calcext:value-type="boolean">
            <text:p>TRUE</text:p>
          </table:table-cell>
          <table:table-cell table:style-name="ce8" table:formula="of:=[.B637]&gt;[.C6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8]=[.E638]" office:value-type="boolean" office:boolean-value="true" calcext:value-type="boolean">
            <text:p>TRUE</text:p>
          </table:table-cell>
          <table:table-cell table:style-name="ce8" table:formula="of:=[.B638]&gt;[.C6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39]=[.E639]" office:value-type="boolean" office:boolean-value="true" calcext:value-type="boolean">
            <text:p>TRUE</text:p>
          </table:table-cell>
          <table:table-cell table:style-name="ce8" table:formula="of:=[.B639]&gt;[.C6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0]=[.E640]" office:value-type="boolean" office:boolean-value="true" calcext:value-type="boolean">
            <text:p>TRUE</text:p>
          </table:table-cell>
          <table:table-cell table:style-name="ce8" table:formula="of:=[.B640]&gt;[.C6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1]=[.E641]" office:value-type="boolean" office:boolean-value="true" calcext:value-type="boolean">
            <text:p>TRUE</text:p>
          </table:table-cell>
          <table:table-cell table:style-name="ce8" table:formula="of:=[.B641]&gt;[.C6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2]=[.E642]" office:value-type="boolean" office:boolean-value="true" calcext:value-type="boolean">
            <text:p>TRUE</text:p>
          </table:table-cell>
          <table:table-cell table:style-name="ce8" table:formula="of:=[.B642]&gt;[.C6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3]=[.E643]" office:value-type="boolean" office:boolean-value="true" calcext:value-type="boolean">
            <text:p>TRUE</text:p>
          </table:table-cell>
          <table:table-cell table:style-name="ce8" table:formula="of:=[.B643]&gt;[.C6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4]=[.E644]" office:value-type="boolean" office:boolean-value="true" calcext:value-type="boolean">
            <text:p>TRUE</text:p>
          </table:table-cell>
          <table:table-cell table:style-name="ce8" table:formula="of:=[.B644]&gt;[.C6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5]=[.E645]" office:value-type="boolean" office:boolean-value="true" calcext:value-type="boolean">
            <text:p>TRUE</text:p>
          </table:table-cell>
          <table:table-cell table:style-name="ce8" table:formula="of:=[.B645]&gt;[.C6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6]=[.E646]" office:value-type="boolean" office:boolean-value="true" calcext:value-type="boolean">
            <text:p>TRUE</text:p>
          </table:table-cell>
          <table:table-cell table:style-name="ce8" table:formula="of:=[.B646]&gt;[.C6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7]=[.E647]" office:value-type="boolean" office:boolean-value="true" calcext:value-type="boolean">
            <text:p>TRUE</text:p>
          </table:table-cell>
          <table:table-cell table:style-name="ce8" table:formula="of:=[.B647]&gt;[.C6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8]=[.E648]" office:value-type="boolean" office:boolean-value="true" calcext:value-type="boolean">
            <text:p>TRUE</text:p>
          </table:table-cell>
          <table:table-cell table:style-name="ce8" table:formula="of:=[.B648]&gt;[.C6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49]=[.E649]" office:value-type="boolean" office:boolean-value="true" calcext:value-type="boolean">
            <text:p>TRUE</text:p>
          </table:table-cell>
          <table:table-cell table:style-name="ce8" table:formula="of:=[.B649]&gt;[.C6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0]=[.E650]" office:value-type="boolean" office:boolean-value="true" calcext:value-type="boolean">
            <text:p>TRUE</text:p>
          </table:table-cell>
          <table:table-cell table:style-name="ce8" table:formula="of:=[.B650]&gt;[.C6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1]=[.E651]" office:value-type="boolean" office:boolean-value="true" calcext:value-type="boolean">
            <text:p>TRUE</text:p>
          </table:table-cell>
          <table:table-cell table:style-name="ce8" table:formula="of:=[.B651]&gt;[.C6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2]=[.E652]" office:value-type="boolean" office:boolean-value="true" calcext:value-type="boolean">
            <text:p>TRUE</text:p>
          </table:table-cell>
          <table:table-cell table:style-name="ce8" table:formula="of:=[.B652]&gt;[.C6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3]=[.E653]" office:value-type="boolean" office:boolean-value="true" calcext:value-type="boolean">
            <text:p>TRUE</text:p>
          </table:table-cell>
          <table:table-cell table:style-name="ce8" table:formula="of:=[.B653]&gt;[.C6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4]=[.E654]" office:value-type="boolean" office:boolean-value="true" calcext:value-type="boolean">
            <text:p>TRUE</text:p>
          </table:table-cell>
          <table:table-cell table:style-name="ce8" table:formula="of:=[.B654]&gt;[.C6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5]=[.E655]" office:value-type="boolean" office:boolean-value="true" calcext:value-type="boolean">
            <text:p>TRUE</text:p>
          </table:table-cell>
          <table:table-cell table:style-name="ce8" table:formula="of:=[.B655]&gt;[.C6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6]=[.E656]" office:value-type="boolean" office:boolean-value="true" calcext:value-type="boolean">
            <text:p>TRUE</text:p>
          </table:table-cell>
          <table:table-cell table:style-name="ce8" table:formula="of:=[.B656]&gt;[.C6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7]=[.E657]" office:value-type="boolean" office:boolean-value="true" calcext:value-type="boolean">
            <text:p>TRUE</text:p>
          </table:table-cell>
          <table:table-cell table:style-name="ce8" table:formula="of:=[.B657]&gt;[.C6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8]=[.E658]" office:value-type="boolean" office:boolean-value="true" calcext:value-type="boolean">
            <text:p>TRUE</text:p>
          </table:table-cell>
          <table:table-cell table:style-name="ce8" table:formula="of:=[.B658]&gt;[.C6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59]=[.E659]" office:value-type="boolean" office:boolean-value="true" calcext:value-type="boolean">
            <text:p>TRUE</text:p>
          </table:table-cell>
          <table:table-cell table:style-name="ce8" table:formula="of:=[.B659]&gt;[.C6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0]=[.E660]" office:value-type="boolean" office:boolean-value="true" calcext:value-type="boolean">
            <text:p>TRUE</text:p>
          </table:table-cell>
          <table:table-cell table:style-name="ce8" table:formula="of:=[.B660]&gt;[.C6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1]=[.E661]" office:value-type="boolean" office:boolean-value="true" calcext:value-type="boolean">
            <text:p>TRUE</text:p>
          </table:table-cell>
          <table:table-cell table:style-name="ce8" table:formula="of:=[.B661]&gt;[.C6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2]=[.E662]" office:value-type="boolean" office:boolean-value="true" calcext:value-type="boolean">
            <text:p>TRUE</text:p>
          </table:table-cell>
          <table:table-cell table:style-name="ce8" table:formula="of:=[.B662]&gt;[.C6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3]=[.E663]" office:value-type="boolean" office:boolean-value="true" calcext:value-type="boolean">
            <text:p>TRUE</text:p>
          </table:table-cell>
          <table:table-cell table:style-name="ce8" table:formula="of:=[.B663]&gt;[.C6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4]=[.E664]" office:value-type="boolean" office:boolean-value="true" calcext:value-type="boolean">
            <text:p>TRUE</text:p>
          </table:table-cell>
          <table:table-cell table:style-name="ce8" table:formula="of:=[.B664]&gt;[.C6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5]=[.E665]" office:value-type="boolean" office:boolean-value="true" calcext:value-type="boolean">
            <text:p>TRUE</text:p>
          </table:table-cell>
          <table:table-cell table:style-name="ce8" table:formula="of:=[.B665]&gt;[.C6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6]=[.E666]" office:value-type="boolean" office:boolean-value="true" calcext:value-type="boolean">
            <text:p>TRUE</text:p>
          </table:table-cell>
          <table:table-cell table:style-name="ce8" table:formula="of:=[.B666]&gt;[.C6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7]=[.E667]" office:value-type="boolean" office:boolean-value="true" calcext:value-type="boolean">
            <text:p>TRUE</text:p>
          </table:table-cell>
          <table:table-cell table:style-name="ce8" table:formula="of:=[.B667]&gt;[.C6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8]=[.E668]" office:value-type="boolean" office:boolean-value="true" calcext:value-type="boolean">
            <text:p>TRUE</text:p>
          </table:table-cell>
          <table:table-cell table:style-name="ce8" table:formula="of:=[.B668]&gt;[.C6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69]=[.E669]" office:value-type="boolean" office:boolean-value="true" calcext:value-type="boolean">
            <text:p>TRUE</text:p>
          </table:table-cell>
          <table:table-cell table:style-name="ce8" table:formula="of:=[.B669]&gt;[.C6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0]=[.E670]" office:value-type="boolean" office:boolean-value="true" calcext:value-type="boolean">
            <text:p>TRUE</text:p>
          </table:table-cell>
          <table:table-cell table:style-name="ce8" table:formula="of:=[.B670]&gt;[.C6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1]=[.E671]" office:value-type="boolean" office:boolean-value="true" calcext:value-type="boolean">
            <text:p>TRUE</text:p>
          </table:table-cell>
          <table:table-cell table:style-name="ce8" table:formula="of:=[.B671]&gt;[.C6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2]=[.E672]" office:value-type="boolean" office:boolean-value="true" calcext:value-type="boolean">
            <text:p>TRUE</text:p>
          </table:table-cell>
          <table:table-cell table:style-name="ce8" table:formula="of:=[.B672]&gt;[.C6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3]=[.E673]" office:value-type="boolean" office:boolean-value="true" calcext:value-type="boolean">
            <text:p>TRUE</text:p>
          </table:table-cell>
          <table:table-cell table:style-name="ce8" table:formula="of:=[.B673]&gt;[.C6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4]=[.E674]" office:value-type="boolean" office:boolean-value="true" calcext:value-type="boolean">
            <text:p>TRUE</text:p>
          </table:table-cell>
          <table:table-cell table:style-name="ce8" table:formula="of:=[.B674]&gt;[.C6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5]=[.E675]" office:value-type="boolean" office:boolean-value="true" calcext:value-type="boolean">
            <text:p>TRUE</text:p>
          </table:table-cell>
          <table:table-cell table:style-name="ce8" table:formula="of:=[.B675]&gt;[.C6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6]=[.E676]" office:value-type="boolean" office:boolean-value="true" calcext:value-type="boolean">
            <text:p>TRUE</text:p>
          </table:table-cell>
          <table:table-cell table:style-name="ce8" table:formula="of:=[.B676]&gt;[.C6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7]=[.E677]" office:value-type="boolean" office:boolean-value="true" calcext:value-type="boolean">
            <text:p>TRUE</text:p>
          </table:table-cell>
          <table:table-cell table:style-name="ce8" table:formula="of:=[.B677]&gt;[.C6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8]=[.E678]" office:value-type="boolean" office:boolean-value="true" calcext:value-type="boolean">
            <text:p>TRUE</text:p>
          </table:table-cell>
          <table:table-cell table:style-name="ce8" table:formula="of:=[.B678]&gt;[.C6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79]=[.E679]" office:value-type="boolean" office:boolean-value="true" calcext:value-type="boolean">
            <text:p>TRUE</text:p>
          </table:table-cell>
          <table:table-cell table:style-name="ce8" table:formula="of:=[.B679]&gt;[.C6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0]=[.E680]" office:value-type="boolean" office:boolean-value="true" calcext:value-type="boolean">
            <text:p>TRUE</text:p>
          </table:table-cell>
          <table:table-cell table:style-name="ce8" table:formula="of:=[.B680]&gt;[.C6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1]=[.E681]" office:value-type="boolean" office:boolean-value="true" calcext:value-type="boolean">
            <text:p>TRUE</text:p>
          </table:table-cell>
          <table:table-cell table:style-name="ce8" table:formula="of:=[.B681]&gt;[.C6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2]=[.E682]" office:value-type="boolean" office:boolean-value="true" calcext:value-type="boolean">
            <text:p>TRUE</text:p>
          </table:table-cell>
          <table:table-cell table:style-name="ce8" table:formula="of:=[.B682]&gt;[.C6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3]=[.E683]" office:value-type="boolean" office:boolean-value="true" calcext:value-type="boolean">
            <text:p>TRUE</text:p>
          </table:table-cell>
          <table:table-cell table:style-name="ce8" table:formula="of:=[.B683]&gt;[.C6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4]=[.E684]" office:value-type="boolean" office:boolean-value="true" calcext:value-type="boolean">
            <text:p>TRUE</text:p>
          </table:table-cell>
          <table:table-cell table:style-name="ce8" table:formula="of:=[.B684]&gt;[.C6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5]=[.E685]" office:value-type="boolean" office:boolean-value="true" calcext:value-type="boolean">
            <text:p>TRUE</text:p>
          </table:table-cell>
          <table:table-cell table:style-name="ce8" table:formula="of:=[.B685]&gt;[.C6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6]=[.E686]" office:value-type="boolean" office:boolean-value="true" calcext:value-type="boolean">
            <text:p>TRUE</text:p>
          </table:table-cell>
          <table:table-cell table:style-name="ce8" table:formula="of:=[.B686]&gt;[.C6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7]=[.E687]" office:value-type="boolean" office:boolean-value="true" calcext:value-type="boolean">
            <text:p>TRUE</text:p>
          </table:table-cell>
          <table:table-cell table:style-name="ce8" table:formula="of:=[.B687]&gt;[.C6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8]=[.E688]" office:value-type="boolean" office:boolean-value="true" calcext:value-type="boolean">
            <text:p>TRUE</text:p>
          </table:table-cell>
          <table:table-cell table:style-name="ce8" table:formula="of:=[.B688]&gt;[.C6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89]=[.E689]" office:value-type="boolean" office:boolean-value="true" calcext:value-type="boolean">
            <text:p>TRUE</text:p>
          </table:table-cell>
          <table:table-cell table:style-name="ce8" table:formula="of:=[.B689]&gt;[.C6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0]=[.E690]" office:value-type="boolean" office:boolean-value="true" calcext:value-type="boolean">
            <text:p>TRUE</text:p>
          </table:table-cell>
          <table:table-cell table:style-name="ce8" table:formula="of:=[.B690]&gt;[.C6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1]=[.E691]" office:value-type="boolean" office:boolean-value="true" calcext:value-type="boolean">
            <text:p>TRUE</text:p>
          </table:table-cell>
          <table:table-cell table:style-name="ce8" table:formula="of:=[.B691]&gt;[.C6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2]=[.E692]" office:value-type="boolean" office:boolean-value="true" calcext:value-type="boolean">
            <text:p>TRUE</text:p>
          </table:table-cell>
          <table:table-cell table:style-name="ce8" table:formula="of:=[.B692]&gt;[.C6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3]=[.E693]" office:value-type="boolean" office:boolean-value="true" calcext:value-type="boolean">
            <text:p>TRUE</text:p>
          </table:table-cell>
          <table:table-cell table:style-name="ce8" table:formula="of:=[.B693]&gt;[.C6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4]=[.E694]" office:value-type="boolean" office:boolean-value="true" calcext:value-type="boolean">
            <text:p>TRUE</text:p>
          </table:table-cell>
          <table:table-cell table:style-name="ce8" table:formula="of:=[.B694]&gt;[.C6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5]=[.E695]" office:value-type="boolean" office:boolean-value="true" calcext:value-type="boolean">
            <text:p>TRUE</text:p>
          </table:table-cell>
          <table:table-cell table:style-name="ce8" table:formula="of:=[.B695]&gt;[.C6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6]=[.E696]" office:value-type="boolean" office:boolean-value="true" calcext:value-type="boolean">
            <text:p>TRUE</text:p>
          </table:table-cell>
          <table:table-cell table:style-name="ce8" table:formula="of:=[.B696]&gt;[.C6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7]=[.E697]" office:value-type="boolean" office:boolean-value="true" calcext:value-type="boolean">
            <text:p>TRUE</text:p>
          </table:table-cell>
          <table:table-cell table:style-name="ce8" table:formula="of:=[.B697]&gt;[.C6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8]=[.E698]" office:value-type="boolean" office:boolean-value="true" calcext:value-type="boolean">
            <text:p>TRUE</text:p>
          </table:table-cell>
          <table:table-cell table:style-name="ce8" table:formula="of:=[.B698]&gt;[.C6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699]=[.E699]" office:value-type="boolean" office:boolean-value="true" calcext:value-type="boolean">
            <text:p>TRUE</text:p>
          </table:table-cell>
          <table:table-cell table:style-name="ce8" table:formula="of:=[.B699]&gt;[.C6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0]=[.E700]" office:value-type="boolean" office:boolean-value="true" calcext:value-type="boolean">
            <text:p>TRUE</text:p>
          </table:table-cell>
          <table:table-cell table:style-name="ce8" table:formula="of:=[.B700]&gt;[.C7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1]=[.E701]" office:value-type="boolean" office:boolean-value="true" calcext:value-type="boolean">
            <text:p>TRUE</text:p>
          </table:table-cell>
          <table:table-cell table:style-name="ce8" table:formula="of:=[.B701]&gt;[.C7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2]=[.E702]" office:value-type="boolean" office:boolean-value="true" calcext:value-type="boolean">
            <text:p>TRUE</text:p>
          </table:table-cell>
          <table:table-cell table:style-name="ce8" table:formula="of:=[.B702]&gt;[.C7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3]=[.E703]" office:value-type="boolean" office:boolean-value="true" calcext:value-type="boolean">
            <text:p>TRUE</text:p>
          </table:table-cell>
          <table:table-cell table:style-name="ce8" table:formula="of:=[.B703]&gt;[.C7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4]=[.E704]" office:value-type="boolean" office:boolean-value="true" calcext:value-type="boolean">
            <text:p>TRUE</text:p>
          </table:table-cell>
          <table:table-cell table:style-name="ce8" table:formula="of:=[.B704]&gt;[.C7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5]=[.E705]" office:value-type="boolean" office:boolean-value="true" calcext:value-type="boolean">
            <text:p>TRUE</text:p>
          </table:table-cell>
          <table:table-cell table:style-name="ce8" table:formula="of:=[.B705]&gt;[.C7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6]=[.E706]" office:value-type="boolean" office:boolean-value="true" calcext:value-type="boolean">
            <text:p>TRUE</text:p>
          </table:table-cell>
          <table:table-cell table:style-name="ce8" table:formula="of:=[.B706]&gt;[.C7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7]=[.E707]" office:value-type="boolean" office:boolean-value="true" calcext:value-type="boolean">
            <text:p>TRUE</text:p>
          </table:table-cell>
          <table:table-cell table:style-name="ce8" table:formula="of:=[.B707]&gt;[.C7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8]=[.E708]" office:value-type="boolean" office:boolean-value="true" calcext:value-type="boolean">
            <text:p>TRUE</text:p>
          </table:table-cell>
          <table:table-cell table:style-name="ce8" table:formula="of:=[.B708]&gt;[.C7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09]=[.E709]" office:value-type="boolean" office:boolean-value="true" calcext:value-type="boolean">
            <text:p>TRUE</text:p>
          </table:table-cell>
          <table:table-cell table:style-name="ce8" table:formula="of:=[.B709]&gt;[.C7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0]=[.E710]" office:value-type="boolean" office:boolean-value="true" calcext:value-type="boolean">
            <text:p>TRUE</text:p>
          </table:table-cell>
          <table:table-cell table:style-name="ce8" table:formula="of:=[.B710]&gt;[.C7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1]=[.E711]" office:value-type="boolean" office:boolean-value="true" calcext:value-type="boolean">
            <text:p>TRUE</text:p>
          </table:table-cell>
          <table:table-cell table:style-name="ce8" table:formula="of:=[.B711]&gt;[.C7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2]=[.E712]" office:value-type="boolean" office:boolean-value="true" calcext:value-type="boolean">
            <text:p>TRUE</text:p>
          </table:table-cell>
          <table:table-cell table:style-name="ce8" table:formula="of:=[.B712]&gt;[.C7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3]=[.E713]" office:value-type="boolean" office:boolean-value="true" calcext:value-type="boolean">
            <text:p>TRUE</text:p>
          </table:table-cell>
          <table:table-cell table:style-name="ce8" table:formula="of:=[.B713]&gt;[.C7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4]=[.E714]" office:value-type="boolean" office:boolean-value="true" calcext:value-type="boolean">
            <text:p>TRUE</text:p>
          </table:table-cell>
          <table:table-cell table:style-name="ce8" table:formula="of:=[.B714]&gt;[.C7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5]=[.E715]" office:value-type="boolean" office:boolean-value="true" calcext:value-type="boolean">
            <text:p>TRUE</text:p>
          </table:table-cell>
          <table:table-cell table:style-name="ce8" table:formula="of:=[.B715]&gt;[.C7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6]=[.E716]" office:value-type="boolean" office:boolean-value="true" calcext:value-type="boolean">
            <text:p>TRUE</text:p>
          </table:table-cell>
          <table:table-cell table:style-name="ce8" table:formula="of:=[.B716]&gt;[.C7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7]=[.E717]" office:value-type="boolean" office:boolean-value="true" calcext:value-type="boolean">
            <text:p>TRUE</text:p>
          </table:table-cell>
          <table:table-cell table:style-name="ce8" table:formula="of:=[.B717]&gt;[.C7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8]=[.E718]" office:value-type="boolean" office:boolean-value="true" calcext:value-type="boolean">
            <text:p>TRUE</text:p>
          </table:table-cell>
          <table:table-cell table:style-name="ce8" table:formula="of:=[.B718]&gt;[.C7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19]=[.E719]" office:value-type="boolean" office:boolean-value="true" calcext:value-type="boolean">
            <text:p>TRUE</text:p>
          </table:table-cell>
          <table:table-cell table:style-name="ce8" table:formula="of:=[.B719]&gt;[.C7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0]=[.E720]" office:value-type="boolean" office:boolean-value="true" calcext:value-type="boolean">
            <text:p>TRUE</text:p>
          </table:table-cell>
          <table:table-cell table:style-name="ce8" table:formula="of:=[.B720]&gt;[.C7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1]=[.E721]" office:value-type="boolean" office:boolean-value="true" calcext:value-type="boolean">
            <text:p>TRUE</text:p>
          </table:table-cell>
          <table:table-cell table:style-name="ce8" table:formula="of:=[.B721]&gt;[.C7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2]=[.E722]" office:value-type="boolean" office:boolean-value="true" calcext:value-type="boolean">
            <text:p>TRUE</text:p>
          </table:table-cell>
          <table:table-cell table:style-name="ce8" table:formula="of:=[.B722]&gt;[.C7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3]=[.E723]" office:value-type="boolean" office:boolean-value="true" calcext:value-type="boolean">
            <text:p>TRUE</text:p>
          </table:table-cell>
          <table:table-cell table:style-name="ce8" table:formula="of:=[.B723]&gt;[.C7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4]=[.E724]" office:value-type="boolean" office:boolean-value="true" calcext:value-type="boolean">
            <text:p>TRUE</text:p>
          </table:table-cell>
          <table:table-cell table:style-name="ce8" table:formula="of:=[.B724]&gt;[.C7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5]=[.E725]" office:value-type="boolean" office:boolean-value="true" calcext:value-type="boolean">
            <text:p>TRUE</text:p>
          </table:table-cell>
          <table:table-cell table:style-name="ce8" table:formula="of:=[.B725]&gt;[.C7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6]=[.E726]" office:value-type="boolean" office:boolean-value="true" calcext:value-type="boolean">
            <text:p>TRUE</text:p>
          </table:table-cell>
          <table:table-cell table:style-name="ce8" table:formula="of:=[.B726]&gt;[.C7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7]=[.E727]" office:value-type="boolean" office:boolean-value="true" calcext:value-type="boolean">
            <text:p>TRUE</text:p>
          </table:table-cell>
          <table:table-cell table:style-name="ce8" table:formula="of:=[.B727]&gt;[.C7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8]=[.E728]" office:value-type="boolean" office:boolean-value="true" calcext:value-type="boolean">
            <text:p>TRUE</text:p>
          </table:table-cell>
          <table:table-cell table:style-name="ce8" table:formula="of:=[.B728]&gt;[.C7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29]=[.E729]" office:value-type="boolean" office:boolean-value="true" calcext:value-type="boolean">
            <text:p>TRUE</text:p>
          </table:table-cell>
          <table:table-cell table:style-name="ce8" table:formula="of:=[.B729]&gt;[.C7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0]=[.E730]" office:value-type="boolean" office:boolean-value="true" calcext:value-type="boolean">
            <text:p>TRUE</text:p>
          </table:table-cell>
          <table:table-cell table:style-name="ce8" table:formula="of:=[.B730]&gt;[.C7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1]=[.E731]" office:value-type="boolean" office:boolean-value="true" calcext:value-type="boolean">
            <text:p>TRUE</text:p>
          </table:table-cell>
          <table:table-cell table:style-name="ce8" table:formula="of:=[.B731]&gt;[.C7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2]=[.E732]" office:value-type="boolean" office:boolean-value="true" calcext:value-type="boolean">
            <text:p>TRUE</text:p>
          </table:table-cell>
          <table:table-cell table:style-name="ce8" table:formula="of:=[.B732]&gt;[.C7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3]=[.E733]" office:value-type="boolean" office:boolean-value="true" calcext:value-type="boolean">
            <text:p>TRUE</text:p>
          </table:table-cell>
          <table:table-cell table:style-name="ce8" table:formula="of:=[.B733]&gt;[.C7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4]=[.E734]" office:value-type="boolean" office:boolean-value="true" calcext:value-type="boolean">
            <text:p>TRUE</text:p>
          </table:table-cell>
          <table:table-cell table:style-name="ce8" table:formula="of:=[.B734]&gt;[.C7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5]=[.E735]" office:value-type="boolean" office:boolean-value="true" calcext:value-type="boolean">
            <text:p>TRUE</text:p>
          </table:table-cell>
          <table:table-cell table:style-name="ce8" table:formula="of:=[.B735]&gt;[.C7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6]=[.E736]" office:value-type="boolean" office:boolean-value="true" calcext:value-type="boolean">
            <text:p>TRUE</text:p>
          </table:table-cell>
          <table:table-cell table:style-name="ce8" table:formula="of:=[.B736]&gt;[.C7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7]=[.E737]" office:value-type="boolean" office:boolean-value="true" calcext:value-type="boolean">
            <text:p>TRUE</text:p>
          </table:table-cell>
          <table:table-cell table:style-name="ce8" table:formula="of:=[.B737]&gt;[.C7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8]=[.E738]" office:value-type="boolean" office:boolean-value="true" calcext:value-type="boolean">
            <text:p>TRUE</text:p>
          </table:table-cell>
          <table:table-cell table:style-name="ce8" table:formula="of:=[.B738]&gt;[.C7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39]=[.E739]" office:value-type="boolean" office:boolean-value="true" calcext:value-type="boolean">
            <text:p>TRUE</text:p>
          </table:table-cell>
          <table:table-cell table:style-name="ce8" table:formula="of:=[.B739]&gt;[.C7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0]=[.E740]" office:value-type="boolean" office:boolean-value="true" calcext:value-type="boolean">
            <text:p>TRUE</text:p>
          </table:table-cell>
          <table:table-cell table:style-name="ce8" table:formula="of:=[.B740]&gt;[.C7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1]=[.E741]" office:value-type="boolean" office:boolean-value="true" calcext:value-type="boolean">
            <text:p>TRUE</text:p>
          </table:table-cell>
          <table:table-cell table:style-name="ce8" table:formula="of:=[.B741]&gt;[.C7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2]=[.E742]" office:value-type="boolean" office:boolean-value="true" calcext:value-type="boolean">
            <text:p>TRUE</text:p>
          </table:table-cell>
          <table:table-cell table:style-name="ce8" table:formula="of:=[.B742]&gt;[.C7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3]=[.E743]" office:value-type="boolean" office:boolean-value="true" calcext:value-type="boolean">
            <text:p>TRUE</text:p>
          </table:table-cell>
          <table:table-cell table:style-name="ce8" table:formula="of:=[.B743]&gt;[.C7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4]=[.E744]" office:value-type="boolean" office:boolean-value="true" calcext:value-type="boolean">
            <text:p>TRUE</text:p>
          </table:table-cell>
          <table:table-cell table:style-name="ce8" table:formula="of:=[.B744]&gt;[.C7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5]=[.E745]" office:value-type="boolean" office:boolean-value="true" calcext:value-type="boolean">
            <text:p>TRUE</text:p>
          </table:table-cell>
          <table:table-cell table:style-name="ce8" table:formula="of:=[.B745]&gt;[.C7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6]=[.E746]" office:value-type="boolean" office:boolean-value="true" calcext:value-type="boolean">
            <text:p>TRUE</text:p>
          </table:table-cell>
          <table:table-cell table:style-name="ce8" table:formula="of:=[.B746]&gt;[.C7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7]=[.E747]" office:value-type="boolean" office:boolean-value="true" calcext:value-type="boolean">
            <text:p>TRUE</text:p>
          </table:table-cell>
          <table:table-cell table:style-name="ce8" table:formula="of:=[.B747]&gt;[.C7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8]=[.E748]" office:value-type="boolean" office:boolean-value="true" calcext:value-type="boolean">
            <text:p>TRUE</text:p>
          </table:table-cell>
          <table:table-cell table:style-name="ce8" table:formula="of:=[.B748]&gt;[.C7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49]=[.E749]" office:value-type="boolean" office:boolean-value="true" calcext:value-type="boolean">
            <text:p>TRUE</text:p>
          </table:table-cell>
          <table:table-cell table:style-name="ce8" table:formula="of:=[.B749]&gt;[.C7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0]=[.E750]" office:value-type="boolean" office:boolean-value="true" calcext:value-type="boolean">
            <text:p>TRUE</text:p>
          </table:table-cell>
          <table:table-cell table:style-name="ce8" table:formula="of:=[.B750]&gt;[.C7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1]=[.E751]" office:value-type="boolean" office:boolean-value="true" calcext:value-type="boolean">
            <text:p>TRUE</text:p>
          </table:table-cell>
          <table:table-cell table:style-name="ce8" table:formula="of:=[.B751]&gt;[.C7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2]=[.E752]" office:value-type="boolean" office:boolean-value="true" calcext:value-type="boolean">
            <text:p>TRUE</text:p>
          </table:table-cell>
          <table:table-cell table:style-name="ce8" table:formula="of:=[.B752]&gt;[.C7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3]=[.E753]" office:value-type="boolean" office:boolean-value="true" calcext:value-type="boolean">
            <text:p>TRUE</text:p>
          </table:table-cell>
          <table:table-cell table:style-name="ce8" table:formula="of:=[.B753]&gt;[.C7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4]=[.E754]" office:value-type="boolean" office:boolean-value="true" calcext:value-type="boolean">
            <text:p>TRUE</text:p>
          </table:table-cell>
          <table:table-cell table:style-name="ce8" table:formula="of:=[.B754]&gt;[.C7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5]=[.E755]" office:value-type="boolean" office:boolean-value="true" calcext:value-type="boolean">
            <text:p>TRUE</text:p>
          </table:table-cell>
          <table:table-cell table:style-name="ce8" table:formula="of:=[.B755]&gt;[.C7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6]=[.E756]" office:value-type="boolean" office:boolean-value="true" calcext:value-type="boolean">
            <text:p>TRUE</text:p>
          </table:table-cell>
          <table:table-cell table:style-name="ce8" table:formula="of:=[.B756]&gt;[.C7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7]=[.E757]" office:value-type="boolean" office:boolean-value="true" calcext:value-type="boolean">
            <text:p>TRUE</text:p>
          </table:table-cell>
          <table:table-cell table:style-name="ce8" table:formula="of:=[.B757]&gt;[.C7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8]=[.E758]" office:value-type="boolean" office:boolean-value="true" calcext:value-type="boolean">
            <text:p>TRUE</text:p>
          </table:table-cell>
          <table:table-cell table:style-name="ce8" table:formula="of:=[.B758]&gt;[.C7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59]=[.E759]" office:value-type="boolean" office:boolean-value="true" calcext:value-type="boolean">
            <text:p>TRUE</text:p>
          </table:table-cell>
          <table:table-cell table:style-name="ce8" table:formula="of:=[.B759]&gt;[.C7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0]=[.E760]" office:value-type="boolean" office:boolean-value="true" calcext:value-type="boolean">
            <text:p>TRUE</text:p>
          </table:table-cell>
          <table:table-cell table:style-name="ce8" table:formula="of:=[.B760]&gt;[.C7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1]=[.E761]" office:value-type="boolean" office:boolean-value="true" calcext:value-type="boolean">
            <text:p>TRUE</text:p>
          </table:table-cell>
          <table:table-cell table:style-name="ce8" table:formula="of:=[.B761]&gt;[.C7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2]=[.E762]" office:value-type="boolean" office:boolean-value="true" calcext:value-type="boolean">
            <text:p>TRUE</text:p>
          </table:table-cell>
          <table:table-cell table:style-name="ce8" table:formula="of:=[.B762]&gt;[.C7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3]=[.E763]" office:value-type="boolean" office:boolean-value="true" calcext:value-type="boolean">
            <text:p>TRUE</text:p>
          </table:table-cell>
          <table:table-cell table:style-name="ce8" table:formula="of:=[.B763]&gt;[.C7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4]=[.E764]" office:value-type="boolean" office:boolean-value="true" calcext:value-type="boolean">
            <text:p>TRUE</text:p>
          </table:table-cell>
          <table:table-cell table:style-name="ce8" table:formula="of:=[.B764]&gt;[.C7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5]=[.E765]" office:value-type="boolean" office:boolean-value="true" calcext:value-type="boolean">
            <text:p>TRUE</text:p>
          </table:table-cell>
          <table:table-cell table:style-name="ce8" table:formula="of:=[.B765]&gt;[.C7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6]=[.E766]" office:value-type="boolean" office:boolean-value="true" calcext:value-type="boolean">
            <text:p>TRUE</text:p>
          </table:table-cell>
          <table:table-cell table:style-name="ce8" table:formula="of:=[.B766]&gt;[.C7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7]=[.E767]" office:value-type="boolean" office:boolean-value="true" calcext:value-type="boolean">
            <text:p>TRUE</text:p>
          </table:table-cell>
          <table:table-cell table:style-name="ce8" table:formula="of:=[.B767]&gt;[.C7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8]=[.E768]" office:value-type="boolean" office:boolean-value="true" calcext:value-type="boolean">
            <text:p>TRUE</text:p>
          </table:table-cell>
          <table:table-cell table:style-name="ce8" table:formula="of:=[.B768]&gt;[.C7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69]=[.E769]" office:value-type="boolean" office:boolean-value="true" calcext:value-type="boolean">
            <text:p>TRUE</text:p>
          </table:table-cell>
          <table:table-cell table:style-name="ce8" table:formula="of:=[.B769]&gt;[.C7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0]=[.E770]" office:value-type="boolean" office:boolean-value="true" calcext:value-type="boolean">
            <text:p>TRUE</text:p>
          </table:table-cell>
          <table:table-cell table:style-name="ce8" table:formula="of:=[.B770]&gt;[.C7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1]=[.E771]" office:value-type="boolean" office:boolean-value="true" calcext:value-type="boolean">
            <text:p>TRUE</text:p>
          </table:table-cell>
          <table:table-cell table:style-name="ce8" table:formula="of:=[.B771]&gt;[.C7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2]=[.E772]" office:value-type="boolean" office:boolean-value="true" calcext:value-type="boolean">
            <text:p>TRUE</text:p>
          </table:table-cell>
          <table:table-cell table:style-name="ce8" table:formula="of:=[.B772]&gt;[.C7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3]=[.E773]" office:value-type="boolean" office:boolean-value="true" calcext:value-type="boolean">
            <text:p>TRUE</text:p>
          </table:table-cell>
          <table:table-cell table:style-name="ce8" table:formula="of:=[.B773]&gt;[.C7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4]=[.E774]" office:value-type="boolean" office:boolean-value="true" calcext:value-type="boolean">
            <text:p>TRUE</text:p>
          </table:table-cell>
          <table:table-cell table:style-name="ce8" table:formula="of:=[.B774]&gt;[.C7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5]=[.E775]" office:value-type="boolean" office:boolean-value="true" calcext:value-type="boolean">
            <text:p>TRUE</text:p>
          </table:table-cell>
          <table:table-cell table:style-name="ce8" table:formula="of:=[.B775]&gt;[.C7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6]=[.E776]" office:value-type="boolean" office:boolean-value="true" calcext:value-type="boolean">
            <text:p>TRUE</text:p>
          </table:table-cell>
          <table:table-cell table:style-name="ce8" table:formula="of:=[.B776]&gt;[.C7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7]=[.E777]" office:value-type="boolean" office:boolean-value="true" calcext:value-type="boolean">
            <text:p>TRUE</text:p>
          </table:table-cell>
          <table:table-cell table:style-name="ce8" table:formula="of:=[.B777]&gt;[.C7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8]=[.E778]" office:value-type="boolean" office:boolean-value="true" calcext:value-type="boolean">
            <text:p>TRUE</text:p>
          </table:table-cell>
          <table:table-cell table:style-name="ce8" table:formula="of:=[.B778]&gt;[.C7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79]=[.E779]" office:value-type="boolean" office:boolean-value="true" calcext:value-type="boolean">
            <text:p>TRUE</text:p>
          </table:table-cell>
          <table:table-cell table:style-name="ce8" table:formula="of:=[.B779]&gt;[.C7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0]=[.E780]" office:value-type="boolean" office:boolean-value="true" calcext:value-type="boolean">
            <text:p>TRUE</text:p>
          </table:table-cell>
          <table:table-cell table:style-name="ce8" table:formula="of:=[.B780]&gt;[.C7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1]=[.E781]" office:value-type="boolean" office:boolean-value="true" calcext:value-type="boolean">
            <text:p>TRUE</text:p>
          </table:table-cell>
          <table:table-cell table:style-name="ce8" table:formula="of:=[.B781]&gt;[.C7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2]=[.E782]" office:value-type="boolean" office:boolean-value="true" calcext:value-type="boolean">
            <text:p>TRUE</text:p>
          </table:table-cell>
          <table:table-cell table:style-name="ce8" table:formula="of:=[.B782]&gt;[.C7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3]=[.E783]" office:value-type="boolean" office:boolean-value="true" calcext:value-type="boolean">
            <text:p>TRUE</text:p>
          </table:table-cell>
          <table:table-cell table:style-name="ce8" table:formula="of:=[.B783]&gt;[.C7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4]=[.E784]" office:value-type="boolean" office:boolean-value="true" calcext:value-type="boolean">
            <text:p>TRUE</text:p>
          </table:table-cell>
          <table:table-cell table:style-name="ce8" table:formula="of:=[.B784]&gt;[.C7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5]=[.E785]" office:value-type="boolean" office:boolean-value="true" calcext:value-type="boolean">
            <text:p>TRUE</text:p>
          </table:table-cell>
          <table:table-cell table:style-name="ce8" table:formula="of:=[.B785]&gt;[.C7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6]=[.E786]" office:value-type="boolean" office:boolean-value="true" calcext:value-type="boolean">
            <text:p>TRUE</text:p>
          </table:table-cell>
          <table:table-cell table:style-name="ce8" table:formula="of:=[.B786]&gt;[.C7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7]=[.E787]" office:value-type="boolean" office:boolean-value="true" calcext:value-type="boolean">
            <text:p>TRUE</text:p>
          </table:table-cell>
          <table:table-cell table:style-name="ce8" table:formula="of:=[.B787]&gt;[.C7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8]=[.E788]" office:value-type="boolean" office:boolean-value="true" calcext:value-type="boolean">
            <text:p>TRUE</text:p>
          </table:table-cell>
          <table:table-cell table:style-name="ce8" table:formula="of:=[.B788]&gt;[.C7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89]=[.E789]" office:value-type="boolean" office:boolean-value="true" calcext:value-type="boolean">
            <text:p>TRUE</text:p>
          </table:table-cell>
          <table:table-cell table:style-name="ce8" table:formula="of:=[.B789]&gt;[.C7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0]=[.E790]" office:value-type="boolean" office:boolean-value="true" calcext:value-type="boolean">
            <text:p>TRUE</text:p>
          </table:table-cell>
          <table:table-cell table:style-name="ce8" table:formula="of:=[.B790]&gt;[.C7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1]=[.E791]" office:value-type="boolean" office:boolean-value="true" calcext:value-type="boolean">
            <text:p>TRUE</text:p>
          </table:table-cell>
          <table:table-cell table:style-name="ce8" table:formula="of:=[.B791]&gt;[.C7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2]=[.E792]" office:value-type="boolean" office:boolean-value="true" calcext:value-type="boolean">
            <text:p>TRUE</text:p>
          </table:table-cell>
          <table:table-cell table:style-name="ce8" table:formula="of:=[.B792]&gt;[.C7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3]=[.E793]" office:value-type="boolean" office:boolean-value="true" calcext:value-type="boolean">
            <text:p>TRUE</text:p>
          </table:table-cell>
          <table:table-cell table:style-name="ce8" table:formula="of:=[.B793]&gt;[.C7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4]=[.E794]" office:value-type="boolean" office:boolean-value="true" calcext:value-type="boolean">
            <text:p>TRUE</text:p>
          </table:table-cell>
          <table:table-cell table:style-name="ce8" table:formula="of:=[.B794]&gt;[.C7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5]=[.E795]" office:value-type="boolean" office:boolean-value="true" calcext:value-type="boolean">
            <text:p>TRUE</text:p>
          </table:table-cell>
          <table:table-cell table:style-name="ce8" table:formula="of:=[.B795]&gt;[.C7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6]=[.E796]" office:value-type="boolean" office:boolean-value="true" calcext:value-type="boolean">
            <text:p>TRUE</text:p>
          </table:table-cell>
          <table:table-cell table:style-name="ce8" table:formula="of:=[.B796]&gt;[.C7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7]=[.E797]" office:value-type="boolean" office:boolean-value="true" calcext:value-type="boolean">
            <text:p>TRUE</text:p>
          </table:table-cell>
          <table:table-cell table:style-name="ce8" table:formula="of:=[.B797]&gt;[.C7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8]=[.E798]" office:value-type="boolean" office:boolean-value="true" calcext:value-type="boolean">
            <text:p>TRUE</text:p>
          </table:table-cell>
          <table:table-cell table:style-name="ce8" table:formula="of:=[.B798]&gt;[.C7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799]=[.E799]" office:value-type="boolean" office:boolean-value="true" calcext:value-type="boolean">
            <text:p>TRUE</text:p>
          </table:table-cell>
          <table:table-cell table:style-name="ce8" table:formula="of:=[.B799]&gt;[.C7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0]=[.E800]" office:value-type="boolean" office:boolean-value="true" calcext:value-type="boolean">
            <text:p>TRUE</text:p>
          </table:table-cell>
          <table:table-cell table:style-name="ce8" table:formula="of:=[.B800]&gt;[.C8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1]=[.E801]" office:value-type="boolean" office:boolean-value="true" calcext:value-type="boolean">
            <text:p>TRUE</text:p>
          </table:table-cell>
          <table:table-cell table:style-name="ce8" table:formula="of:=[.B801]&gt;[.C8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2]=[.E802]" office:value-type="boolean" office:boolean-value="true" calcext:value-type="boolean">
            <text:p>TRUE</text:p>
          </table:table-cell>
          <table:table-cell table:style-name="ce8" table:formula="of:=[.B802]&gt;[.C8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3]=[.E803]" office:value-type="boolean" office:boolean-value="true" calcext:value-type="boolean">
            <text:p>TRUE</text:p>
          </table:table-cell>
          <table:table-cell table:style-name="ce8" table:formula="of:=[.B803]&gt;[.C8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4]=[.E804]" office:value-type="boolean" office:boolean-value="true" calcext:value-type="boolean">
            <text:p>TRUE</text:p>
          </table:table-cell>
          <table:table-cell table:style-name="ce8" table:formula="of:=[.B804]&gt;[.C8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5]=[.E805]" office:value-type="boolean" office:boolean-value="true" calcext:value-type="boolean">
            <text:p>TRUE</text:p>
          </table:table-cell>
          <table:table-cell table:style-name="ce8" table:formula="of:=[.B805]&gt;[.C8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6]=[.E806]" office:value-type="boolean" office:boolean-value="true" calcext:value-type="boolean">
            <text:p>TRUE</text:p>
          </table:table-cell>
          <table:table-cell table:style-name="ce8" table:formula="of:=[.B806]&gt;[.C8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7]=[.E807]" office:value-type="boolean" office:boolean-value="true" calcext:value-type="boolean">
            <text:p>TRUE</text:p>
          </table:table-cell>
          <table:table-cell table:style-name="ce8" table:formula="of:=[.B807]&gt;[.C8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8]=[.E808]" office:value-type="boolean" office:boolean-value="true" calcext:value-type="boolean">
            <text:p>TRUE</text:p>
          </table:table-cell>
          <table:table-cell table:style-name="ce8" table:formula="of:=[.B808]&gt;[.C8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09]=[.E809]" office:value-type="boolean" office:boolean-value="true" calcext:value-type="boolean">
            <text:p>TRUE</text:p>
          </table:table-cell>
          <table:table-cell table:style-name="ce8" table:formula="of:=[.B809]&gt;[.C8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0]=[.E810]" office:value-type="boolean" office:boolean-value="true" calcext:value-type="boolean">
            <text:p>TRUE</text:p>
          </table:table-cell>
          <table:table-cell table:style-name="ce8" table:formula="of:=[.B810]&gt;[.C8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1]=[.E811]" office:value-type="boolean" office:boolean-value="true" calcext:value-type="boolean">
            <text:p>TRUE</text:p>
          </table:table-cell>
          <table:table-cell table:style-name="ce8" table:formula="of:=[.B811]&gt;[.C8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2]=[.E812]" office:value-type="boolean" office:boolean-value="true" calcext:value-type="boolean">
            <text:p>TRUE</text:p>
          </table:table-cell>
          <table:table-cell table:style-name="ce8" table:formula="of:=[.B812]&gt;[.C8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3]=[.E813]" office:value-type="boolean" office:boolean-value="true" calcext:value-type="boolean">
            <text:p>TRUE</text:p>
          </table:table-cell>
          <table:table-cell table:style-name="ce8" table:formula="of:=[.B813]&gt;[.C8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4]=[.E814]" office:value-type="boolean" office:boolean-value="true" calcext:value-type="boolean">
            <text:p>TRUE</text:p>
          </table:table-cell>
          <table:table-cell table:style-name="ce8" table:formula="of:=[.B814]&gt;[.C8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5]=[.E815]" office:value-type="boolean" office:boolean-value="true" calcext:value-type="boolean">
            <text:p>TRUE</text:p>
          </table:table-cell>
          <table:table-cell table:style-name="ce8" table:formula="of:=[.B815]&gt;[.C8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6]=[.E816]" office:value-type="boolean" office:boolean-value="true" calcext:value-type="boolean">
            <text:p>TRUE</text:p>
          </table:table-cell>
          <table:table-cell table:style-name="ce8" table:formula="of:=[.B816]&gt;[.C8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7]=[.E817]" office:value-type="boolean" office:boolean-value="true" calcext:value-type="boolean">
            <text:p>TRUE</text:p>
          </table:table-cell>
          <table:table-cell table:style-name="ce8" table:formula="of:=[.B817]&gt;[.C8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8]=[.E818]" office:value-type="boolean" office:boolean-value="true" calcext:value-type="boolean">
            <text:p>TRUE</text:p>
          </table:table-cell>
          <table:table-cell table:style-name="ce8" table:formula="of:=[.B818]&gt;[.C8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19]=[.E819]" office:value-type="boolean" office:boolean-value="true" calcext:value-type="boolean">
            <text:p>TRUE</text:p>
          </table:table-cell>
          <table:table-cell table:style-name="ce8" table:formula="of:=[.B819]&gt;[.C8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0]=[.E820]" office:value-type="boolean" office:boolean-value="true" calcext:value-type="boolean">
            <text:p>TRUE</text:p>
          </table:table-cell>
          <table:table-cell table:style-name="ce8" table:formula="of:=[.B820]&gt;[.C8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1]=[.E821]" office:value-type="boolean" office:boolean-value="true" calcext:value-type="boolean">
            <text:p>TRUE</text:p>
          </table:table-cell>
          <table:table-cell table:style-name="ce8" table:formula="of:=[.B821]&gt;[.C8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2]=[.E822]" office:value-type="boolean" office:boolean-value="true" calcext:value-type="boolean">
            <text:p>TRUE</text:p>
          </table:table-cell>
          <table:table-cell table:style-name="ce8" table:formula="of:=[.B822]&gt;[.C8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3]=[.E823]" office:value-type="boolean" office:boolean-value="true" calcext:value-type="boolean">
            <text:p>TRUE</text:p>
          </table:table-cell>
          <table:table-cell table:style-name="ce8" table:formula="of:=[.B823]&gt;[.C8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4]=[.E824]" office:value-type="boolean" office:boolean-value="true" calcext:value-type="boolean">
            <text:p>TRUE</text:p>
          </table:table-cell>
          <table:table-cell table:style-name="ce8" table:formula="of:=[.B824]&gt;[.C8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5]=[.E825]" office:value-type="boolean" office:boolean-value="true" calcext:value-type="boolean">
            <text:p>TRUE</text:p>
          </table:table-cell>
          <table:table-cell table:style-name="ce8" table:formula="of:=[.B825]&gt;[.C8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6]=[.E826]" office:value-type="boolean" office:boolean-value="true" calcext:value-type="boolean">
            <text:p>TRUE</text:p>
          </table:table-cell>
          <table:table-cell table:style-name="ce8" table:formula="of:=[.B826]&gt;[.C8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7]=[.E827]" office:value-type="boolean" office:boolean-value="true" calcext:value-type="boolean">
            <text:p>TRUE</text:p>
          </table:table-cell>
          <table:table-cell table:style-name="ce8" table:formula="of:=[.B827]&gt;[.C8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8]=[.E828]" office:value-type="boolean" office:boolean-value="true" calcext:value-type="boolean">
            <text:p>TRUE</text:p>
          </table:table-cell>
          <table:table-cell table:style-name="ce8" table:formula="of:=[.B828]&gt;[.C8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29]=[.E829]" office:value-type="boolean" office:boolean-value="true" calcext:value-type="boolean">
            <text:p>TRUE</text:p>
          </table:table-cell>
          <table:table-cell table:style-name="ce8" table:formula="of:=[.B829]&gt;[.C8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0]=[.E830]" office:value-type="boolean" office:boolean-value="true" calcext:value-type="boolean">
            <text:p>TRUE</text:p>
          </table:table-cell>
          <table:table-cell table:style-name="ce8" table:formula="of:=[.B830]&gt;[.C8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1]=[.E831]" office:value-type="boolean" office:boolean-value="true" calcext:value-type="boolean">
            <text:p>TRUE</text:p>
          </table:table-cell>
          <table:table-cell table:style-name="ce8" table:formula="of:=[.B831]&gt;[.C8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2]=[.E832]" office:value-type="boolean" office:boolean-value="true" calcext:value-type="boolean">
            <text:p>TRUE</text:p>
          </table:table-cell>
          <table:table-cell table:style-name="ce8" table:formula="of:=[.B832]&gt;[.C8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3]=[.E833]" office:value-type="boolean" office:boolean-value="true" calcext:value-type="boolean">
            <text:p>TRUE</text:p>
          </table:table-cell>
          <table:table-cell table:style-name="ce8" table:formula="of:=[.B833]&gt;[.C8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4]=[.E834]" office:value-type="boolean" office:boolean-value="true" calcext:value-type="boolean">
            <text:p>TRUE</text:p>
          </table:table-cell>
          <table:table-cell table:style-name="ce8" table:formula="of:=[.B834]&gt;[.C8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5]=[.E835]" office:value-type="boolean" office:boolean-value="true" calcext:value-type="boolean">
            <text:p>TRUE</text:p>
          </table:table-cell>
          <table:table-cell table:style-name="ce8" table:formula="of:=[.B835]&gt;[.C8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6]=[.E836]" office:value-type="boolean" office:boolean-value="true" calcext:value-type="boolean">
            <text:p>TRUE</text:p>
          </table:table-cell>
          <table:table-cell table:style-name="ce8" table:formula="of:=[.B836]&gt;[.C8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7]=[.E837]" office:value-type="boolean" office:boolean-value="true" calcext:value-type="boolean">
            <text:p>TRUE</text:p>
          </table:table-cell>
          <table:table-cell table:style-name="ce8" table:formula="of:=[.B837]&gt;[.C8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8]=[.E838]" office:value-type="boolean" office:boolean-value="true" calcext:value-type="boolean">
            <text:p>TRUE</text:p>
          </table:table-cell>
          <table:table-cell table:style-name="ce8" table:formula="of:=[.B838]&gt;[.C8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39]=[.E839]" office:value-type="boolean" office:boolean-value="true" calcext:value-type="boolean">
            <text:p>TRUE</text:p>
          </table:table-cell>
          <table:table-cell table:style-name="ce8" table:formula="of:=[.B839]&gt;[.C8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0]=[.E840]" office:value-type="boolean" office:boolean-value="true" calcext:value-type="boolean">
            <text:p>TRUE</text:p>
          </table:table-cell>
          <table:table-cell table:style-name="ce8" table:formula="of:=[.B840]&gt;[.C8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1]=[.E841]" office:value-type="boolean" office:boolean-value="true" calcext:value-type="boolean">
            <text:p>TRUE</text:p>
          </table:table-cell>
          <table:table-cell table:style-name="ce8" table:formula="of:=[.B841]&gt;[.C8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2]=[.E842]" office:value-type="boolean" office:boolean-value="true" calcext:value-type="boolean">
            <text:p>TRUE</text:p>
          </table:table-cell>
          <table:table-cell table:style-name="ce8" table:formula="of:=[.B842]&gt;[.C8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3]=[.E843]" office:value-type="boolean" office:boolean-value="true" calcext:value-type="boolean">
            <text:p>TRUE</text:p>
          </table:table-cell>
          <table:table-cell table:style-name="ce8" table:formula="of:=[.B843]&gt;[.C8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4]=[.E844]" office:value-type="boolean" office:boolean-value="true" calcext:value-type="boolean">
            <text:p>TRUE</text:p>
          </table:table-cell>
          <table:table-cell table:style-name="ce8" table:formula="of:=[.B844]&gt;[.C8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5]=[.E845]" office:value-type="boolean" office:boolean-value="true" calcext:value-type="boolean">
            <text:p>TRUE</text:p>
          </table:table-cell>
          <table:table-cell table:style-name="ce8" table:formula="of:=[.B845]&gt;[.C8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6]=[.E846]" office:value-type="boolean" office:boolean-value="true" calcext:value-type="boolean">
            <text:p>TRUE</text:p>
          </table:table-cell>
          <table:table-cell table:style-name="ce8" table:formula="of:=[.B846]&gt;[.C8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7]=[.E847]" office:value-type="boolean" office:boolean-value="true" calcext:value-type="boolean">
            <text:p>TRUE</text:p>
          </table:table-cell>
          <table:table-cell table:style-name="ce8" table:formula="of:=[.B847]&gt;[.C8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8]=[.E848]" office:value-type="boolean" office:boolean-value="true" calcext:value-type="boolean">
            <text:p>TRUE</text:p>
          </table:table-cell>
          <table:table-cell table:style-name="ce8" table:formula="of:=[.B848]&gt;[.C8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49]=[.E849]" office:value-type="boolean" office:boolean-value="true" calcext:value-type="boolean">
            <text:p>TRUE</text:p>
          </table:table-cell>
          <table:table-cell table:style-name="ce8" table:formula="of:=[.B849]&gt;[.C8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0]=[.E850]" office:value-type="boolean" office:boolean-value="true" calcext:value-type="boolean">
            <text:p>TRUE</text:p>
          </table:table-cell>
          <table:table-cell table:style-name="ce8" table:formula="of:=[.B850]&gt;[.C8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1]=[.E851]" office:value-type="boolean" office:boolean-value="true" calcext:value-type="boolean">
            <text:p>TRUE</text:p>
          </table:table-cell>
          <table:table-cell table:style-name="ce8" table:formula="of:=[.B851]&gt;[.C8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2]=[.E852]" office:value-type="boolean" office:boolean-value="true" calcext:value-type="boolean">
            <text:p>TRUE</text:p>
          </table:table-cell>
          <table:table-cell table:style-name="ce8" table:formula="of:=[.B852]&gt;[.C8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3]=[.E853]" office:value-type="boolean" office:boolean-value="true" calcext:value-type="boolean">
            <text:p>TRUE</text:p>
          </table:table-cell>
          <table:table-cell table:style-name="ce8" table:formula="of:=[.B853]&gt;[.C8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4]=[.E854]" office:value-type="boolean" office:boolean-value="true" calcext:value-type="boolean">
            <text:p>TRUE</text:p>
          </table:table-cell>
          <table:table-cell table:style-name="ce8" table:formula="of:=[.B854]&gt;[.C8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5]=[.E855]" office:value-type="boolean" office:boolean-value="true" calcext:value-type="boolean">
            <text:p>TRUE</text:p>
          </table:table-cell>
          <table:table-cell table:style-name="ce8" table:formula="of:=[.B855]&gt;[.C8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6]=[.E856]" office:value-type="boolean" office:boolean-value="true" calcext:value-type="boolean">
            <text:p>TRUE</text:p>
          </table:table-cell>
          <table:table-cell table:style-name="ce8" table:formula="of:=[.B856]&gt;[.C8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7]=[.E857]" office:value-type="boolean" office:boolean-value="true" calcext:value-type="boolean">
            <text:p>TRUE</text:p>
          </table:table-cell>
          <table:table-cell table:style-name="ce8" table:formula="of:=[.B857]&gt;[.C8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8]=[.E858]" office:value-type="boolean" office:boolean-value="true" calcext:value-type="boolean">
            <text:p>TRUE</text:p>
          </table:table-cell>
          <table:table-cell table:style-name="ce8" table:formula="of:=[.B858]&gt;[.C8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59]=[.E859]" office:value-type="boolean" office:boolean-value="true" calcext:value-type="boolean">
            <text:p>TRUE</text:p>
          </table:table-cell>
          <table:table-cell table:style-name="ce8" table:formula="of:=[.B859]&gt;[.C8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0]=[.E860]" office:value-type="boolean" office:boolean-value="true" calcext:value-type="boolean">
            <text:p>TRUE</text:p>
          </table:table-cell>
          <table:table-cell table:style-name="ce8" table:formula="of:=[.B860]&gt;[.C8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1]=[.E861]" office:value-type="boolean" office:boolean-value="true" calcext:value-type="boolean">
            <text:p>TRUE</text:p>
          </table:table-cell>
          <table:table-cell table:style-name="ce8" table:formula="of:=[.B861]&gt;[.C8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2]=[.E862]" office:value-type="boolean" office:boolean-value="true" calcext:value-type="boolean">
            <text:p>TRUE</text:p>
          </table:table-cell>
          <table:table-cell table:style-name="ce8" table:formula="of:=[.B862]&gt;[.C8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3]=[.E863]" office:value-type="boolean" office:boolean-value="true" calcext:value-type="boolean">
            <text:p>TRUE</text:p>
          </table:table-cell>
          <table:table-cell table:style-name="ce8" table:formula="of:=[.B863]&gt;[.C8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4]=[.E864]" office:value-type="boolean" office:boolean-value="true" calcext:value-type="boolean">
            <text:p>TRUE</text:p>
          </table:table-cell>
          <table:table-cell table:style-name="ce8" table:formula="of:=[.B864]&gt;[.C8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5]=[.E865]" office:value-type="boolean" office:boolean-value="true" calcext:value-type="boolean">
            <text:p>TRUE</text:p>
          </table:table-cell>
          <table:table-cell table:style-name="ce8" table:formula="of:=[.B865]&gt;[.C8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6]=[.E866]" office:value-type="boolean" office:boolean-value="true" calcext:value-type="boolean">
            <text:p>TRUE</text:p>
          </table:table-cell>
          <table:table-cell table:style-name="ce8" table:formula="of:=[.B866]&gt;[.C8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7]=[.E867]" office:value-type="boolean" office:boolean-value="true" calcext:value-type="boolean">
            <text:p>TRUE</text:p>
          </table:table-cell>
          <table:table-cell table:style-name="ce8" table:formula="of:=[.B867]&gt;[.C8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8]=[.E868]" office:value-type="boolean" office:boolean-value="true" calcext:value-type="boolean">
            <text:p>TRUE</text:p>
          </table:table-cell>
          <table:table-cell table:style-name="ce8" table:formula="of:=[.B868]&gt;[.C8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69]=[.E869]" office:value-type="boolean" office:boolean-value="true" calcext:value-type="boolean">
            <text:p>TRUE</text:p>
          </table:table-cell>
          <table:table-cell table:style-name="ce8" table:formula="of:=[.B869]&gt;[.C8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0]=[.E870]" office:value-type="boolean" office:boolean-value="true" calcext:value-type="boolean">
            <text:p>TRUE</text:p>
          </table:table-cell>
          <table:table-cell table:style-name="ce8" table:formula="of:=[.B870]&gt;[.C8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1]=[.E871]" office:value-type="boolean" office:boolean-value="true" calcext:value-type="boolean">
            <text:p>TRUE</text:p>
          </table:table-cell>
          <table:table-cell table:style-name="ce8" table:formula="of:=[.B871]&gt;[.C8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2]=[.E872]" office:value-type="boolean" office:boolean-value="true" calcext:value-type="boolean">
            <text:p>TRUE</text:p>
          </table:table-cell>
          <table:table-cell table:style-name="ce8" table:formula="of:=[.B872]&gt;[.C8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3]=[.E873]" office:value-type="boolean" office:boolean-value="true" calcext:value-type="boolean">
            <text:p>TRUE</text:p>
          </table:table-cell>
          <table:table-cell table:style-name="ce8" table:formula="of:=[.B873]&gt;[.C8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4]=[.E874]" office:value-type="boolean" office:boolean-value="true" calcext:value-type="boolean">
            <text:p>TRUE</text:p>
          </table:table-cell>
          <table:table-cell table:style-name="ce8" table:formula="of:=[.B874]&gt;[.C8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5]=[.E875]" office:value-type="boolean" office:boolean-value="true" calcext:value-type="boolean">
            <text:p>TRUE</text:p>
          </table:table-cell>
          <table:table-cell table:style-name="ce8" table:formula="of:=[.B875]&gt;[.C8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6]=[.E876]" office:value-type="boolean" office:boolean-value="true" calcext:value-type="boolean">
            <text:p>TRUE</text:p>
          </table:table-cell>
          <table:table-cell table:style-name="ce8" table:formula="of:=[.B876]&gt;[.C8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7]=[.E877]" office:value-type="boolean" office:boolean-value="true" calcext:value-type="boolean">
            <text:p>TRUE</text:p>
          </table:table-cell>
          <table:table-cell table:style-name="ce8" table:formula="of:=[.B877]&gt;[.C8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8]=[.E878]" office:value-type="boolean" office:boolean-value="true" calcext:value-type="boolean">
            <text:p>TRUE</text:p>
          </table:table-cell>
          <table:table-cell table:style-name="ce8" table:formula="of:=[.B878]&gt;[.C8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79]=[.E879]" office:value-type="boolean" office:boolean-value="true" calcext:value-type="boolean">
            <text:p>TRUE</text:p>
          </table:table-cell>
          <table:table-cell table:style-name="ce8" table:formula="of:=[.B879]&gt;[.C8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0]=[.E880]" office:value-type="boolean" office:boolean-value="true" calcext:value-type="boolean">
            <text:p>TRUE</text:p>
          </table:table-cell>
          <table:table-cell table:style-name="ce8" table:formula="of:=[.B880]&gt;[.C8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1]=[.E881]" office:value-type="boolean" office:boolean-value="true" calcext:value-type="boolean">
            <text:p>TRUE</text:p>
          </table:table-cell>
          <table:table-cell table:style-name="ce8" table:formula="of:=[.B881]&gt;[.C8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2]=[.E882]" office:value-type="boolean" office:boolean-value="true" calcext:value-type="boolean">
            <text:p>TRUE</text:p>
          </table:table-cell>
          <table:table-cell table:style-name="ce8" table:formula="of:=[.B882]&gt;[.C8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3]=[.E883]" office:value-type="boolean" office:boolean-value="true" calcext:value-type="boolean">
            <text:p>TRUE</text:p>
          </table:table-cell>
          <table:table-cell table:style-name="ce8" table:formula="of:=[.B883]&gt;[.C8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4]=[.E884]" office:value-type="boolean" office:boolean-value="true" calcext:value-type="boolean">
            <text:p>TRUE</text:p>
          </table:table-cell>
          <table:table-cell table:style-name="ce8" table:formula="of:=[.B884]&gt;[.C8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5]=[.E885]" office:value-type="boolean" office:boolean-value="true" calcext:value-type="boolean">
            <text:p>TRUE</text:p>
          </table:table-cell>
          <table:table-cell table:style-name="ce8" table:formula="of:=[.B885]&gt;[.C8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6]=[.E886]" office:value-type="boolean" office:boolean-value="true" calcext:value-type="boolean">
            <text:p>TRUE</text:p>
          </table:table-cell>
          <table:table-cell table:style-name="ce8" table:formula="of:=[.B886]&gt;[.C8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7]=[.E887]" office:value-type="boolean" office:boolean-value="true" calcext:value-type="boolean">
            <text:p>TRUE</text:p>
          </table:table-cell>
          <table:table-cell table:style-name="ce8" table:formula="of:=[.B887]&gt;[.C8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8]=[.E888]" office:value-type="boolean" office:boolean-value="true" calcext:value-type="boolean">
            <text:p>TRUE</text:p>
          </table:table-cell>
          <table:table-cell table:style-name="ce8" table:formula="of:=[.B888]&gt;[.C8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89]=[.E889]" office:value-type="boolean" office:boolean-value="true" calcext:value-type="boolean">
            <text:p>TRUE</text:p>
          </table:table-cell>
          <table:table-cell table:style-name="ce8" table:formula="of:=[.B889]&gt;[.C8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0]=[.E890]" office:value-type="boolean" office:boolean-value="true" calcext:value-type="boolean">
            <text:p>TRUE</text:p>
          </table:table-cell>
          <table:table-cell table:style-name="ce8" table:formula="of:=[.B890]&gt;[.C8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1]=[.E891]" office:value-type="boolean" office:boolean-value="true" calcext:value-type="boolean">
            <text:p>TRUE</text:p>
          </table:table-cell>
          <table:table-cell table:style-name="ce8" table:formula="of:=[.B891]&gt;[.C8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2]=[.E892]" office:value-type="boolean" office:boolean-value="true" calcext:value-type="boolean">
            <text:p>TRUE</text:p>
          </table:table-cell>
          <table:table-cell table:style-name="ce8" table:formula="of:=[.B892]&gt;[.C8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3]=[.E893]" office:value-type="boolean" office:boolean-value="true" calcext:value-type="boolean">
            <text:p>TRUE</text:p>
          </table:table-cell>
          <table:table-cell table:style-name="ce8" table:formula="of:=[.B893]&gt;[.C8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4]=[.E894]" office:value-type="boolean" office:boolean-value="true" calcext:value-type="boolean">
            <text:p>TRUE</text:p>
          </table:table-cell>
          <table:table-cell table:style-name="ce8" table:formula="of:=[.B894]&gt;[.C8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5]=[.E895]" office:value-type="boolean" office:boolean-value="true" calcext:value-type="boolean">
            <text:p>TRUE</text:p>
          </table:table-cell>
          <table:table-cell table:style-name="ce8" table:formula="of:=[.B895]&gt;[.C8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6]=[.E896]" office:value-type="boolean" office:boolean-value="true" calcext:value-type="boolean">
            <text:p>TRUE</text:p>
          </table:table-cell>
          <table:table-cell table:style-name="ce8" table:formula="of:=[.B896]&gt;[.C8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7]=[.E897]" office:value-type="boolean" office:boolean-value="true" calcext:value-type="boolean">
            <text:p>TRUE</text:p>
          </table:table-cell>
          <table:table-cell table:style-name="ce8" table:formula="of:=[.B897]&gt;[.C8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8]=[.E898]" office:value-type="boolean" office:boolean-value="true" calcext:value-type="boolean">
            <text:p>TRUE</text:p>
          </table:table-cell>
          <table:table-cell table:style-name="ce8" table:formula="of:=[.B898]&gt;[.C8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899]=[.E899]" office:value-type="boolean" office:boolean-value="true" calcext:value-type="boolean">
            <text:p>TRUE</text:p>
          </table:table-cell>
          <table:table-cell table:style-name="ce8" table:formula="of:=[.B899]&gt;[.C8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0]=[.E900]" office:value-type="boolean" office:boolean-value="true" calcext:value-type="boolean">
            <text:p>TRUE</text:p>
          </table:table-cell>
          <table:table-cell table:style-name="ce8" table:formula="of:=[.B900]&gt;[.C9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1]=[.E901]" office:value-type="boolean" office:boolean-value="true" calcext:value-type="boolean">
            <text:p>TRUE</text:p>
          </table:table-cell>
          <table:table-cell table:style-name="ce8" table:formula="of:=[.B901]&gt;[.C9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2]=[.E902]" office:value-type="boolean" office:boolean-value="true" calcext:value-type="boolean">
            <text:p>TRUE</text:p>
          </table:table-cell>
          <table:table-cell table:style-name="ce8" table:formula="of:=[.B902]&gt;[.C9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3]=[.E903]" office:value-type="boolean" office:boolean-value="true" calcext:value-type="boolean">
            <text:p>TRUE</text:p>
          </table:table-cell>
          <table:table-cell table:style-name="ce8" table:formula="of:=[.B903]&gt;[.C9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4]=[.E904]" office:value-type="boolean" office:boolean-value="true" calcext:value-type="boolean">
            <text:p>TRUE</text:p>
          </table:table-cell>
          <table:table-cell table:style-name="ce8" table:formula="of:=[.B904]&gt;[.C9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5]=[.E905]" office:value-type="boolean" office:boolean-value="true" calcext:value-type="boolean">
            <text:p>TRUE</text:p>
          </table:table-cell>
          <table:table-cell table:style-name="ce8" table:formula="of:=[.B905]&gt;[.C9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6]=[.E906]" office:value-type="boolean" office:boolean-value="true" calcext:value-type="boolean">
            <text:p>TRUE</text:p>
          </table:table-cell>
          <table:table-cell table:style-name="ce8" table:formula="of:=[.B906]&gt;[.C9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7]=[.E907]" office:value-type="boolean" office:boolean-value="true" calcext:value-type="boolean">
            <text:p>TRUE</text:p>
          </table:table-cell>
          <table:table-cell table:style-name="ce8" table:formula="of:=[.B907]&gt;[.C9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8]=[.E908]" office:value-type="boolean" office:boolean-value="true" calcext:value-type="boolean">
            <text:p>TRUE</text:p>
          </table:table-cell>
          <table:table-cell table:style-name="ce8" table:formula="of:=[.B908]&gt;[.C9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09]=[.E909]" office:value-type="boolean" office:boolean-value="true" calcext:value-type="boolean">
            <text:p>TRUE</text:p>
          </table:table-cell>
          <table:table-cell table:style-name="ce8" table:formula="of:=[.B909]&gt;[.C9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0]=[.E910]" office:value-type="boolean" office:boolean-value="true" calcext:value-type="boolean">
            <text:p>TRUE</text:p>
          </table:table-cell>
          <table:table-cell table:style-name="ce8" table:formula="of:=[.B910]&gt;[.C9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1]=[.E911]" office:value-type="boolean" office:boolean-value="true" calcext:value-type="boolean">
            <text:p>TRUE</text:p>
          </table:table-cell>
          <table:table-cell table:style-name="ce8" table:formula="of:=[.B911]&gt;[.C9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2]=[.E912]" office:value-type="boolean" office:boolean-value="true" calcext:value-type="boolean">
            <text:p>TRUE</text:p>
          </table:table-cell>
          <table:table-cell table:style-name="ce8" table:formula="of:=[.B912]&gt;[.C9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3]=[.E913]" office:value-type="boolean" office:boolean-value="true" calcext:value-type="boolean">
            <text:p>TRUE</text:p>
          </table:table-cell>
          <table:table-cell table:style-name="ce8" table:formula="of:=[.B913]&gt;[.C9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4]=[.E914]" office:value-type="boolean" office:boolean-value="true" calcext:value-type="boolean">
            <text:p>TRUE</text:p>
          </table:table-cell>
          <table:table-cell table:style-name="ce8" table:formula="of:=[.B914]&gt;[.C9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5]=[.E915]" office:value-type="boolean" office:boolean-value="true" calcext:value-type="boolean">
            <text:p>TRUE</text:p>
          </table:table-cell>
          <table:table-cell table:style-name="ce8" table:formula="of:=[.B915]&gt;[.C9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6]=[.E916]" office:value-type="boolean" office:boolean-value="true" calcext:value-type="boolean">
            <text:p>TRUE</text:p>
          </table:table-cell>
          <table:table-cell table:style-name="ce8" table:formula="of:=[.B916]&gt;[.C9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7]=[.E917]" office:value-type="boolean" office:boolean-value="true" calcext:value-type="boolean">
            <text:p>TRUE</text:p>
          </table:table-cell>
          <table:table-cell table:style-name="ce8" table:formula="of:=[.B917]&gt;[.C9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8]=[.E918]" office:value-type="boolean" office:boolean-value="true" calcext:value-type="boolean">
            <text:p>TRUE</text:p>
          </table:table-cell>
          <table:table-cell table:style-name="ce8" table:formula="of:=[.B918]&gt;[.C9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19]=[.E919]" office:value-type="boolean" office:boolean-value="true" calcext:value-type="boolean">
            <text:p>TRUE</text:p>
          </table:table-cell>
          <table:table-cell table:style-name="ce8" table:formula="of:=[.B919]&gt;[.C9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0]=[.E920]" office:value-type="boolean" office:boolean-value="true" calcext:value-type="boolean">
            <text:p>TRUE</text:p>
          </table:table-cell>
          <table:table-cell table:style-name="ce8" table:formula="of:=[.B920]&gt;[.C9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1]=[.E921]" office:value-type="boolean" office:boolean-value="true" calcext:value-type="boolean">
            <text:p>TRUE</text:p>
          </table:table-cell>
          <table:table-cell table:style-name="ce8" table:formula="of:=[.B921]&gt;[.C9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2]=[.E922]" office:value-type="boolean" office:boolean-value="true" calcext:value-type="boolean">
            <text:p>TRUE</text:p>
          </table:table-cell>
          <table:table-cell table:style-name="ce8" table:formula="of:=[.B922]&gt;[.C9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3]=[.E923]" office:value-type="boolean" office:boolean-value="true" calcext:value-type="boolean">
            <text:p>TRUE</text:p>
          </table:table-cell>
          <table:table-cell table:style-name="ce8" table:formula="of:=[.B923]&gt;[.C9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4]=[.E924]" office:value-type="boolean" office:boolean-value="true" calcext:value-type="boolean">
            <text:p>TRUE</text:p>
          </table:table-cell>
          <table:table-cell table:style-name="ce8" table:formula="of:=[.B924]&gt;[.C9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5]=[.E925]" office:value-type="boolean" office:boolean-value="true" calcext:value-type="boolean">
            <text:p>TRUE</text:p>
          </table:table-cell>
          <table:table-cell table:style-name="ce8" table:formula="of:=[.B925]&gt;[.C9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6]=[.E926]" office:value-type="boolean" office:boolean-value="true" calcext:value-type="boolean">
            <text:p>TRUE</text:p>
          </table:table-cell>
          <table:table-cell table:style-name="ce8" table:formula="of:=[.B926]&gt;[.C9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7]=[.E927]" office:value-type="boolean" office:boolean-value="true" calcext:value-type="boolean">
            <text:p>TRUE</text:p>
          </table:table-cell>
          <table:table-cell table:style-name="ce8" table:formula="of:=[.B927]&gt;[.C9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8]=[.E928]" office:value-type="boolean" office:boolean-value="true" calcext:value-type="boolean">
            <text:p>TRUE</text:p>
          </table:table-cell>
          <table:table-cell table:style-name="ce8" table:formula="of:=[.B928]&gt;[.C9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29]=[.E929]" office:value-type="boolean" office:boolean-value="true" calcext:value-type="boolean">
            <text:p>TRUE</text:p>
          </table:table-cell>
          <table:table-cell table:style-name="ce8" table:formula="of:=[.B929]&gt;[.C9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0]=[.E930]" office:value-type="boolean" office:boolean-value="true" calcext:value-type="boolean">
            <text:p>TRUE</text:p>
          </table:table-cell>
          <table:table-cell table:style-name="ce8" table:formula="of:=[.B930]&gt;[.C9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1]=[.E931]" office:value-type="boolean" office:boolean-value="true" calcext:value-type="boolean">
            <text:p>TRUE</text:p>
          </table:table-cell>
          <table:table-cell table:style-name="ce8" table:formula="of:=[.B931]&gt;[.C9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2]=[.E932]" office:value-type="boolean" office:boolean-value="true" calcext:value-type="boolean">
            <text:p>TRUE</text:p>
          </table:table-cell>
          <table:table-cell table:style-name="ce8" table:formula="of:=[.B932]&gt;[.C9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3]=[.E933]" office:value-type="boolean" office:boolean-value="true" calcext:value-type="boolean">
            <text:p>TRUE</text:p>
          </table:table-cell>
          <table:table-cell table:style-name="ce8" table:formula="of:=[.B933]&gt;[.C9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4]=[.E934]" office:value-type="boolean" office:boolean-value="true" calcext:value-type="boolean">
            <text:p>TRUE</text:p>
          </table:table-cell>
          <table:table-cell table:style-name="ce8" table:formula="of:=[.B934]&gt;[.C9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5]=[.E935]" office:value-type="boolean" office:boolean-value="true" calcext:value-type="boolean">
            <text:p>TRUE</text:p>
          </table:table-cell>
          <table:table-cell table:style-name="ce8" table:formula="of:=[.B935]&gt;[.C9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6]=[.E936]" office:value-type="boolean" office:boolean-value="true" calcext:value-type="boolean">
            <text:p>TRUE</text:p>
          </table:table-cell>
          <table:table-cell table:style-name="ce8" table:formula="of:=[.B936]&gt;[.C9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7]=[.E937]" office:value-type="boolean" office:boolean-value="true" calcext:value-type="boolean">
            <text:p>TRUE</text:p>
          </table:table-cell>
          <table:table-cell table:style-name="ce8" table:formula="of:=[.B937]&gt;[.C9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8]=[.E938]" office:value-type="boolean" office:boolean-value="true" calcext:value-type="boolean">
            <text:p>TRUE</text:p>
          </table:table-cell>
          <table:table-cell table:style-name="ce8" table:formula="of:=[.B938]&gt;[.C9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39]=[.E939]" office:value-type="boolean" office:boolean-value="true" calcext:value-type="boolean">
            <text:p>TRUE</text:p>
          </table:table-cell>
          <table:table-cell table:style-name="ce8" table:formula="of:=[.B939]&gt;[.C9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0]=[.E940]" office:value-type="boolean" office:boolean-value="true" calcext:value-type="boolean">
            <text:p>TRUE</text:p>
          </table:table-cell>
          <table:table-cell table:style-name="ce8" table:formula="of:=[.B940]&gt;[.C9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1]=[.E941]" office:value-type="boolean" office:boolean-value="true" calcext:value-type="boolean">
            <text:p>TRUE</text:p>
          </table:table-cell>
          <table:table-cell table:style-name="ce8" table:formula="of:=[.B941]&gt;[.C9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2]=[.E942]" office:value-type="boolean" office:boolean-value="true" calcext:value-type="boolean">
            <text:p>TRUE</text:p>
          </table:table-cell>
          <table:table-cell table:style-name="ce8" table:formula="of:=[.B942]&gt;[.C9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3]=[.E943]" office:value-type="boolean" office:boolean-value="true" calcext:value-type="boolean">
            <text:p>TRUE</text:p>
          </table:table-cell>
          <table:table-cell table:style-name="ce8" table:formula="of:=[.B943]&gt;[.C9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4]=[.E944]" office:value-type="boolean" office:boolean-value="true" calcext:value-type="boolean">
            <text:p>TRUE</text:p>
          </table:table-cell>
          <table:table-cell table:style-name="ce8" table:formula="of:=[.B944]&gt;[.C9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5]=[.E945]" office:value-type="boolean" office:boolean-value="true" calcext:value-type="boolean">
            <text:p>TRUE</text:p>
          </table:table-cell>
          <table:table-cell table:style-name="ce8" table:formula="of:=[.B945]&gt;[.C9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6]=[.E946]" office:value-type="boolean" office:boolean-value="true" calcext:value-type="boolean">
            <text:p>TRUE</text:p>
          </table:table-cell>
          <table:table-cell table:style-name="ce8" table:formula="of:=[.B946]&gt;[.C9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7]=[.E947]" office:value-type="boolean" office:boolean-value="true" calcext:value-type="boolean">
            <text:p>TRUE</text:p>
          </table:table-cell>
          <table:table-cell table:style-name="ce8" table:formula="of:=[.B947]&gt;[.C9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8]=[.E948]" office:value-type="boolean" office:boolean-value="true" calcext:value-type="boolean">
            <text:p>TRUE</text:p>
          </table:table-cell>
          <table:table-cell table:style-name="ce8" table:formula="of:=[.B948]&gt;[.C9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49]=[.E949]" office:value-type="boolean" office:boolean-value="true" calcext:value-type="boolean">
            <text:p>TRUE</text:p>
          </table:table-cell>
          <table:table-cell table:style-name="ce8" table:formula="of:=[.B949]&gt;[.C9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0]=[.E950]" office:value-type="boolean" office:boolean-value="true" calcext:value-type="boolean">
            <text:p>TRUE</text:p>
          </table:table-cell>
          <table:table-cell table:style-name="ce8" table:formula="of:=[.B950]&gt;[.C9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1]=[.E951]" office:value-type="boolean" office:boolean-value="true" calcext:value-type="boolean">
            <text:p>TRUE</text:p>
          </table:table-cell>
          <table:table-cell table:style-name="ce8" table:formula="of:=[.B951]&gt;[.C9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2]=[.E952]" office:value-type="boolean" office:boolean-value="true" calcext:value-type="boolean">
            <text:p>TRUE</text:p>
          </table:table-cell>
          <table:table-cell table:style-name="ce8" table:formula="of:=[.B952]&gt;[.C9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3]=[.E953]" office:value-type="boolean" office:boolean-value="true" calcext:value-type="boolean">
            <text:p>TRUE</text:p>
          </table:table-cell>
          <table:table-cell table:style-name="ce8" table:formula="of:=[.B953]&gt;[.C9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4]=[.E954]" office:value-type="boolean" office:boolean-value="true" calcext:value-type="boolean">
            <text:p>TRUE</text:p>
          </table:table-cell>
          <table:table-cell table:style-name="ce8" table:formula="of:=[.B954]&gt;[.C9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5]=[.E955]" office:value-type="boolean" office:boolean-value="true" calcext:value-type="boolean">
            <text:p>TRUE</text:p>
          </table:table-cell>
          <table:table-cell table:style-name="ce8" table:formula="of:=[.B955]&gt;[.C9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6]=[.E956]" office:value-type="boolean" office:boolean-value="true" calcext:value-type="boolean">
            <text:p>TRUE</text:p>
          </table:table-cell>
          <table:table-cell table:style-name="ce8" table:formula="of:=[.B956]&gt;[.C9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7]=[.E957]" office:value-type="boolean" office:boolean-value="true" calcext:value-type="boolean">
            <text:p>TRUE</text:p>
          </table:table-cell>
          <table:table-cell table:style-name="ce8" table:formula="of:=[.B957]&gt;[.C9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8]=[.E958]" office:value-type="boolean" office:boolean-value="true" calcext:value-type="boolean">
            <text:p>TRUE</text:p>
          </table:table-cell>
          <table:table-cell table:style-name="ce8" table:formula="of:=[.B958]&gt;[.C9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59]=[.E959]" office:value-type="boolean" office:boolean-value="true" calcext:value-type="boolean">
            <text:p>TRUE</text:p>
          </table:table-cell>
          <table:table-cell table:style-name="ce8" table:formula="of:=[.B959]&gt;[.C9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0]=[.E960]" office:value-type="boolean" office:boolean-value="true" calcext:value-type="boolean">
            <text:p>TRUE</text:p>
          </table:table-cell>
          <table:table-cell table:style-name="ce8" table:formula="of:=[.B960]&gt;[.C9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1]=[.E961]" office:value-type="boolean" office:boolean-value="true" calcext:value-type="boolean">
            <text:p>TRUE</text:p>
          </table:table-cell>
          <table:table-cell table:style-name="ce8" table:formula="of:=[.B961]&gt;[.C9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2]=[.E962]" office:value-type="boolean" office:boolean-value="true" calcext:value-type="boolean">
            <text:p>TRUE</text:p>
          </table:table-cell>
          <table:table-cell table:style-name="ce8" table:formula="of:=[.B962]&gt;[.C9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3]=[.E963]" office:value-type="boolean" office:boolean-value="true" calcext:value-type="boolean">
            <text:p>TRUE</text:p>
          </table:table-cell>
          <table:table-cell table:style-name="ce8" table:formula="of:=[.B963]&gt;[.C9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4]=[.E964]" office:value-type="boolean" office:boolean-value="true" calcext:value-type="boolean">
            <text:p>TRUE</text:p>
          </table:table-cell>
          <table:table-cell table:style-name="ce8" table:formula="of:=[.B964]&gt;[.C9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5]=[.E965]" office:value-type="boolean" office:boolean-value="true" calcext:value-type="boolean">
            <text:p>TRUE</text:p>
          </table:table-cell>
          <table:table-cell table:style-name="ce8" table:formula="of:=[.B965]&gt;[.C9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6]=[.E966]" office:value-type="boolean" office:boolean-value="true" calcext:value-type="boolean">
            <text:p>TRUE</text:p>
          </table:table-cell>
          <table:table-cell table:style-name="ce8" table:formula="of:=[.B966]&gt;[.C9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7]=[.E967]" office:value-type="boolean" office:boolean-value="true" calcext:value-type="boolean">
            <text:p>TRUE</text:p>
          </table:table-cell>
          <table:table-cell table:style-name="ce8" table:formula="of:=[.B967]&gt;[.C9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8]=[.E968]" office:value-type="boolean" office:boolean-value="true" calcext:value-type="boolean">
            <text:p>TRUE</text:p>
          </table:table-cell>
          <table:table-cell table:style-name="ce8" table:formula="of:=[.B968]&gt;[.C9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69]=[.E969]" office:value-type="boolean" office:boolean-value="true" calcext:value-type="boolean">
            <text:p>TRUE</text:p>
          </table:table-cell>
          <table:table-cell table:style-name="ce8" table:formula="of:=[.B969]&gt;[.C9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0]=[.E970]" office:value-type="boolean" office:boolean-value="true" calcext:value-type="boolean">
            <text:p>TRUE</text:p>
          </table:table-cell>
          <table:table-cell table:style-name="ce8" table:formula="of:=[.B970]&gt;[.C9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1]=[.E971]" office:value-type="boolean" office:boolean-value="true" calcext:value-type="boolean">
            <text:p>TRUE</text:p>
          </table:table-cell>
          <table:table-cell table:style-name="ce8" table:formula="of:=[.B971]&gt;[.C9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2]=[.E972]" office:value-type="boolean" office:boolean-value="true" calcext:value-type="boolean">
            <text:p>TRUE</text:p>
          </table:table-cell>
          <table:table-cell table:style-name="ce8" table:formula="of:=[.B972]&gt;[.C9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3]=[.E973]" office:value-type="boolean" office:boolean-value="true" calcext:value-type="boolean">
            <text:p>TRUE</text:p>
          </table:table-cell>
          <table:table-cell table:style-name="ce8" table:formula="of:=[.B973]&gt;[.C9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4]=[.E974]" office:value-type="boolean" office:boolean-value="true" calcext:value-type="boolean">
            <text:p>TRUE</text:p>
          </table:table-cell>
          <table:table-cell table:style-name="ce8" table:formula="of:=[.B974]&gt;[.C9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5]=[.E975]" office:value-type="boolean" office:boolean-value="true" calcext:value-type="boolean">
            <text:p>TRUE</text:p>
          </table:table-cell>
          <table:table-cell table:style-name="ce8" table:formula="of:=[.B975]&gt;[.C9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6]=[.E976]" office:value-type="boolean" office:boolean-value="true" calcext:value-type="boolean">
            <text:p>TRUE</text:p>
          </table:table-cell>
          <table:table-cell table:style-name="ce8" table:formula="of:=[.B976]&gt;[.C9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7]=[.E977]" office:value-type="boolean" office:boolean-value="true" calcext:value-type="boolean">
            <text:p>TRUE</text:p>
          </table:table-cell>
          <table:table-cell table:style-name="ce8" table:formula="of:=[.B977]&gt;[.C9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8]=[.E978]" office:value-type="boolean" office:boolean-value="true" calcext:value-type="boolean">
            <text:p>TRUE</text:p>
          </table:table-cell>
          <table:table-cell table:style-name="ce8" table:formula="of:=[.B978]&gt;[.C9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79]=[.E979]" office:value-type="boolean" office:boolean-value="true" calcext:value-type="boolean">
            <text:p>TRUE</text:p>
          </table:table-cell>
          <table:table-cell table:style-name="ce8" table:formula="of:=[.B979]&gt;[.C9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0]=[.E980]" office:value-type="boolean" office:boolean-value="true" calcext:value-type="boolean">
            <text:p>TRUE</text:p>
          </table:table-cell>
          <table:table-cell table:style-name="ce8" table:formula="of:=[.B980]&gt;[.C9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1]=[.E981]" office:value-type="boolean" office:boolean-value="true" calcext:value-type="boolean">
            <text:p>TRUE</text:p>
          </table:table-cell>
          <table:table-cell table:style-name="ce8" table:formula="of:=[.B981]&gt;[.C9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2]=[.E982]" office:value-type="boolean" office:boolean-value="true" calcext:value-type="boolean">
            <text:p>TRUE</text:p>
          </table:table-cell>
          <table:table-cell table:style-name="ce8" table:formula="of:=[.B982]&gt;[.C9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3]=[.E983]" office:value-type="boolean" office:boolean-value="true" calcext:value-type="boolean">
            <text:p>TRUE</text:p>
          </table:table-cell>
          <table:table-cell table:style-name="ce8" table:formula="of:=[.B983]&gt;[.C9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4]=[.E984]" office:value-type="boolean" office:boolean-value="true" calcext:value-type="boolean">
            <text:p>TRUE</text:p>
          </table:table-cell>
          <table:table-cell table:style-name="ce8" table:formula="of:=[.B984]&gt;[.C9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5]=[.E985]" office:value-type="boolean" office:boolean-value="true" calcext:value-type="boolean">
            <text:p>TRUE</text:p>
          </table:table-cell>
          <table:table-cell table:style-name="ce8" table:formula="of:=[.B985]&gt;[.C9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6]=[.E986]" office:value-type="boolean" office:boolean-value="true" calcext:value-type="boolean">
            <text:p>TRUE</text:p>
          </table:table-cell>
          <table:table-cell table:style-name="ce8" table:formula="of:=[.B986]&gt;[.C9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7]=[.E987]" office:value-type="boolean" office:boolean-value="true" calcext:value-type="boolean">
            <text:p>TRUE</text:p>
          </table:table-cell>
          <table:table-cell table:style-name="ce8" table:formula="of:=[.B987]&gt;[.C9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8]=[.E988]" office:value-type="boolean" office:boolean-value="true" calcext:value-type="boolean">
            <text:p>TRUE</text:p>
          </table:table-cell>
          <table:table-cell table:style-name="ce8" table:formula="of:=[.B988]&gt;[.C9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89]=[.E989]" office:value-type="boolean" office:boolean-value="true" calcext:value-type="boolean">
            <text:p>TRUE</text:p>
          </table:table-cell>
          <table:table-cell table:style-name="ce8" table:formula="of:=[.B989]&gt;[.C9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0]=[.E990]" office:value-type="boolean" office:boolean-value="true" calcext:value-type="boolean">
            <text:p>TRUE</text:p>
          </table:table-cell>
          <table:table-cell table:style-name="ce8" table:formula="of:=[.B990]&gt;[.C9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1]=[.E991]" office:value-type="boolean" office:boolean-value="true" calcext:value-type="boolean">
            <text:p>TRUE</text:p>
          </table:table-cell>
          <table:table-cell table:style-name="ce8" table:formula="of:=[.B991]&gt;[.C9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2]=[.E992]" office:value-type="boolean" office:boolean-value="true" calcext:value-type="boolean">
            <text:p>TRUE</text:p>
          </table:table-cell>
          <table:table-cell table:style-name="ce8" table:formula="of:=[.B992]&gt;[.C9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3]=[.E993]" office:value-type="boolean" office:boolean-value="true" calcext:value-type="boolean">
            <text:p>TRUE</text:p>
          </table:table-cell>
          <table:table-cell table:style-name="ce8" table:formula="of:=[.B993]&gt;[.C9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4]=[.E994]" office:value-type="boolean" office:boolean-value="true" calcext:value-type="boolean">
            <text:p>TRUE</text:p>
          </table:table-cell>
          <table:table-cell table:style-name="ce8" table:formula="of:=[.B994]&gt;[.C9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5]=[.E995]" office:value-type="boolean" office:boolean-value="true" calcext:value-type="boolean">
            <text:p>TRUE</text:p>
          </table:table-cell>
          <table:table-cell table:style-name="ce8" table:formula="of:=[.B995]&gt;[.C9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6]=[.E996]" office:value-type="boolean" office:boolean-value="true" calcext:value-type="boolean">
            <text:p>TRUE</text:p>
          </table:table-cell>
          <table:table-cell table:style-name="ce8" table:formula="of:=[.B996]&gt;[.C9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7]=[.E997]" office:value-type="boolean" office:boolean-value="true" calcext:value-type="boolean">
            <text:p>TRUE</text:p>
          </table:table-cell>
          <table:table-cell table:style-name="ce8" table:formula="of:=[.B997]&gt;[.C9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8]=[.E998]" office:value-type="boolean" office:boolean-value="true" calcext:value-type="boolean">
            <text:p>TRUE</text:p>
          </table:table-cell>
          <table:table-cell table:style-name="ce8" table:formula="of:=[.B998]&gt;[.C9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999]=[.E999]" office:value-type="boolean" office:boolean-value="true" calcext:value-type="boolean">
            <text:p>TRUE</text:p>
          </table:table-cell>
          <table:table-cell table:style-name="ce8" table:formula="of:=[.B999]&gt;[.C9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0]=[.E1000]" office:value-type="boolean" office:boolean-value="true" calcext:value-type="boolean">
            <text:p>TRUE</text:p>
          </table:table-cell>
          <table:table-cell table:style-name="ce8" table:formula="of:=[.B1000]&gt;[.C10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1]=[.E1001]" office:value-type="boolean" office:boolean-value="true" calcext:value-type="boolean">
            <text:p>TRUE</text:p>
          </table:table-cell>
          <table:table-cell table:style-name="ce8" table:formula="of:=[.B1001]&gt;[.C10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2]=[.E1002]" office:value-type="boolean" office:boolean-value="true" calcext:value-type="boolean">
            <text:p>TRUE</text:p>
          </table:table-cell>
          <table:table-cell table:style-name="ce8" table:formula="of:=[.B1002]&gt;[.C10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3]=[.E1003]" office:value-type="boolean" office:boolean-value="true" calcext:value-type="boolean">
            <text:p>TRUE</text:p>
          </table:table-cell>
          <table:table-cell table:style-name="ce8" table:formula="of:=[.B1003]&gt;[.C10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4]=[.E1004]" office:value-type="boolean" office:boolean-value="true" calcext:value-type="boolean">
            <text:p>TRUE</text:p>
          </table:table-cell>
          <table:table-cell table:style-name="ce8" table:formula="of:=[.B1004]&gt;[.C10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5]=[.E1005]" office:value-type="boolean" office:boolean-value="true" calcext:value-type="boolean">
            <text:p>TRUE</text:p>
          </table:table-cell>
          <table:table-cell table:style-name="ce8" table:formula="of:=[.B1005]&gt;[.C10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6]=[.E1006]" office:value-type="boolean" office:boolean-value="true" calcext:value-type="boolean">
            <text:p>TRUE</text:p>
          </table:table-cell>
          <table:table-cell table:style-name="ce8" table:formula="of:=[.B1006]&gt;[.C10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7]=[.E1007]" office:value-type="boolean" office:boolean-value="true" calcext:value-type="boolean">
            <text:p>TRUE</text:p>
          </table:table-cell>
          <table:table-cell table:style-name="ce8" table:formula="of:=[.B1007]&gt;[.C10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8]=[.E1008]" office:value-type="boolean" office:boolean-value="true" calcext:value-type="boolean">
            <text:p>TRUE</text:p>
          </table:table-cell>
          <table:table-cell table:style-name="ce8" table:formula="of:=[.B1008]&gt;[.C10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09]=[.E1009]" office:value-type="boolean" office:boolean-value="true" calcext:value-type="boolean">
            <text:p>TRUE</text:p>
          </table:table-cell>
          <table:table-cell table:style-name="ce8" table:formula="of:=[.B1009]&gt;[.C10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0]=[.E1010]" office:value-type="boolean" office:boolean-value="true" calcext:value-type="boolean">
            <text:p>TRUE</text:p>
          </table:table-cell>
          <table:table-cell table:style-name="ce8" table:formula="of:=[.B1010]&gt;[.C10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1]=[.E1011]" office:value-type="boolean" office:boolean-value="true" calcext:value-type="boolean">
            <text:p>TRUE</text:p>
          </table:table-cell>
          <table:table-cell table:style-name="ce8" table:formula="of:=[.B1011]&gt;[.C10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2]=[.E1012]" office:value-type="boolean" office:boolean-value="true" calcext:value-type="boolean">
            <text:p>TRUE</text:p>
          </table:table-cell>
          <table:table-cell table:style-name="ce8" table:formula="of:=[.B1012]&gt;[.C10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3]=[.E1013]" office:value-type="boolean" office:boolean-value="true" calcext:value-type="boolean">
            <text:p>TRUE</text:p>
          </table:table-cell>
          <table:table-cell table:style-name="ce8" table:formula="of:=[.B1013]&gt;[.C10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4]=[.E1014]" office:value-type="boolean" office:boolean-value="true" calcext:value-type="boolean">
            <text:p>TRUE</text:p>
          </table:table-cell>
          <table:table-cell table:style-name="ce8" table:formula="of:=[.B1014]&gt;[.C10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5]=[.E1015]" office:value-type="boolean" office:boolean-value="true" calcext:value-type="boolean">
            <text:p>TRUE</text:p>
          </table:table-cell>
          <table:table-cell table:style-name="ce8" table:formula="of:=[.B1015]&gt;[.C10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6]=[.E1016]" office:value-type="boolean" office:boolean-value="true" calcext:value-type="boolean">
            <text:p>TRUE</text:p>
          </table:table-cell>
          <table:table-cell table:style-name="ce8" table:formula="of:=[.B1016]&gt;[.C10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7]=[.E1017]" office:value-type="boolean" office:boolean-value="true" calcext:value-type="boolean">
            <text:p>TRUE</text:p>
          </table:table-cell>
          <table:table-cell table:style-name="ce8" table:formula="of:=[.B1017]&gt;[.C10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8]=[.E1018]" office:value-type="boolean" office:boolean-value="true" calcext:value-type="boolean">
            <text:p>TRUE</text:p>
          </table:table-cell>
          <table:table-cell table:style-name="ce8" table:formula="of:=[.B1018]&gt;[.C10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19]=[.E1019]" office:value-type="boolean" office:boolean-value="true" calcext:value-type="boolean">
            <text:p>TRUE</text:p>
          </table:table-cell>
          <table:table-cell table:style-name="ce8" table:formula="of:=[.B1019]&gt;[.C10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0]=[.E1020]" office:value-type="boolean" office:boolean-value="true" calcext:value-type="boolean">
            <text:p>TRUE</text:p>
          </table:table-cell>
          <table:table-cell table:style-name="ce8" table:formula="of:=[.B1020]&gt;[.C10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1]=[.E1021]" office:value-type="boolean" office:boolean-value="true" calcext:value-type="boolean">
            <text:p>TRUE</text:p>
          </table:table-cell>
          <table:table-cell table:style-name="ce8" table:formula="of:=[.B1021]&gt;[.C10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2]=[.E1022]" office:value-type="boolean" office:boolean-value="true" calcext:value-type="boolean">
            <text:p>TRUE</text:p>
          </table:table-cell>
          <table:table-cell table:style-name="ce8" table:formula="of:=[.B1022]&gt;[.C10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3]=[.E1023]" office:value-type="boolean" office:boolean-value="true" calcext:value-type="boolean">
            <text:p>TRUE</text:p>
          </table:table-cell>
          <table:table-cell table:style-name="ce8" table:formula="of:=[.B1023]&gt;[.C10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4]=[.E1024]" office:value-type="boolean" office:boolean-value="true" calcext:value-type="boolean">
            <text:p>TRUE</text:p>
          </table:table-cell>
          <table:table-cell table:style-name="ce8" table:formula="of:=[.B1024]&gt;[.C10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5]=[.E1025]" office:value-type="boolean" office:boolean-value="true" calcext:value-type="boolean">
            <text:p>TRUE</text:p>
          </table:table-cell>
          <table:table-cell table:style-name="ce8" table:formula="of:=[.B1025]&gt;[.C10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6]=[.E1026]" office:value-type="boolean" office:boolean-value="true" calcext:value-type="boolean">
            <text:p>TRUE</text:p>
          </table:table-cell>
          <table:table-cell table:style-name="ce8" table:formula="of:=[.B1026]&gt;[.C10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7]=[.E1027]" office:value-type="boolean" office:boolean-value="true" calcext:value-type="boolean">
            <text:p>TRUE</text:p>
          </table:table-cell>
          <table:table-cell table:style-name="ce8" table:formula="of:=[.B1027]&gt;[.C10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8]=[.E1028]" office:value-type="boolean" office:boolean-value="true" calcext:value-type="boolean">
            <text:p>TRUE</text:p>
          </table:table-cell>
          <table:table-cell table:style-name="ce8" table:formula="of:=[.B1028]&gt;[.C10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29]=[.E1029]" office:value-type="boolean" office:boolean-value="true" calcext:value-type="boolean">
            <text:p>TRUE</text:p>
          </table:table-cell>
          <table:table-cell table:style-name="ce8" table:formula="of:=[.B1029]&gt;[.C10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0]=[.E1030]" office:value-type="boolean" office:boolean-value="true" calcext:value-type="boolean">
            <text:p>TRUE</text:p>
          </table:table-cell>
          <table:table-cell table:style-name="ce8" table:formula="of:=[.B1030]&gt;[.C10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1]=[.E1031]" office:value-type="boolean" office:boolean-value="true" calcext:value-type="boolean">
            <text:p>TRUE</text:p>
          </table:table-cell>
          <table:table-cell table:style-name="ce8" table:formula="of:=[.B1031]&gt;[.C10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2]=[.E1032]" office:value-type="boolean" office:boolean-value="true" calcext:value-type="boolean">
            <text:p>TRUE</text:p>
          </table:table-cell>
          <table:table-cell table:style-name="ce8" table:formula="of:=[.B1032]&gt;[.C10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3]=[.E1033]" office:value-type="boolean" office:boolean-value="true" calcext:value-type="boolean">
            <text:p>TRUE</text:p>
          </table:table-cell>
          <table:table-cell table:style-name="ce8" table:formula="of:=[.B1033]&gt;[.C10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4]=[.E1034]" office:value-type="boolean" office:boolean-value="true" calcext:value-type="boolean">
            <text:p>TRUE</text:p>
          </table:table-cell>
          <table:table-cell table:style-name="ce8" table:formula="of:=[.B1034]&gt;[.C10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5]=[.E1035]" office:value-type="boolean" office:boolean-value="true" calcext:value-type="boolean">
            <text:p>TRUE</text:p>
          </table:table-cell>
          <table:table-cell table:style-name="ce8" table:formula="of:=[.B1035]&gt;[.C10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6]=[.E1036]" office:value-type="boolean" office:boolean-value="true" calcext:value-type="boolean">
            <text:p>TRUE</text:p>
          </table:table-cell>
          <table:table-cell table:style-name="ce8" table:formula="of:=[.B1036]&gt;[.C10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7]=[.E1037]" office:value-type="boolean" office:boolean-value="true" calcext:value-type="boolean">
            <text:p>TRUE</text:p>
          </table:table-cell>
          <table:table-cell table:style-name="ce8" table:formula="of:=[.B1037]&gt;[.C10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8]=[.E1038]" office:value-type="boolean" office:boolean-value="true" calcext:value-type="boolean">
            <text:p>TRUE</text:p>
          </table:table-cell>
          <table:table-cell table:style-name="ce8" table:formula="of:=[.B1038]&gt;[.C10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39]=[.E1039]" office:value-type="boolean" office:boolean-value="true" calcext:value-type="boolean">
            <text:p>TRUE</text:p>
          </table:table-cell>
          <table:table-cell table:style-name="ce8" table:formula="of:=[.B1039]&gt;[.C10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0]=[.E1040]" office:value-type="boolean" office:boolean-value="true" calcext:value-type="boolean">
            <text:p>TRUE</text:p>
          </table:table-cell>
          <table:table-cell table:style-name="ce8" table:formula="of:=[.B1040]&gt;[.C10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1]=[.E1041]" office:value-type="boolean" office:boolean-value="true" calcext:value-type="boolean">
            <text:p>TRUE</text:p>
          </table:table-cell>
          <table:table-cell table:style-name="ce8" table:formula="of:=[.B1041]&gt;[.C10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2]=[.E1042]" office:value-type="boolean" office:boolean-value="true" calcext:value-type="boolean">
            <text:p>TRUE</text:p>
          </table:table-cell>
          <table:table-cell table:style-name="ce8" table:formula="of:=[.B1042]&gt;[.C10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3]=[.E1043]" office:value-type="boolean" office:boolean-value="true" calcext:value-type="boolean">
            <text:p>TRUE</text:p>
          </table:table-cell>
          <table:table-cell table:style-name="ce8" table:formula="of:=[.B1043]&gt;[.C10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4]=[.E1044]" office:value-type="boolean" office:boolean-value="true" calcext:value-type="boolean">
            <text:p>TRUE</text:p>
          </table:table-cell>
          <table:table-cell table:style-name="ce8" table:formula="of:=[.B1044]&gt;[.C10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5]=[.E1045]" office:value-type="boolean" office:boolean-value="true" calcext:value-type="boolean">
            <text:p>TRUE</text:p>
          </table:table-cell>
          <table:table-cell table:style-name="ce8" table:formula="of:=[.B1045]&gt;[.C10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6]=[.E1046]" office:value-type="boolean" office:boolean-value="true" calcext:value-type="boolean">
            <text:p>TRUE</text:p>
          </table:table-cell>
          <table:table-cell table:style-name="ce8" table:formula="of:=[.B1046]&gt;[.C10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7]=[.E1047]" office:value-type="boolean" office:boolean-value="true" calcext:value-type="boolean">
            <text:p>TRUE</text:p>
          </table:table-cell>
          <table:table-cell table:style-name="ce8" table:formula="of:=[.B1047]&gt;[.C10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8]=[.E1048]" office:value-type="boolean" office:boolean-value="true" calcext:value-type="boolean">
            <text:p>TRUE</text:p>
          </table:table-cell>
          <table:table-cell table:style-name="ce8" table:formula="of:=[.B1048]&gt;[.C10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49]=[.E1049]" office:value-type="boolean" office:boolean-value="true" calcext:value-type="boolean">
            <text:p>TRUE</text:p>
          </table:table-cell>
          <table:table-cell table:style-name="ce8" table:formula="of:=[.B1049]&gt;[.C10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0]=[.E1050]" office:value-type="boolean" office:boolean-value="true" calcext:value-type="boolean">
            <text:p>TRUE</text:p>
          </table:table-cell>
          <table:table-cell table:style-name="ce8" table:formula="of:=[.B1050]&gt;[.C10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1]=[.E1051]" office:value-type="boolean" office:boolean-value="true" calcext:value-type="boolean">
            <text:p>TRUE</text:p>
          </table:table-cell>
          <table:table-cell table:style-name="ce8" table:formula="of:=[.B1051]&gt;[.C10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2]=[.E1052]" office:value-type="boolean" office:boolean-value="true" calcext:value-type="boolean">
            <text:p>TRUE</text:p>
          </table:table-cell>
          <table:table-cell table:style-name="ce8" table:formula="of:=[.B1052]&gt;[.C10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3]=[.E1053]" office:value-type="boolean" office:boolean-value="true" calcext:value-type="boolean">
            <text:p>TRUE</text:p>
          </table:table-cell>
          <table:table-cell table:style-name="ce8" table:formula="of:=[.B1053]&gt;[.C10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4]=[.E1054]" office:value-type="boolean" office:boolean-value="true" calcext:value-type="boolean">
            <text:p>TRUE</text:p>
          </table:table-cell>
          <table:table-cell table:style-name="ce8" table:formula="of:=[.B1054]&gt;[.C10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5]=[.E1055]" office:value-type="boolean" office:boolean-value="true" calcext:value-type="boolean">
            <text:p>TRUE</text:p>
          </table:table-cell>
          <table:table-cell table:style-name="ce8" table:formula="of:=[.B1055]&gt;[.C10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6]=[.E1056]" office:value-type="boolean" office:boolean-value="true" calcext:value-type="boolean">
            <text:p>TRUE</text:p>
          </table:table-cell>
          <table:table-cell table:style-name="ce8" table:formula="of:=[.B1056]&gt;[.C10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7]=[.E1057]" office:value-type="boolean" office:boolean-value="true" calcext:value-type="boolean">
            <text:p>TRUE</text:p>
          </table:table-cell>
          <table:table-cell table:style-name="ce8" table:formula="of:=[.B1057]&gt;[.C10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8]=[.E1058]" office:value-type="boolean" office:boolean-value="true" calcext:value-type="boolean">
            <text:p>TRUE</text:p>
          </table:table-cell>
          <table:table-cell table:style-name="ce8" table:formula="of:=[.B1058]&gt;[.C10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59]=[.E1059]" office:value-type="boolean" office:boolean-value="true" calcext:value-type="boolean">
            <text:p>TRUE</text:p>
          </table:table-cell>
          <table:table-cell table:style-name="ce8" table:formula="of:=[.B1059]&gt;[.C10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0]=[.E1060]" office:value-type="boolean" office:boolean-value="true" calcext:value-type="boolean">
            <text:p>TRUE</text:p>
          </table:table-cell>
          <table:table-cell table:style-name="ce8" table:formula="of:=[.B1060]&gt;[.C10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1]=[.E1061]" office:value-type="boolean" office:boolean-value="true" calcext:value-type="boolean">
            <text:p>TRUE</text:p>
          </table:table-cell>
          <table:table-cell table:style-name="ce8" table:formula="of:=[.B1061]&gt;[.C10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2]=[.E1062]" office:value-type="boolean" office:boolean-value="true" calcext:value-type="boolean">
            <text:p>TRUE</text:p>
          </table:table-cell>
          <table:table-cell table:style-name="ce8" table:formula="of:=[.B1062]&gt;[.C10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3]=[.E1063]" office:value-type="boolean" office:boolean-value="true" calcext:value-type="boolean">
            <text:p>TRUE</text:p>
          </table:table-cell>
          <table:table-cell table:style-name="ce8" table:formula="of:=[.B1063]&gt;[.C10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4]=[.E1064]" office:value-type="boolean" office:boolean-value="true" calcext:value-type="boolean">
            <text:p>TRUE</text:p>
          </table:table-cell>
          <table:table-cell table:style-name="ce8" table:formula="of:=[.B1064]&gt;[.C10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5]=[.E1065]" office:value-type="boolean" office:boolean-value="true" calcext:value-type="boolean">
            <text:p>TRUE</text:p>
          </table:table-cell>
          <table:table-cell table:style-name="ce8" table:formula="of:=[.B1065]&gt;[.C10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6]=[.E1066]" office:value-type="boolean" office:boolean-value="true" calcext:value-type="boolean">
            <text:p>TRUE</text:p>
          </table:table-cell>
          <table:table-cell table:style-name="ce8" table:formula="of:=[.B1066]&gt;[.C10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7]=[.E1067]" office:value-type="boolean" office:boolean-value="true" calcext:value-type="boolean">
            <text:p>TRUE</text:p>
          </table:table-cell>
          <table:table-cell table:style-name="ce8" table:formula="of:=[.B1067]&gt;[.C10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8]=[.E1068]" office:value-type="boolean" office:boolean-value="true" calcext:value-type="boolean">
            <text:p>TRUE</text:p>
          </table:table-cell>
          <table:table-cell table:style-name="ce8" table:formula="of:=[.B1068]&gt;[.C10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69]=[.E1069]" office:value-type="boolean" office:boolean-value="true" calcext:value-type="boolean">
            <text:p>TRUE</text:p>
          </table:table-cell>
          <table:table-cell table:style-name="ce8" table:formula="of:=[.B1069]&gt;[.C10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0]=[.E1070]" office:value-type="boolean" office:boolean-value="true" calcext:value-type="boolean">
            <text:p>TRUE</text:p>
          </table:table-cell>
          <table:table-cell table:style-name="ce8" table:formula="of:=[.B1070]&gt;[.C10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1]=[.E1071]" office:value-type="boolean" office:boolean-value="true" calcext:value-type="boolean">
            <text:p>TRUE</text:p>
          </table:table-cell>
          <table:table-cell table:style-name="ce8" table:formula="of:=[.B1071]&gt;[.C10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2]=[.E1072]" office:value-type="boolean" office:boolean-value="true" calcext:value-type="boolean">
            <text:p>TRUE</text:p>
          </table:table-cell>
          <table:table-cell table:style-name="ce8" table:formula="of:=[.B1072]&gt;[.C10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3]=[.E1073]" office:value-type="boolean" office:boolean-value="true" calcext:value-type="boolean">
            <text:p>TRUE</text:p>
          </table:table-cell>
          <table:table-cell table:style-name="ce8" table:formula="of:=[.B1073]&gt;[.C10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4]=[.E1074]" office:value-type="boolean" office:boolean-value="true" calcext:value-type="boolean">
            <text:p>TRUE</text:p>
          </table:table-cell>
          <table:table-cell table:style-name="ce8" table:formula="of:=[.B1074]&gt;[.C10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5]=[.E1075]" office:value-type="boolean" office:boolean-value="true" calcext:value-type="boolean">
            <text:p>TRUE</text:p>
          </table:table-cell>
          <table:table-cell table:style-name="ce8" table:formula="of:=[.B1075]&gt;[.C10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6]=[.E1076]" office:value-type="boolean" office:boolean-value="true" calcext:value-type="boolean">
            <text:p>TRUE</text:p>
          </table:table-cell>
          <table:table-cell table:style-name="ce8" table:formula="of:=[.B1076]&gt;[.C10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7]=[.E1077]" office:value-type="boolean" office:boolean-value="true" calcext:value-type="boolean">
            <text:p>TRUE</text:p>
          </table:table-cell>
          <table:table-cell table:style-name="ce8" table:formula="of:=[.B1077]&gt;[.C10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8]=[.E1078]" office:value-type="boolean" office:boolean-value="true" calcext:value-type="boolean">
            <text:p>TRUE</text:p>
          </table:table-cell>
          <table:table-cell table:style-name="ce8" table:formula="of:=[.B1078]&gt;[.C10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79]=[.E1079]" office:value-type="boolean" office:boolean-value="true" calcext:value-type="boolean">
            <text:p>TRUE</text:p>
          </table:table-cell>
          <table:table-cell table:style-name="ce8" table:formula="of:=[.B1079]&gt;[.C10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0]=[.E1080]" office:value-type="boolean" office:boolean-value="true" calcext:value-type="boolean">
            <text:p>TRUE</text:p>
          </table:table-cell>
          <table:table-cell table:style-name="ce8" table:formula="of:=[.B1080]&gt;[.C10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1]=[.E1081]" office:value-type="boolean" office:boolean-value="true" calcext:value-type="boolean">
            <text:p>TRUE</text:p>
          </table:table-cell>
          <table:table-cell table:style-name="ce8" table:formula="of:=[.B1081]&gt;[.C10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2]=[.E1082]" office:value-type="boolean" office:boolean-value="true" calcext:value-type="boolean">
            <text:p>TRUE</text:p>
          </table:table-cell>
          <table:table-cell table:style-name="ce8" table:formula="of:=[.B1082]&gt;[.C10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3]=[.E1083]" office:value-type="boolean" office:boolean-value="true" calcext:value-type="boolean">
            <text:p>TRUE</text:p>
          </table:table-cell>
          <table:table-cell table:style-name="ce8" table:formula="of:=[.B1083]&gt;[.C10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4]=[.E1084]" office:value-type="boolean" office:boolean-value="true" calcext:value-type="boolean">
            <text:p>TRUE</text:p>
          </table:table-cell>
          <table:table-cell table:style-name="ce8" table:formula="of:=[.B1084]&gt;[.C10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5]=[.E1085]" office:value-type="boolean" office:boolean-value="true" calcext:value-type="boolean">
            <text:p>TRUE</text:p>
          </table:table-cell>
          <table:table-cell table:style-name="ce8" table:formula="of:=[.B1085]&gt;[.C10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6]=[.E1086]" office:value-type="boolean" office:boolean-value="true" calcext:value-type="boolean">
            <text:p>TRUE</text:p>
          </table:table-cell>
          <table:table-cell table:style-name="ce8" table:formula="of:=[.B1086]&gt;[.C10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7]=[.E1087]" office:value-type="boolean" office:boolean-value="true" calcext:value-type="boolean">
            <text:p>TRUE</text:p>
          </table:table-cell>
          <table:table-cell table:style-name="ce8" table:formula="of:=[.B1087]&gt;[.C10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8]=[.E1088]" office:value-type="boolean" office:boolean-value="true" calcext:value-type="boolean">
            <text:p>TRUE</text:p>
          </table:table-cell>
          <table:table-cell table:style-name="ce8" table:formula="of:=[.B1088]&gt;[.C10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89]=[.E1089]" office:value-type="boolean" office:boolean-value="true" calcext:value-type="boolean">
            <text:p>TRUE</text:p>
          </table:table-cell>
          <table:table-cell table:style-name="ce8" table:formula="of:=[.B1089]&gt;[.C10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0]=[.E1090]" office:value-type="boolean" office:boolean-value="true" calcext:value-type="boolean">
            <text:p>TRUE</text:p>
          </table:table-cell>
          <table:table-cell table:style-name="ce8" table:formula="of:=[.B1090]&gt;[.C10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1]=[.E1091]" office:value-type="boolean" office:boolean-value="true" calcext:value-type="boolean">
            <text:p>TRUE</text:p>
          </table:table-cell>
          <table:table-cell table:style-name="ce8" table:formula="of:=[.B1091]&gt;[.C10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2]=[.E1092]" office:value-type="boolean" office:boolean-value="true" calcext:value-type="boolean">
            <text:p>TRUE</text:p>
          </table:table-cell>
          <table:table-cell table:style-name="ce8" table:formula="of:=[.B1092]&gt;[.C10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3]=[.E1093]" office:value-type="boolean" office:boolean-value="true" calcext:value-type="boolean">
            <text:p>TRUE</text:p>
          </table:table-cell>
          <table:table-cell table:style-name="ce8" table:formula="of:=[.B1093]&gt;[.C10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4]=[.E1094]" office:value-type="boolean" office:boolean-value="true" calcext:value-type="boolean">
            <text:p>TRUE</text:p>
          </table:table-cell>
          <table:table-cell table:style-name="ce8" table:formula="of:=[.B1094]&gt;[.C10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5]=[.E1095]" office:value-type="boolean" office:boolean-value="true" calcext:value-type="boolean">
            <text:p>TRUE</text:p>
          </table:table-cell>
          <table:table-cell table:style-name="ce8" table:formula="of:=[.B1095]&gt;[.C10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6]=[.E1096]" office:value-type="boolean" office:boolean-value="true" calcext:value-type="boolean">
            <text:p>TRUE</text:p>
          </table:table-cell>
          <table:table-cell table:style-name="ce8" table:formula="of:=[.B1096]&gt;[.C10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7]=[.E1097]" office:value-type="boolean" office:boolean-value="true" calcext:value-type="boolean">
            <text:p>TRUE</text:p>
          </table:table-cell>
          <table:table-cell table:style-name="ce8" table:formula="of:=[.B1097]&gt;[.C10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8]=[.E1098]" office:value-type="boolean" office:boolean-value="true" calcext:value-type="boolean">
            <text:p>TRUE</text:p>
          </table:table-cell>
          <table:table-cell table:style-name="ce8" table:formula="of:=[.B1098]&gt;[.C10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099]=[.E1099]" office:value-type="boolean" office:boolean-value="true" calcext:value-type="boolean">
            <text:p>TRUE</text:p>
          </table:table-cell>
          <table:table-cell table:style-name="ce8" table:formula="of:=[.B1099]&gt;[.C10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0]=[.E1100]" office:value-type="boolean" office:boolean-value="true" calcext:value-type="boolean">
            <text:p>TRUE</text:p>
          </table:table-cell>
          <table:table-cell table:style-name="ce8" table:formula="of:=[.B1100]&gt;[.C110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1]=[.E1101]" office:value-type="boolean" office:boolean-value="true" calcext:value-type="boolean">
            <text:p>TRUE</text:p>
          </table:table-cell>
          <table:table-cell table:style-name="ce8" table:formula="of:=[.B1101]&gt;[.C110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2]=[.E1102]" office:value-type="boolean" office:boolean-value="true" calcext:value-type="boolean">
            <text:p>TRUE</text:p>
          </table:table-cell>
          <table:table-cell table:style-name="ce8" table:formula="of:=[.B1102]&gt;[.C110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3]=[.E1103]" office:value-type="boolean" office:boolean-value="true" calcext:value-type="boolean">
            <text:p>TRUE</text:p>
          </table:table-cell>
          <table:table-cell table:style-name="ce8" table:formula="of:=[.B1103]&gt;[.C110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4]=[.E1104]" office:value-type="boolean" office:boolean-value="true" calcext:value-type="boolean">
            <text:p>TRUE</text:p>
          </table:table-cell>
          <table:table-cell table:style-name="ce8" table:formula="of:=[.B1104]&gt;[.C110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5]=[.E1105]" office:value-type="boolean" office:boolean-value="true" calcext:value-type="boolean">
            <text:p>TRUE</text:p>
          </table:table-cell>
          <table:table-cell table:style-name="ce8" table:formula="of:=[.B1105]&gt;[.C110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6]=[.E1106]" office:value-type="boolean" office:boolean-value="true" calcext:value-type="boolean">
            <text:p>TRUE</text:p>
          </table:table-cell>
          <table:table-cell table:style-name="ce8" table:formula="of:=[.B1106]&gt;[.C110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7]=[.E1107]" office:value-type="boolean" office:boolean-value="true" calcext:value-type="boolean">
            <text:p>TRUE</text:p>
          </table:table-cell>
          <table:table-cell table:style-name="ce8" table:formula="of:=[.B1107]&gt;[.C110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8]=[.E1108]" office:value-type="boolean" office:boolean-value="true" calcext:value-type="boolean">
            <text:p>TRUE</text:p>
          </table:table-cell>
          <table:table-cell table:style-name="ce8" table:formula="of:=[.B1108]&gt;[.C110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09]=[.E1109]" office:value-type="boolean" office:boolean-value="true" calcext:value-type="boolean">
            <text:p>TRUE</text:p>
          </table:table-cell>
          <table:table-cell table:style-name="ce8" table:formula="of:=[.B1109]&gt;[.C110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0]=[.E1110]" office:value-type="boolean" office:boolean-value="true" calcext:value-type="boolean">
            <text:p>TRUE</text:p>
          </table:table-cell>
          <table:table-cell table:style-name="ce8" table:formula="of:=[.B1110]&gt;[.C111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1]=[.E1111]" office:value-type="boolean" office:boolean-value="true" calcext:value-type="boolean">
            <text:p>TRUE</text:p>
          </table:table-cell>
          <table:table-cell table:style-name="ce8" table:formula="of:=[.B1111]&gt;[.C111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2]=[.E1112]" office:value-type="boolean" office:boolean-value="true" calcext:value-type="boolean">
            <text:p>TRUE</text:p>
          </table:table-cell>
          <table:table-cell table:style-name="ce8" table:formula="of:=[.B1112]&gt;[.C111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3]=[.E1113]" office:value-type="boolean" office:boolean-value="true" calcext:value-type="boolean">
            <text:p>TRUE</text:p>
          </table:table-cell>
          <table:table-cell table:style-name="ce8" table:formula="of:=[.B1113]&gt;[.C111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4]=[.E1114]" office:value-type="boolean" office:boolean-value="true" calcext:value-type="boolean">
            <text:p>TRUE</text:p>
          </table:table-cell>
          <table:table-cell table:style-name="ce8" table:formula="of:=[.B1114]&gt;[.C111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5]=[.E1115]" office:value-type="boolean" office:boolean-value="true" calcext:value-type="boolean">
            <text:p>TRUE</text:p>
          </table:table-cell>
          <table:table-cell table:style-name="ce8" table:formula="of:=[.B1115]&gt;[.C11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6]=[.E1116]" office:value-type="boolean" office:boolean-value="true" calcext:value-type="boolean">
            <text:p>TRUE</text:p>
          </table:table-cell>
          <table:table-cell table:style-name="ce8" table:formula="of:=[.B1116]&gt;[.C111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7]=[.E1117]" office:value-type="boolean" office:boolean-value="true" calcext:value-type="boolean">
            <text:p>TRUE</text:p>
          </table:table-cell>
          <table:table-cell table:style-name="ce8" table:formula="of:=[.B1117]&gt;[.C111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8]=[.E1118]" office:value-type="boolean" office:boolean-value="true" calcext:value-type="boolean">
            <text:p>TRUE</text:p>
          </table:table-cell>
          <table:table-cell table:style-name="ce8" table:formula="of:=[.B1118]&gt;[.C111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19]=[.E1119]" office:value-type="boolean" office:boolean-value="true" calcext:value-type="boolean">
            <text:p>TRUE</text:p>
          </table:table-cell>
          <table:table-cell table:style-name="ce8" table:formula="of:=[.B1119]&gt;[.C111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0]=[.E1120]" office:value-type="boolean" office:boolean-value="true" calcext:value-type="boolean">
            <text:p>TRUE</text:p>
          </table:table-cell>
          <table:table-cell table:style-name="ce8" table:formula="of:=[.B1120]&gt;[.C112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1]=[.E1121]" office:value-type="boolean" office:boolean-value="true" calcext:value-type="boolean">
            <text:p>TRUE</text:p>
          </table:table-cell>
          <table:table-cell table:style-name="ce8" table:formula="of:=[.B1121]&gt;[.C112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2]=[.E1122]" office:value-type="boolean" office:boolean-value="true" calcext:value-type="boolean">
            <text:p>TRUE</text:p>
          </table:table-cell>
          <table:table-cell table:style-name="ce8" table:formula="of:=[.B1122]&gt;[.C112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3]=[.E1123]" office:value-type="boolean" office:boolean-value="true" calcext:value-type="boolean">
            <text:p>TRUE</text:p>
          </table:table-cell>
          <table:table-cell table:style-name="ce8" table:formula="of:=[.B1123]&gt;[.C11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4]=[.E1124]" office:value-type="boolean" office:boolean-value="true" calcext:value-type="boolean">
            <text:p>TRUE</text:p>
          </table:table-cell>
          <table:table-cell table:style-name="ce8" table:formula="of:=[.B1124]&gt;[.C112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5]=[.E1125]" office:value-type="boolean" office:boolean-value="true" calcext:value-type="boolean">
            <text:p>TRUE</text:p>
          </table:table-cell>
          <table:table-cell table:style-name="ce8" table:formula="of:=[.B1125]&gt;[.C112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6]=[.E1126]" office:value-type="boolean" office:boolean-value="true" calcext:value-type="boolean">
            <text:p>TRUE</text:p>
          </table:table-cell>
          <table:table-cell table:style-name="ce8" table:formula="of:=[.B1126]&gt;[.C112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7]=[.E1127]" office:value-type="boolean" office:boolean-value="true" calcext:value-type="boolean">
            <text:p>TRUE</text:p>
          </table:table-cell>
          <table:table-cell table:style-name="ce8" table:formula="of:=[.B1127]&gt;[.C112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8]=[.E1128]" office:value-type="boolean" office:boolean-value="true" calcext:value-type="boolean">
            <text:p>TRUE</text:p>
          </table:table-cell>
          <table:table-cell table:style-name="ce8" table:formula="of:=[.B1128]&gt;[.C112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29]=[.E1129]" office:value-type="boolean" office:boolean-value="true" calcext:value-type="boolean">
            <text:p>TRUE</text:p>
          </table:table-cell>
          <table:table-cell table:style-name="ce8" table:formula="of:=[.B1129]&gt;[.C112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0]=[.E1130]" office:value-type="boolean" office:boolean-value="true" calcext:value-type="boolean">
            <text:p>TRUE</text:p>
          </table:table-cell>
          <table:table-cell table:style-name="ce8" table:formula="of:=[.B1130]&gt;[.C113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1]=[.E1131]" office:value-type="boolean" office:boolean-value="true" calcext:value-type="boolean">
            <text:p>TRUE</text:p>
          </table:table-cell>
          <table:table-cell table:style-name="ce8" table:formula="of:=[.B1131]&gt;[.C113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2]=[.E1132]" office:value-type="boolean" office:boolean-value="true" calcext:value-type="boolean">
            <text:p>TRUE</text:p>
          </table:table-cell>
          <table:table-cell table:style-name="ce8" table:formula="of:=[.B1132]&gt;[.C113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3]=[.E1133]" office:value-type="boolean" office:boolean-value="true" calcext:value-type="boolean">
            <text:p>TRUE</text:p>
          </table:table-cell>
          <table:table-cell table:style-name="ce8" table:formula="of:=[.B1133]&gt;[.C113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4]=[.E1134]" office:value-type="boolean" office:boolean-value="true" calcext:value-type="boolean">
            <text:p>TRUE</text:p>
          </table:table-cell>
          <table:table-cell table:style-name="ce8" table:formula="of:=[.B1134]&gt;[.C113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5]=[.E1135]" office:value-type="boolean" office:boolean-value="true" calcext:value-type="boolean">
            <text:p>TRUE</text:p>
          </table:table-cell>
          <table:table-cell table:style-name="ce8" table:formula="of:=[.B1135]&gt;[.C113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6]=[.E1136]" office:value-type="boolean" office:boolean-value="true" calcext:value-type="boolean">
            <text:p>TRUE</text:p>
          </table:table-cell>
          <table:table-cell table:style-name="ce8" table:formula="of:=[.B1136]&gt;[.C113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7]=[.E1137]" office:value-type="boolean" office:boolean-value="true" calcext:value-type="boolean">
            <text:p>TRUE</text:p>
          </table:table-cell>
          <table:table-cell table:style-name="ce8" table:formula="of:=[.B1137]&gt;[.C113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8]=[.E1138]" office:value-type="boolean" office:boolean-value="true" calcext:value-type="boolean">
            <text:p>TRUE</text:p>
          </table:table-cell>
          <table:table-cell table:style-name="ce8" table:formula="of:=[.B1138]&gt;[.C113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39]=[.E1139]" office:value-type="boolean" office:boolean-value="true" calcext:value-type="boolean">
            <text:p>TRUE</text:p>
          </table:table-cell>
          <table:table-cell table:style-name="ce8" table:formula="of:=[.B1139]&gt;[.C113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0]=[.E1140]" office:value-type="boolean" office:boolean-value="true" calcext:value-type="boolean">
            <text:p>TRUE</text:p>
          </table:table-cell>
          <table:table-cell table:style-name="ce8" table:formula="of:=[.B1140]&gt;[.C114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1]=[.E1141]" office:value-type="boolean" office:boolean-value="true" calcext:value-type="boolean">
            <text:p>TRUE</text:p>
          </table:table-cell>
          <table:table-cell table:style-name="ce8" table:formula="of:=[.B1141]&gt;[.C114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2]=[.E1142]" office:value-type="boolean" office:boolean-value="true" calcext:value-type="boolean">
            <text:p>TRUE</text:p>
          </table:table-cell>
          <table:table-cell table:style-name="ce8" table:formula="of:=[.B1142]&gt;[.C114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3]=[.E1143]" office:value-type="boolean" office:boolean-value="true" calcext:value-type="boolean">
            <text:p>TRUE</text:p>
          </table:table-cell>
          <table:table-cell table:style-name="ce8" table:formula="of:=[.B1143]&gt;[.C114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4]=[.E1144]" office:value-type="boolean" office:boolean-value="true" calcext:value-type="boolean">
            <text:p>TRUE</text:p>
          </table:table-cell>
          <table:table-cell table:style-name="ce8" table:formula="of:=[.B1144]&gt;[.C114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5]=[.E1145]" office:value-type="boolean" office:boolean-value="true" calcext:value-type="boolean">
            <text:p>TRUE</text:p>
          </table:table-cell>
          <table:table-cell table:style-name="ce8" table:formula="of:=[.B1145]&gt;[.C114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6]=[.E1146]" office:value-type="boolean" office:boolean-value="true" calcext:value-type="boolean">
            <text:p>TRUE</text:p>
          </table:table-cell>
          <table:table-cell table:style-name="ce8" table:formula="of:=[.B1146]&gt;[.C114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7]=[.E1147]" office:value-type="boolean" office:boolean-value="true" calcext:value-type="boolean">
            <text:p>TRUE</text:p>
          </table:table-cell>
          <table:table-cell table:style-name="ce8" table:formula="of:=[.B1147]&gt;[.C114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8]=[.E1148]" office:value-type="boolean" office:boolean-value="true" calcext:value-type="boolean">
            <text:p>TRUE</text:p>
          </table:table-cell>
          <table:table-cell table:style-name="ce8" table:formula="of:=[.B1148]&gt;[.C114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49]=[.E1149]" office:value-type="boolean" office:boolean-value="true" calcext:value-type="boolean">
            <text:p>TRUE</text:p>
          </table:table-cell>
          <table:table-cell table:style-name="ce8" table:formula="of:=[.B1149]&gt;[.C114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0]=[.E1150]" office:value-type="boolean" office:boolean-value="true" calcext:value-type="boolean">
            <text:p>TRUE</text:p>
          </table:table-cell>
          <table:table-cell table:style-name="ce8" table:formula="of:=[.B1150]&gt;[.C115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1]=[.E1151]" office:value-type="boolean" office:boolean-value="true" calcext:value-type="boolean">
            <text:p>TRUE</text:p>
          </table:table-cell>
          <table:table-cell table:style-name="ce8" table:formula="of:=[.B1151]&gt;[.C115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2]=[.E1152]" office:value-type="boolean" office:boolean-value="true" calcext:value-type="boolean">
            <text:p>TRUE</text:p>
          </table:table-cell>
          <table:table-cell table:style-name="ce8" table:formula="of:=[.B1152]&gt;[.C115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3]=[.E1153]" office:value-type="boolean" office:boolean-value="true" calcext:value-type="boolean">
            <text:p>TRUE</text:p>
          </table:table-cell>
          <table:table-cell table:style-name="ce8" table:formula="of:=[.B1153]&gt;[.C115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4]=[.E1154]" office:value-type="boolean" office:boolean-value="true" calcext:value-type="boolean">
            <text:p>TRUE</text:p>
          </table:table-cell>
          <table:table-cell table:style-name="ce8" table:formula="of:=[.B1154]&gt;[.C115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5]=[.E1155]" office:value-type="boolean" office:boolean-value="true" calcext:value-type="boolean">
            <text:p>TRUE</text:p>
          </table:table-cell>
          <table:table-cell table:style-name="ce8" table:formula="of:=[.B1155]&gt;[.C115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6]=[.E1156]" office:value-type="boolean" office:boolean-value="true" calcext:value-type="boolean">
            <text:p>TRUE</text:p>
          </table:table-cell>
          <table:table-cell table:style-name="ce8" table:formula="of:=[.B1156]&gt;[.C115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7]=[.E1157]" office:value-type="boolean" office:boolean-value="true" calcext:value-type="boolean">
            <text:p>TRUE</text:p>
          </table:table-cell>
          <table:table-cell table:style-name="ce8" table:formula="of:=[.B1157]&gt;[.C115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8]=[.E1158]" office:value-type="boolean" office:boolean-value="true" calcext:value-type="boolean">
            <text:p>TRUE</text:p>
          </table:table-cell>
          <table:table-cell table:style-name="ce8" table:formula="of:=[.B1158]&gt;[.C11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59]=[.E1159]" office:value-type="boolean" office:boolean-value="true" calcext:value-type="boolean">
            <text:p>TRUE</text:p>
          </table:table-cell>
          <table:table-cell table:style-name="ce8" table:formula="of:=[.B1159]&gt;[.C115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0]=[.E1160]" office:value-type="boolean" office:boolean-value="true" calcext:value-type="boolean">
            <text:p>TRUE</text:p>
          </table:table-cell>
          <table:table-cell table:style-name="ce8" table:formula="of:=[.B1160]&gt;[.C116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1]=[.E1161]" office:value-type="boolean" office:boolean-value="true" calcext:value-type="boolean">
            <text:p>TRUE</text:p>
          </table:table-cell>
          <table:table-cell table:style-name="ce8" table:formula="of:=[.B1161]&gt;[.C116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2]=[.E1162]" office:value-type="boolean" office:boolean-value="true" calcext:value-type="boolean">
            <text:p>TRUE</text:p>
          </table:table-cell>
          <table:table-cell table:style-name="ce8" table:formula="of:=[.B1162]&gt;[.C116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3]=[.E1163]" office:value-type="boolean" office:boolean-value="true" calcext:value-type="boolean">
            <text:p>TRUE</text:p>
          </table:table-cell>
          <table:table-cell table:style-name="ce8" table:formula="of:=[.B1163]&gt;[.C116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4]=[.E1164]" office:value-type="boolean" office:boolean-value="true" calcext:value-type="boolean">
            <text:p>TRUE</text:p>
          </table:table-cell>
          <table:table-cell table:style-name="ce8" table:formula="of:=[.B1164]&gt;[.C116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5]=[.E1165]" office:value-type="boolean" office:boolean-value="true" calcext:value-type="boolean">
            <text:p>TRUE</text:p>
          </table:table-cell>
          <table:table-cell table:style-name="ce8" table:formula="of:=[.B1165]&gt;[.C116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6]=[.E1166]" office:value-type="boolean" office:boolean-value="true" calcext:value-type="boolean">
            <text:p>TRUE</text:p>
          </table:table-cell>
          <table:table-cell table:style-name="ce8" table:formula="of:=[.B1166]&gt;[.C116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7]=[.E1167]" office:value-type="boolean" office:boolean-value="true" calcext:value-type="boolean">
            <text:p>TRUE</text:p>
          </table:table-cell>
          <table:table-cell table:style-name="ce8" table:formula="of:=[.B1167]&gt;[.C116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8]=[.E1168]" office:value-type="boolean" office:boolean-value="true" calcext:value-type="boolean">
            <text:p>TRUE</text:p>
          </table:table-cell>
          <table:table-cell table:style-name="ce8" table:formula="of:=[.B1168]&gt;[.C116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69]=[.E1169]" office:value-type="boolean" office:boolean-value="true" calcext:value-type="boolean">
            <text:p>TRUE</text:p>
          </table:table-cell>
          <table:table-cell table:style-name="ce8" table:formula="of:=[.B1169]&gt;[.C116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0]=[.E1170]" office:value-type="boolean" office:boolean-value="true" calcext:value-type="boolean">
            <text:p>TRUE</text:p>
          </table:table-cell>
          <table:table-cell table:style-name="ce8" table:formula="of:=[.B1170]&gt;[.C117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1]=[.E1171]" office:value-type="boolean" office:boolean-value="true" calcext:value-type="boolean">
            <text:p>TRUE</text:p>
          </table:table-cell>
          <table:table-cell table:style-name="ce8" table:formula="of:=[.B1171]&gt;[.C117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2]=[.E1172]" office:value-type="boolean" office:boolean-value="true" calcext:value-type="boolean">
            <text:p>TRUE</text:p>
          </table:table-cell>
          <table:table-cell table:style-name="ce8" table:formula="of:=[.B1172]&gt;[.C117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3]=[.E1173]" office:value-type="boolean" office:boolean-value="true" calcext:value-type="boolean">
            <text:p>TRUE</text:p>
          </table:table-cell>
          <table:table-cell table:style-name="ce8" table:formula="of:=[.B1173]&gt;[.C117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4]=[.E1174]" office:value-type="boolean" office:boolean-value="true" calcext:value-type="boolean">
            <text:p>TRUE</text:p>
          </table:table-cell>
          <table:table-cell table:style-name="ce8" table:formula="of:=[.B1174]&gt;[.C117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5]=[.E1175]" office:value-type="boolean" office:boolean-value="true" calcext:value-type="boolean">
            <text:p>TRUE</text:p>
          </table:table-cell>
          <table:table-cell table:style-name="ce8" table:formula="of:=[.B1175]&gt;[.C117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6]=[.E1176]" office:value-type="boolean" office:boolean-value="true" calcext:value-type="boolean">
            <text:p>TRUE</text:p>
          </table:table-cell>
          <table:table-cell table:style-name="ce8" table:formula="of:=[.B1176]&gt;[.C117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7]=[.E1177]" office:value-type="boolean" office:boolean-value="true" calcext:value-type="boolean">
            <text:p>TRUE</text:p>
          </table:table-cell>
          <table:table-cell table:style-name="ce8" table:formula="of:=[.B1177]&gt;[.C117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8]=[.E1178]" office:value-type="boolean" office:boolean-value="true" calcext:value-type="boolean">
            <text:p>TRUE</text:p>
          </table:table-cell>
          <table:table-cell table:style-name="ce8" table:formula="of:=[.B1178]&gt;[.C117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79]=[.E1179]" office:value-type="boolean" office:boolean-value="true" calcext:value-type="boolean">
            <text:p>TRUE</text:p>
          </table:table-cell>
          <table:table-cell table:style-name="ce8" table:formula="of:=[.B1179]&gt;[.C117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0]=[.E1180]" office:value-type="boolean" office:boolean-value="true" calcext:value-type="boolean">
            <text:p>TRUE</text:p>
          </table:table-cell>
          <table:table-cell table:style-name="ce8" table:formula="of:=[.B1180]&gt;[.C118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1]=[.E1181]" office:value-type="boolean" office:boolean-value="true" calcext:value-type="boolean">
            <text:p>TRUE</text:p>
          </table:table-cell>
          <table:table-cell table:style-name="ce8" table:formula="of:=[.B1181]&gt;[.C118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2]=[.E1182]" office:value-type="boolean" office:boolean-value="true" calcext:value-type="boolean">
            <text:p>TRUE</text:p>
          </table:table-cell>
          <table:table-cell table:style-name="ce8" table:formula="of:=[.B1182]&gt;[.C118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3]=[.E1183]" office:value-type="boolean" office:boolean-value="true" calcext:value-type="boolean">
            <text:p>TRUE</text:p>
          </table:table-cell>
          <table:table-cell table:style-name="ce8" table:formula="of:=[.B1183]&gt;[.C118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4]=[.E1184]" office:value-type="boolean" office:boolean-value="true" calcext:value-type="boolean">
            <text:p>TRUE</text:p>
          </table:table-cell>
          <table:table-cell table:style-name="ce8" table:formula="of:=[.B1184]&gt;[.C118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5]=[.E1185]" office:value-type="boolean" office:boolean-value="true" calcext:value-type="boolean">
            <text:p>TRUE</text:p>
          </table:table-cell>
          <table:table-cell table:style-name="ce8" table:formula="of:=[.B1185]&gt;[.C118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6]=[.E1186]" office:value-type="boolean" office:boolean-value="true" calcext:value-type="boolean">
            <text:p>TRUE</text:p>
          </table:table-cell>
          <table:table-cell table:style-name="ce8" table:formula="of:=[.B1186]&gt;[.C118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7]=[.E1187]" office:value-type="boolean" office:boolean-value="true" calcext:value-type="boolean">
            <text:p>TRUE</text:p>
          </table:table-cell>
          <table:table-cell table:style-name="ce8" table:formula="of:=[.B1187]&gt;[.C118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8]=[.E1188]" office:value-type="boolean" office:boolean-value="true" calcext:value-type="boolean">
            <text:p>TRUE</text:p>
          </table:table-cell>
          <table:table-cell table:style-name="ce8" table:formula="of:=[.B1188]&gt;[.C118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89]=[.E1189]" office:value-type="boolean" office:boolean-value="true" calcext:value-type="boolean">
            <text:p>TRUE</text:p>
          </table:table-cell>
          <table:table-cell table:style-name="ce8" table:formula="of:=[.B1189]&gt;[.C118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0]=[.E1190]" office:value-type="boolean" office:boolean-value="true" calcext:value-type="boolean">
            <text:p>TRUE</text:p>
          </table:table-cell>
          <table:table-cell table:style-name="ce8" table:formula="of:=[.B1190]&gt;[.C1190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1]=[.E1191]" office:value-type="boolean" office:boolean-value="true" calcext:value-type="boolean">
            <text:p>TRUE</text:p>
          </table:table-cell>
          <table:table-cell table:style-name="ce8" table:formula="of:=[.B1191]&gt;[.C1191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2]=[.E1192]" office:value-type="boolean" office:boolean-value="true" calcext:value-type="boolean">
            <text:p>TRUE</text:p>
          </table:table-cell>
          <table:table-cell table:style-name="ce8" table:formula="of:=[.B1192]&gt;[.C1192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3]=[.E1193]" office:value-type="boolean" office:boolean-value="true" calcext:value-type="boolean">
            <text:p>TRUE</text:p>
          </table:table-cell>
          <table:table-cell table:style-name="ce8" table:formula="of:=[.B1193]&gt;[.C119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4]=[.E1194]" office:value-type="boolean" office:boolean-value="true" calcext:value-type="boolean">
            <text:p>TRUE</text:p>
          </table:table-cell>
          <table:table-cell table:style-name="ce8" table:formula="of:=[.B1194]&gt;[.C1194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5]=[.E1195]" office:value-type="boolean" office:boolean-value="true" calcext:value-type="boolean">
            <text:p>TRUE</text:p>
          </table:table-cell>
          <table:table-cell table:style-name="ce8" table:formula="of:=[.B1195]&gt;[.C119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6]=[.E1196]" office:value-type="boolean" office:boolean-value="true" calcext:value-type="boolean">
            <text:p>TRUE</text:p>
          </table:table-cell>
          <table:table-cell table:style-name="ce8" table:formula="of:=[.B1196]&gt;[.C1196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7]=[.E1197]" office:value-type="boolean" office:boolean-value="true" calcext:value-type="boolean">
            <text:p>TRUE</text:p>
          </table:table-cell>
          <table:table-cell table:style-name="ce8" table:formula="of:=[.B1197]&gt;[.C1197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8]=[.E1198]" office:value-type="boolean" office:boolean-value="true" calcext:value-type="boolean">
            <text:p>TRUE</text:p>
          </table:table-cell>
          <table:table-cell table:style-name="ce8" table:formula="of:=[.B1198]&gt;[.C119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8" table:formula="of:=[.A1199]=[.E1199]" office:value-type="boolean" office:boolean-value="true" calcext:value-type="boolean">
            <text:p>TRUE</text:p>
          </table:table-cell>
          <table:table-cell table:style-name="ce8" table:formula="of:=[.B1199]&gt;[.C1199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 table:number-rows-repeated="802">
          <table:table-cell table:number-columns-repeated="14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 table:number-rows-repeated="279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niforms" table:style-name="ta1">
        <table:shapes>
          <draw:frame draw:z-index="0" draw:style-name="gr1" draw:text-style-name="P1" svg:width="453.46pt" svg:height="348.75pt" svg:x="515.91pt" svg:y="54.77pt">
            <draw:object draw:notify-on-update-of-ranges="uniforms.D2:uniforms.D34 uniforms.E1:uniforms.E1 uniforms.E2:uniforms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2">
          <table:table-cell table:style-name="Default" office:value-type="string" calcext:value-type="string">
            <text:p>UNIFORMS</text:p>
          </table:table-cell>
          <table:table-cell table:number-columns-repeated="2"/>
          <table:table-cell office:value-type="string" calcext:value-type="string">
            <text:p>BINS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BINSG</text:p>
          </table:table-cell>
          <table:table-cell table:number-columns-repeated="3"/>
          <table:table-cell office:value-type="string" calcext:value-type="string">
            <text:p>MEAN COMBO</text:p>
          </table:table-cell>
          <table:table-cell office:value-type="string" calcext:value-type="string">
            <text:p>EMP_STD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25" calcext:value-type="float">
            <text:p>25</text:p>
          </table:table-cell>
          <table:table-cell office:value-type="float" office:value="-1600" calcext:value-type="float">
            <text:p>-1600</text:p>
          </table:table-cell>
          <table:table-cell table:formula="of:=-[.C2]*[.$B$2]" office:value-type="float" office:value="40000" calcext:value-type="float">
            <text:p>40000</text:p>
          </table:table-cell>
          <table:table-cell table:style-name="ce10" table:number-matrix-columns-spanned="1" table:number-matrix-rows-spanned="72" table:formula="of:=FREQUENCY([.A2:.A5024];[.D2:.D72])" office:value-type="float" office:value="0" calcext:value-type="float">
            <text:p>0</text:p>
          </table:table-cell>
          <table:table-cell table:style-name="ce10" table:number-matrix-columns-spanned="1" table:number-matrix-rows-spanned="21" table:formula="of:=FREQUENCY([.A$1:.A$1048576];[.D2:.D21])" office:value-type="float" office:value="0" calcext:value-type="float">
            <text:p>0</text:p>
          </table:table-cell>
          <table:table-cell table:formula="of:=12*[.D2]" office:value-type="float" office:value="480000" calcext:value-type="float">
            <text:p>480000</text:p>
          </table:table-cell>
          <table:table-cell table:number-columns-repeated="3"/>
          <table:table-cell table:formula="of:=AVERAGE([.A$1:.A$1048576])" office:value-type="float" office:value="15956.3416666667" calcext:value-type="float">
            <text:p>15956.3416666667</text:p>
          </table:table-cell>
          <table:table-cell table:formula="of:=STDEV([.A$1:.A$1048576])" office:value-type="float" office:value="9234.49210025724" calcext:value-type="float">
            <text:p>9234.49210025724</text:p>
          </table:table-cell>
        </table:table-row>
        <table:table-row table:style-name="ro1">
          <table:table-cell office:value-type="float" office:value="24549" calcext:value-type="float">
            <text:p>24549</text:p>
          </table:table-cell>
          <table:table-cell/>
          <table:table-cell office:value-type="float" office:value="-1550" calcext:value-type="float">
            <text:p>-1550</text:p>
          </table:table-cell>
          <table:table-cell table:formula="of:=-[.C3]*[.$B$2]" office:value-type="float" office:value="38750" calcext:value-type="float">
            <text:p>387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2*[.D3]" office:value-type="float" office:value="465000" calcext:value-type="float">
            <text:p>465000</text:p>
          </table:table-cell>
          <table:table-cell table:number-columns-repeated="5"/>
        </table:table-row>
        <table:table-row table:style-name="ro1">
          <table:table-cell office:value-type="float" office:value="9748" calcext:value-type="float">
            <text:p>9748</text:p>
          </table:table-cell>
          <table:table-cell/>
          <table:table-cell office:value-type="float" office:value="-1500" calcext:value-type="float">
            <text:p>-1500</text:p>
          </table:table-cell>
          <table:table-cell table:formula="of:=-[.C4]*[.$B$2]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2*[.D4]" office:value-type="float" office:value="450000" calcext:value-type="float">
            <text:p>450000</text:p>
          </table:table-cell>
          <table:table-cell table:number-columns-repeated="5"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  <table:table-cell office:value-type="float" office:value="-1450" calcext:value-type="float">
            <text:p>-1450</text:p>
          </table:table-cell>
          <table:table-cell table:formula="of:=-[.C5]*[.$B$2]" office:value-type="float" office:value="36250" calcext:value-type="float">
            <text:p>362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2*[.D5]" office:value-type="float" office:value="435000" calcext:value-type="float">
            <text:p>435000</text:p>
          </table:table-cell>
          <table:table-cell table:number-columns-repeated="5"/>
        </table:table-row>
        <table:table-row table:style-name="ro1">
          <table:table-cell office:value-type="float" office:value="2460" calcext:value-type="float">
            <text:p>2460</text:p>
          </table:table-cell>
          <table:table-cell/>
          <table:table-cell office:value-type="float" office:value="-1400" calcext:value-type="float">
            <text:p>-1400</text:p>
          </table:table-cell>
          <table:table-cell table:formula="of:=-[.C6]*[.$B$2]"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2*[.D6]" office:value-type="float" office:value="420000" calcext:value-type="float">
            <text:p>420000</text:p>
          </table:table-cell>
          <table:table-cell table:number-columns-repeated="5"/>
        </table:table-row>
        <table:table-row table:style-name="ro1">
          <table:table-cell office:value-type="float" office:value="29587" calcext:value-type="float">
            <text:p>29587</text:p>
          </table:table-cell>
          <table:table-cell/>
          <table:table-cell office:value-type="float" office:value="-1350" calcext:value-type="float">
            <text:p>-1350</text:p>
          </table:table-cell>
          <table:table-cell table:formula="of:=-[.C7]*[.$B$2]" office:value-type="float" office:value="33750" calcext:value-type="float">
            <text:p>337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2*[.D7]" office:value-type="float" office:value="405000" calcext:value-type="float">
            <text:p>405000</text:p>
          </table:table-cell>
          <table:table-cell table:number-columns-repeated="5"/>
        </table:table-row>
        <table:table-row table:style-name="ro1">
          <table:table-cell office:value-type="float" office:value="22668" calcext:value-type="float">
            <text:p>22668</text:p>
          </table:table-cell>
          <table:table-cell/>
          <table:table-cell office:value-type="float" office:value="-1300" calcext:value-type="float">
            <text:p>-1300</text:p>
          </table:table-cell>
          <table:table-cell table:formula="of:=-[.C8]*[.$B$2]" office:value-type="float" office:value="32500" calcext:value-type="float">
            <text:p>32500</text:p>
          </table:table-cell>
          <table:table-cell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formula="of:=12*[.D8]" office:value-type="float" office:value="390000" calcext:value-type="float">
            <text:p>390000</text:p>
          </table:table-cell>
          <table:table-cell table:number-columns-repeated="5"/>
        </table:table-row>
        <table:table-row table:style-name="ro1">
          <table:table-cell office:value-type="float" office:value="27252" calcext:value-type="float">
            <text:p>27252</text:p>
          </table:table-cell>
          <table:table-cell/>
          <table:table-cell office:value-type="float" office:value="-1250" calcext:value-type="float">
            <text:p>-1250</text:p>
          </table:table-cell>
          <table:table-cell table:formula="of:=-[.C9]*[.$B$2]" office:value-type="float" office:value="31250" calcext:value-type="float">
            <text:p>31250</text:p>
          </table:table-cell>
          <table:table-cell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formula="of:=12*[.D9]" office:value-type="float" office:value="375000" calcext:value-type="float">
            <text:p>375000</text:p>
          </table:table-cell>
          <table:table-cell table:number-columns-repeated="5"/>
        </table:table-row>
        <table:table-row table:style-name="ro1">
          <table:table-cell office:value-type="float" office:value="30100" calcext:value-type="float">
            <text:p>30100</text:p>
          </table:table-cell>
          <table:table-cell/>
          <table:table-cell office:value-type="float" office:value="-1200" calcext:value-type="float">
            <text:p>-1200</text:p>
          </table:table-cell>
          <table:table-cell table:formula="of:=-[.C10]*[.$B$2]" office:value-type="float" office:value="30000" calcext:value-type="float">
            <text:p>30000</text:p>
          </table:table-cell>
          <table:table-cell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formula="of:=12*[.D10]" office:value-type="float" office:value="360000" calcext:value-type="float">
            <text:p>360000</text:p>
          </table:table-cell>
          <table:table-cell table:number-columns-repeated="5"/>
        </table:table-row>
        <table:table-row table:style-name="ro1">
          <table:table-cell office:value-type="float" office:value="26837" calcext:value-type="float">
            <text:p>26837</text:p>
          </table:table-cell>
          <table:table-cell/>
          <table:table-cell office:value-type="float" office:value="-1150" calcext:value-type="float">
            <text:p>-1150</text:p>
          </table:table-cell>
          <table:table-cell table:formula="of:=-[.C11]*[.$B$2]" office:value-type="float" office:value="28750" calcext:value-type="float">
            <text:p>28750</text:p>
          </table:table-cell>
          <table:table-cell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formula="of:=12*[.D11]" office:value-type="float" office:value="345000" calcext:value-type="float">
            <text:p>345000</text:p>
          </table:table-cell>
          <table:table-cell table:number-columns-repeated="5"/>
        </table:table-row>
        <table:table-row table:style-name="ro1">
          <table:table-cell office:value-type="float" office:value="10513" calcext:value-type="float">
            <text:p>10513</text:p>
          </table:table-cell>
          <table:table-cell/>
          <table:table-cell office:value-type="float" office:value="-1100" calcext:value-type="float">
            <text:p>-1100</text:p>
          </table:table-cell>
          <table:table-cell table:formula="of:=-[.C12]*[.$B$2]" office:value-type="float" office:value="27500" calcext:value-type="float">
            <text:p>27500</text:p>
          </table:table-cell>
          <table:table-cell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formula="of:=12*[.D12]" office:value-type="float" office:value="330000" calcext:value-type="float">
            <text:p>330000</text:p>
          </table:table-cell>
          <table:table-cell table:number-columns-repeated="5"/>
        </table:table-row>
        <table:table-row table:style-name="ro1">
          <table:table-cell office:value-type="float" office:value="2995" calcext:value-type="float">
            <text:p>2995</text:p>
          </table:table-cell>
          <table:table-cell/>
          <table:table-cell office:value-type="float" office:value="-1050" calcext:value-type="float">
            <text:p>-1050</text:p>
          </table:table-cell>
          <table:table-cell table:formula="of:=-[.C13]*[.$B$2]" office:value-type="float" office:value="26250" calcext:value-type="float">
            <text:p>26250</text:p>
          </table:table-cell>
          <table:table-cell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12*[.D13]" office:value-type="float" office:value="315000" calcext:value-type="float">
            <text:p>315000</text:p>
          </table:table-cell>
          <table:table-cell table:number-columns-repeated="5"/>
        </table:table-row>
        <table:table-row table:style-name="ro1">
          <table:table-cell office:value-type="float" office:value="2690" calcext:value-type="float">
            <text:p>2690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-[.C14]*[.$B$2]" office:value-type="float" office:value="25000" calcext:value-type="float">
            <text:p>25000</text:p>
          </table:table-cell>
          <table:table-cell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formula="of:=12*[.D14]" office:value-type="float" office:value="300000" calcext:value-type="float">
            <text:p>300000</text:p>
          </table:table-cell>
          <table:table-cell table:number-columns-repeated="5"/>
        </table:table-row>
        <table:table-row table:style-name="ro1">
          <table:table-cell office:value-type="float" office:value="17300" calcext:value-type="float">
            <text:p>17300</text:p>
          </table:table-cell>
          <table:table-cell/>
          <table:table-cell office:value-type="float" office:value="-950" calcext:value-type="float">
            <text:p>-950</text:p>
          </table:table-cell>
          <table:table-cell table:formula="of:=-[.C15]*[.$B$2]" office:value-type="float" office:value="23750" calcext:value-type="float">
            <text:p>23750</text:p>
          </table:table-cell>
          <table:table-cell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formula="of:=12*[.D15]" office:value-type="float" office:value="285000" calcext:value-type="float">
            <text:p>285000</text:p>
          </table:table-cell>
          <table:table-cell table:number-columns-repeated="5"/>
        </table:table-row>
        <table:table-row table:style-name="ro1">
          <table:table-cell office:value-type="float" office:value="26838" calcext:value-type="float">
            <text:p>26838</text:p>
          </table:table-cell>
          <table:table-cell/>
          <table:table-cell office:value-type="float" office:value="-900" calcext:value-type="float">
            <text:p>-900</text:p>
          </table:table-cell>
          <table:table-cell table:formula="of:=-[.C16]*[.$B$2]" office:value-type="float" office:value="22500" calcext:value-type="float">
            <text:p>22500</text:p>
          </table:table-cell>
          <table:table-cell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formula="of:=12*[.D16]" office:value-type="float" office:value="270000" calcext:value-type="float">
            <text:p>270000</text:p>
          </table:table-cell>
          <table:table-cell table:number-columns-repeated="5"/>
        </table:table-row>
        <table:table-row table:style-name="ro1">
          <table:table-cell office:value-type="float" office:value="26129" calcext:value-type="float">
            <text:p>26129</text:p>
          </table:table-cell>
          <table:table-cell/>
          <table:table-cell office:value-type="float" office:value="-850" calcext:value-type="float">
            <text:p>-850</text:p>
          </table:table-cell>
          <table:table-cell table:formula="of:=-[.C17]*[.$B$2]" office:value-type="float" office:value="21250" calcext:value-type="float">
            <text:p>21250</text:p>
          </table:table-cell>
          <table:table-cell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formula="of:=12*[.D17]" office:value-type="float" office:value="255000" calcext:value-type="float">
            <text:p>255000</text:p>
          </table:table-cell>
          <table:table-cell table:number-columns-repeated="5"/>
        </table:table-row>
        <table:table-row table:style-name="ro1">
          <table:table-cell office:value-type="float" office:value="14831" calcext:value-type="float">
            <text:p>14831</text:p>
          </table:table-cell>
          <table:table-cell/>
          <table:table-cell office:value-type="float" office:value="-800" calcext:value-type="float">
            <text:p>-800</text:p>
          </table:table-cell>
          <table:table-cell table:formula="of:=-[.C18]*[.$B$2]" office:value-type="float" office:value="20000" calcext:value-type="float">
            <text:p>20000</text:p>
          </table:table-cell>
          <table:table-cell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formula="of:=12*[.D18]" office:value-type="float" office:value="240000" calcext:value-type="float">
            <text:p>240000</text:p>
          </table:table-cell>
          <table:table-cell table:number-columns-repeated="5"/>
        </table:table-row>
        <table:table-row table:style-name="ro1">
          <table:table-cell office:value-type="float" office:value="23624" calcext:value-type="float">
            <text:p>23624</text:p>
          </table:table-cell>
          <table:table-cell/>
          <table:table-cell office:value-type="float" office:value="-750" calcext:value-type="float">
            <text:p>-750</text:p>
          </table:table-cell>
          <table:table-cell table:formula="of:=-[.C19]*[.$B$2]" office:value-type="float" office:value="18750" calcext:value-type="float">
            <text:p>18750</text:p>
          </table:table-cell>
          <table:table-cell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12*[.D19]" office:value-type="float" office:value="225000" calcext:value-type="float">
            <text:p>225000</text:p>
          </table:table-cell>
          <table:table-cell table:number-columns-repeated="5"/>
        </table:table-row>
        <table:table-row table:style-name="ro1">
          <table:table-cell office:value-type="float" office:value="7664" calcext:value-type="float">
            <text:p>7664</text:p>
          </table:table-cell>
          <table:table-cell/>
          <table:table-cell office:value-type="float" office:value="-700" calcext:value-type="float">
            <text:p>-700</text:p>
          </table:table-cell>
          <table:table-cell table:formula="of:=-[.C20]*[.$B$2]" office:value-type="float" office:value="17500" calcext:value-type="float">
            <text:p>17500</text:p>
          </table:table-cell>
          <table:table-cell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formula="of:=12*[.D20]" office:value-type="float" office:value="210000" calcext:value-type="float">
            <text:p>210000</text:p>
          </table:table-cell>
          <table:table-cell table:number-columns-repeated="5"/>
        </table:table-row>
        <table:table-row table:style-name="ro1">
          <table:table-cell office:value-type="float" office:value="23517" calcext:value-type="float">
            <text:p>23517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-[.C21]*[.$B$2]" office:value-type="float" office:value="16250" calcext:value-type="float">
            <text:p>16250</text:p>
          </table:table-cell>
          <table:table-cell office:value-type="float" office:value="117" calcext:value-type="float">
            <text:p>117</text:p>
          </table:table-cell>
          <table:table-cell office:value-type="float" office:value="1551" calcext:value-type="float">
            <text:p>1551</text:p>
          </table:table-cell>
          <table:table-cell table:formula="of:=12*[.D21]" office:value-type="float" office:value="195000" calcext:value-type="float">
            <text:p>195000</text:p>
          </table:table-cell>
          <table:table-cell table:number-columns-repeated="5"/>
        </table:table-row>
        <table:table-row table:style-name="ro1">
          <table:table-cell office:value-type="float" office:value="10267" calcext:value-type="float">
            <text:p>10267</text:p>
          </table:table-cell>
          <table:table-cell/>
          <table:table-cell office:value-type="float" office:value="-600" calcext:value-type="float">
            <text:p>-600</text:p>
          </table:table-cell>
          <table:table-cell table:formula="of:=-[.C22]*[.$B$2]" office:value-type="float" office:value="15000" calcext:value-type="float">
            <text:p>1500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12*[.D22]" office:value-type="float" office:value="180000" calcext:value-type="float">
            <text:p>180000</text:p>
          </table:table-cell>
          <table:table-cell table:number-columns-repeated="5"/>
        </table:table-row>
        <table:table-row table:style-name="ro1">
          <table:table-cell office:value-type="float" office:value="3557" calcext:value-type="float">
            <text:p>3557</text:p>
          </table:table-cell>
          <table:table-cell/>
          <table:table-cell office:value-type="float" office:value="-550" calcext:value-type="float">
            <text:p>-550</text:p>
          </table:table-cell>
          <table:table-cell table:formula="of:=-[.C23]*[.$B$2]" office:value-type="float" office:value="13750" calcext:value-type="float">
            <text:p>137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12*[.D23]" office:value-type="float" office:value="165000" calcext:value-type="float">
            <text:p>165000</text:p>
          </table:table-cell>
          <table:table-cell table:number-columns-repeated="5"/>
        </table:table-row>
        <table:table-row table:style-name="ro1">
          <table:table-cell office:value-type="float" office:value="11046" calcext:value-type="float">
            <text:p>11046</text:p>
          </table:table-cell>
          <table:table-cell/>
          <table:table-cell office:value-type="float" office:value="-500" calcext:value-type="float">
            <text:p>-500</text:p>
          </table:table-cell>
          <table:table-cell table:formula="of:=-[.C24]*[.$B$2]" office:value-type="float" office:value="12500" calcext:value-type="float">
            <text:p>1250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12*[.D24]" office:value-type="float" office:value="150000" calcext:value-type="float">
            <text:p>150000</text:p>
          </table:table-cell>
          <table:table-cell table:number-columns-repeated="5"/>
        </table:table-row>
        <table:table-row table:style-name="ro1">
          <table:table-cell office:value-type="float" office:value="9195" calcext:value-type="float">
            <text:p>9195</text:p>
          </table:table-cell>
          <table:table-cell/>
          <table:table-cell office:value-type="float" office:value="-450" calcext:value-type="float">
            <text:p>-450</text:p>
          </table:table-cell>
          <table:table-cell table:formula="of:=-[.C25]*[.$B$2]" office:value-type="float" office:value="11250" calcext:value-type="float">
            <text:p>1125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12*[.D25]" office:value-type="float" office:value="135000" calcext:value-type="float">
            <text:p>135000</text:p>
          </table:table-cell>
          <table:table-cell table:number-columns-repeated="5"/>
        </table:table-row>
        <table:table-row table:style-name="ro1">
          <table:table-cell office:value-type="float" office:value="8816" calcext:value-type="float">
            <text:p>8816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-[.C26]*[.$B$2]" office:value-type="float" office:value="10000" calcext:value-type="float">
            <text:p>1000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12*[.D26]" office:value-type="float" office:value="120000" calcext:value-type="float">
            <text:p>120000</text:p>
          </table:table-cell>
          <table:table-cell table:number-columns-repeated="5"/>
        </table:table-row>
        <table:table-row table:style-name="ro1">
          <table:table-cell office:value-type="float" office:value="10123" calcext:value-type="float">
            <text:p>10123</text:p>
          </table:table-cell>
          <table:table-cell/>
          <table:table-cell office:value-type="float" office:value="-350" calcext:value-type="float">
            <text:p>-350</text:p>
          </table:table-cell>
          <table:table-cell table:formula="of:=-[.C27]*[.$B$2]" office:value-type="float" office:value="8750" calcext:value-type="float">
            <text:p>875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12*[.D27]" office:value-type="float" office:value="105000" calcext:value-type="float">
            <text:p>105000</text:p>
          </table:table-cell>
          <table:table-cell table:number-columns-repeated="5"/>
        </table:table-row>
        <table:table-row table:style-name="ro1">
          <table:table-cell office:value-type="float" office:value="29278" calcext:value-type="float">
            <text:p>29278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-[.C28]*[.$B$2]" office:value-type="float" office:value="7500" calcext:value-type="float">
            <text:p>750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12*[.D28]" office:value-type="float" office:value="90000" calcext:value-type="float">
            <text:p>90000</text:p>
          </table:table-cell>
          <table:table-cell table:number-columns-repeated="5"/>
        </table:table-row>
        <table:table-row table:style-name="ro1">
          <table:table-cell office:value-type="float" office:value="12333" calcext:value-type="float">
            <text:p>12333</text:p>
          </table:table-cell>
          <table:table-cell/>
          <table:table-cell office:value-type="float" office:value="-250" calcext:value-type="float">
            <text:p>-250</text:p>
          </table:table-cell>
          <table:table-cell table:formula="of:=-[.C29]*[.$B$2]" office:value-type="float" office:value="6250" calcext:value-type="float">
            <text:p>62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12*[.D29]" office:value-type="float" office:value="75000" calcext:value-type="float">
            <text:p>75000</text:p>
          </table:table-cell>
          <table:table-cell table:number-columns-repeated="5"/>
        </table:table-row>
        <table:table-row table:style-name="ro1">
          <table:table-cell office:value-type="float" office:value="5373" calcext:value-type="float">
            <text:p>5373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-[.C30]*[.$B$2]" office:value-type="float" office:value="5000" calcext:value-type="float">
            <text:p>500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12*[.D30]"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float" office:value="29982" calcext:value-type="float">
            <text:p>29982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-[.C31]*[.$B$2]" office:value-type="float" office:value="3750" calcext:value-type="float">
            <text:p>3750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12*[.D31]"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float" office:value="3885" calcext:value-type="float">
            <text:p>3885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-[.C32]*[.$B$2]" office:value-type="float" office:value="2500" calcext:value-type="float">
            <text:p>250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12*[.D32]"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float" office:value="30979" calcext:value-type="float">
            <text:p>30979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-[.C33]*[.$B$2]" office:value-type="float" office:value="1250" calcext:value-type="float">
            <text:p>12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12*[.D33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float" office:value="1676" calcext:value-type="float">
            <text:p>1676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C34]*[.$B$2]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2*[.D3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12*[.D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05" calcext:value-type="float">
            <text:p>2890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63" calcext:value-type="float">
            <text:p>15263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13" calcext:value-type="float">
            <text:p>11013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30" calcext:value-type="float">
            <text:p>17130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69" calcext:value-type="float">
            <text:p>1746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91" calcext:value-type="float">
            <text:p>2229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30" calcext:value-type="float">
            <text:p>30030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292" calcext:value-type="float">
            <text:p>21292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11" calcext:value-type="float">
            <text:p>2261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94" calcext:value-type="float">
            <text:p>22994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43" calcext:value-type="float">
            <text:p>28243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18" calcext:value-type="float">
            <text:p>28218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33" calcext:value-type="float">
            <text:p>19533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09" calcext:value-type="float">
            <text:p>1680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55" calcext:value-type="float">
            <text:p>2605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22" calcext:value-type="float">
            <text:p>17322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455" calcext:value-type="float">
            <text:p>2945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15" calcext:value-type="float">
            <text:p>1631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688" calcext:value-type="float">
            <text:p>20688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68" calcext:value-type="float">
            <text:p>18768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61" calcext:value-type="float">
            <text:p>2026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76" calcext:value-type="float">
            <text:p>19876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22" calcext:value-type="float">
            <text:p>29822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/>
          <table:table-cell table:formula="of:=12*[.D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11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11"/>
        </table:table-row>
        <table:table-row table:style-name="ro1">
          <table:table-cell office:value-type="float" office:value="27663" calcext:value-type="float">
            <text:p>27663</text:p>
          </table:table-cell>
          <table:table-cell table:number-columns-repeated="11"/>
        </table:table-row>
        <table:table-row table:style-name="ro1">
          <table:table-cell office:value-type="float" office:value="24788" calcext:value-type="float">
            <text:p>24788</text:p>
          </table:table-cell>
          <table:table-cell table:number-columns-repeated="11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11"/>
        </table:table-row>
        <table:table-row table:style-name="ro1">
          <table:table-cell office:value-type="float" office:value="15420" calcext:value-type="float">
            <text:p>15420</text:p>
          </table:table-cell>
          <table:table-cell table:number-columns-repeated="11"/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number-columns-repeated="11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11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11"/>
        </table:table-row>
        <table:table-row table:style-name="ro1">
          <table:table-cell office:value-type="float" office:value="17548" calcext:value-type="float">
            <text:p>17548</text:p>
          </table:table-cell>
          <table:table-cell table:number-columns-repeated="11"/>
        </table:table-row>
        <table:table-row table:style-name="ro1">
          <table:table-cell office:value-type="float" office:value="28227" calcext:value-type="float">
            <text:p>28227</text:p>
          </table:table-cell>
          <table:table-cell table:number-columns-repeated="11"/>
        </table:table-row>
        <table:table-row table:style-name="ro1">
          <table:table-cell office:value-type="float" office:value="16970" calcext:value-type="float">
            <text:p>16970</text:p>
          </table:table-cell>
          <table:table-cell table:number-columns-repeated="11"/>
        </table:table-row>
        <table:table-row table:style-name="ro1">
          <table:table-cell office:value-type="float" office:value="29788" calcext:value-type="float">
            <text:p>29788</text:p>
          </table:table-cell>
          <table:table-cell table:number-columns-repeated="11"/>
        </table:table-row>
        <table:table-row table:style-name="ro1">
          <table:table-cell office:value-type="float" office:value="21155" calcext:value-type="float">
            <text:p>21155</text:p>
          </table:table-cell>
          <table:table-cell table:number-columns-repeated="11"/>
        </table:table-row>
        <table:table-row table:style-name="ro1">
          <table:table-cell office:value-type="float" office:value="22732" calcext:value-type="float">
            <text:p>22732</text:p>
          </table:table-cell>
          <table:table-cell table:number-columns-repeated="11"/>
        </table:table-row>
        <table:table-row table:style-name="ro1">
          <table:table-cell office:value-type="float" office:value="14670" calcext:value-type="float">
            <text:p>14670</text:p>
          </table:table-cell>
          <table:table-cell table:number-columns-repeated="11"/>
        </table:table-row>
        <table:table-row table:style-name="ro1">
          <table:table-cell office:value-type="float" office:value="27764" calcext:value-type="float">
            <text:p>27764</text:p>
          </table:table-cell>
          <table:table-cell table:number-columns-repeated="11"/>
        </table:table-row>
        <table:table-row table:style-name="ro1">
          <table:table-cell office:value-type="float" office:value="23689" calcext:value-type="float">
            <text:p>23689</text:p>
          </table:table-cell>
          <table:table-cell table:number-columns-repeated="11"/>
        </table:table-row>
        <table:table-row table:style-name="ro1">
          <table:table-cell office:value-type="float" office:value="10803" calcext:value-type="float">
            <text:p>10803</text:p>
          </table:table-cell>
          <table:table-cell table:number-columns-repeated="11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11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11"/>
        </table:table-row>
        <table:table-row table:style-name="ro1">
          <table:table-cell office:value-type="float" office:value="15438" calcext:value-type="float">
            <text:p>15438</text:p>
          </table:table-cell>
          <table:table-cell table:number-columns-repeated="11"/>
        </table:table-row>
        <table:table-row table:style-name="ro1">
          <table:table-cell office:value-type="float" office:value="22383" calcext:value-type="float">
            <text:p>22383</text:p>
          </table:table-cell>
          <table:table-cell table:number-columns-repeated="11"/>
        </table:table-row>
        <table:table-row table:style-name="ro1">
          <table:table-cell office:value-type="float" office:value="15796" calcext:value-type="float">
            <text:p>15796</text:p>
          </table:table-cell>
          <table:table-cell table:number-columns-repeated="11"/>
        </table:table-row>
        <table:table-row table:style-name="ro1">
          <table:table-cell office:value-type="float" office:value="25843" calcext:value-type="float">
            <text:p>25843</text:p>
          </table:table-cell>
          <table:table-cell table:number-columns-repeated="11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11"/>
        </table:table-row>
        <table:table-row table:style-name="ro1">
          <table:table-cell office:value-type="float" office:value="28910" calcext:value-type="float">
            <text:p>28910</text:p>
          </table:table-cell>
          <table:table-cell table:number-columns-repeated="11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11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11"/>
        </table:table-row>
        <table:table-row table:style-name="ro1">
          <table:table-cell office:value-type="float" office:value="31847" calcext:value-type="float">
            <text:p>31847</text:p>
          </table:table-cell>
          <table:table-cell table:number-columns-repeated="11"/>
        </table:table-row>
        <table:table-row table:style-name="ro1">
          <table:table-cell office:value-type="float" office:value="17275" calcext:value-type="float">
            <text:p>17275</text:p>
          </table:table-cell>
          <table:table-cell table:number-columns-repeated="11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11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11"/>
        </table:table-row>
        <table:table-row table:style-name="ro1">
          <table:table-cell office:value-type="float" office:value="22741" calcext:value-type="float">
            <text:p>22741</text:p>
          </table:table-cell>
          <table:table-cell table:number-columns-repeated="11"/>
        </table:table-row>
        <table:table-row table:style-name="ro1">
          <table:table-cell office:value-type="float" office:value="11843" calcext:value-type="float">
            <text:p>11843</text:p>
          </table:table-cell>
          <table:table-cell table:number-columns-repeated="11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11"/>
        </table:table-row>
        <table:table-row table:style-name="ro1">
          <table:table-cell office:value-type="float" office:value="29330" calcext:value-type="float">
            <text:p>29330</text:p>
          </table:table-cell>
          <table:table-cell table:number-columns-repeated="11"/>
        </table:table-row>
        <table:table-row table:style-name="ro1">
          <table:table-cell office:value-type="float" office:value="14866" calcext:value-type="float">
            <text:p>14866</text:p>
          </table:table-cell>
          <table:table-cell table:number-columns-repeated="11"/>
        </table:table-row>
        <table:table-row table:style-name="ro1">
          <table:table-cell office:value-type="float" office:value="30264" calcext:value-type="float">
            <text:p>30264</text:p>
          </table:table-cell>
          <table:table-cell table:number-columns-repeated="11"/>
        </table:table-row>
        <table:table-row table:style-name="ro1">
          <table:table-cell office:value-type="float" office:value="31276" calcext:value-type="float">
            <text:p>31276</text:p>
          </table:table-cell>
          <table:table-cell table:number-columns-repeated="11"/>
        </table:table-row>
        <table:table-row table:style-name="ro1">
          <table:table-cell office:value-type="float" office:value="30331" calcext:value-type="float">
            <text:p>30331</text:p>
          </table:table-cell>
          <table:table-cell table:number-columns-repeated="11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11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11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1"/>
        </table:table-row>
        <table:table-row table:style-name="ro1">
          <table:table-cell office:value-type="float" office:value="16770" calcext:value-type="float">
            <text:p>16770</text:p>
          </table:table-cell>
          <table:table-cell table:number-columns-repeated="11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11"/>
        </table:table-row>
        <table:table-row table:style-name="ro1">
          <table:table-cell office:value-type="float" office:value="14491" calcext:value-type="float">
            <text:p>14491</text:p>
          </table:table-cell>
          <table:table-cell table:number-columns-repeated="11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11"/>
        </table:table-row>
        <table:table-row table:style-name="ro1">
          <table:table-cell office:value-type="float" office:value="23317" calcext:value-type="float">
            <text:p>23317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float" office:value="11701" calcext:value-type="float">
            <text:p>11701</text:p>
          </table:table-cell>
          <table:table-cell table:number-columns-repeated="11"/>
        </table:table-row>
        <table:table-row table:style-name="ro1">
          <table:table-cell office:value-type="float" office:value="19209" calcext:value-type="float">
            <text:p>19209</text:p>
          </table:table-cell>
          <table:table-cell table:number-columns-repeated="11"/>
        </table:table-row>
        <table:table-row table:style-name="ro1">
          <table:table-cell office:value-type="float" office:value="25613" calcext:value-type="float">
            <text:p>25613</text:p>
          </table:table-cell>
          <table:table-cell table:number-columns-repeated="11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11"/>
        </table:table-row>
        <table:table-row table:style-name="ro1">
          <table:table-cell office:value-type="float" office:value="18904" calcext:value-type="float">
            <text:p>18904</text:p>
          </table:table-cell>
          <table:table-cell table:number-columns-repeated="11"/>
        </table:table-row>
        <table:table-row table:style-name="ro1">
          <table:table-cell office:value-type="float" office:value="23786" calcext:value-type="float">
            <text:p>23786</text:p>
          </table:table-cell>
          <table:table-cell table:number-columns-repeated="11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11"/>
        </table:table-row>
        <table:table-row table:style-name="ro1">
          <table:table-cell office:value-type="float" office:value="31026" calcext:value-type="float">
            <text:p>31026</text:p>
          </table:table-cell>
          <table:table-cell table:number-columns-repeated="11"/>
        </table:table-row>
        <table:table-row table:style-name="ro1">
          <table:table-cell office:value-type="float" office:value="23407" calcext:value-type="float">
            <text:p>23407</text:p>
          </table:table-cell>
          <table:table-cell table:number-columns-repeated="11"/>
        </table:table-row>
        <table:table-row table:style-name="ro1">
          <table:table-cell office:value-type="float" office:value="19404" calcext:value-type="float">
            <text:p>19404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float" office:value="11787" calcext:value-type="float">
            <text:p>11787</text:p>
          </table:table-cell>
          <table:table-cell table:number-columns-repeated="11"/>
        </table:table-row>
        <table:table-row table:style-name="ro1">
          <table:table-cell office:value-type="float" office:value="17797" calcext:value-type="float">
            <text:p>17797</text:p>
          </table:table-cell>
          <table:table-cell table:number-columns-repeated="11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11"/>
        </table:table-row>
        <table:table-row table:style-name="ro1">
          <table:table-cell office:value-type="float" office:value="13658" calcext:value-type="float">
            <text:p>13658</text:p>
          </table:table-cell>
          <table:table-cell table:number-columns-repeated="11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1"/>
        </table:table-row>
        <table:table-row table:style-name="ro1">
          <table:table-cell office:value-type="float" office:value="12319" calcext:value-type="float">
            <text:p>12319</text:p>
          </table:table-cell>
          <table:table-cell table:number-columns-repeated="11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11"/>
        </table:table-row>
        <table:table-row table:style-name="ro1">
          <table:table-cell office:value-type="float" office:value="20766" calcext:value-type="float">
            <text:p>20766</text:p>
          </table:table-cell>
          <table:table-cell table:number-columns-repeated="11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11"/>
        </table:table-row>
        <table:table-row table:style-name="ro1">
          <table:table-cell office:value-type="float" office:value="21326" calcext:value-type="float">
            <text:p>21326</text:p>
          </table:table-cell>
          <table:table-cell table:number-columns-repeated="11"/>
        </table:table-row>
        <table:table-row table:style-name="ro1">
          <table:table-cell office:value-type="float" office:value="31692" calcext:value-type="float">
            <text:p>31692</text:p>
          </table:table-cell>
          <table:table-cell table:number-columns-repeated="11"/>
        </table:table-row>
        <table:table-row table:style-name="ro1">
          <table:table-cell office:value-type="float" office:value="17701" calcext:value-type="float">
            <text:p>17701</text:p>
          </table:table-cell>
          <table:table-cell table:number-columns-repeated="11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11"/>
        </table:table-row>
        <table:table-row table:style-name="ro1">
          <table:table-cell office:value-type="float" office:value="17290" calcext:value-type="float">
            <text:p>17290</text:p>
          </table:table-cell>
          <table:table-cell table:number-columns-repeated="11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11"/>
        </table:table-row>
        <table:table-row table:style-name="ro1">
          <table:table-cell office:value-type="float" office:value="20585" calcext:value-type="float">
            <text:p>20585</text:p>
          </table:table-cell>
          <table:table-cell table:number-columns-repeated="11"/>
        </table:table-row>
        <table:table-row table:style-name="ro1">
          <table:table-cell office:value-type="float" office:value="23900" calcext:value-type="float">
            <text:p>23900</text:p>
          </table:table-cell>
          <table:table-cell table:number-columns-repeated="11"/>
        </table:table-row>
        <table:table-row table:style-name="ro1">
          <table:table-cell office:value-type="float" office:value="26682" calcext:value-type="float">
            <text:p>26682</text:p>
          </table:table-cell>
          <table:table-cell table:number-columns-repeated="11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11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11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11"/>
        </table:table-row>
        <table:table-row table:style-name="ro1">
          <table:table-cell office:value-type="float" office:value="19268" calcext:value-type="float">
            <text:p>19268</text:p>
          </table:table-cell>
          <table:table-cell table:number-columns-repeated="11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11"/>
        </table:table-row>
        <table:table-row table:style-name="ro1">
          <table:table-cell office:value-type="float" office:value="23826" calcext:value-type="float">
            <text:p>23826</text:p>
          </table:table-cell>
          <table:table-cell table:number-columns-repeated="11"/>
        </table:table-row>
        <table:table-row table:style-name="ro1">
          <table:table-cell office:value-type="float" office:value="26117" calcext:value-type="float">
            <text:p>26117</text:p>
          </table:table-cell>
          <table:table-cell table:number-columns-repeated="11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11"/>
        </table:table-row>
        <table:table-row table:style-name="ro1">
          <table:table-cell office:value-type="float" office:value="20021" calcext:value-type="float">
            <text:p>20021</text:p>
          </table:table-cell>
          <table:table-cell table:number-columns-repeated="11"/>
        </table:table-row>
        <table:table-row table:style-name="ro1">
          <table:table-cell office:value-type="float" office:value="23194" calcext:value-type="float">
            <text:p>23194</text:p>
          </table:table-cell>
          <table:table-cell table:number-columns-repeated="11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11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11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11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11"/>
        </table:table-row>
        <table:table-row table:style-name="ro1">
          <table:table-cell office:value-type="float" office:value="16769" calcext:value-type="float">
            <text:p>16769</text:p>
          </table:table-cell>
          <table:table-cell table:number-columns-repeated="11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11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11"/>
        </table:table-row>
        <table:table-row table:style-name="ro1">
          <table:table-cell office:value-type="float" office:value="18617" calcext:value-type="float">
            <text:p>18617</text:p>
          </table:table-cell>
          <table:table-cell table:number-columns-repeated="11"/>
        </table:table-row>
        <table:table-row table:style-name="ro1">
          <table:table-cell office:value-type="float" office:value="14719" calcext:value-type="float">
            <text:p>14719</text:p>
          </table:table-cell>
          <table:table-cell table:number-columns-repeated="11"/>
        </table:table-row>
        <table:table-row table:style-name="ro1">
          <table:table-cell office:value-type="float" office:value="17490" calcext:value-type="float">
            <text:p>17490</text:p>
          </table:table-cell>
          <table:table-cell table:number-columns-repeated="11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11"/>
        </table:table-row>
        <table:table-row table:style-name="ro1">
          <table:table-cell office:value-type="float" office:value="17080" calcext:value-type="float">
            <text:p>17080</text:p>
          </table:table-cell>
          <table:table-cell table:number-columns-repeated="11"/>
        </table:table-row>
        <table:table-row table:style-name="ro1">
          <table:table-cell office:value-type="float" office:value="14307" calcext:value-type="float">
            <text:p>14307</text:p>
          </table:table-cell>
          <table:table-cell table:number-columns-repeated="11"/>
        </table:table-row>
        <table:table-row table:style-name="ro1">
          <table:table-cell office:value-type="float" office:value="30053" calcext:value-type="float">
            <text:p>30053</text:p>
          </table:table-cell>
          <table:table-cell table:number-columns-repeated="11"/>
        </table:table-row>
        <table:table-row table:style-name="ro1">
          <table:table-cell office:value-type="float" office:value="15791" calcext:value-type="float">
            <text:p>15791</text:p>
          </table:table-cell>
          <table:table-cell table:number-columns-repeated="11"/>
        </table:table-row>
        <table:table-row table:style-name="ro1">
          <table:table-cell office:value-type="float" office:value="30796" calcext:value-type="float">
            <text:p>30796</text:p>
          </table:table-cell>
          <table:table-cell table:number-columns-repeated="11"/>
        </table:table-row>
        <table:table-row table:style-name="ro1">
          <table:table-cell office:value-type="float" office:value="30399" calcext:value-type="float">
            <text:p>30399</text:p>
          </table:table-cell>
          <table:table-cell table:number-columns-repeated="11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1"/>
        </table:table-row>
        <table:table-row table:style-name="ro1">
          <table:table-cell office:value-type="float" office:value="21484" calcext:value-type="float">
            <text:p>21484</text:p>
          </table:table-cell>
          <table:table-cell table:number-columns-repeated="11"/>
        </table:table-row>
        <table:table-row table:style-name="ro1">
          <table:table-cell office:value-type="float" office:value="14245" calcext:value-type="float">
            <text:p>14245</text:p>
          </table:table-cell>
          <table:table-cell table:number-columns-repeated="11"/>
        </table:table-row>
        <table:table-row table:style-name="ro1">
          <table:table-cell office:value-type="float" office:value="19549" calcext:value-type="float">
            <text:p>19549</text:p>
          </table:table-cell>
          <table:table-cell table:number-columns-repeated="11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11"/>
        </table:table-row>
        <table:table-row table:style-name="ro1">
          <table:table-cell office:value-type="float" office:value="10795" calcext:value-type="float">
            <text:p>10795</text:p>
          </table:table-cell>
          <table:table-cell table:number-columns-repeated="11"/>
        </table:table-row>
        <table:table-row table:style-name="ro1">
          <table:table-cell office:value-type="float" office:value="18093" calcext:value-type="float">
            <text:p>18093</text:p>
          </table:table-cell>
          <table:table-cell table:number-columns-repeated="11"/>
        </table:table-row>
        <table:table-row table:style-name="ro1">
          <table:table-cell office:value-type="float" office:value="28384" calcext:value-type="float">
            <text:p>28384</text:p>
          </table:table-cell>
          <table:table-cell table:number-columns-repeated="11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11"/>
        </table:table-row>
        <table:table-row table:style-name="ro1">
          <table:table-cell office:value-type="float" office:value="31833" calcext:value-type="float">
            <text:p>31833</text:p>
          </table:table-cell>
          <table:table-cell table:number-columns-repeated="11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office:value-type="float" office:value="12296" calcext:value-type="float">
            <text:p>12296</text:p>
          </table:table-cell>
          <table:table-cell table:number-columns-repeated="11"/>
        </table:table-row>
        <table:table-row table:style-name="ro1">
          <table:table-cell office:value-type="float" office:value="18835" calcext:value-type="float">
            <text:p>18835</text:p>
          </table:table-cell>
          <table:table-cell table:number-columns-repeated="11"/>
        </table:table-row>
        <table:table-row table:style-name="ro1">
          <table:table-cell office:value-type="float" office:value="28220" calcext:value-type="float">
            <text:p>28220</text:p>
          </table:table-cell>
          <table:table-cell table:number-columns-repeated="11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11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11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number-columns-repeated="11"/>
        </table:table-row>
        <table:table-row table:style-name="ro1">
          <table:table-cell office:value-type="float" office:value="22417" calcext:value-type="float">
            <text:p>22417</text:p>
          </table:table-cell>
          <table:table-cell table:number-columns-repeated="11"/>
        </table:table-row>
        <table:table-row table:style-name="ro1">
          <table:table-cell office:value-type="float" office:value="14238" calcext:value-type="float">
            <text:p>14238</text:p>
          </table:table-cell>
          <table:table-cell table:number-columns-repeated="11"/>
        </table:table-row>
        <table:table-row table:style-name="ro1">
          <table:table-cell office:value-type="float" office:value="23710" calcext:value-type="float">
            <text:p>23710</text:p>
          </table:table-cell>
          <table:table-cell table:number-columns-repeated="11"/>
        </table:table-row>
        <table:table-row table:style-name="ro1">
          <table:table-cell office:value-type="float" office:value="12009" calcext:value-type="float">
            <text:p>12009</text:p>
          </table:table-cell>
          <table:table-cell table:number-columns-repeated="11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11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11"/>
        </table:table-row>
        <table:table-row table:style-name="ro1">
          <table:table-cell office:value-type="float" office:value="28247" calcext:value-type="float">
            <text:p>28247</text:p>
          </table:table-cell>
          <table:table-cell table:number-columns-repeated="11"/>
        </table:table-row>
        <table:table-row table:style-name="ro1">
          <table:table-cell office:value-type="float" office:value="13902" calcext:value-type="float">
            <text:p>13902</text:p>
          </table:table-cell>
          <table:table-cell table:number-columns-repeated="11"/>
        </table:table-row>
        <table:table-row table:style-name="ro1">
          <table:table-cell office:value-type="float" office:value="30878" calcext:value-type="float">
            <text:p>30878</text:p>
          </table:table-cell>
          <table:table-cell table:number-columns-repeated="11"/>
        </table:table-row>
        <table:table-row table:style-name="ro1">
          <table:table-cell office:value-type="float" office:value="26115" calcext:value-type="float">
            <text:p>26115</text:p>
          </table:table-cell>
          <table:table-cell table:number-columns-repeated="11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11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11"/>
        </table:table-row>
        <table:table-row table:style-name="ro1">
          <table:table-cell office:value-type="float" office:value="20852" calcext:value-type="float">
            <text:p>20852</text:p>
          </table:table-cell>
          <table:table-cell table:number-columns-repeated="11"/>
        </table:table-row>
        <table:table-row table:style-name="ro1">
          <table:table-cell office:value-type="float" office:value="30772" calcext:value-type="float">
            <text:p>30772</text:p>
          </table:table-cell>
          <table:table-cell table:number-columns-repeated="11"/>
        </table:table-row>
        <table:table-row table:style-name="ro1">
          <table:table-cell office:value-type="float" office:value="21567" calcext:value-type="float">
            <text:p>21567</text:p>
          </table:table-cell>
          <table:table-cell table:number-columns-repeated="11"/>
        </table:table-row>
        <table:table-row table:style-name="ro1">
          <table:table-cell office:value-type="float" office:value="26274" calcext:value-type="float">
            <text:p>26274</text:p>
          </table:table-cell>
          <table:table-cell table:number-columns-repeated="11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11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11"/>
        </table:table-row>
        <table:table-row table:style-name="ro1">
          <table:table-cell office:value-type="float" office:value="24292" calcext:value-type="float">
            <text:p>24292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1"/>
        </table:table-row>
        <table:table-row table:style-name="ro1">
          <table:table-cell office:value-type="float" office:value="30071" calcext:value-type="float">
            <text:p>30071</text:p>
          </table:table-cell>
          <table:table-cell table:number-columns-repeated="11"/>
        </table:table-row>
        <table:table-row table:style-name="ro1">
          <table:table-cell office:value-type="float" office:value="22377" calcext:value-type="float">
            <text:p>22377</text:p>
          </table:table-cell>
          <table:table-cell table:number-columns-repeated="11"/>
        </table:table-row>
        <table:table-row table:style-name="ro1">
          <table:table-cell office:value-type="float" office:value="31254" calcext:value-type="float">
            <text:p>31254</text:p>
          </table:table-cell>
          <table:table-cell table:number-columns-repeated="11"/>
        </table:table-row>
        <table:table-row table:style-name="ro1">
          <table:table-cell office:value-type="float" office:value="22870" calcext:value-type="float">
            <text:p>22870</text:p>
          </table:table-cell>
          <table:table-cell table:number-columns-repeated="11"/>
        </table:table-row>
        <table:table-row table:style-name="ro1">
          <table:table-cell office:value-type="float" office:value="17287" calcext:value-type="float">
            <text:p>17287</text:p>
          </table:table-cell>
          <table:table-cell table:number-columns-repeated="11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11"/>
        </table:table-row>
        <table:table-row table:style-name="ro1">
          <table:table-cell office:value-type="float" office:value="22630" calcext:value-type="float">
            <text:p>22630</text:p>
          </table:table-cell>
          <table:table-cell table:number-columns-repeated="11"/>
        </table:table-row>
        <table:table-row table:style-name="ro1">
          <table:table-cell office:value-type="float" office:value="19014" calcext:value-type="float">
            <text:p>19014</text:p>
          </table:table-cell>
          <table:table-cell table:number-columns-repeated="11"/>
        </table:table-row>
        <table:table-row table:style-name="ro1">
          <table:table-cell office:value-type="float" office:value="11069" calcext:value-type="float">
            <text:p>11069</text:p>
          </table:table-cell>
          <table:table-cell table:number-columns-repeated="11"/>
        </table:table-row>
        <table:table-row table:style-name="ro1">
          <table:table-cell office:value-type="float" office:value="21702" calcext:value-type="float">
            <text:p>21702</text:p>
          </table:table-cell>
          <table:table-cell table:number-columns-repeated="11"/>
        </table:table-row>
        <table:table-row table:style-name="ro1">
          <table:table-cell office:value-type="float" office:value="23230" calcext:value-type="float">
            <text:p>23230</text:p>
          </table:table-cell>
          <table:table-cell table:number-columns-repeated="11"/>
        </table:table-row>
        <table:table-row table:style-name="ro1">
          <table:table-cell office:value-type="float" office:value="13026" calcext:value-type="float">
            <text:p>13026</text:p>
          </table:table-cell>
          <table:table-cell table:number-columns-repeated="11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11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11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11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11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11"/>
        </table:table-row>
        <table:table-row table:style-name="ro1">
          <table:table-cell office:value-type="float" office:value="30624" calcext:value-type="float">
            <text:p>30624</text:p>
          </table:table-cell>
          <table:table-cell table:number-columns-repeated="11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11"/>
        </table:table-row>
        <table:table-row table:style-name="ro1">
          <table:table-cell office:value-type="float" office:value="14816" calcext:value-type="float">
            <text:p>14816</text:p>
          </table:table-cell>
          <table:table-cell table:number-columns-repeated="11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1"/>
        </table:table-row>
        <table:table-row table:style-name="ro1">
          <table:table-cell office:value-type="float" office:value="31489" calcext:value-type="float">
            <text:p>31489</text:p>
          </table:table-cell>
          <table:table-cell table:number-columns-repeated="11"/>
        </table:table-row>
        <table:table-row table:style-name="ro1">
          <table:table-cell office:value-type="float" office:value="30397" calcext:value-type="float">
            <text:p>30397</text:p>
          </table:table-cell>
          <table:table-cell table:number-columns-repeated="11"/>
        </table:table-row>
        <table:table-row table:style-name="ro1">
          <table:table-cell office:value-type="float" office:value="11272" calcext:value-type="float">
            <text:p>11272</text:p>
          </table:table-cell>
          <table:table-cell table:number-columns-repeated="11"/>
        </table:table-row>
        <table:table-row table:style-name="ro1">
          <table:table-cell office:value-type="float" office:value="25488" calcext:value-type="float">
            <text:p>25488</text:p>
          </table:table-cell>
          <table:table-cell table:number-columns-repeated="11"/>
        </table:table-row>
        <table:table-row table:style-name="ro1">
          <table:table-cell office:value-type="float" office:value="16185" calcext:value-type="float">
            <text:p>16185</text:p>
          </table:table-cell>
          <table:table-cell table:number-columns-repeated="11"/>
        </table:table-row>
        <table:table-row table:style-name="ro1">
          <table:table-cell office:value-type="float" office:value="25055" calcext:value-type="float">
            <text:p>25055</text:p>
          </table:table-cell>
          <table:table-cell table:number-columns-repeated="11"/>
        </table:table-row>
        <table:table-row table:style-name="ro1">
          <table:table-cell office:value-type="float" office:value="15807" calcext:value-type="float">
            <text:p>15807</text:p>
          </table:table-cell>
          <table:table-cell table:number-columns-repeated="11"/>
        </table:table-row>
        <table:table-row table:style-name="ro1">
          <table:table-cell office:value-type="float" office:value="23570" calcext:value-type="float">
            <text:p>23570</text:p>
          </table:table-cell>
          <table:table-cell table:number-columns-repeated="11"/>
        </table:table-row>
        <table:table-row table:style-name="ro1">
          <table:table-cell office:value-type="float" office:value="17104" calcext:value-type="float">
            <text:p>17104</text:p>
          </table:table-cell>
          <table:table-cell table:number-columns-repeated="11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11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1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11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11"/>
        </table:table-row>
        <table:table-row table:style-name="ro1">
          <table:table-cell office:value-type="float" office:value="18641" calcext:value-type="float">
            <text:p>18641</text:p>
          </table:table-cell>
          <table:table-cell table:number-columns-repeated="11"/>
        </table:table-row>
        <table:table-row table:style-name="ro1">
          <table:table-cell office:value-type="float" office:value="19366" calcext:value-type="float">
            <text:p>19366</text:p>
          </table:table-cell>
          <table:table-cell table:number-columns-repeated="11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11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11"/>
        </table:table-row>
        <table:table-row table:style-name="ro1">
          <table:table-cell office:value-type="float" office:value="18156" calcext:value-type="float">
            <text:p>18156</text:p>
          </table:table-cell>
          <table:table-cell table:number-columns-repeated="11"/>
        </table:table-row>
        <table:table-row table:style-name="ro1">
          <table:table-cell office:value-type="float" office:value="21127" calcext:value-type="float">
            <text:p>21127</text:p>
          </table:table-cell>
          <table:table-cell table:number-columns-repeated="11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11"/>
        </table:table-row>
        <table:table-row table:style-name="ro1">
          <table:table-cell office:value-type="float" office:value="22120" calcext:value-type="float">
            <text:p>22120</text:p>
          </table:table-cell>
          <table:table-cell table:number-columns-repeated="11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11"/>
        </table:table-row>
        <table:table-row table:style-name="ro1">
          <table:table-cell office:value-type="float" office:value="15946" calcext:value-type="float">
            <text:p>15946</text:p>
          </table:table-cell>
          <table:table-cell table:number-columns-repeated="11"/>
        </table:table-row>
        <table:table-row table:style-name="ro1">
          <table:table-cell office:value-type="float" office:value="18828" calcext:value-type="float">
            <text:p>18828</text:p>
          </table:table-cell>
          <table:table-cell table:number-columns-repeated="11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11"/>
        </table:table-row>
        <table:table-row table:style-name="ro1">
          <table:table-cell office:value-type="float" office:value="15003" calcext:value-type="float">
            <text:p>15003</text:p>
          </table:table-cell>
          <table:table-cell table:number-columns-repeated="11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11"/>
        </table:table-row>
        <table:table-row table:style-name="ro1">
          <table:table-cell office:value-type="float" office:value="16305" calcext:value-type="float">
            <text:p>16305</text:p>
          </table:table-cell>
          <table:table-cell table:number-columns-repeated="11"/>
        </table:table-row>
        <table:table-row table:style-name="ro1">
          <table:table-cell office:value-type="float" office:value="28296" calcext:value-type="float">
            <text:p>28296</text:p>
          </table:table-cell>
          <table:table-cell table:number-columns-repeated="11"/>
        </table:table-row>
        <table:table-row table:style-name="ro1">
          <table:table-cell office:value-type="float" office:value="14986" calcext:value-type="float">
            <text:p>14986</text:p>
          </table:table-cell>
          <table:table-cell table:number-columns-repeated="11"/>
        </table:table-row>
        <table:table-row table:style-name="ro1">
          <table:table-cell office:value-type="float" office:value="27902" calcext:value-type="float">
            <text:p>27902</text:p>
          </table:table-cell>
          <table:table-cell table:number-columns-repeated="11"/>
        </table:table-row>
        <table:table-row table:style-name="ro1">
          <table:table-cell office:value-type="float" office:value="24869" calcext:value-type="float">
            <text:p>24869</text:p>
          </table:table-cell>
          <table:table-cell table:number-columns-repeated="11"/>
        </table:table-row>
        <table:table-row table:style-name="ro1">
          <table:table-cell office:value-type="float" office:value="14110" calcext:value-type="float">
            <text:p>14110</text:p>
          </table:table-cell>
          <table:table-cell table:number-columns-repeated="11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11"/>
        </table:table-row>
        <table:table-row table:style-name="ro1">
          <table:table-cell office:value-type="float" office:value="12098" calcext:value-type="float">
            <text:p>12098</text:p>
          </table:table-cell>
          <table:table-cell table:number-columns-repeated="11"/>
        </table:table-row>
        <table:table-row table:style-name="ro1">
          <table:table-cell office:value-type="float" office:value="17245" calcext:value-type="float">
            <text:p>17245</text:p>
          </table:table-cell>
          <table:table-cell table:number-columns-repeated="11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11"/>
        </table:table-row>
        <table:table-row table:style-name="ro1">
          <table:table-cell office:value-type="float" office:value="13315" calcext:value-type="float">
            <text:p>13315</text:p>
          </table:table-cell>
          <table:table-cell table:number-columns-repeated="11"/>
        </table:table-row>
        <table:table-row table:style-name="ro1">
          <table:table-cell office:value-type="float" office:value="18995" calcext:value-type="float">
            <text:p>18995</text:p>
          </table:table-cell>
          <table:table-cell table:number-columns-repeated="11"/>
        </table:table-row>
        <table:table-row table:style-name="ro1">
          <table:table-cell office:value-type="float" office:value="15997" calcext:value-type="float">
            <text:p>15997</text:p>
          </table:table-cell>
          <table:table-cell table:number-columns-repeated="11"/>
        </table:table-row>
        <table:table-row table:style-name="ro1">
          <table:table-cell office:value-type="float" office:value="28970" calcext:value-type="float">
            <text:p>28970</text:p>
          </table:table-cell>
          <table:table-cell table:number-columns-repeated="11"/>
        </table:table-row>
        <table:table-row table:style-name="ro1">
          <table:table-cell office:value-type="float" office:value="29772" calcext:value-type="float">
            <text:p>29772</text:p>
          </table:table-cell>
          <table:table-cell table:number-columns-repeated="11"/>
        </table:table-row>
        <table:table-row table:style-name="ro1">
          <table:table-cell office:value-type="float" office:value="31603" calcext:value-type="float">
            <text:p>31603</text:p>
          </table:table-cell>
          <table:table-cell table:number-columns-repeated="11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11"/>
        </table:table-row>
        <table:table-row table:style-name="ro1">
          <table:table-cell office:value-type="float" office:value="28331" calcext:value-type="float">
            <text:p>28331</text:p>
          </table:table-cell>
          <table:table-cell table:number-columns-repeated="11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11"/>
        </table:table-row>
        <table:table-row table:style-name="ro1">
          <table:table-cell office:value-type="float" office:value="20094" calcext:value-type="float">
            <text:p>20094</text:p>
          </table:table-cell>
          <table:table-cell table:number-columns-repeated="11"/>
        </table:table-row>
        <table:table-row table:style-name="ro1">
          <table:table-cell office:value-type="float" office:value="28729" calcext:value-type="float">
            <text:p>28729</text:p>
          </table:table-cell>
          <table:table-cell table:number-columns-repeated="11"/>
        </table:table-row>
        <table:table-row table:style-name="ro1">
          <table:table-cell office:value-type="float" office:value="19554" calcext:value-type="float">
            <text:p>19554</text:p>
          </table:table-cell>
          <table:table-cell table:number-columns-repeated="11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11"/>
        </table:table-row>
        <table:table-row table:style-name="ro1">
          <table:table-cell office:value-type="float" office:value="23119" calcext:value-type="float">
            <text:p>23119</text:p>
          </table:table-cell>
          <table:table-cell table:number-columns-repeated="11"/>
        </table:table-row>
        <table:table-row table:style-name="ro1">
          <table:table-cell office:value-type="float" office:value="27091" calcext:value-type="float">
            <text:p>27091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1">
          <table:table-cell office:value-type="float" office:value="27533" calcext:value-type="float">
            <text:p>27533</text:p>
          </table:table-cell>
          <table:table-cell table:number-columns-repeated="11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11"/>
        </table:table-row>
        <table:table-row table:style-name="ro1">
          <table:table-cell office:value-type="float" office:value="12677" calcext:value-type="float">
            <text:p>12677</text:p>
          </table:table-cell>
          <table:table-cell table:number-columns-repeated="11"/>
        </table:table-row>
        <table:table-row table:style-name="ro1">
          <table:table-cell office:value-type="float" office:value="29492" calcext:value-type="float">
            <text:p>29492</text:p>
          </table:table-cell>
          <table:table-cell table:number-columns-repeated="11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1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11"/>
        </table:table-row>
        <table:table-row table:style-name="ro1">
          <table:table-cell office:value-type="float" office:value="11464" calcext:value-type="float">
            <text:p>11464</text:p>
          </table:table-cell>
          <table:table-cell table:number-columns-repeated="11"/>
        </table:table-row>
        <table:table-row table:style-name="ro1">
          <table:table-cell office:value-type="float" office:value="18457" calcext:value-type="float">
            <text:p>18457</text:p>
          </table:table-cell>
          <table:table-cell table:number-columns-repeated="11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11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11"/>
        </table:table-row>
        <table:table-row table:style-name="ro1">
          <table:table-cell office:value-type="float" office:value="24720" calcext:value-type="float">
            <text:p>24720</text:p>
          </table:table-cell>
          <table:table-cell table:number-columns-repeated="11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11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11"/>
        </table:table-row>
        <table:table-row table:style-name="ro1">
          <table:table-cell office:value-type="float" office:value="19332" calcext:value-type="float">
            <text:p>19332</text:p>
          </table:table-cell>
          <table:table-cell table:number-columns-repeated="11"/>
        </table:table-row>
        <table:table-row table:style-name="ro1">
          <table:table-cell office:value-type="float" office:value="28283" calcext:value-type="float">
            <text:p>28283</text:p>
          </table:table-cell>
          <table:table-cell table:number-columns-repeated="11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11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11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1"/>
        </table:table-row>
        <table:table-row table:style-name="ro1">
          <table:table-cell office:value-type="float" office:value="31671" calcext:value-type="float">
            <text:p>31671</text:p>
          </table:table-cell>
          <table:table-cell table:number-columns-repeated="11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11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11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number-columns-repeated="11"/>
        </table:table-row>
        <table:table-row table:style-name="ro1">
          <table:table-cell office:value-type="float" office:value="25462" calcext:value-type="float">
            <text:p>25462</text:p>
          </table:table-cell>
          <table:table-cell table:number-columns-repeated="11"/>
        </table:table-row>
        <table:table-row table:style-name="ro1">
          <table:table-cell office:value-type="float" office:value="31381" calcext:value-type="float">
            <text:p>31381</text:p>
          </table:table-cell>
          <table:table-cell table:number-columns-repeated="11"/>
        </table:table-row>
        <table:table-row table:style-name="ro1">
          <table:table-cell office:value-type="float" office:value="29678" calcext:value-type="float">
            <text:p>29678</text:p>
          </table:table-cell>
          <table:table-cell table:number-columns-repeated="11"/>
        </table:table-row>
        <table:table-row table:style-name="ro1">
          <table:table-cell office:value-type="float" office:value="27766" calcext:value-type="float">
            <text:p>27766</text:p>
          </table:table-cell>
          <table:table-cell table:number-columns-repeated="11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11"/>
        </table:table-row>
        <table:table-row table:style-name="ro1">
          <table:table-cell office:value-type="float" office:value="20631" calcext:value-type="float">
            <text:p>20631</text:p>
          </table:table-cell>
          <table:table-cell table:number-columns-repeated="11"/>
        </table:table-row>
        <table:table-row table:style-name="ro1">
          <table:table-cell office:value-type="float" office:value="12836" calcext:value-type="float">
            <text:p>12836</text:p>
          </table:table-cell>
          <table:table-cell table:number-columns-repeated="11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11"/>
        </table:table-row>
        <table:table-row table:style-name="ro1">
          <table:table-cell office:value-type="float" office:value="24386" calcext:value-type="float">
            <text:p>24386</text:p>
          </table:table-cell>
          <table:table-cell table:number-columns-repeated="11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11"/>
        </table:table-row>
        <table:table-row table:style-name="ro1">
          <table:table-cell office:value-type="float" office:value="23875" calcext:value-type="float">
            <text:p>23875</text:p>
          </table:table-cell>
          <table:table-cell table:number-columns-repeated="11"/>
        </table:table-row>
        <table:table-row table:style-name="ro1">
          <table:table-cell office:value-type="float" office:value="27981" calcext:value-type="float">
            <text:p>27981</text:p>
          </table:table-cell>
          <table:table-cell table:number-columns-repeated="11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11"/>
        </table:table-row>
        <table:table-row table:style-name="ro1">
          <table:table-cell office:value-type="float" office:value="16241" calcext:value-type="float">
            <text:p>16241</text:p>
          </table:table-cell>
          <table:table-cell table:number-columns-repeated="11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11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11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11"/>
        </table:table-row>
        <table:table-row table:style-name="ro1">
          <table:table-cell office:value-type="float" office:value="20717" calcext:value-type="float">
            <text:p>20717</text:p>
          </table:table-cell>
          <table:table-cell table:number-columns-repeated="11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11"/>
        </table:table-row>
        <table:table-row table:style-name="ro1">
          <table:table-cell office:value-type="float" office:value="14908" calcext:value-type="float">
            <text:p>14908</text:p>
          </table:table-cell>
          <table:table-cell table:number-columns-repeated="11"/>
        </table:table-row>
        <table:table-row table:style-name="ro1">
          <table:table-cell office:value-type="float" office:value="28197" calcext:value-type="float">
            <text:p>28197</text:p>
          </table:table-cell>
          <table:table-cell table:number-columns-repeated="11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11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11"/>
        </table:table-row>
        <table:table-row table:style-name="ro1">
          <table:table-cell office:value-type="float" office:value="26315" calcext:value-type="float">
            <text:p>26315</text:p>
          </table:table-cell>
          <table:table-cell table:number-columns-repeated="11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1"/>
        </table:table-row>
        <table:table-row table:style-name="ro1">
          <table:table-cell office:value-type="float" office:value="18546" calcext:value-type="float">
            <text:p>18546</text:p>
          </table:table-cell>
          <table:table-cell table:number-columns-repeated="11"/>
        </table:table-row>
        <table:table-row table:style-name="ro1">
          <table:table-cell office:value-type="float" office:value="18002" calcext:value-type="float">
            <text:p>18002</text:p>
          </table:table-cell>
          <table:table-cell table:number-columns-repeated="11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11"/>
        </table:table-row>
        <table:table-row table:style-name="ro1">
          <table:table-cell office:value-type="float" office:value="14033" calcext:value-type="float">
            <text:p>14033</text:p>
          </table:table-cell>
          <table:table-cell table:number-columns-repeated="11"/>
        </table:table-row>
        <table:table-row table:style-name="ro1">
          <table:table-cell office:value-type="float" office:value="16956" calcext:value-type="float">
            <text:p>16956</text:p>
          </table:table-cell>
          <table:table-cell table:number-columns-repeated="11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11"/>
        </table:table-row>
        <table:table-row table:style-name="ro1">
          <table:table-cell office:value-type="float" office:value="16527" calcext:value-type="float">
            <text:p>16527</text:p>
          </table:table-cell>
          <table:table-cell table:number-columns-repeated="11"/>
        </table:table-row>
        <table:table-row table:style-name="ro1">
          <table:table-cell office:value-type="float" office:value="26072" calcext:value-type="float">
            <text:p>26072</text:p>
          </table:table-cell>
          <table:table-cell table:number-columns-repeated="11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1"/>
        </table:table-row>
        <table:table-row table:style-name="ro1">
          <table:table-cell office:value-type="float" office:value="24110" calcext:value-type="float">
            <text:p>24110</text:p>
          </table:table-cell>
          <table:table-cell table:number-columns-repeated="11"/>
        </table:table-row>
        <table:table-row table:style-name="ro1">
          <table:table-cell office:value-type="float" office:value="17940" calcext:value-type="float">
            <text:p>17940</text:p>
          </table:table-cell>
          <table:table-cell table:number-columns-repeated="11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11"/>
        </table:table-row>
        <table:table-row table:style-name="ro1">
          <table:table-cell office:value-type="float" office:value="28386" calcext:value-type="float">
            <text:p>28386</text:p>
          </table:table-cell>
          <table:table-cell table:number-columns-repeated="11"/>
        </table:table-row>
        <table:table-row table:style-name="ro1">
          <table:table-cell office:value-type="float" office:value="23213" calcext:value-type="float">
            <text:p>23213</text:p>
          </table:table-cell>
          <table:table-cell table:number-columns-repeated="11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11"/>
        </table:table-row>
        <table:table-row table:style-name="ro1">
          <table:table-cell office:value-type="float" office:value="13969" calcext:value-type="float">
            <text:p>13969</text:p>
          </table:table-cell>
          <table:table-cell table:number-columns-repeated="11"/>
        </table:table-row>
        <table:table-row table:style-name="ro1">
          <table:table-cell office:value-type="float" office:value="13599" calcext:value-type="float">
            <text:p>13599</text:p>
          </table:table-cell>
          <table:table-cell table:number-columns-repeated="11"/>
        </table:table-row>
        <table:table-row table:style-name="ro1">
          <table:table-cell office:value-type="float" office:value="29964" calcext:value-type="float">
            <text:p>29964</text:p>
          </table:table-cell>
          <table:table-cell table:number-columns-repeated="11"/>
        </table:table-row>
        <table:table-row table:style-name="ro1">
          <table:table-cell office:value-type="float" office:value="29570" calcext:value-type="float">
            <text:p>29570</text:p>
          </table:table-cell>
          <table:table-cell table:number-columns-repeated="11"/>
        </table:table-row>
        <table:table-row table:style-name="ro1">
          <table:table-cell office:value-type="float" office:value="16559" calcext:value-type="float">
            <text:p>16559</text:p>
          </table:table-cell>
          <table:table-cell table:number-columns-repeated="11"/>
        </table:table-row>
        <table:table-row table:style-name="ro1">
          <table:table-cell office:value-type="float" office:value="17797" calcext:value-type="float">
            <text:p>17797</text:p>
          </table:table-cell>
          <table:table-cell table:number-columns-repeated="11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11"/>
        </table:table-row>
        <table:table-row table:style-name="ro1">
          <table:table-cell office:value-type="float" office:value="28047" calcext:value-type="float">
            <text:p>28047</text:p>
          </table:table-cell>
          <table:table-cell table:number-columns-repeated="11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11"/>
        </table:table-row>
        <table:table-row table:style-name="ro1">
          <table:table-cell office:value-type="float" office:value="16708" calcext:value-type="float">
            <text:p>16708</text:p>
          </table:table-cell>
          <table:table-cell table:number-columns-repeated="11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11"/>
        </table:table-row>
        <table:table-row table:style-name="ro1">
          <table:table-cell office:value-type="float" office:value="17411" calcext:value-type="float">
            <text:p>17411</text:p>
          </table:table-cell>
          <table:table-cell table:number-columns-repeated="11"/>
        </table:table-row>
        <table:table-row table:style-name="ro1">
          <table:table-cell office:value-type="float" office:value="15342" calcext:value-type="float">
            <text:p>15342</text:p>
          </table:table-cell>
          <table:table-cell table:number-columns-repeated="11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11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11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11"/>
        </table:table-row>
        <table:table-row table:style-name="ro1">
          <table:table-cell office:value-type="float" office:value="30335" calcext:value-type="float">
            <text:p>30335</text:p>
          </table:table-cell>
          <table:table-cell table:number-columns-repeated="11"/>
        </table:table-row>
        <table:table-row table:style-name="ro1">
          <table:table-cell office:value-type="float" office:value="24132" calcext:value-type="float">
            <text:p>24132</text:p>
          </table:table-cell>
          <table:table-cell table:number-columns-repeated="11"/>
        </table:table-row>
        <table:table-row table:style-name="ro1">
          <table:table-cell office:value-type="float" office:value="28692" calcext:value-type="float">
            <text:p>28692</text:p>
          </table:table-cell>
          <table:table-cell table:number-columns-repeated="11"/>
        </table:table-row>
        <table:table-row table:style-name="ro1">
          <table:table-cell office:value-type="float" office:value="26345" calcext:value-type="float">
            <text:p>26345</text:p>
          </table:table-cell>
          <table:table-cell table:number-columns-repeated="11"/>
        </table:table-row>
        <table:table-row table:style-name="ro1">
          <table:table-cell office:value-type="float" office:value="12978" calcext:value-type="float">
            <text:p>12978</text:p>
          </table:table-cell>
          <table:table-cell table:number-columns-repeated="11"/>
        </table:table-row>
        <table:table-row table:style-name="ro1">
          <table:table-cell office:value-type="float" office:value="24864" calcext:value-type="float">
            <text:p>24864</text:p>
          </table:table-cell>
          <table:table-cell table:number-columns-repeated="11"/>
        </table:table-row>
        <table:table-row table:style-name="ro1">
          <table:table-cell office:value-type="float" office:value="24837" calcext:value-type="float">
            <text:p>24837</text:p>
          </table:table-cell>
          <table:table-cell table:number-columns-repeated="11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11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11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1"/>
        </table:table-row>
        <table:table-row table:style-name="ro1">
          <table:table-cell office:value-type="float" office:value="26999" calcext:value-type="float">
            <text:p>26999</text:p>
          </table:table-cell>
          <table:table-cell table:number-columns-repeated="11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11"/>
        </table:table-row>
        <table:table-row table:style-name="ro1">
          <table:table-cell office:value-type="float" office:value="31859" calcext:value-type="float">
            <text:p>31859</text:p>
          </table:table-cell>
          <table:table-cell table:number-columns-repeated="11"/>
        </table:table-row>
        <table:table-row table:style-name="ro1">
          <table:table-cell office:value-type="float" office:value="26234" calcext:value-type="float">
            <text:p>26234</text:p>
          </table:table-cell>
          <table:table-cell table:number-columns-repeated="11"/>
        </table:table-row>
        <table:table-row table:style-name="ro1">
          <table:table-cell office:value-type="float" office:value="13124" calcext:value-type="float">
            <text:p>13124</text:p>
          </table:table-cell>
          <table:table-cell table:number-columns-repeated="11"/>
        </table:table-row>
        <table:table-row table:style-name="ro1">
          <table:table-cell office:value-type="float" office:value="22195" calcext:value-type="float">
            <text:p>22195</text:p>
          </table:table-cell>
          <table:table-cell table:number-columns-repeated="11"/>
        </table:table-row>
        <table:table-row table:style-name="ro1">
          <table:table-cell office:value-type="float" office:value="29145" calcext:value-type="float">
            <text:p>29145</text:p>
          </table:table-cell>
          <table:table-cell table:number-columns-repeated="11"/>
        </table:table-row>
        <table:table-row table:style-name="ro1">
          <table:table-cell office:value-type="float" office:value="18453" calcext:value-type="float">
            <text:p>18453</text:p>
          </table:table-cell>
          <table:table-cell table:number-columns-repeated="11"/>
        </table:table-row>
        <table:table-row table:style-name="ro1">
          <table:table-cell office:value-type="float" office:value="14103" calcext:value-type="float">
            <text:p>14103</text:p>
          </table:table-cell>
          <table:table-cell table:number-columns-repeated="11"/>
        </table:table-row>
        <table:table-row table:style-name="ro1">
          <table:table-cell office:value-type="float" office:value="27767" calcext:value-type="float">
            <text:p>27767</text:p>
          </table:table-cell>
          <table:table-cell table:number-columns-repeated="11"/>
        </table:table-row>
        <table:table-row table:style-name="ro1">
          <table:table-cell office:value-type="float" office:value="16422" calcext:value-type="float">
            <text:p>16422</text:p>
          </table:table-cell>
          <table:table-cell table:number-columns-repeated="11"/>
        </table:table-row>
        <table:table-row table:style-name="ro1">
          <table:table-cell office:value-type="float" office:value="12082" calcext:value-type="float">
            <text:p>12082</text:p>
          </table:table-cell>
          <table:table-cell table:number-columns-repeated="11"/>
        </table:table-row>
        <table:table-row table:style-name="ro1">
          <table:table-cell office:value-type="float" office:value="16353" calcext:value-type="float">
            <text:p>16353</text:p>
          </table:table-cell>
          <table:table-cell table:number-columns-repeated="11"/>
        </table:table-row>
        <table:table-row table:style-name="ro1">
          <table:table-cell office:value-type="float" office:value="25371" calcext:value-type="float">
            <text:p>25371</text:p>
          </table:table-cell>
          <table:table-cell table:number-columns-repeated="11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11"/>
        </table:table-row>
        <table:table-row table:style-name="ro1">
          <table:table-cell office:value-type="float" office:value="24994" calcext:value-type="float">
            <text:p>24994</text:p>
          </table:table-cell>
          <table:table-cell table:number-columns-repeated="11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1"/>
        </table:table-row>
        <table:table-row table:style-name="ro1">
          <table:table-cell office:value-type="float" office:value="16046" calcext:value-type="float">
            <text:p>16046</text:p>
          </table:table-cell>
          <table:table-cell table:number-columns-repeated="11"/>
        </table:table-row>
        <table:table-row table:style-name="ro1">
          <table:table-cell office:value-type="float" office:value="14806" calcext:value-type="float">
            <text:p>14806</text:p>
          </table:table-cell>
          <table:table-cell table:number-columns-repeated="11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1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11"/>
        </table:table-row>
        <table:table-row table:style-name="ro1">
          <table:table-cell office:value-type="float" office:value="24964" calcext:value-type="float">
            <text:p>24964</text:p>
          </table:table-cell>
          <table:table-cell table:number-columns-repeated="11"/>
        </table:table-row>
        <table:table-row table:style-name="ro1">
          <table:table-cell office:value-type="float" office:value="28116" calcext:value-type="float">
            <text:p>28116</text:p>
          </table:table-cell>
          <table:table-cell table:number-columns-repeated="11"/>
        </table:table-row>
        <table:table-row table:style-name="ro1">
          <table:table-cell office:value-type="float" office:value="16279" calcext:value-type="float">
            <text:p>16279</text:p>
          </table:table-cell>
          <table:table-cell table:number-columns-repeated="11"/>
        </table:table-row>
        <table:table-row table:style-name="ro1">
          <table:table-cell office:value-type="float" office:value="26324" calcext:value-type="float">
            <text:p>26324</text:p>
          </table:table-cell>
          <table:table-cell table:number-columns-repeated="11"/>
        </table:table-row>
        <table:table-row table:style-name="ro1">
          <table:table-cell office:value-type="float" office:value="12312" calcext:value-type="float">
            <text:p>12312</text:p>
          </table:table-cell>
          <table:table-cell table:number-columns-repeated="11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11"/>
        </table:table-row>
        <table:table-row table:style-name="ro1">
          <table:table-cell office:value-type="float" office:value="15497" calcext:value-type="float">
            <text:p>15497</text:p>
          </table:table-cell>
          <table:table-cell table:number-columns-repeated="11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11"/>
        </table:table-row>
        <table:table-row table:style-name="ro1">
          <table:table-cell office:value-type="float" office:value="12390" calcext:value-type="float">
            <text:p>12390</text:p>
          </table:table-cell>
          <table:table-cell table:number-columns-repeated="11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11"/>
        </table:table-row>
        <table:table-row table:style-name="ro1">
          <table:table-cell office:value-type="float" office:value="26145" calcext:value-type="float">
            <text:p>26145</text:p>
          </table:table-cell>
          <table:table-cell table:number-columns-repeated="11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11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11"/>
        </table:table-row>
        <table:table-row table:style-name="ro1">
          <table:table-cell office:value-type="float" office:value="14542" calcext:value-type="float">
            <text:p>14542</text:p>
          </table:table-cell>
          <table:table-cell table:number-columns-repeated="11"/>
        </table:table-row>
        <table:table-row table:style-name="ro1">
          <table:table-cell office:value-type="float" office:value="31212" calcext:value-type="float">
            <text:p>31212</text:p>
          </table:table-cell>
          <table:table-cell table:number-columns-repeated="11"/>
        </table:table-row>
        <table:table-row table:style-name="ro1">
          <table:table-cell office:value-type="float" office:value="26964" calcext:value-type="float">
            <text:p>26964</text:p>
          </table:table-cell>
          <table:table-cell table:number-columns-repeated="11"/>
        </table:table-row>
        <table:table-row table:style-name="ro1">
          <table:table-cell office:value-type="float" office:value="21378" calcext:value-type="float">
            <text:p>21378</text:p>
          </table:table-cell>
          <table:table-cell table:number-columns-repeated="11"/>
        </table:table-row>
        <table:table-row table:style-name="ro1">
          <table:table-cell office:value-type="float" office:value="13356" calcext:value-type="float">
            <text:p>13356</text:p>
          </table:table-cell>
          <table:table-cell table:number-columns-repeated="11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11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11"/>
        </table:table-row>
        <table:table-row table:style-name="ro1">
          <table:table-cell office:value-type="float" office:value="27826" calcext:value-type="float">
            <text:p>27826</text:p>
          </table:table-cell>
          <table:table-cell table:number-columns-repeated="11"/>
        </table:table-row>
        <table:table-row table:style-name="ro1">
          <table:table-cell office:value-type="float" office:value="11923" calcext:value-type="float">
            <text:p>11923</text:p>
          </table:table-cell>
          <table:table-cell table:number-columns-repeated="11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11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11"/>
        </table:table-row>
        <table:table-row table:style-name="ro1">
          <table:table-cell office:value-type="float" office:value="30851" calcext:value-type="float">
            <text:p>30851</text:p>
          </table:table-cell>
          <table:table-cell table:number-columns-repeated="11"/>
        </table:table-row>
        <table:table-row table:style-name="ro1">
          <table:table-cell office:value-type="float" office:value="11006" calcext:value-type="float">
            <text:p>11006</text:p>
          </table:table-cell>
          <table:table-cell table:number-columns-repeated="11"/>
        </table:table-row>
        <table:table-row table:style-name="ro1">
          <table:table-cell office:value-type="float" office:value="23848" calcext:value-type="float">
            <text:p>23848</text:p>
          </table:table-cell>
          <table:table-cell table:number-columns-repeated="11"/>
        </table:table-row>
        <table:table-row table:style-name="ro1">
          <table:table-cell office:value-type="float" office:value="19031" calcext:value-type="float">
            <text:p>19031</text:p>
          </table:table-cell>
          <table:table-cell table:number-columns-repeated="11"/>
        </table:table-row>
        <table:table-row table:style-name="ro1">
          <table:table-cell office:value-type="float" office:value="15084" calcext:value-type="float">
            <text:p>15084</text:p>
          </table:table-cell>
          <table:table-cell table:number-columns-repeated="11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11"/>
        </table:table-row>
        <table:table-row table:style-name="ro1">
          <table:table-cell office:value-type="float" office:value="25686" calcext:value-type="float">
            <text:p>25686</text:p>
          </table:table-cell>
          <table:table-cell table:number-columns-repeated="11"/>
        </table:table-row>
        <table:table-row table:style-name="ro1">
          <table:table-cell office:value-type="float" office:value="24340" calcext:value-type="float">
            <text:p>24340</text:p>
          </table:table-cell>
          <table:table-cell table:number-columns-repeated="11"/>
        </table:table-row>
        <table:table-row table:style-name="ro1">
          <table:table-cell office:value-type="float" office:value="26430" calcext:value-type="float">
            <text:p>26430</text:p>
          </table:table-cell>
          <table:table-cell table:number-columns-repeated="11"/>
        </table:table-row>
        <table:table-row table:style-name="ro1">
          <table:table-cell office:value-type="float" office:value="26992" calcext:value-type="float">
            <text:p>26992</text:p>
          </table:table-cell>
          <table:table-cell table:number-columns-repeated="11"/>
        </table:table-row>
        <table:table-row table:style-name="ro1">
          <table:table-cell office:value-type="float" office:value="28297" calcext:value-type="float">
            <text:p>28297</text:p>
          </table:table-cell>
          <table:table-cell table:number-columns-repeated="11"/>
        </table:table-row>
        <table:table-row table:style-name="ro1">
          <table:table-cell office:value-type="float" office:value="18784" calcext:value-type="float">
            <text:p>18784</text:p>
          </table:table-cell>
          <table:table-cell table:number-columns-repeated="11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11"/>
        </table:table-row>
        <table:table-row table:style-name="ro1">
          <table:table-cell office:value-type="float" office:value="17222" calcext:value-type="float">
            <text:p>17222</text:p>
          </table:table-cell>
          <table:table-cell table:number-columns-repeated="11"/>
        </table:table-row>
        <table:table-row table:style-name="ro1">
          <table:table-cell office:value-type="float" office:value="24570" calcext:value-type="float">
            <text:p>24570</text:p>
          </table:table-cell>
          <table:table-cell table:number-columns-repeated="11"/>
        </table:table-row>
        <table:table-row table:style-name="ro1">
          <table:table-cell office:value-type="float" office:value="21218" calcext:value-type="float">
            <text:p>21218</text:p>
          </table:table-cell>
          <table:table-cell table:number-columns-repeated="11"/>
        </table:table-row>
        <table:table-row table:style-name="ro1">
          <table:table-cell office:value-type="float" office:value="28677" calcext:value-type="float">
            <text:p>28677</text:p>
          </table:table-cell>
          <table:table-cell table:number-columns-repeated="11"/>
        </table:table-row>
        <table:table-row table:style-name="ro1">
          <table:table-cell office:value-type="float" office:value="12114" calcext:value-type="float">
            <text:p>12114</text:p>
          </table:table-cell>
          <table:table-cell table:number-columns-repeated="11"/>
        </table:table-row>
        <table:table-row table:style-name="ro1">
          <table:table-cell office:value-type="float" office:value="26005" calcext:value-type="float">
            <text:p>26005</text:p>
          </table:table-cell>
          <table:table-cell table:number-columns-repeated="11"/>
        </table:table-row>
        <table:table-row table:style-name="ro1">
          <table:table-cell office:value-type="float" office:value="18327" calcext:value-type="float">
            <text:p>18327</text:p>
          </table:table-cell>
          <table:table-cell table:number-columns-repeated="11"/>
        </table:table-row>
        <table:table-row table:style-name="ro1">
          <table:table-cell office:value-type="float" office:value="13620" calcext:value-type="float">
            <text:p>13620</text:p>
          </table:table-cell>
          <table:table-cell table:number-columns-repeated="11"/>
        </table:table-row>
        <table:table-row table:style-name="ro1">
          <table:table-cell office:value-type="float" office:value="19987" calcext:value-type="float">
            <text:p>19987</text:p>
          </table:table-cell>
          <table:table-cell table:number-columns-repeated="11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11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11"/>
        </table:table-row>
        <table:table-row table:style-name="ro1">
          <table:table-cell office:value-type="float" office:value="11287" calcext:value-type="float">
            <text:p>11287</text:p>
          </table:table-cell>
          <table:table-cell table:number-columns-repeated="11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11"/>
        </table:table-row>
        <table:table-row table:style-name="ro1">
          <table:table-cell office:value-type="float" office:value="29338" calcext:value-type="float">
            <text:p>29338</text:p>
          </table:table-cell>
          <table:table-cell table:number-columns-repeated="11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11"/>
        </table:table-row>
        <table:table-row table:style-name="ro1">
          <table:table-cell office:value-type="float" office:value="21434" calcext:value-type="float">
            <text:p>21434</text:p>
          </table:table-cell>
          <table:table-cell table:number-columns-repeated="11"/>
        </table:table-row>
        <table:table-row table:style-name="ro1">
          <table:table-cell office:value-type="float" office:value="31437" calcext:value-type="float">
            <text:p>31437</text:p>
          </table:table-cell>
          <table:table-cell table:number-columns-repeated="11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11"/>
        </table:table-row>
        <table:table-row table:style-name="ro1">
          <table:table-cell office:value-type="float" office:value="16592" calcext:value-type="float">
            <text:p>16592</text:p>
          </table:table-cell>
          <table:table-cell table:number-columns-repeated="11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11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 office:value-type="float" office:value="23089" calcext:value-type="float">
            <text:p>23089</text:p>
          </table:table-cell>
          <table:table-cell table:number-columns-repeated="11"/>
        </table:table-row>
        <table:table-row table:style-name="ro1">
          <table:table-cell office:value-type="float" office:value="19493" calcext:value-type="float">
            <text:p>19493</text:p>
          </table:table-cell>
          <table:table-cell table:number-columns-repeated="11"/>
        </table:table-row>
        <table:table-row table:style-name="ro1">
          <table:table-cell office:value-type="float" office:value="17293" calcext:value-type="float">
            <text:p>17293</text:p>
          </table:table-cell>
          <table:table-cell table:number-columns-repeated="11"/>
        </table:table-row>
        <table:table-row table:style-name="ro1">
          <table:table-cell office:value-type="float" office:value="29384" calcext:value-type="float">
            <text:p>29384</text:p>
          </table:table-cell>
          <table:table-cell table:number-columns-repeated="11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11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11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11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11"/>
        </table:table-row>
        <table:table-row table:style-name="ro1">
          <table:table-cell office:value-type="float" office:value="27665" calcext:value-type="float">
            <text:p>27665</text:p>
          </table:table-cell>
          <table:table-cell table:number-columns-repeated="11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11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11"/>
        </table:table-row>
        <table:table-row table:style-name="ro1">
          <table:table-cell office:value-type="float" office:value="24270" calcext:value-type="float">
            <text:p>24270</text:p>
          </table:table-cell>
          <table:table-cell table:number-columns-repeated="11"/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number-columns-repeated="11"/>
        </table:table-row>
        <table:table-row table:style-name="ro1">
          <table:table-cell office:value-type="float" office:value="15388" calcext:value-type="float">
            <text:p>15388</text:p>
          </table:table-cell>
          <table:table-cell table:number-columns-repeated="11"/>
        </table:table-row>
        <table:table-row table:style-name="ro1">
          <table:table-cell office:value-type="float" office:value="22403" calcext:value-type="float">
            <text:p>22403</text:p>
          </table:table-cell>
          <table:table-cell table:number-columns-repeated="11"/>
        </table:table-row>
        <table:table-row table:style-name="ro1">
          <table:table-cell office:value-type="float" office:value="23843" calcext:value-type="float">
            <text:p>23843</text:p>
          </table:table-cell>
          <table:table-cell table:number-columns-repeated="11"/>
        </table:table-row>
        <table:table-row table:style-name="ro1">
          <table:table-cell office:value-type="float" office:value="14484" calcext:value-type="float">
            <text:p>14484</text:p>
          </table:table-cell>
          <table:table-cell table:number-columns-repeated="11"/>
        </table:table-row>
        <table:table-row table:style-name="ro1">
          <table:table-cell office:value-type="float" office:value="16449" calcext:value-type="float">
            <text:p>16449</text:p>
          </table:table-cell>
          <table:table-cell table:number-columns-repeated="11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11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11"/>
        </table:table-row>
        <table:table-row table:style-name="ro1">
          <table:table-cell office:value-type="float" office:value="21378" calcext:value-type="float">
            <text:p>21378</text:p>
          </table:table-cell>
          <table:table-cell table:number-columns-repeated="11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11"/>
        </table:table-row>
        <table:table-row table:style-name="ro1">
          <table:table-cell office:value-type="float" office:value="18311" calcext:value-type="float">
            <text:p>18311</text:p>
          </table:table-cell>
          <table:table-cell table:number-columns-repeated="11"/>
        </table:table-row>
        <table:table-row table:style-name="ro1">
          <table:table-cell office:value-type="float" office:value="11193" calcext:value-type="float">
            <text:p>11193</text:p>
          </table:table-cell>
          <table:table-cell table:number-columns-repeated="11"/>
        </table:table-row>
        <table:table-row table:style-name="ro1">
          <table:table-cell office:value-type="float" office:value="12124" calcext:value-type="float">
            <text:p>12124</text:p>
          </table:table-cell>
          <table:table-cell table:number-columns-repeated="11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11"/>
        </table:table-row>
        <table:table-row table:style-name="ro1">
          <table:table-cell office:value-type="float" office:value="20395" calcext:value-type="float">
            <text:p>20395</text:p>
          </table:table-cell>
          <table:table-cell table:number-columns-repeated="11"/>
        </table:table-row>
        <table:table-row table:style-name="ro1">
          <table:table-cell office:value-type="float" office:value="31062" calcext:value-type="float">
            <text:p>31062</text:p>
          </table:table-cell>
          <table:table-cell table:number-columns-repeated="11"/>
        </table:table-row>
        <table:table-row table:style-name="ro1">
          <table:table-cell office:value-type="float" office:value="30221" calcext:value-type="float">
            <text:p>30221</text:p>
          </table:table-cell>
          <table:table-cell table:number-columns-repeated="11"/>
        </table:table-row>
        <table:table-row table:style-name="ro1">
          <table:table-cell office:value-type="float" office:value="21077" calcext:value-type="float">
            <text:p>21077</text:p>
          </table:table-cell>
          <table:table-cell table:number-columns-repeated="11"/>
        </table:table-row>
        <table:table-row table:style-name="ro1">
          <table:table-cell office:value-type="float" office:value="14921" calcext:value-type="float">
            <text:p>14921</text:p>
          </table:table-cell>
          <table:table-cell table:number-columns-repeated="11"/>
        </table:table-row>
        <table:table-row table:style-name="ro1">
          <table:table-cell office:value-type="float" office:value="12426" calcext:value-type="float">
            <text:p>12426</text:p>
          </table:table-cell>
          <table:table-cell table:number-columns-repeated="11"/>
        </table:table-row>
        <table:table-row table:style-name="ro1">
          <table:table-cell office:value-type="float" office:value="32081" calcext:value-type="float">
            <text:p>32081</text:p>
          </table:table-cell>
          <table:table-cell table:number-columns-repeated="11"/>
        </table:table-row>
        <table:table-row table:style-name="ro1">
          <table:table-cell office:value-type="float" office:value="13482" calcext:value-type="float">
            <text:p>13482</text:p>
          </table:table-cell>
          <table:table-cell table:number-columns-repeated="11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11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11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11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11"/>
        </table:table-row>
        <table:table-row table:style-name="ro1">
          <table:table-cell office:value-type="float" office:value="12535" calcext:value-type="float">
            <text:p>12535</text:p>
          </table:table-cell>
          <table:table-cell table:number-columns-repeated="11"/>
        </table:table-row>
        <table:table-row table:style-name="ro1">
          <table:table-cell office:value-type="float" office:value="28144" calcext:value-type="float">
            <text:p>28144</text:p>
          </table:table-cell>
          <table:table-cell table:number-columns-repeated="11"/>
        </table:table-row>
        <table:table-row table:style-name="ro1">
          <table:table-cell office:value-type="float" office:value="16644" calcext:value-type="float">
            <text:p>16644</text:p>
          </table:table-cell>
          <table:table-cell table:number-columns-repeated="11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11"/>
        </table:table-row>
        <table:table-row table:style-name="ro1">
          <table:table-cell office:value-type="float" office:value="18682" calcext:value-type="float">
            <text:p>18682</text:p>
          </table:table-cell>
          <table:table-cell table:number-columns-repeated="11"/>
        </table:table-row>
        <table:table-row table:style-name="ro1">
          <table:table-cell office:value-type="float" office:value="13407" calcext:value-type="float">
            <text:p>13407</text:p>
          </table:table-cell>
          <table:table-cell table:number-columns-repeated="11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1"/>
        </table:table-row>
        <table:table-row table:style-name="ro1">
          <table:table-cell office:value-type="float" office:value="12619" calcext:value-type="float">
            <text:p>12619</text:p>
          </table:table-cell>
          <table:table-cell table:number-columns-repeated="11"/>
        </table:table-row>
        <table:table-row table:style-name="ro1">
          <table:table-cell office:value-type="float" office:value="19640" calcext:value-type="float">
            <text:p>19640</text:p>
          </table:table-cell>
          <table:table-cell table:number-columns-repeated="11"/>
        </table:table-row>
        <table:table-row table:style-name="ro1">
          <table:table-cell office:value-type="float" office:value="17111" calcext:value-type="float">
            <text:p>17111</text:p>
          </table:table-cell>
          <table:table-cell table:number-columns-repeated="11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11"/>
        </table:table-row>
        <table:table-row table:style-name="ro1">
          <table:table-cell office:value-type="float" office:value="12051" calcext:value-type="float">
            <text:p>12051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1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11"/>
        </table:table-row>
        <table:table-row table:style-name="ro1">
          <table:table-cell office:value-type="float" office:value="13539" calcext:value-type="float">
            <text:p>13539</text:p>
          </table:table-cell>
          <table:table-cell table:number-columns-repeated="11"/>
        </table:table-row>
        <table:table-row table:style-name="ro1">
          <table:table-cell office:value-type="float" office:value="21066" calcext:value-type="float">
            <text:p>21066</text:p>
          </table:table-cell>
          <table:table-cell table:number-columns-repeated="11"/>
        </table:table-row>
        <table:table-row table:style-name="ro1">
          <table:table-cell office:value-type="float" office:value="19144" calcext:value-type="float">
            <text:p>19144</text:p>
          </table:table-cell>
          <table:table-cell table:number-columns-repeated="11"/>
        </table:table-row>
        <table:table-row table:style-name="ro1">
          <table:table-cell office:value-type="float" office:value="19449" calcext:value-type="float">
            <text:p>19449</text:p>
          </table:table-cell>
          <table:table-cell table:number-columns-repeated="11"/>
        </table:table-row>
        <table:table-row table:style-name="ro1">
          <table:table-cell office:value-type="float" office:value="13230" calcext:value-type="float">
            <text:p>13230</text:p>
          </table:table-cell>
          <table:table-cell table:number-columns-repeated="11"/>
        </table:table-row>
        <table:table-row table:style-name="ro1">
          <table:table-cell office:value-type="float" office:value="19586" calcext:value-type="float">
            <text:p>19586</text:p>
          </table:table-cell>
          <table:table-cell table:number-columns-repeated="11"/>
        </table:table-row>
        <table:table-row table:style-name="ro1">
          <table:table-cell office:value-type="float" office:value="16260" calcext:value-type="float">
            <text:p>16260</text:p>
          </table:table-cell>
          <table:table-cell table:number-columns-repeated="11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11"/>
        </table:table-row>
        <table:table-row table:style-name="ro1">
          <table:table-cell office:value-type="float" office:value="12917" calcext:value-type="float">
            <text:p>12917</text:p>
          </table:table-cell>
          <table:table-cell table:number-columns-repeated="11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11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11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11"/>
        </table:table-row>
        <table:table-row table:style-name="ro1">
          <table:table-cell office:value-type="float" office:value="21913" calcext:value-type="float">
            <text:p>21913</text:p>
          </table:table-cell>
          <table:table-cell table:number-columns-repeated="11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11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11"/>
        </table:table-row>
        <table:table-row table:style-name="ro1">
          <table:table-cell office:value-type="float" office:value="26931" calcext:value-type="float">
            <text:p>26931</text:p>
          </table:table-cell>
          <table:table-cell table:number-columns-repeated="11"/>
        </table:table-row>
        <table:table-row table:style-name="ro1">
          <table:table-cell office:value-type="float" office:value="30937" calcext:value-type="float">
            <text:p>30937</text:p>
          </table:table-cell>
          <table:table-cell table:number-columns-repeated="11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1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11"/>
        </table:table-row>
        <table:table-row table:style-name="ro1">
          <table:table-cell office:value-type="float" office:value="25540" calcext:value-type="float">
            <text:p>25540</text:p>
          </table:table-cell>
          <table:table-cell table:number-columns-repeated="11"/>
        </table:table-row>
        <table:table-row table:style-name="ro1">
          <table:table-cell office:value-type="float" office:value="26640" calcext:value-type="float">
            <text:p>26640</text:p>
          </table:table-cell>
          <table:table-cell table:number-columns-repeated="11"/>
        </table:table-row>
        <table:table-row table:style-name="ro1">
          <table:table-cell office:value-type="float" office:value="18863" calcext:value-type="float">
            <text:p>18863</text:p>
          </table:table-cell>
          <table:table-cell table:number-columns-repeated="11"/>
        </table:table-row>
        <table:table-row table:style-name="ro1">
          <table:table-cell office:value-type="float" office:value="19469" calcext:value-type="float">
            <text:p>19469</text:p>
          </table:table-cell>
          <table:table-cell table:number-columns-repeated="11"/>
        </table:table-row>
        <table:table-row table:style-name="ro1">
          <table:table-cell office:value-type="float" office:value="19861" calcext:value-type="float">
            <text:p>19861</text:p>
          </table:table-cell>
          <table:table-cell table:number-columns-repeated="11"/>
        </table:table-row>
        <table:table-row table:style-name="ro1">
          <table:table-cell office:value-type="float" office:value="19245" calcext:value-type="float">
            <text:p>19245</text:p>
          </table:table-cell>
          <table:table-cell table:number-columns-repeated="11"/>
        </table:table-row>
        <table:table-row table:style-name="ro1">
          <table:table-cell office:value-type="float" office:value="16854" calcext:value-type="float">
            <text:p>16854</text:p>
          </table:table-cell>
          <table:table-cell table:number-columns-repeated="11"/>
        </table:table-row>
        <table:table-row table:style-name="ro1">
          <table:table-cell office:value-type="float" office:value="17759" calcext:value-type="float">
            <text:p>17759</text:p>
          </table:table-cell>
          <table:table-cell table:number-columns-repeated="11"/>
        </table:table-row>
        <table:table-row table:style-name="ro1">
          <table:table-cell office:value-type="float" office:value="27203" calcext:value-type="float">
            <text:p>27203</text:p>
          </table:table-cell>
          <table:table-cell table:number-columns-repeated="11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11"/>
        </table:table-row>
        <table:table-row table:style-name="ro1">
          <table:table-cell office:value-type="float" office:value="15479" calcext:value-type="float">
            <text:p>15479</text:p>
          </table:table-cell>
          <table:table-cell table:number-columns-repeated="11"/>
        </table:table-row>
        <table:table-row table:style-name="ro1">
          <table:table-cell office:value-type="float" office:value="30526" calcext:value-type="float">
            <text:p>30526</text:p>
          </table:table-cell>
          <table:table-cell table:number-columns-repeated="11"/>
        </table:table-row>
        <table:table-row table:style-name="ro1">
          <table:table-cell office:value-type="float" office:value="10861" calcext:value-type="float">
            <text:p>10861</text:p>
          </table:table-cell>
          <table:table-cell table:number-columns-repeated="11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11"/>
        </table:table-row>
        <table:table-row table:style-name="ro1">
          <table:table-cell office:value-type="float" office:value="24978" calcext:value-type="float">
            <text:p>24978</text:p>
          </table:table-cell>
          <table:table-cell table:number-columns-repeated="11"/>
        </table:table-row>
        <table:table-row table:style-name="ro1">
          <table:table-cell office:value-type="float" office:value="12847" calcext:value-type="float">
            <text:p>12847</text:p>
          </table:table-cell>
          <table:table-cell table:number-columns-repeated="11"/>
        </table:table-row>
        <table:table-row table:style-name="ro1">
          <table:table-cell office:value-type="float" office:value="27778" calcext:value-type="float">
            <text:p>27778</text:p>
          </table:table-cell>
          <table:table-cell table:number-columns-repeated="11"/>
        </table:table-row>
        <table:table-row table:style-name="ro1">
          <table:table-cell office:value-type="float" office:value="11225" calcext:value-type="float">
            <text:p>11225</text:p>
          </table:table-cell>
          <table:table-cell table:number-columns-repeated="11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11"/>
        </table:table-row>
        <table:table-row table:style-name="ro1">
          <table:table-cell office:value-type="float" office:value="13872" calcext:value-type="float">
            <text:p>13872</text:p>
          </table:table-cell>
          <table:table-cell table:number-columns-repeated="11"/>
        </table:table-row>
        <table:table-row table:style-name="ro1">
          <table:table-cell office:value-type="float" office:value="11240" calcext:value-type="float">
            <text:p>11240</text:p>
          </table:table-cell>
          <table:table-cell table:number-columns-repeated="11"/>
        </table:table-row>
        <table:table-row table:style-name="ro1">
          <table:table-cell office:value-type="float" office:value="13432" calcext:value-type="float">
            <text:p>13432</text:p>
          </table:table-cell>
          <table:table-cell table:number-columns-repeated="11"/>
        </table:table-row>
        <table:table-row table:style-name="ro1">
          <table:table-cell office:value-type="float" office:value="23135" calcext:value-type="float">
            <text:p>23135</text:p>
          </table:table-cell>
          <table:table-cell table:number-columns-repeated="11"/>
        </table:table-row>
        <table:table-row table:style-name="ro1">
          <table:table-cell office:value-type="float" office:value="13070" calcext:value-type="float">
            <text:p>13070</text:p>
          </table:table-cell>
          <table:table-cell table:number-columns-repeated="11"/>
        </table:table-row>
        <table:table-row table:style-name="ro1">
          <table:table-cell office:value-type="float" office:value="28026" calcext:value-type="float">
            <text:p>28026</text:p>
          </table:table-cell>
          <table:table-cell table:number-columns-repeated="11"/>
        </table:table-row>
        <table:table-row table:style-name="ro1">
          <table:table-cell office:value-type="float" office:value="19809" calcext:value-type="float">
            <text:p>19809</text:p>
          </table:table-cell>
          <table:table-cell table:number-columns-repeated="11"/>
        </table:table-row>
        <table:table-row table:style-name="ro1">
          <table:table-cell office:value-type="float" office:value="24835" calcext:value-type="float">
            <text:p>24835</text:p>
          </table:table-cell>
          <table:table-cell table:number-columns-repeated="11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11"/>
        </table:table-row>
        <table:table-row table:style-name="ro1">
          <table:table-cell office:value-type="float" office:value="26254" calcext:value-type="float">
            <text:p>26254</text:p>
          </table:table-cell>
          <table:table-cell table:number-columns-repeated="11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11"/>
        </table:table-row>
        <table:table-row table:style-name="ro1">
          <table:table-cell office:value-type="float" office:value="15600" calcext:value-type="float">
            <text:p>15600</text:p>
          </table:table-cell>
          <table:table-cell table:number-columns-repeated="11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11"/>
        </table:table-row>
        <table:table-row table:style-name="ro1">
          <table:table-cell office:value-type="float" office:value="21562" calcext:value-type="float">
            <text:p>21562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1"/>
        </table:table-row>
        <table:table-row table:style-name="ro1">
          <table:table-cell office:value-type="float" office:value="30914" calcext:value-type="float">
            <text:p>30914</text:p>
          </table:table-cell>
          <table:table-cell table:number-columns-repeated="11"/>
        </table:table-row>
        <table:table-row table:style-name="ro1">
          <table:table-cell office:value-type="float" office:value="18514" calcext:value-type="float">
            <text:p>18514</text:p>
          </table:table-cell>
          <table:table-cell table:number-columns-repeated="11"/>
        </table:table-row>
        <table:table-row table:style-name="ro1">
          <table:table-cell office:value-type="float" office:value="28616" calcext:value-type="float">
            <text:p>28616</text:p>
          </table:table-cell>
          <table:table-cell table:number-columns-repeated="11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11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11"/>
        </table:table-row>
        <table:table-row table:style-name="ro1">
          <table:table-cell office:value-type="float" office:value="14278" calcext:value-type="float">
            <text:p>14278</text:p>
          </table:table-cell>
          <table:table-cell table:number-columns-repeated="11"/>
        </table:table-row>
        <table:table-row table:style-name="ro1">
          <table:table-cell office:value-type="float" office:value="16118" calcext:value-type="float">
            <text:p>16118</text:p>
          </table:table-cell>
          <table:table-cell table:number-columns-repeated="11"/>
        </table:table-row>
        <table:table-row table:style-name="ro1">
          <table:table-cell office:value-type="float" office:value="25837" calcext:value-type="float">
            <text:p>25837</text:p>
          </table:table-cell>
          <table:table-cell table:number-columns-repeated="11"/>
        </table:table-row>
        <table:table-row table:style-name="ro1">
          <table:table-cell office:value-type="float" office:value="17627" calcext:value-type="float">
            <text:p>17627</text:p>
          </table:table-cell>
          <table:table-cell table:number-columns-repeated="11"/>
        </table:table-row>
        <table:table-row table:style-name="ro1">
          <table:table-cell office:value-type="float" office:value="27431" calcext:value-type="float">
            <text:p>27431</text:p>
          </table:table-cell>
          <table:table-cell table:number-columns-repeated="11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11"/>
        </table:table-row>
        <table:table-row table:style-name="ro1">
          <table:table-cell office:value-type="float" office:value="28793" calcext:value-type="float">
            <text:p>28793</text:p>
          </table:table-cell>
          <table:table-cell table:number-columns-repeated="11"/>
        </table:table-row>
        <table:table-row table:style-name="ro1">
          <table:table-cell office:value-type="float" office:value="24499" calcext:value-type="float">
            <text:p>24499</text:p>
          </table:table-cell>
          <table:table-cell table:number-columns-repeated="11"/>
        </table:table-row>
        <table:table-row table:style-name="ro1">
          <table:table-cell office:value-type="float" office:value="16199" calcext:value-type="float">
            <text:p>16199</text:p>
          </table:table-cell>
          <table:table-cell table:number-columns-repeated="11"/>
        </table:table-row>
        <table:table-row table:style-name="ro1">
          <table:table-cell office:value-type="float" office:value="13235" calcext:value-type="float">
            <text:p>13235</text:p>
          </table:table-cell>
          <table:table-cell table:number-columns-repeated="11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1"/>
        </table:table-row>
        <table:table-row table:style-name="ro1">
          <table:table-cell office:value-type="float" office:value="17379" calcext:value-type="float">
            <text:p>17379</text:p>
          </table:table-cell>
          <table:table-cell table:number-columns-repeated="11"/>
        </table:table-row>
        <table:table-row table:style-name="ro1">
          <table:table-cell office:value-type="float" office:value="25874" calcext:value-type="float">
            <text:p>25874</text:p>
          </table:table-cell>
          <table:table-cell table:number-columns-repeated="11"/>
        </table:table-row>
        <table:table-row table:style-name="ro1">
          <table:table-cell office:value-type="float" office:value="20403" calcext:value-type="float">
            <text:p>20403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24726" calcext:value-type="float">
            <text:p>24726</text:p>
          </table:table-cell>
          <table:table-cell table:number-columns-repeated="11"/>
        </table:table-row>
        <table:table-row table:style-name="ro1">
          <table:table-cell office:value-type="float" office:value="21748" calcext:value-type="float">
            <text:p>21748</text:p>
          </table:table-cell>
          <table:table-cell table:number-columns-repeated="11"/>
        </table:table-row>
        <table:table-row table:style-name="ro1">
          <table:table-cell office:value-type="float" office:value="25442" calcext:value-type="float">
            <text:p>25442</text:p>
          </table:table-cell>
          <table:table-cell table:number-columns-repeated="11"/>
        </table:table-row>
        <table:table-row table:style-name="ro1">
          <table:table-cell office:value-type="float" office:value="23966" calcext:value-type="float">
            <text:p>23966</text:p>
          </table:table-cell>
          <table:table-cell table:number-columns-repeated="11"/>
        </table:table-row>
        <table:table-row table:style-name="ro1">
          <table:table-cell office:value-type="float" office:value="28162" calcext:value-type="float">
            <text:p>28162</text:p>
          </table:table-cell>
          <table:table-cell table:number-columns-repeated="11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11"/>
        </table:table-row>
        <table:table-row table:style-name="ro1">
          <table:table-cell office:value-type="float" office:value="21326" calcext:value-type="float">
            <text:p>21326</text:p>
          </table:table-cell>
          <table:table-cell table:number-columns-repeated="11"/>
        </table:table-row>
        <table:table-row table:style-name="ro1">
          <table:table-cell office:value-type="float" office:value="25672" calcext:value-type="float">
            <text:p>25672</text:p>
          </table:table-cell>
          <table:table-cell table:number-columns-repeated="11"/>
        </table:table-row>
        <table:table-row table:style-name="ro1">
          <table:table-cell office:value-type="float" office:value="12138" calcext:value-type="float">
            <text:p>12138</text:p>
          </table:table-cell>
          <table:table-cell table:number-columns-repeated="1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1"/>
        </table:table-row>
        <table:table-row table:style-name="ro1">
          <table:table-cell office:value-type="float" office:value="16001" calcext:value-type="float">
            <text:p>16001</text:p>
          </table:table-cell>
          <table:table-cell table:number-columns-repeated="11"/>
        </table:table-row>
        <table:table-row table:style-name="ro1">
          <table:table-cell office:value-type="float" office:value="29328" calcext:value-type="float">
            <text:p>29328</text:p>
          </table:table-cell>
          <table:table-cell table:number-columns-repeated="11"/>
        </table:table-row>
        <table:table-row table:style-name="ro1">
          <table:table-cell office:value-type="float" office:value="24886" calcext:value-type="float">
            <text:p>24886</text:p>
          </table:table-cell>
          <table:table-cell table:number-columns-repeated="11"/>
        </table:table-row>
        <table:table-row table:style-name="ro1">
          <table:table-cell office:value-type="float" office:value="11250" calcext:value-type="float">
            <text:p>11250</text:p>
          </table:table-cell>
          <table:table-cell table:number-columns-repeated="11"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number-columns-repeated="11"/>
        </table:table-row>
        <table:table-row table:style-name="ro1">
          <table:table-cell office:value-type="float" office:value="30132" calcext:value-type="float">
            <text:p>30132</text:p>
          </table:table-cell>
          <table:table-cell table:number-columns-repeated="11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11"/>
        </table:table-row>
        <table:table-row table:style-name="ro1">
          <table:table-cell office:value-type="float" office:value="11671" calcext:value-type="float">
            <text:p>11671</text:p>
          </table:table-cell>
          <table:table-cell table:number-columns-repeated="11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11"/>
        </table:table-row>
        <table:table-row table:style-name="ro1">
          <table:table-cell office:value-type="float" office:value="22337" calcext:value-type="float">
            <text:p>22337</text:p>
          </table:table-cell>
          <table:table-cell table:number-columns-repeated="11"/>
        </table:table-row>
        <table:table-row table:style-name="ro1">
          <table:table-cell office:value-type="float" office:value="25884" calcext:value-type="float">
            <text:p>25884</text:p>
          </table:table-cell>
          <table:table-cell table:number-columns-repeated="11"/>
        </table:table-row>
        <table:table-row table:style-name="ro1">
          <table:table-cell office:value-type="float" office:value="26200" calcext:value-type="float">
            <text:p>26200</text:p>
          </table:table-cell>
          <table:table-cell table:number-columns-repeated="11"/>
        </table:table-row>
        <table:table-row table:style-name="ro1">
          <table:table-cell office:value-type="float" office:value="27049" calcext:value-type="float">
            <text:p>27049</text:p>
          </table:table-cell>
          <table:table-cell table:number-columns-repeated="11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11"/>
        </table:table-row>
        <table:table-row table:style-name="ro1">
          <table:table-cell office:value-type="float" office:value="29943" calcext:value-type="float">
            <text:p>29943</text:p>
          </table:table-cell>
          <table:table-cell table:number-columns-repeated="11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11"/>
        </table:table-row>
        <table:table-row table:style-name="ro1">
          <table:table-cell office:value-type="float" office:value="13804" calcext:value-type="float">
            <text:p>13804</text:p>
          </table:table-cell>
          <table:table-cell table:number-columns-repeated="11"/>
        </table:table-row>
        <table:table-row table:style-name="ro1">
          <table:table-cell office:value-type="float" office:value="12918" calcext:value-type="float">
            <text:p>12918</text:p>
          </table:table-cell>
          <table:table-cell table:number-columns-repeated="11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11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11"/>
        </table:table-row>
        <table:table-row table:style-name="ro1">
          <table:table-cell office:value-type="float" office:value="18842" calcext:value-type="float">
            <text:p>18842</text:p>
          </table:table-cell>
          <table:table-cell table:number-columns-repeated="11"/>
        </table:table-row>
        <table:table-row table:style-name="ro1">
          <table:table-cell office:value-type="float" office:value="26464" calcext:value-type="float">
            <text:p>26464</text:p>
          </table:table-cell>
          <table:table-cell table:number-columns-repeated="11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11"/>
        </table:table-row>
        <table:table-row table:style-name="ro1">
          <table:table-cell office:value-type="float" office:value="15045" calcext:value-type="float">
            <text:p>15045</text:p>
          </table:table-cell>
          <table:table-cell table:number-columns-repeated="11"/>
        </table:table-row>
        <table:table-row table:style-name="ro1">
          <table:table-cell office:value-type="float" office:value="15308" calcext:value-type="float">
            <text:p>15308</text:p>
          </table:table-cell>
          <table:table-cell table:number-columns-repeated="11"/>
        </table:table-row>
        <table:table-row table:style-name="ro1">
          <table:table-cell office:value-type="float" office:value="26720" calcext:value-type="float">
            <text:p>26720</text:p>
          </table:table-cell>
          <table:table-cell table:number-columns-repeated="11"/>
        </table:table-row>
        <table:table-row table:style-name="ro1">
          <table:table-cell office:value-type="float" office:value="27276" calcext:value-type="float">
            <text:p>27276</text:p>
          </table:table-cell>
          <table:table-cell table:number-columns-repeated="11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11"/>
        </table:table-row>
        <table:table-row table:style-name="ro1">
          <table:table-cell office:value-type="float" office:value="25497" calcext:value-type="float">
            <text:p>25497</text:p>
          </table:table-cell>
          <table:table-cell table:number-columns-repeated="11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11"/>
        </table:table-row>
        <table:table-row table:style-name="ro1">
          <table:table-cell office:value-type="float" office:value="27810" calcext:value-type="float">
            <text:p>27810</text:p>
          </table:table-cell>
          <table:table-cell table:number-columns-repeated="11"/>
        </table:table-row>
        <table:table-row table:style-name="ro1">
          <table:table-cell office:value-type="float" office:value="21502" calcext:value-type="float">
            <text:p>21502</text:p>
          </table:table-cell>
          <table:table-cell table:number-columns-repeated="11"/>
        </table:table-row>
        <table:table-row table:style-name="ro1">
          <table:table-cell office:value-type="float" office:value="31404" calcext:value-type="float">
            <text:p>31404</text:p>
          </table:table-cell>
          <table:table-cell table:number-columns-repeated="11"/>
        </table:table-row>
        <table:table-row table:style-name="ro1">
          <table:table-cell office:value-type="float" office:value="12634" calcext:value-type="float">
            <text:p>12634</text:p>
          </table:table-cell>
          <table:table-cell table:number-columns-repeated="11"/>
        </table:table-row>
        <table:table-row table:style-name="ro1">
          <table:table-cell office:value-type="float" office:value="15028" calcext:value-type="float">
            <text:p>15028</text:p>
          </table:table-cell>
          <table:table-cell table:number-columns-repeated="11"/>
        </table:table-row>
        <table:table-row table:style-name="ro1">
          <table:table-cell office:value-type="float" office:value="11167" calcext:value-type="float">
            <text:p>11167</text:p>
          </table:table-cell>
          <table:table-cell table:number-columns-repeated="11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1"/>
        </table:table-row>
        <table:table-row table:style-name="ro1">
          <table:table-cell office:value-type="float" office:value="23513" calcext:value-type="float">
            <text:p>23513</text:p>
          </table:table-cell>
          <table:table-cell table:number-columns-repeated="11"/>
        </table:table-row>
        <table:table-row table:style-name="ro1">
          <table:table-cell office:value-type="float" office:value="12485" calcext:value-type="float">
            <text:p>12485</text:p>
          </table:table-cell>
          <table:table-cell table:number-columns-repeated="11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11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11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11"/>
        </table:table-row>
        <table:table-row table:style-name="ro1">
          <table:table-cell office:value-type="float" office:value="26735" calcext:value-type="float">
            <text:p>26735</text:p>
          </table:table-cell>
          <table:table-cell table:number-columns-repeated="11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11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11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11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11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1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11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11"/>
        </table:table-row>
        <table:table-row table:style-name="ro1">
          <table:table-cell office:value-type="float" office:value="15076" calcext:value-type="float">
            <text:p>15076</text:p>
          </table:table-cell>
          <table:table-cell table:number-columns-repeated="11"/>
        </table:table-row>
        <table:table-row table:style-name="ro1">
          <table:table-cell office:value-type="float" office:value="22692" calcext:value-type="float">
            <text:p>22692</text:p>
          </table:table-cell>
          <table:table-cell table:number-columns-repeated="11"/>
        </table:table-row>
        <table:table-row table:style-name="ro1">
          <table:table-cell office:value-type="float" office:value="11707" calcext:value-type="float">
            <text:p>11707</text:p>
          </table:table-cell>
          <table:table-cell table:number-columns-repeated="11"/>
        </table:table-row>
        <table:table-row table:style-name="ro1">
          <table:table-cell office:value-type="float" office:value="24438" calcext:value-type="float">
            <text:p>24438</text:p>
          </table:table-cell>
          <table:table-cell table:number-columns-repeated="11"/>
        </table:table-row>
        <table:table-row table:style-name="ro1">
          <table:table-cell office:value-type="float" office:value="23033" calcext:value-type="float">
            <text:p>23033</text:p>
          </table:table-cell>
          <table:table-cell table:number-columns-repeated="11"/>
        </table:table-row>
        <table:table-row table:style-name="ro1">
          <table:table-cell office:value-type="float" office:value="27179" calcext:value-type="float">
            <text:p>27179</text:p>
          </table:table-cell>
          <table:table-cell table:number-columns-repeated="11"/>
        </table:table-row>
        <table:table-row table:style-name="ro1">
          <table:table-cell office:value-type="float" office:value="26044" calcext:value-type="float">
            <text:p>26044</text:p>
          </table:table-cell>
          <table:table-cell table:number-columns-repeated="11"/>
        </table:table-row>
        <table:table-row table:style-name="ro1">
          <table:table-cell office:value-type="float" office:value="29883" calcext:value-type="float">
            <text:p>29883</text:p>
          </table:table-cell>
          <table:table-cell table:number-columns-repeated="11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11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11"/>
        </table:table-row>
        <table:table-row table:style-name="ro1">
          <table:table-cell office:value-type="float" office:value="12080" calcext:value-type="float">
            <text:p>12080</text:p>
          </table:table-cell>
          <table:table-cell table:number-columns-repeated="11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11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11"/>
        </table:table-row>
        <table:table-row table:style-name="ro1">
          <table:table-cell office:value-type="float" office:value="28632" calcext:value-type="float">
            <text:p>28632</text:p>
          </table:table-cell>
          <table:table-cell table:number-columns-repeated="11"/>
        </table:table-row>
        <table:table-row table:style-name="ro1">
          <table:table-cell office:value-type="float" office:value="14530" calcext:value-type="float">
            <text:p>14530</text:p>
          </table:table-cell>
          <table:table-cell table:number-columns-repeated="11"/>
        </table:table-row>
        <table:table-row table:style-name="ro1">
          <table:table-cell office:value-type="float" office:value="15916" calcext:value-type="float">
            <text:p>15916</text:p>
          </table:table-cell>
          <table:table-cell table:number-columns-repeated="11"/>
        </table:table-row>
        <table:table-row table:style-name="ro1">
          <table:table-cell office:value-type="float" office:value="26972" calcext:value-type="float">
            <text:p>26972</text:p>
          </table:table-cell>
          <table:table-cell table:number-columns-repeated="11"/>
        </table:table-row>
        <table:table-row table:style-name="ro1">
          <table:table-cell office:value-type="float" office:value="18316" calcext:value-type="float">
            <text:p>18316</text:p>
          </table:table-cell>
          <table:table-cell table:number-columns-repeated="11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11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11"/>
        </table:table-row>
        <table:table-row table:style-name="ro1">
          <table:table-cell office:value-type="float" office:value="30927" calcext:value-type="float">
            <text:p>30927</text:p>
          </table:table-cell>
          <table:table-cell table:number-columns-repeated="11"/>
        </table:table-row>
        <table:table-row table:style-name="ro1">
          <table:table-cell office:value-type="float" office:value="21537" calcext:value-type="float">
            <text:p>21537</text:p>
          </table:table-cell>
          <table:table-cell table:number-columns-repeated="11"/>
        </table:table-row>
        <table:table-row table:style-name="ro1">
          <table:table-cell office:value-type="float" office:value="27301" calcext:value-type="float">
            <text:p>27301</text:p>
          </table:table-cell>
          <table:table-cell table:number-columns-repeated="11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11"/>
        </table:table-row>
        <table:table-row table:style-name="ro1">
          <table:table-cell office:value-type="float" office:value="19071" calcext:value-type="float">
            <text:p>19071</text:p>
          </table:table-cell>
          <table:table-cell table:number-columns-repeated="11"/>
        </table:table-row>
        <table:table-row table:style-name="ro1">
          <table:table-cell office:value-type="float" office:value="19009" calcext:value-type="float">
            <text:p>19009</text:p>
          </table:table-cell>
          <table:table-cell table:number-columns-repeated="11"/>
        </table:table-row>
        <table:table-row table:style-name="ro1">
          <table:table-cell office:value-type="float" office:value="18781" calcext:value-type="float">
            <text:p>18781</text:p>
          </table:table-cell>
          <table:table-cell table:number-columns-repeated="11"/>
        </table:table-row>
        <table:table-row table:style-name="ro1">
          <table:table-cell office:value-type="float" office:value="23168" calcext:value-type="float">
            <text:p>23168</text:p>
          </table:table-cell>
          <table:table-cell table:number-columns-repeated="11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11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1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11"/>
        </table:table-row>
        <table:table-row table:style-name="ro1">
          <table:table-cell office:value-type="float" office:value="12792" calcext:value-type="float">
            <text:p>12792</text:p>
          </table:table-cell>
          <table:table-cell table:number-columns-repeated="11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11"/>
        </table:table-row>
        <table:table-row table:style-name="ro1">
          <table:table-cell office:value-type="float" office:value="10088" calcext:value-type="float">
            <text:p>10088</text:p>
          </table:table-cell>
          <table:table-cell table:number-columns-repeated="11"/>
        </table:table-row>
        <table:table-row table:style-name="ro1">
          <table:table-cell office:value-type="float" office:value="16568" calcext:value-type="float">
            <text:p>16568</text:p>
          </table:table-cell>
          <table:table-cell table:number-columns-repeated="11"/>
        </table:table-row>
        <table:table-row table:style-name="ro1">
          <table:table-cell office:value-type="float" office:value="20581" calcext:value-type="float">
            <text:p>20581</text:p>
          </table:table-cell>
          <table:table-cell table:number-columns-repeated="11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11"/>
        </table:table-row>
        <table:table-row table:style-name="ro1">
          <table:table-cell office:value-type="float" office:value="26711" calcext:value-type="float">
            <text:p>26711</text:p>
          </table:table-cell>
          <table:table-cell table:number-columns-repeated="11"/>
        </table:table-row>
        <table:table-row table:style-name="ro1">
          <table:table-cell office:value-type="float" office:value="17370" calcext:value-type="float">
            <text:p>17370</text:p>
          </table:table-cell>
          <table:table-cell table:number-columns-repeated="11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11"/>
        </table:table-row>
        <table:table-row table:style-name="ro1">
          <table:table-cell office:value-type="float" office:value="15356" calcext:value-type="float">
            <text:p>15356</text:p>
          </table:table-cell>
          <table:table-cell table:number-columns-repeated="11"/>
        </table:table-row>
        <table:table-row table:style-name="ro1">
          <table:table-cell office:value-type="float" office:value="17786" calcext:value-type="float">
            <text:p>17786</text:p>
          </table:table-cell>
          <table:table-cell table:number-columns-repeated="11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11"/>
        </table:table-row>
        <table:table-row table:style-name="ro1">
          <table:table-cell office:value-type="float" office:value="15256" calcext:value-type="float">
            <text:p>15256</text:p>
          </table:table-cell>
          <table:table-cell table:number-columns-repeated="11"/>
        </table:table-row>
        <table:table-row table:style-name="ro1">
          <table:table-cell office:value-type="float" office:value="21819" calcext:value-type="float">
            <text:p>21819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20648" calcext:value-type="float">
            <text:p>20648</text:p>
          </table:table-cell>
          <table:table-cell table:number-columns-repeated="11"/>
        </table:table-row>
        <table:table-row table:style-name="ro1">
          <table:table-cell office:value-type="float" office:value="19831" calcext:value-type="float">
            <text:p>19831</text:p>
          </table:table-cell>
          <table:table-cell table:number-columns-repeated="11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11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11"/>
        </table:table-row>
        <table:table-row table:style-name="ro1">
          <table:table-cell office:value-type="float" office:value="12915" calcext:value-type="float">
            <text:p>12915</text:p>
          </table:table-cell>
          <table:table-cell table:number-columns-repeated="11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11"/>
        </table:table-row>
        <table:table-row table:style-name="ro1">
          <table:table-cell office:value-type="float" office:value="25929" calcext:value-type="float">
            <text:p>25929</text:p>
          </table:table-cell>
          <table:table-cell table:number-columns-repeated="11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1"/>
        </table:table-row>
        <table:table-row table:style-name="ro1">
          <table:table-cell office:value-type="float" office:value="23570" calcext:value-type="float">
            <text:p>23570</text:p>
          </table:table-cell>
          <table:table-cell table:number-columns-repeated="11"/>
        </table:table-row>
        <table:table-row table:style-name="ro1">
          <table:table-cell office:value-type="float" office:value="13937" calcext:value-type="float">
            <text:p>13937</text:p>
          </table:table-cell>
          <table:table-cell table:number-columns-repeated="11"/>
        </table:table-row>
        <table:table-row table:style-name="ro1">
          <table:table-cell office:value-type="float" office:value="25826" calcext:value-type="float">
            <text:p>25826</text:p>
          </table:table-cell>
          <table:table-cell table:number-columns-repeated="11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11"/>
        </table:table-row>
        <table:table-row table:style-name="ro1">
          <table:table-cell office:value-type="float" office:value="19725" calcext:value-type="float">
            <text:p>19725</text:p>
          </table:table-cell>
          <table:table-cell table:number-columns-repeated="11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11"/>
        </table:table-row>
        <table:table-row table:style-name="ro1">
          <table:table-cell office:value-type="float" office:value="21849" calcext:value-type="float">
            <text:p>21849</text:p>
          </table:table-cell>
          <table:table-cell table:number-columns-repeated="11"/>
        </table:table-row>
        <table:table-row table:style-name="ro1">
          <table:table-cell office:value-type="float" office:value="19283" calcext:value-type="float">
            <text:p>19283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1"/>
        </table:table-row>
        <table:table-row table:style-name="ro1">
          <table:table-cell office:value-type="float" office:value="18468" calcext:value-type="float">
            <text:p>18468</text:p>
          </table:table-cell>
          <table:table-cell table:number-columns-repeated="11"/>
        </table:table-row>
        <table:table-row table:style-name="ro1">
          <table:table-cell office:value-type="float" office:value="21821" calcext:value-type="float">
            <text:p>21821</text:p>
          </table:table-cell>
          <table:table-cell table:number-columns-repeated="11"/>
        </table:table-row>
        <table:table-row table:style-name="ro1">
          <table:table-cell office:value-type="float" office:value="17607" calcext:value-type="float">
            <text:p>17607</text:p>
          </table:table-cell>
          <table:table-cell table:number-columns-repeated="11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11"/>
        </table:table-row>
        <table:table-row table:style-name="ro1">
          <table:table-cell office:value-type="float" office:value="16418" calcext:value-type="float">
            <text:p>16418</text:p>
          </table:table-cell>
          <table:table-cell table:number-columns-repeated="11"/>
        </table:table-row>
        <table:table-row table:style-name="ro1">
          <table:table-cell office:value-type="float" office:value="22679" calcext:value-type="float">
            <text:p>22679</text:p>
          </table:table-cell>
          <table:table-cell table:number-columns-repeated="11"/>
        </table:table-row>
        <table:table-row table:style-name="ro1">
          <table:table-cell office:value-type="float" office:value="29921" calcext:value-type="float">
            <text:p>29921</text:p>
          </table:table-cell>
          <table:table-cell table:number-columns-repeated="11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11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11"/>
        </table:table-row>
        <table:table-row table:style-name="ro1">
          <table:table-cell office:value-type="float" office:value="17938" calcext:value-type="float">
            <text:p>17938</text:p>
          </table:table-cell>
          <table:table-cell table:number-columns-repeated="11"/>
        </table:table-row>
        <table:table-row table:style-name="ro1">
          <table:table-cell office:value-type="float" office:value="23138" calcext:value-type="float">
            <text:p>23138</text:p>
          </table:table-cell>
          <table:table-cell table:number-columns-repeated="11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11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11"/>
        </table:table-row>
        <table:table-row table:style-name="ro1">
          <table:table-cell office:value-type="float" office:value="25700" calcext:value-type="float">
            <text:p>25700</text:p>
          </table:table-cell>
          <table:table-cell table:number-columns-repeated="11"/>
        </table:table-row>
        <table:table-row table:style-name="ro1">
          <table:table-cell office:value-type="float" office:value="11748" calcext:value-type="float">
            <text:p>11748</text:p>
          </table:table-cell>
          <table:table-cell table:number-columns-repeated="11"/>
        </table:table-row>
        <table:table-row table:style-name="ro1">
          <table:table-cell office:value-type="float" office:value="29051" calcext:value-type="float">
            <text:p>29051</text:p>
          </table:table-cell>
          <table:table-cell table:number-columns-repeated="11"/>
        </table:table-row>
        <table:table-row table:style-name="ro1">
          <table:table-cell office:value-type="float" office:value="29483" calcext:value-type="float">
            <text:p>29483</text:p>
          </table:table-cell>
          <table:table-cell table:number-columns-repeated="11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11"/>
        </table:table-row>
        <table:table-row table:style-name="ro1">
          <table:table-cell office:value-type="float" office:value="13485" calcext:value-type="float">
            <text:p>13485</text:p>
          </table:table-cell>
          <table:table-cell table:number-columns-repeated="11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11"/>
        </table:table-row>
        <table:table-row table:style-name="ro1">
          <table:table-cell office:value-type="float" office:value="13403" calcext:value-type="float">
            <text:p>13403</text:p>
          </table:table-cell>
          <table:table-cell table:number-columns-repeated="11"/>
        </table:table-row>
        <table:table-row table:style-name="ro1">
          <table:table-cell office:value-type="float" office:value="11179" calcext:value-type="float">
            <text:p>11179</text:p>
          </table:table-cell>
          <table:table-cell table:number-columns-repeated="11"/>
        </table:table-row>
        <table:table-row table:style-name="ro1">
          <table:table-cell office:value-type="float" office:value="15942" calcext:value-type="float">
            <text:p>15942</text:p>
          </table:table-cell>
          <table:table-cell table:number-columns-repeated="11"/>
        </table:table-row>
        <table:table-row table:style-name="ro1">
          <table:table-cell office:value-type="float" office:value="29806" calcext:value-type="float">
            <text:p>29806</text:p>
          </table:table-cell>
          <table:table-cell table:number-columns-repeated="11"/>
        </table:table-row>
        <table:table-row table:style-name="ro1">
          <table:table-cell office:value-type="float" office:value="14027" calcext:value-type="float">
            <text:p>14027</text:p>
          </table:table-cell>
          <table:table-cell table:number-columns-repeated="11"/>
        </table:table-row>
        <table:table-row table:style-name="ro1">
          <table:table-cell office:value-type="float" office:value="11497" calcext:value-type="float">
            <text:p>11497</text:p>
          </table:table-cell>
          <table:table-cell table:number-columns-repeated="11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11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number-columns-repeated="11"/>
        </table:table-row>
        <table:table-row table:style-name="ro1">
          <table:table-cell office:value-type="float" office:value="24394" calcext:value-type="float">
            <text:p>24394</text:p>
          </table:table-cell>
          <table:table-cell table:number-columns-repeated="11"/>
        </table:table-row>
        <table:table-row table:style-name="ro1">
          <table:table-cell office:value-type="float" office:value="32008" calcext:value-type="float">
            <text:p>32008</text:p>
          </table:table-cell>
          <table:table-cell table:number-columns-repeated="11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11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11"/>
        </table:table-row>
        <table:table-row table:style-name="ro1">
          <table:table-cell office:value-type="float" office:value="13161" calcext:value-type="float">
            <text:p>13161</text:p>
          </table:table-cell>
          <table:table-cell table:number-columns-repeated="11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11"/>
        </table:table-row>
        <table:table-row table:style-name="ro1">
          <table:table-cell office:value-type="float" office:value="31516" calcext:value-type="float">
            <text:p>31516</text:p>
          </table:table-cell>
          <table:table-cell table:number-columns-repeated="11"/>
        </table:table-row>
        <table:table-row table:style-name="ro1">
          <table:table-cell office:value-type="float" office:value="26581" calcext:value-type="float">
            <text:p>26581</text:p>
          </table:table-cell>
          <table:table-cell table:number-columns-repeated="11"/>
        </table:table-row>
        <table:table-row table:style-name="ro1">
          <table:table-cell office:value-type="float" office:value="11609" calcext:value-type="float">
            <text:p>11609</text:p>
          </table:table-cell>
          <table:table-cell table:number-columns-repeated="11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11"/>
        </table:table-row>
        <table:table-row table:style-name="ro1">
          <table:table-cell office:value-type="float" office:value="16616" calcext:value-type="float">
            <text:p>16616</text:p>
          </table:table-cell>
          <table:table-cell table:number-columns-repeated="11"/>
        </table:table-row>
        <table:table-row table:style-name="ro1">
          <table:table-cell office:value-type="float" office:value="31098" calcext:value-type="float">
            <text:p>31098</text:p>
          </table:table-cell>
          <table:table-cell table:number-columns-repeated="11"/>
        </table:table-row>
        <table:table-row table:style-name="ro1">
          <table:table-cell office:value-type="float" office:value="18351" calcext:value-type="float">
            <text:p>18351</text:p>
          </table:table-cell>
          <table:table-cell table:number-columns-repeated="11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11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11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11"/>
        </table:table-row>
        <table:table-row table:style-name="ro1">
          <table:table-cell office:value-type="float" office:value="18303" calcext:value-type="float">
            <text:p>18303</text:p>
          </table:table-cell>
          <table:table-cell table:number-columns-repeated="11"/>
        </table:table-row>
        <table:table-row table:style-name="ro1">
          <table:table-cell office:value-type="float" office:value="20489" calcext:value-type="float">
            <text:p>20489</text:p>
          </table:table-cell>
          <table:table-cell table:number-columns-repeated="11"/>
        </table:table-row>
        <table:table-row table:style-name="ro1">
          <table:table-cell office:value-type="float" office:value="15084" calcext:value-type="float">
            <text:p>15084</text:p>
          </table:table-cell>
          <table:table-cell table:number-columns-repeated="11"/>
        </table:table-row>
        <table:table-row table:style-name="ro1">
          <table:table-cell office:value-type="float" office:value="29644" calcext:value-type="float">
            <text:p>29644</text:p>
          </table:table-cell>
          <table:table-cell table:number-columns-repeated="11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11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11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11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11"/>
        </table:table-row>
        <table:table-row table:style-name="ro1">
          <table:table-cell office:value-type="float" office:value="25644" calcext:value-type="float">
            <text:p>25644</text:p>
          </table:table-cell>
          <table:table-cell table:number-columns-repeated="11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11"/>
        </table:table-row>
        <table:table-row table:style-name="ro1">
          <table:table-cell office:value-type="float" office:value="13862" calcext:value-type="float">
            <text:p>13862</text:p>
          </table:table-cell>
          <table:table-cell table:number-columns-repeated="11"/>
        </table:table-row>
        <table:table-row table:style-name="ro1">
          <table:table-cell office:value-type="float" office:value="13370" calcext:value-type="float">
            <text:p>13370</text:p>
          </table:table-cell>
          <table:table-cell table:number-columns-repeated="11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number-columns-repeated="11"/>
        </table:table-row>
        <table:table-row table:style-name="ro1">
          <table:table-cell office:value-type="float" office:value="23032" calcext:value-type="float">
            <text:p>23032</text:p>
          </table:table-cell>
          <table:table-cell table:number-columns-repeated="11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1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11"/>
        </table:table-row>
        <table:table-row table:style-name="ro1">
          <table:table-cell office:value-type="float" office:value="13220" calcext:value-type="float">
            <text:p>13220</text:p>
          </table:table-cell>
          <table:table-cell table:number-columns-repeated="11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11"/>
        </table:table-row>
        <table:table-row table:style-name="ro1">
          <table:table-cell office:value-type="float" office:value="20395" calcext:value-type="float">
            <text:p>20395</text:p>
          </table:table-cell>
          <table:table-cell table:number-columns-repeated="11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11"/>
        </table:table-row>
        <table:table-row table:style-name="ro1">
          <table:table-cell office:value-type="float" office:value="24348" calcext:value-type="float">
            <text:p>24348</text:p>
          </table:table-cell>
          <table:table-cell table:number-columns-repeated="11"/>
        </table:table-row>
        <table:table-row table:style-name="ro1">
          <table:table-cell office:value-type="float" office:value="14707" calcext:value-type="float">
            <text:p>14707</text:p>
          </table:table-cell>
          <table:table-cell table:number-columns-repeated="11"/>
        </table:table-row>
        <table:table-row table:style-name="ro1">
          <table:table-cell office:value-type="float" office:value="15564" calcext:value-type="float">
            <text:p>15564</text:p>
          </table:table-cell>
          <table:table-cell table:number-columns-repeated="11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11"/>
        </table:table-row>
        <table:table-row table:style-name="ro1">
          <table:table-cell office:value-type="float" office:value="30555" calcext:value-type="float">
            <text:p>30555</text:p>
          </table:table-cell>
          <table:table-cell table:number-columns-repeated="11"/>
        </table:table-row>
        <table:table-row table:style-name="ro1">
          <table:table-cell office:value-type="float" office:value="14134" calcext:value-type="float">
            <text:p>14134</text:p>
          </table:table-cell>
          <table:table-cell table:number-columns-repeated="11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11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11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11"/>
        </table:table-row>
        <table:table-row table:style-name="ro1">
          <table:table-cell office:value-type="float" office:value="13527" calcext:value-type="float">
            <text:p>13527</text:p>
          </table:table-cell>
          <table:table-cell table:number-columns-repeated="11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11"/>
        </table:table-row>
        <table:table-row table:style-name="ro1">
          <table:table-cell office:value-type="float" office:value="26916" calcext:value-type="float">
            <text:p>26916</text:p>
          </table:table-cell>
          <table:table-cell table:number-columns-repeated="11"/>
        </table:table-row>
        <table:table-row table:style-name="ro1">
          <table:table-cell office:value-type="float" office:value="30600" calcext:value-type="float">
            <text:p>30600</text:p>
          </table:table-cell>
          <table:table-cell table:number-columns-repeated="11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11"/>
        </table:table-row>
        <table:table-row table:style-name="ro1">
          <table:table-cell office:value-type="float" office:value="32005" calcext:value-type="float">
            <text:p>32005</text:p>
          </table:table-cell>
          <table:table-cell table:number-columns-repeated="11"/>
        </table:table-row>
        <table:table-row table:style-name="ro1">
          <table:table-cell office:value-type="float" office:value="21190" calcext:value-type="float">
            <text:p>21190</text:p>
          </table:table-cell>
          <table:table-cell table:number-columns-repeated="11"/>
        </table:table-row>
        <table:table-row table:style-name="ro1">
          <table:table-cell office:value-type="float" office:value="22827" calcext:value-type="float">
            <text:p>22827</text:p>
          </table:table-cell>
          <table:table-cell table:number-columns-repeated="11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11"/>
        </table:table-row>
        <table:table-row table:style-name="ro1">
          <table:table-cell office:value-type="float" office:value="13458" calcext:value-type="float">
            <text:p>13458</text:p>
          </table:table-cell>
          <table:table-cell table:number-columns-repeated="11"/>
        </table:table-row>
        <table:table-row table:style-name="ro1">
          <table:table-cell office:value-type="float" office:value="25148" calcext:value-type="float">
            <text:p>25148</text:p>
          </table:table-cell>
          <table:table-cell table:number-columns-repeated="11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11"/>
        </table:table-row>
        <table:table-row table:style-name="ro1">
          <table:table-cell office:value-type="float" office:value="18502" calcext:value-type="float">
            <text:p>18502</text:p>
          </table:table-cell>
          <table:table-cell table:number-columns-repeated="11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11"/>
        </table:table-row>
        <table:table-row table:style-name="ro1">
          <table:table-cell office:value-type="float" office:value="11688" calcext:value-type="float">
            <text:p>11688</text:p>
          </table:table-cell>
          <table:table-cell table:number-columns-repeated="11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11"/>
        </table:table-row>
        <table:table-row table:style-name="ro1">
          <table:table-cell office:value-type="float" office:value="12906" calcext:value-type="float">
            <text:p>12906</text:p>
          </table:table-cell>
          <table:table-cell table:number-columns-repeated="11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11"/>
        </table:table-row>
        <table:table-row table:style-name="ro1">
          <table:table-cell office:value-type="float" office:value="14717" calcext:value-type="float">
            <text:p>14717</text:p>
          </table:table-cell>
          <table:table-cell table:number-columns-repeated="11"/>
        </table:table-row>
        <table:table-row table:style-name="ro1">
          <table:table-cell office:value-type="float" office:value="24473" calcext:value-type="float">
            <text:p>24473</text:p>
          </table:table-cell>
          <table:table-cell table:number-columns-repeated="11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11"/>
        </table:table-row>
        <table:table-row table:style-name="ro1">
          <table:table-cell office:value-type="float" office:value="11923" calcext:value-type="float">
            <text:p>11923</text:p>
          </table:table-cell>
          <table:table-cell table:number-columns-repeated="11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11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11"/>
        </table:table-row>
        <table:table-row table:style-name="ro1">
          <table:table-cell office:value-type="float" office:value="18974" calcext:value-type="float">
            <text:p>18974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office:value-type="float" office:value="16724" calcext:value-type="float">
            <text:p>16724</text:p>
          </table:table-cell>
          <table:table-cell table:number-columns-repeated="11"/>
        </table:table-row>
        <table:table-row table:style-name="ro1">
          <table:table-cell office:value-type="float" office:value="11709" calcext:value-type="float">
            <text:p>11709</text:p>
          </table:table-cell>
          <table:table-cell table:number-columns-repeated="11"/>
        </table:table-row>
        <table:table-row table:style-name="ro1">
          <table:table-cell office:value-type="float" office:value="31932" calcext:value-type="float">
            <text:p>31932</text:p>
          </table:table-cell>
          <table:table-cell table:number-columns-repeated="11"/>
        </table:table-row>
        <table:table-row table:style-name="ro1">
          <table:table-cell office:value-type="float" office:value="26433" calcext:value-type="float">
            <text:p>26433</text:p>
          </table:table-cell>
          <table:table-cell table:number-columns-repeated="11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11"/>
        </table:table-row>
        <table:table-row table:style-name="ro1">
          <table:table-cell office:value-type="float" office:value="21233" calcext:value-type="float">
            <text:p>21233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1"/>
        </table:table-row>
        <table:table-row table:style-name="ro1">
          <table:table-cell office:value-type="float" office:value="23956" calcext:value-type="float">
            <text:p>23956</text:p>
          </table:table-cell>
          <table:table-cell table:number-columns-repeated="11"/>
        </table:table-row>
        <table:table-row table:style-name="ro1">
          <table:table-cell office:value-type="float" office:value="14707" calcext:value-type="float">
            <text:p>14707</text:p>
          </table:table-cell>
          <table:table-cell table:number-columns-repeated="11"/>
        </table:table-row>
        <table:table-row table:style-name="ro1">
          <table:table-cell office:value-type="float" office:value="24765" calcext:value-type="float">
            <text:p>24765</text:p>
          </table:table-cell>
          <table:table-cell table:number-columns-repeated="11"/>
        </table:table-row>
        <table:table-row table:style-name="ro1">
          <table:table-cell office:value-type="float" office:value="14147" calcext:value-type="float">
            <text:p>14147</text:p>
          </table:table-cell>
          <table:table-cell table:number-columns-repeated="11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11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11"/>
        </table:table-row>
        <table:table-row table:style-name="ro1">
          <table:table-cell office:value-type="float" office:value="11943" calcext:value-type="float">
            <text:p>11943</text:p>
          </table:table-cell>
          <table:table-cell table:number-columns-repeated="11"/>
        </table:table-row>
        <table:table-row table:style-name="ro1">
          <table:table-cell office:value-type="float" office:value="13599" calcext:value-type="float">
            <text:p>13599</text:p>
          </table:table-cell>
          <table:table-cell table:number-columns-repeated="11"/>
        </table:table-row>
        <table:table-row table:style-name="ro1">
          <table:table-cell office:value-type="float" office:value="24309" calcext:value-type="float">
            <text:p>24309</text:p>
          </table:table-cell>
          <table:table-cell table:number-columns-repeated="11"/>
        </table:table-row>
        <table:table-row table:style-name="ro1">
          <table:table-cell office:value-type="float" office:value="31447" calcext:value-type="float">
            <text:p>31447</text:p>
          </table:table-cell>
          <table:table-cell table:number-columns-repeated="11"/>
        </table:table-row>
        <table:table-row table:style-name="ro1">
          <table:table-cell office:value-type="float" office:value="20802" calcext:value-type="float">
            <text:p>20802</text:p>
          </table:table-cell>
          <table:table-cell table:number-columns-repeated="11"/>
        </table:table-row>
        <table:table-row table:style-name="ro1">
          <table:table-cell office:value-type="float" office:value="23427" calcext:value-type="float">
            <text:p>23427</text:p>
          </table:table-cell>
          <table:table-cell table:number-columns-repeated="11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11"/>
        </table:table-row>
        <table:table-row table:style-name="ro1">
          <table:table-cell office:value-type="float" office:value="11969" calcext:value-type="float">
            <text:p>11969</text:p>
          </table:table-cell>
          <table:table-cell table:number-columns-repeated="11"/>
        </table:table-row>
        <table:table-row table:style-name="ro1">
          <table:table-cell office:value-type="float" office:value="19032" calcext:value-type="float">
            <text:p>19032</text:p>
          </table:table-cell>
          <table:table-cell table:number-columns-repeated="11"/>
        </table:table-row>
        <table:table-row table:style-name="ro1">
          <table:table-cell office:value-type="float" office:value="22467" calcext:value-type="float">
            <text:p>22467</text:p>
          </table:table-cell>
          <table:table-cell table:number-columns-repeated="11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11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11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11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11"/>
        </table:table-row>
        <table:table-row table:style-name="ro1">
          <table:table-cell office:value-type="float" office:value="13004" calcext:value-type="float">
            <text:p>13004</text:p>
          </table:table-cell>
          <table:table-cell table:number-columns-repeated="11"/>
        </table:table-row>
        <table:table-row table:style-name="ro1">
          <table:table-cell office:value-type="float" office:value="26310" calcext:value-type="float">
            <text:p>26310</text:p>
          </table:table-cell>
          <table:table-cell table:number-columns-repeated="11"/>
        </table:table-row>
        <table:table-row table:style-name="ro1">
          <table:table-cell office:value-type="float" office:value="25567" calcext:value-type="float">
            <text:p>25567</text:p>
          </table:table-cell>
          <table:table-cell table:number-columns-repeated="11"/>
        </table:table-row>
        <table:table-row table:style-name="ro1">
          <table:table-cell office:value-type="float" office:value="20486" calcext:value-type="float">
            <text:p>20486</text:p>
          </table:table-cell>
          <table:table-cell table:number-columns-repeated="11"/>
        </table:table-row>
        <table:table-row table:style-name="ro1">
          <table:table-cell office:value-type="float" office:value="29007" calcext:value-type="float">
            <text:p>29007</text:p>
          </table:table-cell>
          <table:table-cell table:number-columns-repeated="11"/>
        </table:table-row>
        <table:table-row table:style-name="ro1">
          <table:table-cell office:value-type="float" office:value="11983" calcext:value-type="float">
            <text:p>11983</text:p>
          </table:table-cell>
          <table:table-cell table:number-columns-repeated="11"/>
        </table:table-row>
        <table:table-row table:style-name="ro1">
          <table:table-cell office:value-type="float" office:value="28251" calcext:value-type="float">
            <text:p>28251</text:p>
          </table:table-cell>
          <table:table-cell table:number-columns-repeated="11"/>
        </table:table-row>
        <table:table-row table:style-name="ro1">
          <table:table-cell office:value-type="float" office:value="32275" calcext:value-type="float">
            <text:p>32275</text:p>
          </table:table-cell>
          <table:table-cell table:number-columns-repeated="11"/>
        </table:table-row>
        <table:table-row table:style-name="ro1">
          <table:table-cell office:value-type="float" office:value="29753" calcext:value-type="float">
            <text:p>29753</text:p>
          </table:table-cell>
          <table:table-cell table:number-columns-repeated="11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11"/>
        </table:table-row>
        <table:table-row table:style-name="ro1">
          <table:table-cell office:value-type="float" office:value="27231" calcext:value-type="float">
            <text:p>27231</text:p>
          </table:table-cell>
          <table:table-cell table:number-columns-repeated="11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11"/>
        </table:table-row>
        <table:table-row table:style-name="ro1">
          <table:table-cell office:value-type="float" office:value="30038" calcext:value-type="float">
            <text:p>30038</text:p>
          </table:table-cell>
          <table:table-cell table:number-columns-repeated="11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22399" calcext:value-type="float">
            <text:p>22399</text:p>
          </table:table-cell>
          <table:table-cell table:number-columns-repeated="11"/>
        </table:table-row>
        <table:table-row table:style-name="ro1">
          <table:table-cell office:value-type="float" office:value="22586" calcext:value-type="float">
            <text:p>22586</text:p>
          </table:table-cell>
          <table:table-cell table:number-columns-repeated="11"/>
        </table:table-row>
        <table:table-row table:style-name="ro1">
          <table:table-cell office:value-type="float" office:value="19334" calcext:value-type="float">
            <text:p>19334</text:p>
          </table:table-cell>
          <table:table-cell table:number-columns-repeated="11"/>
        </table:table-row>
        <table:table-row table:style-name="ro1">
          <table:table-cell office:value-type="float" office:value="13254" calcext:value-type="float">
            <text:p>13254</text:p>
          </table:table-cell>
          <table:table-cell table:number-columns-repeated="11"/>
        </table:table-row>
        <table:table-row table:style-name="ro1">
          <table:table-cell office:value-type="float" office:value="17052" calcext:value-type="float">
            <text:p>17052</text:p>
          </table:table-cell>
          <table:table-cell table:number-columns-repeated="11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11"/>
        </table:table-row>
        <table:table-row table:style-name="ro1">
          <table:table-cell office:value-type="float" office:value="27102" calcext:value-type="float">
            <text:p>27102</text:p>
          </table:table-cell>
          <table:table-cell table:number-columns-repeated="11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11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11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11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11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11"/>
        </table:table-row>
        <table:table-row table:style-name="ro1">
          <table:table-cell office:value-type="float" office:value="32186" calcext:value-type="float">
            <text:p>32186</text:p>
          </table:table-cell>
          <table:table-cell table:number-columns-repeated="11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30355" calcext:value-type="float">
            <text:p>30355</text:p>
          </table:table-cell>
          <table:table-cell table:number-columns-repeated="11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11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11"/>
        </table:table-row>
        <table:table-row table:style-name="ro1">
          <table:table-cell office:value-type="float" office:value="25772" calcext:value-type="float">
            <text:p>25772</text:p>
          </table:table-cell>
          <table:table-cell table:number-columns-repeated="11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11"/>
        </table:table-row>
        <table:table-row table:style-name="ro1">
          <table:table-cell office:value-type="float" office:value="32122" calcext:value-type="float">
            <text:p>32122</text:p>
          </table:table-cell>
          <table:table-cell table:number-columns-repeated="11"/>
        </table:table-row>
        <table:table-row table:style-name="ro1">
          <table:table-cell office:value-type="float" office:value="11192" calcext:value-type="float">
            <text:p>11192</text:p>
          </table:table-cell>
          <table:table-cell table:number-columns-repeated="11"/>
        </table:table-row>
        <table:table-row table:style-name="ro1">
          <table:table-cell office:value-type="float" office:value="21404" calcext:value-type="float">
            <text:p>21404</text:p>
          </table:table-cell>
          <table:table-cell table:number-columns-repeated="11"/>
        </table:table-row>
        <table:table-row table:style-name="ro1">
          <table:table-cell office:value-type="float" office:value="22764" calcext:value-type="float">
            <text:p>22764</text:p>
          </table:table-cell>
          <table:table-cell table:number-columns-repeated="11"/>
        </table:table-row>
        <table:table-row table:style-name="ro1">
          <table:table-cell office:value-type="float" office:value="27100" calcext:value-type="float">
            <text:p>27100</text:p>
          </table:table-cell>
          <table:table-cell table:number-columns-repeated="11"/>
        </table:table-row>
        <table:table-row table:style-name="ro1">
          <table:table-cell office:value-type="float" office:value="24337" calcext:value-type="float">
            <text:p>24337</text:p>
          </table:table-cell>
          <table:table-cell table:number-columns-repeated="11"/>
        </table:table-row>
        <table:table-row table:style-name="ro1">
          <table:table-cell office:value-type="float" office:value="18360" calcext:value-type="float">
            <text:p>18360</text:p>
          </table:table-cell>
          <table:table-cell table:number-columns-repeated="11"/>
        </table:table-row>
        <table:table-row table:style-name="ro1">
          <table:table-cell office:value-type="float" office:value="18483" calcext:value-type="float">
            <text:p>18483</text:p>
          </table:table-cell>
          <table:table-cell table:number-columns-repeated="11"/>
        </table:table-row>
        <table:table-row table:style-name="ro1">
          <table:table-cell office:value-type="float" office:value="23200" calcext:value-type="float">
            <text:p>23200</text:p>
          </table:table-cell>
          <table:table-cell table:number-columns-repeated="11"/>
        </table:table-row>
        <table:table-row table:style-name="ro1">
          <table:table-cell office:value-type="float" office:value="11518" calcext:value-type="float">
            <text:p>11518</text:p>
          </table:table-cell>
          <table:table-cell table:number-columns-repeated="11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11"/>
        </table:table-row>
        <table:table-row table:style-name="ro1">
          <table:table-cell office:value-type="float" office:value="21005" calcext:value-type="float">
            <text:p>21005</text:p>
          </table:table-cell>
          <table:table-cell table:number-columns-repeated="11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11"/>
        </table:table-row>
        <table:table-row table:style-name="ro1">
          <table:table-cell office:value-type="float" office:value="12743" calcext:value-type="float">
            <text:p>12743</text:p>
          </table:table-cell>
          <table:table-cell table:number-columns-repeated="11"/>
        </table:table-row>
        <table:table-row table:style-name="ro1">
          <table:table-cell office:value-type="float" office:value="14437" calcext:value-type="float">
            <text:p>14437</text:p>
          </table:table-cell>
          <table:table-cell table:number-columns-repeated="11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11"/>
        </table:table-row>
        <table:table-row table:style-name="ro1">
          <table:table-cell office:value-type="float" office:value="15540" calcext:value-type="float">
            <text:p>15540</text:p>
          </table:table-cell>
          <table:table-cell table:number-columns-repeated="11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11"/>
        </table:table-row>
        <table:table-row table:style-name="ro1">
          <table:table-cell office:value-type="float" office:value="25045" calcext:value-type="float">
            <text:p>25045</text:p>
          </table:table-cell>
          <table:table-cell table:number-columns-repeated="11"/>
        </table:table-row>
        <table:table-row table:style-name="ro1">
          <table:table-cell office:value-type="float" office:value="24781" calcext:value-type="float">
            <text:p>24781</text:p>
          </table:table-cell>
          <table:table-cell table:number-columns-repeated="11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11"/>
        </table:table-row>
        <table:table-row table:style-name="ro1">
          <table:table-cell office:value-type="float" office:value="13867" calcext:value-type="float">
            <text:p>13867</text:p>
          </table:table-cell>
          <table:table-cell table:number-columns-repeated="11"/>
        </table:table-row>
        <table:table-row table:style-name="ro1">
          <table:table-cell office:value-type="float" office:value="19872" calcext:value-type="float">
            <text:p>19872</text:p>
          </table:table-cell>
          <table:table-cell table:number-columns-repeated="11"/>
        </table:table-row>
        <table:table-row table:style-name="ro1">
          <table:table-cell office:value-type="float" office:value="22495" calcext:value-type="float">
            <text:p>22495</text:p>
          </table:table-cell>
          <table:table-cell table:number-columns-repeated="11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11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11"/>
        </table:table-row>
        <table:table-row table:style-name="ro1">
          <table:table-cell office:value-type="float" office:value="24334" calcext:value-type="float">
            <text:p>24334</text:p>
          </table:table-cell>
          <table:table-cell table:number-columns-repeated="11"/>
        </table:table-row>
        <table:table-row table:style-name="ro1">
          <table:table-cell office:value-type="float" office:value="22626" calcext:value-type="float">
            <text:p>22626</text:p>
          </table:table-cell>
          <table:table-cell table:number-columns-repeated="11"/>
        </table:table-row>
        <table:table-row table:style-name="ro1">
          <table:table-cell office:value-type="float" office:value="13809" calcext:value-type="float">
            <text:p>13809</text:p>
          </table:table-cell>
          <table:table-cell table:number-columns-repeated="11"/>
        </table:table-row>
        <table:table-row table:style-name="ro1">
          <table:table-cell office:value-type="float" office:value="29814" calcext:value-type="float">
            <text:p>29814</text:p>
          </table:table-cell>
          <table:table-cell table:number-columns-repeated="11"/>
        </table:table-row>
        <table:table-row table:style-name="ro1">
          <table:table-cell office:value-type="float" office:value="13057" calcext:value-type="float">
            <text:p>13057</text:p>
          </table:table-cell>
          <table:table-cell table:number-columns-repeated="11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11"/>
        </table:table-row>
        <table:table-row table:style-name="ro1">
          <table:table-cell office:value-type="float" office:value="23720" calcext:value-type="float">
            <text:p>23720</text:p>
          </table:table-cell>
          <table:table-cell table:number-columns-repeated="11"/>
        </table:table-row>
        <table:table-row table:style-name="ro1">
          <table:table-cell office:value-type="float" office:value="12693" calcext:value-type="float">
            <text:p>12693</text:p>
          </table:table-cell>
          <table:table-cell table:number-columns-repeated="11"/>
        </table:table-row>
        <table:table-row table:style-name="ro1">
          <table:table-cell office:value-type="float" office:value="16194" calcext:value-type="float">
            <text:p>16194</text:p>
          </table:table-cell>
          <table:table-cell table:number-columns-repeated="11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11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11"/>
        </table:table-row>
        <table:table-row table:style-name="ro1">
          <table:table-cell office:value-type="float" office:value="11249" calcext:value-type="float">
            <text:p>11249</text:p>
          </table:table-cell>
          <table:table-cell table:number-columns-repeated="11"/>
        </table:table-row>
        <table:table-row table:style-name="ro1">
          <table:table-cell office:value-type="float" office:value="11781" calcext:value-type="float">
            <text:p>11781</text:p>
          </table:table-cell>
          <table:table-cell table:number-columns-repeated="11"/>
        </table:table-row>
        <table:table-row table:style-name="ro1">
          <table:table-cell office:value-type="float" office:value="31085" calcext:value-type="float">
            <text:p>31085</text:p>
          </table:table-cell>
          <table:table-cell table:number-columns-repeated="11"/>
        </table:table-row>
        <table:table-row table:style-name="ro1">
          <table:table-cell office:value-type="float" office:value="31663" calcext:value-type="float">
            <text:p>31663</text:p>
          </table:table-cell>
          <table:table-cell table:number-columns-repeated="11"/>
        </table:table-row>
        <table:table-row table:style-name="ro1">
          <table:table-cell office:value-type="float" office:value="29493" calcext:value-type="float">
            <text:p>29493</text:p>
          </table:table-cell>
          <table:table-cell table:number-columns-repeated="11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11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11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11"/>
        </table:table-row>
        <table:table-row table:style-name="ro1">
          <table:table-cell office:value-type="float" office:value="17420" calcext:value-type="float">
            <text:p>17420</text:p>
          </table:table-cell>
          <table:table-cell table:number-columns-repeated="11"/>
        </table:table-row>
        <table:table-row table:style-name="ro1">
          <table:table-cell office:value-type="float" office:value="16815" calcext:value-type="float">
            <text:p>16815</text:p>
          </table:table-cell>
          <table:table-cell table:number-columns-repeated="11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11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11"/>
        </table:table-row>
        <table:table-row table:style-name="ro1">
          <table:table-cell office:value-type="float" office:value="23782" calcext:value-type="float">
            <text:p>23782</text:p>
          </table:table-cell>
          <table:table-cell table:number-columns-repeated="11"/>
        </table:table-row>
        <table:table-row table:style-name="ro1">
          <table:table-cell office:value-type="float" office:value="24363" calcext:value-type="float">
            <text:p>24363</text:p>
          </table:table-cell>
          <table:table-cell table:number-columns-repeated="11"/>
        </table:table-row>
        <table:table-row table:style-name="ro1">
          <table:table-cell office:value-type="float" office:value="15053" calcext:value-type="float">
            <text:p>15053</text:p>
          </table:table-cell>
          <table:table-cell table:number-columns-repeated="11"/>
        </table:table-row>
        <table:table-row table:style-name="ro1">
          <table:table-cell office:value-type="float" office:value="13121" calcext:value-type="float">
            <text:p>13121</text:p>
          </table:table-cell>
          <table:table-cell table:number-columns-repeated="11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1"/>
        </table:table-row>
        <table:table-row table:style-name="ro1">
          <table:table-cell office:value-type="float" office:value="17233" calcext:value-type="float">
            <text:p>17233</text:p>
          </table:table-cell>
          <table:table-cell table:number-columns-repeated="11"/>
        </table:table-row>
        <table:table-row table:style-name="ro1">
          <table:table-cell office:value-type="float" office:value="30540" calcext:value-type="float">
            <text:p>30540</text:p>
          </table:table-cell>
          <table:table-cell table:number-columns-repeated="11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11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11"/>
        </table:table-row>
        <table:table-row table:style-name="ro1">
          <table:table-cell office:value-type="float" office:value="22803" calcext:value-type="float">
            <text:p>22803</text:p>
          </table:table-cell>
          <table:table-cell table:number-columns-repeated="11"/>
        </table:table-row>
        <table:table-row table:style-name="ro1">
          <table:table-cell office:value-type="float" office:value="27595" calcext:value-type="float">
            <text:p>27595</text:p>
          </table:table-cell>
          <table:table-cell table:number-columns-repeated="11"/>
        </table:table-row>
        <table:table-row table:style-name="ro1">
          <table:table-cell office:value-type="float" office:value="15948" calcext:value-type="float">
            <text:p>15948</text:p>
          </table:table-cell>
          <table:table-cell table:number-columns-repeated="11"/>
        </table:table-row>
        <table:table-row table:style-name="ro1">
          <table:table-cell office:value-type="float" office:value="30440" calcext:value-type="float">
            <text:p>30440</text:p>
          </table:table-cell>
          <table:table-cell table:number-columns-repeated="11"/>
        </table:table-row>
        <table:table-row table:style-name="ro1">
          <table:table-cell office:value-type="float" office:value="17168" calcext:value-type="float">
            <text:p>17168</text:p>
          </table:table-cell>
          <table:table-cell table:number-columns-repeated="11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11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11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11"/>
        </table:table-row>
        <table:table-row table:style-name="ro1">
          <table:table-cell office:value-type="float" office:value="24314" calcext:value-type="float">
            <text:p>24314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1">
          <table:table-cell office:value-type="float" office:value="21453" calcext:value-type="float">
            <text:p>21453</text:p>
          </table:table-cell>
          <table:table-cell table:number-columns-repeated="11"/>
        </table:table-row>
        <table:table-row table:style-name="ro1">
          <table:table-cell office:value-type="float" office:value="22523" calcext:value-type="float">
            <text:p>22523</text:p>
          </table:table-cell>
          <table:table-cell table:number-columns-repeated="11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11"/>
        </table:table-row>
        <table:table-row table:style-name="ro1">
          <table:table-cell office:value-type="float" office:value="10143" calcext:value-type="float">
            <text:p>10143</text:p>
          </table:table-cell>
          <table:table-cell table:number-columns-repeated="11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11"/>
        </table:table-row>
        <table:table-row table:style-name="ro1">
          <table:table-cell office:value-type="float" office:value="14987" calcext:value-type="float">
            <text:p>14987</text:p>
          </table:table-cell>
          <table:table-cell table:number-columns-repeated="11"/>
        </table:table-row>
        <table:table-row table:style-name="ro1">
          <table:table-cell office:value-type="float" office:value="18527" calcext:value-type="float">
            <text:p>18527</text:p>
          </table:table-cell>
          <table:table-cell table:number-columns-repeated="11"/>
        </table:table-row>
        <table:table-row table:style-name="ro1">
          <table:table-cell office:value-type="float" office:value="30468" calcext:value-type="float">
            <text:p>30468</text:p>
          </table:table-cell>
          <table:table-cell table:number-columns-repeated="11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11"/>
        </table:table-row>
        <table:table-row table:style-name="ro1">
          <table:table-cell office:value-type="float" office:value="29491" calcext:value-type="float">
            <text:p>29491</text:p>
          </table:table-cell>
          <table:table-cell table:number-columns-repeated="11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1"/>
        </table:table-row>
        <table:table-row table:style-name="ro1">
          <table:table-cell office:value-type="float" office:value="30255" calcext:value-type="float">
            <text:p>30255</text:p>
          </table:table-cell>
          <table:table-cell table:number-columns-repeated="11"/>
        </table:table-row>
        <table:table-row table:style-name="ro1">
          <table:table-cell office:value-type="float" office:value="28073" calcext:value-type="float">
            <text:p>28073</text:p>
          </table:table-cell>
          <table:table-cell table:number-columns-repeated="11"/>
        </table:table-row>
        <table:table-row table:style-name="ro1">
          <table:table-cell office:value-type="float" office:value="31797" calcext:value-type="float">
            <text:p>31797</text:p>
          </table:table-cell>
          <table:table-cell table:number-columns-repeated="11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11"/>
        </table:table-row>
        <table:table-row table:style-name="ro1">
          <table:table-cell office:value-type="float" office:value="24988" calcext:value-type="float">
            <text:p>24988</text:p>
          </table:table-cell>
          <table:table-cell table:number-columns-repeated="11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11"/>
        </table:table-row>
        <table:table-row table:style-name="ro1">
          <table:table-cell office:value-type="float" office:value="26541" calcext:value-type="float">
            <text:p>26541</text:p>
          </table:table-cell>
          <table:table-cell table:number-columns-repeated="11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11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11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11"/>
        </table:table-row>
        <table:table-row table:style-name="ro1">
          <table:table-cell office:value-type="float" office:value="15992" calcext:value-type="float">
            <text:p>15992</text:p>
          </table:table-cell>
          <table:table-cell table:number-columns-repeated="11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11"/>
        </table:table-row>
        <table:table-row table:style-name="ro1">
          <table:table-cell office:value-type="float" office:value="14602" calcext:value-type="float">
            <text:p>14602</text:p>
          </table:table-cell>
          <table:table-cell table:number-columns-repeated="11"/>
        </table:table-row>
        <table:table-row table:style-name="ro1">
          <table:table-cell office:value-type="float" office:value="31542" calcext:value-type="float">
            <text:p>31542</text:p>
          </table:table-cell>
          <table:table-cell table:number-columns-repeated="11"/>
        </table:table-row>
        <table:table-row table:style-name="ro1">
          <table:table-cell office:value-type="float" office:value="29890" calcext:value-type="float">
            <text:p>29890</text:p>
          </table:table-cell>
          <table:table-cell table:number-columns-repeated="11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11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11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11"/>
        </table:table-row>
        <table:table-row table:style-name="ro1">
          <table:table-cell office:value-type="float" office:value="30126" calcext:value-type="float">
            <text:p>30126</text:p>
          </table:table-cell>
          <table:table-cell table:number-columns-repeated="11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11"/>
        </table:table-row>
        <table:table-row table:style-name="ro1">
          <table:table-cell office:value-type="float" office:value="19806" calcext:value-type="float">
            <text:p>19806</text:p>
          </table:table-cell>
          <table:table-cell table:number-columns-repeated="11"/>
        </table:table-row>
        <table:table-row table:style-name="ro1">
          <table:table-cell office:value-type="float" office:value="19854" calcext:value-type="float">
            <text:p>19854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1"/>
        </table:table-row>
        <table:table-row table:style-name="ro1">
          <table:table-cell office:value-type="float" office:value="18543" calcext:value-type="float">
            <text:p>18543</text:p>
          </table:table-cell>
          <table:table-cell table:number-columns-repeated="11"/>
        </table:table-row>
        <table:table-row table:style-name="ro1">
          <table:table-cell office:value-type="float" office:value="24619" calcext:value-type="float">
            <text:p>24619</text:p>
          </table:table-cell>
          <table:table-cell table:number-columns-repeated="11"/>
        </table:table-row>
        <table:table-row table:style-name="ro1">
          <table:table-cell office:value-type="float" office:value="21264" calcext:value-type="float">
            <text:p>21264</text:p>
          </table:table-cell>
          <table:table-cell table:number-columns-repeated="11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11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11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11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11"/>
        </table:table-row>
        <table:table-row table:style-name="ro1">
          <table:table-cell office:value-type="float" office:value="28392" calcext:value-type="float">
            <text:p>28392</text:p>
          </table:table-cell>
          <table:table-cell table:number-columns-repeated="11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11"/>
        </table:table-row>
        <table:table-row table:style-name="ro1">
          <table:table-cell office:value-type="float" office:value="31238" calcext:value-type="float">
            <text:p>31238</text:p>
          </table:table-cell>
          <table:table-cell table:number-columns-repeated="11"/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number-columns-repeated="11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11"/>
        </table:table-row>
        <table:table-row table:style-name="ro1">
          <table:table-cell office:value-type="float" office:value="17031" calcext:value-type="float">
            <text:p>17031</text:p>
          </table:table-cell>
          <table:table-cell table:number-columns-repeated="11"/>
        </table:table-row>
        <table:table-row table:style-name="ro1">
          <table:table-cell office:value-type="float" office:value="19838" calcext:value-type="float">
            <text:p>19838</text:p>
          </table:table-cell>
          <table:table-cell table:number-columns-repeated="11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11"/>
        </table:table-row>
        <table:table-row table:style-name="ro1">
          <table:table-cell office:value-type="float" office:value="21786" calcext:value-type="float">
            <text:p>21786</text:p>
          </table:table-cell>
          <table:table-cell table:number-columns-repeated="11"/>
        </table:table-row>
        <table:table-row table:style-name="ro1">
          <table:table-cell office:value-type="float" office:value="17821" calcext:value-type="float">
            <text:p>17821</text:p>
          </table:table-cell>
          <table:table-cell table:number-columns-repeated="11"/>
        </table:table-row>
        <table:table-row table:style-name="ro1">
          <table:table-cell office:value-type="float" office:value="28466" calcext:value-type="float">
            <text:p>28466</text:p>
          </table:table-cell>
          <table:table-cell table:number-columns-repeated="11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11"/>
        </table:table-row>
        <table:table-row table:style-name="ro1">
          <table:table-cell office:value-type="float" office:value="29419" calcext:value-type="float">
            <text:p>29419</text:p>
          </table:table-cell>
          <table:table-cell table:number-columns-repeated="11"/>
        </table:table-row>
        <table:table-row table:style-name="ro1">
          <table:table-cell office:value-type="float" office:value="29914" calcext:value-type="float">
            <text:p>29914</text:p>
          </table:table-cell>
          <table:table-cell table:number-columns-repeated="11"/>
        </table:table-row>
        <table:table-row table:style-name="ro1">
          <table:table-cell office:value-type="float" office:value="31576" calcext:value-type="float">
            <text:p>31576</text:p>
          </table:table-cell>
          <table:table-cell table:number-columns-repeated="11"/>
        </table:table-row>
        <table:table-row table:style-name="ro1">
          <table:table-cell office:value-type="float" office:value="31662" calcext:value-type="float">
            <text:p>31662</text:p>
          </table:table-cell>
          <table:table-cell table:number-columns-repeated="11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11"/>
        </table:table-row>
        <table:table-row table:style-name="ro1">
          <table:table-cell office:value-type="float" office:value="16771" calcext:value-type="float">
            <text:p>16771</text:p>
          </table:table-cell>
          <table:table-cell table:number-columns-repeated="11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11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11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11"/>
        </table:table-row>
        <table:table-row table:style-name="ro1">
          <table:table-cell office:value-type="float" office:value="12436" calcext:value-type="float">
            <text:p>12436</text:p>
          </table:table-cell>
          <table:table-cell table:number-columns-repeated="11"/>
        </table:table-row>
        <table:table-row table:style-name="ro1">
          <table:table-cell office:value-type="float" office:value="23172" calcext:value-type="float">
            <text:p>23172</text:p>
          </table:table-cell>
          <table:table-cell table:number-columns-repeated="11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11"/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number-columns-repeated="11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11"/>
        </table:table-row>
        <table:table-row table:style-name="ro1">
          <table:table-cell office:value-type="float" office:value="18931" calcext:value-type="float">
            <text:p>18931</text:p>
          </table:table-cell>
          <table:table-cell table:number-columns-repeated="11"/>
        </table:table-row>
        <table:table-row table:style-name="ro1">
          <table:table-cell office:value-type="float" office:value="28994" calcext:value-type="float">
            <text:p>28994</text:p>
          </table:table-cell>
          <table:table-cell table:number-columns-repeated="11"/>
        </table:table-row>
        <table:table-row table:style-name="ro1">
          <table:table-cell office:value-type="float" office:value="16804" calcext:value-type="float">
            <text:p>16804</text:p>
          </table:table-cell>
          <table:table-cell table:number-columns-repeated="11"/>
        </table:table-row>
        <table:table-row table:style-name="ro1">
          <table:table-cell office:value-type="float" office:value="20147" calcext:value-type="float">
            <text:p>20147</text:p>
          </table:table-cell>
          <table:table-cell table:number-columns-repeated="11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11"/>
        </table:table-row>
        <table:table-row table:style-name="ro1">
          <table:table-cell office:value-type="float" office:value="30778" calcext:value-type="float">
            <text:p>30778</text:p>
          </table:table-cell>
          <table:table-cell table:number-columns-repeated="11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11"/>
        </table:table-row>
        <table:table-row table:style-name="ro1">
          <table:table-cell office:value-type="float" office:value="17942" calcext:value-type="float">
            <text:p>17942</text:p>
          </table:table-cell>
          <table:table-cell table:number-columns-repeated="11"/>
        </table:table-row>
        <table:table-row table:style-name="ro1">
          <table:table-cell office:value-type="float" office:value="29139" calcext:value-type="float">
            <text:p>29139</text:p>
          </table:table-cell>
          <table:table-cell table:number-columns-repeated="11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11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11"/>
        </table:table-row>
        <table:table-row table:style-name="ro1">
          <table:table-cell office:value-type="float" office:value="13217" calcext:value-type="float">
            <text:p>13217</text:p>
          </table:table-cell>
          <table:table-cell table:number-columns-repeated="11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11"/>
        </table:table-row>
        <table:table-row table:style-name="ro1">
          <table:table-cell office:value-type="float" office:value="29916" calcext:value-type="float">
            <text:p>29916</text:p>
          </table:table-cell>
          <table:table-cell table:number-columns-repeated="11"/>
        </table:table-row>
        <table:table-row table:style-name="ro1">
          <table:table-cell office:value-type="float" office:value="26010" calcext:value-type="float">
            <text:p>26010</text:p>
          </table:table-cell>
          <table:table-cell table:number-columns-repeated="11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11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11"/>
        </table:table-row>
        <table:table-row table:style-name="ro1">
          <table:table-cell office:value-type="float" office:value="20163" calcext:value-type="float">
            <text:p>20163</text:p>
          </table:table-cell>
          <table:table-cell table:number-columns-repeated="11"/>
        </table:table-row>
        <table:table-row table:style-name="ro1">
          <table:table-cell office:value-type="float" office:value="13633" calcext:value-type="float">
            <text:p>13633</text:p>
          </table:table-cell>
          <table:table-cell table:number-columns-repeated="11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11"/>
        </table:table-row>
        <table:table-row table:style-name="ro1">
          <table:table-cell office:value-type="float" office:value="24738" calcext:value-type="float">
            <text:p>24738</text:p>
          </table:table-cell>
          <table:table-cell table:number-columns-repeated="11"/>
        </table:table-row>
        <table:table-row table:style-name="ro1">
          <table:table-cell office:value-type="float" office:value="31311" calcext:value-type="float">
            <text:p>31311</text:p>
          </table:table-cell>
          <table:table-cell table:number-columns-repeated="11"/>
        </table:table-row>
        <table:table-row table:style-name="ro1">
          <table:table-cell office:value-type="float" office:value="31458" calcext:value-type="float">
            <text:p>31458</text:p>
          </table:table-cell>
          <table:table-cell table:number-columns-repeated="11"/>
        </table:table-row>
        <table:table-row table:style-name="ro1">
          <table:table-cell office:value-type="float" office:value="29244" calcext:value-type="float">
            <text:p>29244</text:p>
          </table:table-cell>
          <table:table-cell table:number-columns-repeated="11"/>
        </table:table-row>
        <table:table-row table:style-name="ro1">
          <table:table-cell office:value-type="float" office:value="19691" calcext:value-type="float">
            <text:p>19691</text:p>
          </table:table-cell>
          <table:table-cell table:number-columns-repeated="11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11"/>
        </table:table-row>
        <table:table-row table:style-name="ro1">
          <table:table-cell office:value-type="float" office:value="19714" calcext:value-type="float">
            <text:p>19714</text:p>
          </table:table-cell>
          <table:table-cell table:number-columns-repeated="11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11"/>
        </table:table-row>
        <table:table-row table:style-name="ro1">
          <table:table-cell office:value-type="float" office:value="16891" calcext:value-type="float">
            <text:p>16891</text:p>
          </table:table-cell>
          <table:table-cell table:number-columns-repeated="11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11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11"/>
        </table:table-row>
        <table:table-row table:style-name="ro1">
          <table:table-cell office:value-type="float" office:value="25444" calcext:value-type="float">
            <text:p>25444</text:p>
          </table:table-cell>
          <table:table-cell table:number-columns-repeated="11"/>
        </table:table-row>
        <table:table-row table:style-name="ro1">
          <table:table-cell office:value-type="float" office:value="21469" calcext:value-type="float">
            <text:p>21469</text:p>
          </table:table-cell>
          <table:table-cell table:number-columns-repeated="11"/>
        </table:table-row>
        <table:table-row table:style-name="ro1">
          <table:table-cell office:value-type="float" office:value="19993" calcext:value-type="float">
            <text:p>19993</text:p>
          </table:table-cell>
          <table:table-cell table:number-columns-repeated="11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11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11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11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11"/>
        </table:table-row>
        <table:table-row table:style-name="ro1">
          <table:table-cell office:value-type="float" office:value="22273" calcext:value-type="float">
            <text:p>22273</text:p>
          </table:table-cell>
          <table:table-cell table:number-columns-repeated="11"/>
        </table:table-row>
        <table:table-row table:style-name="ro1">
          <table:table-cell office:value-type="float" office:value="20583" calcext:value-type="float">
            <text:p>20583</text:p>
          </table:table-cell>
          <table:table-cell table:number-columns-repeated="11"/>
        </table:table-row>
        <table:table-row table:style-name="ro1">
          <table:table-cell office:value-type="float" office:value="31759" calcext:value-type="float">
            <text:p>31759</text:p>
          </table:table-cell>
          <table:table-cell table:number-columns-repeated="11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11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11"/>
        </table:table-row>
        <table:table-row table:style-name="ro1">
          <table:table-cell office:value-type="float" office:value="28231" calcext:value-type="float">
            <text:p>28231</text:p>
          </table:table-cell>
          <table:table-cell table:number-columns-repeated="11"/>
        </table:table-row>
        <table:table-row table:style-name="ro1">
          <table:table-cell office:value-type="float" office:value="29097" calcext:value-type="float">
            <text:p>29097</text:p>
          </table:table-cell>
          <table:table-cell table:number-columns-repeated="11"/>
        </table:table-row>
        <table:table-row table:style-name="ro1">
          <table:table-cell office:value-type="float" office:value="30804" calcext:value-type="float">
            <text:p>30804</text:p>
          </table:table-cell>
          <table:table-cell table:number-columns-repeated="11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11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1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11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11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11"/>
        </table:table-row>
        <table:table-row table:style-name="ro1">
          <table:table-cell office:value-type="float" office:value="13790" calcext:value-type="float">
            <text:p>13790</text:p>
          </table:table-cell>
          <table:table-cell table:number-columns-repeated="11"/>
        </table:table-row>
        <table:table-row table:style-name="ro1">
          <table:table-cell office:value-type="float" office:value="29307" calcext:value-type="float">
            <text:p>29307</text:p>
          </table:table-cell>
          <table:table-cell table:number-columns-repeated="11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11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1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1"/>
        </table:table-row>
        <table:table-row table:style-name="ro1">
          <table:table-cell office:value-type="float" office:value="31660" calcext:value-type="float">
            <text:p>31660</text:p>
          </table:table-cell>
          <table:table-cell table:number-columns-repeated="11"/>
        </table:table-row>
        <table:table-row table:style-name="ro1">
          <table:table-cell office:value-type="float" office:value="25207" calcext:value-type="float">
            <text:p>25207</text:p>
          </table:table-cell>
          <table:table-cell table:number-columns-repeated="11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11"/>
        </table:table-row>
        <table:table-row table:style-name="ro1">
          <table:table-cell office:value-type="float" office:value="29863" calcext:value-type="float">
            <text:p>29863</text:p>
          </table:table-cell>
          <table:table-cell table:number-columns-repeated="11"/>
        </table:table-row>
        <table:table-row table:style-name="ro1">
          <table:table-cell office:value-type="float" office:value="12606" calcext:value-type="float">
            <text:p>12606</text:p>
          </table:table-cell>
          <table:table-cell table:number-columns-repeated="11"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number-columns-repeated="11"/>
        </table:table-row>
        <table:table-row table:style-name="ro1">
          <table:table-cell office:value-type="float" office:value="12752" calcext:value-type="float">
            <text:p>12752</text:p>
          </table:table-cell>
          <table:table-cell table:number-columns-repeated="11"/>
        </table:table-row>
        <table:table-row table:style-name="ro1">
          <table:table-cell office:value-type="float" office:value="14409" calcext:value-type="float">
            <text:p>14409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1"/>
        </table:table-row>
        <table:table-row table:style-name="ro1">
          <table:table-cell office:value-type="float" office:value="14087" calcext:value-type="float">
            <text:p>14087</text:p>
          </table:table-cell>
          <table:table-cell table:number-columns-repeated="11"/>
        </table:table-row>
        <table:table-row table:style-name="ro1">
          <table:table-cell office:value-type="float" office:value="24762" calcext:value-type="float">
            <text:p>24762</text:p>
          </table:table-cell>
          <table:table-cell table:number-columns-repeated="11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11"/>
        </table:table-row>
        <table:table-row table:style-name="ro1">
          <table:table-cell office:value-type="float" office:value="26645" calcext:value-type="float">
            <text:p>26645</text:p>
          </table:table-cell>
          <table:table-cell table:number-columns-repeated="11"/>
        </table:table-row>
        <table:table-row table:style-name="ro1">
          <table:table-cell office:value-type="float" office:value="20355" calcext:value-type="float">
            <text:p>20355</text:p>
          </table:table-cell>
          <table:table-cell table:number-columns-repeated="11"/>
        </table:table-row>
        <table:table-row table:style-name="ro1">
          <table:table-cell office:value-type="float" office:value="17560" calcext:value-type="float">
            <text:p>17560</text:p>
          </table:table-cell>
          <table:table-cell table:number-columns-repeated="11"/>
        </table:table-row>
        <table:table-row table:style-name="ro1">
          <table:table-cell office:value-type="float" office:value="21176" calcext:value-type="float">
            <text:p>21176</text:p>
          </table:table-cell>
          <table:table-cell table:number-columns-repeated="11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11"/>
        </table:table-row>
        <table:table-row table:style-name="ro1">
          <table:table-cell office:value-type="float" office:value="16209" calcext:value-type="float">
            <text:p>16209</text:p>
          </table:table-cell>
          <table:table-cell table:number-columns-repeated="11"/>
        </table:table-row>
        <table:table-row table:style-name="ro1">
          <table:table-cell office:value-type="float" office:value="11470" calcext:value-type="float">
            <text:p>11470</text:p>
          </table:table-cell>
          <table:table-cell table:number-columns-repeated="11"/>
        </table:table-row>
        <table:table-row table:style-name="ro1">
          <table:table-cell office:value-type="float" office:value="21346" calcext:value-type="float">
            <text:p>21346</text:p>
          </table:table-cell>
          <table:table-cell table:number-columns-repeated="11"/>
        </table:table-row>
        <table:table-row table:style-name="ro1">
          <table:table-cell office:value-type="float" office:value="15312" calcext:value-type="float">
            <text:p>15312</text:p>
          </table:table-cell>
          <table:table-cell table:number-columns-repeated="11"/>
        </table:table-row>
        <table:table-row table:style-name="ro1">
          <table:table-cell office:value-type="float" office:value="16844" calcext:value-type="float">
            <text:p>16844</text:p>
          </table:table-cell>
          <table:table-cell table:number-columns-repeated="11"/>
        </table:table-row>
        <table:table-row table:style-name="ro1">
          <table:table-cell office:value-type="float" office:value="31756" calcext:value-type="float">
            <text:p>31756</text:p>
          </table:table-cell>
          <table:table-cell table:number-columns-repeated="11"/>
        </table:table-row>
        <table:table-row table:style-name="ro1">
          <table:table-cell office:value-type="float" office:value="29351" calcext:value-type="float">
            <text:p>29351</text:p>
          </table:table-cell>
          <table:table-cell table:number-columns-repeated="11"/>
        </table:table-row>
        <table:table-row table:style-name="ro1">
          <table:table-cell office:value-type="float" office:value="17168" calcext:value-type="float">
            <text:p>17168</text:p>
          </table:table-cell>
          <table:table-cell table:number-columns-repeated="11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11"/>
        </table:table-row>
        <table:table-row table:style-name="ro1">
          <table:table-cell office:value-type="float" office:value="16325" calcext:value-type="float">
            <text:p>16325</text:p>
          </table:table-cell>
          <table:table-cell table:number-columns-repeated="11"/>
        </table:table-row>
        <table:table-row table:style-name="ro1">
          <table:table-cell office:value-type="float" office:value="10718" calcext:value-type="float">
            <text:p>10718</text:p>
          </table:table-cell>
          <table:table-cell table:number-columns-repeated="11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11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11"/>
        </table:table-row>
        <table:table-row table:style-name="ro1">
          <table:table-cell office:value-type="float" office:value="26787" calcext:value-type="float">
            <text:p>26787</text:p>
          </table:table-cell>
          <table:table-cell table:number-columns-repeated="11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11"/>
        </table:table-row>
        <table:table-row table:style-name="ro1">
          <table:table-cell office:value-type="float" office:value="29047" calcext:value-type="float">
            <text:p>29047</text:p>
          </table:table-cell>
          <table:table-cell table:number-columns-repeated="11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11"/>
        </table:table-row>
        <table:table-row table:style-name="ro1">
          <table:table-cell office:value-type="float" office:value="32127" calcext:value-type="float">
            <text:p>32127</text:p>
          </table:table-cell>
          <table:table-cell table:number-columns-repeated="11"/>
        </table:table-row>
        <table:table-row table:style-name="ro1">
          <table:table-cell office:value-type="float" office:value="27317" calcext:value-type="float">
            <text:p>27317</text:p>
          </table:table-cell>
          <table:table-cell table:number-columns-repeated="11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11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11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1"/>
        </table:table-row>
        <table:table-row table:style-name="ro1">
          <table:table-cell office:value-type="float" office:value="11939" calcext:value-type="float">
            <text:p>11939</text:p>
          </table:table-cell>
          <table:table-cell table:number-columns-repeated="11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11"/>
        </table:table-row>
        <table:table-row table:style-name="ro1">
          <table:table-cell office:value-type="float" office:value="11244" calcext:value-type="float">
            <text:p>11244</text:p>
          </table:table-cell>
          <table:table-cell table:number-columns-repeated="11"/>
        </table:table-row>
        <table:table-row table:style-name="ro1">
          <table:table-cell office:value-type="float" office:value="31666" calcext:value-type="float">
            <text:p>31666</text:p>
          </table:table-cell>
          <table:table-cell table:number-columns-repeated="11"/>
        </table:table-row>
        <table:table-row table:style-name="ro1">
          <table:table-cell office:value-type="float" office:value="17385" calcext:value-type="float">
            <text:p>17385</text:p>
          </table:table-cell>
          <table:table-cell table:number-columns-repeated="11"/>
        </table:table-row>
        <table:table-row table:style-name="ro1">
          <table:table-cell office:value-type="float" office:value="17794" calcext:value-type="float">
            <text:p>17794</text:p>
          </table:table-cell>
          <table:table-cell table:number-columns-repeated="1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11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11"/>
        </table:table-row>
        <table:table-row table:style-name="ro1">
          <table:table-cell office:value-type="float" office:value="31593" calcext:value-type="float">
            <text:p>31593</text:p>
          </table:table-cell>
          <table:table-cell table:number-columns-repeated="11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11"/>
        </table:table-row>
        <table:table-row table:style-name="ro1">
          <table:table-cell office:value-type="float" office:value="20942" calcext:value-type="float">
            <text:p>20942</text:p>
          </table:table-cell>
          <table:table-cell table:number-columns-repeated="11"/>
        </table:table-row>
        <table:table-row table:style-name="ro1">
          <table:table-cell office:value-type="float" office:value="25332" calcext:value-type="float">
            <text:p>25332</text:p>
          </table:table-cell>
          <table:table-cell table:number-columns-repeated="11"/>
        </table:table-row>
        <table:table-row table:style-name="ro1">
          <table:table-cell office:value-type="float" office:value="23016" calcext:value-type="float">
            <text:p>23016</text:p>
          </table:table-cell>
          <table:table-cell table:number-columns-repeated="11"/>
        </table:table-row>
        <table:table-row table:style-name="ro1">
          <table:table-cell office:value-type="float" office:value="13036" calcext:value-type="float">
            <text:p>13036</text:p>
          </table:table-cell>
          <table:table-cell table:number-columns-repeated="11"/>
        </table:table-row>
        <table:table-row table:style-name="ro1">
          <table:table-cell office:value-type="float" office:value="19568" calcext:value-type="float">
            <text:p>19568</text:p>
          </table:table-cell>
          <table:table-cell table:number-columns-repeated="11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11"/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11"/>
        </table:table-row>
        <table:table-row table:style-name="ro1">
          <table:table-cell office:value-type="float" office:value="30330" calcext:value-type="float">
            <text:p>30330</text:p>
          </table:table-cell>
          <table:table-cell table:number-columns-repeated="11"/>
        </table:table-row>
        <table:table-row table:style-name="ro1">
          <table:table-cell office:value-type="float" office:value="23231" calcext:value-type="float">
            <text:p>23231</text:p>
          </table:table-cell>
          <table:table-cell table:number-columns-repeated="11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11"/>
        </table:table-row>
        <table:table-row table:style-name="ro1">
          <table:table-cell office:value-type="float" office:value="19015" calcext:value-type="float">
            <text:p>19015</text:p>
          </table:table-cell>
          <table:table-cell table:number-columns-repeated="11"/>
        </table:table-row>
        <table:table-row table:style-name="ro1">
          <table:table-cell office:value-type="float" office:value="11140" calcext:value-type="float">
            <text:p>11140</text:p>
          </table:table-cell>
          <table:table-cell table:number-columns-repeated="11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11"/>
        </table:table-row>
        <table:table-row table:style-name="ro1">
          <table:table-cell office:value-type="float" office:value="23506" calcext:value-type="float">
            <text:p>23506</text:p>
          </table:table-cell>
          <table:table-cell table:number-columns-repeated="11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11"/>
        </table:table-row>
        <table:table-row table:style-name="ro1">
          <table:table-cell office:value-type="float" office:value="26292" calcext:value-type="float">
            <text:p>26292</text:p>
          </table:table-cell>
          <table:table-cell table:number-columns-repeated="11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11"/>
        </table:table-row>
        <table:table-row table:style-name="ro1">
          <table:table-cell office:value-type="float" office:value="26802" calcext:value-type="float">
            <text:p>26802</text:p>
          </table:table-cell>
          <table:table-cell table:number-columns-repeated="11"/>
        </table:table-row>
        <table:table-row table:style-name="ro1">
          <table:table-cell office:value-type="float" office:value="23368" calcext:value-type="float">
            <text:p>23368</text:p>
          </table:table-cell>
          <table:table-cell table:number-columns-repeated="11"/>
        </table:table-row>
        <table:table-row table:style-name="ro1">
          <table:table-cell office:value-type="float" office:value="29029" calcext:value-type="float">
            <text:p>29029</text:p>
          </table:table-cell>
          <table:table-cell table:number-columns-repeated="11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11"/>
        </table:table-row>
        <table:table-row table:style-name="ro1">
          <table:table-cell office:value-type="float" office:value="23312" calcext:value-type="float">
            <text:p>23312</text:p>
          </table:table-cell>
          <table:table-cell table:number-columns-repeated="11"/>
        </table:table-row>
        <table:table-row table:style-name="ro1">
          <table:table-cell office:value-type="float" office:value="18811" calcext:value-type="float">
            <text:p>18811</text:p>
          </table:table-cell>
          <table:table-cell table:number-columns-repeated="11"/>
        </table:table-row>
        <table:table-row table:style-name="ro1">
          <table:table-cell office:value-type="float" office:value="27886" calcext:value-type="float">
            <text:p>27886</text:p>
          </table:table-cell>
          <table:table-cell table:number-columns-repeated="11"/>
        </table:table-row>
        <table:table-row table:style-name="ro1">
          <table:table-cell office:value-type="float" office:value="16903" calcext:value-type="float">
            <text:p>16903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1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11"/>
        </table:table-row>
        <table:table-row table:style-name="ro1">
          <table:table-cell office:value-type="float" office:value="21434" calcext:value-type="float">
            <text:p>21434</text:p>
          </table:table-cell>
          <table:table-cell table:number-columns-repeated="11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11"/>
        </table:table-row>
        <table:table-row table:style-name="ro1">
          <table:table-cell office:value-type="float" office:value="20955" calcext:value-type="float">
            <text:p>20955</text:p>
          </table:table-cell>
          <table:table-cell table:number-columns-repeated="11"/>
        </table:table-row>
        <table:table-row table:style-name="ro1">
          <table:table-cell office:value-type="float" office:value="14223" calcext:value-type="float">
            <text:p>14223</text:p>
          </table:table-cell>
          <table:table-cell table:number-columns-repeated="11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11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11"/>
        </table:table-row>
        <table:table-row table:style-name="ro1">
          <table:table-cell office:value-type="float" office:value="31770" calcext:value-type="float">
            <text:p>31770</text:p>
          </table:table-cell>
          <table:table-cell table:number-columns-repeated="11"/>
        </table:table-row>
        <table:table-row table:style-name="ro1">
          <table:table-cell office:value-type="float" office:value="17428" calcext:value-type="float">
            <text:p>17428</text:p>
          </table:table-cell>
          <table:table-cell table:number-columns-repeated="11"/>
        </table:table-row>
        <table:table-row table:style-name="ro1">
          <table:table-cell office:value-type="float" office:value="30407" calcext:value-type="float">
            <text:p>30407</text:p>
          </table:table-cell>
          <table:table-cell table:number-columns-repeated="11"/>
        </table:table-row>
        <table:table-row table:style-name="ro1">
          <table:table-cell office:value-type="float" office:value="27992" calcext:value-type="float">
            <text:p>27992</text:p>
          </table:table-cell>
          <table:table-cell table:number-columns-repeated="11"/>
        </table:table-row>
        <table:table-row table:style-name="ro1">
          <table:table-cell office:value-type="float" office:value="11076" calcext:value-type="float">
            <text:p>11076</text:p>
          </table:table-cell>
          <table:table-cell table:number-columns-repeated="11"/>
        </table:table-row>
        <table:table-row table:style-name="ro1">
          <table:table-cell office:value-type="float" office:value="25720" calcext:value-type="float">
            <text:p>25720</text:p>
          </table:table-cell>
          <table:table-cell table:number-columns-repeated="11"/>
        </table:table-row>
        <table:table-row table:style-name="ro1">
          <table:table-cell office:value-type="float" office:value="25616" calcext:value-type="float">
            <text:p>25616</text:p>
          </table:table-cell>
          <table:table-cell table:number-columns-repeated="11"/>
        </table:table-row>
        <table:table-row table:style-name="ro1">
          <table:table-cell office:value-type="float" office:value="17997" calcext:value-type="float">
            <text:p>17997</text:p>
          </table:table-cell>
          <table:table-cell table:number-columns-repeated="11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11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11"/>
        </table:table-row>
        <table:table-row table:style-name="ro1">
          <table:table-cell office:value-type="float" office:value="13661" calcext:value-type="float">
            <text:p>13661</text:p>
          </table:table-cell>
          <table:table-cell table:number-columns-repeated="11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11"/>
        </table:table-row>
        <table:table-row table:style-name="ro1">
          <table:table-cell office:value-type="float" office:value="27321" calcext:value-type="float">
            <text:p>27321</text:p>
          </table:table-cell>
          <table:table-cell table:number-columns-repeated="11"/>
        </table:table-row>
        <table:table-row table:style-name="ro1">
          <table:table-cell office:value-type="float" office:value="30854" calcext:value-type="float">
            <text:p>30854</text:p>
          </table:table-cell>
          <table:table-cell table:number-columns-repeated="11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11"/>
        </table:table-row>
        <table:table-row table:style-name="ro1">
          <table:table-cell office:value-type="float" office:value="20566" calcext:value-type="float">
            <text:p>20566</text:p>
          </table:table-cell>
          <table:table-cell table:number-columns-repeated="11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11"/>
        </table:table-row>
        <table:table-row table:style-name="ro1">
          <table:table-cell office:value-type="float" office:value="30557" calcext:value-type="float">
            <text:p>30557</text:p>
          </table:table-cell>
          <table:table-cell table:number-columns-repeated="11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11"/>
        </table:table-row>
        <table:table-row table:style-name="ro1">
          <table:table-cell office:value-type="float" office:value="23017" calcext:value-type="float">
            <text:p>23017</text:p>
          </table:table-cell>
          <table:table-cell table:number-columns-repeated="11"/>
        </table:table-row>
        <table:table-row table:style-name="ro1">
          <table:table-cell office:value-type="float" office:value="17803" calcext:value-type="float">
            <text:p>17803</text:p>
          </table:table-cell>
          <table:table-cell table:number-columns-repeated="11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11"/>
        </table:table-row>
        <table:table-row table:style-name="ro1">
          <table:table-cell office:value-type="float" office:value="19411" calcext:value-type="float">
            <text:p>19411</text:p>
          </table:table-cell>
          <table:table-cell table:number-columns-repeated="11"/>
        </table:table-row>
        <table:table-row table:style-name="ro1">
          <table:table-cell office:value-type="float" office:value="22001" calcext:value-type="float">
            <text:p>22001</text:p>
          </table:table-cell>
          <table:table-cell table:number-columns-repeated="11"/>
        </table:table-row>
        <table:table-row table:style-name="ro1">
          <table:table-cell office:value-type="float" office:value="27490" calcext:value-type="float">
            <text:p>27490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1"/>
        </table:table-row>
        <table:table-row table:style-name="ro1">
          <table:table-cell office:value-type="float" office:value="15872" calcext:value-type="float">
            <text:p>15872</text:p>
          </table:table-cell>
          <table:table-cell table:number-columns-repeated="11"/>
        </table:table-row>
        <table:table-row table:style-name="ro1">
          <table:table-cell office:value-type="float" office:value="11469" calcext:value-type="float">
            <text:p>11469</text:p>
          </table:table-cell>
          <table:table-cell table:number-columns-repeated="11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11"/>
        </table:table-row>
        <table:table-row table:style-name="ro1">
          <table:table-cell office:value-type="float" office:value="29977" calcext:value-type="float">
            <text:p>29977</text:p>
          </table:table-cell>
          <table:table-cell table:number-columns-repeated="11"/>
        </table:table-row>
        <table:table-row table:style-name="ro1">
          <table:table-cell office:value-type="float" office:value="15567" calcext:value-type="float">
            <text:p>15567</text:p>
          </table:table-cell>
          <table:table-cell table:number-columns-repeated="11"/>
        </table:table-row>
        <table:table-row table:style-name="ro1">
          <table:table-cell office:value-type="float" office:value="19512" calcext:value-type="float">
            <text:p>19512</text:p>
          </table:table-cell>
          <table:table-cell table:number-columns-repeated="11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11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11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11"/>
        </table:table-row>
        <table:table-row table:style-name="ro1">
          <table:table-cell office:value-type="float" office:value="18051" calcext:value-type="float">
            <text:p>18051</text:p>
          </table:table-cell>
          <table:table-cell table:number-columns-repeated="11"/>
        </table:table-row>
        <table:table-row table:style-name="ro1">
          <table:table-cell office:value-type="float" office:value="22025" calcext:value-type="float">
            <text:p>22025</text:p>
          </table:table-cell>
          <table:table-cell table:number-columns-repeated="11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11"/>
        </table:table-row>
        <table:table-row table:style-name="ro1">
          <table:table-cell office:value-type="float" office:value="13742" calcext:value-type="float">
            <text:p>13742</text:p>
          </table:table-cell>
          <table:table-cell table:number-columns-repeated="11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11"/>
        </table:table-row>
        <table:table-row table:style-name="ro1">
          <table:table-cell office:value-type="float" office:value="18093" calcext:value-type="float">
            <text:p>18093</text:p>
          </table:table-cell>
          <table:table-cell table:number-columns-repeated="11"/>
        </table:table-row>
        <table:table-row table:style-name="ro1">
          <table:table-cell office:value-type="float" office:value="26788" calcext:value-type="float">
            <text:p>26788</text:p>
          </table:table-cell>
          <table:table-cell table:number-columns-repeated="11"/>
        </table:table-row>
        <table:table-row table:style-name="ro1">
          <table:table-cell office:value-type="float" office:value="10920" calcext:value-type="float">
            <text:p>10920</text:p>
          </table:table-cell>
          <table:table-cell table:number-columns-repeated="11"/>
        </table:table-row>
        <table:table-row table:style-name="ro1">
          <table:table-cell office:value-type="float" office:value="30330" calcext:value-type="float">
            <text:p>30330</text:p>
          </table:table-cell>
          <table:table-cell table:number-columns-repeated="11"/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number-columns-repeated="11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11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11"/>
        </table:table-row>
        <table:table-row table:style-name="ro1">
          <table:table-cell office:value-type="float" office:value="27397" calcext:value-type="float">
            <text:p>27397</text:p>
          </table:table-cell>
          <table:table-cell table:number-columns-repeated="11"/>
        </table:table-row>
        <table:table-row table:style-name="ro1">
          <table:table-cell office:value-type="float" office:value="14996" calcext:value-type="float">
            <text:p>14996</text:p>
          </table:table-cell>
          <table:table-cell table:number-columns-repeated="11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11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11"/>
        </table:table-row>
        <table:table-row table:style-name="ro1">
          <table:table-cell office:value-type="float" office:value="25570" calcext:value-type="float">
            <text:p>25570</text:p>
          </table:table-cell>
          <table:table-cell table:number-columns-repeated="11"/>
        </table:table-row>
        <table:table-row table:style-name="ro1">
          <table:table-cell office:value-type="float" office:value="13501" calcext:value-type="float">
            <text:p>13501</text:p>
          </table:table-cell>
          <table:table-cell table:number-columns-repeated="11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11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11"/>
        </table:table-row>
        <table:table-row table:style-name="ro1">
          <table:table-cell office:value-type="float" office:value="29690" calcext:value-type="float">
            <text:p>29690</text:p>
          </table:table-cell>
          <table:table-cell table:number-columns-repeated="11"/>
        </table:table-row>
        <table:table-row table:style-name="ro1">
          <table:table-cell office:value-type="float" office:value="14712" calcext:value-type="float">
            <text:p>14712</text:p>
          </table:table-cell>
          <table:table-cell table:number-columns-repeated="11"/>
        </table:table-row>
        <table:table-row table:style-name="ro1">
          <table:table-cell office:value-type="float" office:value="21334" calcext:value-type="float">
            <text:p>21334</text:p>
          </table:table-cell>
          <table:table-cell table:number-columns-repeated="11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11"/>
        </table:table-row>
        <table:table-row table:style-name="ro1">
          <table:table-cell office:value-type="float" office:value="28187" calcext:value-type="float">
            <text:p>28187</text:p>
          </table:table-cell>
          <table:table-cell table:number-columns-repeated="11"/>
        </table:table-row>
        <table:table-row table:style-name="ro1">
          <table:table-cell office:value-type="float" office:value="21881" calcext:value-type="float">
            <text:p>21881</text:p>
          </table:table-cell>
          <table:table-cell table:number-columns-repeated="11"/>
        </table:table-row>
        <table:table-row table:style-name="ro1">
          <table:table-cell office:value-type="float" office:value="13954" calcext:value-type="float">
            <text:p>13954</text:p>
          </table:table-cell>
          <table:table-cell table:number-columns-repeated="11"/>
        </table:table-row>
        <table:table-row table:style-name="ro1">
          <table:table-cell office:value-type="float" office:value="31827" calcext:value-type="float">
            <text:p>31827</text:p>
          </table:table-cell>
          <table:table-cell table:number-columns-repeated="11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11"/>
        </table:table-row>
        <table:table-row table:style-name="ro1">
          <table:table-cell office:value-type="float" office:value="26704" calcext:value-type="float">
            <text:p>26704</text:p>
          </table:table-cell>
          <table:table-cell table:number-columns-repeated="11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11"/>
        </table:table-row>
        <table:table-row table:style-name="ro1">
          <table:table-cell office:value-type="float" office:value="25085" calcext:value-type="float">
            <text:p>25085</text:p>
          </table:table-cell>
          <table:table-cell table:number-columns-repeated="11"/>
        </table:table-row>
        <table:table-row table:style-name="ro1">
          <table:table-cell office:value-type="float" office:value="31009" calcext:value-type="float">
            <text:p>31009</text:p>
          </table:table-cell>
          <table:table-cell table:number-columns-repeated="11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11"/>
        </table:table-row>
        <table:table-row table:style-name="ro1">
          <table:table-cell office:value-type="float" office:value="17638" calcext:value-type="float">
            <text:p>17638</text:p>
          </table:table-cell>
          <table:table-cell table:number-columns-repeated="11"/>
        </table:table-row>
        <table:table-row table:style-name="ro1">
          <table:table-cell office:value-type="float" office:value="14297" calcext:value-type="float">
            <text:p>14297</text:p>
          </table:table-cell>
          <table:table-cell table:number-columns-repeated="11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11"/>
        </table:table-row>
        <table:table-row table:style-name="ro1">
          <table:table-cell office:value-type="float" office:value="13691" calcext:value-type="float">
            <text:p>13691</text:p>
          </table:table-cell>
          <table:table-cell table:number-columns-repeated="11"/>
        </table:table-row>
        <table:table-row table:style-name="ro1">
          <table:table-cell office:value-type="float" office:value="19343" calcext:value-type="float">
            <text:p>19343</text:p>
          </table:table-cell>
          <table:table-cell table:number-columns-repeated="11"/>
        </table:table-row>
        <table:table-row table:style-name="ro1">
          <table:table-cell office:value-type="float" office:value="21044" calcext:value-type="float">
            <text:p>21044</text:p>
          </table:table-cell>
          <table:table-cell table:number-columns-repeated="11"/>
        </table:table-row>
        <table:table-row table:style-name="ro1">
          <table:table-cell office:value-type="float" office:value="16404" calcext:value-type="float">
            <text:p>16404</text:p>
          </table:table-cell>
          <table:table-cell table:number-columns-repeated="11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11"/>
        </table:table-row>
        <table:table-row table:style-name="ro1">
          <table:table-cell office:value-type="float" office:value="32179" calcext:value-type="float">
            <text:p>32179</text:p>
          </table:table-cell>
          <table:table-cell table:number-columns-repeated="11"/>
        </table:table-row>
        <table:table-row table:style-name="ro1">
          <table:table-cell office:value-type="float" office:value="15802" calcext:value-type="float">
            <text:p>15802</text:p>
          </table:table-cell>
          <table:table-cell table:number-columns-repeated="11"/>
        </table:table-row>
        <table:table-row table:style-name="ro1">
          <table:table-cell office:value-type="float" office:value="22397" calcext:value-type="float">
            <text:p>22397</text:p>
          </table:table-cell>
          <table:table-cell table:number-columns-repeated="11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11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11"/>
        </table:table-row>
        <table:table-row table:style-name="ro1">
          <table:table-cell office:value-type="float" office:value="23454" calcext:value-type="float">
            <text:p>23454</text:p>
          </table:table-cell>
          <table:table-cell table:number-columns-repeated="11"/>
        </table:table-row>
        <table:table-row table:style-name="ro1">
          <table:table-cell office:value-type="float" office:value="11125" calcext:value-type="float">
            <text:p>11125</text:p>
          </table:table-cell>
          <table:table-cell table:number-columns-repeated="11"/>
        </table:table-row>
        <table:table-row table:style-name="ro1">
          <table:table-cell office:value-type="float" office:value="25894" calcext:value-type="float">
            <text:p>25894</text:p>
          </table:table-cell>
          <table:table-cell table:number-columns-repeated="11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11"/>
        </table:table-row>
        <table:table-row table:style-name="ro1">
          <table:table-cell office:value-type="float" office:value="28392" calcext:value-type="float">
            <text:p>28392</text:p>
          </table:table-cell>
          <table:table-cell table:number-columns-repeated="11"/>
        </table:table-row>
        <table:table-row table:style-name="ro1">
          <table:table-cell office:value-type="float" office:value="27994" calcext:value-type="float">
            <text:p>27994</text:p>
          </table:table-cell>
          <table:table-cell table:number-columns-repeated="11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11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11"/>
        </table:table-row>
        <table:table-row table:style-name="ro1">
          <table:table-cell office:value-type="float" office:value="28384" calcext:value-type="float">
            <text:p>28384</text:p>
          </table:table-cell>
          <table:table-cell table:number-columns-repeated="11"/>
        </table:table-row>
        <table:table-row table:style-name="ro1">
          <table:table-cell office:value-type="float" office:value="13421" calcext:value-type="float">
            <text:p>13421</text:p>
          </table:table-cell>
          <table:table-cell table:number-columns-repeated="11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11"/>
        </table:table-row>
        <table:table-row table:style-name="ro1">
          <table:table-cell office:value-type="float" office:value="12102" calcext:value-type="float">
            <text:p>12102</text:p>
          </table:table-cell>
          <table:table-cell table:number-columns-repeated="11"/>
        </table:table-row>
        <table:table-row table:style-name="ro1">
          <table:table-cell office:value-type="float" office:value="28293" calcext:value-type="float">
            <text:p>28293</text:p>
          </table:table-cell>
          <table:table-cell table:number-columns-repeated="11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11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1"/>
        </table:table-row>
        <table:table-row table:style-name="ro1">
          <table:table-cell office:value-type="float" office:value="28244" calcext:value-type="float">
            <text:p>28244</text:p>
          </table:table-cell>
          <table:table-cell table:number-columns-repeated="11"/>
        </table:table-row>
        <table:table-row table:style-name="ro1">
          <table:table-cell office:value-type="float" office:value="24524" calcext:value-type="float">
            <text:p>24524</text:p>
          </table:table-cell>
          <table:table-cell table:number-columns-repeated="11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11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11"/>
        </table:table-row>
        <table:table-row table:style-name="ro1">
          <table:table-cell office:value-type="float" office:value="14047" calcext:value-type="float">
            <text:p>14047</text:p>
          </table:table-cell>
          <table:table-cell table:number-columns-repeated="11"/>
        </table:table-row>
        <table:table-row table:style-name="ro1">
          <table:table-cell office:value-type="float" office:value="27040" calcext:value-type="float">
            <text:p>27040</text:p>
          </table:table-cell>
          <table:table-cell table:number-columns-repeated="11"/>
        </table:table-row>
        <table:table-row table:style-name="ro1">
          <table:table-cell office:value-type="float" office:value="25530" calcext:value-type="float">
            <text:p>25530</text:p>
          </table:table-cell>
          <table:table-cell table:number-columns-repeated="11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11"/>
        </table:table-row>
        <table:table-row table:style-name="ro1">
          <table:table-cell office:value-type="float" office:value="16361" calcext:value-type="float">
            <text:p>16361</text:p>
          </table:table-cell>
          <table:table-cell table:number-columns-repeated="11"/>
        </table:table-row>
        <table:table-row table:style-name="ro1">
          <table:table-cell office:value-type="float" office:value="18237" calcext:value-type="float">
            <text:p>18237</text:p>
          </table:table-cell>
          <table:table-cell table:number-columns-repeated="11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11"/>
        </table:table-row>
        <table:table-row table:style-name="ro1">
          <table:table-cell office:value-type="float" office:value="12296" calcext:value-type="float">
            <text:p>12296</text:p>
          </table:table-cell>
          <table:table-cell table:number-columns-repeated="11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11"/>
        </table:table-row>
        <table:table-row table:style-name="ro1">
          <table:table-cell office:value-type="float" office:value="26720" calcext:value-type="float">
            <text:p>26720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1"/>
        </table:table-row>
        <table:table-row table:style-name="ro1">
          <table:table-cell office:value-type="float" office:value="20950" calcext:value-type="float">
            <text:p>20950</text:p>
          </table:table-cell>
          <table:table-cell table:number-columns-repeated="11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11"/>
        </table:table-row>
        <table:table-row table:style-name="ro1">
          <table:table-cell office:value-type="float" office:value="24824" calcext:value-type="float">
            <text:p>24824</text:p>
          </table:table-cell>
          <table:table-cell table:number-columns-repeated="11"/>
        </table:table-row>
        <table:table-row table:style-name="ro1">
          <table:table-cell office:value-type="float" office:value="11262" calcext:value-type="float">
            <text:p>11262</text:p>
          </table:table-cell>
          <table:table-cell table:number-columns-repeated="11"/>
        </table:table-row>
        <table:table-row table:style-name="ro1">
          <table:table-cell office:value-type="float" office:value="19344" calcext:value-type="float">
            <text:p>19344</text:p>
          </table:table-cell>
          <table:table-cell table:number-columns-repeated="11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11"/>
        </table:table-row>
        <table:table-row table:style-name="ro1">
          <table:table-cell office:value-type="float" office:value="13789" calcext:value-type="float">
            <text:p>13789</text:p>
          </table:table-cell>
          <table:table-cell table:number-columns-repeated="11"/>
        </table:table-row>
        <table:table-row table:style-name="ro1">
          <table:table-cell office:value-type="float" office:value="26009" calcext:value-type="float">
            <text:p>26009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11"/>
        </table:table-row>
        <table:table-row table:style-name="ro1">
          <table:table-cell office:value-type="float" office:value="14914" calcext:value-type="float">
            <text:p>14914</text:p>
          </table:table-cell>
          <table:table-cell table:number-columns-repeated="11"/>
        </table:table-row>
        <table:table-row table:style-name="ro1">
          <table:table-cell office:value-type="float" office:value="16437" calcext:value-type="float">
            <text:p>16437</text:p>
          </table:table-cell>
          <table:table-cell table:number-columns-repeated="11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11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11"/>
        </table:table-row>
        <table:table-row table:style-name="ro1">
          <table:table-cell office:value-type="float" office:value="23570" calcext:value-type="float">
            <text:p>23570</text:p>
          </table:table-cell>
          <table:table-cell table:number-columns-repeated="11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11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11"/>
        </table:table-row>
        <table:table-row table:style-name="ro1">
          <table:table-cell office:value-type="float" office:value="28891" calcext:value-type="float">
            <text:p>28891</text:p>
          </table:table-cell>
          <table:table-cell table:number-columns-repeated="11"/>
        </table:table-row>
        <table:table-row table:style-name="ro1">
          <table:table-cell office:value-type="float" office:value="18062" calcext:value-type="float">
            <text:p>18062</text:p>
          </table:table-cell>
          <table:table-cell table:number-columns-repeated="11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11"/>
        </table:table-row>
        <table:table-row table:style-name="ro1">
          <table:table-cell office:value-type="float" office:value="12478" calcext:value-type="float">
            <text:p>12478</text:p>
          </table:table-cell>
          <table:table-cell table:number-columns-repeated="11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11"/>
        </table:table-row>
        <table:table-row table:style-name="ro1">
          <table:table-cell office:value-type="float" office:value="18723" calcext:value-type="float">
            <text:p>18723</text:p>
          </table:table-cell>
          <table:table-cell table:number-columns-repeated="11"/>
        </table:table-row>
        <table:table-row table:style-name="ro1">
          <table:table-cell office:value-type="float" office:value="21049" calcext:value-type="float">
            <text:p>21049</text:p>
          </table:table-cell>
          <table:table-cell table:number-columns-repeated="11"/>
        </table:table-row>
        <table:table-row table:style-name="ro1">
          <table:table-cell office:value-type="float" office:value="27433" calcext:value-type="float">
            <text:p>27433</text:p>
          </table:table-cell>
          <table:table-cell table:number-columns-repeated="11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11"/>
        </table:table-row>
        <table:table-row table:style-name="ro1">
          <table:table-cell office:value-type="float" office:value="14463" calcext:value-type="float">
            <text:p>14463</text:p>
          </table:table-cell>
          <table:table-cell table:number-columns-repeated="11"/>
        </table:table-row>
        <table:table-row table:style-name="ro1">
          <table:table-cell office:value-type="float" office:value="17928" calcext:value-type="float">
            <text:p>17928</text:p>
          </table:table-cell>
          <table:table-cell table:number-columns-repeated="11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11"/>
        </table:table-row>
        <table:table-row table:style-name="ro1">
          <table:table-cell office:value-type="float" office:value="24525" calcext:value-type="float">
            <text:p>24525</text:p>
          </table:table-cell>
          <table:table-cell table:number-columns-repeated="11"/>
        </table:table-row>
        <table:table-row table:style-name="ro1">
          <table:table-cell office:value-type="float" office:value="15191" calcext:value-type="float">
            <text:p>15191</text:p>
          </table:table-cell>
          <table:table-cell table:number-columns-repeated="11"/>
        </table:table-row>
        <table:table-row table:style-name="ro1">
          <table:table-cell office:value-type="float" office:value="12462" calcext:value-type="float">
            <text:p>12462</text:p>
          </table:table-cell>
          <table:table-cell table:number-columns-repeated="11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11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11"/>
        </table:table-row>
        <table:table-row table:style-name="ro1">
          <table:table-cell office:value-type="float" office:value="15538" calcext:value-type="float">
            <text:p>15538</text:p>
          </table:table-cell>
          <table:table-cell table:number-columns-repeated="11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11"/>
        </table:table-row>
        <table:table-row table:style-name="ro1">
          <table:table-cell office:value-type="float" office:value="16748" calcext:value-type="float">
            <text:p>16748</text:p>
          </table:table-cell>
          <table:table-cell table:number-columns-repeated="11"/>
        </table:table-row>
        <table:table-row table:style-name="ro1">
          <table:table-cell office:value-type="float" office:value="19541" calcext:value-type="float">
            <text:p>19541</text:p>
          </table:table-cell>
          <table:table-cell table:number-columns-repeated="11"/>
        </table:table-row>
        <table:table-row table:style-name="ro1">
          <table:table-cell office:value-type="float" office:value="23499" calcext:value-type="float">
            <text:p>23499</text:p>
          </table:table-cell>
          <table:table-cell table:number-columns-repeated="11"/>
        </table:table-row>
        <table:table-row table:style-name="ro1">
          <table:table-cell office:value-type="float" office:value="11124" calcext:value-type="float">
            <text:p>11124</text:p>
          </table:table-cell>
          <table:table-cell table:number-columns-repeated="11"/>
        </table:table-row>
        <table:table-row table:style-name="ro1">
          <table:table-cell office:value-type="float" office:value="29377" calcext:value-type="float">
            <text:p>29377</text:p>
          </table:table-cell>
          <table:table-cell table:number-columns-repeated="11"/>
        </table:table-row>
        <table:table-row table:style-name="ro1">
          <table:table-cell office:value-type="float" office:value="12089" calcext:value-type="float">
            <text:p>12089</text:p>
          </table:table-cell>
          <table:table-cell table:number-columns-repeated="11"/>
        </table:table-row>
        <table:table-row table:style-name="ro1">
          <table:table-cell office:value-type="float" office:value="32070" calcext:value-type="float">
            <text:p>32070</text:p>
          </table:table-cell>
          <table:table-cell table:number-columns-repeated="11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11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11"/>
        </table:table-row>
        <table:table-row table:style-name="ro1">
          <table:table-cell office:value-type="float" office:value="19188" calcext:value-type="float">
            <text:p>19188</text:p>
          </table:table-cell>
          <table:table-cell table:number-columns-repeated="11"/>
        </table:table-row>
        <table:table-row table:style-name="ro1">
          <table:table-cell office:value-type="float" office:value="30629" calcext:value-type="float">
            <text:p>30629</text:p>
          </table:table-cell>
          <table:table-cell table:number-columns-repeated="11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11"/>
        </table:table-row>
        <table:table-row table:style-name="ro1">
          <table:table-cell office:value-type="float" office:value="22342" calcext:value-type="float">
            <text:p>22342</text:p>
          </table:table-cell>
          <table:table-cell table:number-columns-repeated="11"/>
        </table:table-row>
        <table:table-row table:style-name="ro1">
          <table:table-cell office:value-type="float" office:value="19357" calcext:value-type="float">
            <text:p>19357</text:p>
          </table:table-cell>
          <table:table-cell table:number-columns-repeated="11"/>
        </table:table-row>
        <table:table-row table:style-name="ro1">
          <table:table-cell office:value-type="float" office:value="19856" calcext:value-type="float">
            <text:p>19856</text:p>
          </table:table-cell>
          <table:table-cell table:number-columns-repeated="11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11"/>
        </table:table-row>
        <table:table-row table:style-name="ro1">
          <table:table-cell office:value-type="float" office:value="12855" calcext:value-type="float">
            <text:p>12855</text:p>
          </table:table-cell>
          <table:table-cell table:number-columns-repeated="11"/>
        </table:table-row>
        <table:table-row table:style-name="ro1">
          <table:table-cell office:value-type="float" office:value="12686" calcext:value-type="float">
            <text:p>12686</text:p>
          </table:table-cell>
          <table:table-cell table:number-columns-repeated="11"/>
        </table:table-row>
        <table:table-row table:style-name="ro1">
          <table:table-cell office:value-type="float" office:value="28439" calcext:value-type="float">
            <text:p>28439</text:p>
          </table:table-cell>
          <table:table-cell table:number-columns-repeated="11"/>
        </table:table-row>
        <table:table-row table:style-name="ro1">
          <table:table-cell office:value-type="float" office:value="12375" calcext:value-type="float">
            <text:p>12375</text:p>
          </table:table-cell>
          <table:table-cell table:number-columns-repeated="11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11"/>
        </table:table-row>
        <table:table-row table:style-name="ro1">
          <table:table-cell office:value-type="float" office:value="19311" calcext:value-type="float">
            <text:p>19311</text:p>
          </table:table-cell>
          <table:table-cell table:number-columns-repeated="11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11"/>
        </table:table-row>
        <table:table-row table:style-name="ro1">
          <table:table-cell office:value-type="float" office:value="26781" calcext:value-type="float">
            <text:p>26781</text:p>
          </table:table-cell>
          <table:table-cell table:number-columns-repeated="11"/>
        </table:table-row>
        <table:table-row table:style-name="ro1">
          <table:table-cell office:value-type="float" office:value="20358" calcext:value-type="float">
            <text:p>20358</text:p>
          </table:table-cell>
          <table:table-cell table:number-columns-repeated="11"/>
        </table:table-row>
        <table:table-row table:style-name="ro1">
          <table:table-cell office:value-type="float" office:value="28318" calcext:value-type="float">
            <text:p>28318</text:p>
          </table:table-cell>
          <table:table-cell table:number-columns-repeated="11"/>
        </table:table-row>
        <table:table-row table:style-name="ro1">
          <table:table-cell office:value-type="float" office:value="23484" calcext:value-type="float">
            <text:p>23484</text:p>
          </table:table-cell>
          <table:table-cell table:number-columns-repeated="11"/>
        </table:table-row>
        <table:table-row table:style-name="ro1">
          <table:table-cell office:value-type="float" office:value="29972" calcext:value-type="float">
            <text:p>29972</text:p>
          </table:table-cell>
          <table:table-cell table:number-columns-repeated="11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11"/>
        </table:table-row>
        <table:table-row table:style-name="ro1">
          <table:table-cell office:value-type="float" office:value="16992" calcext:value-type="float">
            <text:p>16992</text:p>
          </table:table-cell>
          <table:table-cell table:number-columns-repeated="11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11"/>
        </table:table-row>
        <table:table-row table:style-name="ro1">
          <table:table-cell office:value-type="float" office:value="20659" calcext:value-type="float">
            <text:p>20659</text:p>
          </table:table-cell>
          <table:table-cell table:number-columns-repeated="11"/>
        </table:table-row>
        <table:table-row table:style-name="ro1">
          <table:table-cell office:value-type="float" office:value="17420" calcext:value-type="float">
            <text:p>17420</text:p>
          </table:table-cell>
          <table:table-cell table:number-columns-repeated="11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11"/>
        </table:table-row>
        <table:table-row table:style-name="ro1">
          <table:table-cell office:value-type="float" office:value="30722" calcext:value-type="float">
            <text:p>30722</text:p>
          </table:table-cell>
          <table:table-cell table:number-columns-repeated="11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11"/>
        </table:table-row>
        <table:table-row table:style-name="ro1">
          <table:table-cell office:value-type="float" office:value="19799" calcext:value-type="float">
            <text:p>19799</text:p>
          </table:table-cell>
          <table:table-cell table:number-columns-repeated="11"/>
        </table:table-row>
        <table:table-row table:style-name="ro1">
          <table:table-cell office:value-type="float" office:value="27356" calcext:value-type="float">
            <text:p>27356</text:p>
          </table:table-cell>
          <table:table-cell table:number-columns-repeated="11"/>
        </table:table-row>
        <table:table-row table:style-name="ro1">
          <table:table-cell office:value-type="float" office:value="14911" calcext:value-type="float">
            <text:p>14911</text:p>
          </table:table-cell>
          <table:table-cell table:number-columns-repeated="11"/>
        </table:table-row>
        <table:table-row table:style-name="ro1">
          <table:table-cell office:value-type="float" office:value="16024" calcext:value-type="float">
            <text:p>16024</text:p>
          </table:table-cell>
          <table:table-cell table:number-columns-repeated="11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11"/>
        </table:table-row>
        <table:table-row table:style-name="ro1">
          <table:table-cell office:value-type="float" office:value="24077" calcext:value-type="float">
            <text:p>24077</text:p>
          </table:table-cell>
          <table:table-cell table:number-columns-repeated="11"/>
        </table:table-row>
        <table:table-row table:style-name="ro1">
          <table:table-cell office:value-type="float" office:value="11406" calcext:value-type="float">
            <text:p>11406</text:p>
          </table:table-cell>
          <table:table-cell table:number-columns-repeated="11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11"/>
        </table:table-row>
        <table:table-row table:style-name="ro1">
          <table:table-cell office:value-type="float" office:value="16030" calcext:value-type="float">
            <text:p>16030</text:p>
          </table:table-cell>
          <table:table-cell table:number-columns-repeated="11"/>
        </table:table-row>
        <table:table-row table:style-name="ro1">
          <table:table-cell office:value-type="float" office:value="13037" calcext:value-type="float">
            <text:p>13037</text:p>
          </table:table-cell>
          <table:table-cell table:number-columns-repeated="11"/>
        </table:table-row>
        <table:table-row table:style-name="ro1">
          <table:table-cell office:value-type="float" office:value="14823" calcext:value-type="float">
            <text:p>14823</text:p>
          </table:table-cell>
          <table:table-cell table:number-columns-repeated="11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11"/>
        </table:table-row>
        <table:table-row table:style-name="ro1">
          <table:table-cell office:value-type="float" office:value="31476" calcext:value-type="float">
            <text:p>31476</text:p>
          </table:table-cell>
          <table:table-cell table:number-columns-repeated="11"/>
        </table:table-row>
        <table:table-row table:style-name="ro1">
          <table:table-cell office:value-type="float" office:value="10738" calcext:value-type="float">
            <text:p>10738</text:p>
          </table:table-cell>
          <table:table-cell table:number-columns-repeated="11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11"/>
        </table:table-row>
        <table:table-row table:style-name="ro1">
          <table:table-cell office:value-type="float" office:value="17978" calcext:value-type="float">
            <text:p>17978</text:p>
          </table:table-cell>
          <table:table-cell table:number-columns-repeated="11"/>
        </table:table-row>
        <table:table-row table:style-name="ro1">
          <table:table-cell office:value-type="float" office:value="24547" calcext:value-type="float">
            <text:p>24547</text:p>
          </table:table-cell>
          <table:table-cell table:number-columns-repeated="11"/>
        </table:table-row>
        <table:table-row table:style-name="ro1">
          <table:table-cell office:value-type="float" office:value="23528" calcext:value-type="float">
            <text:p>23528</text:p>
          </table:table-cell>
          <table:table-cell table:number-columns-repeated="11"/>
        </table:table-row>
        <table:table-row table:style-name="ro1">
          <table:table-cell office:value-type="float" office:value="18290" calcext:value-type="float">
            <text:p>18290</text:p>
          </table:table-cell>
          <table:table-cell table:number-columns-repeated="11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11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11"/>
        </table:table-row>
        <table:table-row table:style-name="ro1">
          <table:table-cell office:value-type="float" office:value="12754" calcext:value-type="float">
            <text:p>12754</text:p>
          </table:table-cell>
          <table:table-cell table:number-columns-repeated="11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11"/>
        </table:table-row>
        <table:table-row table:style-name="ro1">
          <table:table-cell office:value-type="float" office:value="24856" calcext:value-type="float">
            <text:p>24856</text:p>
          </table:table-cell>
          <table:table-cell table:number-columns-repeated="11"/>
        </table:table-row>
        <table:table-row table:style-name="ro1">
          <table:table-cell office:value-type="float" office:value="20837" calcext:value-type="float">
            <text:p>20837</text:p>
          </table:table-cell>
          <table:table-cell table:number-columns-repeated="11"/>
        </table:table-row>
        <table:table-row table:style-name="ro1">
          <table:table-cell office:value-type="float" office:value="14888" calcext:value-type="float">
            <text:p>14888</text:p>
          </table:table-cell>
          <table:table-cell table:number-columns-repeated="11"/>
        </table:table-row>
        <table:table-row table:style-name="ro1">
          <table:table-cell office:value-type="float" office:value="24762" calcext:value-type="float">
            <text:p>24762</text:p>
          </table:table-cell>
          <table:table-cell table:number-columns-repeated="11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11"/>
        </table:table-row>
        <table:table-row table:style-name="ro1">
          <table:table-cell office:value-type="float" office:value="32105" calcext:value-type="float">
            <text:p>32105</text:p>
          </table:table-cell>
          <table:table-cell table:number-columns-repeated="11"/>
        </table:table-row>
        <table:table-row table:style-name="ro1">
          <table:table-cell office:value-type="float" office:value="15166" calcext:value-type="float">
            <text:p>15166</text:p>
          </table:table-cell>
          <table:table-cell table:number-columns-repeated="11"/>
        </table:table-row>
        <table:table-row table:style-name="ro1">
          <table:table-cell office:value-type="float" office:value="26748" calcext:value-type="float">
            <text:p>26748</text:p>
          </table:table-cell>
          <table:table-cell table:number-columns-repeated="11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11"/>
        </table:table-row>
        <table:table-row table:style-name="ro1">
          <table:table-cell office:value-type="float" office:value="27327" calcext:value-type="float">
            <text:p>27327</text:p>
          </table:table-cell>
          <table:table-cell table:number-columns-repeated="11"/>
        </table:table-row>
        <table:table-row table:style-name="ro1">
          <table:table-cell office:value-type="float" office:value="15350" calcext:value-type="float">
            <text:p>15350</text:p>
          </table:table-cell>
          <table:table-cell table:number-columns-repeated="11"/>
        </table:table-row>
        <table:table-row table:style-name="ro1">
          <table:table-cell office:value-type="float" office:value="21585" calcext:value-type="float">
            <text:p>21585</text:p>
          </table:table-cell>
          <table:table-cell table:number-columns-repeated="11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11"/>
        </table:table-row>
        <table:table-row table:style-name="ro1">
          <table:table-cell office:value-type="float" office:value="11144" calcext:value-type="float">
            <text:p>11144</text:p>
          </table:table-cell>
          <table:table-cell table:number-columns-repeated="11"/>
        </table:table-row>
        <table:table-row table:style-name="ro1">
          <table:table-cell office:value-type="float" office:value="24671" calcext:value-type="float">
            <text:p>24671</text:p>
          </table:table-cell>
          <table:table-cell table:number-columns-repeated="11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11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11"/>
        </table:table-row>
        <table:table-row table:style-name="ro1">
          <table:table-cell office:value-type="float" office:value="21829" calcext:value-type="float">
            <text:p>21829</text:p>
          </table:table-cell>
          <table:table-cell table:number-columns-repeated="11"/>
        </table:table-row>
        <table:table-row table:style-name="ro1">
          <table:table-cell office:value-type="float" office:value="11147" calcext:value-type="float">
            <text:p>11147</text:p>
          </table:table-cell>
          <table:table-cell table:number-columns-repeated="11"/>
        </table:table-row>
        <table:table-row table:style-name="ro1">
          <table:table-cell office:value-type="float" office:value="26262" calcext:value-type="float">
            <text:p>26262</text:p>
          </table:table-cell>
          <table:table-cell table:number-columns-repeated="11"/>
        </table:table-row>
        <table:table-row table:style-name="ro1">
          <table:table-cell office:value-type="float" office:value="17638" calcext:value-type="float">
            <text:p>17638</text:p>
          </table:table-cell>
          <table:table-cell table:number-columns-repeated="11"/>
        </table:table-row>
        <table:table-row table:style-name="ro1">
          <table:table-cell office:value-type="float" office:value="21321" calcext:value-type="float">
            <text:p>21321</text:p>
          </table:table-cell>
          <table:table-cell table:number-columns-repeated="11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11"/>
        </table:table-row>
        <table:table-row table:style-name="ro1">
          <table:table-cell office:value-type="float" office:value="28599" calcext:value-type="float">
            <text:p>28599</text:p>
          </table:table-cell>
          <table:table-cell table:number-columns-repeated="11"/>
        </table:table-row>
        <table:table-row table:style-name="ro1">
          <table:table-cell office:value-type="float" office:value="12498" calcext:value-type="float">
            <text:p>12498</text:p>
          </table:table-cell>
          <table:table-cell table:number-columns-repeated="11"/>
        </table:table-row>
        <table:table-row table:style-name="ro1">
          <table:table-cell office:value-type="float" office:value="13161" calcext:value-type="float">
            <text:p>13161</text:p>
          </table:table-cell>
          <table:table-cell table:number-columns-repeated="11"/>
        </table:table-row>
        <table:table-row table:style-name="ro1">
          <table:table-cell office:value-type="float" office:value="26603" calcext:value-type="float">
            <text:p>26603</text:p>
          </table:table-cell>
          <table:table-cell table:number-columns-repeated="11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11"/>
        </table:table-row>
        <table:table-row table:style-name="ro1">
          <table:table-cell office:value-type="float" office:value="30017" calcext:value-type="float">
            <text:p>30017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float" office:value="29750" calcext:value-type="float">
            <text:p>29750</text:p>
          </table:table-cell>
          <table:table-cell table:number-columns-repeated="11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11"/>
        </table:table-row>
        <table:table-row table:style-name="ro1">
          <table:table-cell office:value-type="float" office:value="29697" calcext:value-type="float">
            <text:p>29697</text:p>
          </table:table-cell>
          <table:table-cell table:number-columns-repeated="11"/>
        </table:table-row>
        <table:table-row table:style-name="ro1">
          <table:table-cell office:value-type="float" office:value="12749" calcext:value-type="float">
            <text:p>12749</text:p>
          </table:table-cell>
          <table:table-cell table:number-columns-repeated="11"/>
        </table:table-row>
        <table:table-row table:style-name="ro1">
          <table:table-cell office:value-type="float" office:value="18226" calcext:value-type="float">
            <text:p>18226</text:p>
          </table:table-cell>
          <table:table-cell table:number-columns-repeated="11"/>
        </table:table-row>
        <table:table-row table:style-name="ro1">
          <table:table-cell office:value-type="float" office:value="15048" calcext:value-type="float">
            <text:p>15048</text:p>
          </table:table-cell>
          <table:table-cell table:number-columns-repeated="11"/>
        </table:table-row>
        <table:table-row table:style-name="ro1">
          <table:table-cell office:value-type="float" office:value="17127" calcext:value-type="float">
            <text:p>17127</text:p>
          </table:table-cell>
          <table:table-cell table:number-columns-repeated="11"/>
        </table:table-row>
        <table:table-row table:style-name="ro1">
          <table:table-cell office:value-type="float" office:value="26888" calcext:value-type="float">
            <text:p>26888</text:p>
          </table:table-cell>
          <table:table-cell table:number-columns-repeated="11"/>
        </table:table-row>
        <table:table-row table:style-name="ro1">
          <table:table-cell office:value-type="float" office:value="17673" calcext:value-type="float">
            <text:p>17673</text:p>
          </table:table-cell>
          <table:table-cell table:number-columns-repeated="11"/>
        </table:table-row>
        <table:table-row table:style-name="ro1">
          <table:table-cell office:value-type="float" office:value="20242" calcext:value-type="float">
            <text:p>20242</text:p>
          </table:table-cell>
          <table:table-cell table:number-columns-repeated="11"/>
        </table:table-row>
        <table:table-row table:style-name="ro1">
          <table:table-cell office:value-type="float" office:value="15472" calcext:value-type="float">
            <text:p>15472</text:p>
          </table:table-cell>
          <table:table-cell table:number-columns-repeated="11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11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11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11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1"/>
        </table:table-row>
        <table:table-row table:style-name="ro1">
          <table:table-cell office:value-type="float" office:value="10747" calcext:value-type="float">
            <text:p>10747</text:p>
          </table:table-cell>
          <table:table-cell table:number-columns-repeated="11"/>
        </table:table-row>
        <table:table-row table:style-name="ro1">
          <table:table-cell office:value-type="float" office:value="31087" calcext:value-type="float">
            <text:p>31087</text:p>
          </table:table-cell>
          <table:table-cell table:number-columns-repeated="11"/>
        </table:table-row>
        <table:table-row table:style-name="ro1">
          <table:table-cell office:value-type="float" office:value="14244" calcext:value-type="float">
            <text:p>14244</text:p>
          </table:table-cell>
          <table:table-cell table:number-columns-repeated="11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11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11"/>
        </table:table-row>
        <table:table-row table:style-name="ro1">
          <table:table-cell office:value-type="float" office:value="14610" calcext:value-type="float">
            <text:p>14610</text:p>
          </table:table-cell>
          <table:table-cell table:number-columns-repeated="11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11"/>
        </table:table-row>
        <table:table-row table:style-name="ro1">
          <table:table-cell office:value-type="float" office:value="27671" calcext:value-type="float">
            <text:p>27671</text:p>
          </table:table-cell>
          <table:table-cell table:number-columns-repeated="11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11"/>
        </table:table-row>
        <table:table-row table:style-name="ro1">
          <table:table-cell office:value-type="float" office:value="20869" calcext:value-type="float">
            <text:p>20869</text:p>
          </table:table-cell>
          <table:table-cell table:number-columns-repeated="11"/>
        </table:table-row>
        <table:table-row table:style-name="ro1">
          <table:table-cell office:value-type="float" office:value="26952" calcext:value-type="float">
            <text:p>26952</text:p>
          </table:table-cell>
          <table:table-cell table:number-columns-repeated="11"/>
        </table:table-row>
        <table:table-row table:style-name="ro1">
          <table:table-cell office:value-type="float" office:value="16825" calcext:value-type="float">
            <text:p>16825</text:p>
          </table:table-cell>
          <table:table-cell table:number-columns-repeated="11"/>
        </table:table-row>
        <table:table-row table:style-name="ro1">
          <table:table-cell office:value-type="float" office:value="31090" calcext:value-type="float">
            <text:p>31090</text:p>
          </table:table-cell>
          <table:table-cell table:number-columns-repeated="11"/>
        </table:table-row>
        <table:table-row table:style-name="ro1">
          <table:table-cell office:value-type="float" office:value="30029" calcext:value-type="float">
            <text:p>30029</text:p>
          </table:table-cell>
          <table:table-cell table:number-columns-repeated="11"/>
        </table:table-row>
        <table:table-row table:style-name="ro1">
          <table:table-cell office:value-type="float" office:value="30583" calcext:value-type="float">
            <text:p>30583</text:p>
          </table:table-cell>
          <table:table-cell table:number-columns-repeated="11"/>
        </table:table-row>
        <table:table-row table:style-name="ro1">
          <table:table-cell office:value-type="float" office:value="26087" calcext:value-type="float">
            <text:p>26087</text:p>
          </table:table-cell>
          <table:table-cell table:number-columns-repeated="11"/>
        </table:table-row>
        <table:table-row table:style-name="ro1">
          <table:table-cell office:value-type="float" office:value="22691" calcext:value-type="float">
            <text:p>22691</text:p>
          </table:table-cell>
          <table:table-cell table:number-columns-repeated="11"/>
        </table:table-row>
        <table:table-row table:style-name="ro1">
          <table:table-cell office:value-type="float" office:value="17414" calcext:value-type="float">
            <text:p>17414</text:p>
          </table:table-cell>
          <table:table-cell table:number-columns-repeated="11"/>
        </table:table-row>
        <table:table-row table:style-name="ro1">
          <table:table-cell office:value-type="float" office:value="11344" calcext:value-type="float">
            <text:p>11344</text:p>
          </table:table-cell>
          <table:table-cell table:number-columns-repeated="11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11"/>
        </table:table-row>
        <table:table-row table:style-name="ro1">
          <table:table-cell office:value-type="float" office:value="20211" calcext:value-type="float">
            <text:p>20211</text:p>
          </table:table-cell>
          <table:table-cell table:number-columns-repeated="11"/>
        </table:table-row>
        <table:table-row table:style-name="ro1">
          <table:table-cell office:value-type="float" office:value="17312" calcext:value-type="float">
            <text:p>17312</text:p>
          </table:table-cell>
          <table:table-cell table:number-columns-repeated="11"/>
        </table:table-row>
        <table:table-row table:style-name="ro1">
          <table:table-cell office:value-type="float" office:value="26982" calcext:value-type="float">
            <text:p>26982</text:p>
          </table:table-cell>
          <table:table-cell table:number-columns-repeated="11"/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number-columns-repeated="11"/>
        </table:table-row>
        <table:table-row table:style-name="ro1">
          <table:table-cell office:value-type="float" office:value="17606" calcext:value-type="float">
            <text:p>17606</text:p>
          </table:table-cell>
          <table:table-cell table:number-columns-repeated="11"/>
        </table:table-row>
        <table:table-row table:style-name="ro1">
          <table:table-cell office:value-type="float" office:value="18225" calcext:value-type="float">
            <text:p>18225</text:p>
          </table:table-cell>
          <table:table-cell table:number-columns-repeated="11"/>
        </table:table-row>
        <table:table-row table:style-name="ro1">
          <table:table-cell office:value-type="float" office:value="12538" calcext:value-type="float">
            <text:p>12538</text:p>
          </table:table-cell>
          <table:table-cell table:number-columns-repeated="11"/>
        </table:table-row>
        <table:table-row table:style-name="ro1">
          <table:table-cell office:value-type="float" office:value="15803" calcext:value-type="float">
            <text:p>15803</text:p>
          </table:table-cell>
          <table:table-cell table:number-columns-repeated="11"/>
        </table:table-row>
        <table:table-row table:style-name="ro1">
          <table:table-cell office:value-type="float" office:value="23057" calcext:value-type="float">
            <text:p>23057</text:p>
          </table:table-cell>
          <table:table-cell table:number-columns-repeated="11"/>
        </table:table-row>
        <table:table-row table:style-name="ro1">
          <table:table-cell office:value-type="float" office:value="21880" calcext:value-type="float">
            <text:p>21880</text:p>
          </table:table-cell>
          <table:table-cell table:number-columns-repeated="11"/>
        </table:table-row>
        <table:table-row table:style-name="ro1">
          <table:table-cell office:value-type="float" office:value="31240" calcext:value-type="float">
            <text:p>31240</text:p>
          </table:table-cell>
          <table:table-cell table:number-columns-repeated="11"/>
        </table:table-row>
        <table:table-row table:style-name="ro1">
          <table:table-cell office:value-type="float" office:value="28649" calcext:value-type="float">
            <text:p>28649</text:p>
          </table:table-cell>
          <table:table-cell table:number-columns-repeated="11"/>
        </table:table-row>
        <table:table-row table:style-name="ro1">
          <table:table-cell office:value-type="float" office:value="12768" calcext:value-type="float">
            <text:p>12768</text:p>
          </table:table-cell>
          <table:table-cell table:number-columns-repeated="11"/>
        </table:table-row>
        <table:table-row table:style-name="ro1">
          <table:table-cell office:value-type="float" office:value="12702" calcext:value-type="float">
            <text:p>12702</text:p>
          </table:table-cell>
          <table:table-cell table:number-columns-repeated="11"/>
        </table:table-row>
        <table:table-row table:style-name="ro1">
          <table:table-cell office:value-type="float" office:value="27449" calcext:value-type="float">
            <text:p>27449</text:p>
          </table:table-cell>
          <table:table-cell table:number-columns-repeated="11"/>
        </table:table-row>
        <table:table-row table:style-name="ro1">
          <table:table-cell office:value-type="float" office:value="19527" calcext:value-type="float">
            <text:p>19527</text:p>
          </table:table-cell>
          <table:table-cell table:number-columns-repeated="11"/>
        </table:table-row>
        <table:table-row table:style-name="ro1">
          <table:table-cell office:value-type="float" office:value="19997" calcext:value-type="float">
            <text:p>19997</text:p>
          </table:table-cell>
          <table:table-cell table:number-columns-repeated="11"/>
        </table:table-row>
        <table:table-row table:style-name="ro1">
          <table:table-cell office:value-type="float" office:value="29077" calcext:value-type="float">
            <text:p>29077</text:p>
          </table:table-cell>
          <table:table-cell table:number-columns-repeated="11"/>
        </table:table-row>
        <table:table-row table:style-name="ro1">
          <table:table-cell office:value-type="float" office:value="32270" calcext:value-type="float">
            <text:p>32270</text:p>
          </table:table-cell>
          <table:table-cell table:number-columns-repeated="11"/>
        </table:table-row>
        <table:table-row table:style-name="ro1">
          <table:table-cell office:value-type="float" office:value="16252" calcext:value-type="float">
            <text:p>16252</text:p>
          </table:table-cell>
          <table:table-cell table:number-columns-repeated="11"/>
        </table:table-row>
        <table:table-row table:style-name="ro1">
          <table:table-cell office:value-type="float" office:value="19439" calcext:value-type="float">
            <text:p>19439</text:p>
          </table:table-cell>
          <table:table-cell table:number-columns-repeated="11"/>
        </table:table-row>
        <table:table-row table:style-name="ro1">
          <table:table-cell office:value-type="float" office:value="15143" calcext:value-type="float">
            <text:p>15143</text:p>
          </table:table-cell>
          <table:table-cell table:number-columns-repeated="11"/>
        </table:table-row>
        <table:table-row table:style-name="ro1">
          <table:table-cell office:value-type="float" office:value="20370" calcext:value-type="float">
            <text:p>20370</text:p>
          </table:table-cell>
          <table:table-cell table:number-columns-repeated="11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11"/>
        </table:table-row>
        <table:table-row table:style-name="ro1">
          <table:table-cell office:value-type="float" office:value="31467" calcext:value-type="float">
            <text:p>31467</text:p>
          </table:table-cell>
          <table:table-cell table:number-columns-repeated="11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11"/>
        </table:table-row>
        <table:table-row table:style-name="ro1">
          <table:table-cell office:value-type="float" office:value="22221" calcext:value-type="float">
            <text:p>22221</text:p>
          </table:table-cell>
          <table:table-cell table:number-columns-repeated="11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11"/>
        </table:table-row>
        <table:table-row table:style-name="ro1">
          <table:table-cell office:value-type="float" office:value="23295" calcext:value-type="float">
            <text:p>23295</text:p>
          </table:table-cell>
          <table:table-cell table:number-columns-repeated="11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number-columns-repeated="11"/>
        </table:table-row>
        <table:table-row table:style-name="ro1">
          <table:table-cell office:value-type="float" office:value="13122" calcext:value-type="float">
            <text:p>13122</text:p>
          </table:table-cell>
          <table:table-cell table:number-columns-repeated="11"/>
        </table:table-row>
        <table:table-row table:style-name="ro1">
          <table:table-cell office:value-type="float" office:value="22097" calcext:value-type="float">
            <text:p>22097</text:p>
          </table:table-cell>
          <table:table-cell table:number-columns-repeated="11"/>
        </table:table-row>
        <table:table-row table:style-name="ro1">
          <table:table-cell office:value-type="float" office:value="18721" calcext:value-type="float">
            <text:p>18721</text:p>
          </table:table-cell>
          <table:table-cell table:number-columns-repeated="11"/>
        </table:table-row>
        <table:table-row table:style-name="ro1">
          <table:table-cell office:value-type="float" office:value="17668" calcext:value-type="float">
            <text:p>17668</text:p>
          </table:table-cell>
          <table:table-cell table:number-columns-repeated="11"/>
        </table:table-row>
        <table:table-row table:style-name="ro1">
          <table:table-cell office:value-type="float" office:value="29834" calcext:value-type="float">
            <text:p>29834</text:p>
          </table:table-cell>
          <table:table-cell table:number-columns-repeated="11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11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11"/>
        </table:table-row>
        <table:table-row table:style-name="ro1">
          <table:table-cell office:value-type="float" office:value="23949" calcext:value-type="float">
            <text:p>23949</text:p>
          </table:table-cell>
          <table:table-cell table:number-columns-repeated="11"/>
        </table:table-row>
        <table:table-row table:style-name="ro1">
          <table:table-cell office:value-type="float" office:value="28496" calcext:value-type="float">
            <text:p>28496</text:p>
          </table:table-cell>
          <table:table-cell table:number-columns-repeated="11"/>
        </table:table-row>
        <table:table-row table:style-name="ro1">
          <table:table-cell office:value-type="float" office:value="21550" calcext:value-type="float">
            <text:p>21550</text:p>
          </table:table-cell>
          <table:table-cell table:number-columns-repeated="11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11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1"/>
        </table:table-row>
        <table:table-row table:style-name="ro1">
          <table:table-cell office:value-type="float" office:value="18729" calcext:value-type="float">
            <text:p>18729</text:p>
          </table:table-cell>
          <table:table-cell table:number-columns-repeated="11"/>
        </table:table-row>
        <table:table-row table:style-name="ro1">
          <table:table-cell office:value-type="float" office:value="19115" calcext:value-type="float">
            <text:p>19115</text:p>
          </table:table-cell>
          <table:table-cell table:number-columns-repeated="11"/>
        </table:table-row>
        <table:table-row table:style-name="ro1">
          <table:table-cell office:value-type="float" office:value="26227" calcext:value-type="float">
            <text:p>26227</text:p>
          </table:table-cell>
          <table:table-cell table:number-columns-repeated="11"/>
        </table:table-row>
        <table:table-row table:style-name="ro1">
          <table:table-cell office:value-type="float" office:value="15445" calcext:value-type="float">
            <text:p>15445</text:p>
          </table:table-cell>
          <table:table-cell table:number-columns-repeated="11"/>
        </table:table-row>
        <table:table-row table:style-name="ro1">
          <table:table-cell office:value-type="float" office:value="27327" calcext:value-type="float">
            <text:p>27327</text:p>
          </table:table-cell>
          <table:table-cell table:number-columns-repeated="11"/>
        </table:table-row>
        <table:table-row table:style-name="ro1">
          <table:table-cell office:value-type="float" office:value="25333" calcext:value-type="float">
            <text:p>25333</text:p>
          </table:table-cell>
          <table:table-cell table:number-columns-repeated="11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11"/>
        </table:table-row>
        <table:table-row table:style-name="ro1">
          <table:table-cell office:value-type="float" office:value="11745" calcext:value-type="float">
            <text:p>11745</text:p>
          </table:table-cell>
          <table:table-cell table:number-columns-repeated="11"/>
        </table:table-row>
        <table:table-row table:style-name="ro1">
          <table:table-cell office:value-type="float" office:value="15136" calcext:value-type="float">
            <text:p>15136</text:p>
          </table:table-cell>
          <table:table-cell table:number-columns-repeated="11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11"/>
        </table:table-row>
        <table:table-row table:style-name="ro1">
          <table:table-cell office:value-type="float" office:value="32306" calcext:value-type="float">
            <text:p>32306</text:p>
          </table:table-cell>
          <table:table-cell table:number-columns-repeated="11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11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11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11"/>
        </table:table-row>
        <table:table-row table:style-name="ro1">
          <table:table-cell office:value-type="float" office:value="12028" calcext:value-type="float">
            <text:p>12028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float" office:value="11860" calcext:value-type="float">
            <text:p>11860</text:p>
          </table:table-cell>
          <table:table-cell table:number-columns-repeated="11"/>
        </table:table-row>
        <table:table-row table:style-name="ro1">
          <table:table-cell office:value-type="float" office:value="11609" calcext:value-type="float">
            <text:p>11609</text:p>
          </table:table-cell>
          <table:table-cell table:number-columns-repeated="11"/>
        </table:table-row>
        <table:table-row table:style-name="ro1">
          <table:table-cell office:value-type="float" office:value="12020" calcext:value-type="float">
            <text:p>12020</text:p>
          </table:table-cell>
          <table:table-cell table:number-columns-repeated="11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11"/>
        </table:table-row>
        <table:table-row table:style-name="ro1">
          <table:table-cell office:value-type="float" office:value="24105" calcext:value-type="float">
            <text:p>24105</text:p>
          </table:table-cell>
          <table:table-cell table:number-columns-repeated="11"/>
        </table:table-row>
        <table:table-row table:style-name="ro1">
          <table:table-cell office:value-type="float" office:value="14077" calcext:value-type="float">
            <text:p>14077</text:p>
          </table:table-cell>
          <table:table-cell table:number-columns-repeated="11"/>
        </table:table-row>
        <table:table-row table:style-name="ro1">
          <table:table-cell office:value-type="float" office:value="24667" calcext:value-type="float">
            <text:p>24667</text:p>
          </table:table-cell>
          <table:table-cell table:number-columns-repeated="11"/>
        </table:table-row>
        <table:table-row table:style-name="ro1">
          <table:table-cell office:value-type="float" office:value="26073" calcext:value-type="float">
            <text:p>26073</text:p>
          </table:table-cell>
          <table:table-cell table:number-columns-repeated="11"/>
        </table:table-row>
        <table:table-row table:style-name="ro1">
          <table:table-cell office:value-type="float" office:value="27854" calcext:value-type="float">
            <text:p>27854</text:p>
          </table:table-cell>
          <table:table-cell table:number-columns-repeated="11"/>
        </table:table-row>
        <table:table-row table:style-name="ro1">
          <table:table-cell office:value-type="float" office:value="21184" calcext:value-type="float">
            <text:p>21184</text:p>
          </table:table-cell>
          <table:table-cell table:number-columns-repeated="11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11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11"/>
        </table:table-row>
        <table:table-row table:style-name="ro1">
          <table:table-cell office:value-type="float" office:value="29915" calcext:value-type="float">
            <text:p>29915</text:p>
          </table:table-cell>
          <table:table-cell table:number-columns-repeated="11"/>
        </table:table-row>
        <table:table-row table:style-name="ro1">
          <table:table-cell office:value-type="float" office:value="15803" calcext:value-type="float">
            <text:p>15803</text:p>
          </table:table-cell>
          <table:table-cell table:number-columns-repeated="11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11"/>
        </table:table-row>
        <table:table-row table:style-name="ro1">
          <table:table-cell office:value-type="float" office:value="27618" calcext:value-type="float">
            <text:p>27618</text:p>
          </table:table-cell>
          <table:table-cell table:number-columns-repeated="11"/>
        </table:table-row>
        <table:table-row table:style-name="ro1">
          <table:table-cell office:value-type="float" office:value="18091" calcext:value-type="float">
            <text:p>18091</text:p>
          </table:table-cell>
          <table:table-cell table:number-columns-repeated="11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11"/>
        </table:table-row>
        <table:table-row table:style-name="ro1">
          <table:table-cell office:value-type="float" office:value="28850" calcext:value-type="float">
            <text:p>28850</text:p>
          </table:table-cell>
          <table:table-cell table:number-columns-repeated="11"/>
        </table:table-row>
        <table:table-row table:style-name="ro1">
          <table:table-cell office:value-type="float" office:value="19323" calcext:value-type="float">
            <text:p>19323</text:p>
          </table:table-cell>
          <table:table-cell table:number-columns-repeated="11"/>
        </table:table-row>
        <table:table-row table:style-name="ro1">
          <table:table-cell office:value-type="float" office:value="27046" calcext:value-type="float">
            <text:p>27046</text:p>
          </table:table-cell>
          <table:table-cell table:number-columns-repeated="11"/>
        </table:table-row>
        <table:table-row table:style-name="ro1">
          <table:table-cell office:value-type="float" office:value="25481" calcext:value-type="float">
            <text:p>25481</text:p>
          </table:table-cell>
          <table:table-cell table:number-columns-repeated="11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 office:value-type="float" office:value="24868" calcext:value-type="float">
            <text:p>24868</text:p>
          </table:table-cell>
          <table:table-cell table:number-columns-repeated="11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11"/>
        </table:table-row>
        <table:table-row table:style-name="ro1">
          <table:table-cell office:value-type="float" office:value="20838" calcext:value-type="float">
            <text:p>20838</text:p>
          </table:table-cell>
          <table:table-cell table:number-columns-repeated="11"/>
        </table:table-row>
        <table:table-row table:style-name="ro1">
          <table:table-cell office:value-type="float" office:value="27570" calcext:value-type="float">
            <text:p>27570</text:p>
          </table:table-cell>
          <table:table-cell table:number-columns-repeated="11"/>
        </table:table-row>
        <table:table-row table:style-name="ro1">
          <table:table-cell office:value-type="float" office:value="12465" calcext:value-type="float">
            <text:p>12465</text:p>
          </table:table-cell>
          <table:table-cell table:number-columns-repeated="11"/>
        </table:table-row>
        <table:table-row table:style-name="ro1">
          <table:table-cell office:value-type="float" office:value="15088" calcext:value-type="float">
            <text:p>15088</text:p>
          </table:table-cell>
          <table:table-cell table:number-columns-repeated="11"/>
        </table:table-row>
        <table:table-row table:style-name="ro1">
          <table:table-cell office:value-type="float" office:value="29294" calcext:value-type="float">
            <text:p>29294</text:p>
          </table:table-cell>
          <table:table-cell table:number-columns-repeated="11"/>
        </table:table-row>
        <table:table-row table:style-name="ro1">
          <table:table-cell office:value-type="float" office:value="19418" calcext:value-type="float">
            <text:p>19418</text:p>
          </table:table-cell>
          <table:table-cell table:number-columns-repeated="11"/>
        </table:table-row>
        <table:table-row table:style-name="ro1">
          <table:table-cell office:value-type="float" office:value="11351" calcext:value-type="float">
            <text:p>11351</text:p>
          </table:table-cell>
          <table:table-cell table:number-columns-repeated="11"/>
        </table:table-row>
        <table:table-row table:style-name="ro1">
          <table:table-cell office:value-type="float" office:value="31826" calcext:value-type="float">
            <text:p>31826</text:p>
          </table:table-cell>
          <table:table-cell table:number-columns-repeated="11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11"/>
        </table:table-row>
        <table:table-row table:style-name="ro1">
          <table:table-cell office:value-type="float" office:value="18899" calcext:value-type="float">
            <text:p>18899</text:p>
          </table:table-cell>
          <table:table-cell table:number-columns-repeated="11"/>
        </table:table-row>
        <table:table-row table:style-name="ro1">
          <table:table-cell office:value-type="float" office:value="12397" calcext:value-type="float">
            <text:p>12397</text:p>
          </table:table-cell>
          <table:table-cell table:number-columns-repeated="11"/>
        </table:table-row>
        <table:table-row table:style-name="ro1">
          <table:table-cell office:value-type="float" office:value="13276" calcext:value-type="float">
            <text:p>13276</text:p>
          </table:table-cell>
          <table:table-cell table:number-columns-repeated="11"/>
        </table:table-row>
        <table:table-row table:style-name="ro1">
          <table:table-cell office:value-type="float" office:value="12016" calcext:value-type="float">
            <text:p>12016</text:p>
          </table:table-cell>
          <table:table-cell table:number-columns-repeated="11"/>
        </table:table-row>
        <table:table-row table:style-name="ro1">
          <table:table-cell office:value-type="float" office:value="25357" calcext:value-type="float">
            <text:p>25357</text:p>
          </table:table-cell>
          <table:table-cell table:number-columns-repeated="11"/>
        </table:table-row>
        <table:table-row table:style-name="ro1">
          <table:table-cell office:value-type="float" office:value="32144" calcext:value-type="float">
            <text:p>32144</text:p>
          </table:table-cell>
          <table:table-cell table:number-columns-repeated="11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11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11"/>
        </table:table-row>
        <table:table-row table:style-name="ro1">
          <table:table-cell office:value-type="float" office:value="28530" calcext:value-type="float">
            <text:p>28530</text:p>
          </table:table-cell>
          <table:table-cell table:number-columns-repeated="11"/>
        </table:table-row>
        <table:table-row table:style-name="ro1">
          <table:table-cell office:value-type="float" office:value="22869" calcext:value-type="float">
            <text:p>22869</text:p>
          </table:table-cell>
          <table:table-cell table:number-columns-repeated="11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number-columns-repeated="11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number-columns-repeated="11"/>
        </table:table-row>
        <table:table-row table:style-name="ro1">
          <table:table-cell office:value-type="float" office:value="23463" calcext:value-type="float">
            <text:p>23463</text:p>
          </table:table-cell>
          <table:table-cell table:number-columns-repeated="11"/>
        </table:table-row>
        <table:table-row table:style-name="ro1">
          <table:table-cell office:value-type="float" office:value="19492" calcext:value-type="float">
            <text:p>19492</text:p>
          </table:table-cell>
          <table:table-cell table:number-columns-repeated="11"/>
        </table:table-row>
        <table:table-row table:style-name="ro1">
          <table:table-cell office:value-type="float" office:value="20214" calcext:value-type="float">
            <text:p>20214</text:p>
          </table:table-cell>
          <table:table-cell table:number-columns-repeated="11"/>
        </table:table-row>
        <table:table-row table:style-name="ro1">
          <table:table-cell office:value-type="float" office:value="22504" calcext:value-type="float">
            <text:p>22504</text:p>
          </table:table-cell>
          <table:table-cell table:number-columns-repeated="11"/>
        </table:table-row>
        <table:table-row table:style-name="ro1">
          <table:table-cell office:value-type="float" office:value="16530" calcext:value-type="float">
            <text:p>16530</text:p>
          </table:table-cell>
          <table:table-cell table:number-columns-repeated="11"/>
        </table:table-row>
        <table:table-row table:style-name="ro1">
          <table:table-cell office:value-type="float" office:value="22622" calcext:value-type="float">
            <text:p>22622</text:p>
          </table:table-cell>
          <table:table-cell table:number-columns-repeated="11"/>
        </table:table-row>
        <table:table-row table:style-name="ro1">
          <table:table-cell office:value-type="float" office:value="24504" calcext:value-type="float">
            <text:p>24504</text:p>
          </table:table-cell>
          <table:table-cell table:number-columns-repeated="11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11"/>
        </table:table-row>
        <table:table-row table:style-name="ro1">
          <table:table-cell office:value-type="float" office:value="29614" calcext:value-type="float">
            <text:p>29614</text:p>
          </table:table-cell>
          <table:table-cell table:number-columns-repeated="11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11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11"/>
        </table:table-row>
        <table:table-row table:style-name="ro1">
          <table:table-cell office:value-type="float" office:value="27070" calcext:value-type="float">
            <text:p>27070</text:p>
          </table:table-cell>
          <table:table-cell table:number-columns-repeated="11"/>
        </table:table-row>
        <table:table-row table:style-name="ro1">
          <table:table-cell office:value-type="float" office:value="18990" calcext:value-type="float">
            <text:p>18990</text:p>
          </table:table-cell>
          <table:table-cell table:number-columns-repeated="11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11"/>
        </table:table-row>
        <table:table-row table:style-name="ro1">
          <table:table-cell office:value-type="float" office:value="21211" calcext:value-type="float">
            <text:p>21211</text:p>
          </table:table-cell>
          <table:table-cell table:number-columns-repeated="11"/>
        </table:table-row>
        <table:table-row table:style-name="ro1">
          <table:table-cell office:value-type="float" office:value="19940" calcext:value-type="float">
            <text:p>19940</text:p>
          </table:table-cell>
          <table:table-cell table:number-columns-repeated="11"/>
        </table:table-row>
        <table:table-row table:style-name="ro1">
          <table:table-cell office:value-type="float" office:value="21672" calcext:value-type="float">
            <text:p>21672</text:p>
          </table:table-cell>
          <table:table-cell table:number-columns-repeated="11"/>
        </table:table-row>
        <table:table-row table:style-name="ro1">
          <table:table-cell office:value-type="float" office:value="30669" calcext:value-type="float">
            <text:p>30669</text:p>
          </table:table-cell>
          <table:table-cell table:number-columns-repeated="11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11"/>
        </table:table-row>
        <table:table-row table:style-name="ro1">
          <table:table-cell office:value-type="float" office:value="23173" calcext:value-type="float">
            <text:p>23173</text:p>
          </table:table-cell>
          <table:table-cell table:number-columns-repeated="11"/>
        </table:table-row>
        <table:table-row table:style-name="ro1">
          <table:table-cell office:value-type="float" office:value="15643" calcext:value-type="float">
            <text:p>15643</text:p>
          </table:table-cell>
          <table:table-cell table:number-columns-repeated="11"/>
        </table:table-row>
        <table:table-row table:style-name="ro1">
          <table:table-cell office:value-type="float" office:value="21221" calcext:value-type="float">
            <text:p>21221</text:p>
          </table:table-cell>
          <table:table-cell table:number-columns-repeated="11"/>
        </table:table-row>
        <table:table-row table:style-name="ro1">
          <table:table-cell office:value-type="float" office:value="30538" calcext:value-type="float">
            <text:p>30538</text:p>
          </table:table-cell>
          <table:table-cell table:number-columns-repeated="11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11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11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11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11"/>
        </table:table-row>
        <table:table-row table:style-name="ro1">
          <table:table-cell office:value-type="float" office:value="25491" calcext:value-type="float">
            <text:p>25491</text:p>
          </table:table-cell>
          <table:table-cell table:number-columns-repeated="11"/>
        </table:table-row>
        <table:table-row table:style-name="ro1">
          <table:table-cell office:value-type="float" office:value="24221" calcext:value-type="float">
            <text:p>24221</text:p>
          </table:table-cell>
          <table:table-cell table:number-columns-repeated="11"/>
        </table:table-row>
        <table:table-row table:style-name="ro1">
          <table:table-cell office:value-type="float" office:value="22627" calcext:value-type="float">
            <text:p>22627</text:p>
          </table:table-cell>
          <table:table-cell table:number-columns-repeated="11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11"/>
        </table:table-row>
        <table:table-row table:style-name="ro1">
          <table:table-cell office:value-type="float" office:value="17621" calcext:value-type="float">
            <text:p>17621</text:p>
          </table:table-cell>
          <table:table-cell table:number-columns-repeated="11"/>
        </table:table-row>
        <table:table-row table:style-name="ro1">
          <table:table-cell office:value-type="float" office:value="17767" calcext:value-type="float">
            <text:p>17767</text:p>
          </table:table-cell>
          <table:table-cell table:number-columns-repeated="11"/>
        </table:table-row>
        <table:table-row table:style-name="ro1">
          <table:table-cell office:value-type="float" office:value="11426" calcext:value-type="float">
            <text:p>11426</text:p>
          </table:table-cell>
          <table:table-cell table:number-columns-repeated="11"/>
        </table:table-row>
        <table:table-row table:style-name="ro1">
          <table:table-cell office:value-type="float" office:value="16735" calcext:value-type="float">
            <text:p>16735</text:p>
          </table:table-cell>
          <table:table-cell table:number-columns-repeated="11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11"/>
        </table:table-row>
        <table:table-row table:style-name="ro1">
          <table:table-cell office:value-type="float" office:value="21300" calcext:value-type="float">
            <text:p>21300</text:p>
          </table:table-cell>
          <table:table-cell table:number-columns-repeated="11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11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11"/>
        </table:table-row>
        <table:table-row table:style-name="ro1">
          <table:table-cell office:value-type="float" office:value="29582" calcext:value-type="float">
            <text:p>29582</text:p>
          </table:table-cell>
          <table:table-cell table:number-columns-repeated="11"/>
        </table:table-row>
        <table:table-row table:style-name="ro1">
          <table:table-cell office:value-type="float" office:value="18994" calcext:value-type="float">
            <text:p>18994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25122" calcext:value-type="float">
            <text:p>25122</text:p>
          </table:table-cell>
          <table:table-cell table:number-columns-repeated="11"/>
        </table:table-row>
        <table:table-row table:style-name="ro1">
          <table:table-cell office:value-type="float" office:value="27714" calcext:value-type="float">
            <text:p>27714</text:p>
          </table:table-cell>
          <table:table-cell table:number-columns-repeated="11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11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11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11"/>
        </table:table-row>
        <table:table-row table:style-name="ro1">
          <table:table-cell office:value-type="float" office:value="28064" calcext:value-type="float">
            <text:p>28064</text:p>
          </table:table-cell>
          <table:table-cell table:number-columns-repeated="11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11"/>
        </table:table-row>
        <table:table-row table:style-name="ro1">
          <table:table-cell office:value-type="float" office:value="16350" calcext:value-type="float">
            <text:p>16350</text:p>
          </table:table-cell>
          <table:table-cell table:number-columns-repeated="11"/>
        </table:table-row>
        <table:table-row table:style-name="ro1">
          <table:table-cell office:value-type="float" office:value="11374" calcext:value-type="float">
            <text:p>11374</text:p>
          </table:table-cell>
          <table:table-cell table:number-columns-repeated="11"/>
        </table:table-row>
        <table:table-row table:style-name="ro1">
          <table:table-cell office:value-type="float" office:value="18668" calcext:value-type="float">
            <text:p>18668</text:p>
          </table:table-cell>
          <table:table-cell table:number-columns-repeated="11"/>
        </table:table-row>
        <table:table-row table:style-name="ro1">
          <table:table-cell office:value-type="float" office:value="14600" calcext:value-type="float">
            <text:p>14600</text:p>
          </table:table-cell>
          <table:table-cell table:number-columns-repeated="11"/>
        </table:table-row>
        <table:table-row table:style-name="ro1">
          <table:table-cell office:value-type="float" office:value="30954" calcext:value-type="float">
            <text:p>30954</text:p>
          </table:table-cell>
          <table:table-cell table:number-columns-repeated="11"/>
        </table:table-row>
        <table:table-row table:style-name="ro1">
          <table:table-cell office:value-type="float" office:value="18933" calcext:value-type="float">
            <text:p>18933</text:p>
          </table:table-cell>
          <table:table-cell table:number-columns-repeated="11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11"/>
        </table:table-row>
        <table:table-row table:style-name="ro1">
          <table:table-cell office:value-type="float" office:value="26543" calcext:value-type="float">
            <text:p>26543</text:p>
          </table:table-cell>
          <table:table-cell table:number-columns-repeated="11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11"/>
        </table:table-row>
        <table:table-row table:style-name="ro1">
          <table:table-cell office:value-type="float" office:value="29496" calcext:value-type="float">
            <text:p>29496</text:p>
          </table:table-cell>
          <table:table-cell table:number-columns-repeated="11"/>
        </table:table-row>
        <table:table-row table:style-name="ro1">
          <table:table-cell office:value-type="float" office:value="21888" calcext:value-type="float">
            <text:p>21888</text:p>
          </table:table-cell>
          <table:table-cell table:number-columns-repeated="11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11"/>
        </table:table-row>
        <table:table-row table:style-name="ro1">
          <table:table-cell office:value-type="float" office:value="24963" calcext:value-type="float">
            <text:p>24963</text:p>
          </table:table-cell>
          <table:table-cell table:number-columns-repeated="11"/>
        </table:table-row>
        <table:table-row table:style-name="ro1">
          <table:table-cell office:value-type="float" office:value="21518" calcext:value-type="float">
            <text:p>21518</text:p>
          </table:table-cell>
          <table:table-cell table:number-columns-repeated="11"/>
        </table:table-row>
        <table:table-row table:style-name="ro1">
          <table:table-cell office:value-type="float" office:value="26466" calcext:value-type="float">
            <text:p>26466</text:p>
          </table:table-cell>
          <table:table-cell table:number-columns-repeated="11"/>
        </table:table-row>
        <table:table-row table:style-name="ro1">
          <table:table-cell office:value-type="float" office:value="19189" calcext:value-type="float">
            <text:p>19189</text:p>
          </table:table-cell>
          <table:table-cell table:number-columns-repeated="11"/>
        </table:table-row>
        <table:table-row table:style-name="ro1">
          <table:table-cell office:value-type="float" office:value="32032" calcext:value-type="float">
            <text:p>32032</text:p>
          </table:table-cell>
          <table:table-cell table:number-columns-repeated="11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11"/>
        </table:table-row>
        <table:table-row table:style-name="ro1">
          <table:table-cell office:value-type="float" office:value="17493" calcext:value-type="float">
            <text:p>17493</text:p>
          </table:table-cell>
          <table:table-cell table:number-columns-repeated="11"/>
        </table:table-row>
        <table:table-row table:style-name="ro1">
          <table:table-cell office:value-type="float" office:value="20048" calcext:value-type="float">
            <text:p>20048</text:p>
          </table:table-cell>
          <table:table-cell table:number-columns-repeated="11"/>
        </table:table-row>
        <table:table-row table:style-name="ro1">
          <table:table-cell office:value-type="float" office:value="26652" calcext:value-type="float">
            <text:p>26652</text:p>
          </table:table-cell>
          <table:table-cell table:number-columns-repeated="11"/>
        </table:table-row>
        <table:table-row table:style-name="ro1">
          <table:table-cell office:value-type="float" office:value="32323" calcext:value-type="float">
            <text:p>32323</text:p>
          </table:table-cell>
          <table:table-cell table:number-columns-repeated="11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11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11"/>
        </table:table-row>
        <table:table-row table:style-name="ro1">
          <table:table-cell office:value-type="float" office:value="22542" calcext:value-type="float">
            <text:p>22542</text:p>
          </table:table-cell>
          <table:table-cell table:number-columns-repeated="11"/>
        </table:table-row>
        <table:table-row table:style-name="ro1">
          <table:table-cell office:value-type="float" office:value="24134" calcext:value-type="float">
            <text:p>24134</text:p>
          </table:table-cell>
          <table:table-cell table:number-columns-repeated="11"/>
        </table:table-row>
        <table:table-row table:style-name="ro1">
          <table:table-cell office:value-type="float" office:value="19827" calcext:value-type="float">
            <text:p>19827</text:p>
          </table:table-cell>
          <table:table-cell table:number-columns-repeated="11"/>
        </table:table-row>
        <table:table-row table:style-name="ro1">
          <table:table-cell office:value-type="float" office:value="11208" calcext:value-type="float">
            <text:p>11208</text:p>
          </table:table-cell>
          <table:table-cell table:number-columns-repeated="11"/>
        </table:table-row>
        <table:table-row table:style-name="ro1">
          <table:table-cell office:value-type="float" office:value="15411" calcext:value-type="float">
            <text:p>15411</text:p>
          </table:table-cell>
          <table:table-cell table:number-columns-repeated="11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11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11"/>
        </table:table-row>
        <table:table-row table:style-name="ro1">
          <table:table-cell office:value-type="float" office:value="19595" calcext:value-type="float">
            <text:p>19595</text:p>
          </table:table-cell>
          <table:table-cell table:number-columns-repeated="11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11"/>
        </table:table-row>
        <table:table-row table:style-name="ro1">
          <table:table-cell office:value-type="float" office:value="12533" calcext:value-type="float">
            <text:p>12533</text:p>
          </table:table-cell>
          <table:table-cell table:number-columns-repeated="11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1"/>
        </table:table-row>
        <table:table-row table:style-name="ro1">
          <table:table-cell office:value-type="float" office:value="31869" calcext:value-type="float">
            <text:p>31869</text:p>
          </table:table-cell>
          <table:table-cell table:number-columns-repeated="11"/>
        </table:table-row>
        <table:table-row table:style-name="ro1">
          <table:table-cell office:value-type="float" office:value="21163" calcext:value-type="float">
            <text:p>21163</text:p>
          </table:table-cell>
          <table:table-cell table:number-columns-repeated="11"/>
        </table:table-row>
        <table:table-row table:style-name="ro1">
          <table:table-cell office:value-type="float" office:value="14615" calcext:value-type="float">
            <text:p>14615</text:p>
          </table:table-cell>
          <table:table-cell table:number-columns-repeated="11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1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11"/>
        </table:table-row>
        <table:table-row table:style-name="ro1">
          <table:table-cell office:value-type="float" office:value="21201" calcext:value-type="float">
            <text:p>21201</text:p>
          </table:table-cell>
          <table:table-cell table:number-columns-repeated="11"/>
        </table:table-row>
        <table:table-row table:style-name="ro1">
          <table:table-cell office:value-type="float" office:value="18751" calcext:value-type="float">
            <text:p>18751</text:p>
          </table:table-cell>
          <table:table-cell table:number-columns-repeated="11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11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11"/>
        </table:table-row>
        <table:table-row table:style-name="ro1">
          <table:table-cell office:value-type="float" office:value="19149" calcext:value-type="float">
            <text:p>19149</text:p>
          </table:table-cell>
          <table:table-cell table:number-columns-repeated="11"/>
        </table:table-row>
        <table:table-row table:style-name="ro1">
          <table:table-cell office:value-type="float" office:value="21039" calcext:value-type="float">
            <text:p>21039</text:p>
          </table:table-cell>
          <table:table-cell table:number-columns-repeated="11"/>
        </table:table-row>
        <table:table-row table:style-name="ro1">
          <table:table-cell office:value-type="float" office:value="16998" calcext:value-type="float">
            <text:p>16998</text:p>
          </table:table-cell>
          <table:table-cell table:number-columns-repeated="11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1"/>
        </table:table-row>
        <table:table-row table:style-name="ro1">
          <table:table-cell office:value-type="float" office:value="26378" calcext:value-type="float">
            <text:p>26378</text:p>
          </table:table-cell>
          <table:table-cell table:number-columns-repeated="11"/>
        </table:table-row>
        <table:table-row table:style-name="ro1">
          <table:table-cell office:value-type="float" office:value="13135" calcext:value-type="float">
            <text:p>13135</text:p>
          </table:table-cell>
          <table:table-cell table:number-columns-repeated="11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11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11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1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11"/>
        </table:table-row>
        <table:table-row table:style-name="ro1">
          <table:table-cell office:value-type="float" office:value="21973" calcext:value-type="float">
            <text:p>21973</text:p>
          </table:table-cell>
          <table:table-cell table:number-columns-repeated="11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11"/>
        </table:table-row>
        <table:table-row table:style-name="ro1">
          <table:table-cell office:value-type="float" office:value="14642" calcext:value-type="float">
            <text:p>14642</text:p>
          </table:table-cell>
          <table:table-cell table:number-columns-repeated="11"/>
        </table:table-row>
        <table:table-row table:style-name="ro1">
          <table:table-cell office:value-type="float" office:value="29721" calcext:value-type="float">
            <text:p>29721</text:p>
          </table:table-cell>
          <table:table-cell table:number-columns-repeated="11"/>
        </table:table-row>
        <table:table-row table:style-name="ro1">
          <table:table-cell office:value-type="float" office:value="16444" calcext:value-type="float">
            <text:p>16444</text:p>
          </table:table-cell>
          <table:table-cell table:number-columns-repeated="11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11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11"/>
        </table:table-row>
        <table:table-row table:style-name="ro1">
          <table:table-cell office:value-type="float" office:value="17127" calcext:value-type="float">
            <text:p>17127</text:p>
          </table:table-cell>
          <table:table-cell table:number-columns-repeated="11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11"/>
        </table:table-row>
        <table:table-row table:style-name="ro1">
          <table:table-cell office:value-type="float" office:value="25815" calcext:value-type="float">
            <text:p>25815</text:p>
          </table:table-cell>
          <table:table-cell table:number-columns-repeated="11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11"/>
        </table:table-row>
        <table:table-row table:style-name="ro1">
          <table:table-cell office:value-type="float" office:value="15481" calcext:value-type="float">
            <text:p>15481</text:p>
          </table:table-cell>
          <table:table-cell table:number-columns-repeated="11"/>
        </table:table-row>
        <table:table-row table:style-name="ro1">
          <table:table-cell office:value-type="float" office:value="30857" calcext:value-type="float">
            <text:p>30857</text:p>
          </table:table-cell>
          <table:table-cell table:number-columns-repeated="11"/>
        </table:table-row>
        <table:table-row table:style-name="ro1">
          <table:table-cell office:value-type="float" office:value="14736" calcext:value-type="float">
            <text:p>14736</text:p>
          </table:table-cell>
          <table:table-cell table:number-columns-repeated="11"/>
        </table:table-row>
        <table:table-row table:style-name="ro1">
          <table:table-cell office:value-type="float" office:value="19504" calcext:value-type="float">
            <text:p>19504</text:p>
          </table:table-cell>
          <table:table-cell table:number-columns-repeated="11"/>
        </table:table-row>
        <table:table-row table:style-name="ro1">
          <table:table-cell office:value-type="float" office:value="28591" calcext:value-type="float">
            <text:p>28591</text:p>
          </table:table-cell>
          <table:table-cell table:number-columns-repeated="11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11"/>
        </table:table-row>
        <table:table-row table:style-name="ro1">
          <table:table-cell office:value-type="float" office:value="11953" calcext:value-type="float">
            <text:p>11953</text:p>
          </table:table-cell>
          <table:table-cell table:number-columns-repeated="11"/>
        </table:table-row>
        <table:table-row table:style-name="ro1">
          <table:table-cell office:value-type="float" office:value="24544" calcext:value-type="float">
            <text:p>24544</text:p>
          </table:table-cell>
          <table:table-cell table:number-columns-repeated="11"/>
        </table:table-row>
        <table:table-row table:style-name="ro1">
          <table:table-cell office:value-type="float" office:value="17242" calcext:value-type="float">
            <text:p>17242</text:p>
          </table:table-cell>
          <table:table-cell table:number-columns-repeated="11"/>
        </table:table-row>
        <table:table-row table:style-name="ro1">
          <table:table-cell office:value-type="float" office:value="20113" calcext:value-type="float">
            <text:p>20113</text:p>
          </table:table-cell>
          <table:table-cell table:number-columns-repeated="11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11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11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11"/>
        </table:table-row>
        <table:table-row table:style-name="ro1">
          <table:table-cell office:value-type="float" office:value="15013" calcext:value-type="float">
            <text:p>15013</text:p>
          </table:table-cell>
          <table:table-cell table:number-columns-repeated="11"/>
        </table:table-row>
        <table:table-row table:style-name="ro1">
          <table:table-cell office:value-type="float" office:value="10859" calcext:value-type="float">
            <text:p>10859</text:p>
          </table:table-cell>
          <table:table-cell table:number-columns-repeated="11"/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number-columns-repeated="11"/>
        </table:table-row>
        <table:table-row table:style-name="ro1">
          <table:table-cell office:value-type="float" office:value="18053" calcext:value-type="float">
            <text:p>18053</text:p>
          </table:table-cell>
          <table:table-cell table:number-columns-repeated="11"/>
        </table:table-row>
        <table:table-row table:style-name="ro1">
          <table:table-cell office:value-type="float" office:value="20203" calcext:value-type="float">
            <text:p>20203</text:p>
          </table:table-cell>
          <table:table-cell table:number-columns-repeated="11"/>
        </table:table-row>
        <table:table-row table:style-name="ro1">
          <table:table-cell office:value-type="float" office:value="28291" calcext:value-type="float">
            <text:p>28291</text:p>
          </table:table-cell>
          <table:table-cell table:number-columns-repeated="11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11"/>
        </table:table-row>
        <table:table-row table:style-name="ro1">
          <table:table-cell office:value-type="float" office:value="32220" calcext:value-type="float">
            <text:p>32220</text:p>
          </table:table-cell>
          <table:table-cell table:number-columns-repeated="11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11"/>
        </table:table-row>
        <table:table-row table:style-name="ro1">
          <table:table-cell office:value-type="float" office:value="23595" calcext:value-type="float">
            <text:p>23595</text:p>
          </table:table-cell>
          <table:table-cell table:number-columns-repeated="11"/>
        </table:table-row>
        <table:table-row table:style-name="ro1">
          <table:table-cell office:value-type="float" office:value="19948" calcext:value-type="float">
            <text:p>19948</text:p>
          </table:table-cell>
          <table:table-cell table:number-columns-repeated="11"/>
        </table:table-row>
        <table:table-row table:style-name="ro1">
          <table:table-cell office:value-type="float" office:value="15242" calcext:value-type="float">
            <text:p>15242</text:p>
          </table:table-cell>
          <table:table-cell table:number-columns-repeated="11"/>
        </table:table-row>
        <table:table-row table:style-name="ro1">
          <table:table-cell office:value-type="float" office:value="15915" calcext:value-type="float">
            <text:p>15915</text:p>
          </table:table-cell>
          <table:table-cell table:number-columns-repeated="11"/>
        </table:table-row>
        <table:table-row table:style-name="ro1">
          <table:table-cell office:value-type="float" office:value="14420" calcext:value-type="float">
            <text:p>14420</text:p>
          </table:table-cell>
          <table:table-cell table:number-columns-repeated="11"/>
        </table:table-row>
        <table:table-row table:style-name="ro1">
          <table:table-cell office:value-type="float" office:value="12349" calcext:value-type="float">
            <text:p>12349</text:p>
          </table:table-cell>
          <table:table-cell table:number-columns-repeated="11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11"/>
        </table:table-row>
        <table:table-row table:style-name="ro1">
          <table:table-cell office:value-type="float" office:value="31395" calcext:value-type="float">
            <text:p>31395</text:p>
          </table:table-cell>
          <table:table-cell table:number-columns-repeated="11"/>
        </table:table-row>
        <table:table-row table:style-name="ro1">
          <table:table-cell office:value-type="float" office:value="16017" calcext:value-type="float">
            <text:p>16017</text:p>
          </table:table-cell>
          <table:table-cell table:number-columns-repeated="11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11"/>
        </table:table-row>
        <table:table-row table:style-name="ro1">
          <table:table-cell office:value-type="float" office:value="28064" calcext:value-type="float">
            <text:p>28064</text:p>
          </table:table-cell>
          <table:table-cell table:number-columns-repeated="11"/>
        </table:table-row>
        <table:table-row table:style-name="ro1">
          <table:table-cell office:value-type="float" office:value="17629" calcext:value-type="float">
            <text:p>17629</text:p>
          </table:table-cell>
          <table:table-cell table:number-columns-repeated="11"/>
        </table:table-row>
        <table:table-row table:style-name="ro1">
          <table:table-cell office:value-type="float" office:value="25062" calcext:value-type="float">
            <text:p>25062</text:p>
          </table:table-cell>
          <table:table-cell table:number-columns-repeated="11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11"/>
        </table:table-row>
        <table:table-row table:style-name="ro1">
          <table:table-cell office:value-type="float" office:value="12948" calcext:value-type="float">
            <text:p>12948</text:p>
          </table:table-cell>
          <table:table-cell table:number-columns-repeated="11"/>
        </table:table-row>
        <table:table-row table:style-name="ro1">
          <table:table-cell office:value-type="float" office:value="16102" calcext:value-type="float">
            <text:p>16102</text:p>
          </table:table-cell>
          <table:table-cell table:number-columns-repeated="11"/>
        </table:table-row>
        <table:table-row table:style-name="ro1">
          <table:table-cell office:value-type="float" office:value="29903" calcext:value-type="float">
            <text:p>29903</text:p>
          </table:table-cell>
          <table:table-cell table:number-columns-repeated="11"/>
        </table:table-row>
        <table:table-row table:style-name="ro1">
          <table:table-cell office:value-type="float" office:value="30022" calcext:value-type="float">
            <text:p>30022</text:p>
          </table:table-cell>
          <table:table-cell table:number-columns-repeated="11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11"/>
        </table:table-row>
        <table:table-row table:style-name="ro1">
          <table:table-cell office:value-type="float" office:value="14159" calcext:value-type="float">
            <text:p>14159</text:p>
          </table:table-cell>
          <table:table-cell table:number-columns-repeated="11"/>
        </table:table-row>
        <table:table-row table:style-name="ro1">
          <table:table-cell office:value-type="float" office:value="11205" calcext:value-type="float">
            <text:p>11205</text:p>
          </table:table-cell>
          <table:table-cell table:number-columns-repeated="11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11"/>
        </table:table-row>
        <table:table-row table:style-name="ro1">
          <table:table-cell office:value-type="float" office:value="19046" calcext:value-type="float">
            <text:p>19046</text:p>
          </table:table-cell>
          <table:table-cell table:number-columns-repeated="11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11"/>
        </table:table-row>
        <table:table-row table:style-name="ro1">
          <table:table-cell office:value-type="float" office:value="31071" calcext:value-type="float">
            <text:p>31071</text:p>
          </table:table-cell>
          <table:table-cell table:number-columns-repeated="11"/>
        </table:table-row>
        <table:table-row table:style-name="ro1">
          <table:table-cell office:value-type="float" office:value="17776" calcext:value-type="float">
            <text:p>17776</text:p>
          </table:table-cell>
          <table:table-cell table:number-columns-repeated="11"/>
        </table:table-row>
        <table:table-row table:style-name="ro1">
          <table:table-cell office:value-type="float" office:value="31179" calcext:value-type="float">
            <text:p>31179</text:p>
          </table:table-cell>
          <table:table-cell table:number-columns-repeated="11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1"/>
        </table:table-row>
        <table:table-row table:style-name="ro1">
          <table:table-cell office:value-type="float" office:value="27451" calcext:value-type="float">
            <text:p>27451</text:p>
          </table:table-cell>
          <table:table-cell table:number-columns-repeated="11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11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11"/>
        </table:table-row>
        <table:table-row table:style-name="ro1">
          <table:table-cell office:value-type="float" office:value="19604" calcext:value-type="float">
            <text:p>19604</text:p>
          </table:table-cell>
          <table:table-cell table:number-columns-repeated="11"/>
        </table:table-row>
        <table:table-row table:style-name="ro1">
          <table:table-cell office:value-type="float" office:value="13654" calcext:value-type="float">
            <text:p>13654</text:p>
          </table:table-cell>
          <table:table-cell table:number-columns-repeated="11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11"/>
        </table:table-row>
        <table:table-row table:style-name="ro1">
          <table:table-cell office:value-type="float" office:value="19108" calcext:value-type="float">
            <text:p>19108</text:p>
          </table:table-cell>
          <table:table-cell table:number-columns-repeated="11"/>
        </table:table-row>
        <table:table-row table:style-name="ro1">
          <table:table-cell office:value-type="float" office:value="12426" calcext:value-type="float">
            <text:p>12426</text:p>
          </table:table-cell>
          <table:table-cell table:number-columns-repeated="11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11"/>
        </table:table-row>
        <table:table-row table:style-name="ro1">
          <table:table-cell office:value-type="float" office:value="19482" calcext:value-type="float">
            <text:p>19482</text:p>
          </table:table-cell>
          <table:table-cell table:number-columns-repeated="11"/>
        </table:table-row>
        <table:table-row table:style-name="ro1">
          <table:table-cell office:value-type="float" office:value="13919" calcext:value-type="float">
            <text:p>13919</text:p>
          </table:table-cell>
          <table:table-cell table:number-columns-repeated="11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11"/>
        </table:table-row>
        <table:table-row table:style-name="ro1">
          <table:table-cell office:value-type="float" office:value="17069" calcext:value-type="float">
            <text:p>17069</text:p>
          </table:table-cell>
          <table:table-cell table:number-columns-repeated="11"/>
        </table:table-row>
        <table:table-row table:style-name="ro1">
          <table:table-cell office:value-type="float" office:value="13095" calcext:value-type="float">
            <text:p>13095</text:p>
          </table:table-cell>
          <table:table-cell table:number-columns-repeated="11"/>
        </table:table-row>
        <table:table-row table:style-name="ro1">
          <table:table-cell office:value-type="float" office:value="32041" calcext:value-type="float">
            <text:p>32041</text:p>
          </table:table-cell>
          <table:table-cell table:number-columns-repeated="11"/>
        </table:table-row>
        <table:table-row table:style-name="ro1">
          <table:table-cell office:value-type="float" office:value="22175" calcext:value-type="float">
            <text:p>22175</text:p>
          </table:table-cell>
          <table:table-cell table:number-columns-repeated="11"/>
        </table:table-row>
        <table:table-row table:style-name="ro1">
          <table:table-cell office:value-type="float" office:value="25795" calcext:value-type="float">
            <text:p>25795</text:p>
          </table:table-cell>
          <table:table-cell table:number-columns-repeated="11"/>
        </table:table-row>
        <table:table-row table:style-name="ro1">
          <table:table-cell office:value-type="float" office:value="30163" calcext:value-type="float">
            <text:p>30163</text:p>
          </table:table-cell>
          <table:table-cell table:number-columns-repeated="11"/>
        </table:table-row>
        <table:table-row table:style-name="ro1">
          <table:table-cell office:value-type="float" office:value="27103" calcext:value-type="float">
            <text:p>27103</text:p>
          </table:table-cell>
          <table:table-cell table:number-columns-repeated="11"/>
        </table:table-row>
        <table:table-row table:style-name="ro1">
          <table:table-cell office:value-type="float" office:value="22960" calcext:value-type="float">
            <text:p>22960</text:p>
          </table:table-cell>
          <table:table-cell table:number-columns-repeated="11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11"/>
        </table:table-row>
        <table:table-row table:style-name="ro1">
          <table:table-cell office:value-type="float" office:value="18428" calcext:value-type="float">
            <text:p>18428</text:p>
          </table:table-cell>
          <table:table-cell table:number-columns-repeated="11"/>
        </table:table-row>
        <table:table-row table:style-name="ro1">
          <table:table-cell office:value-type="float" office:value="20268" calcext:value-type="float">
            <text:p>20268</text:p>
          </table:table-cell>
          <table:table-cell table:number-columns-repeated="11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11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11"/>
        </table:table-row>
        <table:table-row table:style-name="ro1">
          <table:table-cell office:value-type="float" office:value="17251" calcext:value-type="float">
            <text:p>17251</text:p>
          </table:table-cell>
          <table:table-cell table:number-columns-repeated="11"/>
        </table:table-row>
        <table:table-row table:style-name="ro1">
          <table:table-cell office:value-type="float" office:value="17345" calcext:value-type="float">
            <text:p>17345</text:p>
          </table:table-cell>
          <table:table-cell table:number-columns-repeated="11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11"/>
        </table:table-row>
        <table:table-row table:style-name="ro1">
          <table:table-cell office:value-type="float" office:value="22029" calcext:value-type="float">
            <text:p>22029</text:p>
          </table:table-cell>
          <table:table-cell table:number-columns-repeated="11"/>
        </table:table-row>
        <table:table-row table:style-name="ro1">
          <table:table-cell office:value-type="float" office:value="23366" calcext:value-type="float">
            <text:p>23366</text:p>
          </table:table-cell>
          <table:table-cell table:number-columns-repeated="11"/>
        </table:table-row>
        <table:table-row table:style-name="ro1">
          <table:table-cell office:value-type="float" office:value="19371" calcext:value-type="float">
            <text:p>19371</text:p>
          </table:table-cell>
          <table:table-cell table:number-columns-repeated="11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11"/>
        </table:table-row>
        <table:table-row table:style-name="ro1">
          <table:table-cell office:value-type="float" office:value="20275" calcext:value-type="float">
            <text:p>20275</text:p>
          </table:table-cell>
          <table:table-cell table:number-columns-repeated="11"/>
        </table:table-row>
        <table:table-row table:style-name="ro1">
          <table:table-cell office:value-type="float" office:value="31175" calcext:value-type="float">
            <text:p>31175</text:p>
          </table:table-cell>
          <table:table-cell table:number-columns-repeated="11"/>
        </table:table-row>
        <table:table-row table:style-name="ro1">
          <table:table-cell office:value-type="float" office:value="24105" calcext:value-type="float">
            <text:p>24105</text:p>
          </table:table-cell>
          <table:table-cell table:number-columns-repeated="11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11"/>
        </table:table-row>
        <table:table-row table:style-name="ro1">
          <table:table-cell office:value-type="float" office:value="30558" calcext:value-type="float">
            <text:p>30558</text:p>
          </table:table-cell>
          <table:table-cell table:number-columns-repeated="11"/>
        </table:table-row>
        <table:table-row table:style-name="ro1">
          <table:table-cell office:value-type="float" office:value="24782" calcext:value-type="float">
            <text:p>24782</text:p>
          </table:table-cell>
          <table:table-cell table:number-columns-repeated="11"/>
        </table:table-row>
        <table:table-row table:style-name="ro1">
          <table:table-cell office:value-type="float" office:value="22564" calcext:value-type="float">
            <text:p>22564</text:p>
          </table:table-cell>
          <table:table-cell table:number-columns-repeated="11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11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11"/>
        </table:table-row>
        <table:table-row table:style-name="ro1">
          <table:table-cell office:value-type="float" office:value="19599" calcext:value-type="float">
            <text:p>19599</text:p>
          </table:table-cell>
          <table:table-cell table:number-columns-repeated="11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11"/>
        </table:table-row>
        <table:table-row table:style-name="ro1">
          <table:table-cell office:value-type="float" office:value="23343" calcext:value-type="float">
            <text:p>23343</text:p>
          </table:table-cell>
          <table:table-cell table:number-columns-repeated="11"/>
        </table:table-row>
        <table:table-row table:style-name="ro1">
          <table:table-cell office:value-type="float" office:value="31230" calcext:value-type="float">
            <text:p>31230</text:p>
          </table:table-cell>
          <table:table-cell table:number-columns-repeated="11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11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11"/>
        </table:table-row>
        <table:table-row table:style-name="ro1">
          <table:table-cell office:value-type="float" office:value="32118" calcext:value-type="float">
            <text:p>32118</text:p>
          </table:table-cell>
          <table:table-cell table:number-columns-repeated="11"/>
        </table:table-row>
        <table:table-row table:style-name="ro1">
          <table:table-cell office:value-type="float" office:value="28935" calcext:value-type="float">
            <text:p>28935</text:p>
          </table:table-cell>
          <table:table-cell table:number-columns-repeated="11"/>
        </table:table-row>
        <table:table-row table:style-name="ro1">
          <table:table-cell office:value-type="float" office:value="31547" calcext:value-type="float">
            <text:p>31547</text:p>
          </table:table-cell>
          <table:table-cell table:number-columns-repeated="11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11"/>
        </table:table-row>
        <table:table-row table:style-name="ro1">
          <table:table-cell office:value-type="float" office:value="18537" calcext:value-type="float">
            <text:p>18537</text:p>
          </table:table-cell>
          <table:table-cell table:number-columns-repeated="11"/>
        </table:table-row>
        <table:table-row table:style-name="ro1">
          <table:table-cell office:value-type="float" office:value="15442" calcext:value-type="float">
            <text:p>15442</text:p>
          </table:table-cell>
          <table:table-cell table:number-columns-repeated="11"/>
        </table:table-row>
        <table:table-row table:style-name="ro1">
          <table:table-cell office:value-type="float" office:value="25720" calcext:value-type="float">
            <text:p>25720</text:p>
          </table:table-cell>
          <table:table-cell table:number-columns-repeated="11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11"/>
        </table:table-row>
        <table:table-row table:style-name="ro1">
          <table:table-cell office:value-type="float" office:value="13617" calcext:value-type="float">
            <text:p>13617</text:p>
          </table:table-cell>
          <table:table-cell table:number-columns-repeated="11"/>
        </table:table-row>
        <table:table-row table:style-name="ro1">
          <table:table-cell office:value-type="float" office:value="19274" calcext:value-type="float">
            <text:p>19274</text:p>
          </table:table-cell>
          <table:table-cell table:number-columns-repeated="11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11"/>
        </table:table-row>
        <table:table-row table:style-name="ro1">
          <table:table-cell office:value-type="float" office:value="16820" calcext:value-type="float">
            <text:p>16820</text:p>
          </table:table-cell>
          <table:table-cell table:number-columns-repeated="11"/>
        </table:table-row>
        <table:table-row table:style-name="ro1">
          <table:table-cell office:value-type="float" office:value="19033" calcext:value-type="float">
            <text:p>19033</text:p>
          </table:table-cell>
          <table:table-cell table:number-columns-repeated="11"/>
        </table:table-row>
        <table:table-row table:style-name="ro1">
          <table:table-cell office:value-type="float" office:value="21892" calcext:value-type="float">
            <text:p>21892</text:p>
          </table:table-cell>
          <table:table-cell table:number-columns-repeated="11"/>
        </table:table-row>
        <table:table-row table:style-name="ro1">
          <table:table-cell office:value-type="float" office:value="21042" calcext:value-type="float">
            <text:p>21042</text:p>
          </table:table-cell>
          <table:table-cell table:number-columns-repeated="11"/>
        </table:table-row>
        <table:table-row table:style-name="ro1">
          <table:table-cell office:value-type="float" office:value="28786" calcext:value-type="float">
            <text:p>28786</text:p>
          </table:table-cell>
          <table:table-cell table:number-columns-repeated="11"/>
        </table:table-row>
        <table:table-row table:style-name="ro1">
          <table:table-cell office:value-type="float" office:value="11671" calcext:value-type="float">
            <text:p>11671</text:p>
          </table:table-cell>
          <table:table-cell table:number-columns-repeated="11"/>
        </table:table-row>
        <table:table-row table:style-name="ro1">
          <table:table-cell office:value-type="float" office:value="11612" calcext:value-type="float">
            <text:p>11612</text:p>
          </table:table-cell>
          <table:table-cell table:number-columns-repeated="11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11"/>
        </table:table-row>
        <table:table-row table:style-name="ro1">
          <table:table-cell office:value-type="float" office:value="28886" calcext:value-type="float">
            <text:p>28886</text:p>
          </table:table-cell>
          <table:table-cell table:number-columns-repeated="11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11"/>
        </table:table-row>
        <table:table-row table:style-name="ro1">
          <table:table-cell office:value-type="float" office:value="12450" calcext:value-type="float">
            <text:p>12450</text:p>
          </table:table-cell>
          <table:table-cell table:number-columns-repeated="11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11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11"/>
        </table:table-row>
        <table:table-row table:style-name="ro1">
          <table:table-cell office:value-type="float" office:value="24605" calcext:value-type="float">
            <text:p>24605</text:p>
          </table:table-cell>
          <table:table-cell table:number-columns-repeated="11"/>
        </table:table-row>
        <table:table-row table:style-name="ro1">
          <table:table-cell office:value-type="float" office:value="17467" calcext:value-type="float">
            <text:p>17467</text:p>
          </table:table-cell>
          <table:table-cell table:number-columns-repeated="11"/>
        </table:table-row>
        <table:table-row table:style-name="ro1">
          <table:table-cell office:value-type="float" office:value="12180" calcext:value-type="float">
            <text:p>12180</text:p>
          </table:table-cell>
          <table:table-cell table:number-columns-repeated="11"/>
        </table:table-row>
        <table:table-row table:style-name="ro1">
          <table:table-cell office:value-type="float" office:value="15293" calcext:value-type="float">
            <text:p>15293</text:p>
          </table:table-cell>
          <table:table-cell table:number-columns-repeated="11"/>
        </table:table-row>
        <table:table-row table:style-name="ro1">
          <table:table-cell office:value-type="float" office:value="17185" calcext:value-type="float">
            <text:p>17185</text:p>
          </table:table-cell>
          <table:table-cell table:number-columns-repeated="11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11"/>
        </table:table-row>
        <table:table-row table:style-name="ro1">
          <table:table-cell office:value-type="float" office:value="22128" calcext:value-type="float">
            <text:p>22128</text:p>
          </table:table-cell>
          <table:table-cell table:number-columns-repeated="11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11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11"/>
        </table:table-row>
        <table:table-row table:style-name="ro1">
          <table:table-cell office:value-type="float" office:value="11321" calcext:value-type="float">
            <text:p>11321</text:p>
          </table:table-cell>
          <table:table-cell table:number-columns-repeated="11"/>
        </table:table-row>
        <table:table-row table:style-name="ro1">
          <table:table-cell office:value-type="float" office:value="19618" calcext:value-type="float">
            <text:p>19618</text:p>
          </table:table-cell>
          <table:table-cell table:number-columns-repeated="11"/>
        </table:table-row>
        <table:table-row table:style-name="ro1">
          <table:table-cell office:value-type="float" office:value="11333" calcext:value-type="float">
            <text:p>11333</text:p>
          </table:table-cell>
          <table:table-cell table:number-columns-repeated="11"/>
        </table:table-row>
        <table:table-row table:style-name="ro1">
          <table:table-cell office:value-type="float" office:value="13336" calcext:value-type="float">
            <text:p>13336</text:p>
          </table:table-cell>
          <table:table-cell table:number-columns-repeated="11"/>
        </table:table-row>
        <table:table-row table:style-name="ro1">
          <table:table-cell office:value-type="float" office:value="31033" calcext:value-type="float">
            <text:p>31033</text:p>
          </table:table-cell>
          <table:table-cell table:number-columns-repeated="11"/>
        </table:table-row>
        <table:table-row table:style-name="ro1">
          <table:table-cell office:value-type="float" office:value="17236" calcext:value-type="float">
            <text:p>17236</text:p>
          </table:table-cell>
          <table:table-cell table:number-columns-repeated="11"/>
        </table:table-row>
        <table:table-row table:style-name="ro1">
          <table:table-cell office:value-type="float" office:value="23370" calcext:value-type="float">
            <text:p>23370</text:p>
          </table:table-cell>
          <table:table-cell table:number-columns-repeated="11"/>
        </table:table-row>
        <table:table-row table:style-name="ro1">
          <table:table-cell office:value-type="float" office:value="16615" calcext:value-type="float">
            <text:p>16615</text:p>
          </table:table-cell>
          <table:table-cell table:number-columns-repeated="11"/>
        </table:table-row>
        <table:table-row table:style-name="ro1">
          <table:table-cell office:value-type="float" office:value="24326" calcext:value-type="float">
            <text:p>24326</text:p>
          </table:table-cell>
          <table:table-cell table:number-columns-repeated="11"/>
        </table:table-row>
        <table:table-row table:style-name="ro1">
          <table:table-cell office:value-type="float" office:value="32145" calcext:value-type="float">
            <text:p>32145</text:p>
          </table:table-cell>
          <table:table-cell table:number-columns-repeated="11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11"/>
        </table:table-row>
        <table:table-row table:style-name="ro1">
          <table:table-cell office:value-type="float" office:value="14275" calcext:value-type="float">
            <text:p>14275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1"/>
        </table:table-row>
        <table:table-row table:style-name="ro1">
          <table:table-cell office:value-type="float" office:value="11050" calcext:value-type="float">
            <text:p>11050</text:p>
          </table:table-cell>
          <table:table-cell table:number-columns-repeated="11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11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11"/>
        </table:table-row>
        <table:table-row table:style-name="ro1">
          <table:table-cell office:value-type="float" office:value="30197" calcext:value-type="float">
            <text:p>30197</text:p>
          </table:table-cell>
          <table:table-cell table:number-columns-repeated="11"/>
        </table:table-row>
        <table:table-row table:style-name="ro1">
          <table:table-cell office:value-type="float" office:value="20895" calcext:value-type="float">
            <text:p>20895</text:p>
          </table:table-cell>
          <table:table-cell table:number-columns-repeated="11"/>
        </table:table-row>
        <table:table-row table:style-name="ro1">
          <table:table-cell office:value-type="float" office:value="25969" calcext:value-type="float">
            <text:p>25969</text:p>
          </table:table-cell>
          <table:table-cell table:number-columns-repeated="11"/>
        </table:table-row>
        <table:table-row table:style-name="ro1">
          <table:table-cell office:value-type="float" office:value="26212" calcext:value-type="float">
            <text:p>26212</text:p>
          </table:table-cell>
          <table:table-cell table:number-columns-repeated="11"/>
        </table:table-row>
        <table:table-row table:style-name="ro1">
          <table:table-cell office:value-type="float" office:value="14067" calcext:value-type="float">
            <text:p>14067</text:p>
          </table:table-cell>
          <table:table-cell table:number-columns-repeated="11"/>
        </table:table-row>
        <table:table-row table:style-name="ro1">
          <table:table-cell office:value-type="float" office:value="14864" calcext:value-type="float">
            <text:p>14864</text:p>
          </table:table-cell>
          <table:table-cell table:number-columns-repeated="11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11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11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11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11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11"/>
        </table:table-row>
        <table:table-row table:style-name="ro1">
          <table:table-cell office:value-type="float" office:value="13641" calcext:value-type="float">
            <text:p>13641</text:p>
          </table:table-cell>
          <table:table-cell table:number-columns-repeated="11"/>
        </table:table-row>
        <table:table-row table:style-name="ro1">
          <table:table-cell office:value-type="float" office:value="15431" calcext:value-type="float">
            <text:p>15431</text:p>
          </table:table-cell>
          <table:table-cell table:number-columns-repeated="11"/>
        </table:table-row>
        <table:table-row table:style-name="ro1">
          <table:table-cell office:value-type="float" office:value="15474" calcext:value-type="float">
            <text:p>15474</text:p>
          </table:table-cell>
          <table:table-cell table:number-columns-repeated="11"/>
        </table:table-row>
        <table:table-row table:style-name="ro1">
          <table:table-cell office:value-type="float" office:value="24972" calcext:value-type="float">
            <text:p>24972</text:p>
          </table:table-cell>
          <table:table-cell table:number-columns-repeated="11"/>
        </table:table-row>
        <table:table-row table:style-name="ro1">
          <table:table-cell office:value-type="float" office:value="27340" calcext:value-type="float">
            <text:p>27340</text:p>
          </table:table-cell>
          <table:table-cell table:number-columns-repeated="11"/>
        </table:table-row>
        <table:table-row table:style-name="ro1">
          <table:table-cell office:value-type="float" office:value="13124" calcext:value-type="float">
            <text:p>13124</text:p>
          </table:table-cell>
          <table:table-cell table:number-columns-repeated="11"/>
        </table:table-row>
        <table:table-row table:style-name="ro1">
          <table:table-cell office:value-type="float" office:value="14902" calcext:value-type="float">
            <text:p>14902</text:p>
          </table:table-cell>
          <table:table-cell table:number-columns-repeated="11"/>
        </table:table-row>
        <table:table-row table:style-name="ro1">
          <table:table-cell office:value-type="float" office:value="11071" calcext:value-type="float">
            <text:p>11071</text:p>
          </table:table-cell>
          <table:table-cell table:number-columns-repeated="11"/>
        </table:table-row>
        <table:table-row table:style-name="ro1">
          <table:table-cell office:value-type="float" office:value="19412" calcext:value-type="float">
            <text:p>19412</text:p>
          </table:table-cell>
          <table:table-cell table:number-columns-repeated="11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1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1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11"/>
        </table:table-row>
        <table:table-row table:style-name="ro1">
          <table:table-cell office:value-type="float" office:value="26766" calcext:value-type="float">
            <text:p>26766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11"/>
        </table:table-row>
        <table:table-row table:style-name="ro1">
          <table:table-cell office:value-type="float" office:value="27580" calcext:value-type="float">
            <text:p>27580</text:p>
          </table:table-cell>
          <table:table-cell table:number-columns-repeated="11"/>
        </table:table-row>
        <table:table-row table:style-name="ro1">
          <table:table-cell office:value-type="float" office:value="29954" calcext:value-type="float">
            <text:p>29954</text:p>
          </table:table-cell>
          <table:table-cell table:number-columns-repeated="11"/>
        </table:table-row>
        <table:table-row table:style-name="ro1">
          <table:table-cell office:value-type="float" office:value="15532" calcext:value-type="float">
            <text:p>15532</text:p>
          </table:table-cell>
          <table:table-cell table:number-columns-repeated="11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11"/>
        </table:table-row>
        <table:table-row table:style-name="ro1">
          <table:table-cell office:value-type="float" office:value="31291" calcext:value-type="float">
            <text:p>31291</text:p>
          </table:table-cell>
          <table:table-cell table:number-columns-repeated="11"/>
        </table:table-row>
        <table:table-row table:style-name="ro1">
          <table:table-cell office:value-type="float" office:value="31646" calcext:value-type="float">
            <text:p>31646</text:p>
          </table:table-cell>
          <table:table-cell table:number-columns-repeated="11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11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11"/>
        </table:table-row>
        <table:table-row table:style-name="ro1">
          <table:table-cell office:value-type="float" office:value="12391" calcext:value-type="float">
            <text:p>12391</text:p>
          </table:table-cell>
          <table:table-cell table:number-columns-repeated="11"/>
        </table:table-row>
        <table:table-row table:style-name="ro1">
          <table:table-cell office:value-type="float" office:value="13508" calcext:value-type="float">
            <text:p>13508</text:p>
          </table:table-cell>
          <table:table-cell table:number-columns-repeated="11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11"/>
        </table:table-row>
        <table:table-row table:style-name="ro1">
          <table:table-cell office:value-type="float" office:value="17196" calcext:value-type="float">
            <text:p>17196</text:p>
          </table:table-cell>
          <table:table-cell table:number-columns-repeated="11"/>
        </table:table-row>
        <table:table-row table:style-name="ro1">
          <table:table-cell office:value-type="float" office:value="24062" calcext:value-type="float">
            <text:p>24062</text:p>
          </table:table-cell>
          <table:table-cell table:number-columns-repeated="11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11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11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11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11"/>
        </table:table-row>
        <table:table-row table:style-name="ro1">
          <table:table-cell office:value-type="float" office:value="17109" calcext:value-type="float">
            <text:p>17109</text:p>
          </table:table-cell>
          <table:table-cell table:number-columns-repeated="11"/>
        </table:table-row>
        <table:table-row table:style-name="ro1">
          <table:table-cell office:value-type="float" office:value="32306" calcext:value-type="float">
            <text:p>32306</text:p>
          </table:table-cell>
          <table:table-cell table:number-columns-repeated="11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1"/>
        </table:table-row>
        <table:table-row table:style-name="ro1">
          <table:table-cell office:value-type="float" office:value="15388" calcext:value-type="float">
            <text:p>15388</text:p>
          </table:table-cell>
          <table:table-cell table:number-columns-repeated="11"/>
        </table:table-row>
        <table:table-row table:style-name="ro1">
          <table:table-cell office:value-type="float" office:value="30446" calcext:value-type="float">
            <text:p>30446</text:p>
          </table:table-cell>
          <table:table-cell table:number-columns-repeated="11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11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11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11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11"/>
        </table:table-row>
        <table:table-row table:style-name="ro1">
          <table:table-cell office:value-type="float" office:value="12989" calcext:value-type="float">
            <text:p>12989</text:p>
          </table:table-cell>
          <table:table-cell table:number-columns-repeated="11"/>
        </table:table-row>
        <table:table-row table:style-name="ro1">
          <table:table-cell office:value-type="float" office:value="15850" calcext:value-type="float">
            <text:p>15850</text:p>
          </table:table-cell>
          <table:table-cell table:number-columns-repeated="11"/>
        </table:table-row>
        <table:table-row table:style-name="ro1">
          <table:table-cell office:value-type="float" office:value="13984" calcext:value-type="float">
            <text:p>13984</text:p>
          </table:table-cell>
          <table:table-cell table:number-columns-repeated="11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11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11"/>
        </table:table-row>
        <table:table-row table:style-name="ro1">
          <table:table-cell office:value-type="float" office:value="26397" calcext:value-type="float">
            <text:p>26397</text:p>
          </table:table-cell>
          <table:table-cell table:number-columns-repeated="11"/>
        </table:table-row>
        <table:table-row table:style-name="ro1">
          <table:table-cell office:value-type="float" office:value="30646" calcext:value-type="float">
            <text:p>30646</text:p>
          </table:table-cell>
          <table:table-cell table:number-columns-repeated="11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11"/>
        </table:table-row>
        <table:table-row table:style-name="ro1">
          <table:table-cell office:value-type="float" office:value="15635" calcext:value-type="float">
            <text:p>15635</text:p>
          </table:table-cell>
          <table:table-cell table:number-columns-repeated="11"/>
        </table:table-row>
        <table:table-row table:style-name="ro1">
          <table:table-cell office:value-type="float" office:value="31378" calcext:value-type="float">
            <text:p>31378</text:p>
          </table:table-cell>
          <table:table-cell table:number-columns-repeated="11"/>
        </table:table-row>
        <table:table-row table:style-name="ro1">
          <table:table-cell office:value-type="float" office:value="22345" calcext:value-type="float">
            <text:p>22345</text:p>
          </table:table-cell>
          <table:table-cell table:number-columns-repeated="11"/>
        </table:table-row>
        <table:table-row table:style-name="ro1">
          <table:table-cell office:value-type="float" office:value="18414" calcext:value-type="float">
            <text:p>18414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16286" calcext:value-type="float">
            <text:p>16286</text:p>
          </table:table-cell>
          <table:table-cell table:number-columns-repeated="11"/>
        </table:table-row>
        <table:table-row table:style-name="ro1">
          <table:table-cell office:value-type="float" office:value="11096" calcext:value-type="float">
            <text:p>11096</text:p>
          </table:table-cell>
          <table:table-cell table:number-columns-repeated="11"/>
        </table:table-row>
        <table:table-row table:style-name="ro1">
          <table:table-cell office:value-type="float" office:value="13448" calcext:value-type="float">
            <text:p>13448</text:p>
          </table:table-cell>
          <table:table-cell table:number-columns-repeated="11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11"/>
        </table:table-row>
        <table:table-row table:style-name="ro1">
          <table:table-cell office:value-type="float" office:value="25317" calcext:value-type="float">
            <text:p>25317</text:p>
          </table:table-cell>
          <table:table-cell table:number-columns-repeated="11"/>
        </table:table-row>
        <table:table-row table:style-name="ro1">
          <table:table-cell office:value-type="float" office:value="20992" calcext:value-type="float">
            <text:p>20992</text:p>
          </table:table-cell>
          <table:table-cell table:number-columns-repeated="11"/>
        </table:table-row>
        <table:table-row table:style-name="ro1">
          <table:table-cell office:value-type="float" office:value="16968" calcext:value-type="float">
            <text:p>16968</text:p>
          </table:table-cell>
          <table:table-cell table:number-columns-repeated="11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11"/>
        </table:table-row>
        <table:table-row table:style-name="ro1">
          <table:table-cell office:value-type="float" office:value="15649" calcext:value-type="float">
            <text:p>15649</text:p>
          </table:table-cell>
          <table:table-cell table:number-columns-repeated="11"/>
        </table:table-row>
        <table:table-row table:style-name="ro1">
          <table:table-cell office:value-type="float" office:value="23279" calcext:value-type="float">
            <text:p>23279</text:p>
          </table:table-cell>
          <table:table-cell table:number-columns-repeated="11"/>
        </table:table-row>
        <table:table-row table:style-name="ro1">
          <table:table-cell office:value-type="float" office:value="15806" calcext:value-type="float">
            <text:p>15806</text:p>
          </table:table-cell>
          <table:table-cell table:number-columns-repeated="11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11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11"/>
        </table:table-row>
        <table:table-row table:style-name="ro1">
          <table:table-cell office:value-type="float" office:value="23733" calcext:value-type="float">
            <text:p>23733</text:p>
          </table:table-cell>
          <table:table-cell table:number-columns-repeated="11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11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11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11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11"/>
        </table:table-row>
        <table:table-row table:style-name="ro1">
          <table:table-cell office:value-type="float" office:value="24535" calcext:value-type="float">
            <text:p>24535</text:p>
          </table:table-cell>
          <table:table-cell table:number-columns-repeated="11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11"/>
        </table:table-row>
        <table:table-row table:style-name="ro1">
          <table:table-cell office:value-type="float" office:value="16721" calcext:value-type="float">
            <text:p>16721</text:p>
          </table:table-cell>
          <table:table-cell table:number-columns-repeated="11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11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11"/>
        </table:table-row>
        <table:table-row table:style-name="ro1">
          <table:table-cell office:value-type="float" office:value="20702" calcext:value-type="float">
            <text:p>20702</text:p>
          </table:table-cell>
          <table:table-cell table:number-columns-repeated="11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11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11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1"/>
        </table:table-row>
        <table:table-row table:style-name="ro1">
          <table:table-cell office:value-type="float" office:value="17150" calcext:value-type="float">
            <text:p>17150</text:p>
          </table:table-cell>
          <table:table-cell table:number-columns-repeated="11"/>
        </table:table-row>
        <table:table-row table:style-name="ro1">
          <table:table-cell office:value-type="float" office:value="10739" calcext:value-type="float">
            <text:p>10739</text:p>
          </table:table-cell>
          <table:table-cell table:number-columns-repeated="11"/>
        </table:table-row>
        <table:table-row table:style-name="ro1">
          <table:table-cell office:value-type="float" office:value="21785" calcext:value-type="float">
            <text:p>21785</text:p>
          </table:table-cell>
          <table:table-cell table:number-columns-repeated="11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11"/>
        </table:table-row>
        <table:table-row table:style-name="ro1">
          <table:table-cell office:value-type="float" office:value="25353" calcext:value-type="float">
            <text:p>25353</text:p>
          </table:table-cell>
          <table:table-cell table:number-columns-repeated="11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11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office:value-type="float" office:value="22982" calcext:value-type="float">
            <text:p>22982</text:p>
          </table:table-cell>
          <table:table-cell table:number-columns-repeated="11"/>
        </table:table-row>
        <table:table-row table:style-name="ro1">
          <table:table-cell office:value-type="float" office:value="24885" calcext:value-type="float">
            <text:p>24885</text:p>
          </table:table-cell>
          <table:table-cell table:number-columns-repeated="11"/>
        </table:table-row>
        <table:table-row table:style-name="ro1">
          <table:table-cell office:value-type="float" office:value="15569" calcext:value-type="float">
            <text:p>15569</text:p>
          </table:table-cell>
          <table:table-cell table:number-columns-repeated="11"/>
        </table:table-row>
        <table:table-row table:style-name="ro1">
          <table:table-cell office:value-type="float" office:value="13096" calcext:value-type="float">
            <text:p>13096</text:p>
          </table:table-cell>
          <table:table-cell table:number-columns-repeated="11"/>
        </table:table-row>
        <table:table-row table:style-name="ro1">
          <table:table-cell office:value-type="float" office:value="20985" calcext:value-type="float">
            <text:p>20985</text:p>
          </table:table-cell>
          <table:table-cell table:number-columns-repeated="11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11"/>
        </table:table-row>
        <table:table-row table:style-name="ro1">
          <table:table-cell office:value-type="float" office:value="21263" calcext:value-type="float">
            <text:p>21263</text:p>
          </table:table-cell>
          <table:table-cell table:number-columns-repeated="11"/>
        </table:table-row>
        <table:table-row table:style-name="ro1">
          <table:table-cell office:value-type="float" office:value="21360" calcext:value-type="float">
            <text:p>21360</text:p>
          </table:table-cell>
          <table:table-cell table:number-columns-repeated="11"/>
        </table:table-row>
        <table:table-row table:style-name="ro1">
          <table:table-cell office:value-type="float" office:value="19672" calcext:value-type="float">
            <text:p>19672</text:p>
          </table:table-cell>
          <table:table-cell table:number-columns-repeated="11"/>
        </table:table-row>
        <table:table-row table:style-name="ro1">
          <table:table-cell office:value-type="float" office:value="20604" calcext:value-type="float">
            <text:p>20604</text:p>
          </table:table-cell>
          <table:table-cell table:number-columns-repeated="11"/>
        </table:table-row>
        <table:table-row table:style-name="ro1">
          <table:table-cell office:value-type="float" office:value="13570" calcext:value-type="float">
            <text:p>13570</text:p>
          </table:table-cell>
          <table:table-cell table:number-columns-repeated="11"/>
        </table:table-row>
        <table:table-row table:style-name="ro1">
          <table:table-cell office:value-type="float" office:value="13526" calcext:value-type="float">
            <text:p>13526</text:p>
          </table:table-cell>
          <table:table-cell table:number-columns-repeated="11"/>
        </table:table-row>
        <table:table-row table:style-name="ro1">
          <table:table-cell office:value-type="float" office:value="27352" calcext:value-type="float">
            <text:p>27352</text:p>
          </table:table-cell>
          <table:table-cell table:number-columns-repeated="11"/>
        </table:table-row>
        <table:table-row table:style-name="ro1">
          <table:table-cell office:value-type="float" office:value="22342" calcext:value-type="float">
            <text:p>22342</text:p>
          </table:table-cell>
          <table:table-cell table:number-columns-repeated="11"/>
        </table:table-row>
        <table:table-row table:style-name="ro1">
          <table:table-cell office:value-type="float" office:value="28307" calcext:value-type="float">
            <text:p>28307</text:p>
          </table:table-cell>
          <table:table-cell table:number-columns-repeated="11"/>
        </table:table-row>
        <table:table-row table:style-name="ro1">
          <table:table-cell office:value-type="float" office:value="14688" calcext:value-type="float">
            <text:p>14688</text:p>
          </table:table-cell>
          <table:table-cell table:number-columns-repeated="11"/>
        </table:table-row>
        <table:table-row table:style-name="ro1">
          <table:table-cell office:value-type="float" office:value="12404" calcext:value-type="float">
            <text:p>12404</text:p>
          </table:table-cell>
          <table:table-cell table:number-columns-repeated="11"/>
        </table:table-row>
        <table:table-row table:style-name="ro1">
          <table:table-cell office:value-type="float" office:value="21936" calcext:value-type="float">
            <text:p>21936</text:p>
          </table:table-cell>
          <table:table-cell table:number-columns-repeated="11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11"/>
        </table:table-row>
        <table:table-row table:style-name="ro1">
          <table:table-cell office:value-type="float" office:value="26116" calcext:value-type="float">
            <text:p>26116</text:p>
          </table:table-cell>
          <table:table-cell table:number-columns-repeated="11"/>
        </table:table-row>
        <table:table-row table:style-name="ro1">
          <table:table-cell office:value-type="float" office:value="11069" calcext:value-type="float">
            <text:p>11069</text:p>
          </table:table-cell>
          <table:table-cell table:number-columns-repeated="11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11"/>
        </table:table-row>
        <table:table-row table:style-name="ro1">
          <table:table-cell office:value-type="float" office:value="31800" calcext:value-type="float">
            <text:p>31800</text:p>
          </table:table-cell>
          <table:table-cell table:number-columns-repeated="11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11"/>
        </table:table-row>
        <table:table-row table:style-name="ro1">
          <table:table-cell office:value-type="float" office:value="21760" calcext:value-type="float">
            <text:p>21760</text:p>
          </table:table-cell>
          <table:table-cell table:number-columns-repeated="11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11"/>
        </table:table-row>
        <table:table-row table:style-name="ro1">
          <table:table-cell office:value-type="float" office:value="31378" calcext:value-type="float">
            <text:p>31378</text:p>
          </table:table-cell>
          <table:table-cell table:number-columns-repeated="11"/>
        </table:table-row>
        <table:table-row table:style-name="ro1">
          <table:table-cell office:value-type="float" office:value="29346" calcext:value-type="float">
            <text:p>29346</text:p>
          </table:table-cell>
          <table:table-cell table:number-columns-repeated="11"/>
        </table:table-row>
        <table:table-row table:style-name="ro1">
          <table:table-cell office:value-type="float" office:value="18056" calcext:value-type="float">
            <text:p>18056</text:p>
          </table:table-cell>
          <table:table-cell table:number-columns-repeated="11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11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11"/>
        </table:table-row>
        <table:table-row table:style-name="ro1">
          <table:table-cell office:value-type="float" office:value="19248" calcext:value-type="float">
            <text:p>19248</text:p>
          </table:table-cell>
          <table:table-cell table:number-columns-repeated="11"/>
        </table:table-row>
        <table:table-row table:style-name="ro1">
          <table:table-cell office:value-type="float" office:value="25333" calcext:value-type="float">
            <text:p>25333</text:p>
          </table:table-cell>
          <table:table-cell table:number-columns-repeated="11"/>
        </table:table-row>
        <table:table-row table:style-name="ro1">
          <table:table-cell office:value-type="float" office:value="23764" calcext:value-type="float">
            <text:p>23764</text:p>
          </table:table-cell>
          <table:table-cell table:number-columns-repeated="11"/>
        </table:table-row>
        <table:table-row table:style-name="ro1">
          <table:table-cell office:value-type="float" office:value="12354" calcext:value-type="float">
            <text:p>12354</text:p>
          </table:table-cell>
          <table:table-cell table:number-columns-repeated="11"/>
        </table:table-row>
        <table:table-row table:style-name="ro1">
          <table:table-cell office:value-type="float" office:value="20881" calcext:value-type="float">
            <text:p>20881</text:p>
          </table:table-cell>
          <table:table-cell table:number-columns-repeated="11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11"/>
        </table:table-row>
        <table:table-row table:style-name="ro1">
          <table:table-cell office:value-type="float" office:value="14874" calcext:value-type="float">
            <text:p>14874</text:p>
          </table:table-cell>
          <table:table-cell table:number-columns-repeated="11"/>
        </table:table-row>
        <table:table-row table:style-name="ro1">
          <table:table-cell office:value-type="float" office:value="19898" calcext:value-type="float">
            <text:p>19898</text:p>
          </table:table-cell>
          <table:table-cell table:number-columns-repeated="11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11"/>
        </table:table-row>
        <table:table-row table:style-name="ro1">
          <table:table-cell office:value-type="float" office:value="32076" calcext:value-type="float">
            <text:p>32076</text:p>
          </table:table-cell>
          <table:table-cell table:number-columns-repeated="11"/>
        </table:table-row>
        <table:table-row table:style-name="ro1">
          <table:table-cell office:value-type="float" office:value="31921" calcext:value-type="float">
            <text:p>31921</text:p>
          </table:table-cell>
          <table:table-cell table:number-columns-repeated="11"/>
        </table:table-row>
        <table:table-row table:style-name="ro1">
          <table:table-cell office:value-type="float" office:value="27257" calcext:value-type="float">
            <text:p>27257</text:p>
          </table:table-cell>
          <table:table-cell table:number-columns-repeated="11"/>
        </table:table-row>
        <table:table-row table:style-name="ro1">
          <table:table-cell office:value-type="float" office:value="13858" calcext:value-type="float">
            <text:p>13858</text:p>
          </table:table-cell>
          <table:table-cell table:number-columns-repeated="11"/>
        </table:table-row>
        <table:table-row table:style-name="ro1">
          <table:table-cell office:value-type="float" office:value="23650" calcext:value-type="float">
            <text:p>23650</text:p>
          </table:table-cell>
          <table:table-cell table:number-columns-repeated="11"/>
        </table:table-row>
        <table:table-row table:style-name="ro1">
          <table:table-cell office:value-type="float" office:value="11398" calcext:value-type="float">
            <text:p>11398</text:p>
          </table:table-cell>
          <table:table-cell table:number-columns-repeated="11"/>
        </table:table-row>
        <table:table-row table:style-name="ro1">
          <table:table-cell office:value-type="float" office:value="30917" calcext:value-type="float">
            <text:p>30917</text:p>
          </table:table-cell>
          <table:table-cell table:number-columns-repeated="11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11"/>
        </table:table-row>
        <table:table-row table:style-name="ro1">
          <table:table-cell office:value-type="float" office:value="23174" calcext:value-type="float">
            <text:p>23174</text:p>
          </table:table-cell>
          <table:table-cell table:number-columns-repeated="11"/>
        </table:table-row>
        <table:table-row table:style-name="ro1">
          <table:table-cell office:value-type="float" office:value="31151" calcext:value-type="float">
            <text:p>31151</text:p>
          </table:table-cell>
          <table:table-cell table:number-columns-repeated="11"/>
        </table:table-row>
        <table:table-row table:style-name="ro1">
          <table:table-cell office:value-type="float" office:value="17639" calcext:value-type="float">
            <text:p>17639</text:p>
          </table:table-cell>
          <table:table-cell table:number-columns-repeated="11"/>
        </table:table-row>
        <table:table-row table:style-name="ro1">
          <table:table-cell office:value-type="float" office:value="31273" calcext:value-type="float">
            <text:p>31273</text:p>
          </table:table-cell>
          <table:table-cell table:number-columns-repeated="11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11"/>
        </table:table-row>
        <table:table-row table:style-name="ro1">
          <table:table-cell office:value-type="float" office:value="30761" calcext:value-type="float">
            <text:p>30761</text:p>
          </table:table-cell>
          <table:table-cell table:number-columns-repeated="11"/>
        </table:table-row>
        <table:table-row table:style-name="ro1">
          <table:table-cell office:value-type="float" office:value="12702" calcext:value-type="float">
            <text:p>12702</text:p>
          </table:table-cell>
          <table:table-cell table:number-columns-repeated="11"/>
        </table:table-row>
        <table:table-row table:style-name="ro1">
          <table:table-cell office:value-type="float" office:value="24198" calcext:value-type="float">
            <text:p>24198</text:p>
          </table:table-cell>
          <table:table-cell table:number-columns-repeated="11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11"/>
        </table:table-row>
        <table:table-row table:style-name="ro1">
          <table:table-cell office:value-type="float" office:value="22248" calcext:value-type="float">
            <text:p>22248</text:p>
          </table:table-cell>
          <table:table-cell table:number-columns-repeated="11"/>
        </table:table-row>
        <table:table-row table:style-name="ro1">
          <table:table-cell office:value-type="float" office:value="21088" calcext:value-type="float">
            <text:p>21088</text:p>
          </table:table-cell>
          <table:table-cell table:number-columns-repeated="11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11"/>
        </table:table-row>
        <table:table-row table:style-name="ro1">
          <table:table-cell office:value-type="float" office:value="14906" calcext:value-type="float">
            <text:p>14906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31127" calcext:value-type="float">
            <text:p>31127</text:p>
          </table:table-cell>
          <table:table-cell table:number-columns-repeated="11"/>
        </table:table-row>
        <table:table-row table:style-name="ro1">
          <table:table-cell office:value-type="float" office:value="21434" calcext:value-type="float">
            <text:p>21434</text:p>
          </table:table-cell>
          <table:table-cell table:number-columns-repeated="11"/>
        </table:table-row>
        <table:table-row table:style-name="ro1">
          <table:table-cell office:value-type="float" office:value="23832" calcext:value-type="float">
            <text:p>23832</text:p>
          </table:table-cell>
          <table:table-cell table:number-columns-repeated="11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1"/>
        </table:table-row>
        <table:table-row table:style-name="ro1">
          <table:table-cell office:value-type="float" office:value="19976" calcext:value-type="float">
            <text:p>19976</text:p>
          </table:table-cell>
          <table:table-cell table:number-columns-repeated="11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11"/>
        </table:table-row>
        <table:table-row table:style-name="ro1">
          <table:table-cell office:value-type="float" office:value="23395" calcext:value-type="float">
            <text:p>23395</text:p>
          </table:table-cell>
          <table:table-cell table:number-columns-repeated="11"/>
        </table:table-row>
        <table:table-row table:style-name="ro1">
          <table:table-cell office:value-type="float" office:value="13097" calcext:value-type="float">
            <text:p>13097</text:p>
          </table:table-cell>
          <table:table-cell table:number-columns-repeated="11"/>
        </table:table-row>
        <table:table-row table:style-name="ro1">
          <table:table-cell office:value-type="float" office:value="16109" calcext:value-type="float">
            <text:p>16109</text:p>
          </table:table-cell>
          <table:table-cell table:number-columns-repeated="11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11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11"/>
        </table:table-row>
        <table:table-row table:style-name="ro1">
          <table:table-cell office:value-type="float" office:value="16316" calcext:value-type="float">
            <text:p>16316</text:p>
          </table:table-cell>
          <table:table-cell table:number-columns-repeated="11"/>
        </table:table-row>
        <table:table-row table:style-name="ro1">
          <table:table-cell office:value-type="float" office:value="31098" calcext:value-type="float">
            <text:p>31098</text:p>
          </table:table-cell>
          <table:table-cell table:number-columns-repeated="11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11"/>
        </table:table-row>
        <table:table-row table:style-name="ro1">
          <table:table-cell office:value-type="float" office:value="13542" calcext:value-type="float">
            <text:p>13542</text:p>
          </table:table-cell>
          <table:table-cell table:number-columns-repeated="11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11"/>
        </table:table-row>
        <table:table-row table:style-name="ro1">
          <table:table-cell office:value-type="float" office:value="13161" calcext:value-type="float">
            <text:p>13161</text:p>
          </table:table-cell>
          <table:table-cell table:number-columns-repeated="11"/>
        </table:table-row>
        <table:table-row table:style-name="ro1">
          <table:table-cell office:value-type="float" office:value="24734" calcext:value-type="float">
            <text:p>24734</text:p>
          </table:table-cell>
          <table:table-cell table:number-columns-repeated="11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1"/>
        </table:table-row>
        <table:table-row table:style-name="ro1">
          <table:table-cell office:value-type="float" office:value="27242" calcext:value-type="float">
            <text:p>27242</text:p>
          </table:table-cell>
          <table:table-cell table:number-columns-repeated="11"/>
        </table:table-row>
        <table:table-row table:style-name="ro1">
          <table:table-cell office:value-type="float" office:value="29435" calcext:value-type="float">
            <text:p>29435</text:p>
          </table:table-cell>
          <table:table-cell table:number-columns-repeated="11"/>
        </table:table-row>
        <table:table-row table:style-name="ro1">
          <table:table-cell office:value-type="float" office:value="22588" calcext:value-type="float">
            <text:p>22588</text:p>
          </table:table-cell>
          <table:table-cell table:number-columns-repeated="11"/>
        </table:table-row>
        <table:table-row table:style-name="ro1">
          <table:table-cell office:value-type="float" office:value="22187" calcext:value-type="float">
            <text:p>22187</text:p>
          </table:table-cell>
          <table:table-cell table:number-columns-repeated="11"/>
        </table:table-row>
        <table:table-row table:style-name="ro1">
          <table:table-cell office:value-type="float" office:value="28795" calcext:value-type="float">
            <text:p>28795</text:p>
          </table:table-cell>
          <table:table-cell table:number-columns-repeated="11"/>
        </table:table-row>
        <table:table-row table:style-name="ro1">
          <table:table-cell office:value-type="float" office:value="25089" calcext:value-type="float">
            <text:p>25089</text:p>
          </table:table-cell>
          <table:table-cell table:number-columns-repeated="11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11"/>
        </table:table-row>
        <table:table-row table:style-name="ro1">
          <table:table-cell office:value-type="float" office:value="30205" calcext:value-type="float">
            <text:p>30205</text:p>
          </table:table-cell>
          <table:table-cell table:number-columns-repeated="11"/>
        </table:table-row>
        <table:table-row table:style-name="ro1">
          <table:table-cell office:value-type="float" office:value="17068" calcext:value-type="float">
            <text:p>17068</text:p>
          </table:table-cell>
          <table:table-cell table:number-columns-repeated="11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11"/>
        </table:table-row>
        <table:table-row table:style-name="ro1">
          <table:table-cell office:value-type="float" office:value="17931" calcext:value-type="float">
            <text:p>17931</text:p>
          </table:table-cell>
          <table:table-cell table:number-columns-repeated="11"/>
        </table:table-row>
        <table:table-row table:style-name="ro1">
          <table:table-cell office:value-type="float" office:value="12504" calcext:value-type="float">
            <text:p>12504</text:p>
          </table:table-cell>
          <table:table-cell table:number-columns-repeated="11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11"/>
        </table:table-row>
        <table:table-row table:style-name="ro1">
          <table:table-cell office:value-type="float" office:value="31368" calcext:value-type="float">
            <text:p>31368</text:p>
          </table:table-cell>
          <table:table-cell table:number-columns-repeated="11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11"/>
        </table:table-row>
        <table:table-row table:style-name="ro1">
          <table:table-cell office:value-type="float" office:value="31290" calcext:value-type="float">
            <text:p>31290</text:p>
          </table:table-cell>
          <table:table-cell table:number-columns-repeated="11"/>
        </table:table-row>
        <table:table-row table:style-name="ro1">
          <table:table-cell office:value-type="float" office:value="29273" calcext:value-type="float">
            <text:p>29273</text:p>
          </table:table-cell>
          <table:table-cell table:number-columns-repeated="11"/>
        </table:table-row>
        <table:table-row table:style-name="ro1">
          <table:table-cell office:value-type="float" office:value="15635" calcext:value-type="float">
            <text:p>15635</text:p>
          </table:table-cell>
          <table:table-cell table:number-columns-repeated="11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11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11"/>
        </table:table-row>
        <table:table-row table:style-name="ro1">
          <table:table-cell office:value-type="float" office:value="28337" calcext:value-type="float">
            <text:p>28337</text:p>
          </table:table-cell>
          <table:table-cell table:number-columns-repeated="11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11"/>
        </table:table-row>
        <table:table-row table:style-name="ro1">
          <table:table-cell office:value-type="float" office:value="20134" calcext:value-type="float">
            <text:p>20134</text:p>
          </table:table-cell>
          <table:table-cell table:number-columns-repeated="11"/>
        </table:table-row>
        <table:table-row table:style-name="ro1">
          <table:table-cell office:value-type="float" office:value="23163" calcext:value-type="float">
            <text:p>23163</text:p>
          </table:table-cell>
          <table:table-cell table:number-columns-repeated="11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11"/>
        </table:table-row>
        <table:table-row table:style-name="ro1">
          <table:table-cell office:value-type="float" office:value="15623" calcext:value-type="float">
            <text:p>15623</text:p>
          </table:table-cell>
          <table:table-cell table:number-columns-repeated="11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1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11"/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number-columns-repeated="11"/>
        </table:table-row>
        <table:table-row table:style-name="ro1">
          <table:table-cell office:value-type="float" office:value="29688" calcext:value-type="float">
            <text:p>29688</text:p>
          </table:table-cell>
          <table:table-cell table:number-columns-repeated="11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11"/>
        </table:table-row>
        <table:table-row table:style-name="ro1">
          <table:table-cell office:value-type="float" office:value="23259" calcext:value-type="float">
            <text:p>23259</text:p>
          </table:table-cell>
          <table:table-cell table:number-columns-repeated="11"/>
        </table:table-row>
        <table:table-row table:style-name="ro1">
          <table:table-cell office:value-type="float" office:value="18183" calcext:value-type="float">
            <text:p>18183</text:p>
          </table:table-cell>
          <table:table-cell table:number-columns-repeated="11"/>
        </table:table-row>
        <table:table-row table:style-name="ro1">
          <table:table-cell office:value-type="float" office:value="25854" calcext:value-type="float">
            <text:p>25854</text:p>
          </table:table-cell>
          <table:table-cell table:number-columns-repeated="11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1"/>
        </table:table-row>
        <table:table-row table:style-name="ro1">
          <table:table-cell office:value-type="float" office:value="17729" calcext:value-type="float">
            <text:p>17729</text:p>
          </table:table-cell>
          <table:table-cell table:number-columns-repeated="11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11"/>
        </table:table-row>
        <table:table-row table:style-name="ro1">
          <table:table-cell office:value-type="float" office:value="24697" calcext:value-type="float">
            <text:p>24697</text:p>
          </table:table-cell>
          <table:table-cell table:number-columns-repeated="11"/>
        </table:table-row>
        <table:table-row table:style-name="ro1">
          <table:table-cell office:value-type="float" office:value="13320" calcext:value-type="float">
            <text:p>13320</text:p>
          </table:table-cell>
          <table:table-cell table:number-columns-repeated="11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11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11"/>
        </table:table-row>
        <table:table-row table:style-name="ro1">
          <table:table-cell office:value-type="float" office:value="18646" calcext:value-type="float">
            <text:p>18646</text:p>
          </table:table-cell>
          <table:table-cell table:number-columns-repeated="11"/>
        </table:table-row>
        <table:table-row table:style-name="ro1">
          <table:table-cell office:value-type="float" office:value="12420" calcext:value-type="float">
            <text:p>12420</text:p>
          </table:table-cell>
          <table:table-cell table:number-columns-repeated="11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11"/>
        </table:table-row>
        <table:table-row table:style-name="ro1">
          <table:table-cell office:value-type="float" office:value="19823" calcext:value-type="float">
            <text:p>19823</text:p>
          </table:table-cell>
          <table:table-cell table:number-columns-repeated="11"/>
        </table:table-row>
        <table:table-row table:style-name="ro1">
          <table:table-cell office:value-type="float" office:value="15356" calcext:value-type="float">
            <text:p>15356</text:p>
          </table:table-cell>
          <table:table-cell table:number-columns-repeated="11"/>
        </table:table-row>
        <table:table-row table:style-name="ro1">
          <table:table-cell office:value-type="float" office:value="26497" calcext:value-type="float">
            <text:p>26497</text:p>
          </table:table-cell>
          <table:table-cell table:number-columns-repeated="11"/>
        </table:table-row>
        <table:table-row table:style-name="ro1">
          <table:table-cell office:value-type="float" office:value="21734" calcext:value-type="float">
            <text:p>21734</text:p>
          </table:table-cell>
          <table:table-cell table:number-columns-repeated="11"/>
        </table:table-row>
        <table:table-row table:style-name="ro1">
          <table:table-cell office:value-type="float" office:value="26479" calcext:value-type="float">
            <text:p>26479</text:p>
          </table:table-cell>
          <table:table-cell table:number-columns-repeated="11"/>
        </table:table-row>
        <table:table-row table:style-name="ro1">
          <table:table-cell office:value-type="float" office:value="22890" calcext:value-type="float">
            <text:p>22890</text:p>
          </table:table-cell>
          <table:table-cell table:number-columns-repeated="11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11"/>
        </table:table-row>
        <table:table-row table:style-name="ro1">
          <table:table-cell office:value-type="float" office:value="26868" calcext:value-type="float">
            <text:p>26868</text:p>
          </table:table-cell>
          <table:table-cell table:number-columns-repeated="11"/>
        </table:table-row>
        <table:table-row table:style-name="ro1">
          <table:table-cell office:value-type="float" office:value="24961" calcext:value-type="float">
            <text:p>24961</text:p>
          </table:table-cell>
          <table:table-cell table:number-columns-repeated="11"/>
        </table:table-row>
        <table:table-row table:style-name="ro1">
          <table:table-cell office:value-type="float" office:value="19327" calcext:value-type="float">
            <text:p>19327</text:p>
          </table:table-cell>
          <table:table-cell table:number-columns-repeated="11"/>
        </table:table-row>
        <table:table-row table:style-name="ro1">
          <table:table-cell office:value-type="float" office:value="18449" calcext:value-type="float">
            <text:p>18449</text:p>
          </table:table-cell>
          <table:table-cell table:number-columns-repeated="11"/>
        </table:table-row>
        <table:table-row table:style-name="ro1">
          <table:table-cell office:value-type="float" office:value="25172" calcext:value-type="float">
            <text:p>25172</text:p>
          </table:table-cell>
          <table:table-cell table:number-columns-repeated="11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11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11"/>
        </table:table-row>
        <table:table-row table:style-name="ro1">
          <table:table-cell office:value-type="float" office:value="28023" calcext:value-type="float">
            <text:p>28023</text:p>
          </table:table-cell>
          <table:table-cell table:number-columns-repeated="11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11"/>
        </table:table-row>
        <table:table-row table:style-name="ro1">
          <table:table-cell office:value-type="float" office:value="17911" calcext:value-type="float">
            <text:p>17911</text:p>
          </table:table-cell>
          <table:table-cell table:number-columns-repeated="11"/>
        </table:table-row>
        <table:table-row table:style-name="ro1">
          <table:table-cell office:value-type="float" office:value="20608" calcext:value-type="float">
            <text:p>20608</text:p>
          </table:table-cell>
          <table:table-cell table:number-columns-repeated="11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11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11"/>
        </table:table-row>
        <table:table-row table:style-name="ro1">
          <table:table-cell office:value-type="float" office:value="27389" calcext:value-type="float">
            <text:p>27389</text:p>
          </table:table-cell>
          <table:table-cell table:number-columns-repeated="11"/>
        </table:table-row>
        <table:table-row table:style-name="ro1">
          <table:table-cell office:value-type="float" office:value="23876" calcext:value-type="float">
            <text:p>23876</text:p>
          </table:table-cell>
          <table:table-cell table:number-columns-repeated="11"/>
        </table:table-row>
        <table:table-row table:style-name="ro1">
          <table:table-cell office:value-type="float" office:value="25784" calcext:value-type="float">
            <text:p>25784</text:p>
          </table:table-cell>
          <table:table-cell table:number-columns-repeated="11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11"/>
        </table:table-row>
        <table:table-row table:style-name="ro1">
          <table:table-cell office:value-type="float" office:value="29261" calcext:value-type="float">
            <text:p>29261</text:p>
          </table:table-cell>
          <table:table-cell table:number-columns-repeated="11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11"/>
        </table:table-row>
        <table:table-row table:style-name="ro1">
          <table:table-cell office:value-type="float" office:value="25075" calcext:value-type="float">
            <text:p>25075</text:p>
          </table:table-cell>
          <table:table-cell table:number-columns-repeated="11"/>
        </table:table-row>
        <table:table-row table:style-name="ro1">
          <table:table-cell office:value-type="float" office:value="10726" calcext:value-type="float">
            <text:p>10726</text:p>
          </table:table-cell>
          <table:table-cell table:number-columns-repeated="11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11"/>
        </table:table-row>
        <table:table-row table:style-name="ro1">
          <table:table-cell office:value-type="float" office:value="22767" calcext:value-type="float">
            <text:p>22767</text:p>
          </table:table-cell>
          <table:table-cell table:number-columns-repeated="11"/>
        </table:table-row>
        <table:table-row table:style-name="ro1">
          <table:table-cell office:value-type="float" office:value="16321" calcext:value-type="float">
            <text:p>16321</text:p>
          </table:table-cell>
          <table:table-cell table:number-columns-repeated="11"/>
        </table:table-row>
        <table:table-row table:style-name="ro1">
          <table:table-cell office:value-type="float" office:value="26309" calcext:value-type="float">
            <text:p>26309</text:p>
          </table:table-cell>
          <table:table-cell table:number-columns-repeated="11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11"/>
        </table:table-row>
        <table:table-row table:style-name="ro1">
          <table:table-cell office:value-type="float" office:value="19880" calcext:value-type="float">
            <text:p>19880</text:p>
          </table:table-cell>
          <table:table-cell table:number-columns-repeated="11"/>
        </table:table-row>
        <table:table-row table:style-name="ro1">
          <table:table-cell office:value-type="float" office:value="29722" calcext:value-type="float">
            <text:p>29722</text:p>
          </table:table-cell>
          <table:table-cell table:number-columns-repeated="11"/>
        </table:table-row>
        <table:table-row table:style-name="ro1">
          <table:table-cell office:value-type="float" office:value="15082" calcext:value-type="float">
            <text:p>15082</text:p>
          </table:table-cell>
          <table:table-cell table:number-columns-repeated="11"/>
        </table:table-row>
        <table:table-row table:style-name="ro1">
          <table:table-cell office:value-type="float" office:value="14889" calcext:value-type="float">
            <text:p>14889</text:p>
          </table:table-cell>
          <table:table-cell table:number-columns-repeated="11"/>
        </table:table-row>
        <table:table-row table:style-name="ro1">
          <table:table-cell office:value-type="float" office:value="27286" calcext:value-type="float">
            <text:p>27286</text:p>
          </table:table-cell>
          <table:table-cell table:number-columns-repeated="11"/>
        </table:table-row>
        <table:table-row table:style-name="ro1">
          <table:table-cell office:value-type="float" office:value="17980" calcext:value-type="float">
            <text:p>17980</text:p>
          </table:table-cell>
          <table:table-cell table:number-columns-repeated="11"/>
        </table:table-row>
        <table:table-row table:style-name="ro1">
          <table:table-cell office:value-type="float" office:value="22160" calcext:value-type="float">
            <text:p>22160</text:p>
          </table:table-cell>
          <table:table-cell table:number-columns-repeated="11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11"/>
        </table:table-row>
        <table:table-row table:style-name="ro1">
          <table:table-cell office:value-type="float" office:value="12165" calcext:value-type="float">
            <text:p>12165</text:p>
          </table:table-cell>
          <table:table-cell table:number-columns-repeated="11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11"/>
        </table:table-row>
        <table:table-row table:style-name="ro1">
          <table:table-cell office:value-type="float" office:value="25469" calcext:value-type="float">
            <text:p>25469</text:p>
          </table:table-cell>
          <table:table-cell table:number-columns-repeated="11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11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11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11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11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11"/>
        </table:table-row>
        <table:table-row table:style-name="ro1">
          <table:table-cell office:value-type="float" office:value="29666" calcext:value-type="float">
            <text:p>29666</text:p>
          </table:table-cell>
          <table:table-cell table:number-columns-repeated="11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11"/>
        </table:table-row>
        <table:table-row table:style-name="ro1">
          <table:table-cell office:value-type="float" office:value="20727" calcext:value-type="float">
            <text:p>20727</text:p>
          </table:table-cell>
          <table:table-cell table:number-columns-repeated="11"/>
        </table:table-row>
        <table:table-row table:style-name="ro1">
          <table:table-cell office:value-type="float" office:value="14408" calcext:value-type="float">
            <text:p>14408</text:p>
          </table:table-cell>
          <table:table-cell table:number-columns-repeated="11"/>
        </table:table-row>
        <table:table-row table:style-name="ro1">
          <table:table-cell office:value-type="float" office:value="21633" calcext:value-type="float">
            <text:p>21633</text:p>
          </table:table-cell>
          <table:table-cell table:number-columns-repeated="11"/>
        </table:table-row>
        <table:table-row table:style-name="ro1">
          <table:table-cell office:value-type="float" office:value="16601" calcext:value-type="float">
            <text:p>16601</text:p>
          </table:table-cell>
          <table:table-cell table:number-columns-repeated="11"/>
        </table:table-row>
        <table:table-row table:style-name="ro1">
          <table:table-cell office:value-type="float" office:value="25292" calcext:value-type="float">
            <text:p>25292</text:p>
          </table:table-cell>
          <table:table-cell table:number-columns-repeated="11"/>
        </table:table-row>
        <table:table-row table:style-name="ro1">
          <table:table-cell office:value-type="float" office:value="28119" calcext:value-type="float">
            <text:p>28119</text:p>
          </table:table-cell>
          <table:table-cell table:number-columns-repeated="11"/>
        </table:table-row>
        <table:table-row table:style-name="ro1">
          <table:table-cell office:value-type="float" office:value="12861" calcext:value-type="float">
            <text:p>12861</text:p>
          </table:table-cell>
          <table:table-cell table:number-columns-repeated="11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11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11"/>
        </table:table-row>
        <table:table-row table:style-name="ro1">
          <table:table-cell office:value-type="float" office:value="14987" calcext:value-type="float">
            <text:p>14987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11"/>
        </table:table-row>
        <table:table-row table:style-name="ro1">
          <table:table-cell office:value-type="float" office:value="16210" calcext:value-type="float">
            <text:p>16210</text:p>
          </table:table-cell>
          <table:table-cell table:number-columns-repeated="11"/>
        </table:table-row>
        <table:table-row table:style-name="ro1">
          <table:table-cell office:value-type="float" office:value="18408" calcext:value-type="float">
            <text:p>18408</text:p>
          </table:table-cell>
          <table:table-cell table:number-columns-repeated="11"/>
        </table:table-row>
        <table:table-row table:style-name="ro1">
          <table:table-cell office:value-type="float" office:value="26543" calcext:value-type="float">
            <text:p>26543</text:p>
          </table:table-cell>
          <table:table-cell table:number-columns-repeated="11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11"/>
        </table:table-row>
        <table:table-row table:style-name="ro1">
          <table:table-cell office:value-type="float" office:value="32341" calcext:value-type="float">
            <text:p>32341</text:p>
          </table:table-cell>
          <table:table-cell table:number-columns-repeated="11"/>
        </table:table-row>
        <table:table-row table:style-name="ro1">
          <table:table-cell office:value-type="float" office:value="24247" calcext:value-type="float">
            <text:p>24247</text:p>
          </table:table-cell>
          <table:table-cell table:number-columns-repeated="11"/>
        </table:table-row>
        <table:table-row table:style-name="ro1">
          <table:table-cell office:value-type="float" office:value="30133" calcext:value-type="float">
            <text:p>30133</text:p>
          </table:table-cell>
          <table:table-cell table:number-columns-repeated="11"/>
        </table:table-row>
        <table:table-row table:style-name="ro1">
          <table:table-cell office:value-type="float" office:value="12564" calcext:value-type="float">
            <text:p>12564</text:p>
          </table:table-cell>
          <table:table-cell table:number-columns-repeated="11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11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11"/>
        </table:table-row>
        <table:table-row table:style-name="ro1">
          <table:table-cell office:value-type="float" office:value="29435" calcext:value-type="float">
            <text:p>29435</text:p>
          </table:table-cell>
          <table:table-cell table:number-columns-repeated="11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11"/>
        </table:table-row>
        <table:table-row table:style-name="ro1">
          <table:table-cell office:value-type="float" office:value="17638" calcext:value-type="float">
            <text:p>17638</text:p>
          </table:table-cell>
          <table:table-cell table:number-columns-repeated="11"/>
        </table:table-row>
        <table:table-row table:style-name="ro1">
          <table:table-cell office:value-type="float" office:value="23005" calcext:value-type="float">
            <text:p>23005</text:p>
          </table:table-cell>
          <table:table-cell table:number-columns-repeated="11"/>
        </table:table-row>
        <table:table-row table:style-name="ro1">
          <table:table-cell office:value-type="float" office:value="19849" calcext:value-type="float">
            <text:p>19849</text:p>
          </table:table-cell>
          <table:table-cell table:number-columns-repeated="11"/>
        </table:table-row>
        <table:table-row table:style-name="ro1">
          <table:table-cell office:value-type="float" office:value="17986" calcext:value-type="float">
            <text:p>17986</text:p>
          </table:table-cell>
          <table:table-cell table:number-columns-repeated="11"/>
        </table:table-row>
        <table:table-row table:style-name="ro1">
          <table:table-cell office:value-type="float" office:value="18773" calcext:value-type="float">
            <text:p>18773</text:p>
          </table:table-cell>
          <table:table-cell table:number-columns-repeated="11"/>
        </table:table-row>
        <table:table-row table:style-name="ro1">
          <table:table-cell office:value-type="float" office:value="15586" calcext:value-type="float">
            <text:p>15586</text:p>
          </table:table-cell>
          <table:table-cell table:number-columns-repeated="11"/>
        </table:table-row>
        <table:table-row table:style-name="ro1">
          <table:table-cell office:value-type="float" office:value="16254" calcext:value-type="float">
            <text:p>16254</text:p>
          </table:table-cell>
          <table:table-cell table:number-columns-repeated="11"/>
        </table:table-row>
        <table:table-row table:style-name="ro1">
          <table:table-cell office:value-type="float" office:value="12210" calcext:value-type="float">
            <text:p>12210</text:p>
          </table:table-cell>
          <table:table-cell table:number-columns-repeated="11"/>
        </table:table-row>
        <table:table-row table:style-name="ro1">
          <table:table-cell office:value-type="float" office:value="16346" calcext:value-type="float">
            <text:p>16346</text:p>
          </table:table-cell>
          <table:table-cell table:number-columns-repeated="11"/>
        </table:table-row>
        <table:table-row table:style-name="ro1">
          <table:table-cell office:value-type="float" office:value="29611" calcext:value-type="float">
            <text:p>29611</text:p>
          </table:table-cell>
          <table:table-cell table:number-columns-repeated="11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11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11"/>
        </table:table-row>
        <table:table-row table:style-name="ro1">
          <table:table-cell office:value-type="float" office:value="20243" calcext:value-type="float">
            <text:p>20243</text:p>
          </table:table-cell>
          <table:table-cell table:number-columns-repeated="11"/>
        </table:table-row>
        <table:table-row table:style-name="ro1">
          <table:table-cell office:value-type="float" office:value="20143" calcext:value-type="float">
            <text:p>20143</text:p>
          </table:table-cell>
          <table:table-cell table:number-columns-repeated="11"/>
        </table:table-row>
        <table:table-row table:style-name="ro1">
          <table:table-cell office:value-type="float" office:value="12660" calcext:value-type="float">
            <text:p>12660</text:p>
          </table:table-cell>
          <table:table-cell table:number-columns-repeated="11"/>
        </table:table-row>
        <table:table-row table:style-name="ro1">
          <table:table-cell office:value-type="float" office:value="22003" calcext:value-type="float">
            <text:p>22003</text:p>
          </table:table-cell>
          <table:table-cell table:number-columns-repeated="11"/>
        </table:table-row>
        <table:table-row table:style-name="ro1">
          <table:table-cell office:value-type="float" office:value="25415" calcext:value-type="float">
            <text:p>25415</text:p>
          </table:table-cell>
          <table:table-cell table:number-columns-repeated="11"/>
        </table:table-row>
        <table:table-row table:style-name="ro1">
          <table:table-cell office:value-type="float" office:value="25878" calcext:value-type="float">
            <text:p>25878</text:p>
          </table:table-cell>
          <table:table-cell table:number-columns-repeated="11"/>
        </table:table-row>
        <table:table-row table:style-name="ro1">
          <table:table-cell office:value-type="float" office:value="31136" calcext:value-type="float">
            <text:p>31136</text:p>
          </table:table-cell>
          <table:table-cell table:number-columns-repeated="11"/>
        </table:table-row>
        <table:table-row table:style-name="ro1">
          <table:table-cell office:value-type="float" office:value="30840" calcext:value-type="float">
            <text:p>30840</text:p>
          </table:table-cell>
          <table:table-cell table:number-columns-repeated="11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11"/>
        </table:table-row>
        <table:table-row table:style-name="ro1">
          <table:table-cell office:value-type="float" office:value="12784" calcext:value-type="float">
            <text:p>12784</text:p>
          </table:table-cell>
          <table:table-cell table:number-columns-repeated="11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11"/>
        </table:table-row>
        <table:table-row table:style-name="ro1">
          <table:table-cell office:value-type="float" office:value="19233" calcext:value-type="float">
            <text:p>19233</text:p>
          </table:table-cell>
          <table:table-cell table:number-columns-repeated="11"/>
        </table:table-row>
        <table:table-row table:style-name="ro1">
          <table:table-cell office:value-type="float" office:value="28289" calcext:value-type="float">
            <text:p>28289</text:p>
          </table:table-cell>
          <table:table-cell table:number-columns-repeated="11"/>
        </table:table-row>
        <table:table-row table:style-name="ro1">
          <table:table-cell office:value-type="float" office:value="21638" calcext:value-type="float">
            <text:p>21638</text:p>
          </table:table-cell>
          <table:table-cell table:number-columns-repeated="11"/>
        </table:table-row>
        <table:table-row table:style-name="ro1">
          <table:table-cell office:value-type="float" office:value="28281" calcext:value-type="float">
            <text:p>28281</text:p>
          </table:table-cell>
          <table:table-cell table:number-columns-repeated="11"/>
        </table:table-row>
        <table:table-row table:style-name="ro1">
          <table:table-cell office:value-type="float" office:value="19554" calcext:value-type="float">
            <text:p>19554</text:p>
          </table:table-cell>
          <table:table-cell table:number-columns-repeated="11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11"/>
        </table:table-row>
        <table:table-row table:style-name="ro1">
          <table:table-cell office:value-type="float" office:value="24332" calcext:value-type="float">
            <text:p>24332</text:p>
          </table:table-cell>
          <table:table-cell table:number-columns-repeated="11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11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number-columns-repeated="11"/>
        </table:table-row>
        <table:table-row table:style-name="ro1">
          <table:table-cell office:value-type="float" office:value="17477" calcext:value-type="float">
            <text:p>17477</text:p>
          </table:table-cell>
          <table:table-cell table:number-columns-repeated="11"/>
        </table:table-row>
        <table:table-row table:style-name="ro1">
          <table:table-cell office:value-type="float" office:value="12345" calcext:value-type="float">
            <text:p>12345</text:p>
          </table:table-cell>
          <table:table-cell table:number-columns-repeated="11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11"/>
        </table:table-row>
        <table:table-row table:style-name="ro1">
          <table:table-cell office:value-type="float" office:value="13595" calcext:value-type="float">
            <text:p>13595</text:p>
          </table:table-cell>
          <table:table-cell table:number-columns-repeated="11"/>
        </table:table-row>
        <table:table-row table:style-name="ro1">
          <table:table-cell office:value-type="float" office:value="14425" calcext:value-type="float">
            <text:p>14425</text:p>
          </table:table-cell>
          <table:table-cell table:number-columns-repeated="11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11"/>
        </table:table-row>
        <table:table-row table:style-name="ro1">
          <table:table-cell office:value-type="float" office:value="26868" calcext:value-type="float">
            <text:p>26868</text:p>
          </table:table-cell>
          <table:table-cell table:number-columns-repeated="11"/>
        </table:table-row>
        <table:table-row table:style-name="ro1">
          <table:table-cell office:value-type="float" office:value="21804" calcext:value-type="float">
            <text:p>21804</text:p>
          </table:table-cell>
          <table:table-cell table:number-columns-repeated="11"/>
        </table:table-row>
        <table:table-row table:style-name="ro1">
          <table:table-cell office:value-type="float" office:value="16376" calcext:value-type="float">
            <text:p>16376</text:p>
          </table:table-cell>
          <table:table-cell table:number-columns-repeated="11"/>
        </table:table-row>
        <table:table-row table:style-name="ro1">
          <table:table-cell office:value-type="float" office:value="21107" calcext:value-type="float">
            <text:p>21107</text:p>
          </table:table-cell>
          <table:table-cell table:number-columns-repeated="11"/>
        </table:table-row>
        <table:table-row table:style-name="ro1">
          <table:table-cell office:value-type="float" office:value="10780" calcext:value-type="float">
            <text:p>10780</text:p>
          </table:table-cell>
          <table:table-cell table:number-columns-repeated="11"/>
        </table:table-row>
        <table:table-row table:style-name="ro1">
          <table:table-cell office:value-type="float" office:value="19267" calcext:value-type="float">
            <text:p>19267</text:p>
          </table:table-cell>
          <table:table-cell table:number-columns-repeated="11"/>
        </table:table-row>
        <table:table-row table:style-name="ro1">
          <table:table-cell office:value-type="float" office:value="23648" calcext:value-type="float">
            <text:p>23648</text:p>
          </table:table-cell>
          <table:table-cell table:number-columns-repeated="11"/>
        </table:table-row>
        <table:table-row table:style-name="ro1">
          <table:table-cell office:value-type="float" office:value="14630" calcext:value-type="float">
            <text:p>14630</text:p>
          </table:table-cell>
          <table:table-cell table:number-columns-repeated="11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11"/>
        </table:table-row>
        <table:table-row table:style-name="ro1">
          <table:table-cell office:value-type="float" office:value="22054" calcext:value-type="float">
            <text:p>22054</text:p>
          </table:table-cell>
          <table:table-cell table:number-columns-repeated="11"/>
        </table:table-row>
        <table:table-row table:style-name="ro1">
          <table:table-cell office:value-type="float" office:value="21932" calcext:value-type="float">
            <text:p>21932</text:p>
          </table:table-cell>
          <table:table-cell table:number-columns-repeated="11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11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1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11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11"/>
        </table:table-row>
        <table:table-row table:style-name="ro1">
          <table:table-cell office:value-type="float" office:value="14950" calcext:value-type="float">
            <text:p>14950</text:p>
          </table:table-cell>
          <table:table-cell table:number-columns-repeated="11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11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11"/>
        </table:table-row>
        <table:table-row table:style-name="ro1">
          <table:table-cell office:value-type="float" office:value="26652" calcext:value-type="float">
            <text:p>26652</text:p>
          </table:table-cell>
          <table:table-cell table:number-columns-repeated="11"/>
        </table:table-row>
        <table:table-row table:style-name="ro1">
          <table:table-cell office:value-type="float" office:value="28349" calcext:value-type="float">
            <text:p>28349</text:p>
          </table:table-cell>
          <table:table-cell table:number-columns-repeated="11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11"/>
        </table:table-row>
        <table:table-row table:style-name="ro1">
          <table:table-cell office:value-type="float" office:value="27518" calcext:value-type="float">
            <text:p>27518</text:p>
          </table:table-cell>
          <table:table-cell table:number-columns-repeated="11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11"/>
        </table:table-row>
        <table:table-row table:style-name="ro1">
          <table:table-cell office:value-type="float" office:value="24536" calcext:value-type="float">
            <text:p>24536</text:p>
          </table:table-cell>
          <table:table-cell table:number-columns-repeated="11"/>
        </table:table-row>
        <table:table-row table:style-name="ro1">
          <table:table-cell office:value-type="float" office:value="20466" calcext:value-type="float">
            <text:p>20466</text:p>
          </table:table-cell>
          <table:table-cell table:number-columns-repeated="11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11"/>
        </table:table-row>
        <table:table-row table:style-name="ro1">
          <table:table-cell office:value-type="float" office:value="12860" calcext:value-type="float">
            <text:p>12860</text:p>
          </table:table-cell>
          <table:table-cell table:number-columns-repeated="11"/>
        </table:table-row>
        <table:table-row table:style-name="ro1">
          <table:table-cell office:value-type="float" office:value="11628" calcext:value-type="float">
            <text:p>11628</text:p>
          </table:table-cell>
          <table:table-cell table:number-columns-repeated="11"/>
        </table:table-row>
        <table:table-row table:style-name="ro1">
          <table:table-cell office:value-type="float" office:value="23641" calcext:value-type="float">
            <text:p>23641</text:p>
          </table:table-cell>
          <table:table-cell table:number-columns-repeated="11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11"/>
        </table:table-row>
        <table:table-row table:style-name="ro1">
          <table:table-cell office:value-type="float" office:value="21361" calcext:value-type="float">
            <text:p>21361</text:p>
          </table:table-cell>
          <table:table-cell table:number-columns-repeated="11"/>
        </table:table-row>
        <table:table-row table:style-name="ro1">
          <table:table-cell office:value-type="float" office:value="13551" calcext:value-type="float">
            <text:p>13551</text:p>
          </table:table-cell>
          <table:table-cell table:number-columns-repeated="11"/>
        </table:table-row>
        <table:table-row table:style-name="ro1">
          <table:table-cell office:value-type="float" office:value="19708" calcext:value-type="float">
            <text:p>19708</text:p>
          </table:table-cell>
          <table:table-cell table:number-columns-repeated="11"/>
        </table:table-row>
        <table:table-row table:style-name="ro1">
          <table:table-cell office:value-type="float" office:value="11230" calcext:value-type="float">
            <text:p>11230</text:p>
          </table:table-cell>
          <table:table-cell table:number-columns-repeated="11"/>
        </table:table-row>
        <table:table-row table:style-name="ro1">
          <table:table-cell office:value-type="float" office:value="28720" calcext:value-type="float">
            <text:p>28720</text:p>
          </table:table-cell>
          <table:table-cell table:number-columns-repeated="11"/>
        </table:table-row>
        <table:table-row table:style-name="ro1">
          <table:table-cell office:value-type="float" office:value="16995" calcext:value-type="float">
            <text:p>16995</text:p>
          </table:table-cell>
          <table:table-cell table:number-columns-repeated="11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11"/>
        </table:table-row>
        <table:table-row table:style-name="ro1">
          <table:table-cell office:value-type="float" office:value="27254" calcext:value-type="float">
            <text:p>27254</text:p>
          </table:table-cell>
          <table:table-cell table:number-columns-repeated="11"/>
        </table:table-row>
        <table:table-row table:style-name="ro1">
          <table:table-cell office:value-type="float" office:value="26197" calcext:value-type="float">
            <text:p>26197</text:p>
          </table:table-cell>
          <table:table-cell table:number-columns-repeated="11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11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1"/>
        </table:table-row>
        <table:table-row table:style-name="ro1">
          <table:table-cell office:value-type="float" office:value="19415" calcext:value-type="float">
            <text:p>19415</text:p>
          </table:table-cell>
          <table:table-cell table:number-columns-repeated="11"/>
        </table:table-row>
        <table:table-row table:style-name="ro1">
          <table:table-cell office:value-type="float" office:value="32311" calcext:value-type="float">
            <text:p>32311</text:p>
          </table:table-cell>
          <table:table-cell table:number-columns-repeated="11"/>
        </table:table-row>
        <table:table-row table:style-name="ro1">
          <table:table-cell office:value-type="float" office:value="13196" calcext:value-type="float">
            <text:p>13196</text:p>
          </table:table-cell>
          <table:table-cell table:number-columns-repeated="11"/>
        </table:table-row>
        <table:table-row table:style-name="ro1">
          <table:table-cell office:value-type="float" office:value="27431" calcext:value-type="float">
            <text:p>27431</text:p>
          </table:table-cell>
          <table:table-cell table:number-columns-repeated="11"/>
        </table:table-row>
        <table:table-row table:style-name="ro1">
          <table:table-cell office:value-type="float" office:value="28396" calcext:value-type="float">
            <text:p>28396</text:p>
          </table:table-cell>
          <table:table-cell table:number-columns-repeated="11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1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11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11"/>
        </table:table-row>
        <table:table-row table:style-name="ro1">
          <table:table-cell office:value-type="float" office:value="15315" calcext:value-type="float">
            <text:p>15315</text:p>
          </table:table-cell>
          <table:table-cell table:number-columns-repeated="11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11"/>
        </table:table-row>
        <table:table-row table:style-name="ro1">
          <table:table-cell office:value-type="float" office:value="15465" calcext:value-type="float">
            <text:p>15465</text:p>
          </table:table-cell>
          <table:table-cell table:number-columns-repeated="11"/>
        </table:table-row>
        <table:table-row table:style-name="ro1">
          <table:table-cell office:value-type="float" office:value="26300" calcext:value-type="float">
            <text:p>26300</text:p>
          </table:table-cell>
          <table:table-cell table:number-columns-repeated="11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11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11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11"/>
        </table:table-row>
        <table:table-row table:style-name="ro1">
          <table:table-cell office:value-type="float" office:value="28548" calcext:value-type="float">
            <text:p>28548</text:p>
          </table:table-cell>
          <table:table-cell table:number-columns-repeated="11"/>
        </table:table-row>
        <table:table-row table:style-name="ro1">
          <table:table-cell office:value-type="float" office:value="26306" calcext:value-type="float">
            <text:p>26306</text:p>
          </table:table-cell>
          <table:table-cell table:number-columns-repeated="11"/>
        </table:table-row>
        <table:table-row table:style-name="ro1">
          <table:table-cell office:value-type="float" office:value="24172" calcext:value-type="float">
            <text:p>24172</text:p>
          </table:table-cell>
          <table:table-cell table:number-columns-repeated="11"/>
        </table:table-row>
        <table:table-row table:style-name="ro1">
          <table:table-cell office:value-type="float" office:value="18164" calcext:value-type="float">
            <text:p>18164</text:p>
          </table:table-cell>
          <table:table-cell table:number-columns-repeated="11"/>
        </table:table-row>
        <table:table-row table:style-name="ro1">
          <table:table-cell office:value-type="float" office:value="14241" calcext:value-type="float">
            <text:p>14241</text:p>
          </table:table-cell>
          <table:table-cell table:number-columns-repeated="11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11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11"/>
        </table:table-row>
        <table:table-row table:style-name="ro1">
          <table:table-cell office:value-type="float" office:value="14249" calcext:value-type="float">
            <text:p>14249</text:p>
          </table:table-cell>
          <table:table-cell table:number-columns-repeated="11"/>
        </table:table-row>
        <table:table-row table:style-name="ro1">
          <table:table-cell office:value-type="float" office:value="26418" calcext:value-type="float">
            <text:p>26418</text:p>
          </table:table-cell>
          <table:table-cell table:number-columns-repeated="11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11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1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11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11"/>
        </table:table-row>
        <table:table-row table:style-name="ro1">
          <table:table-cell office:value-type="float" office:value="18768" calcext:value-type="float">
            <text:p>18768</text:p>
          </table:table-cell>
          <table:table-cell table:number-columns-repeated="11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11"/>
        </table:table-row>
        <table:table-row table:style-name="ro1">
          <table:table-cell office:value-type="float" office:value="31451" calcext:value-type="float">
            <text:p>31451</text:p>
          </table:table-cell>
          <table:table-cell table:number-columns-repeated="11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11"/>
        </table:table-row>
        <table:table-row table:style-name="ro1">
          <table:table-cell office:value-type="float" office:value="27398" calcext:value-type="float">
            <text:p>27398</text:p>
          </table:table-cell>
          <table:table-cell table:number-columns-repeated="11"/>
        </table:table-row>
        <table:table-row table:style-name="ro1">
          <table:table-cell office:value-type="float" office:value="23187" calcext:value-type="float">
            <text:p>23187</text:p>
          </table:table-cell>
          <table:table-cell table:number-columns-repeated="11"/>
        </table:table-row>
        <table:table-row table:style-name="ro1">
          <table:table-cell office:value-type="float" office:value="18824" calcext:value-type="float">
            <text:p>18824</text:p>
          </table:table-cell>
          <table:table-cell table:number-columns-repeated="11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11"/>
        </table:table-row>
        <table:table-row table:style-name="ro1">
          <table:table-cell office:value-type="float" office:value="18645" calcext:value-type="float">
            <text:p>18645</text:p>
          </table:table-cell>
          <table:table-cell table:number-columns-repeated="11"/>
        </table:table-row>
        <table:table-row table:style-name="ro1">
          <table:table-cell office:value-type="float" office:value="30633" calcext:value-type="float">
            <text:p>30633</text:p>
          </table:table-cell>
          <table:table-cell table:number-columns-repeated="11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11"/>
        </table:table-row>
        <table:table-row table:style-name="ro1">
          <table:table-cell office:value-type="float" office:value="24241" calcext:value-type="float">
            <text:p>24241</text:p>
          </table:table-cell>
          <table:table-cell table:number-columns-repeated="11"/>
        </table:table-row>
        <table:table-row table:style-name="ro1">
          <table:table-cell office:value-type="float" office:value="31242" calcext:value-type="float">
            <text:p>31242</text:p>
          </table:table-cell>
          <table:table-cell table:number-columns-repeated="11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11"/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number-columns-repeated="11"/>
        </table:table-row>
        <table:table-row table:style-name="ro1">
          <table:table-cell office:value-type="float" office:value="23671" calcext:value-type="float">
            <text:p>23671</text:p>
          </table:table-cell>
          <table:table-cell table:number-columns-repeated="11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11"/>
        </table:table-row>
        <table:table-row table:style-name="ro1">
          <table:table-cell office:value-type="float" office:value="30110" calcext:value-type="float">
            <text:p>30110</text:p>
          </table:table-cell>
          <table:table-cell table:number-columns-repeated="11"/>
        </table:table-row>
        <table:table-row table:style-name="ro1">
          <table:table-cell office:value-type="float" office:value="31652" calcext:value-type="float">
            <text:p>31652</text:p>
          </table:table-cell>
          <table:table-cell table:number-columns-repeated="11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11"/>
        </table:table-row>
        <table:table-row table:style-name="ro1">
          <table:table-cell office:value-type="float" office:value="29444" calcext:value-type="float">
            <text:p>29444</text:p>
          </table:table-cell>
          <table:table-cell table:number-columns-repeated="11"/>
        </table:table-row>
        <table:table-row table:style-name="ro1">
          <table:table-cell office:value-type="float" office:value="12798" calcext:value-type="float">
            <text:p>12798</text:p>
          </table:table-cell>
          <table:table-cell table:number-columns-repeated="11"/>
        </table:table-row>
        <table:table-row table:style-name="ro1">
          <table:table-cell office:value-type="float" office:value="29788" calcext:value-type="float">
            <text:p>29788</text:p>
          </table:table-cell>
          <table:table-cell table:number-columns-repeated="11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11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11"/>
        </table:table-row>
        <table:table-row table:style-name="ro1">
          <table:table-cell office:value-type="float" office:value="16094" calcext:value-type="float">
            <text:p>16094</text:p>
          </table:table-cell>
          <table:table-cell table:number-columns-repeated="11"/>
        </table:table-row>
        <table:table-row table:style-name="ro1">
          <table:table-cell office:value-type="float" office:value="25332" calcext:value-type="float">
            <text:p>25332</text:p>
          </table:table-cell>
          <table:table-cell table:number-columns-repeated="11"/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number-columns-repeated="11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1"/>
        </table:table-row>
        <table:table-row table:style-name="ro1">
          <table:table-cell office:value-type="float" office:value="10854" calcext:value-type="float">
            <text:p>10854</text:p>
          </table:table-cell>
          <table:table-cell table:number-columns-repeated="11"/>
        </table:table-row>
        <table:table-row table:style-name="ro1">
          <table:table-cell office:value-type="float" office:value="24965" calcext:value-type="float">
            <text:p>24965</text:p>
          </table:table-cell>
          <table:table-cell table:number-columns-repeated="11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11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11"/>
        </table:table-row>
        <table:table-row table:style-name="ro1">
          <table:table-cell office:value-type="float" office:value="29733" calcext:value-type="float">
            <text:p>29733</text:p>
          </table:table-cell>
          <table:table-cell table:number-columns-repeated="11"/>
        </table:table-row>
        <table:table-row table:style-name="ro1">
          <table:table-cell office:value-type="float" office:value="13141" calcext:value-type="float">
            <text:p>13141</text:p>
          </table:table-cell>
          <table:table-cell table:number-columns-repeated="11"/>
        </table:table-row>
        <table:table-row table:style-name="ro1">
          <table:table-cell office:value-type="float" office:value="20500" calcext:value-type="float">
            <text:p>20500</text:p>
          </table:table-cell>
          <table:table-cell table:number-columns-repeated="11"/>
        </table:table-row>
        <table:table-row table:style-name="ro1">
          <table:table-cell office:value-type="float" office:value="18804" calcext:value-type="float">
            <text:p>18804</text:p>
          </table:table-cell>
          <table:table-cell table:number-columns-repeated="11"/>
        </table:table-row>
        <table:table-row table:style-name="ro1">
          <table:table-cell office:value-type="float" office:value="31262" calcext:value-type="float">
            <text:p>31262</text:p>
          </table:table-cell>
          <table:table-cell table:number-columns-repeated="11"/>
        </table:table-row>
        <table:table-row table:style-name="ro1">
          <table:table-cell office:value-type="float" office:value="25749" calcext:value-type="float">
            <text:p>25749</text:p>
          </table:table-cell>
          <table:table-cell table:number-columns-repeated="11"/>
        </table:table-row>
        <table:table-row table:style-name="ro1">
          <table:table-cell office:value-type="float" office:value="16523" calcext:value-type="float">
            <text:p>16523</text:p>
          </table:table-cell>
          <table:table-cell table:number-columns-repeated="11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11"/>
        </table:table-row>
        <table:table-row table:style-name="ro1">
          <table:table-cell office:value-type="float" office:value="14946" calcext:value-type="float">
            <text:p>14946</text:p>
          </table:table-cell>
          <table:table-cell table:number-columns-repeated="11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11"/>
        </table:table-row>
        <table:table-row table:style-name="ro1">
          <table:table-cell office:value-type="float" office:value="21978" calcext:value-type="float">
            <text:p>21978</text:p>
          </table:table-cell>
          <table:table-cell table:number-columns-repeated="11"/>
        </table:table-row>
        <table:table-row table:style-name="ro1">
          <table:table-cell office:value-type="float" office:value="18788" calcext:value-type="float">
            <text:p>18788</text:p>
          </table:table-cell>
          <table:table-cell table:number-columns-repeated="11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11"/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number-columns-repeated="11"/>
        </table:table-row>
        <table:table-row table:style-name="ro1">
          <table:table-cell office:value-type="float" office:value="20645" calcext:value-type="float">
            <text:p>20645</text:p>
          </table:table-cell>
          <table:table-cell table:number-columns-repeated="11"/>
        </table:table-row>
        <table:table-row table:style-name="ro1">
          <table:table-cell office:value-type="float" office:value="12944" calcext:value-type="float">
            <text:p>12944</text:p>
          </table:table-cell>
          <table:table-cell table:number-columns-repeated="11"/>
        </table:table-row>
        <table:table-row table:style-name="ro1">
          <table:table-cell office:value-type="float" office:value="17786" calcext:value-type="float">
            <text:p>17786</text:p>
          </table:table-cell>
          <table:table-cell table:number-columns-repeated="11"/>
        </table:table-row>
        <table:table-row table:style-name="ro1">
          <table:table-cell office:value-type="float" office:value="24790" calcext:value-type="float">
            <text:p>24790</text:p>
          </table:table-cell>
          <table:table-cell table:number-columns-repeated="11"/>
        </table:table-row>
        <table:table-row table:style-name="ro1">
          <table:table-cell office:value-type="float" office:value="26510" calcext:value-type="float">
            <text:p>26510</text:p>
          </table:table-cell>
          <table:table-cell table:number-columns-repeated="11"/>
        </table:table-row>
        <table:table-row table:style-name="ro1">
          <table:table-cell office:value-type="float" office:value="27030" calcext:value-type="float">
            <text:p>27030</text:p>
          </table:table-cell>
          <table:table-cell table:number-columns-repeated="11"/>
        </table:table-row>
        <table:table-row table:style-name="ro1">
          <table:table-cell office:value-type="float" office:value="23948" calcext:value-type="float">
            <text:p>23948</text:p>
          </table:table-cell>
          <table:table-cell table:number-columns-repeated="11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11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11"/>
        </table:table-row>
        <table:table-row table:style-name="ro1">
          <table:table-cell office:value-type="float" office:value="29168" calcext:value-type="float">
            <text:p>29168</text:p>
          </table:table-cell>
          <table:table-cell table:number-columns-repeated="11"/>
        </table:table-row>
        <table:table-row table:style-name="ro1">
          <table:table-cell office:value-type="float" office:value="13657" calcext:value-type="float">
            <text:p>13657</text:p>
          </table:table-cell>
          <table:table-cell table:number-columns-repeated="11"/>
        </table:table-row>
        <table:table-row table:style-name="ro1">
          <table:table-cell office:value-type="float" office:value="22860" calcext:value-type="float">
            <text:p>22860</text:p>
          </table:table-cell>
          <table:table-cell table:number-columns-repeated="11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11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11"/>
        </table:table-row>
        <table:table-row table:style-name="ro1">
          <table:table-cell office:value-type="float" office:value="27058" calcext:value-type="float">
            <text:p>27058</text:p>
          </table:table-cell>
          <table:table-cell table:number-columns-repeated="11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11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11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11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11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11"/>
        </table:table-row>
        <table:table-row table:style-name="ro1">
          <table:table-cell office:value-type="float" office:value="20877" calcext:value-type="float">
            <text:p>20877</text:p>
          </table:table-cell>
          <table:table-cell table:number-columns-repeated="11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11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11"/>
        </table:table-row>
        <table:table-row table:style-name="ro1">
          <table:table-cell office:value-type="float" office:value="11465" calcext:value-type="float">
            <text:p>11465</text:p>
          </table:table-cell>
          <table:table-cell table:number-columns-repeated="11"/>
        </table:table-row>
        <table:table-row table:style-name="ro1">
          <table:table-cell office:value-type="float" office:value="23438" calcext:value-type="float">
            <text:p>23438</text:p>
          </table:table-cell>
          <table:table-cell table:number-columns-repeated="11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11"/>
        </table:table-row>
        <table:table-row table:style-name="ro1">
          <table:table-cell office:value-type="float" office:value="26986" calcext:value-type="float">
            <text:p>26986</text:p>
          </table:table-cell>
          <table:table-cell table:number-columns-repeated="11"/>
        </table:table-row>
        <table:table-row table:style-name="ro1">
          <table:table-cell office:value-type="float" office:value="30289" calcext:value-type="float">
            <text:p>30289</text:p>
          </table:table-cell>
          <table:table-cell table:number-columns-repeated="11"/>
        </table:table-row>
        <table:table-row table:style-name="ro1">
          <table:table-cell office:value-type="float" office:value="31188" calcext:value-type="float">
            <text:p>31188</text:p>
          </table:table-cell>
          <table:table-cell table:number-columns-repeated="11"/>
        </table:table-row>
        <table:table-row table:style-name="ro1">
          <table:table-cell office:value-type="float" office:value="17927" calcext:value-type="float">
            <text:p>17927</text:p>
          </table:table-cell>
          <table:table-cell table:number-columns-repeated="11"/>
        </table:table-row>
        <table:table-row table:style-name="ro1">
          <table:table-cell office:value-type="float" office:value="16086" calcext:value-type="float">
            <text:p>16086</text:p>
          </table:table-cell>
          <table:table-cell table:number-columns-repeated="11"/>
        </table:table-row>
        <table:table-row table:style-name="ro1">
          <table:table-cell office:value-type="float" office:value="27435" calcext:value-type="float">
            <text:p>27435</text:p>
          </table:table-cell>
          <table:table-cell table:number-columns-repeated="11"/>
        </table:table-row>
        <table:table-row table:style-name="ro1">
          <table:table-cell office:value-type="float" office:value="19174" calcext:value-type="float">
            <text:p>19174</text:p>
          </table:table-cell>
          <table:table-cell table:number-columns-repeated="11"/>
        </table:table-row>
        <table:table-row table:style-name="ro1">
          <table:table-cell office:value-type="float" office:value="28655" calcext:value-type="float">
            <text:p>28655</text:p>
          </table:table-cell>
          <table:table-cell table:number-columns-repeated="11"/>
        </table:table-row>
        <table:table-row table:style-name="ro1">
          <table:table-cell office:value-type="float" office:value="31980" calcext:value-type="float">
            <text:p>31980</text:p>
          </table:table-cell>
          <table:table-cell table:number-columns-repeated="11"/>
        </table:table-row>
        <table:table-row table:style-name="ro1">
          <table:table-cell office:value-type="float" office:value="20045" calcext:value-type="float">
            <text:p>20045</text:p>
          </table:table-cell>
          <table:table-cell table:number-columns-repeated="11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11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11"/>
        </table:table-row>
        <table:table-row table:style-name="ro1">
          <table:table-cell office:value-type="float" office:value="25723" calcext:value-type="float">
            <text:p>25723</text:p>
          </table:table-cell>
          <table:table-cell table:number-columns-repeated="11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11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1"/>
        </table:table-row>
        <table:table-row table:style-name="ro1">
          <table:table-cell office:value-type="float" office:value="14079" calcext:value-type="float">
            <text:p>14079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1"/>
        </table:table-row>
        <table:table-row table:style-name="ro1">
          <table:table-cell office:value-type="float" office:value="28654" calcext:value-type="float">
            <text:p>28654</text:p>
          </table:table-cell>
          <table:table-cell table:number-columns-repeated="11"/>
        </table:table-row>
        <table:table-row table:style-name="ro1">
          <table:table-cell office:value-type="float" office:value="26923" calcext:value-type="float">
            <text:p>26923</text:p>
          </table:table-cell>
          <table:table-cell table:number-columns-repeated="11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11"/>
        </table:table-row>
        <table:table-row table:style-name="ro1">
          <table:table-cell office:value-type="float" office:value="13429" calcext:value-type="float">
            <text:p>13429</text:p>
          </table:table-cell>
          <table:table-cell table:number-columns-repeated="11"/>
        </table:table-row>
        <table:table-row table:style-name="ro1">
          <table:table-cell office:value-type="float" office:value="15622" calcext:value-type="float">
            <text:p>15622</text:p>
          </table:table-cell>
          <table:table-cell table:number-columns-repeated="11"/>
        </table:table-row>
        <table:table-row table:style-name="ro1">
          <table:table-cell office:value-type="float" office:value="27764" calcext:value-type="float">
            <text:p>27764</text:p>
          </table:table-cell>
          <table:table-cell table:number-columns-repeated="11"/>
        </table:table-row>
        <table:table-row table:style-name="ro1">
          <table:table-cell office:value-type="float" office:value="19674" calcext:value-type="float">
            <text:p>19674</text:p>
          </table:table-cell>
          <table:table-cell table:number-columns-repeated="11"/>
        </table:table-row>
        <table:table-row table:style-name="ro1">
          <table:table-cell office:value-type="float" office:value="14249" calcext:value-type="float">
            <text:p>14249</text:p>
          </table:table-cell>
          <table:table-cell table:number-columns-repeated="11"/>
        </table:table-row>
        <table:table-row table:style-name="ro1">
          <table:table-cell office:value-type="float" office:value="17587" calcext:value-type="float">
            <text:p>17587</text:p>
          </table:table-cell>
          <table:table-cell table:number-columns-repeated="11"/>
        </table:table-row>
        <table:table-row table:style-name="ro1">
          <table:table-cell office:value-type="float" office:value="13984" calcext:value-type="float">
            <text:p>13984</text:p>
          </table:table-cell>
          <table:table-cell table:number-columns-repeated="11"/>
        </table:table-row>
        <table:table-row table:style-name="ro1">
          <table:table-cell office:value-type="float" office:value="14223" calcext:value-type="float">
            <text:p>14223</text:p>
          </table:table-cell>
          <table:table-cell table:number-columns-repeated="11"/>
        </table:table-row>
        <table:table-row table:style-name="ro1">
          <table:table-cell office:value-type="float" office:value="20498" calcext:value-type="float">
            <text:p>20498</text:p>
          </table:table-cell>
          <table:table-cell table:number-columns-repeated="11"/>
        </table:table-row>
        <table:table-row table:style-name="ro1">
          <table:table-cell office:value-type="float" office:value="11357" calcext:value-type="float">
            <text:p>11357</text:p>
          </table:table-cell>
          <table:table-cell table:number-columns-repeated="11"/>
        </table:table-row>
        <table:table-row table:style-name="ro1">
          <table:table-cell office:value-type="float" office:value="21230" calcext:value-type="float">
            <text:p>21230</text:p>
          </table:table-cell>
          <table:table-cell table:number-columns-repeated="11"/>
        </table:table-row>
        <table:table-row table:style-name="ro1">
          <table:table-cell office:value-type="float" office:value="12714" calcext:value-type="float">
            <text:p>12714</text:p>
          </table:table-cell>
          <table:table-cell table:number-columns-repeated="11"/>
        </table:table-row>
        <table:table-row table:style-name="ro1">
          <table:table-cell office:value-type="float" office:value="31173" calcext:value-type="float">
            <text:p>31173</text:p>
          </table:table-cell>
          <table:table-cell table:number-columns-repeated="11"/>
        </table:table-row>
        <table:table-row table:style-name="ro1">
          <table:table-cell office:value-type="float" office:value="15417" calcext:value-type="float">
            <text:p>15417</text:p>
          </table:table-cell>
          <table:table-cell table:number-columns-repeated="11"/>
        </table:table-row>
        <table:table-row table:style-name="ro1">
          <table:table-cell office:value-type="float" office:value="17755" calcext:value-type="float">
            <text:p>17755</text:p>
          </table:table-cell>
          <table:table-cell table:number-columns-repeated="11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11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11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11"/>
        </table:table-row>
        <table:table-row table:style-name="ro1">
          <table:table-cell office:value-type="float" office:value="18362" calcext:value-type="float">
            <text:p>18362</text:p>
          </table:table-cell>
          <table:table-cell table:number-columns-repeated="11"/>
        </table:table-row>
        <table:table-row table:style-name="ro1">
          <table:table-cell office:value-type="float" office:value="29036" calcext:value-type="float">
            <text:p>29036</text:p>
          </table:table-cell>
          <table:table-cell table:number-columns-repeated="11"/>
        </table:table-row>
        <table:table-row table:style-name="ro1">
          <table:table-cell office:value-type="float" office:value="14664" calcext:value-type="float">
            <text:p>14664</text:p>
          </table:table-cell>
          <table:table-cell table:number-columns-repeated="11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11"/>
        </table:table-row>
        <table:table-row table:style-name="ro1">
          <table:table-cell office:value-type="float" office:value="22793" calcext:value-type="float">
            <text:p>22793</text:p>
          </table:table-cell>
          <table:table-cell table:number-columns-repeated="11"/>
        </table:table-row>
        <table:table-row table:style-name="ro1">
          <table:table-cell office:value-type="float" office:value="11261" calcext:value-type="float">
            <text:p>11261</text:p>
          </table:table-cell>
          <table:table-cell table:number-columns-repeated="11"/>
        </table:table-row>
        <table:table-row table:style-name="ro1">
          <table:table-cell office:value-type="float" office:value="24024" calcext:value-type="float">
            <text:p>24024</text:p>
          </table:table-cell>
          <table:table-cell table:number-columns-repeated="11"/>
        </table:table-row>
        <table:table-row table:style-name="ro1">
          <table:table-cell office:value-type="float" office:value="22519" calcext:value-type="float">
            <text:p>22519</text:p>
          </table:table-cell>
          <table:table-cell table:number-columns-repeated="11"/>
        </table:table-row>
        <table:table-row table:style-name="ro1">
          <table:table-cell office:value-type="float" office:value="12887" calcext:value-type="float">
            <text:p>12887</text:p>
          </table:table-cell>
          <table:table-cell table:number-columns-repeated="11"/>
        </table:table-row>
        <table:table-row table:style-name="ro1">
          <table:table-cell office:value-type="float" office:value="11271" calcext:value-type="float">
            <text:p>11271</text:p>
          </table:table-cell>
          <table:table-cell table:number-columns-repeated="11"/>
        </table:table-row>
        <table:table-row table:style-name="ro1">
          <table:table-cell office:value-type="float" office:value="32254" calcext:value-type="float">
            <text:p>32254</text:p>
          </table:table-cell>
          <table:table-cell table:number-columns-repeated="11"/>
        </table:table-row>
        <table:table-row table:style-name="ro1">
          <table:table-cell office:value-type="float" office:value="19702" calcext:value-type="float">
            <text:p>19702</text:p>
          </table:table-cell>
          <table:table-cell table:number-columns-repeated="11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11"/>
        </table:table-row>
        <table:table-row table:style-name="ro1">
          <table:table-cell office:value-type="float" office:value="31500" calcext:value-type="float">
            <text:p>31500</text:p>
          </table:table-cell>
          <table:table-cell table:number-columns-repeated="11"/>
        </table:table-row>
        <table:table-row table:style-name="ro1">
          <table:table-cell office:value-type="float" office:value="10213" calcext:value-type="float">
            <text:p>10213</text:p>
          </table:table-cell>
          <table:table-cell table:number-columns-repeated="11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11"/>
        </table:table-row>
        <table:table-row table:style-name="ro1">
          <table:table-cell office:value-type="float" office:value="26475" calcext:value-type="float">
            <text:p>26475</text:p>
          </table:table-cell>
          <table:table-cell table:number-columns-repeated="11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11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11"/>
        </table:table-row>
        <table:table-row table:style-name="ro1">
          <table:table-cell office:value-type="float" office:value="30894" calcext:value-type="float">
            <text:p>30894</text:p>
          </table:table-cell>
          <table:table-cell table:number-columns-repeated="11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1"/>
        </table:table-row>
        <table:table-row table:style-name="ro1">
          <table:table-cell office:value-type="float" office:value="30410" calcext:value-type="float">
            <text:p>30410</text:p>
          </table:table-cell>
          <table:table-cell table:number-columns-repeated="11"/>
        </table:table-row>
        <table:table-row table:style-name="ro1">
          <table:table-cell office:value-type="float" office:value="28331" calcext:value-type="float">
            <text:p>28331</text:p>
          </table:table-cell>
          <table:table-cell table:number-columns-repeated="11"/>
        </table:table-row>
        <table:table-row table:style-name="ro1">
          <table:table-cell office:value-type="float" office:value="22639" calcext:value-type="float">
            <text:p>22639</text:p>
          </table:table-cell>
          <table:table-cell table:number-columns-repeated="11"/>
        </table:table-row>
        <table:table-row table:style-name="ro1">
          <table:table-cell office:value-type="float" office:value="17841" calcext:value-type="float">
            <text:p>17841</text:p>
          </table:table-cell>
          <table:table-cell table:number-columns-repeated="11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11"/>
        </table:table-row>
        <table:table-row table:style-name="ro1">
          <table:table-cell office:value-type="float" office:value="31944" calcext:value-type="float">
            <text:p>31944</text:p>
          </table:table-cell>
          <table:table-cell table:number-columns-repeated="11"/>
        </table:table-row>
        <table:table-row table:style-name="ro1">
          <table:table-cell office:value-type="float" office:value="25540" calcext:value-type="float">
            <text:p>25540</text:p>
          </table:table-cell>
          <table:table-cell table:number-columns-repeated="11"/>
        </table:table-row>
        <table:table-row table:style-name="ro1">
          <table:table-cell office:value-type="float" office:value="28986" calcext:value-type="float">
            <text:p>28986</text:p>
          </table:table-cell>
          <table:table-cell table:number-columns-repeated="11"/>
        </table:table-row>
        <table:table-row table:style-name="ro1">
          <table:table-cell office:value-type="float" office:value="18893" calcext:value-type="float">
            <text:p>18893</text:p>
          </table:table-cell>
          <table:table-cell table:number-columns-repeated="11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11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1"/>
        </table:table-row>
        <table:table-row table:style-name="ro1">
          <table:table-cell office:value-type="float" office:value="26141" calcext:value-type="float">
            <text:p>26141</text:p>
          </table:table-cell>
          <table:table-cell table:number-columns-repeated="11"/>
        </table:table-row>
        <table:table-row table:style-name="ro1">
          <table:table-cell office:value-type="float" office:value="18292" calcext:value-type="float">
            <text:p>18292</text:p>
          </table:table-cell>
          <table:table-cell table:number-columns-repeated="11"/>
        </table:table-row>
        <table:table-row table:style-name="ro1">
          <table:table-cell office:value-type="float" office:value="31144" calcext:value-type="float">
            <text:p>31144</text:p>
          </table:table-cell>
          <table:table-cell table:number-columns-repeated="11"/>
        </table:table-row>
        <table:table-row table:style-name="ro1">
          <table:table-cell office:value-type="float" office:value="14044" calcext:value-type="float">
            <text:p>14044</text:p>
          </table:table-cell>
          <table:table-cell table:number-columns-repeated="11"/>
        </table:table-row>
        <table:table-row table:style-name="ro1">
          <table:table-cell office:value-type="float" office:value="24625" calcext:value-type="float">
            <text:p>24625</text:p>
          </table:table-cell>
          <table:table-cell table:number-columns-repeated="11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11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11"/>
        </table:table-row>
        <table:table-row table:style-name="ro1">
          <table:table-cell office:value-type="float" office:value="20498" calcext:value-type="float">
            <text:p>20498</text:p>
          </table:table-cell>
          <table:table-cell table:number-columns-repeated="11"/>
        </table:table-row>
        <table:table-row table:style-name="ro1">
          <table:table-cell office:value-type="float" office:value="11640" calcext:value-type="float">
            <text:p>11640</text:p>
          </table:table-cell>
          <table:table-cell table:number-columns-repeated="11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11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11"/>
        </table:table-row>
        <table:table-row table:style-name="ro1">
          <table:table-cell office:value-type="float" office:value="24354" calcext:value-type="float">
            <text:p>24354</text:p>
          </table:table-cell>
          <table:table-cell table:number-columns-repeated="11"/>
        </table:table-row>
        <table:table-row table:style-name="ro1">
          <table:table-cell office:value-type="float" office:value="26711" calcext:value-type="float">
            <text:p>26711</text:p>
          </table:table-cell>
          <table:table-cell table:number-columns-repeated="11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11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11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11"/>
        </table:table-row>
        <table:table-row table:style-name="ro1">
          <table:table-cell office:value-type="float" office:value="23356" calcext:value-type="float">
            <text:p>23356</text:p>
          </table:table-cell>
          <table:table-cell table:number-columns-repeated="11"/>
        </table:table-row>
        <table:table-row table:style-name="ro1">
          <table:table-cell office:value-type="float" office:value="26015" calcext:value-type="float">
            <text:p>26015</text:p>
          </table:table-cell>
          <table:table-cell table:number-columns-repeated="11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11"/>
        </table:table-row>
        <table:table-row table:style-name="ro1">
          <table:table-cell office:value-type="float" office:value="21338" calcext:value-type="float">
            <text:p>21338</text:p>
          </table:table-cell>
          <table:table-cell table:number-columns-repeated="11"/>
        </table:table-row>
        <table:table-row table:style-name="ro1">
          <table:table-cell office:value-type="float" office:value="13668" calcext:value-type="float">
            <text:p>13668</text:p>
          </table:table-cell>
          <table:table-cell table:number-columns-repeated="11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11"/>
        </table:table-row>
        <table:table-row table:style-name="ro1">
          <table:table-cell office:value-type="float" office:value="11052" calcext:value-type="float">
            <text:p>11052</text:p>
          </table:table-cell>
          <table:table-cell table:number-columns-repeated="11"/>
        </table:table-row>
        <table:table-row table:style-name="ro1">
          <table:table-cell office:value-type="float" office:value="17036" calcext:value-type="float">
            <text:p>17036</text:p>
          </table:table-cell>
          <table:table-cell table:number-columns-repeated="11"/>
        </table:table-row>
        <table:table-row table:style-name="ro1">
          <table:table-cell office:value-type="float" office:value="16072" calcext:value-type="float">
            <text:p>16072</text:p>
          </table:table-cell>
          <table:table-cell table:number-columns-repeated="11"/>
        </table:table-row>
        <table:table-row table:style-name="ro1">
          <table:table-cell office:value-type="float" office:value="14958" calcext:value-type="float">
            <text:p>14958</text:p>
          </table:table-cell>
          <table:table-cell table:number-columns-repeated="11"/>
        </table:table-row>
        <table:table-row table:style-name="ro1">
          <table:table-cell office:value-type="float" office:value="13815" calcext:value-type="float">
            <text:p>13815</text:p>
          </table:table-cell>
          <table:table-cell table:number-columns-repeated="11"/>
        </table:table-row>
        <table:table-row table:style-name="ro1">
          <table:table-cell office:value-type="float" office:value="18032" calcext:value-type="float">
            <text:p>18032</text:p>
          </table:table-cell>
          <table:table-cell table:number-columns-repeated="11"/>
        </table:table-row>
        <table:table-row table:style-name="ro1">
          <table:table-cell office:value-type="float" office:value="32251" calcext:value-type="float">
            <text:p>32251</text:p>
          </table:table-cell>
          <table:table-cell table:number-columns-repeated="11"/>
        </table:table-row>
        <table:table-row table:style-name="ro1">
          <table:table-cell office:value-type="float" office:value="30674" calcext:value-type="float">
            <text:p>30674</text:p>
          </table:table-cell>
          <table:table-cell table:number-columns-repeated="11"/>
        </table:table-row>
        <table:table-row table:style-name="ro1">
          <table:table-cell office:value-type="float" office:value="25395" calcext:value-type="float">
            <text:p>25395</text:p>
          </table:table-cell>
          <table:table-cell table:number-columns-repeated="11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11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11"/>
        </table:table-row>
        <table:table-row table:style-name="ro1">
          <table:table-cell office:value-type="float" office:value="18203" calcext:value-type="float">
            <text:p>18203</text:p>
          </table:table-cell>
          <table:table-cell table:number-columns-repeated="11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11"/>
        </table:table-row>
        <table:table-row table:style-name="ro1">
          <table:table-cell office:value-type="float" office:value="27791" calcext:value-type="float">
            <text:p>27791</text:p>
          </table:table-cell>
          <table:table-cell table:number-columns-repeated="11"/>
        </table:table-row>
        <table:table-row table:style-name="ro1">
          <table:table-cell office:value-type="float" office:value="28194" calcext:value-type="float">
            <text:p>28194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11"/>
        </table:table-row>
        <table:table-row table:style-name="ro1">
          <table:table-cell office:value-type="float" office:value="28712" calcext:value-type="float">
            <text:p>28712</text:p>
          </table:table-cell>
          <table:table-cell table:number-columns-repeated="11"/>
        </table:table-row>
        <table:table-row table:style-name="ro1">
          <table:table-cell office:value-type="float" office:value="11453" calcext:value-type="float">
            <text:p>11453</text:p>
          </table:table-cell>
          <table:table-cell table:number-columns-repeated="11"/>
        </table:table-row>
        <table:table-row table:style-name="ro1">
          <table:table-cell office:value-type="float" office:value="27881" calcext:value-type="float">
            <text:p>27881</text:p>
          </table:table-cell>
          <table:table-cell table:number-columns-repeated="11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11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11"/>
        </table:table-row>
        <table:table-row table:style-name="ro1">
          <table:table-cell office:value-type="float" office:value="28260" calcext:value-type="float">
            <text:p>28260</text:p>
          </table:table-cell>
          <table:table-cell table:number-columns-repeated="11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11"/>
        </table:table-row>
        <table:table-row table:style-name="ro1">
          <table:table-cell office:value-type="float" office:value="22667" calcext:value-type="float">
            <text:p>22667</text:p>
          </table:table-cell>
          <table:table-cell table:number-columns-repeated="11"/>
        </table:table-row>
        <table:table-row table:style-name="ro1">
          <table:table-cell office:value-type="float" office:value="31896" calcext:value-type="float">
            <text:p>31896</text:p>
          </table:table-cell>
          <table:table-cell table:number-columns-repeated="11"/>
        </table:table-row>
        <table:table-row table:style-name="ro1">
          <table:table-cell office:value-type="float" office:value="29709" calcext:value-type="float">
            <text:p>29709</text:p>
          </table:table-cell>
          <table:table-cell table:number-columns-repeated="11"/>
        </table:table-row>
        <table:table-row table:style-name="ro1">
          <table:table-cell office:value-type="float" office:value="26904" calcext:value-type="float">
            <text:p>26904</text:p>
          </table:table-cell>
          <table:table-cell table:number-columns-repeated="11"/>
        </table:table-row>
        <table:table-row table:style-name="ro1">
          <table:table-cell office:value-type="float" office:value="26755" calcext:value-type="float">
            <text:p>26755</text:p>
          </table:table-cell>
          <table:table-cell table:number-columns-repeated="11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11"/>
        </table:table-row>
        <table:table-row table:style-name="ro1">
          <table:table-cell office:value-type="float" office:value="22914" calcext:value-type="float">
            <text:p>22914</text:p>
          </table:table-cell>
          <table:table-cell table:number-columns-repeated="11"/>
        </table:table-row>
        <table:table-row table:style-name="ro1">
          <table:table-cell office:value-type="float" office:value="13828" calcext:value-type="float">
            <text:p>13828</text:p>
          </table:table-cell>
          <table:table-cell table:number-columns-repeated="11"/>
        </table:table-row>
        <table:table-row table:style-name="ro1">
          <table:table-cell office:value-type="float" office:value="28950" calcext:value-type="float">
            <text:p>28950</text:p>
          </table:table-cell>
          <table:table-cell table:number-columns-repeated="11"/>
        </table:table-row>
        <table:table-row table:style-name="ro1">
          <table:table-cell office:value-type="float" office:value="29224" calcext:value-type="float">
            <text:p>29224</text:p>
          </table:table-cell>
          <table:table-cell table:number-columns-repeated="11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11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11"/>
        </table:table-row>
        <table:table-row table:style-name="ro1">
          <table:table-cell office:value-type="float" office:value="18310" calcext:value-type="float">
            <text:p>18310</text:p>
          </table:table-cell>
          <table:table-cell table:number-columns-repeated="11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11"/>
        </table:table-row>
        <table:table-row table:style-name="ro1">
          <table:table-cell office:value-type="float" office:value="24041" calcext:value-type="float">
            <text:p>24041</text:p>
          </table:table-cell>
          <table:table-cell table:number-columns-repeated="11"/>
        </table:table-row>
        <table:table-row table:style-name="ro1">
          <table:table-cell office:value-type="float" office:value="16416" calcext:value-type="float">
            <text:p>16416</text:p>
          </table:table-cell>
          <table:table-cell table:number-columns-repeated="11"/>
        </table:table-row>
        <table:table-row table:style-name="ro1">
          <table:table-cell office:value-type="float" office:value="29119" calcext:value-type="float">
            <text:p>29119</text:p>
          </table:table-cell>
          <table:table-cell table:number-columns-repeated="11"/>
        </table:table-row>
        <table:table-row table:style-name="ro1">
          <table:table-cell office:value-type="float" office:value="16258" calcext:value-type="float">
            <text:p>16258</text:p>
          </table:table-cell>
          <table:table-cell table:number-columns-repeated="11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11"/>
        </table:table-row>
        <table:table-row table:style-name="ro1">
          <table:table-cell office:value-type="float" office:value="29890" calcext:value-type="float">
            <text:p>29890</text:p>
          </table:table-cell>
          <table:table-cell table:number-columns-repeated="11"/>
        </table:table-row>
        <table:table-row table:style-name="ro1">
          <table:table-cell office:value-type="float" office:value="16417" calcext:value-type="float">
            <text:p>16417</text:p>
          </table:table-cell>
          <table:table-cell table:number-columns-repeated="11"/>
        </table:table-row>
        <table:table-row table:style-name="ro1">
          <table:table-cell office:value-type="float" office:value="17434" calcext:value-type="float">
            <text:p>17434</text:p>
          </table:table-cell>
          <table:table-cell table:number-columns-repeated="11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1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11"/>
        </table:table-row>
        <table:table-row table:style-name="ro1">
          <table:table-cell office:value-type="float" office:value="30680" calcext:value-type="float">
            <text:p>30680</text:p>
          </table:table-cell>
          <table:table-cell table:number-columns-repeated="11"/>
        </table:table-row>
        <table:table-row table:style-name="ro1">
          <table:table-cell office:value-type="float" office:value="13625" calcext:value-type="float">
            <text:p>13625</text:p>
          </table:table-cell>
          <table:table-cell table:number-columns-repeated="11"/>
        </table:table-row>
        <table:table-row table:style-name="ro1">
          <table:table-cell office:value-type="float" office:value="12641" calcext:value-type="float">
            <text:p>12641</text:p>
          </table:table-cell>
          <table:table-cell table:number-columns-repeated="11"/>
        </table:table-row>
        <table:table-row table:style-name="ro1">
          <table:table-cell office:value-type="float" office:value="17636" calcext:value-type="float">
            <text:p>17636</text:p>
          </table:table-cell>
          <table:table-cell table:number-columns-repeated="11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11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11"/>
        </table:table-row>
        <table:table-row table:style-name="ro1">
          <table:table-cell office:value-type="float" office:value="12915" calcext:value-type="float">
            <text:p>12915</text:p>
          </table:table-cell>
          <table:table-cell table:number-columns-repeated="11"/>
        </table:table-row>
        <table:table-row table:style-name="ro1">
          <table:table-cell office:value-type="float" office:value="11581" calcext:value-type="float">
            <text:p>11581</text:p>
          </table:table-cell>
          <table:table-cell table:number-columns-repeated="11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1"/>
        </table:table-row>
        <table:table-row table:style-name="ro1">
          <table:table-cell office:value-type="float" office:value="27904" calcext:value-type="float">
            <text:p>27904</text:p>
          </table:table-cell>
          <table:table-cell table:number-columns-repeated="11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11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11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11"/>
        </table:table-row>
        <table:table-row table:style-name="ro1">
          <table:table-cell office:value-type="float" office:value="18460" calcext:value-type="float">
            <text:p>18460</text:p>
          </table:table-cell>
          <table:table-cell table:number-columns-repeated="11"/>
        </table:table-row>
        <table:table-row table:style-name="ro1">
          <table:table-cell office:value-type="float" office:value="11634" calcext:value-type="float">
            <text:p>11634</text:p>
          </table:table-cell>
          <table:table-cell table:number-columns-repeated="11"/>
        </table:table-row>
        <table:table-row table:style-name="ro1">
          <table:table-cell office:value-type="float" office:value="28353" calcext:value-type="float">
            <text:p>28353</text:p>
          </table:table-cell>
          <table:table-cell table:number-columns-repeated="11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11"/>
        </table:table-row>
        <table:table-row table:style-name="ro1">
          <table:table-cell office:value-type="float" office:value="10202" calcext:value-type="float">
            <text:p>10202</text:p>
          </table:table-cell>
          <table:table-cell table:number-columns-repeated="11"/>
        </table:table-row>
        <table:table-row table:style-name="ro1">
          <table:table-cell office:value-type="float" office:value="26452" calcext:value-type="float">
            <text:p>26452</text:p>
          </table:table-cell>
          <table:table-cell table:number-columns-repeated="11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11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11"/>
        </table:table-row>
        <table:table-row table:style-name="ro1">
          <table:table-cell office:value-type="float" office:value="24949" calcext:value-type="float">
            <text:p>24949</text:p>
          </table:table-cell>
          <table:table-cell table:number-columns-repeated="11"/>
        </table:table-row>
        <table:table-row table:style-name="ro1">
          <table:table-cell office:value-type="float" office:value="28380" calcext:value-type="float">
            <text:p>28380</text:p>
          </table:table-cell>
          <table:table-cell table:number-columns-repeated="11"/>
        </table:table-row>
        <table:table-row table:style-name="ro1">
          <table:table-cell office:value-type="float" office:value="22118" calcext:value-type="float">
            <text:p>22118</text:p>
          </table:table-cell>
          <table:table-cell table:number-columns-repeated="11"/>
        </table:table-row>
        <table:table-row table:style-name="ro1">
          <table:table-cell office:value-type="float" office:value="10860" calcext:value-type="float">
            <text:p>10860</text:p>
          </table:table-cell>
          <table:table-cell table:number-columns-repeated="11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11"/>
        </table:table-row>
        <table:table-row table:style-name="ro1">
          <table:table-cell office:value-type="float" office:value="12118" calcext:value-type="float">
            <text:p>12118</text:p>
          </table:table-cell>
          <table:table-cell table:number-columns-repeated="11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11"/>
        </table:table-row>
        <table:table-row table:style-name="ro1">
          <table:table-cell office:value-type="float" office:value="19671" calcext:value-type="float">
            <text:p>19671</text:p>
          </table:table-cell>
          <table:table-cell table:number-columns-repeated="11"/>
        </table:table-row>
        <table:table-row table:style-name="ro1">
          <table:table-cell office:value-type="float" office:value="22611" calcext:value-type="float">
            <text:p>22611</text:p>
          </table:table-cell>
          <table:table-cell table:number-columns-repeated="11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11"/>
        </table:table-row>
        <table:table-row table:style-name="ro1">
          <table:table-cell office:value-type="float" office:value="12635" calcext:value-type="float">
            <text:p>12635</text:p>
          </table:table-cell>
          <table:table-cell table:number-columns-repeated="11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11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11"/>
        </table:table-row>
        <table:table-row table:style-name="ro1">
          <table:table-cell office:value-type="float" office:value="22995" calcext:value-type="float">
            <text:p>22995</text:p>
          </table:table-cell>
          <table:table-cell table:number-columns-repeated="11"/>
        </table:table-row>
        <table:table-row table:style-name="ro1">
          <table:table-cell office:value-type="float" office:value="21575" calcext:value-type="float">
            <text:p>21575</text:p>
          </table:table-cell>
          <table:table-cell table:number-columns-repeated="11"/>
        </table:table-row>
        <table:table-row table:style-name="ro1">
          <table:table-cell office:value-type="float" office:value="27241" calcext:value-type="float">
            <text:p>27241</text:p>
          </table:table-cell>
          <table:table-cell table:number-columns-repeated="11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11"/>
        </table:table-row>
        <table:table-row table:style-name="ro1">
          <table:table-cell office:value-type="float" office:value="21484" calcext:value-type="float">
            <text:p>21484</text:p>
          </table:table-cell>
          <table:table-cell table:number-columns-repeated="11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11"/>
        </table:table-row>
        <table:table-row table:style-name="ro1">
          <table:table-cell office:value-type="float" office:value="12555" calcext:value-type="float">
            <text:p>12555</text:p>
          </table:table-cell>
          <table:table-cell table:number-columns-repeated="11"/>
        </table:table-row>
        <table:table-row table:style-name="ro1">
          <table:table-cell office:value-type="float" office:value="19003" calcext:value-type="float">
            <text:p>19003</text:p>
          </table:table-cell>
          <table:table-cell table:number-columns-repeated="11"/>
        </table:table-row>
        <table:table-row table:style-name="ro1">
          <table:table-cell office:value-type="float" office:value="24742" calcext:value-type="float">
            <text:p>24742</text:p>
          </table:table-cell>
          <table:table-cell table:number-columns-repeated="11"/>
        </table:table-row>
        <table:table-row table:style-name="ro1">
          <table:table-cell office:value-type="float" office:value="29727" calcext:value-type="float">
            <text:p>29727</text:p>
          </table:table-cell>
          <table:table-cell table:number-columns-repeated="11"/>
        </table:table-row>
        <table:table-row table:style-name="ro1">
          <table:table-cell office:value-type="float" office:value="15153" calcext:value-type="float">
            <text:p>15153</text:p>
          </table:table-cell>
          <table:table-cell table:number-columns-repeated="11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11"/>
        </table:table-row>
        <table:table-row table:style-name="ro1">
          <table:table-cell office:value-type="float" office:value="26315" calcext:value-type="float">
            <text:p>26315</text:p>
          </table:table-cell>
          <table:table-cell table:number-columns-repeated="11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11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11"/>
        </table:table-row>
        <table:table-row table:style-name="ro1">
          <table:table-cell office:value-type="float" office:value="19395" calcext:value-type="float">
            <text:p>19395</text:p>
          </table:table-cell>
          <table:table-cell table:number-columns-repeated="11"/>
        </table:table-row>
        <table:table-row table:style-name="ro1">
          <table:table-cell office:value-type="float" office:value="15866" calcext:value-type="float">
            <text:p>15866</text:p>
          </table:table-cell>
          <table:table-cell table:number-columns-repeated="11"/>
        </table:table-row>
        <table:table-row table:style-name="ro1">
          <table:table-cell office:value-type="float" office:value="29883" calcext:value-type="float">
            <text:p>29883</text:p>
          </table:table-cell>
          <table:table-cell table:number-columns-repeated="11"/>
        </table:table-row>
        <table:table-row table:style-name="ro1">
          <table:table-cell office:value-type="float" office:value="27505" calcext:value-type="float">
            <text:p>27505</text:p>
          </table:table-cell>
          <table:table-cell table:number-columns-repeated="11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11"/>
        </table:table-row>
        <table:table-row table:style-name="ro1">
          <table:table-cell office:value-type="float" office:value="12747" calcext:value-type="float">
            <text:p>12747</text:p>
          </table:table-cell>
          <table:table-cell table:number-columns-repeated="11"/>
        </table:table-row>
        <table:table-row table:style-name="ro1">
          <table:table-cell office:value-type="float" office:value="23584" calcext:value-type="float">
            <text:p>23584</text:p>
          </table:table-cell>
          <table:table-cell table:number-columns-repeated="11"/>
        </table:table-row>
        <table:table-row table:style-name="ro1">
          <table:table-cell office:value-type="float" office:value="22574" calcext:value-type="float">
            <text:p>22574</text:p>
          </table:table-cell>
          <table:table-cell table:number-columns-repeated="11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11"/>
        </table:table-row>
        <table:table-row table:style-name="ro1">
          <table:table-cell office:value-type="float" office:value="27896" calcext:value-type="float">
            <text:p>27896</text:p>
          </table:table-cell>
          <table:table-cell table:number-columns-repeated="11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11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11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11"/>
        </table:table-row>
        <table:table-row table:style-name="ro1">
          <table:table-cell office:value-type="float" office:value="20525" calcext:value-type="float">
            <text:p>20525</text:p>
          </table:table-cell>
          <table:table-cell table:number-columns-repeated="11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11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11"/>
        </table:table-row>
        <table:table-row table:style-name="ro1">
          <table:table-cell office:value-type="float" office:value="19874" calcext:value-type="float">
            <text:p>19874</text:p>
          </table:table-cell>
          <table:table-cell table:number-columns-repeated="11"/>
        </table:table-row>
        <table:table-row table:style-name="ro1">
          <table:table-cell office:value-type="float" office:value="27111" calcext:value-type="float">
            <text:p>27111</text:p>
          </table:table-cell>
          <table:table-cell table:number-columns-repeated="11"/>
        </table:table-row>
        <table:table-row table:style-name="ro1">
          <table:table-cell office:value-type="float" office:value="29431" calcext:value-type="float">
            <text:p>29431</text:p>
          </table:table-cell>
          <table:table-cell table:number-columns-repeated="11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11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11"/>
        </table:table-row>
        <table:table-row table:style-name="ro1">
          <table:table-cell office:value-type="float" office:value="26803" calcext:value-type="float">
            <text:p>26803</text:p>
          </table:table-cell>
          <table:table-cell table:number-columns-repeated="11"/>
        </table:table-row>
        <table:table-row table:style-name="ro1">
          <table:table-cell office:value-type="float" office:value="16179" calcext:value-type="float">
            <text:p>16179</text:p>
          </table:table-cell>
          <table:table-cell table:number-columns-repeated="11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11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11"/>
        </table:table-row>
        <table:table-row table:style-name="ro1">
          <table:table-cell office:value-type="float" office:value="22666" calcext:value-type="float">
            <text:p>22666</text:p>
          </table:table-cell>
          <table:table-cell table:number-columns-repeated="11"/>
        </table:table-row>
        <table:table-row table:style-name="ro1">
          <table:table-cell office:value-type="float" office:value="18251" calcext:value-type="float">
            <text:p>18251</text:p>
          </table:table-cell>
          <table:table-cell table:number-columns-repeated="11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11"/>
        </table:table-row>
        <table:table-row table:style-name="ro1">
          <table:table-cell office:value-type="float" office:value="11947" calcext:value-type="float">
            <text:p>11947</text:p>
          </table:table-cell>
          <table:table-cell table:number-columns-repeated="11"/>
        </table:table-row>
        <table:table-row table:style-name="ro1">
          <table:table-cell office:value-type="float" office:value="30158" calcext:value-type="float">
            <text:p>30158</text:p>
          </table:table-cell>
          <table:table-cell table:number-columns-repeated="11"/>
        </table:table-row>
        <table:table-row table:style-name="ro1">
          <table:table-cell office:value-type="float" office:value="32215" calcext:value-type="float">
            <text:p>32215</text:p>
          </table:table-cell>
          <table:table-cell table:number-columns-repeated="11"/>
        </table:table-row>
        <table:table-row table:style-name="ro1">
          <table:table-cell office:value-type="float" office:value="14514" calcext:value-type="float">
            <text:p>14514</text:p>
          </table:table-cell>
          <table:table-cell table:number-columns-repeated="11"/>
        </table:table-row>
        <table:table-row table:style-name="ro1">
          <table:table-cell office:value-type="float" office:value="21814" calcext:value-type="float">
            <text:p>21814</text:p>
          </table:table-cell>
          <table:table-cell table:number-columns-repeated="11"/>
        </table:table-row>
        <table:table-row table:style-name="ro1">
          <table:table-cell office:value-type="float" office:value="31138" calcext:value-type="float">
            <text:p>31138</text:p>
          </table:table-cell>
          <table:table-cell table:number-columns-repeated="11"/>
        </table:table-row>
        <table:table-row table:style-name="ro1">
          <table:table-cell office:value-type="float" office:value="14531" calcext:value-type="float">
            <text:p>14531</text:p>
          </table:table-cell>
          <table:table-cell table:number-columns-repeated="11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11"/>
        </table:table-row>
        <table:table-row table:style-name="ro1">
          <table:table-cell office:value-type="float" office:value="17631" calcext:value-type="float">
            <text:p>17631</text:p>
          </table:table-cell>
          <table:table-cell table:number-columns-repeated="11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11"/>
        </table:table-row>
        <table:table-row table:style-name="ro1">
          <table:table-cell office:value-type="float" office:value="18773" calcext:value-type="float">
            <text:p>18773</text:p>
          </table:table-cell>
          <table:table-cell table:number-columns-repeated="11"/>
        </table:table-row>
        <table:table-row table:style-name="ro1">
          <table:table-cell office:value-type="float" office:value="28361" calcext:value-type="float">
            <text:p>28361</text:p>
          </table:table-cell>
          <table:table-cell table:number-columns-repeated="11"/>
        </table:table-row>
        <table:table-row table:style-name="ro1">
          <table:table-cell office:value-type="float" office:value="23139" calcext:value-type="float">
            <text:p>23139</text:p>
          </table:table-cell>
          <table:table-cell table:number-columns-repeated="11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11"/>
        </table:table-row>
        <table:table-row table:style-name="ro1">
          <table:table-cell office:value-type="float" office:value="26898" calcext:value-type="float">
            <text:p>26898</text:p>
          </table:table-cell>
          <table:table-cell table:number-columns-repeated="11"/>
        </table:table-row>
        <table:table-row table:style-name="ro1">
          <table:table-cell office:value-type="float" office:value="12258" calcext:value-type="float">
            <text:p>12258</text:p>
          </table:table-cell>
          <table:table-cell table:number-columns-repeated="11"/>
        </table:table-row>
        <table:table-row table:style-name="ro1">
          <table:table-cell office:value-type="float" office:value="27222" calcext:value-type="float">
            <text:p>27222</text:p>
          </table:table-cell>
          <table:table-cell table:number-columns-repeated="11"/>
        </table:table-row>
        <table:table-row table:style-name="ro1">
          <table:table-cell office:value-type="float" office:value="20741" calcext:value-type="float">
            <text:p>20741</text:p>
          </table:table-cell>
          <table:table-cell table:number-columns-repeated="11"/>
        </table:table-row>
        <table:table-row table:style-name="ro1">
          <table:table-cell office:value-type="float" office:value="31777" calcext:value-type="float">
            <text:p>31777</text:p>
          </table:table-cell>
          <table:table-cell table:number-columns-repeated="11"/>
        </table:table-row>
        <table:table-row table:style-name="ro1">
          <table:table-cell office:value-type="float" office:value="19804" calcext:value-type="float">
            <text:p>19804</text:p>
          </table:table-cell>
          <table:table-cell table:number-columns-repeated="11"/>
        </table:table-row>
        <table:table-row table:style-name="ro1">
          <table:table-cell office:value-type="float" office:value="19302" calcext:value-type="float">
            <text:p>19302</text:p>
          </table:table-cell>
          <table:table-cell table:number-columns-repeated="11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11"/>
        </table:table-row>
        <table:table-row table:style-name="ro1">
          <table:table-cell office:value-type="float" office:value="29001" calcext:value-type="float">
            <text:p>29001</text:p>
          </table:table-cell>
          <table:table-cell table:number-columns-repeated="11"/>
        </table:table-row>
        <table:table-row table:style-name="ro1">
          <table:table-cell office:value-type="float" office:value="11576" calcext:value-type="float">
            <text:p>11576</text:p>
          </table:table-cell>
          <table:table-cell table:number-columns-repeated="11"/>
        </table:table-row>
        <table:table-row table:style-name="ro1">
          <table:table-cell office:value-type="float" office:value="32167" calcext:value-type="float">
            <text:p>32167</text:p>
          </table:table-cell>
          <table:table-cell table:number-columns-repeated="11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11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11"/>
        </table:table-row>
        <table:table-row table:style-name="ro1">
          <table:table-cell office:value-type="float" office:value="20130" calcext:value-type="float">
            <text:p>20130</text:p>
          </table:table-cell>
          <table:table-cell table:number-columns-repeated="11"/>
        </table:table-row>
        <table:table-row table:style-name="ro1">
          <table:table-cell office:value-type="float" office:value="14728" calcext:value-type="float">
            <text:p>14728</text:p>
          </table:table-cell>
          <table:table-cell table:number-columns-repeated="11"/>
        </table:table-row>
        <table:table-row table:style-name="ro1">
          <table:table-cell office:value-type="float" office:value="25331" calcext:value-type="float">
            <text:p>25331</text:p>
          </table:table-cell>
          <table:table-cell table:number-columns-repeated="11"/>
        </table:table-row>
        <table:table-row table:style-name="ro1">
          <table:table-cell office:value-type="float" office:value="14764" calcext:value-type="float">
            <text:p>14764</text:p>
          </table:table-cell>
          <table:table-cell table:number-columns-repeated="11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11"/>
        </table:table-row>
        <table:table-row table:style-name="ro1">
          <table:table-cell office:value-type="float" office:value="14207" calcext:value-type="float">
            <text:p>14207</text:p>
          </table:table-cell>
          <table:table-cell table:number-columns-repeated="11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1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11"/>
        </table:table-row>
        <table:table-row table:style-name="ro1">
          <table:table-cell office:value-type="float" office:value="26086" calcext:value-type="float">
            <text:p>26086</text:p>
          </table:table-cell>
          <table:table-cell table:number-columns-repeated="11"/>
        </table:table-row>
        <table:table-row table:style-name="ro1">
          <table:table-cell office:value-type="float" office:value="11251" calcext:value-type="float">
            <text:p>11251</text:p>
          </table:table-cell>
          <table:table-cell table:number-columns-repeated="11"/>
        </table:table-row>
        <table:table-row table:style-name="ro1">
          <table:table-cell office:value-type="float" office:value="29352" calcext:value-type="float">
            <text:p>29352</text:p>
          </table:table-cell>
          <table:table-cell table:number-columns-repeated="11"/>
        </table:table-row>
        <table:table-row table:style-name="ro1">
          <table:table-cell office:value-type="float" office:value="22488" calcext:value-type="float">
            <text:p>22488</text:p>
          </table:table-cell>
          <table:table-cell table:number-columns-repeated="11"/>
        </table:table-row>
        <table:table-row table:style-name="ro1">
          <table:table-cell office:value-type="float" office:value="13781" calcext:value-type="float">
            <text:p>13781</text:p>
          </table:table-cell>
          <table:table-cell table:number-columns-repeated="11"/>
        </table:table-row>
        <table:table-row table:style-name="ro1">
          <table:table-cell office:value-type="float" office:value="18227" calcext:value-type="float">
            <text:p>18227</text:p>
          </table:table-cell>
          <table:table-cell table:number-columns-repeated="11"/>
        </table:table-row>
        <table:table-row table:style-name="ro1">
          <table:table-cell office:value-type="float" office:value="25234" calcext:value-type="float">
            <text:p>25234</text:p>
          </table:table-cell>
          <table:table-cell table:number-columns-repeated="11"/>
        </table:table-row>
        <table:table-row table:style-name="ro1">
          <table:table-cell office:value-type="float" office:value="31585" calcext:value-type="float">
            <text:p>31585</text:p>
          </table:table-cell>
          <table:table-cell table:number-columns-repeated="11"/>
        </table:table-row>
        <table:table-row table:style-name="ro1">
          <table:table-cell office:value-type="float" office:value="19124" calcext:value-type="float">
            <text:p>19124</text:p>
          </table:table-cell>
          <table:table-cell table:number-columns-repeated="11"/>
        </table:table-row>
        <table:table-row table:style-name="ro1">
          <table:table-cell office:value-type="float" office:value="32047" calcext:value-type="float">
            <text:p>32047</text:p>
          </table:table-cell>
          <table:table-cell table:number-columns-repeated="11"/>
        </table:table-row>
        <table:table-row table:style-name="ro1">
          <table:table-cell office:value-type="float" office:value="19095" calcext:value-type="float">
            <text:p>19095</text:p>
          </table:table-cell>
          <table:table-cell table:number-columns-repeated="11"/>
        </table:table-row>
        <table:table-row table:style-name="ro1">
          <table:table-cell office:value-type="float" office:value="24408" calcext:value-type="float">
            <text:p>24408</text:p>
          </table:table-cell>
          <table:table-cell table:number-columns-repeated="11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11"/>
        </table:table-row>
        <table:table-row table:style-name="ro1">
          <table:table-cell office:value-type="float" office:value="26226" calcext:value-type="float">
            <text:p>26226</text:p>
          </table:table-cell>
          <table:table-cell table:number-columns-repeated="11"/>
        </table:table-row>
        <table:table-row table:style-name="ro1">
          <table:table-cell office:value-type="float" office:value="21274" calcext:value-type="float">
            <text:p>21274</text:p>
          </table:table-cell>
          <table:table-cell table:number-columns-repeated="11"/>
        </table:table-row>
        <table:table-row table:style-name="ro1">
          <table:table-cell office:value-type="float" office:value="14538" calcext:value-type="float">
            <text:p>14538</text:p>
          </table:table-cell>
          <table:table-cell table:number-columns-repeated="11"/>
        </table:table-row>
        <table:table-row table:style-name="ro1">
          <table:table-cell office:value-type="float" office:value="23591" calcext:value-type="float">
            <text:p>23591</text:p>
          </table:table-cell>
          <table:table-cell table:number-columns-repeated="11"/>
        </table:table-row>
        <table:table-row table:style-name="ro1">
          <table:table-cell office:value-type="float" office:value="14703" calcext:value-type="float">
            <text:p>14703</text:p>
          </table:table-cell>
          <table:table-cell table:number-columns-repeated="11"/>
        </table:table-row>
        <table:table-row table:style-name="ro1">
          <table:table-cell office:value-type="float" office:value="21479" calcext:value-type="float">
            <text:p>21479</text:p>
          </table:table-cell>
          <table:table-cell table:number-columns-repeated="11"/>
        </table:table-row>
        <table:table-row table:style-name="ro1">
          <table:table-cell office:value-type="float" office:value="13121" calcext:value-type="float">
            <text:p>13121</text:p>
          </table:table-cell>
          <table:table-cell table:number-columns-repeated="11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11"/>
        </table:table-row>
        <table:table-row table:style-name="ro1">
          <table:table-cell office:value-type="float" office:value="21322" calcext:value-type="float">
            <text:p>21322</text:p>
          </table:table-cell>
          <table:table-cell table:number-columns-repeated="11"/>
        </table:table-row>
        <table:table-row table:style-name="ro1">
          <table:table-cell office:value-type="float" office:value="24077" calcext:value-type="float">
            <text:p>24077</text:p>
          </table:table-cell>
          <table:table-cell table:number-columns-repeated="11"/>
        </table:table-row>
        <table:table-row table:style-name="ro1">
          <table:table-cell office:value-type="float" office:value="25607" calcext:value-type="float">
            <text:p>25607</text:p>
          </table:table-cell>
          <table:table-cell table:number-columns-repeated="11"/>
        </table:table-row>
        <table:table-row table:style-name="ro1">
          <table:table-cell office:value-type="float" office:value="22844" calcext:value-type="float">
            <text:p>22844</text:p>
          </table:table-cell>
          <table:table-cell table:number-columns-repeated="11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11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11"/>
        </table:table-row>
        <table:table-row table:style-name="ro1">
          <table:table-cell office:value-type="float" office:value="13473" calcext:value-type="float">
            <text:p>13473</text:p>
          </table:table-cell>
          <table:table-cell table:number-columns-repeated="11"/>
        </table:table-row>
        <table:table-row table:style-name="ro1">
          <table:table-cell office:value-type="float" office:value="14038" calcext:value-type="float">
            <text:p>14038</text:p>
          </table:table-cell>
          <table:table-cell table:number-columns-repeated="11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11"/>
        </table:table-row>
        <table:table-row table:style-name="ro1">
          <table:table-cell office:value-type="float" office:value="24985" calcext:value-type="float">
            <text:p>24985</text:p>
          </table:table-cell>
          <table:table-cell table:number-columns-repeated="11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11"/>
        </table:table-row>
        <table:table-row table:style-name="ro1">
          <table:table-cell office:value-type="float" office:value="31743" calcext:value-type="float">
            <text:p>31743</text:p>
          </table:table-cell>
          <table:table-cell table:number-columns-repeated="11"/>
        </table:table-row>
        <table:table-row table:style-name="ro1">
          <table:table-cell office:value-type="float" office:value="30498" calcext:value-type="float">
            <text:p>30498</text:p>
          </table:table-cell>
          <table:table-cell table:number-columns-repeated="11"/>
        </table:table-row>
        <table:table-row table:style-name="ro1">
          <table:table-cell office:value-type="float" office:value="21465" calcext:value-type="float">
            <text:p>21465</text:p>
          </table:table-cell>
          <table:table-cell table:number-columns-repeated="11"/>
        </table:table-row>
        <table:table-row table:style-name="ro1">
          <table:table-cell office:value-type="float" office:value="30963" calcext:value-type="float">
            <text:p>30963</text:p>
          </table:table-cell>
          <table:table-cell table:number-columns-repeated="11"/>
        </table:table-row>
        <table:table-row table:style-name="ro1">
          <table:table-cell office:value-type="float" office:value="28467" calcext:value-type="float">
            <text:p>28467</text:p>
          </table:table-cell>
          <table:table-cell table:number-columns-repeated="11"/>
        </table:table-row>
        <table:table-row table:style-name="ro1">
          <table:table-cell office:value-type="float" office:value="20297" calcext:value-type="float">
            <text:p>20297</text:p>
          </table:table-cell>
          <table:table-cell table:number-columns-repeated="11"/>
        </table:table-row>
        <table:table-row table:style-name="ro1">
          <table:table-cell office:value-type="float" office:value="15280" calcext:value-type="float">
            <text:p>15280</text:p>
          </table:table-cell>
          <table:table-cell table:number-columns-repeated="11"/>
        </table:table-row>
        <table:table-row table:style-name="ro1">
          <table:table-cell office:value-type="float" office:value="12087" calcext:value-type="float">
            <text:p>12087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1"/>
        </table:table-row>
        <table:table-row table:style-name="ro1">
          <table:table-cell office:value-type="float" office:value="17569" calcext:value-type="float">
            <text:p>17569</text:p>
          </table:table-cell>
          <table:table-cell table:number-columns-repeated="11"/>
        </table:table-row>
        <table:table-row table:style-name="ro1">
          <table:table-cell office:value-type="float" office:value="11839" calcext:value-type="float">
            <text:p>11839</text:p>
          </table:table-cell>
          <table:table-cell table:number-columns-repeated="11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11"/>
        </table:table-row>
        <table:table-row table:style-name="ro1">
          <table:table-cell office:value-type="float" office:value="32339" calcext:value-type="float">
            <text:p>32339</text:p>
          </table:table-cell>
          <table:table-cell table:number-columns-repeated="11"/>
        </table:table-row>
        <table:table-row table:style-name="ro1">
          <table:table-cell office:value-type="float" office:value="31670" calcext:value-type="float">
            <text:p>31670</text:p>
          </table:table-cell>
          <table:table-cell table:number-columns-repeated="11"/>
        </table:table-row>
        <table:table-row table:style-name="ro1">
          <table:table-cell office:value-type="float" office:value="16474" calcext:value-type="float">
            <text:p>16474</text:p>
          </table:table-cell>
          <table:table-cell table:number-columns-repeated="11"/>
        </table:table-row>
        <table:table-row table:style-name="ro1">
          <table:table-cell office:value-type="float" office:value="17284" calcext:value-type="float">
            <text:p>17284</text:p>
          </table:table-cell>
          <table:table-cell table:number-columns-repeated="11"/>
        </table:table-row>
        <table:table-row table:style-name="ro1">
          <table:table-cell office:value-type="float" office:value="21389" calcext:value-type="float">
            <text:p>21389</text:p>
          </table:table-cell>
          <table:table-cell table:number-columns-repeated="11"/>
        </table:table-row>
        <table:table-row table:style-name="ro1">
          <table:table-cell office:value-type="float" office:value="13366" calcext:value-type="float">
            <text:p>13366</text:p>
          </table:table-cell>
          <table:table-cell table:number-columns-repeated="11"/>
        </table:table-row>
        <table:table-row table:style-name="ro1">
          <table:table-cell office:value-type="float" office:value="27545" calcext:value-type="float">
            <text:p>27545</text:p>
          </table:table-cell>
          <table:table-cell table:number-columns-repeated="11"/>
        </table:table-row>
        <table:table-row table:style-name="ro1">
          <table:table-cell office:value-type="float" office:value="27903" calcext:value-type="float">
            <text:p>27903</text:p>
          </table:table-cell>
          <table:table-cell table:number-columns-repeated="11"/>
        </table:table-row>
        <table:table-row table:style-name="ro1">
          <table:table-cell office:value-type="float" office:value="22213" calcext:value-type="float">
            <text:p>22213</text:p>
          </table:table-cell>
          <table:table-cell table:number-columns-repeated="11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11"/>
        </table:table-row>
        <table:table-row table:style-name="ro1">
          <table:table-cell office:value-type="float" office:value="20987" calcext:value-type="float">
            <text:p>20987</text:p>
          </table:table-cell>
          <table:table-cell table:number-columns-repeated="11"/>
        </table:table-row>
        <table:table-row table:style-name="ro1">
          <table:table-cell office:value-type="float" office:value="29571" calcext:value-type="float">
            <text:p>29571</text:p>
          </table:table-cell>
          <table:table-cell table:number-columns-repeated="11"/>
        </table:table-row>
        <table:table-row table:style-name="ro1">
          <table:table-cell office:value-type="float" office:value="30926" calcext:value-type="float">
            <text:p>30926</text:p>
          </table:table-cell>
          <table:table-cell table:number-columns-repeated="11"/>
        </table:table-row>
        <table:table-row table:style-name="ro1">
          <table:table-cell office:value-type="float" office:value="23440" calcext:value-type="float">
            <text:p>23440</text:p>
          </table:table-cell>
          <table:table-cell table:number-columns-repeated="11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11"/>
        </table:table-row>
        <table:table-row table:style-name="ro1">
          <table:table-cell office:value-type="float" office:value="16893" calcext:value-type="float">
            <text:p>16893</text:p>
          </table:table-cell>
          <table:table-cell table:number-columns-repeated="11"/>
        </table:table-row>
        <table:table-row table:style-name="ro1">
          <table:table-cell office:value-type="float" office:value="31967" calcext:value-type="float">
            <text:p>31967</text:p>
          </table:table-cell>
          <table:table-cell table:number-columns-repeated="11"/>
        </table:table-row>
        <table:table-row table:style-name="ro1">
          <table:table-cell office:value-type="float" office:value="27884" calcext:value-type="float">
            <text:p>27884</text:p>
          </table:table-cell>
          <table:table-cell table:number-columns-repeated="11"/>
        </table:table-row>
        <table:table-row table:style-name="ro1">
          <table:table-cell office:value-type="float" office:value="27125" calcext:value-type="float">
            <text:p>27125</text:p>
          </table:table-cell>
          <table:table-cell table:number-columns-repeated="11"/>
        </table:table-row>
        <table:table-row table:style-name="ro1">
          <table:table-cell office:value-type="float" office:value="29970" calcext:value-type="float">
            <text:p>29970</text:p>
          </table:table-cell>
          <table:table-cell table:number-columns-repeated="11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11"/>
        </table:table-row>
        <table:table-row table:style-name="ro1">
          <table:table-cell office:value-type="float" office:value="15787" calcext:value-type="float">
            <text:p>15787</text:p>
          </table:table-cell>
          <table:table-cell table:number-columns-repeated="11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11"/>
        </table:table-row>
        <table:table-row table:style-name="ro1">
          <table:table-cell office:value-type="float" office:value="21951" calcext:value-type="float">
            <text:p>21951</text:p>
          </table:table-cell>
          <table:table-cell table:number-columns-repeated="11"/>
        </table:table-row>
        <table:table-row table:style-name="ro1">
          <table:table-cell office:value-type="float" office:value="17301" calcext:value-type="float">
            <text:p>17301</text:p>
          </table:table-cell>
          <table:table-cell table:number-columns-repeated="11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11"/>
        </table:table-row>
        <table:table-row table:style-name="ro1">
          <table:table-cell office:value-type="float" office:value="11810" calcext:value-type="float">
            <text:p>11810</text:p>
          </table:table-cell>
          <table:table-cell table:number-columns-repeated="11"/>
        </table:table-row>
        <table:table-row table:style-name="ro1">
          <table:table-cell office:value-type="float" office:value="25009" calcext:value-type="float">
            <text:p>25009</text:p>
          </table:table-cell>
          <table:table-cell table:number-columns-repeated="11"/>
        </table:table-row>
        <table:table-row table:style-name="ro1">
          <table:table-cell office:value-type="float" office:value="15898" calcext:value-type="float">
            <text:p>15898</text:p>
          </table:table-cell>
          <table:table-cell table:number-columns-repeated="11"/>
        </table:table-row>
        <table:table-row table:style-name="ro1">
          <table:table-cell office:value-type="float" office:value="11118" calcext:value-type="float">
            <text:p>11118</text:p>
          </table:table-cell>
          <table:table-cell table:number-columns-repeated="11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11"/>
        </table:table-row>
        <table:table-row table:style-name="ro1">
          <table:table-cell office:value-type="float" office:value="20437" calcext:value-type="float">
            <text:p>20437</text:p>
          </table:table-cell>
          <table:table-cell table:number-columns-repeated="11"/>
        </table:table-row>
        <table:table-row table:style-name="ro1">
          <table:table-cell office:value-type="float" office:value="17505" calcext:value-type="float">
            <text:p>17505</text:p>
          </table:table-cell>
          <table:table-cell table:number-columns-repeated="11"/>
        </table:table-row>
        <table:table-row table:style-name="ro1">
          <table:table-cell office:value-type="float" office:value="26449" calcext:value-type="float">
            <text:p>26449</text:p>
          </table:table-cell>
          <table:table-cell table:number-columns-repeated="11"/>
        </table:table-row>
        <table:table-row table:style-name="ro1">
          <table:table-cell office:value-type="float" office:value="29271" calcext:value-type="float">
            <text:p>29271</text:p>
          </table:table-cell>
          <table:table-cell table:number-columns-repeated="11"/>
        </table:table-row>
        <table:table-row table:style-name="ro1">
          <table:table-cell office:value-type="float" office:value="12561" calcext:value-type="float">
            <text:p>12561</text:p>
          </table:table-cell>
          <table:table-cell table:number-columns-repeated="11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11"/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number-columns-repeated="11"/>
        </table:table-row>
        <table:table-row table:style-name="ro1">
          <table:table-cell office:value-type="float" office:value="12749" calcext:value-type="float">
            <text:p>12749</text:p>
          </table:table-cell>
          <table:table-cell table:number-columns-repeated="11"/>
        </table:table-row>
        <table:table-row table:style-name="ro1">
          <table:table-cell office:value-type="float" office:value="26598" calcext:value-type="float">
            <text:p>26598</text:p>
          </table:table-cell>
          <table:table-cell table:number-columns-repeated="11"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number-columns-repeated="11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11"/>
        </table:table-row>
        <table:table-row table:style-name="ro1">
          <table:table-cell office:value-type="float" office:value="16861" calcext:value-type="float">
            <text:p>16861</text:p>
          </table:table-cell>
          <table:table-cell table:number-columns-repeated="11"/>
        </table:table-row>
        <table:table-row table:style-name="ro1">
          <table:table-cell office:value-type="float" office:value="30399" calcext:value-type="float">
            <text:p>30399</text:p>
          </table:table-cell>
          <table:table-cell table:number-columns-repeated="11"/>
        </table:table-row>
        <table:table-row table:style-name="ro1">
          <table:table-cell office:value-type="float" office:value="12456" calcext:value-type="float">
            <text:p>12456</text:p>
          </table:table-cell>
          <table:table-cell table:number-columns-repeated="11"/>
        </table:table-row>
        <table:table-row table:style-name="ro1">
          <table:table-cell office:value-type="float" office:value="27719" calcext:value-type="float">
            <text:p>27719</text:p>
          </table:table-cell>
          <table:table-cell table:number-columns-repeated="11"/>
        </table:table-row>
        <table:table-row table:style-name="ro1">
          <table:table-cell office:value-type="float" office:value="19969" calcext:value-type="float">
            <text:p>19969</text:p>
          </table:table-cell>
          <table:table-cell table:number-columns-repeated="11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11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11"/>
        </table:table-row>
        <table:table-row table:style-name="ro1">
          <table:table-cell office:value-type="float" office:value="27458" calcext:value-type="float">
            <text:p>27458</text:p>
          </table:table-cell>
          <table:table-cell table:number-columns-repeated="11"/>
        </table:table-row>
        <table:table-row table:style-name="ro1">
          <table:table-cell office:value-type="float" office:value="25657" calcext:value-type="float">
            <text:p>25657</text:p>
          </table:table-cell>
          <table:table-cell table:number-columns-repeated="11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11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11"/>
        </table:table-row>
        <table:table-row table:style-name="ro1">
          <table:table-cell office:value-type="float" office:value="20540" calcext:value-type="float">
            <text:p>20540</text:p>
          </table:table-cell>
          <table:table-cell table:number-columns-repeated="11"/>
        </table:table-row>
        <table:table-row table:style-name="ro1">
          <table:table-cell office:value-type="float" office:value="27994" calcext:value-type="float">
            <text:p>27994</text:p>
          </table:table-cell>
          <table:table-cell table:number-columns-repeated="11"/>
        </table:table-row>
        <table:table-row table:style-name="ro1">
          <table:table-cell office:value-type="float" office:value="23602" calcext:value-type="float">
            <text:p>23602</text:p>
          </table:table-cell>
          <table:table-cell table:number-columns-repeated="11"/>
        </table:table-row>
        <table:table-row table:style-name="ro1">
          <table:table-cell office:value-type="float" office:value="23349" calcext:value-type="float">
            <text:p>23349</text:p>
          </table:table-cell>
          <table:table-cell table:number-columns-repeated="11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1"/>
        </table:table-row>
        <table:table-row table:style-name="ro1">
          <table:table-cell office:value-type="float" office:value="26830" calcext:value-type="float">
            <text:p>26830</text:p>
          </table:table-cell>
          <table:table-cell table:number-columns-repeated="11"/>
        </table:table-row>
        <table:table-row table:style-name="ro1">
          <table:table-cell office:value-type="float" office:value="32086" calcext:value-type="float">
            <text:p>32086</text:p>
          </table:table-cell>
          <table:table-cell table:number-columns-repeated="11"/>
        </table:table-row>
        <table:table-row table:style-name="ro1">
          <table:table-cell office:value-type="float" office:value="24799" calcext:value-type="float">
            <text:p>24799</text:p>
          </table:table-cell>
          <table:table-cell table:number-columns-repeated="11"/>
        </table:table-row>
        <table:table-row table:style-name="ro1">
          <table:table-cell office:value-type="float" office:value="28422" calcext:value-type="float">
            <text:p>28422</text:p>
          </table:table-cell>
          <table:table-cell table:number-columns-repeated="11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11"/>
        </table:table-row>
        <table:table-row table:style-name="ro1">
          <table:table-cell office:value-type="float" office:value="10969" calcext:value-type="float">
            <text:p>10969</text:p>
          </table:table-cell>
          <table:table-cell table:number-columns-repeated="11"/>
        </table:table-row>
        <table:table-row table:style-name="ro1">
          <table:table-cell office:value-type="float" office:value="26633" calcext:value-type="float">
            <text:p>26633</text:p>
          </table:table-cell>
          <table:table-cell table:number-columns-repeated="11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11"/>
        </table:table-row>
        <table:table-row table:style-name="ro1">
          <table:table-cell office:value-type="float" office:value="16450" calcext:value-type="float">
            <text:p>16450</text:p>
          </table:table-cell>
          <table:table-cell table:number-columns-repeated="11"/>
        </table:table-row>
        <table:table-row table:style-name="ro1">
          <table:table-cell office:value-type="float" office:value="17458" calcext:value-type="float">
            <text:p>17458</text:p>
          </table:table-cell>
          <table:table-cell table:number-columns-repeated="11"/>
        </table:table-row>
        <table:table-row table:style-name="ro1">
          <table:table-cell office:value-type="float" office:value="29289" calcext:value-type="float">
            <text:p>29289</text:p>
          </table:table-cell>
          <table:table-cell table:number-columns-repeated="11"/>
        </table:table-row>
        <table:table-row table:style-name="ro1">
          <table:table-cell office:value-type="float" office:value="17308" calcext:value-type="float">
            <text:p>17308</text:p>
          </table:table-cell>
          <table:table-cell table:number-columns-repeated="11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11"/>
        </table:table-row>
        <table:table-row table:style-name="ro1">
          <table:table-cell office:value-type="float" office:value="15441" calcext:value-type="float">
            <text:p>15441</text:p>
          </table:table-cell>
          <table:table-cell table:number-columns-repeated="11"/>
        </table:table-row>
        <table:table-row table:style-name="ro1">
          <table:table-cell office:value-type="float" office:value="28018" calcext:value-type="float">
            <text:p>28018</text:p>
          </table:table-cell>
          <table:table-cell table:number-columns-repeated="11"/>
        </table:table-row>
        <table:table-row table:style-name="ro1">
          <table:table-cell office:value-type="float" office:value="24967" calcext:value-type="float">
            <text:p>24967</text:p>
          </table:table-cell>
          <table:table-cell table:number-columns-repeated="11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11"/>
        </table:table-row>
        <table:table-row table:style-name="ro1">
          <table:table-cell office:value-type="float" office:value="12860" calcext:value-type="float">
            <text:p>12860</text:p>
          </table:table-cell>
          <table:table-cell table:number-columns-repeated="11"/>
        </table:table-row>
        <table:table-row table:style-name="ro1">
          <table:table-cell office:value-type="float" office:value="11386" calcext:value-type="float">
            <text:p>11386</text:p>
          </table:table-cell>
          <table:table-cell table:number-columns-repeated="11"/>
        </table:table-row>
        <table:table-row table:style-name="ro1">
          <table:table-cell office:value-type="float" office:value="15555" calcext:value-type="float">
            <text:p>15555</text:p>
          </table:table-cell>
          <table:table-cell table:number-columns-repeated="11"/>
        </table:table-row>
        <table:table-row table:style-name="ro1">
          <table:table-cell office:value-type="float" office:value="19355" calcext:value-type="float">
            <text:p>19355</text:p>
          </table:table-cell>
          <table:table-cell table:number-columns-repeated="11"/>
        </table:table-row>
        <table:table-row table:style-name="ro1">
          <table:table-cell office:value-type="float" office:value="14869" calcext:value-type="float">
            <text:p>14869</text:p>
          </table:table-cell>
          <table:table-cell table:number-columns-repeated="11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11"/>
        </table:table-row>
        <table:table-row table:style-name="ro1">
          <table:table-cell office:value-type="float" office:value="32186" calcext:value-type="float">
            <text:p>32186</text:p>
          </table:table-cell>
          <table:table-cell table:number-columns-repeated="11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11"/>
        </table:table-row>
        <table:table-row table:style-name="ro1">
          <table:table-cell office:value-type="float" office:value="16797" calcext:value-type="float">
            <text:p>16797</text:p>
          </table:table-cell>
          <table:table-cell table:number-columns-repeated="11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11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11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11"/>
        </table:table-row>
        <table:table-row table:style-name="ro1">
          <table:table-cell office:value-type="float" office:value="30374" calcext:value-type="float">
            <text:p>30374</text:p>
          </table:table-cell>
          <table:table-cell table:number-columns-repeated="11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11"/>
        </table:table-row>
        <table:table-row table:style-name="ro1">
          <table:table-cell office:value-type="float" office:value="21493" calcext:value-type="float">
            <text:p>21493</text:p>
          </table:table-cell>
          <table:table-cell table:number-columns-repeated="11"/>
        </table:table-row>
        <table:table-row table:style-name="ro1">
          <table:table-cell office:value-type="float" office:value="25432" calcext:value-type="float">
            <text:p>25432</text:p>
          </table:table-cell>
          <table:table-cell table:number-columns-repeated="11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11"/>
        </table:table-row>
        <table:table-row table:style-name="ro1">
          <table:table-cell office:value-type="float" office:value="15308" calcext:value-type="float">
            <text:p>15308</text:p>
          </table:table-cell>
          <table:table-cell table:number-columns-repeated="11"/>
        </table:table-row>
        <table:table-row table:style-name="ro1">
          <table:table-cell office:value-type="float" office:value="13517" calcext:value-type="float">
            <text:p>13517</text:p>
          </table:table-cell>
          <table:table-cell table:number-columns-repeated="11"/>
        </table:table-row>
        <table:table-row table:style-name="ro1">
          <table:table-cell office:value-type="float" office:value="22238" calcext:value-type="float">
            <text:p>22238</text:p>
          </table:table-cell>
          <table:table-cell table:number-columns-repeated="11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1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11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11"/>
        </table:table-row>
        <table:table-row table:style-name="ro1">
          <table:table-cell office:value-type="float" office:value="12428" calcext:value-type="float">
            <text:p>12428</text:p>
          </table:table-cell>
          <table:table-cell table:number-columns-repeated="11"/>
        </table:table-row>
        <table:table-row table:style-name="ro1">
          <table:table-cell office:value-type="float" office:value="16074" calcext:value-type="float">
            <text:p>16074</text:p>
          </table:table-cell>
          <table:table-cell table:number-columns-repeated="11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11"/>
        </table:table-row>
        <table:table-row table:style-name="ro1">
          <table:table-cell office:value-type="float" office:value="19058" calcext:value-type="float">
            <text:p>19058</text:p>
          </table:table-cell>
          <table:table-cell table:number-columns-repeated="11"/>
        </table:table-row>
        <table:table-row table:style-name="ro1">
          <table:table-cell office:value-type="float" office:value="20970" calcext:value-type="float">
            <text:p>20970</text:p>
          </table:table-cell>
          <table:table-cell table:number-columns-repeated="11"/>
        </table:table-row>
        <table:table-row table:style-name="ro1">
          <table:table-cell office:value-type="float" office:value="26493" calcext:value-type="float">
            <text:p>26493</text:p>
          </table:table-cell>
          <table:table-cell table:number-columns-repeated="11"/>
        </table:table-row>
        <table:table-row table:style-name="ro1">
          <table:table-cell office:value-type="float" office:value="22947" calcext:value-type="float">
            <text:p>22947</text:p>
          </table:table-cell>
          <table:table-cell table:number-columns-repeated="11"/>
        </table:table-row>
        <table:table-row table:style-name="ro1">
          <table:table-cell office:value-type="float" office:value="28929" calcext:value-type="float">
            <text:p>28929</text:p>
          </table:table-cell>
          <table:table-cell table:number-columns-repeated="11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11"/>
        </table:table-row>
        <table:table-row table:style-name="ro1">
          <table:table-cell office:value-type="float" office:value="12061" calcext:value-type="float">
            <text:p>12061</text:p>
          </table:table-cell>
          <table:table-cell table:number-columns-repeated="11"/>
        </table:table-row>
        <table:table-row table:style-name="ro1">
          <table:table-cell office:value-type="float" office:value="31102" calcext:value-type="float">
            <text:p>31102</text:p>
          </table:table-cell>
          <table:table-cell table:number-columns-repeated="11"/>
        </table:table-row>
        <table:table-row table:style-name="ro1">
          <table:table-cell office:value-type="float" office:value="31029" calcext:value-type="float">
            <text:p>31029</text:p>
          </table:table-cell>
          <table:table-cell table:number-columns-repeated="11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11"/>
        </table:table-row>
        <table:table-row table:style-name="ro1">
          <table:table-cell office:value-type="float" office:value="26511" calcext:value-type="float">
            <text:p>26511</text:p>
          </table:table-cell>
          <table:table-cell table:number-columns-repeated="11"/>
        </table:table-row>
        <table:table-row table:style-name="ro1">
          <table:table-cell office:value-type="float" office:value="18141" calcext:value-type="float">
            <text:p>18141</text:p>
          </table:table-cell>
          <table:table-cell table:number-columns-repeated="11"/>
        </table:table-row>
        <table:table-row table:style-name="ro1">
          <table:table-cell office:value-type="float" office:value="29442" calcext:value-type="float">
            <text:p>29442</text:p>
          </table:table-cell>
          <table:table-cell table:number-columns-repeated="11"/>
        </table:table-row>
        <table:table-row table:style-name="ro1">
          <table:table-cell office:value-type="float" office:value="23972" calcext:value-type="float">
            <text:p>23972</text:p>
          </table:table-cell>
          <table:table-cell table:number-columns-repeated="11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11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11"/>
        </table:table-row>
        <table:table-row table:style-name="ro1">
          <table:table-cell office:value-type="float" office:value="18123" calcext:value-type="float">
            <text:p>18123</text:p>
          </table:table-cell>
          <table:table-cell table:number-columns-repeated="11"/>
        </table:table-row>
        <table:table-row table:style-name="ro1">
          <table:table-cell office:value-type="float" office:value="12770" calcext:value-type="float">
            <text:p>12770</text:p>
          </table:table-cell>
          <table:table-cell table:number-columns-repeated="11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float" office:value="26169" calcext:value-type="float">
            <text:p>26169</text:p>
          </table:table-cell>
          <table:table-cell table:number-columns-repeated="11"/>
        </table:table-row>
        <table:table-row table:style-name="ro1">
          <table:table-cell office:value-type="float" office:value="23577" calcext:value-type="float">
            <text:p>23577</text:p>
          </table:table-cell>
          <table:table-cell table:number-columns-repeated="11"/>
        </table:table-row>
        <table:table-row table:style-name="ro1">
          <table:table-cell office:value-type="float" office:value="22006" calcext:value-type="float">
            <text:p>22006</text:p>
          </table:table-cell>
          <table:table-cell table:number-columns-repeated="11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number-columns-repeated="11"/>
        </table:table-row>
        <table:table-row table:style-name="ro1">
          <table:table-cell office:value-type="float" office:value="26697" calcext:value-type="float">
            <text:p>26697</text:p>
          </table:table-cell>
          <table:table-cell table:number-columns-repeated="11"/>
        </table:table-row>
        <table:table-row table:style-name="ro1">
          <table:table-cell office:value-type="float" office:value="20356" calcext:value-type="float">
            <text:p>20356</text:p>
          </table:table-cell>
          <table:table-cell table:number-columns-repeated="11"/>
        </table:table-row>
        <table:table-row table:style-name="ro1">
          <table:table-cell office:value-type="float" office:value="12664" calcext:value-type="float">
            <text:p>12664</text:p>
          </table:table-cell>
          <table:table-cell table:number-columns-repeated="11"/>
        </table:table-row>
        <table:table-row table:style-name="ro1">
          <table:table-cell office:value-type="float" office:value="26596" calcext:value-type="float">
            <text:p>26596</text:p>
          </table:table-cell>
          <table:table-cell table:number-columns-repeated="11"/>
        </table:table-row>
        <table:table-row table:style-name="ro1">
          <table:table-cell office:value-type="float" office:value="14232" calcext:value-type="float">
            <text:p>14232</text:p>
          </table:table-cell>
          <table:table-cell table:number-columns-repeated="11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11"/>
        </table:table-row>
        <table:table-row table:style-name="ro1">
          <table:table-cell office:value-type="float" office:value="24485" calcext:value-type="float">
            <text:p>24485</text:p>
          </table:table-cell>
          <table:table-cell table:number-columns-repeated="11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11"/>
        </table:table-row>
        <table:table-row table:style-name="ro1">
          <table:table-cell office:value-type="float" office:value="29865" calcext:value-type="float">
            <text:p>29865</text:p>
          </table:table-cell>
          <table:table-cell table:number-columns-repeated="11"/>
        </table:table-row>
        <table:table-row table:style-name="ro1">
          <table:table-cell office:value-type="float" office:value="23057" calcext:value-type="float">
            <text:p>23057</text:p>
          </table:table-cell>
          <table:table-cell table:number-columns-repeated="11"/>
        </table:table-row>
        <table:table-row table:style-name="ro1">
          <table:table-cell office:value-type="float" office:value="18891" calcext:value-type="float">
            <text:p>18891</text:p>
          </table:table-cell>
          <table:table-cell table:number-columns-repeated="11"/>
        </table:table-row>
        <table:table-row table:style-name="ro1">
          <table:table-cell office:value-type="float" office:value="32258" calcext:value-type="float">
            <text:p>32258</text:p>
          </table:table-cell>
          <table:table-cell table:number-columns-repeated="11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11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11"/>
        </table:table-row>
        <table:table-row table:style-name="ro1">
          <table:table-cell office:value-type="float" office:value="13586" calcext:value-type="float">
            <text:p>13586</text:p>
          </table:table-cell>
          <table:table-cell table:number-columns-repeated="11"/>
        </table:table-row>
        <table:table-row table:style-name="ro1">
          <table:table-cell office:value-type="float" office:value="26611" calcext:value-type="float">
            <text:p>26611</text:p>
          </table:table-cell>
          <table:table-cell table:number-columns-repeated="11"/>
        </table:table-row>
        <table:table-row table:style-name="ro1">
          <table:table-cell office:value-type="float" office:value="22017" calcext:value-type="float">
            <text:p>22017</text:p>
          </table:table-cell>
          <table:table-cell table:number-columns-repeated="11"/>
        </table:table-row>
        <table:table-row table:style-name="ro1">
          <table:table-cell office:value-type="float" office:value="11974" calcext:value-type="float">
            <text:p>11974</text:p>
          </table:table-cell>
          <table:table-cell table:number-columns-repeated="11"/>
        </table:table-row>
        <table:table-row table:style-name="ro1">
          <table:table-cell office:value-type="float" office:value="24073" calcext:value-type="float">
            <text:p>24073</text:p>
          </table:table-cell>
          <table:table-cell table:number-columns-repeated="11"/>
        </table:table-row>
        <table:table-row table:style-name="ro1">
          <table:table-cell office:value-type="float" office:value="22795" calcext:value-type="float">
            <text:p>22795</text:p>
          </table:table-cell>
          <table:table-cell table:number-columns-repeated="11"/>
        </table:table-row>
        <table:table-row table:style-name="ro1">
          <table:table-cell office:value-type="float" office:value="15466" calcext:value-type="float">
            <text:p>15466</text:p>
          </table:table-cell>
          <table:table-cell table:number-columns-repeated="11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11"/>
        </table:table-row>
        <table:table-row table:style-name="ro1">
          <table:table-cell office:value-type="float" office:value="28952" calcext:value-type="float">
            <text:p>28952</text:p>
          </table:table-cell>
          <table:table-cell table:number-columns-repeated="11"/>
        </table:table-row>
        <table:table-row table:style-name="ro1">
          <table:table-cell office:value-type="float" office:value="22535" calcext:value-type="float">
            <text:p>22535</text:p>
          </table:table-cell>
          <table:table-cell table:number-columns-repeated="11"/>
        </table:table-row>
        <table:table-row table:style-name="ro1">
          <table:table-cell office:value-type="float" office:value="14978" calcext:value-type="float">
            <text:p>14978</text:p>
          </table:table-cell>
          <table:table-cell table:number-columns-repeated="11"/>
        </table:table-row>
        <table:table-row table:style-name="ro1">
          <table:table-cell office:value-type="float" office:value="13718" calcext:value-type="float">
            <text:p>13718</text:p>
          </table:table-cell>
          <table:table-cell table:number-columns-repeated="11"/>
        </table:table-row>
        <table:table-row table:style-name="ro1">
          <table:table-cell office:value-type="float" office:value="25158" calcext:value-type="float">
            <text:p>25158</text:p>
          </table:table-cell>
          <table:table-cell table:number-columns-repeated="11"/>
        </table:table-row>
        <table:table-row table:style-name="ro1">
          <table:table-cell office:value-type="float" office:value="18536" calcext:value-type="float">
            <text:p>18536</text:p>
          </table:table-cell>
          <table:table-cell table:number-columns-repeated="11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11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1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11"/>
        </table:table-row>
        <table:table-row table:style-name="ro1">
          <table:table-cell office:value-type="float" office:value="12169" calcext:value-type="float">
            <text:p>12169</text:p>
          </table:table-cell>
          <table:table-cell table:number-columns-repeated="11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11"/>
        </table:table-row>
        <table:table-row table:style-name="ro1">
          <table:table-cell office:value-type="float" office:value="12790" calcext:value-type="float">
            <text:p>12790</text:p>
          </table:table-cell>
          <table:table-cell table:number-columns-repeated="11"/>
        </table:table-row>
        <table:table-row table:style-name="ro1">
          <table:table-cell office:value-type="float" office:value="11077" calcext:value-type="float">
            <text:p>11077</text:p>
          </table:table-cell>
          <table:table-cell table:number-columns-repeated="11"/>
        </table:table-row>
        <table:table-row table:style-name="ro1">
          <table:table-cell office:value-type="float" office:value="29224" calcext:value-type="float">
            <text:p>29224</text:p>
          </table:table-cell>
          <table:table-cell table:number-columns-repeated="11"/>
        </table:table-row>
        <table:table-row table:style-name="ro1">
          <table:table-cell office:value-type="float" office:value="21635" calcext:value-type="float">
            <text:p>21635</text:p>
          </table:table-cell>
          <table:table-cell table:number-columns-repeated="11"/>
        </table:table-row>
        <table:table-row table:style-name="ro1">
          <table:table-cell office:value-type="float" office:value="26850" calcext:value-type="float">
            <text:p>26850</text:p>
          </table:table-cell>
          <table:table-cell table:number-columns-repeated="11"/>
        </table:table-row>
        <table:table-row table:style-name="ro1">
          <table:table-cell office:value-type="float" office:value="22469" calcext:value-type="float">
            <text:p>22469</text:p>
          </table:table-cell>
          <table:table-cell table:number-columns-repeated="11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11"/>
        </table:table-row>
        <table:table-row table:style-name="ro1">
          <table:table-cell office:value-type="float" office:value="17669" calcext:value-type="float">
            <text:p>17669</text:p>
          </table:table-cell>
          <table:table-cell table:number-columns-repeated="11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11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11"/>
        </table:table-row>
        <table:table-row table:style-name="ro1">
          <table:table-cell office:value-type="float" office:value="26965" calcext:value-type="float">
            <text:p>26965</text:p>
          </table:table-cell>
          <table:table-cell table:number-columns-repeated="11"/>
        </table:table-row>
        <table:table-row table:style-name="ro1">
          <table:table-cell office:value-type="float" office:value="19871" calcext:value-type="float">
            <text:p>19871</text:p>
          </table:table-cell>
          <table:table-cell table:number-columns-repeated="11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11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11"/>
        </table:table-row>
        <table:table-row table:style-name="ro1">
          <table:table-cell office:value-type="float" office:value="14931" calcext:value-type="float">
            <text:p>14931</text:p>
          </table:table-cell>
          <table:table-cell table:number-columns-repeated="11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11"/>
        </table:table-row>
        <table:table-row table:style-name="ro1">
          <table:table-cell office:value-type="float" office:value="14201" calcext:value-type="float">
            <text:p>14201</text:p>
          </table:table-cell>
          <table:table-cell table:number-columns-repeated="11"/>
        </table:table-row>
        <table:table-row table:style-name="ro1">
          <table:table-cell office:value-type="float" office:value="27772" calcext:value-type="float">
            <text:p>27772</text:p>
          </table:table-cell>
          <table:table-cell table:number-columns-repeated="11"/>
        </table:table-row>
        <table:table-row table:style-name="ro1">
          <table:table-cell office:value-type="float" office:value="13420" calcext:value-type="float">
            <text:p>13420</text:p>
          </table:table-cell>
          <table:table-cell table:number-columns-repeated="11"/>
        </table:table-row>
        <table:table-row table:style-name="ro1">
          <table:table-cell office:value-type="float" office:value="11243" calcext:value-type="float">
            <text:p>11243</text:p>
          </table:table-cell>
          <table:table-cell table:number-columns-repeated="11"/>
        </table:table-row>
        <table:table-row table:style-name="ro1">
          <table:table-cell office:value-type="float" office:value="11472" calcext:value-type="float">
            <text:p>11472</text:p>
          </table:table-cell>
          <table:table-cell table:number-columns-repeated="11"/>
        </table:table-row>
        <table:table-row table:style-name="ro1">
          <table:table-cell office:value-type="float" office:value="30455" calcext:value-type="float">
            <text:p>30455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1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11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11"/>
        </table:table-row>
        <table:table-row table:style-name="ro1">
          <table:table-cell office:value-type="float" office:value="30610" calcext:value-type="float">
            <text:p>30610</text:p>
          </table:table-cell>
          <table:table-cell table:number-columns-repeated="11"/>
        </table:table-row>
        <table:table-row table:style-name="ro1">
          <table:table-cell office:value-type="float" office:value="25857" calcext:value-type="float">
            <text:p>25857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1"/>
        </table:table-row>
        <table:table-row table:style-name="ro1">
          <table:table-cell office:value-type="float" office:value="16754" calcext:value-type="float">
            <text:p>16754</text:p>
          </table:table-cell>
          <table:table-cell table:number-columns-repeated="11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11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11"/>
        </table:table-row>
        <table:table-row table:style-name="ro1">
          <table:table-cell office:value-type="float" office:value="17622" calcext:value-type="float">
            <text:p>17622</text:p>
          </table:table-cell>
          <table:table-cell table:number-columns-repeated="11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11"/>
        </table:table-row>
        <table:table-row table:style-name="ro1">
          <table:table-cell office:value-type="float" office:value="14811" calcext:value-type="float">
            <text:p>14811</text:p>
          </table:table-cell>
          <table:table-cell table:number-columns-repeated="11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1"/>
        </table:table-row>
        <table:table-row table:style-name="ro1">
          <table:table-cell office:value-type="float" office:value="20198" calcext:value-type="float">
            <text:p>20198</text:p>
          </table:table-cell>
          <table:table-cell table:number-columns-repeated="11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11"/>
        </table:table-row>
        <table:table-row table:style-name="ro1">
          <table:table-cell office:value-type="float" office:value="15658" calcext:value-type="float">
            <text:p>15658</text:p>
          </table:table-cell>
          <table:table-cell table:number-columns-repeated="11"/>
        </table:table-row>
        <table:table-row table:style-name="ro1">
          <table:table-cell office:value-type="float" office:value="31337" calcext:value-type="float">
            <text:p>31337</text:p>
          </table:table-cell>
          <table:table-cell table:number-columns-repeated="11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11"/>
        </table:table-row>
        <table:table-row table:style-name="ro1">
          <table:table-cell office:value-type="float" office:value="27561" calcext:value-type="float">
            <text:p>27561</text:p>
          </table:table-cell>
          <table:table-cell table:number-columns-repeated="11"/>
        </table:table-row>
        <table:table-row table:style-name="ro1">
          <table:table-cell office:value-type="float" office:value="13509" calcext:value-type="float">
            <text:p>13509</text:p>
          </table:table-cell>
          <table:table-cell table:number-columns-repeated="11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11"/>
        </table:table-row>
        <table:table-row table:style-name="ro1">
          <table:table-cell office:value-type="float" office:value="22362" calcext:value-type="float">
            <text:p>22362</text:p>
          </table:table-cell>
          <table:table-cell table:number-columns-repeated="11"/>
        </table:table-row>
        <table:table-row table:style-name="ro1">
          <table:table-cell office:value-type="float" office:value="19435" calcext:value-type="float">
            <text:p>19435</text:p>
          </table:table-cell>
          <table:table-cell table:number-columns-repeated="11"/>
        </table:table-row>
        <table:table-row table:style-name="ro1">
          <table:table-cell office:value-type="float" office:value="18474" calcext:value-type="float">
            <text:p>18474</text:p>
          </table:table-cell>
          <table:table-cell table:number-columns-repeated="11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11"/>
        </table:table-row>
        <table:table-row table:style-name="ro1">
          <table:table-cell office:value-type="float" office:value="23078" calcext:value-type="float">
            <text:p>23078</text:p>
          </table:table-cell>
          <table:table-cell table:number-columns-repeated="11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11"/>
        </table:table-row>
        <table:table-row table:style-name="ro1">
          <table:table-cell office:value-type="float" office:value="31265" calcext:value-type="float">
            <text:p>31265</text:p>
          </table:table-cell>
          <table:table-cell table:number-columns-repeated="11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11"/>
        </table:table-row>
        <table:table-row table:style-name="ro1">
          <table:table-cell office:value-type="float" office:value="20858" calcext:value-type="float">
            <text:p>20858</text:p>
          </table:table-cell>
          <table:table-cell table:number-columns-repeated="11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11"/>
        </table:table-row>
        <table:table-row table:style-name="ro1">
          <table:table-cell office:value-type="float" office:value="14774" calcext:value-type="float">
            <text:p>14774</text:p>
          </table:table-cell>
          <table:table-cell table:number-columns-repeated="11"/>
        </table:table-row>
        <table:table-row table:style-name="ro1">
          <table:table-cell office:value-type="float" office:value="18423" calcext:value-type="float">
            <text:p>18423</text:p>
          </table:table-cell>
          <table:table-cell table:number-columns-repeated="11"/>
        </table:table-row>
        <table:table-row table:style-name="ro1">
          <table:table-cell office:value-type="float" office:value="22673" calcext:value-type="float">
            <text:p>22673</text:p>
          </table:table-cell>
          <table:table-cell table:number-columns-repeated="11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11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11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11"/>
        </table:table-row>
        <table:table-row table:style-name="ro1">
          <table:table-cell office:value-type="float" office:value="21347" calcext:value-type="float">
            <text:p>21347</text:p>
          </table:table-cell>
          <table:table-cell table:number-columns-repeated="11"/>
        </table:table-row>
        <table:table-row table:style-name="ro1">
          <table:table-cell office:value-type="float" office:value="26420" calcext:value-type="float">
            <text:p>26420</text:p>
          </table:table-cell>
          <table:table-cell table:number-columns-repeated="11"/>
        </table:table-row>
        <table:table-row table:style-name="ro1">
          <table:table-cell office:value-type="float" office:value="12885" calcext:value-type="float">
            <text:p>12885</text:p>
          </table:table-cell>
          <table:table-cell table:number-columns-repeated="11"/>
        </table:table-row>
        <table:table-row table:style-name="ro1">
          <table:table-cell office:value-type="float" office:value="20237" calcext:value-type="float">
            <text:p>20237</text:p>
          </table:table-cell>
          <table:table-cell table:number-columns-repeated="11"/>
        </table:table-row>
        <table:table-row table:style-name="ro1">
          <table:table-cell office:value-type="float" office:value="20224" calcext:value-type="float">
            <text:p>20224</text:p>
          </table:table-cell>
          <table:table-cell table:number-columns-repeated="11"/>
        </table:table-row>
        <table:table-row table:style-name="ro1">
          <table:table-cell office:value-type="float" office:value="32161" calcext:value-type="float">
            <text:p>32161</text:p>
          </table:table-cell>
          <table:table-cell table:number-columns-repeated="11"/>
        </table:table-row>
        <table:table-row table:style-name="ro1">
          <table:table-cell office:value-type="float" office:value="24697" calcext:value-type="float">
            <text:p>24697</text:p>
          </table:table-cell>
          <table:table-cell table:number-columns-repeated="11"/>
        </table:table-row>
        <table:table-row table:style-name="ro1">
          <table:table-cell office:value-type="float" office:value="29613" calcext:value-type="float">
            <text:p>29613</text:p>
          </table:table-cell>
          <table:table-cell table:number-columns-repeated="11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11"/>
        </table:table-row>
        <table:table-row table:style-name="ro1">
          <table:table-cell office:value-type="float" office:value="13691" calcext:value-type="float">
            <text:p>13691</text:p>
          </table:table-cell>
          <table:table-cell table:number-columns-repeated="11"/>
        </table:table-row>
        <table:table-row table:style-name="ro1">
          <table:table-cell office:value-type="float" office:value="11409" calcext:value-type="float">
            <text:p>11409</text:p>
          </table:table-cell>
          <table:table-cell table:number-columns-repeated="11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11"/>
        </table:table-row>
        <table:table-row table:style-name="ro1">
          <table:table-cell office:value-type="float" office:value="12221" calcext:value-type="float">
            <text:p>12221</text:p>
          </table:table-cell>
          <table:table-cell table:number-columns-repeated="11"/>
        </table:table-row>
        <table:table-row table:style-name="ro1">
          <table:table-cell office:value-type="float" office:value="27362" calcext:value-type="float">
            <text:p>27362</text:p>
          </table:table-cell>
          <table:table-cell table:number-columns-repeated="11"/>
        </table:table-row>
        <table:table-row table:style-name="ro1">
          <table:table-cell office:value-type="float" office:value="26899" calcext:value-type="float">
            <text:p>26899</text:p>
          </table:table-cell>
          <table:table-cell table:number-columns-repeated="11"/>
        </table:table-row>
        <table:table-row table:style-name="ro1">
          <table:table-cell office:value-type="float" office:value="26133" calcext:value-type="float">
            <text:p>26133</text:p>
          </table:table-cell>
          <table:table-cell table:number-columns-repeated="11"/>
        </table:table-row>
        <table:table-row table:style-name="ro1">
          <table:table-cell office:value-type="float" office:value="15125" calcext:value-type="float">
            <text:p>15125</text:p>
          </table:table-cell>
          <table:table-cell table:number-columns-repeated="11"/>
        </table:table-row>
        <table:table-row table:style-name="ro1">
          <table:table-cell office:value-type="float" office:value="15870" calcext:value-type="float">
            <text:p>15870</text:p>
          </table:table-cell>
          <table:table-cell table:number-columns-repeated="11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11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1"/>
        </table:table-row>
        <table:table-row table:style-name="ro1">
          <table:table-cell office:value-type="float" office:value="27472" calcext:value-type="float">
            <text:p>27472</text:p>
          </table:table-cell>
          <table:table-cell table:number-columns-repeated="11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11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11"/>
        </table:table-row>
        <table:table-row table:style-name="ro1">
          <table:table-cell office:value-type="float" office:value="18269" calcext:value-type="float">
            <text:p>18269</text:p>
          </table:table-cell>
          <table:table-cell table:number-columns-repeated="11"/>
        </table:table-row>
        <table:table-row table:style-name="ro1">
          <table:table-cell office:value-type="float" office:value="30661" calcext:value-type="float">
            <text:p>30661</text:p>
          </table:table-cell>
          <table:table-cell table:number-columns-repeated="11"/>
        </table:table-row>
        <table:table-row table:style-name="ro1">
          <table:table-cell office:value-type="float" office:value="11926" calcext:value-type="float">
            <text:p>11926</text:p>
          </table:table-cell>
          <table:table-cell table:number-columns-repeated="11"/>
        </table:table-row>
        <table:table-row table:style-name="ro1">
          <table:table-cell office:value-type="float" office:value="23832" calcext:value-type="float">
            <text:p>23832</text:p>
          </table:table-cell>
          <table:table-cell table:number-columns-repeated="11"/>
        </table:table-row>
        <table:table-row table:style-name="ro1">
          <table:table-cell office:value-type="float" office:value="12063" calcext:value-type="float">
            <text:p>12063</text:p>
          </table:table-cell>
          <table:table-cell table:number-columns-repeated="11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11"/>
        </table:table-row>
        <table:table-row table:style-name="ro1">
          <table:table-cell office:value-type="float" office:value="16637" calcext:value-type="float">
            <text:p>16637</text:p>
          </table:table-cell>
          <table:table-cell table:number-columns-repeated="11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11"/>
        </table:table-row>
        <table:table-row table:style-name="ro1">
          <table:table-cell office:value-type="float" office:value="29346" calcext:value-type="float">
            <text:p>29346</text:p>
          </table:table-cell>
          <table:table-cell table:number-columns-repeated="11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11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11"/>
        </table:table-row>
        <table:table-row table:style-name="ro1">
          <table:table-cell office:value-type="float" office:value="16353" calcext:value-type="float">
            <text:p>16353</text:p>
          </table:table-cell>
          <table:table-cell table:number-columns-repeated="11"/>
        </table:table-row>
        <table:table-row table:style-name="ro1">
          <table:table-cell office:value-type="float" office:value="15776" calcext:value-type="float">
            <text:p>15776</text:p>
          </table:table-cell>
          <table:table-cell table:number-columns-repeated="11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11"/>
        </table:table-row>
        <table:table-row table:style-name="ro1">
          <table:table-cell office:value-type="float" office:value="25196" calcext:value-type="float">
            <text:p>25196</text:p>
          </table:table-cell>
          <table:table-cell table:number-columns-repeated="11"/>
        </table:table-row>
        <table:table-row table:style-name="ro1">
          <table:table-cell office:value-type="float" office:value="16105" calcext:value-type="float">
            <text:p>16105</text:p>
          </table:table-cell>
          <table:table-cell table:number-columns-repeated="11"/>
        </table:table-row>
        <table:table-row table:style-name="ro1">
          <table:table-cell office:value-type="float" office:value="11176" calcext:value-type="float">
            <text:p>11176</text:p>
          </table:table-cell>
          <table:table-cell table:number-columns-repeated="11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11"/>
        </table:table-row>
        <table:table-row table:style-name="ro1">
          <table:table-cell office:value-type="float" office:value="11624" calcext:value-type="float">
            <text:p>11624</text:p>
          </table:table-cell>
          <table:table-cell table:number-columns-repeated="11"/>
        </table:table-row>
        <table:table-row table:style-name="ro1">
          <table:table-cell office:value-type="float" office:value="16070" calcext:value-type="float">
            <text:p>16070</text:p>
          </table:table-cell>
          <table:table-cell table:number-columns-repeated="11"/>
        </table:table-row>
        <table:table-row table:style-name="ro1">
          <table:table-cell office:value-type="float" office:value="14785" calcext:value-type="float">
            <text:p>14785</text:p>
          </table:table-cell>
          <table:table-cell table:number-columns-repeated="11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11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11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11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11"/>
        </table:table-row>
        <table:table-row table:style-name="ro1">
          <table:table-cell office:value-type="float" office:value="23433" calcext:value-type="float">
            <text:p>23433</text:p>
          </table:table-cell>
          <table:table-cell table:number-columns-repeated="11"/>
        </table:table-row>
        <table:table-row table:style-name="ro1">
          <table:table-cell office:value-type="float" office:value="19364" calcext:value-type="float">
            <text:p>19364</text:p>
          </table:table-cell>
          <table:table-cell table:number-columns-repeated="11"/>
        </table:table-row>
        <table:table-row table:style-name="ro1">
          <table:table-cell office:value-type="float" office:value="30659" calcext:value-type="float">
            <text:p>30659</text:p>
          </table:table-cell>
          <table:table-cell table:number-columns-repeated="11"/>
        </table:table-row>
        <table:table-row table:style-name="ro1">
          <table:table-cell office:value-type="float" office:value="23038" calcext:value-type="float">
            <text:p>23038</text:p>
          </table:table-cell>
          <table:table-cell table:number-columns-repeated="11"/>
        </table:table-row>
        <table:table-row table:style-name="ro1">
          <table:table-cell office:value-type="float" office:value="19037" calcext:value-type="float">
            <text:p>19037</text:p>
          </table:table-cell>
          <table:table-cell table:number-columns-repeated="11"/>
        </table:table-row>
        <table:table-row table:style-name="ro1">
          <table:table-cell office:value-type="float" office:value="21388" calcext:value-type="float">
            <text:p>21388</text:p>
          </table:table-cell>
          <table:table-cell table:number-columns-repeated="11"/>
        </table:table-row>
        <table:table-row table:style-name="ro1">
          <table:table-cell office:value-type="float" office:value="16453" calcext:value-type="float">
            <text:p>16453</text:p>
          </table:table-cell>
          <table:table-cell table:number-columns-repeated="11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11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11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11"/>
        </table:table-row>
        <table:table-row table:style-name="ro1">
          <table:table-cell office:value-type="float" office:value="26282" calcext:value-type="float">
            <text:p>26282</text:p>
          </table:table-cell>
          <table:table-cell table:number-columns-repeated="11"/>
        </table:table-row>
        <table:table-row table:style-name="ro1">
          <table:table-cell office:value-type="float" office:value="12920" calcext:value-type="float">
            <text:p>12920</text:p>
          </table:table-cell>
          <table:table-cell table:number-columns-repeated="11"/>
        </table:table-row>
        <table:table-row table:style-name="ro1">
          <table:table-cell office:value-type="float" office:value="27691" calcext:value-type="float">
            <text:p>27691</text:p>
          </table:table-cell>
          <table:table-cell table:number-columns-repeated="11"/>
        </table:table-row>
        <table:table-row table:style-name="ro1">
          <table:table-cell office:value-type="float" office:value="19650" calcext:value-type="float">
            <text:p>19650</text:p>
          </table:table-cell>
          <table:table-cell table:number-columns-repeated="11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11"/>
        </table:table-row>
        <table:table-row table:style-name="ro1">
          <table:table-cell office:value-type="float" office:value="25701" calcext:value-type="float">
            <text:p>25701</text:p>
          </table:table-cell>
          <table:table-cell table:number-columns-repeated="11"/>
        </table:table-row>
        <table:table-row table:style-name="ro1">
          <table:table-cell office:value-type="float" office:value="13670" calcext:value-type="float">
            <text:p>13670</text:p>
          </table:table-cell>
          <table:table-cell table:number-columns-repeated="11"/>
        </table:table-row>
        <table:table-row table:style-name="ro1">
          <table:table-cell office:value-type="float" office:value="23710" calcext:value-type="float">
            <text:p>23710</text:p>
          </table:table-cell>
          <table:table-cell table:number-columns-repeated="11"/>
        </table:table-row>
        <table:table-row table:style-name="ro1">
          <table:table-cell office:value-type="float" office:value="21402" calcext:value-type="float">
            <text:p>21402</text:p>
          </table:table-cell>
          <table:table-cell table:number-columns-repeated="11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11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1"/>
        </table:table-row>
        <table:table-row table:style-name="ro1">
          <table:table-cell office:value-type="float" office:value="13421" calcext:value-type="float">
            <text:p>13421</text:p>
          </table:table-cell>
          <table:table-cell table:number-columns-repeated="11"/>
        </table:table-row>
        <table:table-row table:style-name="ro1">
          <table:table-cell office:value-type="float" office:value="13899" calcext:value-type="float">
            <text:p>13899</text:p>
          </table:table-cell>
          <table:table-cell table:number-columns-repeated="11"/>
        </table:table-row>
        <table:table-row table:style-name="ro1">
          <table:table-cell office:value-type="float" office:value="26187" calcext:value-type="float">
            <text:p>26187</text:p>
          </table:table-cell>
          <table:table-cell table:number-columns-repeated="11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11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11"/>
        </table:table-row>
        <table:table-row table:style-name="ro1">
          <table:table-cell office:value-type="float" office:value="16696" calcext:value-type="float">
            <text:p>16696</text:p>
          </table:table-cell>
          <table:table-cell table:number-columns-repeated="11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11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11"/>
        </table:table-row>
        <table:table-row table:style-name="ro1">
          <table:table-cell office:value-type="float" office:value="20169" calcext:value-type="float">
            <text:p>20169</text:p>
          </table:table-cell>
          <table:table-cell table:number-columns-repeated="11"/>
        </table:table-row>
        <table:table-row table:style-name="ro1">
          <table:table-cell office:value-type="float" office:value="17205" calcext:value-type="float">
            <text:p>17205</text:p>
          </table:table-cell>
          <table:table-cell table:number-columns-repeated="11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1">
          <table:table-cell office:value-type="float" office:value="12987" calcext:value-type="float">
            <text:p>12987</text:p>
          </table:table-cell>
          <table:table-cell table:number-columns-repeated="11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11"/>
        </table:table-row>
        <table:table-row table:style-name="ro1">
          <table:table-cell office:value-type="float" office:value="15144" calcext:value-type="float">
            <text:p>15144</text:p>
          </table:table-cell>
          <table:table-cell table:number-columns-repeated="11"/>
        </table:table-row>
        <table:table-row table:style-name="ro1">
          <table:table-cell office:value-type="float" office:value="31282" calcext:value-type="float">
            <text:p>31282</text:p>
          </table:table-cell>
          <table:table-cell table:number-columns-repeated="11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11"/>
        </table:table-row>
        <table:table-row table:style-name="ro1">
          <table:table-cell office:value-type="float" office:value="11232" calcext:value-type="float">
            <text:p>11232</text:p>
          </table:table-cell>
          <table:table-cell table:number-columns-repeated="11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11"/>
        </table:table-row>
        <table:table-row table:style-name="ro1">
          <table:table-cell office:value-type="float" office:value="18312" calcext:value-type="float">
            <text:p>18312</text:p>
          </table:table-cell>
          <table:table-cell table:number-columns-repeated="11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11"/>
        </table:table-row>
        <table:table-row table:style-name="ro1">
          <table:table-cell office:value-type="float" office:value="25511" calcext:value-type="float">
            <text:p>25511</text:p>
          </table:table-cell>
          <table:table-cell table:number-columns-repeated="11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11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11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11"/>
        </table:table-row>
        <table:table-row table:style-name="ro1">
          <table:table-cell office:value-type="float" office:value="31889" calcext:value-type="float">
            <text:p>31889</text:p>
          </table:table-cell>
          <table:table-cell table:number-columns-repeated="11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11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11"/>
        </table:table-row>
        <table:table-row table:style-name="ro1">
          <table:table-cell office:value-type="float" office:value="25450" calcext:value-type="float">
            <text:p>25450</text:p>
          </table:table-cell>
          <table:table-cell table:number-columns-repeated="11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11"/>
        </table:table-row>
        <table:table-row table:style-name="ro1">
          <table:table-cell office:value-type="float" office:value="29251" calcext:value-type="float">
            <text:p>29251</text:p>
          </table:table-cell>
          <table:table-cell table:number-columns-repeated="11"/>
        </table:table-row>
        <table:table-row table:style-name="ro1">
          <table:table-cell office:value-type="float" office:value="18320" calcext:value-type="float">
            <text:p>18320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1"/>
        </table:table-row>
        <table:table-row table:style-name="ro1">
          <table:table-cell office:value-type="float" office:value="26699" calcext:value-type="float">
            <text:p>26699</text:p>
          </table:table-cell>
          <table:table-cell table:number-columns-repeated="11"/>
        </table:table-row>
        <table:table-row table:style-name="ro1">
          <table:table-cell office:value-type="float" office:value="24798" calcext:value-type="float">
            <text:p>24798</text:p>
          </table:table-cell>
          <table:table-cell table:number-columns-repeated="11"/>
        </table:table-row>
        <table:table-row table:style-name="ro1">
          <table:table-cell office:value-type="float" office:value="23373" calcext:value-type="float">
            <text:p>23373</text:p>
          </table:table-cell>
          <table:table-cell table:number-columns-repeated="11"/>
        </table:table-row>
        <table:table-row table:style-name="ro1">
          <table:table-cell office:value-type="float" office:value="19105" calcext:value-type="float">
            <text:p>19105</text:p>
          </table:table-cell>
          <table:table-cell table:number-columns-repeated="11"/>
        </table:table-row>
        <table:table-row table:style-name="ro1">
          <table:table-cell office:value-type="float" office:value="29370" calcext:value-type="float">
            <text:p>29370</text:p>
          </table:table-cell>
          <table:table-cell table:number-columns-repeated="11"/>
        </table:table-row>
        <table:table-row table:style-name="ro1">
          <table:table-cell office:value-type="float" office:value="23494" calcext:value-type="float">
            <text:p>23494</text:p>
          </table:table-cell>
          <table:table-cell table:number-columns-repeated="11"/>
        </table:table-row>
        <table:table-row table:style-name="ro1">
          <table:table-cell office:value-type="float" office:value="20016" calcext:value-type="float">
            <text:p>20016</text:p>
          </table:table-cell>
          <table:table-cell table:number-columns-repeated="11"/>
        </table:table-row>
        <table:table-row table:style-name="ro1">
          <table:table-cell office:value-type="float" office:value="11761" calcext:value-type="float">
            <text:p>11761</text:p>
          </table:table-cell>
          <table:table-cell table:number-columns-repeated="11"/>
        </table:table-row>
        <table:table-row table:style-name="ro1">
          <table:table-cell office:value-type="float" office:value="31204" calcext:value-type="float">
            <text:p>31204</text:p>
          </table:table-cell>
          <table:table-cell table:number-columns-repeated="11"/>
        </table:table-row>
        <table:table-row table:style-name="ro1">
          <table:table-cell office:value-type="float" office:value="29895" calcext:value-type="float">
            <text:p>29895</text:p>
          </table:table-cell>
          <table:table-cell table:number-columns-repeated="11"/>
        </table:table-row>
        <table:table-row table:style-name="ro1">
          <table:table-cell office:value-type="float" office:value="19708" calcext:value-type="float">
            <text:p>19708</text:p>
          </table:table-cell>
          <table:table-cell table:number-columns-repeated="11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11"/>
        </table:table-row>
        <table:table-row table:style-name="ro1">
          <table:table-cell office:value-type="float" office:value="31628" calcext:value-type="float">
            <text:p>31628</text:p>
          </table:table-cell>
          <table:table-cell table:number-columns-repeated="11"/>
        </table:table-row>
        <table:table-row table:style-name="ro1">
          <table:table-cell office:value-type="float" office:value="20139" calcext:value-type="float">
            <text:p>20139</text:p>
          </table:table-cell>
          <table:table-cell table:number-columns-repeated="11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11"/>
        </table:table-row>
        <table:table-row table:style-name="ro1">
          <table:table-cell office:value-type="float" office:value="16432" calcext:value-type="float">
            <text:p>16432</text:p>
          </table:table-cell>
          <table:table-cell table:number-columns-repeated="11"/>
        </table:table-row>
        <table:table-row table:style-name="ro1">
          <table:table-cell office:value-type="float" office:value="27813" calcext:value-type="float">
            <text:p>27813</text:p>
          </table:table-cell>
          <table:table-cell table:number-columns-repeated="11"/>
        </table:table-row>
        <table:table-row table:style-name="ro1">
          <table:table-cell office:value-type="float" office:value="28545" calcext:value-type="float">
            <text:p>28545</text:p>
          </table:table-cell>
          <table:table-cell table:number-columns-repeated="11"/>
        </table:table-row>
        <table:table-row table:style-name="ro1">
          <table:table-cell office:value-type="float" office:value="22144" calcext:value-type="float">
            <text:p>22144</text:p>
          </table:table-cell>
          <table:table-cell table:number-columns-repeated="11"/>
        </table:table-row>
        <table:table-row table:style-name="ro1">
          <table:table-cell office:value-type="float" office:value="10733" calcext:value-type="float">
            <text:p>10733</text:p>
          </table:table-cell>
          <table:table-cell table:number-columns-repeated="11"/>
        </table:table-row>
        <table:table-row table:style-name="ro1">
          <table:table-cell office:value-type="float" office:value="23778" calcext:value-type="float">
            <text:p>23778</text:p>
          </table:table-cell>
          <table:table-cell table:number-columns-repeated="11"/>
        </table:table-row>
        <table:table-row table:style-name="ro1">
          <table:table-cell office:value-type="float" office:value="21712" calcext:value-type="float">
            <text:p>21712</text:p>
          </table:table-cell>
          <table:table-cell table:number-columns-repeated="11"/>
        </table:table-row>
        <table:table-row table:style-name="ro1">
          <table:table-cell office:value-type="float" office:value="11685" calcext:value-type="float">
            <text:p>11685</text:p>
          </table:table-cell>
          <table:table-cell table:number-columns-repeated="11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11"/>
        </table:table-row>
        <table:table-row table:style-name="ro1">
          <table:table-cell office:value-type="float" office:value="13443" calcext:value-type="float">
            <text:p>13443</text:p>
          </table:table-cell>
          <table:table-cell table:number-columns-repeated="11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11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11"/>
        </table:table-row>
        <table:table-row table:style-name="ro1">
          <table:table-cell office:value-type="float" office:value="13349" calcext:value-type="float">
            <text:p>13349</text:p>
          </table:table-cell>
          <table:table-cell table:number-columns-repeated="11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11"/>
        </table:table-row>
        <table:table-row table:style-name="ro1">
          <table:table-cell office:value-type="float" office:value="19112" calcext:value-type="float">
            <text:p>19112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11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11"/>
        </table:table-row>
        <table:table-row table:style-name="ro1">
          <table:table-cell office:value-type="float" office:value="17721" calcext:value-type="float">
            <text:p>17721</text:p>
          </table:table-cell>
          <table:table-cell table:number-columns-repeated="11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11"/>
        </table:table-row>
        <table:table-row table:style-name="ro1">
          <table:table-cell office:value-type="float" office:value="12054" calcext:value-type="float">
            <text:p>12054</text:p>
          </table:table-cell>
          <table:table-cell table:number-columns-repeated="11"/>
        </table:table-row>
        <table:table-row table:style-name="ro1">
          <table:table-cell office:value-type="float" office:value="13539" calcext:value-type="float">
            <text:p>13539</text:p>
          </table:table-cell>
          <table:table-cell table:number-columns-repeated="11"/>
        </table:table-row>
        <table:table-row table:style-name="ro1">
          <table:table-cell office:value-type="float" office:value="23851" calcext:value-type="float">
            <text:p>23851</text:p>
          </table:table-cell>
          <table:table-cell table:number-columns-repeated="11"/>
        </table:table-row>
        <table:table-row table:style-name="ro1">
          <table:table-cell office:value-type="float" office:value="12069" calcext:value-type="float">
            <text:p>12069</text:p>
          </table:table-cell>
          <table:table-cell table:number-columns-repeated="11"/>
        </table:table-row>
        <table:table-row table:style-name="ro1">
          <table:table-cell office:value-type="float" office:value="20537" calcext:value-type="float">
            <text:p>20537</text:p>
          </table:table-cell>
          <table:table-cell table:number-columns-repeated="11"/>
        </table:table-row>
        <table:table-row table:style-name="ro1">
          <table:table-cell office:value-type="float" office:value="22421" calcext:value-type="float">
            <text:p>22421</text:p>
          </table:table-cell>
          <table:table-cell table:number-columns-repeated="11"/>
        </table:table-row>
        <table:table-row table:style-name="ro1">
          <table:table-cell office:value-type="float" office:value="32008" calcext:value-type="float">
            <text:p>32008</text:p>
          </table:table-cell>
          <table:table-cell table:number-columns-repeated="11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11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1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11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11"/>
        </table:table-row>
        <table:table-row table:style-name="ro1">
          <table:table-cell office:value-type="float" office:value="14572" calcext:value-type="float">
            <text:p>14572</text:p>
          </table:table-cell>
          <table:table-cell table:number-columns-repeated="11"/>
        </table:table-row>
        <table:table-row table:style-name="ro1">
          <table:table-cell office:value-type="float" office:value="17322" calcext:value-type="float">
            <text:p>17322</text:p>
          </table:table-cell>
          <table:table-cell table:number-columns-repeated="11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11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11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11"/>
        </table:table-row>
        <table:table-row table:style-name="ro1">
          <table:table-cell office:value-type="float" office:value="21347" calcext:value-type="float">
            <text:p>21347</text:p>
          </table:table-cell>
          <table:table-cell table:number-columns-repeated="11"/>
        </table:table-row>
        <table:table-row table:style-name="ro1">
          <table:table-cell office:value-type="float" office:value="22194" calcext:value-type="float">
            <text:p>22194</text:p>
          </table:table-cell>
          <table:table-cell table:number-columns-repeated="11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11"/>
        </table:table-row>
        <table:table-row table:style-name="ro1">
          <table:table-cell office:value-type="float" office:value="11835" calcext:value-type="float">
            <text:p>11835</text:p>
          </table:table-cell>
          <table:table-cell table:number-columns-repeated="11"/>
        </table:table-row>
        <table:table-row table:style-name="ro1">
          <table:table-cell office:value-type="float" office:value="28704" calcext:value-type="float">
            <text:p>28704</text:p>
          </table:table-cell>
          <table:table-cell table:number-columns-repeated="11"/>
        </table:table-row>
        <table:table-row table:style-name="ro1">
          <table:table-cell office:value-type="float" office:value="15792" calcext:value-type="float">
            <text:p>15792</text:p>
          </table:table-cell>
          <table:table-cell table:number-columns-repeated="11"/>
        </table:table-row>
        <table:table-row table:style-name="ro1">
          <table:table-cell office:value-type="float" office:value="30179" calcext:value-type="float">
            <text:p>30179</text:p>
          </table:table-cell>
          <table:table-cell table:number-columns-repeated="11"/>
        </table:table-row>
        <table:table-row table:style-name="ro1">
          <table:table-cell office:value-type="float" office:value="31434" calcext:value-type="float">
            <text:p>31434</text:p>
          </table:table-cell>
          <table:table-cell table:number-columns-repeated="11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1"/>
        </table:table-row>
        <table:table-row table:style-name="ro1">
          <table:table-cell office:value-type="float" office:value="28819" calcext:value-type="float">
            <text:p>28819</text:p>
          </table:table-cell>
          <table:table-cell table:number-columns-repeated="11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11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11"/>
        </table:table-row>
        <table:table-row table:style-name="ro1">
          <table:table-cell office:value-type="float" office:value="23710" calcext:value-type="float">
            <text:p>23710</text:p>
          </table:table-cell>
          <table:table-cell table:number-columns-repeated="11"/>
        </table:table-row>
        <table:table-row table:style-name="ro1">
          <table:table-cell office:value-type="float" office:value="15391" calcext:value-type="float">
            <text:p>15391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11"/>
        </table:table-row>
        <table:table-row table:style-name="ro1">
          <table:table-cell office:value-type="float" office:value="31964" calcext:value-type="float">
            <text:p>31964</text:p>
          </table:table-cell>
          <table:table-cell table:number-columns-repeated="11"/>
        </table:table-row>
        <table:table-row table:style-name="ro1">
          <table:table-cell office:value-type="float" office:value="11306" calcext:value-type="float">
            <text:p>11306</text:p>
          </table:table-cell>
          <table:table-cell table:number-columns-repeated="11"/>
        </table:table-row>
        <table:table-row table:style-name="ro1">
          <table:table-cell office:value-type="float" office:value="31223" calcext:value-type="float">
            <text:p>31223</text:p>
          </table:table-cell>
          <table:table-cell table:number-columns-repeated="11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11"/>
        </table:table-row>
        <table:table-row table:style-name="ro1">
          <table:table-cell office:value-type="float" office:value="29828" calcext:value-type="float">
            <text:p>29828</text:p>
          </table:table-cell>
          <table:table-cell table:number-columns-repeated="11"/>
        </table:table-row>
        <table:table-row table:style-name="ro1">
          <table:table-cell office:value-type="float" office:value="26782" calcext:value-type="float">
            <text:p>26782</text:p>
          </table:table-cell>
          <table:table-cell table:number-columns-repeated="11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11"/>
        </table:table-row>
        <table:table-row table:style-name="ro1">
          <table:table-cell office:value-type="float" office:value="27878" calcext:value-type="float">
            <text:p>27878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1"/>
        </table:table-row>
        <table:table-row table:style-name="ro1">
          <table:table-cell office:value-type="float" office:value="20338" calcext:value-type="float">
            <text:p>20338</text:p>
          </table:table-cell>
          <table:table-cell table:number-columns-repeated="11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11"/>
        </table:table-row>
        <table:table-row table:style-name="ro1">
          <table:table-cell office:value-type="float" office:value="29502" calcext:value-type="float">
            <text:p>29502</text:p>
          </table:table-cell>
          <table:table-cell table:number-columns-repeated="11"/>
        </table:table-row>
        <table:table-row table:style-name="ro1">
          <table:table-cell office:value-type="float" office:value="17379" calcext:value-type="float">
            <text:p>17379</text:p>
          </table:table-cell>
          <table:table-cell table:number-columns-repeated="11"/>
        </table:table-row>
        <table:table-row table:style-name="ro1">
          <table:table-cell office:value-type="float" office:value="28297" calcext:value-type="float">
            <text:p>28297</text:p>
          </table:table-cell>
          <table:table-cell table:number-columns-repeated="11"/>
        </table:table-row>
        <table:table-row table:style-name="ro1">
          <table:table-cell office:value-type="float" office:value="25445" calcext:value-type="float">
            <text:p>25445</text:p>
          </table:table-cell>
          <table:table-cell table:number-columns-repeated="11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11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11"/>
        </table:table-row>
        <table:table-row table:style-name="ro1">
          <table:table-cell office:value-type="float" office:value="27663" calcext:value-type="float">
            <text:p>27663</text:p>
          </table:table-cell>
          <table:table-cell table:number-columns-repeated="11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11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11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11"/>
        </table:table-row>
        <table:table-row table:style-name="ro1">
          <table:table-cell office:value-type="float" office:value="28470" calcext:value-type="float">
            <text:p>28470</text:p>
          </table:table-cell>
          <table:table-cell table:number-columns-repeated="11"/>
        </table:table-row>
        <table:table-row table:style-name="ro1">
          <table:table-cell office:value-type="float" office:value="27430" calcext:value-type="float">
            <text:p>27430</text:p>
          </table:table-cell>
          <table:table-cell table:number-columns-repeated="11"/>
        </table:table-row>
        <table:table-row table:style-name="ro1">
          <table:table-cell office:value-type="float" office:value="31656" calcext:value-type="float">
            <text:p>31656</text:p>
          </table:table-cell>
          <table:table-cell table:number-columns-repeated="11"/>
        </table:table-row>
        <table:table-row table:style-name="ro1">
          <table:table-cell office:value-type="float" office:value="17356" calcext:value-type="float">
            <text:p>17356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1"/>
        </table:table-row>
        <table:table-row table:style-name="ro1">
          <table:table-cell office:value-type="float" office:value="12083" calcext:value-type="float">
            <text:p>12083</text:p>
          </table:table-cell>
          <table:table-cell table:number-columns-repeated="11"/>
        </table:table-row>
        <table:table-row table:style-name="ro1">
          <table:table-cell office:value-type="float" office:value="20200" calcext:value-type="float">
            <text:p>20200</text:p>
          </table:table-cell>
          <table:table-cell table:number-columns-repeated="11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11"/>
        </table:table-row>
        <table:table-row table:style-name="ro1">
          <table:table-cell office:value-type="float" office:value="14317" calcext:value-type="float">
            <text:p>14317</text:p>
          </table:table-cell>
          <table:table-cell table:number-columns-repeated="11"/>
        </table:table-row>
        <table:table-row table:style-name="ro1">
          <table:table-cell office:value-type="float" office:value="14466" calcext:value-type="float">
            <text:p>14466</text:p>
          </table:table-cell>
          <table:table-cell table:number-columns-repeated="11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11"/>
        </table:table-row>
        <table:table-row table:style-name="ro1">
          <table:table-cell office:value-type="float" office:value="31527" calcext:value-type="float">
            <text:p>31527</text:p>
          </table:table-cell>
          <table:table-cell table:number-columns-repeated="11"/>
        </table:table-row>
        <table:table-row table:style-name="ro1">
          <table:table-cell office:value-type="float" office:value="14279" calcext:value-type="float">
            <text:p>14279</text:p>
          </table:table-cell>
          <table:table-cell table:number-columns-repeated="11"/>
        </table:table-row>
        <table:table-row table:style-name="ro1">
          <table:table-cell office:value-type="float" office:value="24545" calcext:value-type="float">
            <text:p>24545</text:p>
          </table:table-cell>
          <table:table-cell table:number-columns-repeated="11"/>
        </table:table-row>
        <table:table-row table:style-name="ro1">
          <table:table-cell office:value-type="float" office:value="21359" calcext:value-type="float">
            <text:p>21359</text:p>
          </table:table-cell>
          <table:table-cell table:number-columns-repeated="11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11"/>
        </table:table-row>
        <table:table-row table:style-name="ro1">
          <table:table-cell office:value-type="float" office:value="18054" calcext:value-type="float">
            <text:p>18054</text:p>
          </table:table-cell>
          <table:table-cell table:number-columns-repeated="11"/>
        </table:table-row>
        <table:table-row table:style-name="ro1">
          <table:table-cell office:value-type="float" office:value="10753" calcext:value-type="float">
            <text:p>10753</text:p>
          </table:table-cell>
          <table:table-cell table:number-columns-repeated="11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11"/>
        </table:table-row>
        <table:table-row table:style-name="ro1">
          <table:table-cell office:value-type="float" office:value="19282" calcext:value-type="float">
            <text:p>19282</text:p>
          </table:table-cell>
          <table:table-cell table:number-columns-repeated="11"/>
        </table:table-row>
        <table:table-row table:style-name="ro1">
          <table:table-cell office:value-type="float" office:value="17049" calcext:value-type="float">
            <text:p>17049</text:p>
          </table:table-cell>
          <table:table-cell table:number-columns-repeated="11"/>
        </table:table-row>
        <table:table-row table:style-name="ro1">
          <table:table-cell office:value-type="float" office:value="29916" calcext:value-type="float">
            <text:p>29916</text:p>
          </table:table-cell>
          <table:table-cell table:number-columns-repeated="11"/>
        </table:table-row>
        <table:table-row table:style-name="ro1">
          <table:table-cell office:value-type="float" office:value="25533" calcext:value-type="float">
            <text:p>25533</text:p>
          </table:table-cell>
          <table:table-cell table:number-columns-repeated="11"/>
        </table:table-row>
        <table:table-row table:style-name="ro1">
          <table:table-cell office:value-type="float" office:value="10917" calcext:value-type="float">
            <text:p>10917</text:p>
          </table:table-cell>
          <table:table-cell table:number-columns-repeated="11"/>
        </table:table-row>
        <table:table-row table:style-name="ro1">
          <table:table-cell office:value-type="float" office:value="21380" calcext:value-type="float">
            <text:p>21380</text:p>
          </table:table-cell>
          <table:table-cell table:number-columns-repeated="11"/>
        </table:table-row>
        <table:table-row table:style-name="ro1">
          <table:table-cell office:value-type="float" office:value="10697" calcext:value-type="float">
            <text:p>10697</text:p>
          </table:table-cell>
          <table:table-cell table:number-columns-repeated="11"/>
        </table:table-row>
        <table:table-row table:style-name="ro1">
          <table:table-cell office:value-type="float" office:value="29170" calcext:value-type="float">
            <text:p>29170</text:p>
          </table:table-cell>
          <table:table-cell table:number-columns-repeated="11"/>
        </table:table-row>
      </table:table>
      <table:table table:name="gaussians" table:style-name="ta1">
        <table:shapes>
          <draw:frame draw:z-index="0" draw:style-name="gr1" draw:text-style-name="P1" svg:width="453.46pt" svg:height="348.63pt" svg:x="523.7pt" svg:y="168.89pt">
            <draw:object draw:notify-on-update-of-ranges="gaussians.D2:gaussians.D73 gaussians.E1:gaussians.E1 gaussians.E2:gaussians.E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2">
          <table:table-cell table:style-name="Default" office:value-type="string" calcext:value-type="string">
            <text:p>GAUSSIANS</text:p>
          </table:table-cell>
          <table:table-cell office:value-type="string" calcext:value-type="string">
            <text:p>freq.mult</text:p>
          </table:table-cell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BINSG</text:p>
          </table:table-cell>
          <table:table-cell table:number-columns-repeated="3"/>
          <table:table-cell office:value-type="string" calcext:value-type="string">
            <text:p>MEAN COMBO</text:p>
          </table:table-cell>
          <table:table-cell office:value-type="string" calcext:value-type="string">
            <text:p>EMP_STD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table:formula="of:=-[.C2]*[.$B$2]" office:value-type="float" office:value="1000" calcext:value-type="float">
            <text:p>1000</text:p>
          </table:table-cell>
          <table:table-cell table:style-name="ce10" table:number-matrix-columns-spanned="1" table:number-matrix-rows-spanned="72" table:formula="of:=FREQUENCY([.A2:.A5024];[.D2:.D72])" office:value-type="float" office:value="0" calcext:value-type="float">
            <text:p>0</text:p>
          </table:table-cell>
          <table:table-cell table:formula="of:=12*[.D2]" office:value-type="float" office:value="12000" calcext:value-type="float">
            <text:p>12000</text:p>
          </table:table-cell>
          <table:table-cell table:number-columns-repeated="3"/>
          <table:table-cell table:formula="of:=AVERAGE([.A$1:.A$1048576])" office:value-type="float" office:value="1.60833333333333" calcext:value-type="float">
            <text:p>1.60833333333333</text:p>
          </table:table-cell>
          <table:table-cell table:formula="of:=STDEV([.A$1:.A$1048576])" office:value-type="float" office:value="200.1226841113" calcext:value-type="float">
            <text:p>200.1226841113</text:p>
          </table:table-cell>
        </table:table-row>
        <table:table-row table:style-name="ro1">
          <table:table-cell office:value-type="float" office:value="-325" calcext:value-type="float">
            <text:p>-325</text:p>
          </table:table-cell>
          <table:table-cell/>
          <table:table-cell office:value-type="float" office:value="-950" calcext:value-type="float">
            <text:p>-950</text:p>
          </table:table-cell>
          <table:table-cell table:formula="of:=-[.C3]*[.$B$2]"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12*[.D3]" office:value-type="float" office:value="11400" calcext:value-type="float">
            <text:p>1140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-900" calcext:value-type="float">
            <text:p>-900</text:p>
          </table:table-cell>
          <table:table-cell table:formula="of:=-[.C4]*[.$B$2]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12*[.D4]" office:value-type="float" office:value="10800" calcext:value-type="float">
            <text:p>10800</text:p>
          </table:table-cell>
          <table:table-cell table:number-columns-repeated="5"/>
        </table:table-row>
        <table:table-row table:style-name="ro1">
          <table:table-cell office:value-type="float" office:value="-282" calcext:value-type="float">
            <text:p>-282</text:p>
          </table:table-cell>
          <table:table-cell/>
          <table:table-cell office:value-type="float" office:value="-850" calcext:value-type="float">
            <text:p>-850</text:p>
          </table:table-cell>
          <table:table-cell table:formula="of:=-[.C5]*[.$B$2]"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12*[.D5]" office:value-type="float" office:value="10200" calcext:value-type="float">
            <text:p>10200</text:p>
          </table:table-cell>
          <table:table-cell table:number-columns-repeated="5"/>
        </table:table-row>
        <table:table-row table:style-name="ro1">
          <table:table-cell office:value-type="float" office:value="-85" calcext:value-type="float">
            <text:p>-85</text:p>
          </table:table-cell>
          <table:table-cell/>
          <table:table-cell office:value-type="float" office:value="-800" calcext:value-type="float">
            <text:p>-800</text:p>
          </table:table-cell>
          <table:table-cell table:formula="of:=-[.C6]*[.$B$2]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12*[.D6]" office:value-type="float" office:value="9600" calcext:value-type="float">
            <text:p>9600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-750" calcext:value-type="float">
            <text:p>-750</text:p>
          </table:table-cell>
          <table:table-cell table:formula="of:=-[.C7]*[.$B$2]"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12*[.D7]" office:value-type="float" office:value="9000" calcext:value-type="float">
            <text:p>900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-700" calcext:value-type="float">
            <text:p>-700</text:p>
          </table:table-cell>
          <table:table-cell table:formula="of:=-[.C8]*[.$B$2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12*[.D8]" office:value-type="float" office:value="8400" calcext:value-type="float">
            <text:p>840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-[.C9]*[.$B$2]"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table:formula="of:=12*[.D9]" office:value-type="float" office:value="7800" calcext:value-type="float">
            <text:p>7800</text:p>
          </table:table-cell>
          <table:table-cell table:number-columns-repeated="5"/>
        </table:table-row>
        <table:table-row table:style-name="ro1">
          <table:table-cell office:value-type="float" office:value="-296" calcext:value-type="float">
            <text:p>-296</text:p>
          </table:table-cell>
          <table:table-cell/>
          <table:table-cell office:value-type="float" office:value="-600" calcext:value-type="float">
            <text:p>-600</text:p>
          </table:table-cell>
          <table:table-cell table:formula="of:=-[.C10]*[.$B$2]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12*[.D10]" office:value-type="float" office:value="7200" calcext:value-type="float">
            <text:p>7200</text:p>
          </table:table-cell>
          <table:table-cell table:number-columns-repeated="5"/>
        </table:table-row>
        <table:table-row table:style-name="ro1">
          <table:table-cell office:value-type="float" office:value="-198" calcext:value-type="float">
            <text:p>-198</text:p>
          </table:table-cell>
          <table:table-cell/>
          <table:table-cell office:value-type="float" office:value="-550" calcext:value-type="float">
            <text:p>-550</text:p>
          </table:table-cell>
          <table:table-cell table:formula="of:=-[.C11]*[.$B$2]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formula="of:=12*[.D11]" office:value-type="float" office:value="6600" calcext:value-type="float">
            <text:p>660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-500" calcext:value-type="float">
            <text:p>-500</text:p>
          </table:table-cell>
          <table:table-cell table:formula="of:=-[.C12]*[.$B$2]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formula="of:=12*[.D12]"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-450" calcext:value-type="float">
            <text:p>-450</text:p>
          </table:table-cell>
          <table:table-cell table:formula="of:=-[.C13]*[.$B$2]"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table:formula="of:=12*[.D13]" office:value-type="float" office:value="5400" calcext:value-type="float">
            <text:p>540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-[.C14]*[.$B$2]"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 table:formula="of:=12*[.D14]" office:value-type="float" office:value="4800" calcext:value-type="float">
            <text:p>480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-350" calcext:value-type="float">
            <text:p>-350</text:p>
          </table:table-cell>
          <table:table-cell table:formula="of:=-[.C15]*[.$B$2]" office:value-type="float" office:value="350" calcext:value-type="float">
            <text:p>350</text:p>
          </table:table-cell>
          <table:table-cell office:value-type="float" office:value="75" calcext:value-type="float">
            <text:p>75</text:p>
          </table:table-cell>
          <table:table-cell table:formula="of:=12*[.D15]" office:value-type="float" office:value="4200" calcext:value-type="float">
            <text:p>4200</text:p>
          </table:table-cell>
          <table:table-cell table:number-columns-repeated="5"/>
        </table:table-row>
        <table:table-row table:style-name="ro1">
          <table:table-cell office:value-type="float" office:value="-293" calcext:value-type="float">
            <text:p>-293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-[.C16]*[.$B$2]" office:value-type="float" office:value="300" calcext:value-type="float">
            <text:p>300</text:p>
          </table:table-cell>
          <table:table-cell office:value-type="float" office:value="89" calcext:value-type="float">
            <text:p>89</text:p>
          </table:table-cell>
          <table:table-cell table:formula="of:=12*[.D16]"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-250" calcext:value-type="float">
            <text:p>-250</text:p>
          </table:table-cell>
          <table:table-cell table:formula="of:=-[.C17]*[.$B$2]"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table:formula="of:=12*[.D17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-[.C18]*[.$B$2]"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formula="of:=12*[.D18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-[.C19]*[.$B$2]"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  <table:table-cell table:formula="of:=12*[.D19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-[.C20]*[.$B$2]"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table:formula="of:=12*[.D20]"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-[.C21]*[.$B$2]"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table:formula="of:=12*[.D21]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float" office:value="-79" calcext:value-type="float">
            <text:p>-79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C22]*[.$B$2]" office:value-type="float" office:value="-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12*[.D22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-[.C23]*[.$B$2]" office:value-type="float" office:value="-50" calcext:value-type="float">
            <text:p>-50</text:p>
          </table:table-cell>
          <table:table-cell office:value-type="float" office:value="223" calcext:value-type="float">
            <text:p>223</text:p>
          </table:table-cell>
          <table:table-cell table:formula="of:=12*[.D23]" office:value-type="float" office:value="-600" calcext:value-type="float">
            <text:p>-60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-[.C24]*[.$B$2]" office:value-type="float" office:value="-100" calcext:value-type="float">
            <text:p>-100</text:p>
          </table:table-cell>
          <table:table-cell office:value-type="float" office:value="193" calcext:value-type="float">
            <text:p>193</text:p>
          </table:table-cell>
          <table:table-cell table:formula="of:=12*[.D24]" office:value-type="float" office:value="-1200" calcext:value-type="float">
            <text:p>-1200</text:p>
          </table:table-cell>
          <table:table-cell table:number-columns-repeated="5"/>
        </table:table-row>
        <table:table-row table:style-name="ro1">
          <table:table-cell office:value-type="float" office:value="-409" calcext:value-type="float">
            <text:p>-40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-[.C25]*[.$B$2]" office:value-type="float" office:value="-150" calcext:value-type="float">
            <text:p>-150</text:p>
          </table:table-cell>
          <table:table-cell office:value-type="float" office:value="183" calcext:value-type="float">
            <text:p>183</text:p>
          </table:table-cell>
          <table:table-cell table:formula="of:=12*[.D25]" office:value-type="float" office:value="-1800" calcext:value-type="float">
            <text:p>-1800</text:p>
          </table:table-cell>
          <table:table-cell table:number-columns-repeated="5"/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-[.C26]*[.$B$2]" office:value-type="float" office:value="-200" calcext:value-type="float">
            <text:p>-200</text:p>
          </table:table-cell>
          <table:table-cell office:value-type="float" office:value="131" calcext:value-type="float">
            <text:p>131</text:p>
          </table:table-cell>
          <table:table-cell table:formula="of:=12*[.D26]" office:value-type="float" office:value="-2400" calcext:value-type="float">
            <text:p>-240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-[.C27]*[.$B$2]" office:value-type="float" office:value="-250" calcext:value-type="float">
            <text:p>-250</text:p>
          </table:table-cell>
          <table:table-cell office:value-type="float" office:value="87" calcext:value-type="float">
            <text:p>87</text:p>
          </table:table-cell>
          <table:table-cell table:formula="of:=12*[.D27]" office:value-type="float" office:value="-3000" calcext:value-type="float">
            <text:p>-3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-[.C28]*[.$B$2]" office:value-type="float" office:value="-300" calcext:value-type="float">
            <text:p>-300</text:p>
          </table:table-cell>
          <table:table-cell office:value-type="float" office:value="77" calcext:value-type="float">
            <text:p>77</text:p>
          </table:table-cell>
          <table:table-cell table:formula="of:=12*[.D28]" office:value-type="float" office:value="-3600" calcext:value-type="float">
            <text:p>-360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-[.C29]*[.$B$2]" office:value-type="float" office:value="-350" calcext:value-type="float">
            <text:p>-350</text:p>
          </table:table-cell>
          <table:table-cell office:value-type="float" office:value="42" calcext:value-type="float">
            <text:p>42</text:p>
          </table:table-cell>
          <table:table-cell table:formula="of:=12*[.D29]" office:value-type="float" office:value="-4200" calcext:value-type="float">
            <text:p>-4200</text:p>
          </table:table-cell>
          <table:table-cell table:number-columns-repeated="5"/>
        </table:table-row>
        <table:table-row table:style-name="ro1">
          <table:table-cell office:value-type="float" office:value="-252" calcext:value-type="float">
            <text:p>-25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-[.C30]*[.$B$2]" office:value-type="float" office:value="-400" calcext:value-type="float">
            <text:p>-400</text:p>
          </table:table-cell>
          <table:table-cell office:value-type="float" office:value="21" calcext:value-type="float">
            <text:p>21</text:p>
          </table:table-cell>
          <table:table-cell table:formula="of:=12*[.D30]" office:value-type="float" office:value="-4800" calcext:value-type="float">
            <text:p>-480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-[.C31]*[.$B$2]" office:value-type="float" office:value="-450" calcext:value-type="float">
            <text:p>-450</text:p>
          </table:table-cell>
          <table:table-cell office:value-type="float" office:value="14" calcext:value-type="float">
            <text:p>14</text:p>
          </table:table-cell>
          <table:table-cell table:formula="of:=12*[.D31]" office:value-type="float" office:value="-5400" calcext:value-type="float">
            <text:p>-540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-[.C32]*[.$B$2]" office:value-type="float" office:value="-500" calcext:value-type="float">
            <text:p>-500</text:p>
          </table:table-cell>
          <table:table-cell office:value-type="float" office:value="9" calcext:value-type="float">
            <text:p>9</text:p>
          </table:table-cell>
          <table:table-cell table:formula="of:=12*[.D32]" office:value-type="float" office:value="-6000" calcext:value-type="float">
            <text:p>-600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-[.C33]*[.$B$2]" office:value-type="float" office:value="-550" calcext:value-type="float">
            <text:p>-550</text:p>
          </table:table-cell>
          <table:table-cell office:value-type="float" office:value="6" calcext:value-type="float">
            <text:p>6</text:p>
          </table:table-cell>
          <table:table-cell table:formula="of:=12*[.D33]" office:value-type="float" office:value="-6600" calcext:value-type="float">
            <text:p>-660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-[.C34]*[.$B$2]"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table:formula="of:=12*[.D34]" office:value-type="float" office:value="-7200" calcext:value-type="float">
            <text:p>-7200</text:p>
          </table:table-cell>
          <table:table-cell table:number-columns-repeated="5"/>
        </table:table-row>
        <table:table-row table:style-name="ro1">
          <table:table-cell office:value-type="float" office:value="-168" calcext:value-type="float">
            <text:p>-168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-[.C35]*[.$B$2]" office:value-type="float" office:value="-650" calcext:value-type="float">
            <text:p>-650</text:p>
          </table:table-cell>
          <table:table-cell office:value-type="float" office:value="1" calcext:value-type="float">
            <text:p>1</text:p>
          </table:table-cell>
          <table:table-cell table:formula="of:=12*[.D35]" office:value-type="float" office:value="-7800" calcext:value-type="float">
            <text:p>-780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-[.C36]*[.$B$2]" office:value-type="float" office:value="-700" calcext:value-type="float">
            <text:p>-700</text:p>
          </table:table-cell>
          <table:table-cell office:value-type="float" office:value="1" calcext:value-type="float">
            <text:p>1</text:p>
          </table:table-cell>
          <table:table-cell table:formula="of:=12*[.D36]" office:value-type="float" office:value="-8400" calcext:value-type="float">
            <text:p>-8400</text:p>
          </table:table-cell>
          <table:table-cell table:number-columns-repeated="5"/>
        </table:table-row>
        <table:table-row table:style-name="ro1">
          <table:table-cell office:value-type="float" office:value="-66" calcext:value-type="float">
            <text:p>-66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-[.C37]*[.$B$2]" office:value-type="float" office:value="-750" calcext:value-type="float">
            <text:p>-750</text:p>
          </table:table-cell>
          <table:table-cell office:value-type="float" office:value="0" calcext:value-type="float">
            <text:p>0</text:p>
          </table:table-cell>
          <table:table-cell table:formula="of:=12*[.D37]" office:value-type="float" office:value="-9000" calcext:value-type="float">
            <text:p>-9000</text:p>
          </table:table-cell>
          <table:table-cell table:number-columns-repeated="5"/>
        </table:table-row>
        <table:table-row table:style-name="ro1">
          <table:table-cell office:value-type="float" office:value="-417" calcext:value-type="float">
            <text:p>-417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-[.C38]*[.$B$2]"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table:formula="of:=12*[.D38]" office:value-type="float" office:value="-9600" calcext:value-type="float">
            <text:p>-960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-[.C39]*[.$B$2]" office:value-type="float" office:value="-850" calcext:value-type="float">
            <text:p>-850</text:p>
          </table:table-cell>
          <table:table-cell office:value-type="float" office:value="0" calcext:value-type="float">
            <text:p>0</text:p>
          </table:table-cell>
          <table:table-cell table:formula="of:=12*[.D39]" office:value-type="float" office:value="-10200" calcext:value-type="float">
            <text:p>-1020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-[.C40]*[.$B$2]"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formula="of:=12*[.D40]" office:value-type="float" office:value="-10800" calcext:value-type="float">
            <text:p>-10800</text:p>
          </table:table-cell>
          <table:table-cell table:number-columns-repeated="5"/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-[.C41]*[.$B$2]" office:value-type="float" office:value="-950" calcext:value-type="float">
            <text:p>-950</text:p>
          </table:table-cell>
          <table:table-cell office:value-type="float" office:value="0" calcext:value-type="float">
            <text:p>0</text:p>
          </table:table-cell>
          <table:table-cell table:formula="of:=12*[.D41]" office:value-type="float" office:value="-11400" calcext:value-type="float">
            <text:p>-114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-[.C42]*[.$B$2]"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table:formula="of:=12*[.D42]" office:value-type="float" office:value="-12000" calcext:value-type="float">
            <text:p>-12000</text:p>
          </table:table-cell>
          <table:table-cell table:number-columns-repeated="5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12*[.D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235" calcext:value-type="float">
            <text:p>-23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99" calcext:value-type="float">
            <text:p>-19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565" calcext:value-type="float">
            <text:p>-56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733" calcext:value-type="float">
            <text:p>-733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510" calcext:value-type="float">
            <text:p>-510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214" calcext:value-type="float">
            <text:p>-214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84" calcext:value-type="float">
            <text:p>-184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73" calcext:value-type="float">
            <text:p>-73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formula="of:=12*[.D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-164" calcext:value-type="float">
            <text:p>-164</text:p>
          </table:table-cell>
          <table:table-cell table:number-columns-repeated="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-235" calcext:value-type="float">
            <text:p>-235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-303" calcext:value-type="float">
            <text:p>-303</text:p>
          </table:table-cell>
          <table:table-cell table:number-columns-repeated="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10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float" office:value="-177" calcext:value-type="float">
            <text:p>-177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number-columns-repeated="10"/>
        </table:table-row>
        <table:table-row table:style-name="ro1">
          <table:table-cell office:value-type="float" office:value="-359" calcext:value-type="float">
            <text:p>-359</text:p>
          </table:table-cell>
          <table:table-cell table:number-columns-repeated="10"/>
        </table:table-row>
        <table:table-row table:style-name="ro1">
          <table:table-cell office:value-type="float" office:value="-175" calcext:value-type="float">
            <text:p>-175</text:p>
          </table:table-cell>
          <table:table-cell table:number-columns-repeated="10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number-columns-repeated="10"/>
        </table:table-row>
        <table:table-row table:style-name="ro1">
          <table:table-cell office:value-type="float" office:value="-227" calcext:value-type="float">
            <text:p>-227</text:p>
          </table:table-cell>
          <table:table-cell table:number-columns-repeated="10"/>
        </table:table-row>
        <table:table-row table:style-name="ro1">
          <table:table-cell office:value-type="float" office:value="-227" calcext:value-type="float">
            <text:p>-22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-233" calcext:value-type="float">
            <text:p>-233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-239" calcext:value-type="float">
            <text:p>-239</text:p>
          </table:table-cell>
          <table:table-cell table:number-columns-repeated="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0"/>
        </table:table-row>
        <table:table-row table:style-name="ro1">
          <table:table-cell office:value-type="float" office:value="-270" calcext:value-type="float">
            <text:p>-27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"/>
        </table:table-row>
        <table:table-row table:style-name="ro1">
          <table:table-cell office:value-type="float" office:value="-305" calcext:value-type="float">
            <text:p>-30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-181" calcext:value-type="float">
            <text:p>-181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-377" calcext:value-type="float">
            <text:p>-377</text:p>
          </table:table-cell>
          <table:table-cell table:number-columns-repeated="10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-219" calcext:value-type="float">
            <text:p>-219</text:p>
          </table:table-cell>
          <table:table-cell table:number-columns-repeated="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10"/>
        </table:table-row>
        <table:table-row table:style-name="ro1">
          <table:table-cell office:value-type="float" office:value="-209" calcext:value-type="float">
            <text:p>-209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-334" calcext:value-type="float">
            <text:p>-334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-371" calcext:value-type="float">
            <text:p>-37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-91" calcext:value-type="float">
            <text:p>-91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-287" calcext:value-type="float">
            <text:p>-287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-162" calcext:value-type="float">
            <text:p>-162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-227" calcext:value-type="float">
            <text:p>-227</text:p>
          </table:table-cell>
          <table:table-cell table:number-columns-repeated="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number-columns-repeated="10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number-columns-repeated="10"/>
        </table:table-row>
        <table:table-row table:style-name="ro1">
          <table:table-cell office:value-type="float" office:value="-215" calcext:value-type="float">
            <text:p>-21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number-columns-repeated="10"/>
        </table:table-row>
        <table:table-row table:style-name="ro1">
          <table:table-cell office:value-type="float" office:value="-278" calcext:value-type="float">
            <text:p>-278</text:p>
          </table:table-cell>
          <table:table-cell table:number-columns-repeated="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10"/>
        </table:table-row>
        <table:table-row table:style-name="ro1">
          <table:table-cell office:value-type="float" office:value="-582" calcext:value-type="float">
            <text:p>-58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-153" calcext:value-type="float">
            <text:p>-153</text:p>
          </table:table-cell>
          <table:table-cell table:number-columns-repeated="10"/>
        </table:table-row>
        <table:table-row table:style-name="ro1">
          <table:table-cell office:value-type="float" office:value="-234" calcext:value-type="float">
            <text:p>-234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-353" calcext:value-type="float">
            <text:p>-353</text:p>
          </table:table-cell>
          <table:table-cell table:number-columns-repeated="10"/>
        </table:table-row>
        <table:table-row table:style-name="ro1">
          <table:table-cell office:value-type="float" office:value="-245" calcext:value-type="float">
            <text:p>-24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10"/>
        </table:table-row>
        <table:table-row table:style-name="ro1">
          <table:table-cell office:value-type="float" office:value="-190" calcext:value-type="float">
            <text:p>-190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number-columns-repeated="10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number-columns-repeated="10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number-columns-repeated="10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number-columns-repeated="10"/>
        </table:table-row>
        <table:table-row table:style-name="ro1">
          <table:table-cell office:value-type="float" office:value="-96" calcext:value-type="float">
            <text:p>-96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number-columns-repeated="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number-columns-repeated="10"/>
        </table:table-row>
        <table:table-row table:style-name="ro1">
          <table:table-cell office:value-type="float" office:value="-279" calcext:value-type="float">
            <text:p>-279</text:p>
          </table:table-cell>
          <table:table-cell table:number-columns-repeated="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number-columns-repeated="10"/>
        </table:table-row>
        <table:table-row table:style-name="ro1">
          <table:table-cell office:value-type="float" office:value="-206" calcext:value-type="float">
            <text:p>-206</text:p>
          </table:table-cell>
          <table:table-cell table:number-columns-repeated="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number-columns-repeated="10"/>
        </table:table-row>
        <table:table-row table:style-name="ro1">
          <table:table-cell office:value-type="float" office:value="-159" calcext:value-type="float">
            <text:p>-159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number-columns-repeated="10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10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number-columns-repeated="10"/>
        </table:table-row>
        <table:table-row table:style-name="ro1">
          <table:table-cell office:value-type="float" office:value="-166" calcext:value-type="float">
            <text:p>-166</text:p>
          </table:table-cell>
          <table:table-cell table:number-columns-repeated="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number-columns-repeated="10"/>
        </table:table-row>
        <table:table-row table:style-name="ro1">
          <table:table-cell office:value-type="float" office:value="-221" calcext:value-type="float">
            <text:p>-221</text:p>
          </table:table-cell>
          <table:table-cell table:number-columns-repeated="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306" calcext:value-type="float">
            <text:p>-30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number-columns-repeated="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number-columns-repeated="10"/>
        </table:table-row>
        <table:table-row table:style-name="ro1">
          <table:table-cell office:value-type="float" office:value="-162" calcext:value-type="float">
            <text:p>-16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-362" calcext:value-type="float">
            <text:p>-362</text:p>
          </table:table-cell>
          <table:table-cell table:number-columns-repeated="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-318" calcext:value-type="float">
            <text:p>-318</text:p>
          </table:table-cell>
          <table:table-cell table:number-columns-repeated="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10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-446" calcext:value-type="float">
            <text:p>-446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-314" calcext:value-type="float">
            <text:p>-314</text:p>
          </table:table-cell>
          <table:table-cell table:number-columns-repeated="10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number-columns-repeated="10"/>
        </table:table-row>
        <table:table-row table:style-name="ro1">
          <table:table-cell office:value-type="float" office:value="-292" calcext:value-type="float">
            <text:p>-292</text:p>
          </table:table-cell>
          <table:table-cell table:number-columns-repeated="10"/>
        </table:table-row>
        <table:table-row table:style-name="ro1">
          <table:table-cell office:value-type="float" office:value="-404" calcext:value-type="float">
            <text:p>-404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office:value-type="float" office:value="-208" calcext:value-type="float">
            <text:p>-208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-247" calcext:value-type="float">
            <text:p>-247</text:p>
          </table:table-cell>
          <table:table-cell table:number-columns-repeated="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218" calcext:value-type="float">
            <text:p>-218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-245" calcext:value-type="float">
            <text:p>-245</text:p>
          </table:table-cell>
          <table:table-cell table:number-columns-repeated="10"/>
        </table:table-row>
        <table:table-row table:style-name="ro1">
          <table:table-cell office:value-type="float" office:value="-465" calcext:value-type="float">
            <text:p>-465</text:p>
          </table:table-cell>
          <table:table-cell table:number-columns-repeated="10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-211" calcext:value-type="float">
            <text:p>-21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-226" calcext:value-type="float">
            <text:p>-226</text:p>
          </table:table-cell>
          <table:table-cell table:number-columns-repeated="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-480" calcext:value-type="float">
            <text:p>-48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number-columns-repeated="10"/>
        </table:table-row>
        <table:table-row table:style-name="ro1">
          <table:table-cell office:value-type="float" office:value="-435" calcext:value-type="float">
            <text:p>-435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-165" calcext:value-type="float">
            <text:p>-16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-358" calcext:value-type="float">
            <text:p>-358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-340" calcext:value-type="float">
            <text:p>-340</text:p>
          </table:table-cell>
          <table:table-cell table:number-columns-repeated="10"/>
        </table:table-row>
        <table:table-row table:style-name="ro1">
          <table:table-cell office:value-type="float" office:value="-99" calcext:value-type="float">
            <text:p>-9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-265" calcext:value-type="float">
            <text:p>-265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-169" calcext:value-type="float">
            <text:p>-169</text:p>
          </table:table-cell>
          <table:table-cell table:number-columns-repeated="10"/>
        </table:table-row>
        <table:table-row table:style-name="ro1">
          <table:table-cell office:value-type="float" office:value="-543" calcext:value-type="float">
            <text:p>-543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10"/>
        </table:table-row>
        <table:table-row table:style-name="ro1">
          <table:table-cell office:value-type="float" office:value="-221" calcext:value-type="float">
            <text:p>-221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number-columns-repeated="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0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10"/>
        </table:table-row>
        <table:table-row table:style-name="ro1">
          <table:table-cell office:value-type="float" office:value="-293" calcext:value-type="float">
            <text:p>-29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-358" calcext:value-type="float">
            <text:p>-358</text:p>
          </table:table-cell>
          <table:table-cell table:number-columns-repeated="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-239" calcext:value-type="float">
            <text:p>-239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-188" calcext:value-type="float">
            <text:p>-18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-273" calcext:value-type="float">
            <text:p>-273</text:p>
          </table:table-cell>
          <table:table-cell table:number-columns-repeated="10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number-columns-repeated="10"/>
        </table:table-row>
        <table:table-row table:style-name="ro1">
          <table:table-cell office:value-type="float" office:value="-381" calcext:value-type="float">
            <text:p>-381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-326" calcext:value-type="float">
            <text:p>-326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number-columns-repeated="10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10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-225" calcext:value-type="float">
            <text:p>-225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-478" calcext:value-type="float">
            <text:p>-478</text:p>
          </table:table-cell>
          <table:table-cell table:number-columns-repeated="10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-411" calcext:value-type="float">
            <text:p>-411</text:p>
          </table:table-cell>
          <table:table-cell table:number-columns-repeated="10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-176" calcext:value-type="float">
            <text:p>-176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-91" calcext:value-type="float">
            <text:p>-91</text:p>
          </table:table-cell>
          <table:table-cell table:number-columns-repeated="10"/>
        </table:table-row>
        <table:table-row table:style-name="ro1">
          <table:table-cell office:value-type="float" office:value="-302" calcext:value-type="float">
            <text:p>-302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-445" calcext:value-type="float">
            <text:p>-445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10"/>
        </table:table-row>
        <table:table-row table:style-name="ro1">
          <table:table-cell office:value-type="float" office:value="-236" calcext:value-type="float">
            <text:p>-23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number-columns-repeated="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number-columns-repeated="10"/>
        </table:table-row>
        <table:table-row table:style-name="ro1">
          <table:table-cell office:value-type="float" office:value="-223" calcext:value-type="float">
            <text:p>-223</text:p>
          </table:table-cell>
          <table:table-cell table:number-columns-repeated="10"/>
        </table:table-row>
        <table:table-row table:style-name="ro1">
          <table:table-cell office:value-type="float" office:value="-216" calcext:value-type="float">
            <text:p>-216</text:p>
          </table:table-cell>
          <table:table-cell table:number-columns-repeated="10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10"/>
        </table:table-row>
        <table:table-row table:style-name="ro1">
          <table:table-cell office:value-type="float" office:value="-198" calcext:value-type="float">
            <text:p>-19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number-columns-repeated="10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-259" calcext:value-type="float">
            <text:p>-259</text:p>
          </table:table-cell>
          <table:table-cell table:number-columns-repeated="10"/>
        </table:table-row>
        <table:table-row table:style-name="ro1">
          <table:table-cell office:value-type="float" office:value="-298" calcext:value-type="float">
            <text:p>-298</text:p>
          </table:table-cell>
          <table:table-cell table:number-columns-repeated="10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223" calcext:value-type="float">
            <text:p>-223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-257" calcext:value-type="float">
            <text:p>-257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number-columns-repeated="10"/>
        </table:table-row>
        <table:table-row table:style-name="ro1">
          <table:table-cell office:value-type="float" office:value="-175" calcext:value-type="float">
            <text:p>-175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-151" calcext:value-type="float">
            <text:p>-151</text:p>
          </table:table-cell>
          <table:table-cell table:number-columns-repeated="10"/>
        </table:table-row>
        <table:table-row table:style-name="ro1">
          <table:table-cell office:value-type="float" office:value="-279" calcext:value-type="float">
            <text:p>-279</text:p>
          </table:table-cell>
          <table:table-cell table:number-columns-repeated="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-210" calcext:value-type="float">
            <text:p>-21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-286" calcext:value-type="float">
            <text:p>-286</text:p>
          </table:table-cell>
          <table:table-cell table:number-columns-repeated="10"/>
        </table:table-row>
        <table:table-row table:style-name="ro1">
          <table:table-cell office:value-type="float" office:value="-363" calcext:value-type="float">
            <text:p>-363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-494" calcext:value-type="float">
            <text:p>-494</text:p>
          </table:table-cell>
          <table:table-cell table:number-columns-repeated="10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number-columns-repeated="10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10"/>
        </table:table-row>
        <table:table-row table:style-name="ro1">
          <table:table-cell office:value-type="float" office:value="-297" calcext:value-type="float">
            <text:p>-297</text:p>
          </table:table-cell>
          <table:table-cell table:number-columns-repeated="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number-columns-repeated="10"/>
        </table:table-row>
        <table:table-row table:style-name="ro1">
          <table:table-cell office:value-type="float" office:value="-523" calcext:value-type="float">
            <text:p>-523</text:p>
          </table:table-cell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-367" calcext:value-type="float">
            <text:p>-367</text:p>
          </table:table-cell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-188" calcext:value-type="float">
            <text:p>-188</text:p>
          </table:table-cell>
          <table:table-cell table:number-columns-repeated="10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-208" calcext:value-type="float">
            <text:p>-208</text:p>
          </table:table-cell>
          <table:table-cell table:number-columns-repeated="10"/>
        </table:table-row>
        <table:table-row table:style-name="ro1">
          <table:table-cell office:value-type="float" office:value="-303" calcext:value-type="float">
            <text:p>-303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number-columns-repeated="10"/>
        </table:table-row>
        <table:table-row table:style-name="ro1">
          <table:table-cell office:value-type="float" office:value="-396" calcext:value-type="float">
            <text:p>-396</text:p>
          </table:table-cell>
          <table:table-cell table:number-columns-repeated="10"/>
        </table:table-row>
        <table:table-row table:style-name="ro1">
          <table:table-cell office:value-type="float" office:value="-398" calcext:value-type="float">
            <text:p>-398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-204" calcext:value-type="float">
            <text:p>-204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number-columns-repeated="10"/>
        </table:table-row>
        <table:table-row table:style-name="ro1">
          <table:table-cell office:value-type="float" office:value="-284" calcext:value-type="float">
            <text:p>-284</text:p>
          </table:table-cell>
          <table:table-cell table:number-columns-repeated="10"/>
        </table:table-row>
        <table:table-row table:style-name="ro1">
          <table:table-cell office:value-type="float" office:value="-276" calcext:value-type="float">
            <text:p>-276</text:p>
          </table:table-cell>
          <table:table-cell table:number-columns-repeated="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number-columns-repeated="10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number-columns-repeated="10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float" office:value="-219" calcext:value-type="float">
            <text:p>-219</text:p>
          </table:table-cell>
          <table:table-cell table:number-columns-repeated="10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-222" calcext:value-type="float">
            <text:p>-222</text:p>
          </table:table-cell>
          <table:table-cell table:number-columns-repeated="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-179" calcext:value-type="float">
            <text:p>-179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-560" calcext:value-type="float">
            <text:p>-560</text:p>
          </table:table-cell>
          <table:table-cell table:number-columns-repeated="10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-218" calcext:value-type="float">
            <text:p>-21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10"/>
        </table:table-row>
        <table:table-row table:style-name="ro1">
          <table:table-cell office:value-type="float" office:value="-290" calcext:value-type="float">
            <text:p>-290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-179" calcext:value-type="float">
            <text:p>-179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-172" calcext:value-type="float">
            <text:p>-172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number-columns-repeated="10"/>
        </table:table-row>
        <table:table-row table:style-name="ro1">
          <table:table-cell office:value-type="float" office:value="-578" calcext:value-type="float">
            <text:p>-578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-181" calcext:value-type="float">
            <text:p>-181</text:p>
          </table:table-cell>
          <table:table-cell table:number-columns-repeated="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0"/>
        </table:table-row>
        <table:table-row table:style-name="ro1">
          <table:table-cell office:value-type="float" office:value="-193" calcext:value-type="float">
            <text:p>-193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number-columns-repeated="10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-354" calcext:value-type="float">
            <text:p>-354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238" calcext:value-type="float">
            <text:p>-238</text:p>
          </table:table-cell>
          <table:table-cell table:number-columns-repeated="10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-236" calcext:value-type="float">
            <text:p>-236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-315" calcext:value-type="float">
            <text:p>-315</text:p>
          </table:table-cell>
          <table:table-cell table:number-columns-repeated="10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number-columns-repeated="10"/>
        </table:table-row>
        <table:table-row table:style-name="ro1">
          <table:table-cell office:value-type="float" office:value="-153" calcext:value-type="float">
            <text:p>-153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-416" calcext:value-type="float">
            <text:p>-41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-198" calcext:value-type="float">
            <text:p>-198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-178" calcext:value-type="float">
            <text:p>-17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-363" calcext:value-type="float">
            <text:p>-36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-327" calcext:value-type="float">
            <text:p>-327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number-columns-repeated="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-269" calcext:value-type="float">
            <text:p>-269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10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-217" calcext:value-type="float">
            <text:p>-217</text:p>
          </table:table-cell>
          <table:table-cell table:number-columns-repeated="10"/>
        </table:table-row>
        <table:table-row table:style-name="ro1">
          <table:table-cell office:value-type="float" office:value="-353" calcext:value-type="float">
            <text:p>-353</text:p>
          </table:table-cell>
          <table:table-cell table:number-columns-repeated="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-229" calcext:value-type="float">
            <text:p>-229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number-columns-repeated="10"/>
        </table:table-row>
        <table:table-row table:style-name="ro1">
          <table:table-cell office:value-type="float" office:value="-166" calcext:value-type="float">
            <text:p>-166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-298" calcext:value-type="float">
            <text:p>-298</text:p>
          </table:table-cell>
          <table:table-cell table:number-columns-repeated="10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number-columns-repeated="10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-225" calcext:value-type="float">
            <text:p>-22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-184" calcext:value-type="float">
            <text:p>-184</text:p>
          </table:table-cell>
          <table:table-cell table:number-columns-repeated="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office:value-type="float" office:value="-293" calcext:value-type="float">
            <text:p>-293</text:p>
          </table:table-cell>
          <table:table-cell table:number-columns-repeated="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-264" calcext:value-type="float">
            <text:p>-264</text:p>
          </table:table-cell>
          <table:table-cell table:number-columns-repeated="10"/>
        </table:table-row>
        <table:table-row table:style-name="ro1">
          <table:table-cell office:value-type="float" office:value="-206" calcext:value-type="float">
            <text:p>-206</text:p>
          </table:table-cell>
          <table:table-cell table:number-columns-repeated="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number-columns-repeated="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-280" calcext:value-type="float">
            <text:p>-280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-168" calcext:value-type="float">
            <text:p>-168</text:p>
          </table:table-cell>
          <table:table-cell table:number-columns-repeated="10"/>
        </table:table-row>
        <table:table-row table:style-name="ro1">
          <table:table-cell office:value-type="float" office:value="-319" calcext:value-type="float">
            <text:p>-319</text:p>
          </table:table-cell>
          <table:table-cell table:number-columns-repeated="10"/>
        </table:table-row>
        <table:table-row table:style-name="ro1">
          <table:table-cell office:value-type="float" office:value="-309" calcext:value-type="float">
            <text:p>-309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number-columns-repeated="10"/>
        </table:table-row>
        <table:table-row table:style-name="ro1">
          <table:table-cell office:value-type="float" office:value="-491" calcext:value-type="float">
            <text:p>-49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-206" calcext:value-type="float">
            <text:p>-206</text:p>
          </table:table-cell>
          <table:table-cell table:number-columns-repeated="10"/>
        </table:table-row>
        <table:table-row table:style-name="ro1">
          <table:table-cell office:value-type="float" office:value="-173" calcext:value-type="float">
            <text:p>-173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-381" calcext:value-type="float">
            <text:p>-381</text:p>
          </table:table-cell>
          <table:table-cell table:number-columns-repeated="10"/>
        </table:table-row>
        <table:table-row table:style-name="ro1">
          <table:table-cell office:value-type="float" office:value="-172" calcext:value-type="float">
            <text:p>-172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-469" calcext:value-type="float">
            <text:p>-469</text:p>
          </table:table-cell>
          <table:table-cell table:number-columns-repeated="10"/>
        </table:table-row>
        <table:table-row table:style-name="ro1">
          <table:table-cell office:value-type="float" office:value="-272" calcext:value-type="float">
            <text:p>-272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-361" calcext:value-type="float">
            <text:p>-361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10"/>
        </table:table-row>
        <table:table-row table:style-name="ro1">
          <table:table-cell office:value-type="float" office:value="-305" calcext:value-type="float">
            <text:p>-305</text:p>
          </table:table-cell>
          <table:table-cell table:number-columns-repeated="10"/>
        </table:table-row>
        <table:table-row table:style-name="ro1">
          <table:table-cell office:value-type="float" office:value="-559" calcext:value-type="float">
            <text:p>-559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-376" calcext:value-type="float">
            <text:p>-376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10"/>
        </table:table-row>
        <table:table-row table:style-name="ro1">
          <table:table-cell office:value-type="float" office:value="-345" calcext:value-type="float">
            <text:p>-345</text:p>
          </table:table-cell>
          <table:table-cell table:number-columns-repeated="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number-columns-repeated="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number-columns-repeated="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10"/>
        </table:table-row>
        <table:table-row table:style-name="ro1">
          <table:table-cell office:value-type="float" office:value="-220" calcext:value-type="float">
            <text:p>-22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-155" calcext:value-type="float">
            <text:p>-155</text:p>
          </table:table-cell>
          <table:table-cell table:number-columns-repeated="10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number-columns-repeated="10"/>
        </table:table-row>
        <table:table-row table:style-name="ro1">
          <table:table-cell office:value-type="float" office:value="-162" calcext:value-type="float">
            <text:p>-162</text:p>
          </table:table-cell>
          <table:table-cell table:number-columns-repeated="10"/>
        </table:table-row>
        <table:table-row table:style-name="ro1">
          <table:table-cell office:value-type="float" office:value="-218" calcext:value-type="float">
            <text:p>-218</text:p>
          </table:table-cell>
          <table:table-cell table:number-columns-repeated="10"/>
        </table:table-row>
        <table:table-row table:style-name="ro1">
          <table:table-cell office:value-type="float" office:value="-266" calcext:value-type="float">
            <text:p>-266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0"/>
        </table:table-row>
        <table:table-row table:style-name="ro1">
          <table:table-cell office:value-type="float" office:value="-158" calcext:value-type="float">
            <text:p>-158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-164" calcext:value-type="float">
            <text:p>-164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-360" calcext:value-type="float">
            <text:p>-36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-202" calcext:value-type="float">
            <text:p>-202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-263" calcext:value-type="float">
            <text:p>-263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number-columns-repeated="10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10"/>
        </table:table-row>
        <table:table-row table:style-name="ro1">
          <table:table-cell office:value-type="float" office:value="-255" calcext:value-type="float">
            <text:p>-25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-159" calcext:value-type="float">
            <text:p>-159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0"/>
        </table:table-row>
        <table:table-row table:style-name="ro1">
          <table:table-cell office:value-type="float" office:value="-402" calcext:value-type="float">
            <text:p>-402</text:p>
          </table:table-cell>
          <table:table-cell table:number-columns-repeated="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number-columns-repeated="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-259" calcext:value-type="float">
            <text:p>-259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number-columns-repeated="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number-columns-repeated="10"/>
        </table:table-row>
        <table:table-row table:style-name="ro1">
          <table:table-cell office:value-type="float" office:value="-188" calcext:value-type="float">
            <text:p>-188</text:p>
          </table:table-cell>
          <table:table-cell table:number-columns-repeated="10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-226" calcext:value-type="float">
            <text:p>-22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-309" calcext:value-type="float">
            <text:p>-309</text:p>
          </table:table-cell>
          <table:table-cell table:number-columns-repeated="10"/>
        </table:table-row>
        <table:table-row table:style-name="ro1">
          <table:table-cell office:value-type="float" office:value="-193" calcext:value-type="float">
            <text:p>-193</text:p>
          </table:table-cell>
          <table:table-cell table:number-columns-repeated="10"/>
        </table:table-row>
        <table:table-row table:style-name="ro1">
          <table:table-cell office:value-type="float" office:value="-231" calcext:value-type="float">
            <text:p>-23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-238" calcext:value-type="float">
            <text:p>-238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-291" calcext:value-type="float">
            <text:p>-291</text:p>
          </table:table-cell>
          <table:table-cell table:number-columns-repeated="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10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10"/>
        </table:table-row>
        <table:table-row table:style-name="ro1">
          <table:table-cell office:value-type="float" office:value="-322" calcext:value-type="float">
            <text:p>-322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-247" calcext:value-type="float">
            <text:p>-247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-195" calcext:value-type="float">
            <text:p>-19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-340" calcext:value-type="float">
            <text:p>-34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-326" calcext:value-type="float">
            <text:p>-326</text:p>
          </table:table-cell>
          <table:table-cell table:number-columns-repeated="10"/>
        </table:table-row>
        <table:table-row table:style-name="ro1">
          <table:table-cell office:value-type="float" office:value="-213" calcext:value-type="float">
            <text:p>-213</text:p>
          </table:table-cell>
          <table:table-cell table:number-columns-repeated="10"/>
        </table:table-row>
        <table:table-row table:style-name="ro1">
          <table:table-cell office:value-type="float" office:value="-224" calcext:value-type="float">
            <text:p>-224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-167" calcext:value-type="float">
            <text:p>-16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-166" calcext:value-type="float">
            <text:p>-166</text:p>
          </table:table-cell>
          <table:table-cell table:number-columns-repeated="10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number-columns-repeated="10"/>
        </table:table-row>
        <table:table-row table:style-name="ro1">
          <table:table-cell office:value-type="float" office:value="-231" calcext:value-type="float">
            <text:p>-23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-161" calcext:value-type="float">
            <text:p>-161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-358" calcext:value-type="float">
            <text:p>-358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-242" calcext:value-type="float">
            <text:p>-242</text:p>
          </table:table-cell>
          <table:table-cell table:number-columns-repeated="10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number-columns-repeated="10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10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float" office:value="-321" calcext:value-type="float">
            <text:p>-321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-172" calcext:value-type="float">
            <text:p>-17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-394" calcext:value-type="float">
            <text:p>-394</text:p>
          </table:table-cell>
          <table:table-cell table:number-columns-repeated="10"/>
        </table:table-row>
        <table:table-row table:style-name="ro1">
          <table:table-cell office:value-type="float" office:value="-201" calcext:value-type="float">
            <text:p>-201</text:p>
          </table:table-cell>
          <table:table-cell table:number-columns-repeated="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-371" calcext:value-type="float">
            <text:p>-371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number-columns-repeated="10"/>
        </table:table-row>
        <table:table-row table:style-name="ro1">
          <table:table-cell office:value-type="float" office:value="-323" calcext:value-type="float">
            <text:p>-323</text:p>
          </table:table-cell>
          <table:table-cell table:number-columns-repeated="10"/>
        </table:table-row>
        <table:table-row table:style-name="ro1">
          <table:table-cell office:value-type="float" office:value="-246" calcext:value-type="float">
            <text:p>-246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-348" calcext:value-type="float">
            <text:p>-348</text:p>
          </table:table-cell>
          <table:table-cell table:number-columns-repeated="10"/>
        </table:table-row>
        <table:table-row table:style-name="ro1">
          <table:table-cell office:value-type="float" office:value="-221" calcext:value-type="float">
            <text:p>-22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-312" calcext:value-type="float">
            <text:p>-31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number-columns-repeated="10"/>
        </table:table-row>
        <table:table-row table:style-name="ro1">
          <table:table-cell office:value-type="float" office:value="-209" calcext:value-type="float">
            <text:p>-209</text:p>
          </table:table-cell>
          <table:table-cell table:number-columns-repeated="10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number-columns-repeated="10"/>
        </table:table-row>
        <table:table-row table:style-name="ro1">
          <table:table-cell office:value-type="float" office:value="-422" calcext:value-type="float">
            <text:p>-422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number-columns-repeated="10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-333" calcext:value-type="float">
            <text:p>-333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-97" calcext:value-type="float">
            <text:p>-97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-439" calcext:value-type="float">
            <text:p>-439</text:p>
          </table:table-cell>
          <table:table-cell table:number-columns-repeated="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10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245" calcext:value-type="float">
            <text:p>-24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number-columns-repeated="10"/>
        </table:table-row>
        <table:table-row table:style-name="ro1">
          <table:table-cell office:value-type="float" office:value="-291" calcext:value-type="float">
            <text:p>-291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-217" calcext:value-type="float">
            <text:p>-217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-314" calcext:value-type="float">
            <text:p>-314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-255" calcext:value-type="float">
            <text:p>-255</text:p>
          </table:table-cell>
          <table:table-cell table:number-columns-repeated="10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float" office:value="-541" calcext:value-type="float">
            <text:p>-541</text:p>
          </table:table-cell>
          <table:table-cell table:number-columns-repeated="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-355" calcext:value-type="float">
            <text:p>-355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-201" calcext:value-type="float">
            <text:p>-201</text:p>
          </table:table-cell>
          <table:table-cell table:number-columns-repeated="10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-384" calcext:value-type="float">
            <text:p>-384</text:p>
          </table:table-cell>
          <table:table-cell table:number-columns-repeated="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-304" calcext:value-type="float">
            <text:p>-304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number-columns-repeated="10"/>
        </table:table-row>
        <table:table-row table:style-name="ro1">
          <table:table-cell office:value-type="float" office:value="-287" calcext:value-type="float">
            <text:p>-287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-478" calcext:value-type="float">
            <text:p>-478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-203" calcext:value-type="float">
            <text:p>-203</text:p>
          </table:table-cell>
          <table:table-cell table:number-columns-repeated="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number-columns-repeated="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-260" calcext:value-type="float">
            <text:p>-260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-191" calcext:value-type="float">
            <text:p>-191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-304" calcext:value-type="float">
            <text:p>-304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-241" calcext:value-type="float">
            <text:p>-241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number-columns-repeated="10"/>
        </table:table-row>
        <table:table-row table:style-name="ro1">
          <table:table-cell office:value-type="float" office:value="-265" calcext:value-type="float">
            <text:p>-265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10"/>
        </table:table-row>
        <table:table-row table:style-name="ro1">
          <table:table-cell office:value-type="float" office:value="-231" calcext:value-type="float">
            <text:p>-231</text:p>
          </table:table-cell>
          <table:table-cell table:number-columns-repeated="10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-278" calcext:value-type="float">
            <text:p>-27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-263" calcext:value-type="float">
            <text:p>-263</text:p>
          </table:table-cell>
          <table:table-cell table:number-columns-repeated="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-276" calcext:value-type="float">
            <text:p>-276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-302" calcext:value-type="float">
            <text:p>-302</text:p>
          </table:table-cell>
          <table:table-cell table:number-columns-repeated="10"/>
        </table:table-row>
        <table:table-row table:style-name="ro1">
          <table:table-cell office:value-type="float" office:value="-198" calcext:value-type="float">
            <text:p>-198</text:p>
          </table:table-cell>
          <table:table-cell table:number-columns-repeated="10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-237" calcext:value-type="float">
            <text:p>-237</text:p>
          </table:table-cell>
          <table:table-cell table:number-columns-repeated="10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-241" calcext:value-type="float">
            <text:p>-241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-215" calcext:value-type="float">
            <text:p>-215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-204" calcext:value-type="float">
            <text:p>-204</text:p>
          </table:table-cell>
          <table:table-cell table:number-columns-repeated="10"/>
        </table:table-row>
        <table:table-row table:style-name="ro1">
          <table:table-cell office:value-type="float" office:value="-197" calcext:value-type="float">
            <text:p>-197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-337" calcext:value-type="float">
            <text:p>-337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-97" calcext:value-type="float">
            <text:p>-97</text:p>
          </table:table-cell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10"/>
        </table:table-row>
        <table:table-row table:style-name="ro1">
          <table:table-cell office:value-type="float" office:value="-232" calcext:value-type="float">
            <text:p>-232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-314" calcext:value-type="float">
            <text:p>-314</text:p>
          </table:table-cell>
          <table:table-cell table:number-columns-repeated="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10"/>
        </table:table-row>
        <table:table-row table:style-name="ro1">
          <table:table-cell office:value-type="float" office:value="-267" calcext:value-type="float">
            <text:p>-26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-227" calcext:value-type="float">
            <text:p>-227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10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float" office:value="-197" calcext:value-type="float">
            <text:p>-197</text:p>
          </table:table-cell>
          <table:table-cell table:number-columns-repeated="10"/>
        </table:table-row>
        <table:table-row table:style-name="ro1">
          <table:table-cell office:value-type="float" office:value="-155" calcext:value-type="float">
            <text:p>-155</text:p>
          </table:table-cell>
          <table:table-cell table:number-columns-repeated="10"/>
        </table:table-row>
        <table:table-row table:style-name="ro1">
          <table:table-cell office:value-type="float" office:value="-238" calcext:value-type="float">
            <text:p>-238</text:p>
          </table:table-cell>
          <table:table-cell table:number-columns-repeated="10"/>
        </table:table-row>
        <table:table-row table:style-name="ro1">
          <table:table-cell office:value-type="float" office:value="-321" calcext:value-type="float">
            <text:p>-321</text:p>
          </table:table-cell>
          <table:table-cell table:number-columns-repeated="10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-182" calcext:value-type="float">
            <text:p>-182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-538" calcext:value-type="float">
            <text:p>-538</text:p>
          </table:table-cell>
          <table:table-cell table:number-columns-repeated="10"/>
        </table:table-row>
        <table:table-row table:style-name="ro1">
          <table:table-cell office:value-type="float" office:value="-157" calcext:value-type="float">
            <text:p>-157</text:p>
          </table:table-cell>
          <table:table-cell table:number-columns-repeated="10"/>
        </table:table-row>
        <table:table-row table:style-name="ro1">
          <table:table-cell office:value-type="float" office:value="-263" calcext:value-type="float">
            <text:p>-263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-213" calcext:value-type="float">
            <text:p>-213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206" calcext:value-type="float">
            <text:p>-206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-171" calcext:value-type="float">
            <text:p>-171</text:p>
          </table:table-cell>
          <table:table-cell table:number-columns-repeated="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10"/>
        </table:table-row>
        <table:table-row table:style-name="ro1">
          <table:table-cell office:value-type="float" office:value="-381" calcext:value-type="float">
            <text:p>-381</text:p>
          </table:table-cell>
          <table:table-cell table:number-columns-repeated="10"/>
        </table:table-row>
        <table:table-row table:style-name="ro1">
          <table:table-cell office:value-type="float" office:value="-213" calcext:value-type="float">
            <text:p>-213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-247" calcext:value-type="float">
            <text:p>-247</text:p>
          </table:table-cell>
          <table:table-cell table:number-columns-repeated="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10"/>
        </table:table-row>
        <table:table-row table:style-name="ro1">
          <table:table-cell office:value-type="float" office:value="-234" calcext:value-type="float">
            <text:p>-234</text:p>
          </table:table-cell>
          <table:table-cell table:number-columns-repeated="10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number-columns-repeated="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-359" calcext:value-type="float">
            <text:p>-359</text:p>
          </table:table-cell>
          <table:table-cell table:number-columns-repeated="10"/>
        </table:table-row>
        <table:table-row table:style-name="ro1">
          <table:table-cell office:value-type="float" office:value="-359" calcext:value-type="float">
            <text:p>-359</text:p>
          </table:table-cell>
          <table:table-cell table:number-columns-repeated="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10"/>
        </table:table-row>
        <table:table-row table:style-name="ro1">
          <table:table-cell office:value-type="float" office:value="-74" calcext:value-type="float">
            <text:p>-74</text:p>
          </table:table-cell>
          <table:table-cell table:number-columns-repeated="10"/>
        </table:table-row>
        <table:table-row table:style-name="ro1">
          <table:table-cell office:value-type="float" office:value="-237" calcext:value-type="float">
            <text:p>-237</text:p>
          </table:table-cell>
          <table:table-cell table:number-columns-repeated="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10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office:value-type="float" office:value="-400" calcext:value-type="float">
            <text:p>-400</text:p>
          </table:table-cell>
          <table:table-cell table:number-columns-repeated="10"/>
        </table:table-row>
        <table:table-row table:style-name="ro1">
          <table:table-cell office:value-type="float" office:value="-163" calcext:value-type="float">
            <text:p>-163</text:p>
          </table:table-cell>
          <table:table-cell table:number-columns-repeated="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10"/>
        </table:table-row>
        <table:table-row table:style-name="ro1">
          <table:table-cell office:value-type="float" office:value="-296" calcext:value-type="float">
            <text:p>-296</text:p>
          </table:table-cell>
          <table:table-cell table:number-columns-repeated="10"/>
        </table:table-row>
        <table:table-row table:style-name="ro1">
          <table:table-cell office:value-type="float" office:value="-158" calcext:value-type="float">
            <text:p>-158</text:p>
          </table:table-cell>
          <table:table-cell table:number-columns-repeated="10"/>
        </table:table-row>
        <table:table-row table:style-name="ro1">
          <table:table-cell office:value-type="float" office:value="-260" calcext:value-type="float">
            <text:p>-260</text:p>
          </table:table-cell>
          <table:table-cell table:number-columns-repeated="10"/>
        </table:table-row>
        <table:table-row table:style-name="ro1">
          <table:table-cell office:value-type="float" office:value="-159" calcext:value-type="float">
            <text:p>-159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-286" calcext:value-type="float">
            <text:p>-286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-305" calcext:value-type="float">
            <text:p>-305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-346" calcext:value-type="float">
            <text:p>-346</text:p>
          </table:table-cell>
          <table:table-cell table:number-columns-repeated="10"/>
        </table:table-row>
        <table:table-row table:style-name="ro1">
          <table:table-cell office:value-type="float" office:value="-324" calcext:value-type="float">
            <text:p>-324</text:p>
          </table:table-cell>
          <table:table-cell table:number-columns-repeated="10"/>
        </table:table-row>
        <table:table-row table:style-name="ro1">
          <table:table-cell office:value-type="float" office:value="-343" calcext:value-type="float">
            <text:p>-343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10"/>
        </table:table-row>
        <table:table-row table:style-name="ro1">
          <table:table-cell office:value-type="float" office:value="-74" calcext:value-type="float">
            <text:p>-7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-342" calcext:value-type="float">
            <text:p>-342</text:p>
          </table:table-cell>
          <table:table-cell table:number-columns-repeated="10"/>
        </table:table-row>
        <table:table-row table:style-name="ro1">
          <table:table-cell office:value-type="float" office:value="-327" calcext:value-type="float">
            <text:p>-327</text:p>
          </table:table-cell>
          <table:table-cell table:number-columns-repeated="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-317" calcext:value-type="float">
            <text:p>-317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-214" calcext:value-type="float">
            <text:p>-214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number-columns-repeated="10"/>
        </table:table-row>
        <table:table-row table:style-name="ro1">
          <table:table-cell office:value-type="float" office:value="-279" calcext:value-type="float">
            <text:p>-279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258" calcext:value-type="float">
            <text:p>-258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number-columns-repeated="10"/>
        </table:table-row>
        <table:table-row table:style-name="ro1">
          <table:table-cell office:value-type="float" office:value="-315" calcext:value-type="float">
            <text:p>-315</text:p>
          </table:table-cell>
          <table:table-cell table:number-columns-repeated="10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office:value-type="float" office:value="-181" calcext:value-type="float">
            <text:p>-181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-161" calcext:value-type="float">
            <text:p>-161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-197" calcext:value-type="float">
            <text:p>-197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-230" calcext:value-type="float">
            <text:p>-230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office:value-type="float" office:value="-525" calcext:value-type="float">
            <text:p>-525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-152" calcext:value-type="float">
            <text:p>-152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number-columns-repeated="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office:value-type="float" office:value="-95" calcext:value-type="float">
            <text:p>-95</text:p>
          </table:table-cell>
          <table:table-cell table:number-columns-repeated="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10"/>
        </table:table-row>
        <table:table-row table:style-name="ro1">
          <table:table-cell office:value-type="float" office:value="-273" calcext:value-type="float">
            <text:p>-273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10"/>
        </table:table-row>
        <table:table-row table:style-name="ro1">
          <table:table-cell office:value-type="float" office:value="-224" calcext:value-type="float">
            <text:p>-224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number-columns-repeated="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-178" calcext:value-type="float">
            <text:p>-17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-265" calcext:value-type="float">
            <text:p>-26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number-columns-repeated="10"/>
        </table:table-row>
        <table:table-row table:style-name="ro1">
          <table:table-cell office:value-type="float" office:value="-152" calcext:value-type="float">
            <text:p>-152</text:p>
          </table:table-cell>
          <table:table-cell table:number-columns-repeated="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10"/>
        </table:table-row>
        <table:table-row table:style-name="ro1">
          <table:table-cell office:value-type="float" office:value="-201" calcext:value-type="float">
            <text:p>-201</text:p>
          </table:table-cell>
          <table:table-cell table:number-columns-repeated="10"/>
        </table:table-row>
        <table:table-row table:style-name="ro1">
          <table:table-cell office:value-type="float" office:value="-298" calcext:value-type="float">
            <text:p>-298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number-columns-repeated="10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number-columns-repeated="10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number-columns-repeated="10"/>
        </table:table-row>
        <table:table-row table:style-name="ro1">
          <table:table-cell office:value-type="float" office:value="-188" calcext:value-type="float">
            <text:p>-188</text:p>
          </table:table-cell>
          <table:table-cell table:number-columns-repeated="10"/>
        </table:table-row>
        <table:table-row table:style-name="ro1">
          <table:table-cell office:value-type="float" office:value="-176" calcext:value-type="float">
            <text:p>-176</text:p>
          </table:table-cell>
          <table:table-cell table:number-columns-repeated="10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-325" calcext:value-type="float">
            <text:p>-325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-195" calcext:value-type="float">
            <text:p>-195</text:p>
          </table:table-cell>
          <table:table-cell table:number-columns-repeated="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10"/>
        </table:table-row>
        <table:table-row table:style-name="ro1">
          <table:table-cell office:value-type="float" office:value="-151" calcext:value-type="float">
            <text:p>-151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-256" calcext:value-type="float">
            <text:p>-256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number-columns-repeated="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-390" calcext:value-type="float">
            <text:p>-390</text:p>
          </table:table-cell>
          <table:table-cell table:number-columns-repeated="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number-columns-repeated="10"/>
        </table:table-row>
        <table:table-row table:style-name="ro1">
          <table:table-cell office:value-type="float" office:value="-313" calcext:value-type="float">
            <text:p>-313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number-columns-repeated="10"/>
        </table:table-row>
        <table:table-row table:style-name="ro1">
          <table:table-cell office:value-type="float" office:value="-219" calcext:value-type="float">
            <text:p>-219</text:p>
          </table:table-cell>
          <table:table-cell table:number-columns-repeated="10"/>
        </table:table-row>
        <table:table-row table:style-name="ro1">
          <table:table-cell office:value-type="float" office:value="-243" calcext:value-type="float">
            <text:p>-243</text:p>
          </table:table-cell>
          <table:table-cell table:number-columns-repeated="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10"/>
        </table:table-row>
        <table:table-row table:style-name="ro1">
          <table:table-cell office:value-type="float" office:value="-329" calcext:value-type="float">
            <text:p>-329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-226" calcext:value-type="float">
            <text:p>-226</text:p>
          </table:table-cell>
          <table:table-cell table:number-columns-repeated="10"/>
        </table:table-row>
        <table:table-row table:style-name="ro1">
          <table:table-cell office:value-type="float" office:value="-339" calcext:value-type="float">
            <text:p>-339</text:p>
          </table:table-cell>
          <table:table-cell table:number-columns-repeated="10"/>
        </table:table-row>
        <table:table-row table:style-name="ro1">
          <table:table-cell office:value-type="float" office:value="-184" calcext:value-type="float">
            <text:p>-184</text:p>
          </table:table-cell>
          <table:table-cell table:number-columns-repeated="10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number-columns-repeated="10"/>
        </table:table-row>
        <table:table-row table:style-name="ro1">
          <table:table-cell office:value-type="float" office:value="-152" calcext:value-type="float">
            <text:p>-152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-348" calcext:value-type="float">
            <text:p>-348</text:p>
          </table:table-cell>
          <table:table-cell table:number-columns-repeated="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number-columns-repeated="10"/>
        </table:table-row>
        <table:table-row table:style-name="ro1">
          <table:table-cell office:value-type="float" office:value="-207" calcext:value-type="float">
            <text:p>-207</text:p>
          </table:table-cell>
          <table:table-cell table:number-columns-repeated="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10"/>
        </table:table-row>
        <table:table-row table:style-name="ro1">
          <table:table-cell office:value-type="float" office:value="-338" calcext:value-type="float">
            <text:p>-338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number-columns-repeated="10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-306" calcext:value-type="float">
            <text:p>-306</text:p>
          </table:table-cell>
          <table:table-cell table:number-columns-repeated="10"/>
        </table:table-row>
        <table:table-row table:style-name="ro1">
          <table:table-cell office:value-type="float" office:value="-179" calcext:value-type="float">
            <text:p>-179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-161" calcext:value-type="float">
            <text:p>-161</text:p>
          </table:table-cell>
          <table:table-cell table:number-columns-repeated="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242" calcext:value-type="float">
            <text:p>-242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-96" calcext:value-type="float">
            <text:p>-96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-99" calcext:value-type="float">
            <text:p>-99</text:p>
          </table:table-cell>
          <table:table-cell table:number-columns-repeated="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-203" calcext:value-type="float">
            <text:p>-203</text:p>
          </table:table-cell>
          <table:table-cell table:number-columns-repeated="10"/>
        </table:table-row>
        <table:table-row table:style-name="ro1">
          <table:table-cell office:value-type="float" office:value="-28" calcext:value-type="float">
            <text:p>-28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10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-457" calcext:value-type="float">
            <text:p>-457</text:p>
          </table:table-cell>
          <table:table-cell table:number-columns-repeated="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-328" calcext:value-type="float">
            <text:p>-3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number-columns-repeated="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number-columns-repeated="10"/>
        </table:table-row>
        <table:table-row table:style-name="ro1">
          <table:table-cell office:value-type="float" office:value="-486" calcext:value-type="float">
            <text:p>-48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202" calcext:value-type="float">
            <text:p>-202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10"/>
        </table:table-row>
        <table:table-row table:style-name="ro1">
          <table:table-cell office:value-type="float" office:value="-227" calcext:value-type="float">
            <text:p>-227</text:p>
          </table:table-cell>
          <table:table-cell table:number-columns-repeated="10"/>
        </table:table-row>
        <table:table-row table:style-name="ro1">
          <table:table-cell office:value-type="float" office:value="-193" calcext:value-type="float">
            <text:p>-193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-390" calcext:value-type="float">
            <text:p>-390</text:p>
          </table:table-cell>
          <table:table-cell table:number-columns-repeated="10"/>
        </table:table-row>
        <table:table-row table:style-name="ro1">
          <table:table-cell office:value-type="float" office:value="-219" calcext:value-type="float">
            <text:p>-219</text:p>
          </table:table-cell>
          <table:table-cell table:number-columns-repeated="10"/>
        </table:table-row>
        <table:table-row table:style-name="ro1">
          <table:table-cell office:value-type="float" office:value="-258" calcext:value-type="float">
            <text:p>-258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-442" calcext:value-type="float">
            <text:p>-442</text:p>
          </table:table-cell>
          <table:table-cell table:number-columns-repeated="10"/>
        </table:table-row>
        <table:table-row table:style-name="ro1">
          <table:table-cell office:value-type="float" office:value="-199" calcext:value-type="float">
            <text:p>-199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-28" calcext:value-type="float">
            <text:p>-28</text:p>
          </table:table-cell>
          <table:table-cell table:number-columns-repeated="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number-columns-repeated="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-368" calcext:value-type="float">
            <text:p>-36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-279" calcext:value-type="float">
            <text:p>-279</text:p>
          </table:table-cell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number-columns-repeated="10"/>
        </table:table-row>
        <table:table-row table:style-name="ro1">
          <table:table-cell office:value-type="float" office:value="-163" calcext:value-type="float">
            <text:p>-163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-217" calcext:value-type="float">
            <text:p>-217</text:p>
          </table:table-cell>
          <table:table-cell table:number-columns-repeated="10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-169" calcext:value-type="float">
            <text:p>-169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-75" calcext:value-type="float">
            <text:p>-75</text:p>
          </table:table-cell>
          <table:table-cell table:number-columns-repeated="10"/>
        </table:table-row>
        <table:table-row table:style-name="ro1">
          <table:table-cell office:value-type="float" office:value="-444" calcext:value-type="float">
            <text:p>-444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-257" calcext:value-type="float">
            <text:p>-257</text:p>
          </table:table-cell>
          <table:table-cell table:number-columns-repeated="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number-columns-repeated="10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-305" calcext:value-type="float">
            <text:p>-305</text:p>
          </table:table-cell>
          <table:table-cell table:number-columns-repeated="10"/>
        </table:table-row>
        <table:table-row table:style-name="ro1">
          <table:table-cell office:value-type="float" office:value="-219" calcext:value-type="float">
            <text:p>-219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-168" calcext:value-type="float">
            <text:p>-168</text:p>
          </table:table-cell>
          <table:table-cell table:number-columns-repeated="10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"/>
        </table:table-row>
        <table:table-row table:style-name="ro1">
          <table:table-cell office:value-type="float" office:value="-171" calcext:value-type="float">
            <text:p>-171</text:p>
          </table:table-cell>
          <table:table-cell table:number-columns-repeated="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-179" calcext:value-type="float">
            <text:p>-17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-348" calcext:value-type="float">
            <text:p>-34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-528" calcext:value-type="float">
            <text:p>-528</text:p>
          </table:table-cell>
          <table:table-cell table:number-columns-repeated="10"/>
        </table:table-row>
        <table:table-row table:style-name="ro1">
          <table:table-cell office:value-type="float" office:value="-163" calcext:value-type="float">
            <text:p>-163</text:p>
          </table:table-cell>
          <table:table-cell table:number-columns-repeated="10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number-columns-repeated="10"/>
        </table:table-row>
        <table:table-row table:style-name="ro1">
          <table:table-cell office:value-type="float" office:value="-241" calcext:value-type="float">
            <text:p>-241</text:p>
          </table:table-cell>
          <table:table-cell table:number-columns-repeated="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number-columns-repeated="10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number-columns-repeated="10"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10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-344" calcext:value-type="float">
            <text:p>-344</text:p>
          </table:table-cell>
          <table:table-cell table:number-columns-repeated="10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0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number-columns-repeated="10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number-columns-repeated="10"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number-columns-repeated="10"/>
        </table:table-row>
        <table:table-row table:style-name="ro1">
          <table:table-cell office:value-type="float" office:value="-173" calcext:value-type="float">
            <text:p>-173</text:p>
          </table:table-cell>
          <table:table-cell table:number-columns-repeated="10"/>
        </table:table-row>
        <table:table-row table:style-name="ro1">
          <table:table-cell office:value-type="float" office:value="-177" calcext:value-type="float">
            <text:p>-177</text:p>
          </table:table-cell>
          <table:table-cell table:number-columns-repeated="10"/>
        </table:table-row>
        <table:table-row table:style-name="ro1">
          <table:table-cell office:value-type="float" office:value="-414" calcext:value-type="float">
            <text:p>-414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office:value-type="float" office:value="-208" calcext:value-type="float">
            <text:p>-208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-251" calcext:value-type="float">
            <text:p>-251</text:p>
          </table:table-cell>
          <table:table-cell table:number-columns-repeated="10"/>
        </table:table-row>
        <table:table-row table:style-name="ro1">
          <table:table-cell office:value-type="float" office:value="-496" calcext:value-type="float">
            <text:p>-496</text:p>
          </table:table-cell>
          <table:table-cell table:number-columns-repeated="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10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-218" calcext:value-type="float">
            <text:p>-21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-262" calcext:value-type="float">
            <text:p>-262</text:p>
          </table:table-cell>
          <table:table-cell table:number-columns-repeated="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number-columns-repeated="10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-446" calcext:value-type="float">
            <text:p>-446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-179" calcext:value-type="float">
            <text:p>-179</text:p>
          </table:table-cell>
          <table:table-cell table:number-columns-repeated="10"/>
        </table:table-row>
        <table:table-row table:style-name="ro1">
          <table:table-cell office:value-type="float" office:value="-91" calcext:value-type="float">
            <text:p>-91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-502" calcext:value-type="float">
            <text:p>-502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number-columns-repeated="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number-columns-repeated="10"/>
        </table:table-row>
        <table:table-row table:style-name="ro1">
          <table:table-cell office:value-type="float" office:value="-268" calcext:value-type="float">
            <text:p>-268</text:p>
          </table:table-cell>
          <table:table-cell table:number-columns-repeated="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10"/>
        </table:table-row>
        <table:table-row table:style-name="ro1">
          <table:table-cell office:value-type="float" office:value="-164" calcext:value-type="float">
            <text:p>-164</text:p>
          </table:table-cell>
          <table:table-cell table:number-columns-repeated="10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number-columns-repeated="10"/>
        </table:table-row>
        <table:table-row table:style-name="ro1">
          <table:table-cell office:value-type="float" office:value="-164" calcext:value-type="float">
            <text:p>-164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-289" calcext:value-type="float">
            <text:p>-289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office:value-type="float" office:value="-199" calcext:value-type="float">
            <text:p>-199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-335" calcext:value-type="float">
            <text:p>-335</text:p>
          </table:table-cell>
          <table:table-cell table:number-columns-repeated="10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0"/>
        </table:table-row>
        <table:table-row table:style-name="ro1">
          <table:table-cell office:value-type="float" office:value="-262" calcext:value-type="float">
            <text:p>-262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-272" calcext:value-type="float">
            <text:p>-27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-344" calcext:value-type="float">
            <text:p>-34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-448" calcext:value-type="float">
            <text:p>-44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-322" calcext:value-type="float">
            <text:p>-322</text:p>
          </table:table-cell>
          <table:table-cell table:number-columns-repeated="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number-columns-repeated="10"/>
        </table:table-row>
        <table:table-row table:style-name="ro1">
          <table:table-cell office:value-type="float" office:value="-170" calcext:value-type="float">
            <text:p>-170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0"/>
        </table:table-row>
        <table:table-row table:style-name="ro1">
          <table:table-cell office:value-type="float" office:value="-167" calcext:value-type="float">
            <text:p>-16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-165" calcext:value-type="float">
            <text:p>-16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-177" calcext:value-type="float">
            <text:p>-177</text:p>
          </table:table-cell>
          <table:table-cell table:number-columns-repeated="10"/>
        </table:table-row>
        <table:table-row table:style-name="ro1">
          <table:table-cell office:value-type="float" office:value="-217" calcext:value-type="float">
            <text:p>-217</text:p>
          </table:table-cell>
          <table:table-cell table:number-columns-repeated="10"/>
        </table:table-row>
        <table:table-row table:style-name="ro1">
          <table:table-cell office:value-type="float" office:value="-171" calcext:value-type="float">
            <text:p>-171</text:p>
          </table:table-cell>
          <table:table-cell table:number-columns-repeated="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number-columns-repeated="10"/>
        </table:table-row>
        <table:table-row table:style-name="ro1">
          <table:table-cell office:value-type="float" office:value="-323" calcext:value-type="float">
            <text:p>-32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number-columns-repeated="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-262" calcext:value-type="float">
            <text:p>-262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float" office:value="-324" calcext:value-type="float">
            <text:p>-324</text:p>
          </table:table-cell>
          <table:table-cell table:number-columns-repeated="10"/>
        </table:table-row>
        <table:table-row table:style-name="ro1">
          <table:table-cell office:value-type="float" office:value="-276" calcext:value-type="float">
            <text:p>-276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number-columns-repeated="10"/>
        </table:table-row>
        <table:table-row table:style-name="ro1">
          <table:table-cell office:value-type="float" office:value="-233" calcext:value-type="float">
            <text:p>-233</text:p>
          </table:table-cell>
          <table:table-cell table:number-columns-repeated="10"/>
        </table:table-row>
        <table:table-row table:style-name="ro1">
          <table:table-cell office:value-type="float" office:value="-230" calcext:value-type="float">
            <text:p>-230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-217" calcext:value-type="float">
            <text:p>-217</text:p>
          </table:table-cell>
          <table:table-cell table:number-columns-repeated="10"/>
        </table:table-row>
        <table:table-row table:style-name="ro1">
          <table:table-cell office:value-type="float" office:value="-238" calcext:value-type="float">
            <text:p>-238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-304" calcext:value-type="float">
            <text:p>-304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"/>
        </table:table-row>
        <table:table-row table:style-name="ro1">
          <table:table-cell office:value-type="float" office:value="-341" calcext:value-type="float">
            <text:p>-34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-251" calcext:value-type="float">
            <text:p>-251</text:p>
          </table:table-cell>
          <table:table-cell table:number-columns-repeated="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-272" calcext:value-type="float">
            <text:p>-272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-447" calcext:value-type="float">
            <text:p>-447</text:p>
          </table:table-cell>
          <table:table-cell table:number-columns-repeated="10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0"/>
        </table:table-row>
        <table:table-row table:style-name="ro1">
          <table:table-cell office:value-type="float" office:value="-293" calcext:value-type="float">
            <text:p>-293</text:p>
          </table:table-cell>
          <table:table-cell table:number-columns-repeated="10"/>
        </table:table-row>
        <table:table-row table:style-name="ro1">
          <table:table-cell office:value-type="float" office:value="-256" calcext:value-type="float">
            <text:p>-256</text:p>
          </table:table-cell>
          <table:table-cell table:number-columns-repeated="10"/>
        </table:table-row>
        <table:table-row table:style-name="ro1">
          <table:table-cell office:value-type="float" office:value="-232" calcext:value-type="float">
            <text:p>-232</text:p>
          </table:table-cell>
          <table:table-cell table:number-columns-repeated="10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-384" calcext:value-type="float">
            <text:p>-384</text:p>
          </table:table-cell>
          <table:table-cell table:number-columns-repeated="10"/>
        </table:table-row>
        <table:table-row table:style-name="ro1">
          <table:table-cell office:value-type="float" office:value="-372" calcext:value-type="float">
            <text:p>-37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-396" calcext:value-type="float">
            <text:p>-396</text:p>
          </table:table-cell>
          <table:table-cell table:number-columns-repeated="10"/>
        </table:table-row>
        <table:table-row table:style-name="ro1">
          <table:table-cell office:value-type="float" office:value="-161" calcext:value-type="float">
            <text:p>-161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-285" calcext:value-type="float">
            <text:p>-28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-74" calcext:value-type="float">
            <text:p>-74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office:value-type="float" office:value="-152" calcext:value-type="float">
            <text:p>-152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-178" calcext:value-type="float">
            <text:p>-17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-221" calcext:value-type="float">
            <text:p>-22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10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-204" calcext:value-type="float">
            <text:p>-20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10"/>
        </table:table-row>
        <table:table-row table:style-name="ro1">
          <table:table-cell office:value-type="float" office:value="-245" calcext:value-type="float">
            <text:p>-245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-498" calcext:value-type="float">
            <text:p>-498</text:p>
          </table:table-cell>
          <table:table-cell table:number-columns-repeated="10"/>
        </table:table-row>
        <table:table-row table:style-name="ro1">
          <table:table-cell office:value-type="float" office:value="-229" calcext:value-type="float">
            <text:p>-229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-188" calcext:value-type="float">
            <text:p>-188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number-columns-repeated="10"/>
        </table:table-row>
        <table:table-row table:style-name="ro1">
          <table:table-cell office:value-type="float" office:value="-290" calcext:value-type="float">
            <text:p>-29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-374" calcext:value-type="float">
            <text:p>-374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number-columns-repeated="10"/>
        </table:table-row>
        <table:table-row table:style-name="ro1">
          <table:table-cell office:value-type="float" office:value="-169" calcext:value-type="float">
            <text:p>-169</text:p>
          </table:table-cell>
          <table:table-cell table:number-columns-repeated="10"/>
        </table:table-row>
        <table:table-row table:style-name="ro1">
          <table:table-cell office:value-type="float" office:value="-165" calcext:value-type="float">
            <text:p>-165</text:p>
          </table:table-cell>
          <table:table-cell table:number-columns-repeated="10"/>
        </table:table-row>
        <table:table-row table:style-name="ro1">
          <table:table-cell office:value-type="float" office:value="-244" calcext:value-type="float">
            <text:p>-244</text:p>
          </table:table-cell>
          <table:table-cell table:number-columns-repeated="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10"/>
        </table:table-row>
        <table:table-row table:style-name="ro1">
          <table:table-cell office:value-type="float" office:value="-245" calcext:value-type="float">
            <text:p>-24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-284" calcext:value-type="float">
            <text:p>-284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191" calcext:value-type="float">
            <text:p>-19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10"/>
        </table:table-row>
        <table:table-row table:style-name="ro1">
          <table:table-cell office:value-type="float" office:value="-243" calcext:value-type="float">
            <text:p>-243</text:p>
          </table:table-cell>
          <table:table-cell table:number-columns-repeated="10"/>
        </table:table-row>
        <table:table-row table:style-name="ro1">
          <table:table-cell office:value-type="float" office:value="-332" calcext:value-type="float">
            <text:p>-332</text:p>
          </table:table-cell>
          <table:table-cell table:number-columns-repeated="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10"/>
        </table:table-row>
        <table:table-row table:style-name="ro1">
          <table:table-cell office:value-type="float" office:value="-283" calcext:value-type="float">
            <text:p>-283</text:p>
          </table:table-cell>
          <table:table-cell table:number-columns-repeated="10"/>
        </table:table-row>
        <table:table-row table:style-name="ro1">
          <table:table-cell office:value-type="float" office:value="-498" calcext:value-type="float">
            <text:p>-498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-151" calcext:value-type="float">
            <text:p>-15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-269" calcext:value-type="float">
            <text:p>-269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-237" calcext:value-type="float">
            <text:p>-237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-252" calcext:value-type="float">
            <text:p>-25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number-columns-repeated="10"/>
        </table:table-row>
        <table:table-row table:style-name="ro1">
          <table:table-cell office:value-type="float" office:value="-306" calcext:value-type="float">
            <text:p>-306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-475" calcext:value-type="float">
            <text:p>-475</text:p>
          </table:table-cell>
          <table:table-cell table:number-columns-repeated="10"/>
        </table:table-row>
        <table:table-row table:style-name="ro1">
          <table:table-cell office:value-type="float" office:value="-311" calcext:value-type="float">
            <text:p>-311</text:p>
          </table:table-cell>
          <table:table-cell table:number-columns-repeated="10"/>
        </table:table-row>
        <table:table-row table:style-name="ro1">
          <table:table-cell office:value-type="float" office:value="-214" calcext:value-type="float">
            <text:p>-214</text:p>
          </table:table-cell>
          <table:table-cell table:number-columns-repeated="10"/>
        </table:table-row>
        <table:table-row table:style-name="ro1">
          <table:table-cell office:value-type="float" office:value="-497" calcext:value-type="float">
            <text:p>-497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number-columns-repeated="10"/>
        </table:table-row>
        <table:table-row table:style-name="ro1">
          <table:table-cell office:value-type="float" office:value="-267" calcext:value-type="float">
            <text:p>-26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number-columns-repeated="10"/>
        </table:table-row>
        <table:table-row table:style-name="ro1">
          <table:table-cell office:value-type="float" office:value="-264" calcext:value-type="float">
            <text:p>-26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-322" calcext:value-type="float">
            <text:p>-322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0"/>
        </table:table-row>
        <table:table-row table:style-name="ro1">
          <table:table-cell office:value-type="float" office:value="-28" calcext:value-type="float">
            <text:p>-28</text:p>
          </table:table-cell>
          <table:table-cell table:number-columns-repeated="10"/>
        </table:table-row>
        <table:table-row table:style-name="ro1">
          <table:table-cell office:value-type="float" office:value="-213" calcext:value-type="float">
            <text:p>-21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number-columns-repeated="10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number-columns-repeated="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office:value-type="float" office:value="-417" calcext:value-type="float">
            <text:p>-417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-190" calcext:value-type="float">
            <text:p>-190</text:p>
          </table:table-cell>
          <table:table-cell table:number-columns-repeated="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 office:value-type="float" office:value="-441" calcext:value-type="float">
            <text:p>-441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-202" calcext:value-type="float">
            <text:p>-202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-318" calcext:value-type="float">
            <text:p>-318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-386" calcext:value-type="float">
            <text:p>-38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-207" calcext:value-type="float">
            <text:p>-20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10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-285" calcext:value-type="float">
            <text:p>-285</text:p>
          </table:table-cell>
          <table:table-cell table:number-columns-repeated="10"/>
        </table:table-row>
        <table:table-row table:style-name="ro1">
          <table:table-cell office:value-type="float" office:value="-253" calcext:value-type="float">
            <text:p>-253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number-columns-repeated="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-208" calcext:value-type="float">
            <text:p>-208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"/>
        </table:table-row>
        <table:table-row table:style-name="ro1">
          <table:table-cell office:value-type="float" office:value="-379" calcext:value-type="float">
            <text:p>-379</text:p>
          </table:table-cell>
          <table:table-cell table:number-columns-repeated="10"/>
        </table:table-row>
        <table:table-row table:style-name="ro1">
          <table:table-cell office:value-type="float" office:value="-244" calcext:value-type="float">
            <text:p>-244</text:p>
          </table:table-cell>
          <table:table-cell table:number-columns-repeated="10"/>
        </table:table-row>
        <table:table-row table:style-name="ro1">
          <table:table-cell office:value-type="float" office:value="-175" calcext:value-type="float">
            <text:p>-17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-158" calcext:value-type="float">
            <text:p>-158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float" office:value="-176" calcext:value-type="float">
            <text:p>-176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number-columns-repeated="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number-columns-repeated="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-262" calcext:value-type="float">
            <text:p>-26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10"/>
        </table:table-row>
        <table:table-row table:style-name="ro1">
          <table:table-cell office:value-type="float" office:value="-172" calcext:value-type="float">
            <text:p>-172</text:p>
          </table:table-cell>
          <table:table-cell table:number-columns-repeated="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10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10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float" office:value="-296" calcext:value-type="float">
            <text:p>-296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-387" calcext:value-type="float">
            <text:p>-387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-197" calcext:value-type="float">
            <text:p>-197</text:p>
          </table:table-cell>
          <table:table-cell table:number-columns-repeated="10"/>
        </table:table-row>
        <table:table-row table:style-name="ro1">
          <table:table-cell office:value-type="float" office:value="-365" calcext:value-type="float">
            <text:p>-36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number-columns-repeated="10"/>
        </table:table-row>
        <table:table-row table:style-name="ro1">
          <table:table-cell office:value-type="float" office:value="-177" calcext:value-type="float">
            <text:p>-177</text:p>
          </table:table-cell>
          <table:table-cell table:number-columns-repeated="10"/>
        </table:table-row>
        <table:table-row table:style-name="ro1">
          <table:table-cell office:value-type="float" office:value="-340" calcext:value-type="float">
            <text:p>-34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number-columns-repeated="10"/>
        </table:table-row>
        <table:table-row table:style-name="ro1">
          <table:table-cell office:value-type="float" office:value="-218" calcext:value-type="float">
            <text:p>-218</text:p>
          </table:table-cell>
          <table:table-cell table:number-columns-repeated="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0"/>
        </table:table-row>
        <table:table-row table:style-name="ro1">
          <table:table-cell office:value-type="float" office:value="-167" calcext:value-type="float">
            <text:p>-167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-270" calcext:value-type="float">
            <text:p>-270</text:p>
          </table:table-cell>
          <table:table-cell table:number-columns-repeated="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-384" calcext:value-type="float">
            <text:p>-384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-684" calcext:value-type="float">
            <text:p>-684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-324" calcext:value-type="float">
            <text:p>-324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number-columns-repeated="10"/>
        </table:table-row>
        <table:table-row table:style-name="ro1">
          <table:table-cell office:value-type="float" office:value="-301" calcext:value-type="float">
            <text:p>-30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-187" calcext:value-type="float">
            <text:p>-18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-299" calcext:value-type="float">
            <text:p>-299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-202" calcext:value-type="float">
            <text:p>-202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-181" calcext:value-type="float">
            <text:p>-181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-155" calcext:value-type="float">
            <text:p>-155</text:p>
          </table:table-cell>
          <table:table-cell table:number-columns-repeated="10"/>
        </table:table-row>
        <table:table-row table:style-name="ro1">
          <table:table-cell office:value-type="float" office:value="-435" calcext:value-type="float">
            <text:p>-435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number-columns-repeated="10"/>
        </table:table-row>
        <table:table-row table:style-name="ro1">
          <table:table-cell office:value-type="float" office:value="-187" calcext:value-type="float">
            <text:p>-18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-212" calcext:value-type="float">
            <text:p>-212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-96" calcext:value-type="float">
            <text:p>-96</text:p>
          </table:table-cell>
          <table:table-cell table:number-columns-repeated="10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0"/>
        </table:table-row>
        <table:table-row table:style-name="ro1">
          <table:table-cell office:value-type="float" office:value="-268" calcext:value-type="float">
            <text:p>-268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-357" calcext:value-type="float">
            <text:p>-35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0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-324" calcext:value-type="float">
            <text:p>-324</text:p>
          </table:table-cell>
          <table:table-cell table:number-columns-repeated="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office:value-type="float" office:value="-221" calcext:value-type="float">
            <text:p>-221</text:p>
          </table:table-cell>
          <table:table-cell table:number-columns-repeated="10"/>
        </table:table-row>
        <table:table-row table:style-name="ro1">
          <table:table-cell office:value-type="float" office:value="-251" calcext:value-type="float">
            <text:p>-251</text:p>
          </table:table-cell>
          <table:table-cell table:number-columns-repeated="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number-columns-repeated="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number-columns-repeated="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10"/>
        </table:table-row>
        <table:table-row table:style-name="ro1">
          <table:table-cell office:value-type="float" office:value="-306" calcext:value-type="float">
            <text:p>-306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-589" calcext:value-type="float">
            <text:p>-589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10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-322" calcext:value-type="float">
            <text:p>-322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-168" calcext:value-type="float">
            <text:p>-168</text:p>
          </table:table-cell>
          <table:table-cell table:number-columns-repeated="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10"/>
        </table:table-row>
        <table:table-row table:style-name="ro1">
          <table:table-cell office:value-type="float" office:value="-388" calcext:value-type="float">
            <text:p>-388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-362" calcext:value-type="float">
            <text:p>-362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-236" calcext:value-type="float">
            <text:p>-236</text:p>
          </table:table-cell>
          <table:table-cell table:number-columns-repeated="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267" calcext:value-type="float">
            <text:p>-267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-307" calcext:value-type="float">
            <text:p>-307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10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10"/>
        </table:table-row>
        <table:table-row table:style-name="ro1">
          <table:table-cell office:value-type="float" office:value="-520" calcext:value-type="float">
            <text:p>-520</text:p>
          </table:table-cell>
          <table:table-cell table:number-columns-repeated="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modulo.A1:modulo.H200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3:02:48.532648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cell-count="86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2.3cm" xlink:href=".." xlink:type="simple" chart:class="chart:bar" chart:style-name="ch1">
        <chart:legend chart:legend-position="end" svg:x="14.29cm" svg:y="5.851cm" style:legend-expansion="high" chart:style-name="ch2"/>
        <chart:plot-area chart:style-name="ch3" table:cell-range-address="gaussians.D2:gaussians.E73 gaussians.E1:gaussians.E1" chart:data-source-has-labels="both" svg:x="0.552cm" svg:y="0.317cm" svg:width="13.279cm" svg:height="9.718cm">
          <chartooo:coordinate-region svg:x="1.359cm" svg:y="0.516cm" svg:width="12.472cm" svg:height="8.389cm"/>
          <chart:axis chart:dimension="x" chart:name="primary-x" chart:style-name="ch4" chartooo:axis-type="auto">
            <chartooo:date-scale/>
            <chart:categories table:cell-range-address="gaussians.D2:gaussians.D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ussians.E2:gaussians.E73" chart:label-cell-address="gaussians.E1:gaussians.E1" chart:class="chart:bar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gaussians.E1:gaussians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aussians.D2:gaussians.D73</svg:desc>
                </draw:g>
              </table:table-cell>
              <table:table-cell office:value-type="float" office:value="0">
                <text:p>0</text:p>
                <draw:g>
                  <svg:desc>gaussians.E2:gaussians.E73</svg:desc>
                </draw:g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-0">
                <text:p>-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-150">
                <text:p>-1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-250">
                <text:p>-2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-350">
                <text:p>-3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-450">
                <text:p>-4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550">
                <text:p>-5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0">
                <text:p>-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750">
                <text:p>-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50">
                <text:p>-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50">
                <text:p>-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2.304cm" xlink:href=".." xlink:type="simple" chart:class="chart:bar" chart:style-name="ch1">
        <chart:legend chart:legend-position="end" svg:x="14.29cm" svg:y="5.853cm" style:legend-expansion="high" chart:style-name="ch2"/>
        <chart:plot-area chart:style-name="ch3" table:cell-range-address="uniforms.D2:uniforms.E34 uniforms.E1:uniforms.E1" chart:data-source-has-labels="both" svg:x="0.524cm" svg:y="0.237cm" svg:width="13.278cm" svg:height="9.775cm">
          <chartooo:coordinate-region svg:x="1.331cm" svg:y="0.436cm" svg:width="12.471cm" svg:height="8.391cm"/>
          <chart:axis chart:dimension="x" chart:name="primary-x" chart:style-name="ch4" chartooo:axis-type="auto">
            <chartooo:date-scale/>
            <chart:categories table:cell-range-address="uniforms.D2:uniforms.D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orms.E2:uniforms.E34" chart:label-cell-address="uniforms.E1:uniforms.E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uniforms.E1:uniforms.E1</svg:desc>
                </draw:g>
              </table:table-cell>
            </table:table-row>
          </table:table-header-rows>
          <table:table-rows>
            <table:table-row>
              <table:table-cell office:value-type="float" office:value="40000">
                <text:p>40000</text:p>
                <draw:g>
                  <svg:desc>uniforms.D2:uniforms.D34</svg:desc>
                </draw:g>
              </table:table-cell>
              <table:table-cell office:value-type="float" office:value="0">
                <text:p>0</text:p>
                <draw:g>
                  <svg:desc>uniforms.E2:uniforms.E34</svg:desc>
                </draw:g>
              </table:table-cell>
            </table:table-row>
            <table:table-row>
              <table:table-cell office:value-type="float" office:value="38750">
                <text:p>38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